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nsolas" svg:font-family="Consolas"/>
    <style:font-face style:name="Georgia" svg:font-family="Georgia"/>
    <style:font-face style:name="OpenSymbol" svg:font-family="OpenSymbol"/>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38"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39" style:family="paragraph" style:parent-style-name="Standard">
      <style:paragraph-properties fo:margin-left="0in" fo:margin-right="0in" fo:line-height="115%" fo:text-indent="0in" style:auto-text-indent="false" fo:break-before="auto" fo:break-after="auto" style:writing-mode="lr-tb"/>
    </style:style>
    <style:style style:name="P40" style:family="paragraph" style:parent-style-name="Standard">
      <style:paragraph-properties fo:margin-top="0in" fo:margin-bottom="0in" style:contextual-spacing="false" fo:line-height="115%" fo:break-before="auto" fo:break-after="auto" style:writing-mode="lr-tb"/>
    </style:style>
    <style:style style:name="P41" style:family="paragraph" style:parent-style-name="Standard">
      <style:paragraph-properties fo:margin-left="1.5in" fo:margin-right="0in" fo:line-height="115%" fo:text-indent="0in" style:auto-text-indent="false" fo:break-before="auto" fo:break-after="auto" style:writing-mode="lr-tb"/>
    </style:style>
    <style:style style:name="P42"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3"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4"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45" style:family="paragraph" style:parent-style-name="Standard">
      <style:paragraph-properties fo:margin-left="0.5in" fo:margin-right="0in" fo:line-height="115%" fo:text-indent="0in" style:auto-text-indent="false" fo:break-before="auto" fo:break-after="auto" style:writing-mode="lr-tb"/>
    </style:style>
    <style:style style:name="P46" style:family="paragraph" style:parent-style-name="Standard">
      <style:paragraph-properties fo:line-height="115%" fo:break-before="page" style:writing-mode="lr-tb"/>
    </style:style>
    <style:style style:name="P47"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48"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49" style:family="paragraph" style:parent-style-name="Standard">
      <style:paragraph-properties fo:margin-top="0in" fo:margin-bottom="0.028in" style:contextual-spacing="false" fo:line-height="115%" fo:break-before="auto" fo:break-after="auto" style:writing-mode="lr-tb"/>
    </style:style>
    <style:style style:name="P50" style:family="paragraph" style:parent-style-name="Standard">
      <style:paragraph-properties fo:margin-left="0in" fo:margin-right="0in" fo:line-height="115%" fo:text-indent="0.5in" style:auto-text-indent="false" fo:break-before="auto" fo:break-after="auto" style:writing-mode="lr-tb"/>
    </style:style>
    <style:style style:name="P51"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2"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3"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4"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5"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6"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57"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58" style:family="paragraph" style:parent-style-name="Standard">
      <style:paragraph-properties fo:margin-left="0in" fo:margin-right="1in" fo:line-height="115%" fo:text-indent="0in" style:auto-text-indent="false" fo:break-before="auto" fo:break-after="auto" style:writing-mode="lr-tb"/>
    </style:style>
    <style:style style:name="P59" style:family="paragraph" style:parent-style-name="Standard">
      <style:paragraph-properties fo:margin-left="0in" fo:margin-right="1in" fo:line-height="100%" fo:text-indent="0in" style:auto-text-indent="false" fo:break-before="auto" fo:break-after="auto" style:writing-mode="lr-tb"/>
    </style:style>
    <style:style style:name="P60"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1"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2" style:family="paragraph" style:parent-style-name="Standard">
      <style:paragraph-properties fo:margin-left="0in" fo:margin-right="1in" fo:line-height="115%" fo:text-indent="0in" style:auto-text-indent="false" fo:break-before="page" style:writing-mode="lr-tb"/>
    </style:style>
    <style:style style:name="P63" style:family="paragraph" style:parent-style-name="Standard">
      <style:paragraph-properties fo:margin-left="0in" fo:margin-right="1in" fo:line-height="115%" fo:text-indent="0.5in" style:auto-text-indent="false" fo:break-before="auto" fo:break-after="auto" style:writing-mode="lr-tb"/>
    </style:style>
    <style:style style:name="P64" style:family="paragraph" style:parent-style-name="Standard">
      <style:paragraph-properties fo:margin-left="0.0693in" fo:margin-right="0in" fo:line-height="115%" fo:text-indent="0in" style:auto-text-indent="false" fo:break-before="auto" fo:break-after="auto" style:writing-mode="lr-tb"/>
    </style:style>
    <style:style style:name="P65" style:family="paragraph" style:parent-style-name="Standard">
      <style:paragraph-properties fo:margin-left="0in" fo:margin-right="0.1528in" fo:line-height="115%" fo:text-indent="0in" style:auto-text-indent="false" fo:break-before="auto" fo:break-after="auto" style:writing-mode="lr-tb"/>
    </style:style>
    <style:style style:name="P66" style:family="paragraph" style:parent-style-name="Standard">
      <style:paragraph-properties fo:margin-left="0.5in" fo:margin-right="0.1528in" fo:line-height="115%" fo:text-indent="0in" style:auto-text-indent="false" fo:break-before="auto" fo:break-after="auto" style:writing-mode="lr-tb"/>
    </style:style>
    <style:style style:name="P67" style:family="paragraph" style:parent-style-name="Heading_20_1">
      <style:paragraph-properties fo:line-height="115%" fo:break-before="auto" fo:break-after="auto" style:writing-mode="lr-tb"/>
    </style:style>
    <style:style style:name="P68" style:family="paragraph" style:parent-style-name="Heading_20_1">
      <style:paragraph-properties fo:line-height="115%" fo:break-before="page" style:writing-mode="lr-tb"/>
    </style:style>
    <style:style style:name="P69" style:family="paragraph" style:parent-style-name="Heading_20_1">
      <style:paragraph-properties fo:margin-top="0in" fo:margin-bottom="0.028in" style:contextual-spacing="false" fo:line-height="115%" fo:break-before="page" style:writing-mode="lr-tb"/>
    </style:style>
    <style:style style:name="P70" style:family="paragraph" style:parent-style-name="Heading_20_1">
      <style:paragraph-properties fo:margin-top="0in" fo:margin-bottom="0.028in" style:contextual-spacing="false" fo:line-height="115%" fo:break-before="auto" fo:break-after="auto" style:writing-mode="lr-tb"/>
    </style:style>
    <style:style style:name="P71" style:family="paragraph" style:parent-style-name="Heading_20_1">
      <style:paragraph-properties fo:margin-top="0.3335in" fo:margin-bottom="0.0835in" style:contextual-spacing="false" fo:line-height="115%" fo:break-before="page" style:writing-mode="lr-tb"/>
    </style:style>
    <style:style style:name="P72" style:family="paragraph" style:parent-style-name="Heading_20_1">
      <style:paragraph-properties fo:margin-top="0.3335in" fo:margin-bottom="0.0835in" style:contextual-spacing="false" fo:line-height="115%" fo:break-before="auto" fo:break-after="auto" style:writing-mode="lr-tb"/>
    </style:style>
    <style:style style:name="P73"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74"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75"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76"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77" style:family="paragraph" style:parent-style-name="Heading_20_1">
      <style:paragraph-properties fo:margin-left="0in" fo:margin-right="1in" fo:line-height="115%" fo:text-indent="0in" style:auto-text-indent="false" fo:break-before="page" style:writing-mode="lr-tb"/>
    </style:style>
    <style:style style:name="P78"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79" style:family="paragraph" style:parent-style-name="Heading_20_1">
      <style:paragraph-properties fo:margin-left="0in" fo:margin-right="1in" fo:line-height="115%" fo:text-indent="0in" style:auto-text-indent="false" fo:break-before="auto" fo:break-after="auto" style:writing-mode="lr-tb"/>
    </style:style>
    <style:style style:name="P80"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81" style:family="paragraph" style:parent-style-name="Heading_20_1">
      <style:paragraph-properties fo:margin-top="0.139in" fo:margin-bottom="0in" style:contextual-spacing="false" fo:line-height="115%" fo:break-before="page" style:writing-mode="lr-tb"/>
    </style:style>
    <style:style style:name="P82" style:family="paragraph" style:parent-style-name="Heading_20_1">
      <style:paragraph-properties fo:margin-top="0.139in" fo:margin-bottom="0in" style:contextual-spacing="false" fo:line-height="115%" fo:break-before="auto" fo:break-after="auto" style:writing-mode="lr-tb"/>
    </style:style>
    <style:style style:name="P83"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84" style:family="paragraph" style:parent-style-name="Heading_20_1">
      <style:paragraph-properties fo:margin-top="0.3335in" fo:margin-bottom="0in" style:contextual-spacing="false" fo:line-height="115%" fo:break-before="page" style:writing-mode="lr-tb"/>
    </style:style>
    <style:style style:name="P85" style:family="paragraph" style:parent-style-name="Standard" style:master-page-name="Standard">
      <style:paragraph-properties fo:line-height="115%" style:page-number="auto" fo:break-before="auto" fo:break-after="auto" style:writing-mode="lr-tb"/>
    </style:style>
    <style:style style:name="P8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0"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1"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2"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3"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4"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95"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9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7"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98"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99"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00"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01"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02"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03"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04"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05"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06"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07"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08"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09"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0"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1"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2"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3"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4"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5"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6"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7"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8"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19"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20"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21"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22"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23"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24"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25"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26"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27"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28"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29"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130"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131"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132" style:family="paragraph" style:parent-style-name="Standard" style:list-style-name="LS1">
      <style:paragraph-properties fo:margin-top="0in" fo:margin-bottom="0in" style:contextual-spacing="false" fo:line-height="115%" fo:break-before="auto" fo:break-after="auto" style:writing-mode="lr-tb"/>
    </style:style>
    <style:style style:name="P133" style:family="paragraph" style:parent-style-name="Standard" style:list-style-name="LS1">
      <style:paragraph-properties fo:margin-top="0in" fo:margin-bottom="0in" style:contextual-spacing="false" fo:line-height="115%" fo:break-before="auto" fo:break-after="auto" style:writing-mode="lr-tb"/>
      <style:text-properties officeooo:paragraph-rsid="001378ef"/>
    </style:style>
    <style:style style:name="P134" style:family="paragraph" style:parent-style-name="Standard" style:list-style-name="LS2">
      <style:paragraph-properties fo:margin-top="0in" fo:margin-bottom="0in" style:contextual-spacing="false" fo:line-height="115%" fo:break-before="auto" fo:break-after="auto" style:writing-mode="lr-tb"/>
    </style:style>
    <style:style style:name="P135" style:family="paragraph" style:parent-style-name="Standard" style:list-style-name="LS14">
      <style:paragraph-properties fo:margin-top="0in" fo:margin-bottom="0in" style:contextual-spacing="false" fo:line-height="115%" fo:break-before="auto" fo:break-after="auto" style:writing-mode="lr-tb"/>
    </style:style>
    <style:style style:name="P136" style:family="paragraph" style:parent-style-name="Standard" style:list-style-name="LS31">
      <style:paragraph-properties fo:margin-top="0in" fo:margin-bottom="0in" style:contextual-spacing="false" fo:line-height="115%" fo:break-before="auto" fo:break-after="auto" style:writing-mode="lr-tb"/>
    </style:style>
    <style:style style:name="P137" style:family="paragraph" style:parent-style-name="Standard" style:list-style-name="LS33">
      <style:paragraph-properties fo:margin-top="0in" fo:margin-bottom="0in" style:contextual-spacing="false" fo:line-height="115%" fo:break-before="auto" fo:break-after="auto" style:writing-mode="lr-tb"/>
    </style:style>
    <style:style style:name="P138" style:family="paragraph" style:parent-style-name="Standard" style:list-style-name="LS34">
      <style:paragraph-properties fo:margin-top="0in" fo:margin-bottom="0in" style:contextual-spacing="false" fo:line-height="115%" fo:break-before="auto" fo:break-after="auto" style:writing-mode="lr-tb"/>
    </style:style>
    <style:style style:name="P139" style:family="paragraph" style:parent-style-name="Standard" style:list-style-name="LS36">
      <style:paragraph-properties fo:margin-top="0in" fo:margin-bottom="0in" style:contextual-spacing="false" fo:line-height="115%" fo:break-before="auto" fo:break-after="auto" style:writing-mode="lr-tb"/>
    </style:style>
    <style:style style:name="P140" style:family="paragraph" style:parent-style-name="Standard" style:list-style-name="LS37">
      <style:paragraph-properties fo:margin-top="0in" fo:margin-bottom="0in" style:contextual-spacing="false" fo:line-height="115%" fo:break-before="auto" fo:break-after="auto" style:writing-mode="lr-tb"/>
    </style:style>
    <style:style style:name="P141" style:family="paragraph" style:parent-style-name="Standard" style:list-style-name="LS38">
      <style:paragraph-properties fo:margin-top="0in" fo:margin-bottom="0in" style:contextual-spacing="false" fo:line-height="115%" fo:break-before="auto" fo:break-after="auto" style:writing-mode="lr-tb"/>
    </style:style>
    <style:style style:name="P142" style:family="paragraph" style:parent-style-name="Standard" style:list-style-name="LS39">
      <style:paragraph-properties fo:margin-top="0in" fo:margin-bottom="0in" style:contextual-spacing="false" fo:line-height="115%" fo:break-before="auto" fo:break-after="auto" style:writing-mode="lr-tb"/>
    </style:style>
    <style:style style:name="P143" style:family="paragraph" style:parent-style-name="Standard" style:list-style-name="LS44">
      <style:paragraph-properties fo:margin-top="0in" fo:margin-bottom="0in" style:contextual-spacing="false" fo:line-height="115%" fo:break-before="auto" fo:break-after="auto" style:writing-mode="lr-tb"/>
    </style:style>
    <style:style style:name="P144" style:family="paragraph" style:parent-style-name="Standard" style:list-style-name="LS45">
      <style:paragraph-properties fo:margin-top="0in" fo:margin-bottom="0in" style:contextual-spacing="false" fo:line-height="115%" fo:break-before="auto" fo:break-after="auto" style:writing-mode="lr-tb"/>
    </style:style>
    <style:style style:name="P145" style:family="paragraph" style:parent-style-name="Standard" style:list-style-name="LS46">
      <style:paragraph-properties fo:margin-top="0in" fo:margin-bottom="0in" style:contextual-spacing="false" fo:line-height="115%" fo:break-before="auto" fo:break-after="auto" style:writing-mode="lr-tb"/>
    </style:style>
    <style:style style:name="P146" style:family="paragraph" style:parent-style-name="Standard" style:list-style-name="LS47">
      <style:paragraph-properties fo:margin-top="0in" fo:margin-bottom="0in" style:contextual-spacing="false" fo:line-height="115%" fo:break-before="auto" fo:break-after="auto" style:writing-mode="lr-tb"/>
    </style:style>
    <style:style style:name="P147" style:family="paragraph" style:parent-style-name="Standard" style:list-style-name="LS49">
      <style:paragraph-properties fo:margin-top="0in" fo:margin-bottom="0in" style:contextual-spacing="false" fo:line-height="115%" fo:break-before="auto" fo:break-after="auto" style:writing-mode="lr-tb"/>
    </style:style>
    <style:style style:name="P148" style:family="paragraph" style:parent-style-name="Standard" style:list-style-name="LS50">
      <style:paragraph-properties fo:margin-top="0in" fo:margin-bottom="0in" style:contextual-spacing="false" fo:line-height="115%" fo:break-before="auto" fo:break-after="auto" style:writing-mode="lr-tb"/>
    </style:style>
    <style:style style:name="P149" style:family="paragraph" style:parent-style-name="Standard" style:list-style-name="LS52">
      <style:paragraph-properties fo:margin-top="0in" fo:margin-bottom="0in" style:contextual-spacing="false" fo:line-height="115%" fo:break-before="auto" fo:break-after="auto" style:writing-mode="lr-tb"/>
    </style:style>
    <style:style style:name="P150" style:family="paragraph" style:parent-style-name="Standard" style:list-style-name="LS53">
      <style:paragraph-properties fo:margin-top="0in" fo:margin-bottom="0in" style:contextual-spacing="false" fo:line-height="115%" fo:break-before="auto" fo:break-after="auto" style:writing-mode="lr-tb"/>
    </style:style>
    <style:style style:name="P151" style:family="paragraph" style:parent-style-name="Standard" style:list-style-name="LS59">
      <style:paragraph-properties fo:margin-top="0in" fo:margin-bottom="0in" style:contextual-spacing="false" fo:line-height="115%" fo:break-before="auto" fo:break-after="auto" style:writing-mode="lr-tb"/>
    </style:style>
    <style:style style:name="P152" style:family="paragraph" style:parent-style-name="Standard" style:list-style-name="LS60">
      <style:paragraph-properties fo:margin-top="0in" fo:margin-bottom="0in" style:contextual-spacing="false" fo:line-height="115%" fo:break-before="auto" fo:break-after="auto" style:writing-mode="lr-tb"/>
    </style:style>
    <style:style style:name="P153" style:family="paragraph" style:parent-style-name="Standard" style:list-style-name="LS61">
      <style:paragraph-properties fo:margin-top="0in" fo:margin-bottom="0in" style:contextual-spacing="false" fo:line-height="115%" fo:break-before="auto" fo:break-after="auto" style:writing-mode="lr-tb"/>
    </style:style>
    <style:style style:name="P154" style:family="paragraph" style:parent-style-name="Standard" style:list-style-name="LS63">
      <style:paragraph-properties fo:margin-top="0in" fo:margin-bottom="0in" style:contextual-spacing="false" fo:line-height="115%" fo:break-before="auto" fo:break-after="auto" style:writing-mode="lr-tb"/>
    </style:style>
    <style:style style:name="P155" style:family="paragraph" style:parent-style-name="Standard" style:list-style-name="LS64">
      <style:paragraph-properties fo:margin-top="0in" fo:margin-bottom="0in" style:contextual-spacing="false" fo:line-height="115%" fo:break-before="auto" fo:break-after="auto" style:writing-mode="lr-tb"/>
    </style:style>
    <style:style style:name="P156" style:family="paragraph" style:parent-style-name="Standard" style:list-style-name="LS65">
      <style:paragraph-properties fo:margin-top="0in" fo:margin-bottom="0in" style:contextual-spacing="false" fo:line-height="115%" fo:break-before="auto" fo:break-after="auto" style:writing-mode="lr-tb"/>
    </style:style>
    <style:style style:name="P157" style:family="paragraph" style:parent-style-name="Standard" style:list-style-name="LS66">
      <style:paragraph-properties fo:margin-top="0in" fo:margin-bottom="0in" style:contextual-spacing="false" fo:line-height="115%" fo:break-before="auto" fo:break-after="auto" style:writing-mode="lr-tb"/>
    </style:style>
    <style:style style:name="P158" style:family="paragraph" style:parent-style-name="Standard" style:list-style-name="LS67">
      <style:paragraph-properties fo:margin-top="0in" fo:margin-bottom="0in" style:contextual-spacing="false" fo:line-height="115%" fo:break-before="auto" fo:break-after="auto" style:writing-mode="lr-tb"/>
    </style:style>
    <style:style style:name="P159" style:family="paragraph" style:parent-style-name="Standard" style:list-style-name="LS68">
      <style:paragraph-properties fo:margin-top="0in" fo:margin-bottom="0in" style:contextual-spacing="false" fo:line-height="115%" fo:break-before="auto" fo:break-after="auto" style:writing-mode="lr-tb"/>
    </style:style>
    <style:style style:name="P160" style:family="paragraph" style:parent-style-name="Standard" style:list-style-name="LS75">
      <style:paragraph-properties fo:margin-top="0in" fo:margin-bottom="0in" style:contextual-spacing="false" fo:line-height="115%" fo:break-before="auto" fo:break-after="auto" style:writing-mode="lr-tb"/>
    </style:style>
    <style:style style:name="P161"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62"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163" style:family="paragraph" style:parent-style-name="Standard" style:list-style-name="LS62">
      <style:paragraph-properties fo:margin-top="0in" fo:margin-bottom="0in" style:contextual-spacing="false" fo:line-height="131%" fo:break-before="auto" fo:break-after="auto" style:writing-mode="lr-tb"/>
    </style:style>
    <style:style style:name="P164" style:family="paragraph" style:parent-style-name="Standard" style:list-style-name="LS1">
      <style:paragraph-properties fo:margin-top="0in" fo:margin-bottom="0in" style:contextual-spacing="false" fo:line-height="115%" style:writing-mode="lr-tb"/>
    </style:style>
    <style:style style:name="P165"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66" style:family="paragraph" style:parent-style-name="Standard">
      <style:paragraph-properties fo:line-height="115%" fo:break-before="auto" fo:break-after="auto" style:writing-mode="lr-tb"/>
      <style:text-properties fo:font-weight="bold" style:font-weight-asian="bold" style:font-weight-complex="bold"/>
    </style:style>
    <style:style style:name="P167"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68" style:family="paragraph" style:parent-style-name="Standard">
      <style:paragraph-properties fo:line-height="115%" fo:break-before="auto" fo:break-after="auto" style:writing-mode="lr-tb"/>
      <style:text-properties fo:font-size="14pt" style:font-size-asian="14pt" style:font-size-complex="14pt"/>
    </style:style>
    <style:style style:name="P169"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170"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171"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172"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173"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174"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175"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6"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7"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8"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9"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0"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1"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2"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83"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84"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85"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186"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187"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188"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189"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190"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191"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192"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193"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194"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5"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196"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197"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198"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199"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200"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01"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02"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03"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04"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05"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06"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07"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08"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09"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10"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11"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12"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13"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14"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15"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16"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217" style:family="paragraph" style:parent-style-name="Heading_20_2">
      <style:paragraph-properties fo:margin-left="0in" fo:margin-right="1in" fo:line-height="115%" fo:text-indent="0in" style:auto-text-indent="false" fo:break-before="page" style:writing-mode="lr-tb"/>
    </style:style>
    <style:style style:name="P218"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219" style:family="paragraph" style:parent-style-name="Heading_20_2">
      <style:paragraph-properties fo:margin-left="0in" fo:margin-right="1in" fo:line-height="115%" fo:text-indent="0in" style:auto-text-indent="false" fo:break-before="auto" fo:break-after="auto" style:writing-mode="lr-tb"/>
    </style:style>
    <style:style style:name="P220" style:family="paragraph" style:parent-style-name="Heading_20_2">
      <style:paragraph-properties fo:line-height="115%" fo:break-before="auto" fo:break-after="auto" style:writing-mode="lr-tb"/>
    </style:style>
    <style:style style:name="P221"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222" style:family="paragraph" style:parent-style-name="Heading_20_2">
      <style:paragraph-properties fo:margin-top="0.25in" fo:margin-bottom="0.0555in" style:contextual-spacing="false" fo:line-height="115%" fo:break-before="auto" fo:break-after="auto" style:writing-mode="lr-tb"/>
    </style:style>
    <style:style style:name="P223" style:family="paragraph" style:parent-style-name="Heading_20_2">
      <style:paragraph-properties fo:margin-top="0.25in" fo:margin-bottom="0in" style:contextual-spacing="false" fo:line-height="115%" fo:break-before="auto" fo:break-after="auto" style:writing-mode="lr-tb"/>
    </style:style>
    <style:style style:name="P224" style:family="paragraph" style:parent-style-name="Heading_20_2">
      <style:paragraph-properties fo:margin-top="0in" fo:margin-bottom="0in" style:contextual-spacing="false" fo:line-height="115%" fo:break-before="auto" fo:break-after="auto" style:writing-mode="lr-tb"/>
    </style:style>
    <style:style style:name="P225" style:family="paragraph" style:parent-style-name="Heading_20_3">
      <style:paragraph-properties fo:line-height="115%" fo:break-before="auto" fo:break-after="auto" style:writing-mode="lr-tb"/>
    </style:style>
    <style:style style:name="P226"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227" style:family="paragraph" style:parent-style-name="Heading_20_3">
      <style:paragraph-properties fo:margin-top="0.1945in" fo:margin-bottom="0.0555in" style:contextual-spacing="false" fo:line-height="115%" fo:break-before="auto" fo:break-after="auto" style:writing-mode="lr-tb"/>
    </style:style>
    <style:style style:name="P228"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229" style:family="paragraph" style:parent-style-name="Heading_20_3">
      <style:paragraph-properties fo:margin-top="0.1945in" fo:margin-bottom="0in" style:contextual-spacing="false" fo:line-height="115%" fo:break-before="auto" fo:break-after="auto" style:writing-mode="lr-tb"/>
    </style:style>
    <style:style style:name="P230"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231"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232"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4"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fo:font-size="14pt" style:font-size-asian="14pt" style:font-size-complex="14pt"/>
    </style:style>
    <style:style style:name="T8" style:family="text">
      <style:text-properties fo:color="#000000" fo:font-size="9pt" fo:background-color="#ffffff" style:font-size-asian="9pt" style:font-size-complex="9pt"/>
    </style:style>
    <style:style style:name="T9" style:family="text">
      <style:text-properties fo:color="#000000" style:font-name="Verdana" fo:font-size="14pt" style:font-name-asian="Verdana" style:font-size-asian="14pt" style:font-name-complex="Verdana" style:font-size-complex="14pt"/>
    </style:style>
    <style:style style:name="T10" style:family="text">
      <style:text-properties fo:color="#1155cc" style:text-underline-style="solid" style:text-underline-width="auto" style:text-underline-color="font-color"/>
    </style:style>
    <style:style style:name="T11" style:family="text">
      <style:text-properties fo:color="#1155cc" fo:font-style="italic" style:text-underline-style="solid" style:text-underline-width="auto" style:text-underline-color="font-color" style:font-style-asian="italic" style:font-style-complex="italic"/>
    </style:style>
    <style:style style:name="T12" style:family="text">
      <style:text-properties fo:color="#1155cc" fo:font-size="12pt" style:text-underline-style="solid" style:text-underline-width="auto" style:text-underline-color="font-color" fo:background-color="#ffffff" style:font-size-asian="12pt" style:font-size-complex="12pt"/>
    </style:style>
    <style:style style:name="T13"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5" style:family="text">
      <style:text-properties fo:color="#1155cc" fo:font-size="13pt" style:text-underline-style="solid" style:text-underline-width="auto" style:text-underline-color="font-color" style:font-size-asian="13pt" style:font-size-complex="13pt"/>
    </style:style>
    <style:style style:name="T16" style:family="text">
      <style:text-properties fo:color="#1155cc" fo:font-size="14pt" style:text-underline-style="solid" style:text-underline-width="auto" style:text-underline-color="font-color" style:font-size-asian="14pt" style:font-size-complex="14pt"/>
    </style:style>
    <style:style style:name="T17" style:family="text">
      <style:text-properties fo:color="#1155cc" fo:font-size="18pt" style:text-underline-style="solid" style:text-underline-width="auto" style:text-underline-color="font-color" style:font-size-asian="18pt" style:font-size-complex="18pt"/>
    </style:style>
    <style:style style:name="T18" style:family="text">
      <style:text-properties fo:font-weight="bold" style:font-weight-asian="bold" style:font-weight-complex="bold"/>
    </style:style>
    <style:style style:name="T19" style:family="text">
      <style:text-properties fo:color="#cc0000"/>
    </style:style>
    <style:style style:name="T20"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color="#cc0000" fo:font-weight="bold" style:font-weight-asian="bold" style:font-weight-complex="bold"/>
    </style:style>
    <style:style style:name="T23" style:family="text">
      <style:text-properties fo:color="#cc0000" officeooo:rsid="0010c2ca"/>
    </style:style>
    <style:style style:name="T24" style:family="text">
      <style:text-properties fo:color="#cc0000" officeooo:rsid="0011cb20"/>
    </style:style>
    <style:style style:name="T25" style:family="text">
      <style:text-properties fo:color="#606060" fo:font-size="8pt" style:font-size-asian="8pt" style:font-size-complex="8pt"/>
    </style:style>
    <style:style style:name="T26" style:family="text">
      <style:text-properties style:text-line-through-style="solid"/>
    </style:style>
    <style:style style:name="T27" style:family="text">
      <style:text-properties fo:font-size="8pt" style:font-size-asian="8pt" style:font-size-complex="8pt"/>
    </style:style>
    <style:style style:name="T28" style:family="text">
      <style:text-properties fo:font-size="8pt" fo:font-weight="bold" style:font-size-asian="8pt" style:font-weight-asian="bold" style:font-size-complex="8pt" style:font-weight-complex="bold"/>
    </style:style>
    <style:style style:name="T29" style:family="text">
      <style:text-properties fo:color="#222222" fo:font-size="8pt" fo:font-weight="bold" fo:background-color="#ffffff" style:font-size-asian="8pt" style:font-weight-asian="bold" style:font-size-complex="8pt" style:font-weight-complex="bold"/>
    </style:style>
    <style:style style:name="T30" style:family="text">
      <style:text-properties fo:color="#222222" fo:font-size="12pt" fo:background-color="#ffffff" style:font-size-asian="12pt" style:font-size-complex="12pt"/>
    </style:style>
    <style:style style:name="T31" style:family="text">
      <style:text-properties fo:font-style="italic" style:font-style-asian="italic" style:font-style-complex="italic"/>
    </style:style>
    <style:style style:name="T32" style:family="text">
      <style:text-properties fo:color="#204a87"/>
    </style:style>
    <style:style style:name="T33" style:family="text">
      <style:text-properties fo:color="#ff0000"/>
    </style:style>
    <style:style style:name="T34"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color="#ff0000" style:text-line-through-style="solid"/>
    </style:style>
    <style:style style:name="T36" style:family="text">
      <style:text-properties fo:color="#ff0000" fo:font-weight="bold" style:font-weight-asian="bold" style:font-weight-complex="bold"/>
    </style:style>
    <style:style style:name="T37"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8"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39" style:family="text">
      <style:text-properties fo:color="#dd1144" style:font-name="Consolas" fo:font-size="9pt" style:font-name-asian="Consolas" style:font-size-asian="9pt" style:font-name-complex="Consolas" style:font-size-complex="9pt"/>
    </style:style>
    <style:style style:name="T40"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1"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2"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3" style:family="text">
      <style:text-properties fo:color="#333333" style:font-name="Consolas" fo:font-size="9pt" style:font-name-asian="Consolas" style:font-size-asian="9pt" style:font-name-complex="Consolas" style:font-size-complex="9pt"/>
    </style:style>
    <style:style style:name="T44" style:family="text">
      <style:text-properties fo:color="#333333" fo:font-size="8pt" fo:background-color="#ffffff" style:font-size-asian="8pt" style:font-size-complex="8pt"/>
    </style:style>
    <style:style style:name="T45" style:family="text">
      <style:text-properties fo:color="#a61c00"/>
    </style:style>
    <style:style style:name="T46"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fo:font-size="8pt" fo:background-color="#ffffff" style:font-size-asian="8pt" style:font-size-complex="8pt"/>
    </style:style>
    <style:style style:name="T50" style:family="text">
      <style:text-properties fo:color="#666666" fo:font-size="8pt" style:text-underline-style="solid" style:text-underline-width="auto" style:text-underline-color="font-color" fo:background-color="#ffffff" style:font-size-asian="8pt" style:font-size-complex="8pt"/>
    </style:style>
    <style:style style:name="T51"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2"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980000"/>
    </style:style>
    <style:style style:name="T54" style:family="text">
      <style:text-properties fo:color="#656565" fo:background-color="#ffffff"/>
    </style:style>
    <style:style style:name="T55" style:family="text">
      <style:text-properties fo:color="#656565" style:text-underline-style="solid" style:text-underline-width="auto" style:text-underline-color="font-color" fo:background-color="#ffffff"/>
    </style:style>
    <style:style style:name="T56" style:family="text">
      <style:text-properties fo:font-size="24pt" style:font-size-asian="24pt" style:font-size-complex="24pt"/>
    </style:style>
    <style:style style:name="T57" style:family="text">
      <style:text-properties fo:color="#0088cc"/>
    </style:style>
    <style:style style:name="T58" style:family="text">
      <style:text-properties fo:font-size="10pt" fo:background-color="#ffffff"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style:font-size-asian="10pt" style:font-size-complex="10pt"/>
    </style:style>
    <style:style style:name="T61" style:family="text">
      <style:text-properties fo:font-size="10pt" fo:font-weight="normal" style:font-size-asian="10pt" style:font-weight-asian="normal" style:font-size-complex="10pt" style:font-weight-complex="normal"/>
    </style:style>
    <style:style style:name="T62" style:family="text">
      <style:text-properties fo:font-size="16pt" style:font-size-asian="16pt" style:font-size-complex="16pt"/>
    </style:style>
    <style:style style:name="T63" style:family="text">
      <style:text-properties fo:color="#000099" style:text-underline-style="solid" style:text-underline-width="auto" style:text-underline-color="font-color"/>
    </style:style>
    <style:style style:name="T64" style:family="text">
      <style:text-properties fo:color="#000099" style:text-underline-style="solid" style:text-underline-width="auto" style:text-underline-color="font-color" fo:font-weight="bold" style:font-weight-asian="bold" style:font-weight-complex="bold"/>
    </style:style>
    <style:style style:name="T65" style:family="text">
      <style:text-properties fo:color="#000099" style:font-name="Georgia" style:text-underline-style="solid" style:text-underline-width="auto" style:text-underline-color="font-color" style:font-name-asian="Georgia" style:font-name-complex="Georgia"/>
    </style:style>
    <style:style style:name="T66" style:family="text">
      <style:text-properties fo:color="#000099" fo:font-size="13pt" style:text-underline-style="solid" style:text-underline-width="auto" style:text-underline-color="font-color" style:font-size-asian="13pt" style:font-size-complex="13pt"/>
    </style:style>
    <style:style style:name="T67" style:family="text">
      <style:text-properties fo:color="#000099" fo:font-size="10pt" style:text-underline-style="solid" style:text-underline-width="auto" style:text-underline-color="font-color" style:font-size-asian="10pt" style:font-size-complex="10pt"/>
    </style:style>
    <style:style style:name="T68" style:family="text">
      <style:text-properties style:font-name="Georgia" style:font-name-asian="Georgia" style:font-name-complex="Georgia"/>
    </style:style>
    <style:style style:name="T69" style:family="text">
      <style:text-properties style:font-name="Georgia" fo:font-style="italic" style:font-name-asian="Georgia" style:font-style-asian="italic" style:font-name-complex="Georgia" style:font-style-complex="italic"/>
    </style:style>
    <style:style style:name="T70" style:family="text">
      <style:text-properties style:font-name="Verdana" fo:font-size="8pt" style:font-name-asian="Verdana" style:font-size-asian="8pt" style:font-name-complex="Verdana" style:font-size-complex="8pt"/>
    </style:style>
    <style:style style:name="T71" style:family="text">
      <style:text-properties style:font-name="Verdana" style:font-name-asian="Verdana" style:font-name-complex="Verdana"/>
    </style:style>
    <style:style style:name="T72" style:family="text">
      <style:text-properties style:font-name="Verdana" fo:font-size="10pt" style:font-name-asian="Verdana" style:font-size-asian="10pt" style:font-name-complex="Verdana" style:font-size-complex="10pt"/>
    </style:style>
    <style:style style:name="T73" style:family="text">
      <style:text-properties fo:font-size="13pt" fo:font-weight="bold" style:font-size-asian="13pt" style:font-weight-asian="bold" style:font-size-complex="13pt" style:font-weight-complex="bold"/>
    </style:style>
    <style:style style:name="T74" style:family="text">
      <style:text-properties fo:font-size="13pt" style:font-size-asian="13pt" style:font-size-complex="13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7" style:family="text">
      <style:text-properties fo:color="#383838" style:font-name="Verdana" fo:font-size="10pt" fo:background-color="#ffffff" style:font-name-asian="Verdana" style:font-size-asian="10pt" style:font-name-complex="Verdana" style:font-size-complex="10pt"/>
    </style:style>
    <style:style style:name="T78"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0"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style:font-size-asian="14pt" style:font-size-complex="14pt"/>
    </style:style>
    <style:style style:name="T83" style:family="text">
      <style:text-properties fo:color="#000080" fo:font-size="12pt" style:text-underline-style="solid" style:text-underline-width="auto" style:text-underline-color="font-color"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8pt" fo:font-weight="bold" style:font-size-asian="18pt" style:font-weight-asian="bold" style:font-size-complex="18pt" style:font-weight-complex="bold"/>
    </style:style>
    <style:style style:name="T86" style:family="text">
      <style:text-properties fo:color="#551a8b" fo:font-size="14pt" style:text-underline-style="solid" style:text-underline-width="auto" style:text-underline-color="font-color" style:font-size-asian="14pt" style:font-size-complex="14pt"/>
    </style:style>
    <style:style style:name="T87"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8"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89" style:family="text">
      <style:text-properties fo:color="#232323" style:font-name="Georgia" fo:font-size="16pt" style:font-name-asian="Georgia" style:font-size-asian="16pt" style:font-name-complex="Georgia" style:font-size-complex="16pt"/>
    </style:style>
    <style:style style:name="T90" style:family="text">
      <style:text-properties fo:color="#0645ad" fo:font-size="10pt" style:font-size-asian="10pt" style:font-size-complex="10pt"/>
    </style:style>
    <style:style style:name="T91" style:family="text">
      <style:text-properties fo:font-size="9pt" fo:font-weight="bold" fo:background-color="#ffffff" style:font-size-asian="9pt" style:font-weight-asian="bold" style:font-size-complex="9pt" style:font-weight-complex="bold"/>
    </style:style>
    <style:style style:name="T92" style:family="text">
      <style:text-properties fo:font-size="9pt" fo:background-color="#ffffff" style:font-size-asian="9pt" style:font-size-complex="9pt"/>
    </style:style>
    <style:style style:name="T93" style:family="text">
      <style:text-properties fo:font-size="9pt" fo:font-style="italic" fo:background-color="#ffffff" style:font-size-asian="9pt" style:font-style-asian="italic" style:font-size-complex="9pt" style:font-style-complex="italic"/>
    </style:style>
    <style:style style:name="T94"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5" style:family="text">
      <style:text-properties fo:color="#3366cc" fo:font-size="9pt" style:text-underline-style="solid" style:text-underline-width="auto" style:text-underline-color="font-color" fo:background-color="#ffffff" style:font-size-asian="9pt" style:font-size-complex="9pt"/>
    </style:style>
    <style:style style:name="T96" style:family="text">
      <style:text-properties fo:font-weight="normal" style:font-weight-asian="normal" style:font-weight-complex="normal"/>
    </style:style>
    <style:style style:name="T97" style:family="text">
      <style:text-properties officeooo:rsid="0012b5f9"/>
    </style:style>
    <style:style style:name="T98" style:family="text">
      <style:text-properties officeooo:rsid="001378ef"/>
    </style:style>
    <style:style style:name="fr1" style:family="graphic" style:parent-style-name="Graphics">
      <style:graphic-properties fo:margin-left="0.0209in" fo:margin-right="0.0209in" fo:margin-top="0.0209in" fo:margin-bottom="0.0209in"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able:table table:name="Table1" table:style-name="Table1">
        <table:table-column table:style-name="Table1.A" table:number-columns-repeated="3"/>
        <table:table-row>
          <table:table-cell table:style-name="Table1.A1" office:value-type="string">
            <text:p text:style-name="P33"><text:span text:style-name="T1">Software</text:span><text:span text:style-name="T1"> </text:span><text:span text:style-name="T1">Development</text:span></text:p>
          </table:table-cell>
          <table:table-cell table:style-name="Table1.A1" office:value-type="string">
            <text:p text:style-name="P35">Documentation</text:p>
          </table:table-cell>
          <table:table-cell table:style-name="Table1.A1" office:value-type="string">
            <text:p text:style-name="P33"><text:span text:style-name="T1">Usage</text:span><text:span text:style-name="T1"> </text:span><text:span text:style-name="T1">and</text:span><text:span text:style-name="T1"> </text:span><text:span text:style-name="T1">Training</text:span><text:span text:style-name="T1"> </text:span><text:span text:style-name="T1">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67" text:outline-level="10"><text:bookmark text:name="h.ub9qa2rs7vay"/>Immediate</text:h>
      <text:list xml:id="list62809381668012531" text:style-name="LS1">
        <text:list-item>
          <text:p text:style-name="P132"><text:span text:style-name="T97">Language selector and </text:span>translation plugin</text:p>
          <text:list>
            <text:list-item>
              <text:p text:style-name="P132">a set of tags for each language, that when added to an object, cause the translator to create a translated new object, and links the two</text:p>
            </text:list-item>
          </text:list>
        </text:list-item>
        <text:list-item>
          <text:p text:style-name="P133"><text:span text:style-name="T98">Travel/Motion as parent of both Arrive and Depart</text:span></text:p>
        </text:list-item>
        <text:list-item>
          <text:p text:style-name="P164">presentation framework slide-slow browser view, which can be used to display pages from a PDF file. <text:s/>we can use this to embed the presentations as internal objects. <text:s/>each page is a nobject.</text:p>
          <text:list>
            <text:list-item>
              <text:p text:style-name="P132"><text:a xlink:type="simple" xlink:href="https://github.com/hakimel/reveal.js"><text:span text:style-name="T10">https</text:span></text:a><text:a xlink:type="simple" xlink:href="https://github.com/hakimel/reveal.js"><text:span text:style-name="T10">://</text:span></text:a><text:a xlink:type="simple" xlink:href="https://github.com/hakimel/reveal.js"><text:span text:style-name="T10">github</text:span></text:a><text:a xlink:type="simple" xlink:href="https://github.com/hakimel/reveal.js"><text:span text:style-name="T10">.</text:span></text:a><text:a xlink:type="simple" xlink:href="https://github.com/hakimel/reveal.js"><text:span text:style-name="T10">com</text:span></text:a><text:a xlink:type="simple" xlink:href="https://github.com/hakimel/reveal.js"><text:span text:style-name="T10">/</text:span></text:a><text:a xlink:type="simple" xlink:href="https://github.com/hakimel/reveal.js"><text:span text:style-name="T10">hakimel</text:span></text:a><text:a xlink:type="simple" xlink:href="https://github.com/hakimel/reveal.js"><text:span text:style-name="T10">/</text:span></text:a><text:a xlink:type="simple" xlink:href="https://github.com/hakimel/reveal.js"><text:span text:style-name="T10">reveal</text:span></text:a><text:a xlink:type="simple" xlink:href="https://github.com/hakimel/reveal.js"><text:span text:style-name="T10">.</text:span></text:a><text:a xlink:type="simple" xlink:href="https://github.com/hakimel/reveal.js"><text:span text:style-name="T10">js</text:span></text:a></text:p>
            </text:list-item>
            <text:list-item>
              <text:p text:style-name="P132">pdf.js</text:p>
            </text:list-item>
            <text:list-item>
              <text:p text:style-name="P132">accordion menu (left) with tree (taxonomy) variable (ex: a JSON object)</text:p>
            </text:list-item>
            <text:list-item>
              <text:p text:style-name="P132">viewer framework (right) - find best js presentation from github &amp; rip it</text:p>
            </text:list-item>
          </text:list>
        </text:list-item>
        <text:list-item>
          <text:p text:style-name="P132"><text:span text:style-name="T96">exercise-like behavior reminder</text:span></text:p>
        </text:list-item>
        <text:list-item>
          <text:p text:style-name="P132"><text:a xlink:type="simple" xlink:href="https://github.com/calvinmetcalf/catiline"><text:span text:style-name="T10">https</text:span></text:a><text:a xlink:type="simple" xlink:href="https://github.com/calvinmetcalf/catiline"><text:span text:style-name="T10">://</text:span></text:a><text:a xlink:type="simple" xlink:href="https://github.com/calvinmetcalf/catiline"><text:span text:style-name="T10">github</text:span></text:a><text:a xlink:type="simple" xlink:href="https://github.com/calvinmetcalf/catiline"><text:span text:style-name="T10">.</text:span></text:a><text:a xlink:type="simple" xlink:href="https://github.com/calvinmetcalf/catiline"><text:span text:style-name="T10">com</text:span></text:a><text:a xlink:type="simple" xlink:href="https://github.com/calvinmetcalf/catiline"><text:span text:style-name="T10">/</text:span></text:a><text:a xlink:type="simple" xlink:href="https://github.com/calvinmetcalf/catiline"><text:span text:style-name="T10">calvinmetcalf</text:span></text:a><text:a xlink:type="simple" xlink:href="https://github.com/calvinmetcalf/catiline"><text:span text:style-name="T10">/</text:span></text:a><text:a xlink:type="simple" xlink:href="https://github.com/calvinmetcalf/catiline"><text:span text:style-name="T10">catiline</text:span></text:a></text:p>
        </text:list-item>
        <text:list-item>
          <text:p text:style-name="P132"><text:span text:style-name="T19">fix</text:span><text:span text:style-name="T19"> </text:span><text:span text:style-name="T19">the</text:span><text:span text:style-name="T19"> </text:span><text:span text:style-name="T19">mini</text:span><text:span text:style-name="T19"> </text:span><text:span text:style-name="T19">map</text:span><text:span text:style-name="T19">, </text:span><text:span text:style-name="T19">it</text:span><text:span text:style-name="T19">’</text:span><text:span text:style-name="T19">s</text:span><text:span text:style-name="T19"> </text:span><text:span text:style-name="T19">not</text:span><text:span text:style-name="T19"> </text:span><text:span text:style-name="T19">choosing</text:span><text:span text:style-name="T19"> </text:span><text:span text:style-name="T19">accurate</text:span><text:span text:style-name="T19"> </text:span><text:span text:style-name="T19">location</text:span><text:span text:style-name="T19">. </text:span><text:span text:style-name="T19">make</text:span><text:span text:style-name="T19"> </text:span><text:span text:style-name="T19">it</text:span><text:span text:style-name="T19"> </text:span><text:span text:style-name="T19">more</text:span><text:span text:style-name="T19"> </text:span><text:span text:style-name="T19">intuitive</text:span><text:span text:style-name="T19"> </text:span><text:span text:style-name="T19">what</text:span><text:span text:style-name="T19"> </text:span><text:span text:style-name="T19">is</text:span><text:span text:style-name="T19"> </text:span><text:span text:style-name="T19">being</text:span><text:span text:style-name="T19"> </text:span><text:span text:style-name="T19">selected</text:span><text:span text:style-name="T19">. </text:span><text:span text:style-name="T19">include</text:span><text:span text:style-name="T19"> </text:span><text:span text:style-name="T19">ability</text:span><text:span text:style-name="T19"> </text:span><text:span text:style-name="T19">to</text:span><text:span text:style-name="T19"> </text:span><text:span text:style-name="T19">choose</text:span><text:span text:style-name="T19"> </text:span><text:span text:style-name="T19">range</text:span><text:span text:style-name="T19"> </text:span><text:span text:style-name="T19">by</text:span><text:span text:style-name="T19"> </text:span><text:span text:style-name="T19">radius</text:span><text:span text:style-name="T19"> </text:span><text:span text:style-name="T19">or</text:span><text:span text:style-name="T19"> </text:span><text:span text:style-name="T19">polygon</text:span><text:span text:style-name="T19">, </text:span><text:span text:style-name="T19">or</text:span><text:span text:style-name="T19"> </text:span><text:span text:style-name="T19">a</text:span><text:span text:style-name="T19"> </text:span><text:span text:style-name="T19">simple</text:span><text:span text:style-name="T19"> </text:span><text:span text:style-name="T19">path</text:span><text:span text:style-name="T19"> </text:span><text:span text:style-name="T19">to</text:span><text:span text:style-name="T19"> </text:span><text:span text:style-name="T19">indicate</text:span><text:span text:style-name="T19"> </text:span><text:span text:style-name="T19">motion</text:span></text:p>
        </text:list-item>
        <text:list-item>
          <text:p text:style-name="P132"><text:span text:style-name="T19">transimulator</text:span><text:span text:style-name="T19"> </text:span><text:span text:style-name="T19">updates</text:span><text:span text:style-name="T19"> -&gt; </text:span><text:span text:style-name="T19">send</text:span><text:span text:style-name="T19"> </text:span><text:span text:style-name="T19">to</text:span><text:span text:style-name="T19"> </text:span><text:span text:style-name="T19">Rami</text:span><text:span text:style-name="T19"> </text:span><text:span text:style-name="T19">before</text:span><text:span text:style-name="T19"> </text:span><text:span text:style-name="T19">Thursday</text:span></text:p>
        </text:list-item>
        <text:list-item>
          <text:p text:style-name="P132"><text:span text:style-name="T19">netention</text:span><text:span text:style-name="T19"> </text:span><text:span text:style-name="T19">server</text:span><text:span text:style-name="T19"> </text:span><text:span text:style-name="T19">startup</text:span><text:span text:style-name="T19"> </text:span><text:span text:style-name="T19">script</text:span><text:span text:style-name="T19"> </text:span><text:span text:style-name="T19">on</text:span><text:span text:style-name="T19"> </text:span><text:span text:style-name="T19">server</text:span><text:span text:style-name="T19"> </text:span><text:span text:style-name="T19">boot</text:span></text:p>
          <text:list>
            <text:list-item>
              <text:p text:style-name="P132"><text:span text:style-name="T19">stick</text:span><text:span text:style-name="T19"> </text:span><text:span text:style-name="T19">something</text:span><text:span text:style-name="T19"> </text:span><text:span text:style-name="T19">in</text:span><text:span text:style-name="T19"> </text:span><text:span text:style-name="T19">init</text:span><text:span text:style-name="T19">.</text:span><text:span text:style-name="T19">d</text:span><text:span text:style-name="T19"> </text:span><text:span text:style-name="T19">and</text:span><text:span text:style-name="T19"> </text:span><text:span text:style-name="T19">chmod</text:span><text:span text:style-name="T19"> </text:span><text:span text:style-name="T19">a</text:span><text:span text:style-name="T19">+</text:span><text:span text:style-name="T19">x</text:span><text:span text:style-name="T19"> </text:span><text:span text:style-name="T19">and</text:span><text:span text:style-name="T19"> </text:span><text:span text:style-name="T19">set</text:span><text:span text:style-name="T19"> </text:span><text:span text:style-name="T19">it</text:span><text:span text:style-name="T19"> </text:span><text:span text:style-name="T19">on</text:span><text:span text:style-name="T19"> </text:span><text:span text:style-name="T19">start</text:span><text:span text:style-name="T19"> </text:span><text:span text:style-name="T19">and</text:span><text:span text:style-name="T19"> </text:span><text:span text:style-name="T19">use</text:span><text:span text:style-name="T19"> </text:span><text:span text:style-name="T19">su</text:span><text:span text:style-name="T19"> - </text:span><text:span text:style-name="T19">user</text:span></text:p>
            </text:list-item>
          </text:list>
        </text:list-item>
        <text:list-item>
          <text:p text:style-name="P132"><text:span text:style-name="T19">‘</text:span><text:span text:style-name="T19">schema</text:span><text:span text:style-name="T19"> </text:span><text:span text:style-name="T19">loaded</text:span><text:span text:style-name="T19">’ -&gt; ‘</text:span><text:span text:style-name="T19">ontology</text:span><text:span text:style-name="T19"> </text:span><text:span text:style-name="T19">ready</text:span><text:span text:style-name="T19">’</text:span></text:p>
          <text:list>
            <text:list-item>
              <text:p text:style-name="P132">ghost ontology (client-side encrypted)</text:p>
            </text:list-item>
          </text:list>
        </text:list-item>
        <text:list-item>
          <text:p text:style-name="P165"><text:span text:style-name="T24">self-</text:span><text:span text:style-name="T23">inventory wizard: “</text:span><text:span text:style-name="T24">what do I have access to?”</text:span></text:p>
        </text:list-item>
        <text:list-item>
          <text:p text:style-name="P161">Documentation</text:p>
          <text:list>
            <text:list-item>
              <text:p text:style-name="P132">object action buttons for implementing object actions via a set of client plugins:</text:p>
              <text:list>
                <text:list-item>
                  <text:p text:style-name="P132">run/execute</text:p>
                  <text:list>
                    <text:list-item>
                      <text:p text:style-name="P132">embedded script (output is displayed into target innerHTML or popup dialog)</text:p>
                    </text:list-item>
                    <text:list-item>
                      <text:p text:style-name="P132">embedded css</text:p>
                    </text:list-item>
                  </text:list>
                </text:list-item>
                <text:list-item>
                  <text:p text:style-name="P132">display “neighborhood” relationships table/graph (with ‘add’ button for forming new relationships, as additional object properties)</text:p>
                </text:list-item>
                <text:list-item>
                  <text:p text:style-name="P132">private/public toggle</text:p>
                </text:list-item>
                <text:list-item>
                  <text:p text:style-name="P132">delete</text:p>
                </text:list-item>
                <text:list-item>
                  <text:p text:style-name="P132">reply</text:p>
                </text:list-item>
                <text:list-item>
                  <text:p text:style-name="P132"><text:soft-page-break/>export</text:p>
                </text:list-item>
                <text:list-item>
                  <text:p text:style-name="P132">COPY (selection)</text:p>
                </text:list-item>
                <text:list-item>
                  <text:p text:style-name="P132">LINK / GROUP (selection)</text:p>
                </text:list-item>
                <text:list-item>
                  <text:p text:style-name="P132">CLONE</text:p>
                </text:list-item>
                <text:list-item>
                  <text:p text:style-name="P132">MERGE (status notification dsplays selected objects), PASTE MERGE, NEW MERGE (status notification display undo)</text:p>
                </text:list-item>
                <text:list-item>
                  <text:p text:style-name="P132">bookmark presets, alternate focus modes</text:p>
                </text:list-item>
                <text:list-item>
                  <text:p text:style-name="P132">vary</text:p>
                </text:list-item>
                <text:list-item>
                  <text:p text:style-name="P132">split</text:p>
                  <text:list>
                    <text:list-item>
                      <text:p text:style-name="P132">sentence</text:p>
                    </text:list-item>
                    <text:list-item>
                      <text:p text:style-name="P132">word</text:p>
                    </text:list-item>
                    <text:list-item>
                      <text:p text:style-name="P132">paragraph</text:p>
                    </text:list-item>
                    <text:list-item>
                      <text:p text:style-name="P132">[other noticeable differentiation, by image, ex:]</text:p>
                    </text:list-item>
                  </text:list>
                </text:list-item>
                <text:list-item>
                  <text:p text:style-name="P132">imagine/real toggle</text:p>
                </text:list-item>
                <text:list-item>
                  <text:p text:style-name="P132">sentencize</text:p>
                </text:list-item>
                <text:list-item>
                  <text:p text:style-name="P132">speak text</text:p>
                </text:list-item>
                <text:list-item>
                  <text:p text:style-name="P132">speak metadata</text:p>
                </text:list-item>
                <text:list-item>
                  <text:p text:style-name="P132">maximize</text:p>
                </text:list-item>
                <text:list-item>
                  <text:p text:style-name="P132">visit link (open new browser tab)</text:p>
                </text:list-item>
                <text:list-item>
                  <text:p text:style-name="P132"><text:span text:style-name="T18">client</text:span><text:span text:style-name="T18"> </text:span><text:span text:style-name="T18">plugin</text:span><text:span text:style-name="T18"> </text:span><text:span text:style-name="T18">interface</text:span><text:span text:style-name="T18"> </text:span><text:span text:style-name="T18">for</text:span><text:span text:style-name="T18"> </text:span><text:span text:style-name="T18">others</text:span><text:span text:style-name="T18">: </text:span></text:p>
                  <text:list>
                    <text:list-item>
                      <text:p text:style-name="P132">parameters displayed whether editable or not</text:p>
                    </text:list-item>
                    <text:list-item>
                      <text:p text:style-name="P132">icon</text:p>
                    </text:list-item>
                    <text:list-item>
                      <text:p text:style-name="P132">action function</text:p>
                    </text:list-item>
                    <text:list-item>
                      <text:p text:style-name="P132">popup menu function (returns displayed popup menu, or null)</text:p>
                    </text:list-item>
                    <text:list-item>
                      <text:p text:style-name="P132">enabled</text:p>
                    </text:list-item>
                    <text:list-item>
                      <text:p text:style-name="P132">plugin metadata</text:p>
                    </text:list-item>
                  </text:list>
                </text:list-item>
                <text:list-item>
                  <text:p text:style-name="P132">1-level deep menu for these buttons</text:p>
                  <text:list>
                    <text:list-item>
                      <text:p text:style-name="P132">do/</text:p>
                    </text:list-item>
                    <text:list-item>
                      <text:p text:style-name="P132">edit/</text:p>
                    </text:list-item>
                    <text:list-item>
                      <text:p text:style-name="P132">generate/</text:p>
                    </text:list-item>
                    <text:list-item>
                      <text:p text:style-name="P132">...</text:p>
                    </text:list-item>
                  </text:list>
                </text:list-item>
              </text:list>
            </text:list-item>
            <text:list-item>
              <text:p text:style-name="P132"><text:span text:style-name="T19">Netention</text:span><text:span text:style-name="T19"> </text:span><text:span text:style-name="T19">Intro</text:span><text:span text:style-name="T19"> </text:span>presentation: <text:a xlink:type="simple" xlink:href="https://docs.google.com/presentation/d/156YzIeH-eoYFl9nMzFxofQ55KVoksqusS0pYYL4WVaA/edit#slide=id.g10f9440fd_165"><text:span text:style-name="T10">https</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docs</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google</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com</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presentation</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d</text:span></text:a><text:a xlink:type="simple" xlink:href="https://docs.google.com/presentation/d/156YzIeH-eoYFl9nMzFxofQ55KVoksqusS0pYYL4WVaA/edit#slide=id.g10f9440fd_165"><text:span text:style-name="T10">/156</text:span></text:a><text:a xlink:type="simple" xlink:href="https://docs.google.com/presentation/d/156YzIeH-eoYFl9nMzFxofQ55KVoksqusS0pYYL4WVaA/edit#slide=id.g10f9440fd_165"><text:span text:style-name="T10">YzIeH</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eoYFl</text:span></text:a><text:a xlink:type="simple" xlink:href="https://docs.google.com/presentation/d/156YzIeH-eoYFl9nMzFxofQ55KVoksqusS0pYYL4WVaA/edit#slide=id.g10f9440fd_165"><text:span text:style-name="T10">9</text:span></text:a><text:a xlink:type="simple" xlink:href="https://docs.google.com/presentation/d/156YzIeH-eoYFl9nMzFxofQ55KVoksqusS0pYYL4WVaA/edit#slide=id.g10f9440fd_165"><text:span text:style-name="T10">nMzFxofQ</text:span></text:a><text:a xlink:type="simple" xlink:href="https://docs.google.com/presentation/d/156YzIeH-eoYFl9nMzFxofQ55KVoksqusS0pYYL4WVaA/edit#slide=id.g10f9440fd_165"><text:span text:style-name="T10">55</text:span></text:a><text:a xlink:type="simple" xlink:href="https://docs.google.com/presentation/d/156YzIeH-eoYFl9nMzFxofQ55KVoksqusS0pYYL4WVaA/edit#slide=id.g10f9440fd_165"><text:span text:style-name="T10">KVoksqusS</text:span></text:a><text:a xlink:type="simple" xlink:href="https://docs.google.com/presentation/d/156YzIeH-eoYFl9nMzFxofQ55KVoksqusS0pYYL4WVaA/edit#slide=id.g10f9440fd_165"><text:span text:style-name="T10">0</text:span></text:a><text:a xlink:type="simple" xlink:href="https://docs.google.com/presentation/d/156YzIeH-eoYFl9nMzFxofQ55KVoksqusS0pYYL4WVaA/edit#slide=id.g10f9440fd_165"><text:span text:style-name="T10">pYYL</text:span></text:a><text:a xlink:type="simple" xlink:href="https://docs.google.com/presentation/d/156YzIeH-eoYFl9nMzFxofQ55KVoksqusS0pYYL4WVaA/edit#slide=id.g10f9440fd_165"><text:span text:style-name="T10">4</text:span></text:a><text:a xlink:type="simple" xlink:href="https://docs.google.com/presentation/d/156YzIeH-eoYFl9nMzFxofQ55KVoksqusS0pYYL4WVaA/edit#slide=id.g10f9440fd_165"><text:span text:style-name="T10">WVaA</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edit</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slide</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id</text:span></text:a><text:a xlink:type="simple" xlink:href="https://docs.google.com/presentation/d/156YzIeH-eoYFl9nMzFxofQ55KVoksqusS0pYYL4WVaA/edit#slide=id.g10f9440fd_165"><text:span text:style-name="T10">.</text:span></text:a><text:a xlink:type="simple" xlink:href="https://docs.google.com/presentation/d/156YzIeH-eoYFl9nMzFxofQ55KVoksqusS0pYYL4WVaA/edit#slide=id.g10f9440fd_165"><text:span text:style-name="T10">g</text:span></text:a><text:a xlink:type="simple" xlink:href="https://docs.google.com/presentation/d/156YzIeH-eoYFl9nMzFxofQ55KVoksqusS0pYYL4WVaA/edit#slide=id.g10f9440fd_165"><text:span text:style-name="T10">10</text:span></text:a><text:a xlink:type="simple" xlink:href="https://docs.google.com/presentation/d/156YzIeH-eoYFl9nMzFxofQ55KVoksqusS0pYYL4WVaA/edit#slide=id.g10f9440fd_165"><text:span text:style-name="T10">f</text:span></text:a><text:a xlink:type="simple" xlink:href="https://docs.google.com/presentation/d/156YzIeH-eoYFl9nMzFxofQ55KVoksqusS0pYYL4WVaA/edit#slide=id.g10f9440fd_165"><text:span text:style-name="T10">9440</text:span></text:a><text:a xlink:type="simple" xlink:href="https://docs.google.com/presentation/d/156YzIeH-eoYFl9nMzFxofQ55KVoksqusS0pYYL4WVaA/edit#slide=id.g10f9440fd_165"><text:span text:style-name="T10">fd</text:span></text:a><text:a xlink:type="simple" xlink:href="https://docs.google.com/presentation/d/156YzIeH-eoYFl9nMzFxofQ55KVoksqusS0pYYL4WVaA/edit#slide=id.g10f9440fd_165"><text:span text:style-name="T10">_165</text:span></text:a></text:p>
            </text:list-item>
          </text:list>
        </text:list-item>
      </text:list>
      <text:p text:style-name="P41"><text:span text:style-name="T18">Introduction</text:span><text:span text:style-name="T18"> </text:span></text:p>
      <text:p text:style-name="P41">v2: google presentation</text:p>
      <text:p text:style-name="P41"><text:a xlink:type="simple" xlink:href="https://docs.google.com/presentation/d/156YzIeH-eoYFl9nMzFxofQ55KVoksqusS0pYYL4WVaA/edit?usp=sharing"><text:span text:style-name="T10">https</text:span></text:a><text:a xlink:type="simple" xlink:href="https://docs.google.com/presentation/d/156YzIeH-eoYFl9nMzFxofQ55KVoksqusS0pYYL4WVaA/edit?usp=sharing"><text:span text:style-name="T10">://</text:span></text:a><text:a xlink:type="simple" xlink:href="https://docs.google.com/presentation/d/156YzIeH-eoYFl9nMzFxofQ55KVoksqusS0pYYL4WVaA/edit?usp=sharing"><text:span text:style-name="T10">docs</text:span></text:a><text:a xlink:type="simple" xlink:href="https://docs.google.com/presentation/d/156YzIeH-eoYFl9nMzFxofQ55KVoksqusS0pYYL4WVaA/edit?usp=sharing"><text:span text:style-name="T10">.</text:span></text:a><text:a xlink:type="simple" xlink:href="https://docs.google.com/presentation/d/156YzIeH-eoYFl9nMzFxofQ55KVoksqusS0pYYL4WVaA/edit?usp=sharing"><text:span text:style-name="T10">google</text:span></text:a><text:a xlink:type="simple" xlink:href="https://docs.google.com/presentation/d/156YzIeH-eoYFl9nMzFxofQ55KVoksqusS0pYYL4WVaA/edit?usp=sharing"><text:span text:style-name="T10">.</text:span></text:a><text:a xlink:type="simple" xlink:href="https://docs.google.com/presentation/d/156YzIeH-eoYFl9nMzFxofQ55KVoksqusS0pYYL4WVaA/edit?usp=sharing"><text:span text:style-name="T10">com</text:span></text:a><text:a xlink:type="simple" xlink:href="https://docs.google.com/presentation/d/156YzIeH-eoYFl9nMzFxofQ55KVoksqusS0pYYL4WVaA/edit?usp=sharing"><text:span text:style-name="T10">/</text:span></text:a><text:a xlink:type="simple" xlink:href="https://docs.google.com/presentation/d/156YzIeH-eoYFl9nMzFxofQ55KVoksqusS0pYYL4WVaA/edit?usp=sharing"><text:span text:style-name="T10">presentation</text:span></text:a><text:a xlink:type="simple" xlink:href="https://docs.google.com/presentation/d/156YzIeH-eoYFl9nMzFxofQ55KVoksqusS0pYYL4WVaA/edit?usp=sharing"><text:span text:style-name="T10">/</text:span></text:a><text:a xlink:type="simple" xlink:href="https://docs.google.com/presentation/d/156YzIeH-eoYFl9nMzFxofQ55KVoksqusS0pYYL4WVaA/edit?usp=sharing"><text:span text:style-name="T10">d</text:span></text:a><text:a xlink:type="simple" xlink:href="https://docs.google.com/presentation/d/156YzIeH-eoYFl9nMzFxofQ55KVoksqusS0pYYL4WVaA/edit?usp=sharing"><text:span text:style-name="T10">/156</text:span></text:a><text:a xlink:type="simple" xlink:href="https://docs.google.com/presentation/d/156YzIeH-eoYFl9nMzFxofQ55KVoksqusS0pYYL4WVaA/edit?usp=sharing"><text:span text:style-name="T10">YzIeH</text:span></text:a><text:a xlink:type="simple" xlink:href="https://docs.google.com/presentation/d/156YzIeH-eoYFl9nMzFxofQ55KVoksqusS0pYYL4WVaA/edit?usp=sharing"><text:span text:style-name="T10">-</text:span></text:a><text:a xlink:type="simple" xlink:href="https://docs.google.com/presentation/d/156YzIeH-eoYFl9nMzFxofQ55KVoksqusS0pYYL4WVaA/edit?usp=sharing"><text:span text:style-name="T10">eoYFl</text:span></text:a><text:a xlink:type="simple" xlink:href="https://docs.google.com/presentation/d/156YzIeH-eoYFl9nMzFxofQ55KVoksqusS0pYYL4WVaA/edit?usp=sharing"><text:span text:style-name="T10">9</text:span></text:a><text:a xlink:type="simple" xlink:href="https://docs.google.com/presentation/d/156YzIeH-eoYFl9nMzFxofQ55KVoksqusS0pYYL4WVaA/edit?usp=sharing"><text:span text:style-name="T10">nMzFxofQ</text:span></text:a><text:a xlink:type="simple" xlink:href="https://docs.google.com/presentation/d/156YzIeH-eoYFl9nMzFxofQ55KVoksqusS0pYYL4WVaA/edit?usp=sharing"><text:span text:style-name="T10">55</text:span></text:a><text:a xlink:type="simple" xlink:href="https://docs.google.com/presentation/d/156YzIeH-eoYFl9nMzFxofQ55KVoksqusS0pYYL4WVaA/edit?usp=sharing"><text:span text:style-name="T10">KVoksqusS</text:span></text:a><text:a xlink:type="simple" xlink:href="https://docs.google.com/presentation/d/156YzIeH-eoYFl9nMzFxofQ55KVoksqusS0pYYL4WVaA/edit?usp=sharing"><text:span text:style-name="T10">0</text:span></text:a><text:a xlink:type="simple" xlink:href="https://docs.google.com/presentation/d/156YzIeH-eoYFl9nMzFxofQ55KVoksqusS0pYYL4WVaA/edit?usp=sharing"><text:span text:style-name="T10">pYYL</text:span></text:a><text:a xlink:type="simple" xlink:href="https://docs.google.com/presentation/d/156YzIeH-eoYFl9nMzFxofQ55KVoksqusS0pYYL4WVaA/edit?usp=sharing"><text:span text:style-name="T10">4</text:span></text:a><text:a xlink:type="simple" xlink:href="https://docs.google.com/presentation/d/156YzIeH-eoYFl9nMzFxofQ55KVoksqusS0pYYL4WVaA/edit?usp=sharing"><text:span text:style-name="T10">WVaA</text:span></text:a><text:a xlink:type="simple" xlink:href="https://docs.google.com/presentation/d/156YzIeH-eoYFl9nMzFxofQ55KVoksqusS0pYYL4WVaA/edit?usp=sharing"><text:span text:style-name="T10">/</text:span></text:a><text:a xlink:type="simple" xlink:href="https://docs.google.com/presentation/d/156YzIeH-eoYFl9nMzFxofQ55KVoksqusS0pYYL4WVaA/edit?usp=sharing"><text:span text:style-name="T10">edit</text:span></text:a><text:a xlink:type="simple" xlink:href="https://docs.google.com/presentation/d/156YzIeH-eoYFl9nMzFxofQ55KVoksqusS0pYYL4WVaA/edit?usp=sharing"><text:span text:style-name="T10">?</text:span></text:a><text:a xlink:type="simple" xlink:href="https://docs.google.com/presentation/d/156YzIeH-eoYFl9nMzFxofQ55KVoksqusS0pYYL4WVaA/edit?usp=sharing"><text:span text:style-name="T10">usp</text:span></text:a><text:a xlink:type="simple" xlink:href="https://docs.google.com/presentation/d/156YzIeH-eoYFl9nMzFxofQ55KVoksqusS0pYYL4WVaA/edit?usp=sharing"><text:span text:style-name="T10">=</text:span></text:a><text:a xlink:type="simple" xlink:href="https://docs.google.com/presentation/d/156YzIeH-eoYFl9nMzFxofQ55KVoksqusS0pYYL4WVaA/edit?usp=sharing"><text:span text:style-name="T10">sharing</text:span></text:a></text:p>
      <text:p text:style-name="P41">v1: (openoffice format)</text:p>
      <text:p text:style-name="P41">https://github.com/automenta/netentionjs2/blob/master/doc/netention_introduction.odp </text:p>
      <text:p text:style-name="P41"><text:soft-page-break/>v0: https://docs.google.com/presentation/d/1CwGqrWFNpmfr98FICXL8UDD6TcvGjx_5lyZzrw1R9tA/edit#slide=id.i120</text:p>
      <text:p text:style-name="P41"/>
      <text:p text:style-name="P41">Global survival system (alternate, openoffice format)</text:p>
      <text:p text:style-name="P41"><text:a xlink:type="simple" xlink:href="https://github.com/automenta/netentionjs2/blob/master/doc/netention_global_survival_system.odp"><text:span text:style-name="T10">https</text:span></text:a><text:a xlink:type="simple" xlink:href="https://github.com/automenta/netentionjs2/blob/master/doc/netention_global_survival_system.odp"><text:span text:style-name="T10">://</text:span></text:a><text:a xlink:type="simple" xlink:href="https://github.com/automenta/netentionjs2/blob/master/doc/netention_global_survival_system.odp"><text:span text:style-name="T10">github</text:span></text:a><text:a xlink:type="simple" xlink:href="https://github.com/automenta/netentionjs2/blob/master/doc/netention_global_survival_system.odp"><text:span text:style-name="T10">.</text:span></text:a><text:a xlink:type="simple" xlink:href="https://github.com/automenta/netentionjs2/blob/master/doc/netention_global_survival_system.odp"><text:span text:style-name="T10">com</text:span></text:a><text:a xlink:type="simple" xlink:href="https://github.com/automenta/netentionjs2/blob/master/doc/netention_global_survival_system.odp"><text:span text:style-name="T10">/</text:span></text:a><text:a xlink:type="simple" xlink:href="https://github.com/automenta/netentionjs2/blob/master/doc/netention_global_survival_system.odp"><text:span text:style-name="T10">automenta</text:span></text:a><text:a xlink:type="simple" xlink:href="https://github.com/automenta/netentionjs2/blob/master/doc/netention_global_survival_system.odp"><text:span text:style-name="T10">/</text:span></text:a><text:a xlink:type="simple" xlink:href="https://github.com/automenta/netentionjs2/blob/master/doc/netention_global_survival_system.odp"><text:span text:style-name="T10">netentionjs</text:span></text:a><text:a xlink:type="simple" xlink:href="https://github.com/automenta/netentionjs2/blob/master/doc/netention_global_survival_system.odp"><text:span text:style-name="T10">2/</text:span></text:a><text:a xlink:type="simple" xlink:href="https://github.com/automenta/netentionjs2/blob/master/doc/netention_global_survival_system.odp"><text:span text:style-name="T10">blob</text:span></text:a><text:a xlink:type="simple" xlink:href="https://github.com/automenta/netentionjs2/blob/master/doc/netention_global_survival_system.odp"><text:span text:style-name="T10">/</text:span></text:a><text:a xlink:type="simple" xlink:href="https://github.com/automenta/netentionjs2/blob/master/doc/netention_global_survival_system.odp"><text:span text:style-name="T10">master</text:span></text:a><text:a xlink:type="simple" xlink:href="https://github.com/automenta/netentionjs2/blob/master/doc/netention_global_survival_system.odp"><text:span text:style-name="T10">/</text:span></text:a><text:a xlink:type="simple" xlink:href="https://github.com/automenta/netentionjs2/blob/master/doc/netention_global_survival_system.odp"><text:span text:style-name="T10">doc</text:span></text:a><text:a xlink:type="simple" xlink:href="https://github.com/automenta/netentionjs2/blob/master/doc/netention_global_survival_system.odp"><text:span text:style-name="T10">/</text:span></text:a><text:a xlink:type="simple" xlink:href="https://github.com/automenta/netentionjs2/blob/master/doc/netention_global_survival_system.odp"><text:span text:style-name="T10">netention</text:span></text:a><text:a xlink:type="simple" xlink:href="https://github.com/automenta/netentionjs2/blob/master/doc/netention_global_survival_system.odp"><text:span text:style-name="T10">_</text:span></text:a><text:a xlink:type="simple" xlink:href="https://github.com/automenta/netentionjs2/blob/master/doc/netention_global_survival_system.odp"><text:span text:style-name="T10">global</text:span></text:a><text:a xlink:type="simple" xlink:href="https://github.com/automenta/netentionjs2/blob/master/doc/netention_global_survival_system.odp"><text:span text:style-name="T10">_</text:span></text:a><text:a xlink:type="simple" xlink:href="https://github.com/automenta/netentionjs2/blob/master/doc/netention_global_survival_system.odp"><text:span text:style-name="T10">survival</text:span></text:a><text:a xlink:type="simple" xlink:href="https://github.com/automenta/netentionjs2/blob/master/doc/netention_global_survival_system.odp"><text:span text:style-name="T10">_</text:span></text:a><text:a xlink:type="simple" xlink:href="https://github.com/automenta/netentionjs2/blob/master/doc/netention_global_survival_system.odp"><text:span text:style-name="T10">system</text:span></text:a><text:a xlink:type="simple" xlink:href="https://github.com/automenta/netentionjs2/blob/master/doc/netention_global_survival_system.odp"><text:span text:style-name="T10">.</text:span></text:a><text:a xlink:type="simple" xlink:href="https://github.com/automenta/netentionjs2/blob/master/doc/netention_global_survival_system.odp"><text:span text:style-name="T10">odp</text:span></text:a></text:p>
      <text:p text:style-name="P42"/>
      <text:p text:style-name="P41">Netention applications: https://docs.google.com/presentation/d/1PwmiWFJ5l7sfk5k61dYk_ocgSo5qhGBQWYnCtyuWOTw/edit?usp=sharing</text:p>
      <text:p text:style-name="P41"/>
      <text:p text:style-name="P41">Netention NASA <text:a xlink:type="simple" xlink:href="https://docs.google.com/presentation/d/1C2mOIn_UvswXBIVZBwPY6B-qamrqMT94QfzI6s9DRyA/edit?usp=sharing"><text:span text:style-name="T10">https</text:span></text:a><text:a xlink:type="simple" xlink:href="https://docs.google.com/presentation/d/1C2mOIn_UvswXBIVZBwPY6B-qamrqMT94QfzI6s9DRyA/edit?usp=sharing"><text:span text:style-name="T10">://</text:span></text:a><text:a xlink:type="simple" xlink:href="https://docs.google.com/presentation/d/1C2mOIn_UvswXBIVZBwPY6B-qamrqMT94QfzI6s9DRyA/edit?usp=sharing"><text:span text:style-name="T10">docs</text:span></text:a><text:a xlink:type="simple" xlink:href="https://docs.google.com/presentation/d/1C2mOIn_UvswXBIVZBwPY6B-qamrqMT94QfzI6s9DRyA/edit?usp=sharing"><text:span text:style-name="T10">.</text:span></text:a><text:a xlink:type="simple" xlink:href="https://docs.google.com/presentation/d/1C2mOIn_UvswXBIVZBwPY6B-qamrqMT94QfzI6s9DRyA/edit?usp=sharing"><text:span text:style-name="T10">google</text:span></text:a><text:a xlink:type="simple" xlink:href="https://docs.google.com/presentation/d/1C2mOIn_UvswXBIVZBwPY6B-qamrqMT94QfzI6s9DRyA/edit?usp=sharing"><text:span text:style-name="T10">.</text:span></text:a><text:a xlink:type="simple" xlink:href="https://docs.google.com/presentation/d/1C2mOIn_UvswXBIVZBwPY6B-qamrqMT94QfzI6s9DRyA/edit?usp=sharing"><text:span text:style-name="T10">com</text:span></text:a><text:a xlink:type="simple" xlink:href="https://docs.google.com/presentation/d/1C2mOIn_UvswXBIVZBwPY6B-qamrqMT94QfzI6s9DRyA/edit?usp=sharing"><text:span text:style-name="T10">/</text:span></text:a><text:a xlink:type="simple" xlink:href="https://docs.google.com/presentation/d/1C2mOIn_UvswXBIVZBwPY6B-qamrqMT94QfzI6s9DRyA/edit?usp=sharing"><text:span text:style-name="T10">presentation</text:span></text:a><text:a xlink:type="simple" xlink:href="https://docs.google.com/presentation/d/1C2mOIn_UvswXBIVZBwPY6B-qamrqMT94QfzI6s9DRyA/edit?usp=sharing"><text:span text:style-name="T10">/</text:span></text:a><text:a xlink:type="simple" xlink:href="https://docs.google.com/presentation/d/1C2mOIn_UvswXBIVZBwPY6B-qamrqMT94QfzI6s9DRyA/edit?usp=sharing"><text:span text:style-name="T10">d</text:span></text:a><text:a xlink:type="simple" xlink:href="https://docs.google.com/presentation/d/1C2mOIn_UvswXBIVZBwPY6B-qamrqMT94QfzI6s9DRyA/edit?usp=sharing"><text:span text:style-name="T10">/1</text:span></text:a><text:a xlink:type="simple" xlink:href="https://docs.google.com/presentation/d/1C2mOIn_UvswXBIVZBwPY6B-qamrqMT94QfzI6s9DRyA/edit?usp=sharing"><text:span text:style-name="T10">C</text:span></text:a><text:a xlink:type="simple" xlink:href="https://docs.google.com/presentation/d/1C2mOIn_UvswXBIVZBwPY6B-qamrqMT94QfzI6s9DRyA/edit?usp=sharing"><text:span text:style-name="T10">2</text:span></text:a><text:a xlink:type="simple" xlink:href="https://docs.google.com/presentation/d/1C2mOIn_UvswXBIVZBwPY6B-qamrqMT94QfzI6s9DRyA/edit?usp=sharing"><text:span text:style-name="T10">mOIn</text:span></text:a><text:a xlink:type="simple" xlink:href="https://docs.google.com/presentation/d/1C2mOIn_UvswXBIVZBwPY6B-qamrqMT94QfzI6s9DRyA/edit?usp=sharing"><text:span text:style-name="T10">_</text:span></text:a><text:a xlink:type="simple" xlink:href="https://docs.google.com/presentation/d/1C2mOIn_UvswXBIVZBwPY6B-qamrqMT94QfzI6s9DRyA/edit?usp=sharing"><text:span text:style-name="T10">UvswXBIVZBwPY</text:span></text:a><text:a xlink:type="simple" xlink:href="https://docs.google.com/presentation/d/1C2mOIn_UvswXBIVZBwPY6B-qamrqMT94QfzI6s9DRyA/edit?usp=sharing"><text:span text:style-name="T10">6</text:span></text:a><text:a xlink:type="simple" xlink:href="https://docs.google.com/presentation/d/1C2mOIn_UvswXBIVZBwPY6B-qamrqMT94QfzI6s9DRyA/edit?usp=sharing"><text:span text:style-name="T10">B</text:span></text:a><text:a xlink:type="simple" xlink:href="https://docs.google.com/presentation/d/1C2mOIn_UvswXBIVZBwPY6B-qamrqMT94QfzI6s9DRyA/edit?usp=sharing"><text:span text:style-name="T10">-</text:span></text:a><text:a xlink:type="simple" xlink:href="https://docs.google.com/presentation/d/1C2mOIn_UvswXBIVZBwPY6B-qamrqMT94QfzI6s9DRyA/edit?usp=sharing"><text:span text:style-name="T10">qamrqMT</text:span></text:a><text:a xlink:type="simple" xlink:href="https://docs.google.com/presentation/d/1C2mOIn_UvswXBIVZBwPY6B-qamrqMT94QfzI6s9DRyA/edit?usp=sharing"><text:span text:style-name="T10">94</text:span></text:a><text:a xlink:type="simple" xlink:href="https://docs.google.com/presentation/d/1C2mOIn_UvswXBIVZBwPY6B-qamrqMT94QfzI6s9DRyA/edit?usp=sharing"><text:span text:style-name="T10">QfzI</text:span></text:a><text:a xlink:type="simple" xlink:href="https://docs.google.com/presentation/d/1C2mOIn_UvswXBIVZBwPY6B-qamrqMT94QfzI6s9DRyA/edit?usp=sharing"><text:span text:style-name="T10">6</text:span></text:a><text:a xlink:type="simple" xlink:href="https://docs.google.com/presentation/d/1C2mOIn_UvswXBIVZBwPY6B-qamrqMT94QfzI6s9DRyA/edit?usp=sharing"><text:span text:style-name="T10">s</text:span></text:a><text:a xlink:type="simple" xlink:href="https://docs.google.com/presentation/d/1C2mOIn_UvswXBIVZBwPY6B-qamrqMT94QfzI6s9DRyA/edit?usp=sharing"><text:span text:style-name="T10">9</text:span></text:a><text:a xlink:type="simple" xlink:href="https://docs.google.com/presentation/d/1C2mOIn_UvswXBIVZBwPY6B-qamrqMT94QfzI6s9DRyA/edit?usp=sharing"><text:span text:style-name="T10">DRyA</text:span></text:a><text:a xlink:type="simple" xlink:href="https://docs.google.com/presentation/d/1C2mOIn_UvswXBIVZBwPY6B-qamrqMT94QfzI6s9DRyA/edit?usp=sharing"><text:span text:style-name="T10">/</text:span></text:a><text:a xlink:type="simple" xlink:href="https://docs.google.com/presentation/d/1C2mOIn_UvswXBIVZBwPY6B-qamrqMT94QfzI6s9DRyA/edit?usp=sharing"><text:span text:style-name="T10">edit</text:span></text:a><text:a xlink:type="simple" xlink:href="https://docs.google.com/presentation/d/1C2mOIn_UvswXBIVZBwPY6B-qamrqMT94QfzI6s9DRyA/edit?usp=sharing"><text:span text:style-name="T10">?</text:span></text:a><text:a xlink:type="simple" xlink:href="https://docs.google.com/presentation/d/1C2mOIn_UvswXBIVZBwPY6B-qamrqMT94QfzI6s9DRyA/edit?usp=sharing"><text:span text:style-name="T10">usp</text:span></text:a><text:a xlink:type="simple" xlink:href="https://docs.google.com/presentation/d/1C2mOIn_UvswXBIVZBwPY6B-qamrqMT94QfzI6s9DRyA/edit?usp=sharing"><text:span text:style-name="T10">=</text:span></text:a><text:a xlink:type="simple" xlink:href="https://docs.google.com/presentation/d/1C2mOIn_UvswXBIVZBwPY6B-qamrqMT94QfzI6s9DRyA/edit?usp=sharing"><text:span text:style-name="T10">sharing</text:span></text:a></text:p>
      <text:p text:style-name="P41"/>
      <text:p text:style-name="P41">Semantic Business Intelligence</text:p>
      <text:p text:style-name="P41">https://docs.google.com/presentation/d/17LQVk5b3sSTVOttgBhI8EEseb_kicLJMQq-BlDtNwNo/edit?usp=sharing </text:p>
      <text:p text:style-name="P41"/>
      <text:p text:style-name="P41">Netention Neighborhood</text:p>
      <text:p text:style-name="P41">https://docs.google.com/presentation/d/12CqfvbSfnI5dWccktxjBNeGZS6_tZAvRzhUdB-1kdXg/edit?usp=sharing </text:p>
      <text:p text:style-name="P41"/>
      <text:p text:style-name="P41">Ouishare</text:p>
      <text:p text:style-name="P41">https://docs.google.com/presentation/d/1aT7PdK54zL70P-MlZuxgQ6ASYg6pdxn6_Fcc9AIwIKM/edit?usp=sharing </text:p>
      <text:p text:style-name="P41"/>
      <text:p text:style-name="P41">Global suvival system</text:p>
      <text:p text:style-name="P41">https://docs.google.com/presentation/d/12SYeqG2CmQbt8A76Z8r0PVYHja3Ju1oV3AFbQFq_zdc/edit?usp=sharing </text:p>
      <text:p text:style-name="P41"/>
      <text:p text:style-name="P41">Naked Mind Protocol</text:p>
      <text:p text:style-name="P41">https://docs.google.com/presentation/d/1Q98meEH7ojKp1KIHKK-Q0nVhIJAYb2FgD5L6X46oya0/edit?usp=sharing</text:p>
      <text:p text:style-name="P43"/>
      <text:list xml:id="list71" text:style-name="LS1">
        <text:list-item>
          <text:list>
            <text:list-item>
              <text:list>
                <text:list-item>
                  <text:p text:style-name="P132"><text:span text:style-name="T19">integrate</text:span><text:span text:style-name="T19"> </text:span><text:span text:style-name="T19">original</text:span><text:span text:style-name="T19"> </text:span><text:span text:style-name="T19">introduction</text:span><text:span text:style-name="T19"> </text:span><text:span text:style-name="T19">to</text:span><text:span text:style-name="T19"> </text:span><text:span text:style-name="T19">slides</text:span><text:span text:style-name="T19"> </text:span><text:span text:style-name="T19">somewhere</text:span><text:span text:style-name="T19"> </text:span><text:span text:style-name="T19">after</text:span><text:span text:style-name="T19"> </text:span><text:span text:style-name="T19">slide</text:span><text:span text:style-name="T19"> #8</text:span></text:p>
                </text:list-item>
              </text:list>
            </text:list-item>
            <text:list-item>
              <text:p text:style-name="P132"><text:span text:style-name="T19">Netention</text:span><text:span text:style-name="T19"> </text:span><text:span text:style-name="T19">Theory</text:span><text:span text:style-name="T19"> </text:span>presentation</text:p>
            </text:list-item>
            <text:list-item>
              <text:p text:style-name="P132"><text:span text:style-name="T19">Netention</text:span><text:span text:style-name="T19"> </text:span><text:span text:style-name="T19">Systems</text:span><text:span text:style-name="T19"> </text:span>presentation</text:p>
            </text:list-item>
            <text:list-item>
              <text:p text:style-name="P132"><text:span text:style-name="T19">Netention</text:span><text:span text:style-name="T19"> </text:span><text:span text:style-name="T19">Growth</text:span><text:span text:style-name="T19"> </text:span>presentation</text:p>
              <text:list>
                <text:list-item>
                  <text:p text:style-name="P161">crowdfunding</text:p>
                </text:list-item>
              </text:list>
            </text:list-item>
            <text:list-item>
              <text:p text:style-name="P132">earth beacon protocol presentation</text:p>
            </text:list-item>
            <text:list-item>
              <text:p text:style-name="P132">avatar soundboard / video remix presentation</text:p>
              <text:list>
                <text:list-item>
                  <text:p text:style-name="P132">personal agents</text:p>
                </text:list-item>
                <text:list-item>
                  <text:p text:style-name="P132">artificial art</text:p>
                </text:list-item>
                <text:list-item>
                  <text:p text:style-name="P132"><text:soft-page-break/>education entertainment (adhd)</text:p>
                </text:list-item>
              </text:list>
            </text:list-item>
            <text:list-item>
              <text:p text:style-name="P132">federated cyber militia presentation (w/ eric’s organization patterns)</text:p>
              <text:list>
                <text:list-item>
                  <text:p text:style-name="P132"><text:a xlink:type="simple" xlink:href="http://www.scribd.com/doc/170284138/Trade-and-Law-Matrix"><text:span text:style-name="T10">http</text:span></text:a><text:a xlink:type="simple" xlink:href="http://www.scribd.com/doc/170284138/Trade-and-Law-Matrix"><text:span text:style-name="T10">://</text:span></text:a><text:a xlink:type="simple" xlink:href="http://www.scribd.com/doc/170284138/Trade-and-Law-Matrix"><text:span text:style-name="T10">www</text:span></text:a><text:a xlink:type="simple" xlink:href="http://www.scribd.com/doc/170284138/Trade-and-Law-Matrix"><text:span text:style-name="T10">.</text:span></text:a><text:a xlink:type="simple" xlink:href="http://www.scribd.com/doc/170284138/Trade-and-Law-Matrix"><text:span text:style-name="T10">scribd</text:span></text:a><text:a xlink:type="simple" xlink:href="http://www.scribd.com/doc/170284138/Trade-and-Law-Matrix"><text:span text:style-name="T10">.</text:span></text:a><text:a xlink:type="simple" xlink:href="http://www.scribd.com/doc/170284138/Trade-and-Law-Matrix"><text:span text:style-name="T10">com</text:span></text:a><text:a xlink:type="simple" xlink:href="http://www.scribd.com/doc/170284138/Trade-and-Law-Matrix"><text:span text:style-name="T10">/</text:span></text:a><text:a xlink:type="simple" xlink:href="http://www.scribd.com/doc/170284138/Trade-and-Law-Matrix"><text:span text:style-name="T10">doc</text:span></text:a><text:a xlink:type="simple" xlink:href="http://www.scribd.com/doc/170284138/Trade-and-Law-Matrix"><text:span text:style-name="T10">/170284138/</text:span></text:a><text:a xlink:type="simple" xlink:href="http://www.scribd.com/doc/170284138/Trade-and-Law-Matrix"><text:span text:style-name="T10">Trade</text:span></text:a><text:a xlink:type="simple" xlink:href="http://www.scribd.com/doc/170284138/Trade-and-Law-Matrix"><text:span text:style-name="T10">-</text:span></text:a><text:a xlink:type="simple" xlink:href="http://www.scribd.com/doc/170284138/Trade-and-Law-Matrix"><text:span text:style-name="T10">and</text:span></text:a><text:a xlink:type="simple" xlink:href="http://www.scribd.com/doc/170284138/Trade-and-Law-Matrix"><text:span text:style-name="T10">-</text:span></text:a><text:a xlink:type="simple" xlink:href="http://www.scribd.com/doc/170284138/Trade-and-Law-Matrix"><text:span text:style-name="T10">Law</text:span></text:a><text:a xlink:type="simple" xlink:href="http://www.scribd.com/doc/170284138/Trade-and-Law-Matrix"><text:span text:style-name="T10">-</text:span></text:a><text:a xlink:type="simple" xlink:href="http://www.scribd.com/doc/170284138/Trade-and-Law-Matrix"><text:span text:style-name="T10">Matrix</text:span></text:a></text:p>
                </text:list-item>
                <text:list-item>
                  <text:p text:style-name="P132"><text:a xlink:type="simple" xlink:href="http://buildfreedom.com/tl/tl07a.shtml"><text:span text:style-name="T10">http</text:span></text:a><text:a xlink:type="simple" xlink:href="http://buildfreedom.com/tl/tl07a.shtml"><text:span text:style-name="T10">://</text:span></text:a><text:a xlink:type="simple" xlink:href="http://buildfreedom.com/tl/tl07a.shtml"><text:span text:style-name="T10">buildfreedom</text:span></text:a><text:a xlink:type="simple" xlink:href="http://buildfreedom.com/tl/tl07a.shtml"><text:span text:style-name="T10">.</text:span></text:a><text:a xlink:type="simple" xlink:href="http://buildfreedom.com/tl/tl07a.shtml"><text:span text:style-name="T10">com</text:span></text:a><text:a xlink:type="simple" xlink:href="http://buildfreedom.com/tl/tl07a.shtml"><text:span text:style-name="T10">/</text:span></text:a><text:a xlink:type="simple" xlink:href="http://buildfreedom.com/tl/tl07a.shtml"><text:span text:style-name="T10">tl</text:span></text:a><text:a xlink:type="simple" xlink:href="http://buildfreedom.com/tl/tl07a.shtml"><text:span text:style-name="T10">/</text:span></text:a><text:a xlink:type="simple" xlink:href="http://buildfreedom.com/tl/tl07a.shtml"><text:span text:style-name="T10">tl</text:span></text:a><text:a xlink:type="simple" xlink:href="http://buildfreedom.com/tl/tl07a.shtml"><text:span text:style-name="T10">07</text:span></text:a><text:a xlink:type="simple" xlink:href="http://buildfreedom.com/tl/tl07a.shtml"><text:span text:style-name="T10">a</text:span></text:a><text:a xlink:type="simple" xlink:href="http://buildfreedom.com/tl/tl07a.shtml"><text:span text:style-name="T10">.</text:span></text:a><text:a xlink:type="simple" xlink:href="http://buildfreedom.com/tl/tl07a.shtml"><text:span text:style-name="T10">shtml</text:span></text:a></text:p>
                </text:list-item>
                <text:list-item>
                  <text:p text:style-name="P132"><text:a xlink:type="simple" xlink:href="https://github.com/automenta/reasonable_policy"><text:span text:style-name="T10">https</text:span></text:a><text:a xlink:type="simple" xlink:href="https://github.com/automenta/reasonable_policy"><text:span text:style-name="T10">://</text:span></text:a><text:a xlink:type="simple" xlink:href="https://github.com/automenta/reasonable_policy"><text:span text:style-name="T10">github</text:span></text:a><text:a xlink:type="simple" xlink:href="https://github.com/automenta/reasonable_policy"><text:span text:style-name="T10">.</text:span></text:a><text:a xlink:type="simple" xlink:href="https://github.com/automenta/reasonable_policy"><text:span text:style-name="T10">com</text:span></text:a><text:a xlink:type="simple" xlink:href="https://github.com/automenta/reasonable_policy"><text:span text:style-name="T10">/</text:span></text:a><text:a xlink:type="simple" xlink:href="https://github.com/automenta/reasonable_policy"><text:span text:style-name="T10">automenta</text:span></text:a><text:a xlink:type="simple" xlink:href="https://github.com/automenta/reasonable_policy"><text:span text:style-name="T10">/</text:span></text:a><text:a xlink:type="simple" xlink:href="https://github.com/automenta/reasonable_policy"><text:span text:style-name="T10">reasonable</text:span></text:a><text:a xlink:type="simple" xlink:href="https://github.com/automenta/reasonable_policy"><text:span text:style-name="T10">_</text:span></text:a><text:a xlink:type="simple" xlink:href="https://github.com/automenta/reasonable_policy"><text:span text:style-name="T10">policy</text:span></text:a></text:p>
                </text:list-item>
                <text:list-item>
                  <text:p text:style-name="P132">first earth battalion</text:p>
                </text:list-item>
              </text:list>
            </text:list-item>
            <text:list-item>
              <text:p text:style-name="P132">biosphere / noosphere optimization presentation</text:p>
            </text:list-item>
          </text:list>
        </text:list-item>
        <text:list-item>
          <text:p text:style-name="P132"><text:span text:style-name="T19">content</text:span><text:span text:style-name="T19"> </text:span><text:span text:style-name="T19">area</text:span><text:span text:style-name="T19"> </text:span><text:span text:style-name="T19">scroll</text:span><text:span text:style-name="T19"> </text:span><text:span text:style-name="T19">issue</text:span><text:span text:style-name="T19"> (</text:span><text:span text:style-name="T19">on</text:span><text:span text:style-name="T19"> </text:span><text:span text:style-name="T19">macOSX</text:span><text:span text:style-name="T19">) </text:span><text:span text:style-name="T19">in</text:span><text:span text:style-name="T19"> </text:span><text:span text:style-name="T19">Team</text:span><text:span text:style-name="T19"> </text:span><text:span text:style-name="T19">View</text:span></text:p>
        </text:list-item>
        <text:list-item>
          <text:p text:style-name="P132"><text:span text:style-name="T19">fix</text:span><text:span text:style-name="T19"> </text:span><text:span text:style-name="T19">new</text:span><text:span text:style-name="T19"> </text:span><text:span text:style-name="T19">user</text:span><text:span text:style-name="T19"> </text:span><text:span text:style-name="T19">bug</text:span></text:p>
          <text:list>
            <text:list-item>
              <text:p text:style-name="P132"><text:span text:style-name="T19">update</text:span><text:span text:style-name="T19"> </text:span><text:span text:style-name="T19">profile</text:span><text:span text:style-name="T19"> </text:span><text:span text:style-name="T19">selector</text:span><text:span text:style-name="T19"> </text:span><text:span text:style-name="T19">when</text:span><text:span text:style-name="T19"> </text:span><text:span text:style-name="T19">new</text:span><text:span text:style-name="T19"> </text:span><text:span text:style-name="T19">profiles</text:span><text:span text:style-name="T19"> </text:span><text:span text:style-name="T19">are</text:span><text:span text:style-name="T19"> </text:span><text:span text:style-name="T19">added</text:span><text:span text:style-name="T19"> (</text:span><text:span text:style-name="T19">via</text:span><text:span text:style-name="T19"> </text:span><text:span text:style-name="T19">backbone</text:span><text:span text:style-name="T19"> </text:span><text:span text:style-name="T19">event</text:span><text:span text:style-name="T19">)</text:span></text:p>
            </text:list-item>
            <text:list-item>
              <text:p text:style-name="P132"><text:span text:style-name="T19">final</text:span><text:span text:style-name="T19"> </text:span><text:span text:style-name="T19">part</text:span><text:span text:style-name="T19">: </text:span><text:span text:style-name="T19">after</text:span><text:span text:style-name="T19"> </text:span><text:span text:style-name="T19">creating</text:span><text:span text:style-name="T19"> </text:span><text:span text:style-name="T19">a</text:span><text:span text:style-name="T19"> </text:span><text:span text:style-name="T19">new</text:span><text:span text:style-name="T19"> </text:span><text:span text:style-name="T19">profile</text:span><text:span text:style-name="T19">, </text:span><text:span text:style-name="T19">reload</text:span><text:span text:style-name="T19"> </text:span><text:span text:style-name="T19">so</text:span><text:span text:style-name="T19"> </text:span><text:span text:style-name="T19">that</text:span><text:span text:style-name="T19"> </text:span><text:span text:style-name="T19">the</text:span><text:span text:style-name="T19"> ‘</text:span><text:span text:style-name="T19">team</text:span><text:span text:style-name="T19">’ </text:span><text:span text:style-name="T19">view</text:span><text:span text:style-name="T19"> </text:span><text:span text:style-name="T19">and</text:span><text:span text:style-name="T19"> </text:span><text:span text:style-name="T19">other</text:span><text:span text:style-name="T19"> </text:span><text:span text:style-name="T19">views</text:span><text:span text:style-name="T19"> </text:span><text:span text:style-name="T19">involving</text:span><text:span text:style-name="T19"> </text:span><text:span text:style-name="T19">selves</text:span><text:span text:style-name="T19"> </text:span><text:span text:style-name="T19">is</text:span><text:span text:style-name="T19"> </text:span><text:span text:style-name="T19">refreshed</text:span></text:p>
            </text:list-item>
          </text:list>
        </text:list-item>
        <text:list-item>
          <text:p text:style-name="P132"><text:span text:style-name="T19">chat</text:span><text:span text:style-name="T19"> </text:span><text:span text:style-name="T19">view</text:span><text:span text:style-name="T19"> </text:span><text:span text:style-name="T19">to</text:span><text:span text:style-name="T19"> </text:span><text:span text:style-name="T19">be</text:span><text:span text:style-name="T19"> </text:span><text:span text:style-name="T19">aware</text:span><text:span text:style-name="T19"> </text:span><text:span text:style-name="T19">of</text:span><text:span text:style-name="T19"> </text:span><text:span text:style-name="T19">profile</text:span><text:span text:style-name="T19"> </text:span><text:span text:style-name="T19">changes</text:span><text:span text:style-name="T19"> (</text:span><text:span text:style-name="T19">via</text:span><text:span text:style-name="T19"> </text:span><text:span text:style-name="T19">backbone</text:span><text:span text:style-name="T19"> </text:span><text:span text:style-name="T19">event</text:span><text:span text:style-name="T19">)</text:span></text:p>
        </text:list-item>
        <text:list-item>
          <text:p text:style-name="P132"><text:span text:style-name="T19">add</text:span><text:span text:style-name="T19"> ‘</text:span><text:span text:style-name="T19">deleted</text:span><text:span text:style-name="T19">.’ </text:span><text:span text:style-name="T19">notification</text:span><text:span text:style-name="T19"> </text:span><text:span text:style-name="T19">to</text:span><text:span text:style-name="T19"> </text:span><text:span text:style-name="T19">an</text:span><text:span text:style-name="T19"> </text:span><text:span text:style-name="T19">object</text:span><text:span text:style-name="T19"> </text:span><text:span text:style-name="T19">edtior</text:span><text:span text:style-name="T19"> (</text:span><text:span text:style-name="T19">ex</text:span><text:span text:style-name="T19">: </text:span><text:span text:style-name="T19">in</text:span><text:span text:style-name="T19"> </text:span><text:span text:style-name="T19">a</text:span><text:span text:style-name="T19"> </text:span><text:span text:style-name="T19">popup</text:span><text:span text:style-name="T19"> </text:span><text:span text:style-name="T19">window</text:span><text:span text:style-name="T19">) </text:span><text:span text:style-name="T19">that</text:span><text:span text:style-name="T19"> </text:span><text:span text:style-name="T19">has</text:span><text:span text:style-name="T19"> </text:span><text:span text:style-name="T19">been</text:span><text:span text:style-name="T19"> </text:span><text:span text:style-name="T19">deleted</text:span><text:span text:style-name="T19">. </text:span><text:span text:style-name="T19">otherwise</text:span><text:span text:style-name="T19"> </text:span><text:span text:style-name="T19">it</text:span><text:span text:style-name="T19">’</text:span><text:span text:style-name="T19">s</text:span><text:span text:style-name="T19"> </text:span><text:span text:style-name="T19">confusing</text:span><text:span text:style-name="T19"> </text:span><text:span text:style-name="T19">to</text:span><text:span text:style-name="T19"> </text:span><text:span text:style-name="T19">see</text:span><text:span text:style-name="T19"> </text:span><text:span text:style-name="T19">it</text:span><text:span text:style-name="T19"> </text:span><text:span text:style-name="T19">on</text:span><text:span text:style-name="T19"> </text:span><text:span text:style-name="T19">the</text:span><text:span text:style-name="T19"> </text:span><text:span text:style-name="T19">screen</text:span><text:span text:style-name="T19"> </text:span><text:span text:style-name="T19">unchanged</text:span></text:p>
        </text:list-item>
        <text:list-item>
          <text:p text:style-name="P132"><text:span text:style-name="T19">make</text:span><text:span text:style-name="T19"> </text:span><text:span text:style-name="T19">sure</text:span><text:span text:style-name="T19"> </text:span><text:span text:style-name="T19">that</text:span><text:span text:style-name="T19"> </text:span><text:span text:style-name="T19">file</text:span><text:span text:style-name="T19"> </text:span><text:span text:style-name="T19">upload</text:span><text:span text:style-name="T19"> </text:span><text:span text:style-name="T19">form</text:span><text:span text:style-name="T19"> </text:span><text:span text:style-name="T19">works</text:span><text:span text:style-name="T19"> </text:span><text:span text:style-name="T19">if</text:span><text:span text:style-name="T19"> </text:span><text:span text:style-name="T19">multiple</text:span><text:span text:style-name="T19"> </text:span><text:span text:style-name="T19">object</text:span><text:span text:style-name="T19"> </text:span><text:span text:style-name="T19">edits</text:span><text:span text:style-name="T19"> </text:span><text:span text:style-name="T19">are</text:span><text:span text:style-name="T19"> </text:span><text:span text:style-name="T19">instantiated</text:span></text:p>
          <text:list>
            <text:list-item>
              <text:p text:style-name="P132"><text:span text:style-name="T19">file</text:span><text:span text:style-name="T19"> </text:span><text:span text:style-name="T19">upload</text:span><text:span text:style-name="T19"> </text:span><text:span text:style-name="T19">form</text:span><text:span text:style-name="T19"> </text:span><text:span text:style-name="T19">should</text:span><text:span text:style-name="T19"> </text:span><text:span text:style-name="T19">disable</text:span><text:span text:style-name="T19"> </text:span><text:span text:style-name="T19">the</text:span><text:span text:style-name="T19"> ‘</text:span><text:span text:style-name="T19">Upload</text:span><text:span text:style-name="T19">’ </text:span><text:span text:style-name="T19">button</text:span><text:span text:style-name="T19"> </text:span><text:span text:style-name="T19">after</text:span><text:span text:style-name="T19"> </text:span><text:span text:style-name="T19">an</text:span><text:span text:style-name="T19"> </text:span><text:span text:style-name="T19">upload</text:span><text:span text:style-name="T19">, </text:span><text:span text:style-name="T19">since</text:span><text:span text:style-name="T19"> </text:span><text:span text:style-name="T19">clicking</text:span><text:span text:style-name="T19"> </text:span><text:span text:style-name="T19">on</text:span><text:span text:style-name="T19"> </text:span><text:span text:style-name="T19">it</text:span><text:span text:style-name="T19"> </text:span><text:span text:style-name="T19">will</text:span><text:span text:style-name="T19"> </text:span><text:span text:style-name="T19">take</text:span><text:span text:style-name="T19"> </text:span><text:span text:style-name="T19">them</text:span><text:span text:style-name="T19"> </text:span><text:span text:style-name="T19">to</text:span><text:span text:style-name="T19"> </text:span><text:span text:style-name="T19">a</text:span><text:span text:style-name="T19"> </text:span><text:span text:style-name="T19">different</text:span><text:span text:style-name="T19"> </text:span><text:span text:style-name="T19">page</text:span></text:p>
            </text:list-item>
          </text:list>
        </text:list-item>
        <text:list-item>
          <text:p text:style-name="P132"><text:span text:style-name="T19">extra</text:span><text:span text:style-name="T19"> </text:span><text:span text:style-name="T19">tabs</text:span><text:span text:style-name="T19">:</text:span></text:p>
          <text:list>
            <text:list-item>
              <text:p text:style-name="P161">FAVORITE</text:p>
            </text:list-item>
            <text:list-item>
              <text:p text:style-name="P132"><text:span text:style-name="T19">READ</text:span><text:span text:style-name="T19">_</text:span><text:span text:style-name="T19">LATER</text:span></text:p>
            </text:list-item>
            <text:list-item>
              <text:p text:style-name="P161">BULLSHIT</text:p>
            </text:list-item>
            <text:list-item>
              <text:p text:style-name="P161">FUNNY</text:p>
            </text:list-item>
            <text:list-item>
              <text:p text:style-name="P161">THEORY</text:p>
            </text:list-item>
            <text:list-item>
              <text:p text:style-name="P161">WARNING</text:p>
            </text:list-item>
            <text:list-item>
              <text:p text:style-name="P132"><text:span text:style-name="T19">…[</text:span><text:span text:style-name="T19">more</text:span><text:span text:style-name="T19"> </text:span><text:span text:style-name="T19">from</text:span><text:span text:style-name="T19"> </text:span><text:span text:style-name="T19">GLP</text:span><text:span text:style-name="T19">, </text:span><text:span text:style-name="T19">ATSNN</text:span><text:span text:style-name="T19">, </text:span><text:span text:style-name="T19">beforeitsnews</text:span><text:span text:style-name="T19">.</text:span><text:span text:style-name="T19">com</text:span><text:span text:style-name="T19">, </text:span><text:span text:style-name="T19">and</text:span><text:span text:style-name="T19"> </text:span><text:span text:style-name="T19">others</text:span><text:span text:style-name="T19">]</text:span></text:p>
            </text:list-item>
            <text:list-item>
              <text:p text:style-name="P132"><text:span text:style-name="T19">Couchsurfing</text:span><text:span text:style-name="T19">:</text:span><text:a xlink:type="simple" xlink:href="https://www.couchsurfing.org/editprofile.html?edit=general"><text:span text:style-name="T25"> <text:s/></text:span></text:a><text:a xlink:type="simple" xlink:href="https://www.couchsurfing.org/editprofile.html?edit=general"><text:span text:style-name="T25">General</text:span></text:a><text:a xlink:type="simple" xlink:href="https://www.couchsurfing.org/editprofile.html?edit=general"><text:span text:style-name="T25"> <text:s/></text:span></text:a><text:a xlink:type="simple" xlink:href="https://www.couchsurfing.org/editprofile.html?edit=location"><text:span text:style-name="T25"><text:s text:c="2"/></text:span></text:a><text:a xlink:type="simple" xlink:href="https://www.couchsurfing.org/editprofile.html?edit=location"><text:span text:style-name="T25">Location</text:span></text:a><text:a xlink:type="simple" xlink:href="https://www.couchsurfing.org/editprofile.html?edit=location"><text:span text:style-name="T25"> <text:s/></text:span></text:a><text:a xlink:type="simple" xlink:href="https://www.couchsurfing.org/editprofile.html?edit=travels"><text:span text:style-name="T25"><text:s text:c="2"/></text:span></text:a><text:a xlink:type="simple" xlink:href="https://www.couchsurfing.org/editprofile.html?edit=travels"><text:span text:style-name="T25">Travels</text:span></text:a><text:a xlink:type="simple" xlink:href="https://www.couchsurfing.org/editprofile.html?edit=travels"><text:span text:style-name="T25"> <text:s/></text:span></text:a><text:a xlink:type="simple" xlink:href="https://www.couchsurfing.org/editprofile.html?edit=languages"><text:span text:style-name="T25"><text:s text:c="2"/></text:span></text:a><text:a xlink:type="simple" xlink:href="https://www.couchsurfing.org/editprofile.html?edit=languages"><text:span text:style-name="T25">Languages</text:span></text:a><text:a xlink:type="simple" xlink:href="https://www.couchsurfing.org/editprofile.html?edit=languages"><text:span text:style-name="T25"> <text:s/></text:span></text:a><text:a xlink:type="simple" xlink:href="https://www.couchsurfing.org/editprofile.html?edit=description"><text:span text:style-name="T25"><text:s text:c="2"/></text:span></text:a><text:a xlink:type="simple" xlink:href="https://www.couchsurfing.org/editprofile.html?edit=description"><text:span text:style-name="T25">Description</text:span></text:a><text:a xlink:type="simple" xlink:href="https://www.couchsurfing.org/editprofile.html?edit=description"><text:span text:style-name="T25"> <text:s/></text:span></text:a><text:a xlink:type="simple" xlink:href="https://www.couchsurfing.org/editprofile.html?edit=photo"><text:span text:style-name="T25"><text:s text:c="2"/></text:span></text:a><text:a xlink:type="simple" xlink:href="https://www.couchsurfing.org/editprofile.html?edit=photo"><text:span text:style-name="T25">Photos</text:span></text:a><text:a xlink:type="simple" xlink:href="https://www.couchsurfing.org/editprofile.html?edit=photo"><text:span text:style-name="T25"> <text:s/></text:span></text:a><text:a xlink:type="simple" xlink:href="https://www.couchsurfing.org/editprofile.html?edit=couch"><text:span text:style-name="T25"><text:s text:c="2"/></text:span></text:a><text:a xlink:type="simple" xlink:href="https://www.couchsurfing.org/editprofile.html?edit=couch"><text:span text:style-name="T25">Couch</text:span></text:a><text:a xlink:type="simple" xlink:href="https://www.couchsurfing.org/editprofile.html?edit=couch"><text:span text:style-name="T25"> <text:s/></text:span></text:a><text:a xlink:type="simple" xlink:href="https://www.couchsurfing.org/editprofile.html?edit=volunteer"><text:span text:style-name="T25"><text:s text:c="2"/></text:span></text:a><text:a xlink:type="simple" xlink:href="https://www.couchsurfing.org/editprofile.html?edit=volunteer"><text:span text:style-name="T25">Get</text:span></text:a><text:a xlink:type="simple" xlink:href="https://www.couchsurfing.org/editprofile.html?edit=volunteer"><text:span text:style-name="T25"> </text:span></text:a><text:a xlink:type="simple" xlink:href="https://www.couchsurfing.org/editprofile.html?edit=volunteer"><text:span text:style-name="T25">Involved</text:span></text:a><text:a xlink:type="simple" xlink:href="https://www.couchsurfing.org/editprofile.html?edit=volunteer"><text:span text:style-name="T25">! <text:s/></text:span></text:a><text:a xlink:type="simple" xlink:href="https://www.couchsurfing.org/editprofile.html?edit=preferences"><text:span text:style-name="T25"><text:s text:c="2"/></text:span></text:a><text:a xlink:type="simple" xlink:href="https://www.couchsurfing.org/editprofile.html?edit=preferences"><text:span text:style-name="T25">Preferences</text:span></text:a><text:a xlink:type="simple" xlink:href="https://www.couchsurfing.org/editprofile.html?edit=preferences"><text:span text:style-name="T25"> <text:s/></text:span></text:a><text:a xlink:type="simple" xlink:href="https://www.couchsurfing.org/editprofile.html?edit=privacy"><text:span text:style-name="T25"><text:s text:c="2"/></text:span></text:a><text:a xlink:type="simple" xlink:href="https://www.couchsurfing.org/editprofile.html?edit=privacy"><text:span text:style-name="T25">Privacy</text:span></text:a><text:a xlink:type="simple" xlink:href="https://www.couchsurfing.org/editprofile.html?edit=privacy"><text:span text:style-name="T25"> <text:s/></text:span></text:a><text:a xlink:type="simple" xlink:href="https://www.couchsurfing.org/editprofile.html?edit=im"><text:span text:style-name="T25"><text:s text:c="2"/></text:span></text:a><text:a xlink:type="simple" xlink:href="https://www.couchsurfing.org/editprofile.html?edit=im"><text:span text:style-name="T25">IM</text:span></text:a><text:a xlink:type="simple" xlink:href="https://www.couchsurfing.org/editprofile.html?edit=im"><text:span text:style-name="T25"> <text:s/></text:span></text:a><text:a xlink:type="simple" xlink:href="https://www.couchsurfing.org/editprofile.html?edit=delete"><text:span text:style-name="T25"><text:s text:c="2"/></text:span></text:a><text:a xlink:type="simple" xlink:href="https://www.couchsurfing.org/editprofile.html?edit=delete"><text:span text:style-name="T25">Delete</text:span></text:a><text:a xlink:type="simple" xlink:href="https://www.couchsurfing.org/editprofile.html?edit=delete"><text:span text:style-name="T25"> <text:s/></text:span></text:a><text:span text:style-name="T19"><text:s text:c="2"/></text:span></text:p>
            </text:list-item>
          </text:list>
        </text:list-item>
        <text:list-item>
          <text:p text:style-name="P132"><text:span text:style-name="T19">fix</text:span><text:span text:style-name="T19"> </text:span><text:span text:style-name="T19">duplicate</text:span><text:span text:style-name="T19"> </text:span><text:span text:style-name="T19">upload</text:span><text:span text:style-name="T19"> </text:span><text:span text:style-name="T19">bug</text:span><text:span text:style-name="T19"> - </text:span><text:span text:style-name="T19">attached</text:span><text:span text:style-name="T19"> </text:span><text:span text:style-name="T19">UUID</text:span><text:span text:style-name="T19"> </text:span><text:span text:style-name="T19">to</text:span><text:span text:style-name="T19"> </text:span><text:span text:style-name="T19">end</text:span><text:span text:style-name="T19"> </text:span><text:span text:style-name="T19">of</text:span><text:span text:style-name="T19"> </text:span><text:span text:style-name="T19">filename</text:span><text:span text:style-name="T19">?</text:span></text:p>
        </text:list-item>
        <text:list-item>
          <text:p text:style-name="P132"><text:span text:style-name="T19">force</text:span><text:span text:style-name="T19"> </text:span><text:span text:style-name="T19">or</text:span><text:span text:style-name="T19"> </text:span><text:span text:style-name="T19">suggest</text:span><text:span text:style-name="T19"> </text:span><text:span text:style-name="T19">client</text:span><text:span text:style-name="T19">’</text:span><text:span text:style-name="T19">s</text:span><text:span text:style-name="T19"> </text:span><text:span text:style-name="T19">self</text:span><text:span text:style-name="T19">.</text:span><text:span text:style-name="T19">clear</text:span><text:span text:style-name="T19">() </text:span><text:span text:style-name="T19">when</text:span><text:span text:style-name="T19"> </text:span><text:span text:style-name="T19">server</text:span><text:span text:style-name="T19"> </text:span><text:span text:style-name="T19">DB</text:span><text:span text:style-name="T19"> </text:span><text:span text:style-name="T19">reset</text:span><text:span text:style-name="T19"> </text:span><text:span text:style-name="T19">or</text:span><text:span text:style-name="T19"> </text:span><text:span text:style-name="T19">changed</text:span></text:p>
        </text:list-item>
        <text:list-item>
          <text:p text:style-name="P132"><text:span text:style-name="T19">&lt;</text:span><text:span text:style-name="T19">time</text:span><text:span text:style-name="T19">&gt; </text:span><text:span text:style-name="T19">update</text:span><text:span text:style-name="T19"> </text:span><text:span text:style-name="T19">immediate</text:span><text:span text:style-name="T19">, </text:span><text:span text:style-name="T19">it</text:span><text:span text:style-name="T19"> </text:span><text:span text:style-name="T19">seems</text:span><text:span text:style-name="T19"> </text:span><text:span text:style-name="T19">to</text:span><text:span text:style-name="T19"> </text:span><text:span text:style-name="T19">take</text:span><text:span text:style-name="T19"> 60 </text:span><text:span text:style-name="T19">sec</text:span><text:span text:style-name="T19"> </text:span><text:span text:style-name="T19">for</text:span><text:span text:style-name="T19"> </text:span><text:span text:style-name="T19">first</text:span><text:span text:style-name="T19"> </text:span><text:span text:style-name="T19">refresh</text:span></text:p>
          <text:list>
            <text:list-item>
              <text:p text:style-name="P132"><text:span text:style-name="T19"><text:s text:c="4"/>$('</text:span><text:span text:style-name="T19">body</text:span><text:span text:style-name="T19">').</text:span><text:span text:style-name="T19">timeago</text:span><text:span text:style-name="T19">('</text:span><text:span text:style-name="T19">refresh</text:span><text:span text:style-name="T19">');</text:span></text:p>
            </text:list-item>
          </text:list>
        </text:list-item>
        <text:list-item>
          <text:p text:style-name="P132"><text:span text:style-name="T19">filtering</text:span><text:span text:style-name="T19"> </text:span><text:span text:style-name="T19">when</text:span><text:span text:style-name="T19"> </text:span><text:span text:style-name="T19">unidentified</text:span></text:p>
        </text:list-item>
      </text:list>
      <text:list xml:id="list4305279442666335179" text:style-name="LS2">
        <text:list-item>
          <text:p text:style-name="P134">multivariate unit/currency/measurement support for real (scalar) quantities</text:p>
        </text:list-item>
        <text:list-item>
          <text:p text:style-name="P134">public mode <text:span text:style-name="T26">special</text:span><text:span text:style-name="T26"> </text:span><text:span text:style-name="T26">read</text:span><text:span text:style-name="T26">-</text:span><text:span text:style-name="T26">only</text:span><text:span text:style-name="T26"> </text:span><text:span text:style-name="T26">URL</text:span><text:span text:style-name="T26"> </text:span><text:span text:style-name="T26">that</text:span><text:span text:style-name="T26"> </text:span><text:span text:style-name="T26">doesnt</text:span><text:span text:style-name="T26"> </text:span><text:span text:style-name="T26">involve</text:span><text:span text:style-name="T26"> </text:span><text:span text:style-name="T26">a</text:span><text:span text:style-name="T26"> </text:span><text:span text:style-name="T26">login</text:span><text:span text:style-name="T26"> </text:span><text:span text:style-name="T26">process</text:span><text:span text:style-name="T26">, </text:span><text:span text:style-name="T26">or</text:span><text:span text:style-name="T26"> </text:span><text:span text:style-name="T26">conversely</text:span><text:span text:style-name="T26"> </text:span><text:span text:style-name="T26">a</text:span><text:span text:style-name="T26"> </text:span><text:span text:style-name="T26">special</text:span><text:span text:style-name="T26"> </text:span><text:span text:style-name="T26">read</text:span><text:span text:style-name="T26">-</text:span><text:span text:style-name="T26">write</text:span><text:span text:style-name="T26"> </text:span><text:span text:style-name="T26">URL</text:span><text:span text:style-name="T26"> </text:span><text:span text:style-name="T26">that</text:span><text:span text:style-name="T26"> </text:span><text:span text:style-name="T26">requires</text:span><text:span text:style-name="T26"> </text:span><text:span text:style-name="T26">a</text:span><text:span text:style-name="T26"> </text:span><text:span text:style-name="T26">login</text:span></text:p>
          <text:list>
            <text:list-item>
              <text:p text:style-name="P134">disable creation of objects when un-identified; open login screen</text:p>
            </text:list-item>
          </text:list>
        </text:list-item>
        <text:list-item>
          <text:p text:style-name="P134">CLIENT CONFIGURATION PARAMETERS</text:p>
          <text:list>
            <text:list-item>
              <text:p text:style-name="P134">configuration.public.js (specifies client behavior)</text:p>
            </text:list-item>
            <text:list-item>
              <text:p text:style-name="P134">configuration.private.js (only known by server)</text:p>
            </text:list-item>
            <text:list-item>
              <text:p text:style-name="P134">set Talk widget optional (by configuration parameter) </text:p>
              <text:list>
                <text:list-item>
                  <text:p text:style-name="P134">lazyload its .js when first clicked? <text:s/>this may have side-effects</text:p>
                </text:list-item>
              </text:list>
            </text:list-item>
            <text:list-item>
              <text:p text:style-name="P134">static - disable login completely, and use as particular URL as startup data</text:p>
            </text:list-item>
            <text:list-item>
              <text:p text:style-name="P134"><text:soft-page-break/>server reads client configuration to HARD disable certain features</text:p>
            </text:list-item>
          </text:list>
        </text:list-item>
        <text:list-item>
          <text:p text:style-name="P134">escape key to toggle avatarmenu</text:p>
        </text:list-item>
        <text:list-item>
          <text:p text:style-name="P134">object-oriented nobject API <text:s/>(util.js)</text:p>
        </text:list-item>
        <text:list-item>
          <text:p text:style-name="P134"><text:span text:style-name="T26">tag</text:span><text:span text:style-name="T26"> </text:span><text:span text:style-name="T26">and</text:span><text:span text:style-name="T26"> </text:span><text:span text:style-name="T26">keyword</text:span><text:span text:style-name="T26"> </text:span><text:span text:style-name="T26">filter</text:span><text:span text:style-name="T26"> </text:span><text:span text:style-name="T26">to</text:span><text:span text:style-name="T26"> </text:span><text:span text:style-name="T26">select</text:span><text:span text:style-name="T26"> </text:span><text:span text:style-name="T26">relevancy</text:span></text:p>
          <text:list>
            <text:list-item>
              <text:p text:style-name="P134">finish time focus to choose time relevancy</text:p>
            </text:list-item>
            <text:list-item>
              <text:p text:style-name="P134">adjust url to contain keyword or time focus</text:p>
            </text:list-item>
          </text:list>
        </text:list-item>
        <text:list-item>
          <text:p text:style-name="P134">goal view</text:p>
          <text:list>
            <text:list-item>
              <text:p text:style-name="P134">unify plan / goal view / plugins that repeats</text:p>
            </text:list-item>
            <text:list-item>
              <text:p text:style-name="P134">alternate time views:</text:p>
              <text:list>
                <text:list-item>
                  <text:p text:style-name="P134">hourly (without reference to date, but adjust for daylight savings and timezone. mostly rely on unixtime)</text:p>
                </text:list-item>
                <text:list-item>
                  <text:p text:style-name="P134">weekly</text:p>
                </text:list-item>
                <text:list-item>
                  <text:p text:style-name="P134">monthly</text:p>
                </text:list-item>
                <text:list-item>
                  <text:p text:style-name="P134">add ability to set alternate destination location for any given ‘want to’ item. but default to current location</text:p>
                </text:list-item>
                <text:list-item>
                  <text:p text:style-name="P134">allow an activity to be marked as ‘completed’ or ‘delayed’</text:p>
                </text:list-item>
                <text:list-item>
                  <text:p text:style-name="P134">if an activity is repetitive, see the repetition metadata collected below and organize into a single panel where it can all be controlled</text:p>
                </text:list-item>
                <text:list-item>
                  <text:p text:style-name="P134">optional picture or video can be attached to each ‘want to’</text:p>
                </text:list-item>
                <text:list-item>
                  <text:p text:style-name="P134">classes are similar to ‘want to’ items but their main purpose is to</text:p>
                  <text:list>
                    <text:list-item>
                      <text:p text:style-name="P134">generate ‘want to’ in the future, at some learning pace</text:p>
                    </text:list-item>
                    <text:list-item>
                      <text:p text:style-name="P134">track the completion of the course</text:p>
                    </text:list-item>
                    <text:list-item>
                      <text:p text:style-name="P134">act as a virtual teacher that can instruct beyond the pre-programmed behavior of the software</text:p>
                    </text:list-item>
                  </text:list>
                </text:list-item>
              </text:list>
            </text:list-item>
          </text:list>
        </text:list-item>
        <text:list-item>
          <text:p text:style-name="P134">unify auth/ID screen</text:p>
        </text:list-item>
        <text:list-item>
          <text:p text:style-name="P134">map layers: custom map layers defined by an image (ex: floorplan diagram), like tidepool</text:p>
        </text:list-item>
        <text:list-item>
          <text:p text:style-name="P134">‘favorites’ tag widget (star)</text:p>
        </text:list-item>
        <text:list-item>
          <text:p text:style-name="P134">optional tab switcher in object editor for each tag</text:p>
        </text:list-item>
        <text:list-item>
          <text:p text:style-name="P134">‘scan’ button add end of list/grid that queries server for more data</text:p>
          <text:list>
            <text:list-item>
              <text:p text:style-name="P134">allow bulletin board mode where grid items can be post-it notes arbitrarily placed on a virtual canvas that gets saved and can facilitate drawing connections</text:p>
            </text:list-item>
          </text:list>
        </text:list-item>
        <text:list-item>
          <text:p text:style-name="P134">list display and sort options as sub-avatarbuttons (beneath)</text:p>
        </text:list-item>
        <text:list-item>
          <text:p text:style-name="P134">middle click on map to set focus to that location</text:p>
        </text:list-item>
        <text:list-item>
          <text:p text:style-name="P134">test object values</text:p>
        </text:list-item>
        <text:list-item>
          <text:p text:style-name="P134">plugin control objects</text:p>
        </text:list-item>
        <text:list-item>
          <text:p text:style-name="P134">drawing value input widget</text:p>
        </text:list-item>
        <text:list-item>
          <text:p text:style-name="P134"/>
        </text:list-item>
        <text:list-item>
          <text:p text:style-name="P134">explain adaptive ontology system</text:p>
        </text:list-item>
        <text:list-item>
          <text:p text:style-name="P134">client-only mode w/ static datasource</text:p>
        </text:list-item>
        <text:list-item>
          <text:p text:style-name="P134">JSON-DL</text:p>
        </text:list-item>
        <text:list-item>
          <text:p text:style-name="P134">server sends extra data when focus changes</text:p>
        </text:list-item>
        <text:list-item>
          <text:p text:style-name="P134">indicators while loading, can appear paused on slow connections or when much data is sent</text:p>
        </text:list-item>
        <text:list-item>
          <text:p text:style-name="P134">GRAPH view</text:p>
          <text:list>
            <text:list-item>
              <text:p text:style-name="P134"><text:soft-page-break/>submenu</text:p>
              <text:list>
                <text:list-item>
                  <text:p text:style-name="P134">layout buttons activated on-demand</text:p>
                </text:list-item>
              </text:list>
            </text:list-item>
            <text:list-item>
              <text:p text:style-name="P134">increase mousewheel zoom speed</text:p>
            </text:list-item>
            <text:list-item>
              <text:p text:style-name="P134">icon on nodes</text:p>
            </text:list-item>
            <text:list-item>
              <text:p text:style-name="P134">circle shape for types</text:p>
            </text:list-item>
            <text:list-item>
              <text:p text:style-name="P134">edge arrows</text:p>
            </text:list-item>
            <text:list-item>
              <text:p text:style-name="P134">edge labels</text:p>
            </text:list-item>
            <text:list-item>
              <text:p text:style-name="P134">‘lock updates’ button</text:p>
            </text:list-item>
            <text:list-item>
              <text:p text:style-name="P134">‘lock all in place’ button</text:p>
            </text:list-item>
            <text:list-item>
              <text:p text:style-name="P134">‘layout’ button</text:p>
            </text:list-item>
            <text:list-item>
              <text:p text:style-name="P134">edge toggles</text:p>
            </text:list-item>
            <text:list-item>
              <text:p text:style-name="P134">timeline view</text:p>
            </text:list-item>
            <text:list-item>
              <text:p text:style-name="P134">“tag for 'Fungi' and 'Application software' are actually stored as separate objects. <text:s/>but i will add the explicit linking for contextual objects such as those.” thanks for the reminder</text:p>
            </text:list-item>
            <text:list-item>
              <text:p text:style-name="P134">“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4"/>
      <text:list xml:id="list170" text:style-name="LS2">
        <text:list-item>
          <text:p text:style-name="P134">Android app</text:p>
          <text:list>
            <text:list-item>
              <text:p text:style-name="P134">start with: github.com/automenta/curiosume_android -&gt; netention_andoid</text:p>
            </text:list-item>
          </text:list>
        </text:list-item>
        <text:list-item>
          <text:p text:style-name="P134">including other data sources (in the systems documentation doc?) in this doc so everything is all in one place. <text:s/>those data will eventually appear in appropriate plugins</text:p>
        </text:list-item>
        <text:list-item>
          <text:p text:style-name="P134">openstreetmaps link for lat/lon in HTML view of profile export</text:p>
        </text:list-item>
        <text:list-item>
          <text:p text:style-name="P134">RSS refresh at interval</text:p>
        </text:list-item>
        <text:list-item>
          <text:p text:style-name="P134">Context / Operator Tags</text:p>
          <text:list>
            <text:list-item>
              <text:p text:style-name="P134">field that specifies to which object this refers to. <text:s/>for tagging a person, these would be context=[userid]</text:p>
            </text:list-item>
            <text:list-item>
              <text:p text:style-name="P134"><text:tab/>then use this to select all a user’s contextual tags: get all user tags</text:p>
            </text:list-item>
            <text:list-item>
              <text:p text:style-name="P134">Compare</text:p>
              <text:list>
                <text:list-item>
                  <text:p text:style-name="P134">Union</text:p>
                </text:list-item>
                <text:list-item>
                  <text:p text:style-name="P134">Intersection</text:p>
                </text:list-item>
              </text:list>
            </text:list-item>
            <text:list-item>
              <text:p text:style-name="P134">Match (Best Matches for a given user)</text:p>
              <text:list>
                <text:list-item>
                  <text:p text:style-name="P134">Best Teachers</text:p>
                </text:list-item>
                <text:list-item>
                  <text:p text:style-name="P134">Best Students</text:p>
                </text:list-item>
                <text:list-item>
                  <text:p text:style-name="P134">Best Collaborators</text:p>
                </text:list-item>
                <text:list-item>
                  <text:p text:style-name="P134">Nearest (ignores geolocation)</text:p>
                </text:list-item>
              </text:list>
            </text:list-item>
            <text:list-item>
              <text:p text:style-name="P134">transmit all user-context objects (optional by client.js configuration option on load), ex: can,need,not,[skills]</text:p>
            </text:list-item>
          </text:list>
        </text:list-item>
        <text:list-item>
          <text:p text:style-name="P134">Ripple integration</text:p>
          <text:list>
            <text:list-item>
              <text:p text:style-name="P134">Show user’s wallet status (when ID known)</text:p>
            </text:list-item>
            <text:list-item>
              <text:p text:style-name="P134">Payment action</text:p>
            </text:list-item>
          </text:list>
        </text:list-item>
        <text:list-item>
          <text:p text:style-name="P134">refactor ontology format so that:</text:p>
          <text:list>
            <text:list-item>
              <text:p text:style-name="P134">uri -&gt; id</text:p>
            </text:list-item>
            <text:list-item>
              <text:p text:style-name="P134">tag -&gt; type</text:p>
            </text:list-item>
          </text:list>
        </text:list-item>
        <text:list-item>
          <text:p text:style-name="P134"><text:soft-page-break/>optional periodic updates for un-connected clients</text:p>
        </text:list-item>
        <text:list-item>
          <text:p text:style-name="P134">unnamed objectviews can not be popped up since title is effecdtively invisible</text:p>
        </text:list-item>
        <text:list-item>
          <text:p text:style-name="P134">Re-Arrange Furniture Plugins</text:p>
        </text:list-item>
        <text:list-item>
          <text:p text:style-name="P134"/>
        </text:list-item>
      </text:list>
      <text:p text:style-name="P3"/>
      <text:p text:style-name="P3"><text:tab/></text:p>
      <text:p text:style-name="P3"/>
      <text:h text:style-name="P68" text:outline-level="10"><text:bookmark text:name="h.4q20dau8aikf"/>Personas</text:h>
      <text:p text:style-name="P47"><text:span text:style-name="T27">just</text:span><text:span text:style-name="T27"> </text:span><text:span text:style-name="T27">attach</text:span><text:span text:style-name="T27"> ‘</text:span><text:span text:style-name="T27">User</text:span><text:span text:style-name="T27">’ </text:span><text:span text:style-name="T27">tag</text:span><text:span text:style-name="T27"> </text:span><text:span text:style-name="T27">to</text:span><text:span text:style-name="T27"> </text:span><text:span text:style-name="T27">an</text:span><text:span text:style-name="T27"> </text:span><text:span text:style-name="T27">object</text:span><text:span text:style-name="T27"> </text:span><text:span text:style-name="T27">and</text:span><text:span text:style-name="T27"> ‘</text:span><text:span text:style-name="T27">Become</text:span><text:span text:style-name="T27">’ </text:span><text:span text:style-name="T27">button</text:span><text:span text:style-name="T27"> </text:span><text:span text:style-name="T27">appears</text:span></text:p>
      <text:p text:style-name="P48"/>
      <text:p text:style-name="P47"><text:span text:style-name="T28">SWITCH</text:span><text:span text:style-name="T28"> </text:span><text:span text:style-name="T28">PERSONA</text:span><text:span text:style-name="T28"> </text:span><text:span text:style-name="T28">TEST</text:span><text:span text:style-name="T28"><text:line-break/></text:span><text:span text:style-name="T29">-</text:span><text:span text:style-name="T29">Other</text:span><text:span text:style-name="T29"> </text:span><text:span text:style-name="T29">personas</text:span><text:span text:style-name="T29"> </text:span><text:span text:style-name="T29">may</text:span><text:span text:style-name="T29"> </text:span><text:span text:style-name="T29">be</text:span><text:span text:style-name="T29"> </text:span><text:span text:style-name="T29">just</text:span><text:span text:style-name="T29"> </text:span><text:span text:style-name="T29">object</text:span><text:span text:style-name="T29"> </text:span><text:span text:style-name="T29">creation</text:span><text:span text:style-name="T29"> </text:span><text:span text:style-name="T29">with</text:span><text:span text:style-name="T29"> </text:span><text:span text:style-name="T29">uri</text:span><text:span text:style-name="T29"> ? (</text:span><text:span text:style-name="T29">additional</text:span><text:span text:style-name="T29"> </text:span><text:span text:style-name="T29">options</text:span><text:span text:style-name="T29">, </text:span><text:span text:style-name="T29">as</text:span><text:span text:style-name="T29"> </text:span><text:span text:style-name="T29">previously</text:span><text:span text:style-name="T29"> </text:span><text:span text:style-name="T29">discussed</text:span><text:span text:style-name="T29"> </text:span><text:span text:style-name="T29">could</text:span><text:span text:style-name="T29"> </text:span><text:span text:style-name="T29">be</text:span><text:span text:style-name="T29"> : </text:span><text:span text:style-name="T29">future</text:span><text:span text:style-name="T29"> </text:span><text:span text:style-name="T29">self</text:span><text:span text:style-name="T29">, </text:span><text:span text:style-name="T29">team</text:span><text:span text:style-name="T29">/</text:span><text:span text:style-name="T29">group</text:span><text:span text:style-name="T29">, </text:span><text:span text:style-name="T29">project</text:span><text:span text:style-name="T29">, </text:span><text:span text:style-name="T29">concept</text:span><text:span text:style-name="T29">, </text:span><text:span text:style-name="T29">abstract</text:span><text:span text:style-name="T29">, </text:span><text:span text:style-name="T29">imaginary</text:span><text:span text:style-name="T29">... (</text:span><text:span text:style-name="T29">will</text:span><text:span text:style-name="T29"> </text:span><text:span text:style-name="T29">try</text:span><text:span text:style-name="T29"> </text:span><text:span text:style-name="T29">to</text:span><text:span text:style-name="T29"> </text:span><text:span text:style-name="T29">find</text:span><text:span text:style-name="T29"> </text:span><text:span text:style-name="T29">something</text:span><text:span text:style-name="T29"> </text:span><text:span text:style-name="T29">simple</text:span><text:span text:style-name="T29">))<text:line-break/>-</text:span><text:span text:style-name="T29">switching</text:span><text:span text:style-name="T29"> </text:span><text:span text:style-name="T29">persona</text:span><text:span text:style-name="T29"> </text:span><text:span text:style-name="T29">doesn</text:span><text:span text:style-name="T29">'</text:span><text:span text:style-name="T29">t</text:span><text:span text:style-name="T29"> </text:span><text:span text:style-name="T29">update</text:span><text:span text:style-name="T29"> </text:span><text:span text:style-name="T29">the</text:span><text:span text:style-name="T29"> </text:span><text:span text:style-name="T29">self</text:span><text:span text:style-name="T29"> </text:span><text:span text:style-name="T29">page</text:span><text:span text:style-name="T29"><text:line-break/>-</text:span><text:span text:style-name="T29">Instead</text:span><text:span text:style-name="T29"> </text:span><text:span text:style-name="T29">of</text:span><text:span text:style-name="T29"> “</text:span><text:span text:style-name="T29">Create</text:span><text:span text:style-name="T29"> </text:span><text:span text:style-name="T29">profile</text:span><text:span text:style-name="T29">”, </text:span><text:span text:style-name="T29">i</text:span><text:span text:style-name="T29">’</text:span><text:span text:style-name="T29">d</text:span><text:span text:style-name="T29"> </text:span><text:span text:style-name="T29">prefer</text:span><text:span text:style-name="T29"> </text:span><text:span text:style-name="T29">something</text:span><text:span text:style-name="T29"> </text:span><text:span text:style-name="T29">like</text:span><text:span text:style-name="T29"> <text:line-break/>“</text:span><text:span text:style-name="T29">create</text:span><text:span text:style-name="T29"> </text:span><text:span text:style-name="T29">new</text:span><text:span text:style-name="T29">” <text:line-break/>+</text:span><text:span text:style-name="T29">Self</text:span><text:span text:style-name="T29"> (</text:span><text:span text:style-name="T29">individual</text:span><text:span text:style-name="T29"> </text:span><text:span text:style-name="T29">or</text:span><text:span text:style-name="T29"> </text:span><text:span text:style-name="T29">collective</text:span><text:span text:style-name="T29">)<text:line-break/>+</text:span><text:span text:style-name="T29">resource</text:span><text:span text:style-name="T29"><text:line-break/>+</text:span><text:span text:style-name="T29">project</text:span><text:span text:style-name="T29"><text:line-break/></text:span><text:span text:style-name="T29">which</text:span><text:span text:style-name="T29"> </text:span><text:span text:style-name="T29">basically</text:span><text:span text:style-name="T29"> </text:span><text:span text:style-name="T29">create</text:span><text:span text:style-name="T29"> </text:span><text:span text:style-name="T29">a</text:span><text:span text:style-name="T29"> </text:span><text:span text:style-name="T29">new</text:span><text:span text:style-name="T29"> </text:span><text:span text:style-name="T29">object</text:span><text:span text:style-name="T29"> </text:span><text:span text:style-name="T29">with</text:span><text:span text:style-name="T29"> </text:span><text:span text:style-name="T29">a</text:span><text:span text:style-name="T29"> </text:span><text:span text:style-name="T29">self</text:span><text:span text:style-name="T29"> (</text:span><text:span text:style-name="T29">user</text:span><text:span text:style-name="T29">/</text:span><text:span text:style-name="T29">human</text:span><text:span text:style-name="T29">), </text:span><text:span text:style-name="T29">resource</text:span><text:span text:style-name="T29"> </text:span><text:span text:style-name="T29">or</text:span><text:span text:style-name="T29"> </text:span><text:span text:style-name="T29">project</text:span><text:span text:style-name="T29"> </text:span><text:span text:style-name="T29">tag</text:span><text:span text:style-name="T29">.</text:span><text:span text:style-name="T28"><text:line-break/><text:line-break/><text:line-break/>-</text:span><text:span text:style-name="T28">Delete</text:span><text:span text:style-name="T28"> </text:span><text:span text:style-name="T28">button</text:span><text:span text:style-name="T28"> </text:span><text:span text:style-name="T28">should</text:span><text:span text:style-name="T28"> </text:span><text:span text:style-name="T28">be</text:span><text:span text:style-name="T28"> </text:span><text:span text:style-name="T28">much</text:span><text:span text:style-name="T28"> </text:span><text:span text:style-name="T28">more</text:span><text:span text:style-name="T28"> </text:span><text:span text:style-name="T28">discrete</text:span><text:span text:style-name="T28"> </text:span><text:span text:style-name="T28">and</text:span><text:span text:style-name="T28"> </text:span><text:span text:style-name="T28">smaller</text:span><text:span text:style-name="T28">, </text:span><text:span text:style-name="T28">like</text:span><text:span text:style-name="T28"> </text:span><text:span text:style-name="T28">a</text:span><text:span text:style-name="T28"> </text:span><text:span text:style-name="T28">cross</text:span><text:span text:style-name="T28">, </text:span><text:span text:style-name="T28">and</text:span><text:span text:style-name="T28"> </text:span><text:span text:style-name="T28">i</text:span><text:span text:style-name="T28"> </text:span><text:span text:style-name="T28">even</text:span><text:span text:style-name="T28"> </text:span><text:span text:style-name="T28">think</text:span><text:span text:style-name="T28"> </text:span><text:span text:style-name="T28">it</text:span><text:span text:style-name="T28"> </text:span><text:span text:style-name="T28">shouldn</text:span><text:span text:style-name="T28">’</text:span><text:span text:style-name="T28">t</text:span><text:span text:style-name="T28"> </text:span><text:span text:style-name="T28">be</text:span><text:span text:style-name="T28"> </text:span><text:span text:style-name="T28">there</text:span><text:span text:style-name="T28"> </text:span><text:span text:style-name="T28">but</text:span><text:span text:style-name="T28"> </text:span><text:span text:style-name="T28">in</text:span><text:span text:style-name="T28"> </text:span><text:span text:style-name="T28">the</text:span><text:span text:style-name="T28"> </text:span><text:span text:style-name="T28">semantic</text:span><text:span text:style-name="T28"> </text:span><text:span text:style-name="T28">explorer</text:span><text:span text:style-name="T28">.</text:span></text:p>
      <text:p text:style-name="P47"><text:span text:style-name="T28">I</text:span><text:span text:style-name="T28"> </text:span><text:span text:style-name="T28">found</text:span><text:span text:style-name="T28"> </text:span><text:span text:style-name="T28">it</text:span><text:span text:style-name="T28"> </text:span><text:span text:style-name="T28">misleading</text:span><text:span text:style-name="T28"> </text:span><text:span text:style-name="T28">to</text:span><text:span text:style-name="T28"> </text:span><text:span text:style-name="T28">select</text:span><text:span text:style-name="T28"> </text:span><text:span text:style-name="T28">an</text:span><text:span text:style-name="T28"> </text:span><text:span text:style-name="T28">object</text:span><text:span text:style-name="T28"> </text:span><text:span text:style-name="T28">to</text:span><text:span text:style-name="T28"> </text:span><text:span text:style-name="T28">then</text:span><text:span text:style-name="T28"> </text:span><text:span text:style-name="T28">switch</text:span><text:span text:style-name="T28"> </text:span><text:span text:style-name="T28">to</text:span><text:span text:style-name="T28"> </text:span><text:span text:style-name="T28">it</text:span><text:span text:style-name="T28"> </text:span><text:span text:style-name="T28">or</text:span><text:span text:style-name="T28"> </text:span><text:span text:style-name="T28">delete</text:span><text:span text:style-name="T28"> </text:span><text:span text:style-name="T28">it</text:span><text:span text:style-name="T28">.<text:line-break/></text:span><text:span text:style-name="T28">This</text:span><text:span text:style-name="T28"> </text:span><text:span text:style-name="T28">is</text:span><text:span text:style-name="T28"> </text:span><text:span text:style-name="T28">may</text:span><text:span text:style-name="T28"> </text:span><text:span text:style-name="T28">lead</text:span><text:span text:style-name="T28"> </text:span><text:span text:style-name="T28">to</text:span><text:span text:style-name="T28"> </text:span><text:span text:style-name="T28">lots</text:span><text:span text:style-name="T28"> </text:span><text:span text:style-name="T28">of</text:span><text:span text:style-name="T28"> </text:span><text:span text:style-name="T28">mistakes</text:span><text:span text:style-name="T28"> </text:span><text:span text:style-name="T28">and</text:span><text:span text:style-name="T28"> </text:span><text:span text:style-name="T28">full</text:span><text:span text:style-name="T28"> </text:span><text:span text:style-name="T28">personas</text:span><text:span text:style-name="T28"> </text:span><text:span text:style-name="T28">deleted</text:span><text:span text:style-name="T28"> </text:span><text:span text:style-name="T28">accidentally</text:span><text:span text:style-name="T28">.<text:line-break/><text:line-break/><text:line-break/>-</text:span><text:span text:style-name="T28">Instead</text:span><text:span text:style-name="T28"> </text:span><text:span text:style-name="T28">of</text:span><text:span text:style-name="T28"> </text:span><text:span text:style-name="T28">now</text:span><text:span text:style-name="T28">, </text:span><text:span text:style-name="T28">it</text:span><text:span text:style-name="T28"> </text:span><text:span text:style-name="T28">could</text:span><text:span text:style-name="T28"> </text:span><text:span text:style-name="T28">be</text:span><text:span text:style-name="T28"> </text:span><text:span text:style-name="T28">interesting</text:span><text:span text:style-name="T28"> </text:span><text:span text:style-name="T28">to</text:span><text:span text:style-name="T28"> </text:span><text:span text:style-name="T28">use</text:span><text:span text:style-name="T28"> “</text:span><text:span text:style-name="T28">focus</text:span><text:span text:style-name="T28">” </text:span><text:span text:style-name="T28">as</text:span><text:span text:style-name="T28"> </text:span><text:span text:style-name="T28">a</text:span><text:span text:style-name="T28"> </text:span><text:span text:style-name="T28">terminology</text:span><text:span text:style-name="T28">, </text:span><text:span text:style-name="T28">then</text:span><text:span text:style-name="T28"> </text:span><text:span text:style-name="T28">to</text:span><text:span text:style-name="T28"> </text:span><text:span text:style-name="T28">chose</text:span><text:span text:style-name="T28"> </text:span><text:span text:style-name="T28">between</text:span><text:span text:style-name="T28"> “</text:span><text:span text:style-name="T28">Selves</text:span><text:span text:style-name="T28"> </text:span><text:span text:style-name="T28">Focuses</text:span><text:span text:style-name="T28">” (</text:span><text:span text:style-name="T28">groups</text:span><text:span text:style-name="T28">, </text:span><text:span text:style-name="T28">teams</text:span><text:span text:style-name="T28">, </text:span><text:span text:style-name="T28">individuals</text:span><text:span text:style-name="T28">, </text:span><text:span text:style-name="T28">resources</text:span><text:span text:style-name="T28">, </text:span><text:span text:style-name="T28">everything</text:span><text:span text:style-name="T28"> </text:span><text:span text:style-name="T28">that</text:span><text:span text:style-name="T28"> </text:span><text:span text:style-name="T28">is</text:span><text:span text:style-name="T28"> </text:span><text:span text:style-name="T28">material</text:span><text:span text:style-name="T28">), </text:span><text:span text:style-name="T28">and</text:span><text:span text:style-name="T28"> “</text:span><text:span text:style-name="T28">Semantic</text:span><text:span text:style-name="T28"> </text:span><text:span text:style-name="T28">Focuses</text:span><text:span text:style-name="T28">” (</text:span><text:span text:style-name="T28">future</text:span><text:span text:style-name="T28"> </text:span><text:span text:style-name="T28">selves</text:span><text:span text:style-name="T28">, </text:span><text:span text:style-name="T28">projects</text:span><text:span text:style-name="T28">, </text:span><text:span text:style-name="T28">concepts</text:span><text:span text:style-name="T28">, </text:span><text:span text:style-name="T28">semiotics</text:span><text:span text:style-name="T28">, </text:span><text:span text:style-name="T28">etc</text:span><text:span text:style-name="T28">)<text:line-break/><text:line-break/>-</text:span><text:span text:style-name="T28">If</text:span><text:span text:style-name="T28"> </text:span><text:span text:style-name="T28">i</text:span><text:span text:style-name="T28"> </text:span><text:span text:style-name="T28">cancel</text:span><text:span text:style-name="T28"> </text:span><text:span text:style-name="T28">a</text:span><text:span text:style-name="T28"> </text:span><text:span text:style-name="T28">persona</text:span><text:span text:style-name="T28"> </text:span><text:span text:style-name="T28">creation</text:span><text:span text:style-name="T28">, </text:span><text:span text:style-name="T28">it</text:span><text:span text:style-name="T28"> </text:span><text:span text:style-name="T28">seems</text:span><text:span text:style-name="T28"> </text:span><text:span text:style-name="T28">to</text:span><text:span text:style-name="T28"> </text:span><text:span text:style-name="T28">create</text:span><text:span text:style-name="T28"> </text:span><text:span text:style-name="T28">an</text:span><text:span text:style-name="T28"> </text:span><text:span text:style-name="T28">empty</text:span><text:span text:style-name="T28"> </text:span><text:span text:style-name="T28">human</text:span><text:span text:style-name="T28"> </text:span><text:span text:style-name="T28">object</text:span><text:span text:style-name="T28"> </text:span><text:span text:style-name="T28">which</text:span><text:span text:style-name="T28"> </text:span><text:span text:style-name="T28">is</text:span><text:span text:style-name="T28"> </text:span><text:span text:style-name="T28">added</text:span><text:span text:style-name="T28"> </text:span><text:span text:style-name="T28">in</text:span><text:span text:style-name="T28"> </text:span><text:span text:style-name="T28">the</text:span><text:span text:style-name="T28"> </text:span><text:span text:style-name="T28">persona</text:span><text:span text:style-name="T28"> </text:span><text:span text:style-name="T28">list</text:span><text:span text:style-name="T28"> </text:span><text:span text:style-name="T28">as</text:span><text:span text:style-name="T28"> “</text:span><text:span text:style-name="T28">undefined</text:span><text:span text:style-name="T28">”.<text:line-break/><text:line-break/>-</text:span><text:span text:style-name="T28">Also</text:span><text:span text:style-name="T28">, </text:span><text:span text:style-name="T28">things</text:span><text:span text:style-name="T28"> </text:span><text:span text:style-name="T28">i</text:span><text:span text:style-name="T28"> </text:span><text:span text:style-name="T28">couldn</text:span><text:span text:style-name="T28">’</text:span><text:span text:style-name="T28">t</text:span><text:span text:style-name="T28"> </text:span><text:span text:style-name="T28">tell</text:span><text:span text:style-name="T28">, </text:span><text:span text:style-name="T28">are</text:span><text:span text:style-name="T28"> </text:span><text:span text:style-name="T28">personas</text:span><text:span text:style-name="T28"> </text:span><text:span text:style-name="T28">shareable</text:span><text:span text:style-name="T28"> </text:span><text:span text:style-name="T28">between</text:span><text:span text:style-name="T28"> </text:span><text:span text:style-name="T28">users</text:span><text:span text:style-name="T28"> ?<text:line-break/></text:span><text:span text:style-name="T28">So</text:span><text:span text:style-name="T28"> </text:span><text:span text:style-name="T28">that</text:span><text:span text:style-name="T28"> </text:span><text:span text:style-name="T28">it</text:span><text:span text:style-name="T28"> </text:span><text:span text:style-name="T28">can</text:span><text:span text:style-name="T28"> </text:span><text:span text:style-name="T28">be</text:span><text:span text:style-name="T28"> </text:span><text:span text:style-name="T28">edited</text:span><text:span text:style-name="T28"> </text:span><text:span text:style-name="T28">by</text:span><text:span text:style-name="T28"> </text:span><text:span text:style-name="T28">multiple</text:span><text:span text:style-name="T28"> </text:span><text:span text:style-name="T28">users</text:span><text:span text:style-name="T28">.<text:line-break/></text:span><text:span text:style-name="T28">If</text:span><text:span text:style-name="T28"> </text:span><text:span text:style-name="T28">so</text:span><text:span text:style-name="T28"> </text:span><text:span text:style-name="T28">a</text:span><text:span text:style-name="T28"> </text:span><text:span text:style-name="T28">level</text:span><text:span text:style-name="T28"> </text:span><text:span text:style-name="T28">of</text:span><text:span text:style-name="T28"> </text:span><text:span text:style-name="T28">privacy</text:span><text:span text:style-name="T28"> </text:span><text:span text:style-name="T28">would</text:span><text:span text:style-name="T28"> </text:span><text:span text:style-name="T28">be</text:span><text:span text:style-name="T28"> </text:span><text:span text:style-name="T28">useful</text:span><text:span text:style-name="T28"> : <text:line-break/></text:span><text:span text:style-name="T28">share</text:span><text:span text:style-name="T28"> </text:span><text:span text:style-name="T28">with</text:span><text:span text:style-name="T28"> </text:span><text:span text:style-name="T28">Selves</text:span><text:span text:style-name="T28"> (</text:span><text:span text:style-name="T28">inidividuals</text:span><text:span text:style-name="T28"> </text:span><text:span text:style-name="T28">or</text:span><text:span text:style-name="T28"> </text:span><text:span text:style-name="T28">teams</text:span><text:span text:style-name="T28">), <text:line-break/></text:span><text:span text:style-name="T28">or</text:span><text:span text:style-name="T28"> </text:span><text:span text:style-name="T28">Server</text:span><text:span text:style-name="T28">,<text:line-break/></text:span><text:span text:style-name="T28">or</text:span><text:span text:style-name="T28"> </text:span><text:span text:style-name="T28">other</text:span><text:span text:style-name="T28"> </text:span><text:span text:style-name="T28">Servers</text:span><text:span text:style-name="T28">, </text:span><text:span text:style-name="T28">Meta</text:span><text:span text:style-name="T28">-</text:span><text:span text:style-name="T28">servers</text:span><text:span text:style-name="T28">...<text:line-break/><text:line-break/>-</text:span><text:span text:style-name="T28">Finally</text:span><text:span text:style-name="T28">, </text:span><text:span text:style-name="T28">clicking</text:span><text:span text:style-name="T28"> </text:span><text:span text:style-name="T28">on</text:span><text:span text:style-name="T28"> </text:span><text:span text:style-name="T28">the</text:span><text:span text:style-name="T28"> </text:span><text:span text:style-name="T28">persona</text:span><text:span text:style-name="T28"> </text:span><text:span text:style-name="T28">name</text:span><text:span text:style-name="T28"> </text:span><text:span text:style-name="T28">on</text:span><text:span text:style-name="T28"> </text:span><text:span text:style-name="T28">the</text:span><text:span text:style-name="T28"> </text:span><text:span text:style-name="T28">left</text:span><text:span text:style-name="T28"> </text:span><text:span text:style-name="T28">menu</text:span><text:span text:style-name="T28"> </text:span><text:span text:style-name="T28">to</text:span><text:span text:style-name="T28"> </text:span><text:span text:style-name="T28">get</text:span><text:span text:style-name="T28"> </text:span><text:span text:style-name="T28">back</text:span><text:span text:style-name="T28"> </text:span><text:span text:style-name="T28">to</text:span><text:span text:style-name="T28"> </text:span><text:span text:style-name="T28">the</text:span><text:span text:style-name="T28"> </text:span><text:span text:style-name="T28">self</text:span><text:span text:style-name="T28"> </text:span><text:span text:style-name="T28">page</text:span><text:span text:style-name="T28"> </text:span><text:span text:style-name="T28">works</text:span><text:span text:style-name="T28"> </text:span><text:span text:style-name="T28">randomly</text:span><text:span text:style-name="T28"> </text:span><text:span text:style-name="T28">if</text:span><text:span text:style-name="T28"> </text:span><text:span text:style-name="T28">not</text:span><text:span text:style-name="T28"> </text:span><text:span text:style-name="T28">at</text:span><text:span text:style-name="T28"> </text:span><text:span text:style-name="T28">all</text:span><text:span text:style-name="T28">.</text:span></text:p>
      <text:h text:style-name="P69"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2">What</text:span><text:span text:style-name="T2"> </text:span><text:span text:style-name="T2">Works</text:span></text:p>
          </table:table-cell>
          <table:table-cell table:style-name="Table2.A1" office:value-type="string">
            <text:p text:style-name="P33"><text:span text:style-name="T2">What</text:span><text:span text:style-name="T2"> </text:span><text:span text:style-name="T2">Doesn</text:span><text:span text:style-name="T2">’</text:span><text:span text:style-name="T2">t</text:span><text:span text:style-name="T2"> </text:span><text:span text:style-name="T2">Work</text:span><text:span text:style-name="T2"> </text:span><text:span text:style-name="T2">Yet</text:span></text:p>
          </table:table-cell>
        </table:table-row>
        <table:table-row>
          <table:table-cell table:style-name="Table2.A1" office:value-type="string">
            <text:list xml:id="list6464114381679740369" text:style-name="LS3">
              <text:list-item>
                <text:p text:style-name="P97"><text:span text:style-name="T1">The</text:span><text:span text:style-name="T1"> </text:span><text:span text:style-name="T1">default</text:span><text:span text:style-name="T1"> </text:span><text:span text:style-name="T1">mode</text:span><text:span text:style-name="T1">, </text:span><text:span text:style-name="T1">if</text:span><text:span text:style-name="T1"> </text:span><text:span text:style-name="T1">enabled</text:span><text:span text:style-name="T1"> </text:span><text:span text:style-name="T1">via</text:span><text:span text:style-name="T1"> </text:span><text:span text:style-name="T1">client</text:span><text:span text:style-name="T1"> </text:span><text:span text:style-name="T1">option</text:span><text:span text:style-name="T1">, </text:span><text:span text:style-name="T1">allows</text:span><text:span text:style-name="T1"> </text:span><text:span text:style-name="T1">a</text:span><text:span text:style-name="T1"> </text:span><text:span text:style-name="T1">client</text:span><text:span text:style-name="T1"> </text:span><text:span text:style-name="T1">to</text:span><text:span text:style-name="T1"> </text:span><text:span text:style-name="T1">access</text:span><text:span text:style-name="T1"> </text:span><text:span text:style-name="T1">the</text:span><text:span text:style-name="T1"> </text:span><text:span text:style-name="T1">site</text:span><text:span text:style-name="T1"> </text:span><text:span text:style-name="T1">witihout</text:span><text:span text:style-name="T1"> </text:span><text:span text:style-name="T1">identification</text:span><text:span text:style-name="T1">. <text:s/></text:span><text:span text:style-name="T1">A</text:span><text:span text:style-name="T1"> </text:span><text:span text:style-name="T1">Login</text:span><text:span text:style-name="T1"> </text:span><text:span text:style-name="T1">link</text:span><text:span text:style-name="T1"> </text:span><text:span text:style-name="T1">appears</text:span><text:span text:style-name="T1"> </text:span><text:span text:style-name="T1">if</text:span><text:span text:style-name="T1"> </text:span><text:span text:style-name="T1">the</text:span><text:span text:style-name="T1"> </text:span><text:span text:style-name="T1">user</text:span><text:span text:style-name="T1"> </text:span><text:span text:style-name="T1">wishes</text:span><text:span text:style-name="T1"> </text:span><text:span text:style-name="T1">to</text:span><text:span text:style-name="T1"> </text:span><text:span text:style-name="T1">identify</text:span><text:span text:style-name="T1"> </text:span><text:span text:style-name="T1">themselves</text:span><text:span text:style-name="T1"> </text:span><text:span text:style-name="T1">at</text:span><text:span text:style-name="T1"> </text:span><text:span text:style-name="T1">a</text:span><text:span text:style-name="T1"> </text:span><text:span text:style-name="T1">later</text:span><text:span text:style-name="T1"> </text:span><text:span text:style-name="T1">time</text:span><text:span text:style-name="T1">.</text:span></text:p>
              </text:list-item>
            </text:list>
          </table:table-cell>
          <table:table-cell table:style-name="Table2.A1" office:value-type="string">
            <text:p text:style-name="P35"/>
          </table:table-cell>
        </table:table-row>
      </table:table>
      <text:p text:style-name="P49"/>
      <text:p text:style-name="P49"/>
      <text:h text:style-name="P70"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2">What</text:span><text:span text:style-name="T2"> </text:span><text:span text:style-name="T2">Works</text:span></text:p>
          </table:table-cell>
          <table:table-cell table:style-name="Table3.A1" office:value-type="string">
            <text:p text:style-name="P33"><text:span text:style-name="T2">What</text:span><text:span text:style-name="T2"> </text:span><text:span text:style-name="T2">Doesn</text:span><text:span text:style-name="T2">’</text:span><text:span text:style-name="T2">t</text:span><text:span text:style-name="T2"> </text:span><text:span text:style-name="T2">Work</text:span><text:span text:style-name="T2"> </text:span><text:span text:style-name="T2">Yet</text:span></text:p>
          </table:table-cell>
        </table:table-row>
        <table:table-row>
          <table:table-cell table:style-name="Table3.A1" office:value-type="string">
            <text:list xml:id="list198" text:style-name="LS3">
              <text:list-item>
                <text:p text:style-name="P97"><text:span text:style-name="T1">one</text:span><text:span text:style-name="T1"> </text:span><text:span text:style-name="T1">click</text:span><text:span text:style-name="T1"> </text:span><text:span text:style-name="T1">anonymous</text:span><text:span text:style-name="T1"> </text:span><text:span text:style-name="T1">access</text:span></text:p>
              </text:list-item>
              <text:list-item>
                <text:p text:style-name="P97"><text:span text:style-name="T1">anonymous</text:span><text:span text:style-name="T1"> </text:span><text:span text:style-name="T1">authentication</text:span><text:span text:style-name="T1"> </text:span><text:span text:style-name="T1">shares</text:span><text:span text:style-name="T1"> </text:span><text:span text:style-name="T1">a</text:span><text:span text:style-name="T1"> </text:span><text:span text:style-name="T1">set</text:span><text:span text:style-name="T1"> </text:span><text:span text:style-name="T1">of</text:span><text:span text:style-name="T1"> </text:span><text:span text:style-name="T1">profiles</text:span><text:span text:style-name="T1"> </text:span><text:span text:style-name="T1">created</text:span><text:span text:style-name="T1"> </text:span><text:span text:style-name="T1">by</text:span><text:span text:style-name="T1"> </text:span><text:span text:style-name="T1">anonymous</text:span><text:span text:style-name="T1"> </text:span><text:span text:style-name="T1">users</text:span><text:span text:style-name="T1">.</text:span></text:p>
              </text:list-item>
              <text:list-item>
                <text:p text:style-name="P97"><text:span text:style-name="T1">select</text:span><text:span text:style-name="T1"> </text:span><text:span text:style-name="T1">profile</text:span><text:span text:style-name="T1"> </text:span><text:span text:style-name="T1">after</text:span><text:span text:style-name="T1"> </text:span><text:span text:style-name="T1">anonymous</text:span><text:span text:style-name="T1"> </text:span><text:span text:style-name="T1">login</text:span><text:span text:style-name="T1">: </text:span><text:span text:style-name="T1">allowing</text:span><text:span text:style-name="T1"> </text:span><text:span text:style-name="T1">you</text:span><text:span text:style-name="T1"> </text:span><text:span text:style-name="T1">to</text:span><text:span text:style-name="T1"> </text:span><text:span text:style-name="T1">choose</text:span><text:span text:style-name="T1"> </text:span><text:span text:style-name="T1">an</text:span><text:span text:style-name="T1"> </text:span><text:span text:style-name="T1">anonymous</text:span><text:span text:style-name="T1"> </text:span><text:span text:style-name="T1">profile</text:span><text:span text:style-name="T1">, </text:span><text:span text:style-name="T1">create</text:span><text:span text:style-name="T1"> </text:span><text:span text:style-name="T1">a</text:span><text:span text:style-name="T1"> </text:span><text:span text:style-name="T1">new</text:span><text:span text:style-name="T1"> </text:span><text:span text:style-name="T1">one</text:span><text:span text:style-name="T1">, </text:span><text:span text:style-name="T1">or</text:span><text:span text:style-name="T1"> </text:span><text:span text:style-name="T1">delete</text:span><text:span text:style-name="T1"> </text:span><text:span text:style-name="T1">one</text:span></text:p>
              </text:list-item>
            </text:list>
          </table:table-cell>
          <table:table-cell table:style-name="Table3.A1" office:value-type="string">
            <text:list xml:id="list6512287718697222476" text:style-name="LS4">
              <text:list-item>
                <text:p text:style-name="P98"><text:span text:style-name="T1">server</text:span><text:span text:style-name="T1"> </text:span><text:span text:style-name="T1">permission</text:span><text:span text:style-name="T1"> </text:span><text:span text:style-name="T1">to</text:span><text:span text:style-name="T1"> </text:span><text:span text:style-name="T1">deny</text:span><text:span text:style-name="T1"> </text:span><text:span text:style-name="T1">anonymous</text:span><text:span text:style-name="T1"> </text:span><text:span text:style-name="T1">access</text:span><text:span text:style-name="T1"> (?), </text:span><text:span text:style-name="T1">including</text:span><text:span text:style-name="T1"> /</text:span><text:span text:style-name="T1">anonymous</text:span><text:span text:style-name="T1"> </text:span><text:span text:style-name="T1">URL</text:span></text:p>
              </text:list-item>
            </text:list>
          </table:table-cell>
        </table:table-row>
      </table:table>
      <text:p text:style-name="P39"/>
      <text:h text:style-name="P71"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2">What</text:span><text:span text:style-name="T2"> </text:span><text:span text:style-name="T2">Works</text:span></text:p>
          </table:table-cell>
          <table:table-cell table:style-name="Table4.A1" office:value-type="string">
            <text:p text:style-name="P33"><text:span text:style-name="T2">What</text:span><text:span text:style-name="T2"> </text:span><text:span text:style-name="T2">Doesn</text:span><text:span text:style-name="T2">’</text:span><text:span text:style-name="T2">t</text:span><text:span text:style-name="T2"> </text:span><text:span text:style-name="T2">Work</text:span><text:span text:style-name="T2"> </text:span><text:span text:style-name="T2">Yet</text:span></text:p>
          </table:table-cell>
        </table:table-row>
        <table:table-row>
          <table:table-cell table:style-name="Table4.A1" office:value-type="string">
            <text:list xml:id="list202" text:style-name="LS3">
              <text:list-item>
                <text:p text:style-name="P97"><text:span text:style-name="T1">press</text:span><text:span text:style-name="T1"> </text:span><text:span text:style-name="T1">enter</text:span><text:span text:style-name="T1"> </text:span><text:span text:style-name="T1">to</text:span><text:span text:style-name="T1"> </text:span><text:span text:style-name="T1">send</text:span><text:span text:style-name="T1"> </text:span><text:span text:style-name="T1">message</text:span></text:p>
              </text:list-item>
              <text:list-item>
                <text:p text:style-name="P97"><text:span text:style-name="T1">roster</text:span><text:span text:style-name="T1"> </text:span><text:span text:style-name="T1">visible</text:span></text:p>
              </text:list-item>
              <text:list-item>
                <text:p text:style-name="P97"><text:span text:style-name="T1">message</text:span><text:span text:style-name="T1"> </text:span><text:span text:style-name="T1">filtering</text:span><text:span text:style-name="T1"> </text:span><text:span text:style-name="T1">via</text:span><text:span text:style-name="T1"> </text:span><text:span text:style-name="T1">focus</text:span></text:p>
              </text:list-item>
            </text:list>
          </table:table-cell>
          <table:table-cell table:style-name="Table4.A1" office:value-type="string">
            <text:list xml:id="list3585717671939562161" text:style-name="LS5">
              <text:list-item>
                <text:p text:style-name="P106"><text:span text:style-name="T1">alternate</text:span><text:span text:style-name="T1"> </text:span><text:span text:style-name="T1">message</text:span><text:span text:style-name="T1"> </text:span><text:span text:style-name="T1">object</text:span><text:span text:style-name="T1"> </text:span><text:span text:style-name="T1">renderer</text:span><text:span text:style-name="T1"> </text:span><text:span text:style-name="T1">than</text:span><text:span text:style-name="T1"> </text:span><text:span text:style-name="T1">what</text:span><text:span text:style-name="T1">’</text:span><text:span text:style-name="T1">s</text:span><text:span text:style-name="T1"> </text:span><text:span text:style-name="T1">currently</text:span><text:span text:style-name="T1"> </text:span><text:span text:style-name="T1">used</text:span><text:span text:style-name="T1"> </text:span><text:span text:style-name="T1">in</text:span><text:span text:style-name="T1"> </text:span><text:span text:style-name="T1">the</text:span><text:span text:style-name="T1"> </text:span><text:span text:style-name="T1">list</text:span><text:span text:style-name="T1"> </text:span><text:span text:style-name="T1">and</text:span><text:span text:style-name="T1"> </text:span><text:span text:style-name="T1">grid</text:span><text:span text:style-name="T1"> </text:span><text:span text:style-name="T1">views</text:span></text:p>
              </text:list-item>
              <text:list-item>
                <text:p text:style-name="P106"><text:span text:style-name="T6">tag</text:span><text:span text:style-name="T6"> </text:span><text:span text:style-name="T6">channel</text:span><text:span text:style-name="T6"> </text:span><text:span text:style-name="T6">switch</text:span><text:span text:style-name="T6">, +</text:span><text:span text:style-name="T6">create</text:span><text:span text:style-name="T6"> </text:span><text:span text:style-name="T6">channels</text:span><text:span text:style-name="T6"> (</text:span><text:span text:style-name="T6">select</text:span><text:span text:style-name="T6"> </text:span><text:span text:style-name="T6">tags</text:span><text:span text:style-name="T6">)</text:span></text:p>
              </text:list-item>
              <text:list-item>
                <text:p text:style-name="P106"><text:span text:style-name="T1">message</text:span><text:span text:style-name="T1"> </text:span><text:span text:style-name="T1">tags</text:span><text:span text:style-name="T1"> </text:span><text:span text:style-name="T1">inline</text:span><text:span text:style-name="T1"> </text:span><text:span text:style-name="T1">with</text:span><text:span text:style-name="T1"> </text:span><text:span text:style-name="T1">text</text:span><text:span text:style-name="T1">, </text:span><text:span text:style-name="T1">ex</text:span><text:span text:style-name="T1">:</text:span></text:p>
                <text:list>
                  <text:list-item>
                    <text:p text:style-name="P106"><text:span text:style-name="T1">i</text:span><text:span text:style-name="T1"> [#</text:span><text:span text:style-name="T1">NEED</text:span><text:span text:style-name="T1">] </text:span><text:span text:style-name="T1">to</text:span><text:span text:style-name="T1"> </text:span><text:span text:style-name="T1">get</text:span><text:span text:style-name="T1"> </text:span><text:span text:style-name="T1">that</text:span></text:p>
                  </text:list-item>
                </text:list>
              </text:list-item>
              <text:list-item>
                <text:p text:style-name="P106"><text:span text:style-name="T1">integration</text:span><text:span text:style-name="T1"> </text:span><text:span text:style-name="T1">with</text:span><text:span text:style-name="T1"> </text:span><text:span text:style-name="T1">focus</text:span><text:span text:style-name="T1"> (</text:span><text:span text:style-name="T1">toggled</text:span><text:span text:style-name="T1"> </text:span><text:span text:style-name="T1">by</text:span><text:span text:style-name="T1"> </text:span><text:span text:style-name="T1">a</text:span><text:span text:style-name="T1"> </text:span><text:span text:style-name="T1">button</text:span><text:span text:style-name="T1">) </text:span><text:span text:style-name="T1">to</text:span><text:span text:style-name="T1"> </text:span><text:span text:style-name="T1">display</text:span><text:span text:style-name="T1"> </text:span><text:span text:style-name="T1">only</text:span><text:span text:style-name="T1"> </text:span><text:span text:style-name="T1">messages</text:span><text:span text:style-name="T1"> </text:span><text:span text:style-name="T1">that</text:span><text:span text:style-name="T1"> </text:span><text:span text:style-name="T1">are</text:span><text:span text:style-name="T1"> </text:span><text:span text:style-name="T1">relevant</text:span><text:span text:style-name="T1"> </text:span><text:span text:style-name="T1">to</text:span><text:span text:style-name="T1"> </text:span><text:span text:style-name="T1">current</text:span><text:span text:style-name="T1"> </text:span><text:span text:style-name="T1">Focus</text:span></text:p>
              </text:list-item>
            </text:list>
          </table:table-cell>
        </table:table-row>
      </table:table>
      <text:p text:style-name="P49"/>
      <text:p text:style-name="P1"/>
      <text:p text:style-name="P50"><text:line-break/><text:span text:style-name="T18"><text:line-break/></text:span></text:p>
      <text:p text:style-name="P50"/>
      <text:p text:style-name="P3"><text:line-break/></text:p>
      <text:p text:style-name="P1"><text:span text:style-name="T18"><text:line-break/></text:span><text:span text:style-name="T18">centroid</text:span><text:span text:style-name="T18"> </text:span><text:span text:style-name="T18">tag</text:span><text:span text:style-name="T18"> </text:span><text:span text:style-name="T18">normalization</text:span></text:p>
      <text:p text:style-name="P3"/>
      <text:p text:style-name="P1">make popup link explicit</text:p>
      <text:p text:style-name="P45">It doesn't do anything when i click on driverless car, under your driverless car "post"</text:p>
      <text:p text:style-name="P45">and when I click on something in a pop up it pops up another of the same popup.</text:p>
      <text:p text:style-name="P3"/>
      <text:p text:style-name="P1"/>
      <text:p text:style-name="P3"/>
      <text:p text:style-name="P1">a little blurb on the pop up?</text:p>
      <text:p text:style-name="P50">something at either end to make it clearer. </text:p>
      <text:p text:style-name="P45">like one side student the other teacher</text:p>
      <text:p text:style-name="P1"/>
      <text:p text:style-name="P1"/>
      <text:h text:style-name="P67" text:outline-level="10"><text:bookmark text:name="h.drowjkrnnact"/>Wikitagger</text:h>
      <text:p text:style-name="P1"><text:span text:style-name="T31">A</text:span><text:span text:style-name="T31"> </text:span><text:span text:style-name="T31">widget</text:span><text:span text:style-name="T31"> </text:span><text:span text:style-name="T31">for</text:span><text:span text:style-name="T31"> </text:span><text:span text:style-name="T31">quickly</text:span><text:span text:style-name="T31"> </text:span><text:span text:style-name="T31">selecting</text:span><text:span text:style-name="T31"> </text:span><text:span text:style-name="T31">one</text:span><text:span text:style-name="T31"> </text:span><text:span text:style-name="T31">or</text:span><text:span text:style-name="T31"> </text:span><text:span text:style-name="T31">more</text:span><text:span text:style-name="T31"> </text:span><text:span text:style-name="T31">Wikipedia</text:span><text:span text:style-name="T31"> </text:span><text:span text:style-name="T31">tags</text:span><text:span text:style-name="T31"> </text:span><text:span text:style-name="T31">for</text:span><text:span text:style-name="T31"> </text:span><text:span text:style-name="T31">use</text:span><text:span text:style-name="T31"> </text:span><text:span text:style-name="T31">in</text:span><text:span text:style-name="T31"> </text:span><text:span text:style-name="T31">defining</text:span><text:span text:style-name="T31"> </text:span><text:span text:style-name="T31">objects</text:span><text:span text:style-name="T31">.</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2">What</text:span><text:span text:style-name="T2"> </text:span><text:span text:style-name="T2">Works</text:span></text:p>
          </table:table-cell>
          <table:table-cell table:style-name="Table5.A1" office:value-type="string">
            <text:p text:style-name="P33"><text:span text:style-name="T2">What</text:span><text:span text:style-name="T2"> </text:span><text:span text:style-name="T2">Doesn</text:span><text:span text:style-name="T2">’</text:span><text:span text:style-name="T2">t</text:span><text:span text:style-name="T2"> </text:span><text:span text:style-name="T2">Work</text:span><text:span text:style-name="T2"> </text:span><text:span text:style-name="T2">Yet</text:span></text:p>
          </table:table-cell>
        </table:table-row>
        <table:table-row>
          <table:table-cell table:style-name="Table5.A1" office:value-type="string">
            <text:list xml:id="list3958974927005364088" text:style-name="LS6">
              <text:list-item>
                <text:p text:style-name="P99"><text:span text:style-name="T1">widget</text:span><text:span text:style-name="T1"> </text:span><text:span text:style-name="T1">for</text:span><text:span text:style-name="T1"> </text:span><text:span text:style-name="T1">harvesting</text:span><text:span text:style-name="T1"> </text:span><text:span text:style-name="T1">tags</text:span><text:span text:style-name="T1"> </text:span><text:span text:style-name="T1">from</text:span><text:span text:style-name="T1"> </text:span><text:span text:style-name="T1">any</text:span><text:span text:style-name="T1"> </text:span><text:span text:style-name="T1">wikipedia</text:span><text:span text:style-name="T1">/</text:span><text:span text:style-name="T1">mediawiki</text:span><text:span text:style-name="T1"> </text:span><text:span text:style-name="T1">page</text:span></text:p>
              </text:list-item>
            </text:list>
          </table:table-cell>
          <table:table-cell table:style-name="Table5.A1" office:value-type="string">
            <text:list xml:id="list1622249111168820662" text:style-name="LS7">
              <text:list-item>
                <text:p text:style-name="P107"><text:span text:style-name="T1">back</text:span><text:span text:style-name="T1"> </text:span><text:span text:style-name="T1">button</text:span></text:p>
              </text:list-item>
              <text:list-item>
                <text:p text:style-name="P107"><text:span text:style-name="T1">handle</text:span><text:span text:style-name="T1"> </text:span><text:span text:style-name="T1">anchors</text:span><text:span text:style-name="T1"> </text:span><text:span text:style-name="T1">on</text:span><text:span text:style-name="T1"> </text:span><text:span text:style-name="T1">the</text:span><text:span text:style-name="T1"> </text:span><text:span text:style-name="T1">same</text:span><text:span text:style-name="T1"> </text:span><text:span text:style-name="T1">page</text:span></text:p>
              </text:list-item>
              <text:list-item>
                <text:p text:style-name="P107"><text:span text:style-name="T20">Smush</text:span><text:span text:style-name="T20"> </text:span><text:span text:style-name="T20">upper</text:span><text:span text:style-name="T20">/</text:span><text:span text:style-name="T20">lowercase</text:span><text:span text:style-name="T20"> </text:span><text:span text:style-name="T20">wikipages</text:span></text:p>
              </text:list-item>
            </text:list>
          </table:table-cell>
        </table:table-row>
      </table:table>
      <text:p text:style-name="P49"/>
      <text:p text:style-name="P3"/>
      <text:p text:style-name="P1"/>
      <text:p text:style-name="P46"/>
      <text:p text:style-name="P1"><text:span text:style-name="T19">do</text:span><text:span text:style-name="T19"> </text:span><text:span text:style-name="T19">not</text:span><text:span text:style-name="T19"> </text:span><text:span text:style-name="T19">show</text:span><text:span text:style-name="T19"> </text:span><text:span text:style-name="T19">save</text:span><text:span text:style-name="T19"> </text:span><text:span text:style-name="T19">button</text:span><text:span text:style-name="T19"> </text:span><text:span text:style-name="T19">when</text:span><text:span text:style-name="T19"> </text:span><text:span text:style-name="T19">only</text:span><text:span text:style-name="T19"> </text:span><text:span text:style-name="T19">one</text:span><text:span text:style-name="T19"> </text:span><text:span text:style-name="T19">set</text:span><text:span text:style-name="T19"> </text:span><text:span text:style-name="T19">of</text:span><text:span text:style-name="T19"> </text:span><text:span text:style-name="T19">tags</text:span><text:span text:style-name="T19"> </text:span><text:span text:style-name="T19">in</text:span><text:span text:style-name="T19"> </text:span><text:span text:style-name="T19">the</text:span><text:span text:style-name="T19"> </text:span><text:span text:style-name="T19">popup</text:span><text:span text:style-name="T19"> </text:span><text:span text:style-name="T19">tagger</text:span></text:p>
      <text:p text:style-name="P50">that box with the scale should go away when you select something.</text:p>
      <text:p text:style-name="P50">vs having to click save.</text:p>
      <text:p text:style-name="P1"/>
      <text:p text:style-name="P1">buttons that allow easier changing up and down the scale</text:p>
      <text:p text:style-name="P1"/>
      <text:p text:style-name="P1">make popup buttons more clear</text:p>
      <text:p text:style-name="P50">you have to hover over the bottom left area</text:p>
      <text:p text:style-name="P1"/>
      <text:p text:style-name="P1">remove popup when its object is deleted</text:p>
      <text:p text:style-name="P51"/>
      <text:p text:style-name="P1"><text:span text:style-name="T18">right</text:span><text:span text:style-name="T18">, </text:span><text:span text:style-name="T18">mainly</text:span><text:span text:style-name="T18"> </text:span><text:span text:style-name="T18">i</text:span><text:span text:style-name="T18"> </text:span><text:span text:style-name="T18">wanted</text:span><text:span text:style-name="T18"> </text:span><text:span text:style-name="T18">to</text:span><text:span text:style-name="T18"> </text:span><text:span text:style-name="T18">be</text:span><text:span text:style-name="T18"> </text:span><text:span text:style-name="T18">able</text:span><text:span text:style-name="T18"> </text:span><text:span text:style-name="T18">to</text:span><text:span text:style-name="T18"> </text:span><text:span text:style-name="T18">borrow</text:span><text:span text:style-name="T18"> </text:span><text:span text:style-name="T18">parts</text:span><text:span text:style-name="T18"> </text:span><text:span text:style-name="T18">of</text:span><text:span text:style-name="T18"> </text:span><text:span text:style-name="T18">other</text:span><text:span text:style-name="T18"> </text:span><text:span text:style-name="T18">people</text:span><text:span text:style-name="T18">'</text:span><text:span text:style-name="T18">s</text:span><text:span text:style-name="T18"> </text:span><text:span text:style-name="T18">profiles</text:span><text:span text:style-name="T18"> </text:span><text:span text:style-name="T18">to</text:span><text:span text:style-name="T18"> </text:span><text:span text:style-name="T18">include</text:span><text:span text:style-name="T18"> <text:s/><text:line-break/>(</text:span><text:span text:style-name="T18">an</text:span><text:span text:style-name="T18"> "</text:span><text:span text:style-name="T18">add</text:span><text:span text:style-name="T18"> </text:span><text:span text:style-name="T18">to</text:span><text:span text:style-name="T18"> </text:span><text:span text:style-name="T18">me</text:span><text:span text:style-name="T18">" </text:span><text:span text:style-name="T18">button</text:span><text:span text:style-name="T18"> </text:span><text:span text:style-name="T18">next</text:span><text:span text:style-name="T18"> </text:span><text:span text:style-name="T18">to</text:span><text:span text:style-name="T18"> </text:span><text:span text:style-name="T18">each</text:span><text:span text:style-name="T18"> </text:span><text:span text:style-name="T18">tag</text:span><text:span text:style-name="T18">)</text:span></text:p>
      <text:p text:style-name="P3"/>
      <text:p text:style-name="P3"/>
      <text:p text:style-name="P3"/>
      <text:p text:style-name="P1">object summary view</text:p>
      <text:p text:style-name="P50">show avatar icons for a user object</text:p>
      <text:p text:style-name="P50">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0"><text:span text:style-name="T32">ex</text:span><text:span text:style-name="T32">:</text:span> your profile is X % more or less complete than the average user<text:span text:style-name="T18"><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45">time, space, diagrams, emotion, etc..</text:p>
      <text:p text:style-name="P45"><text:a xlink:type="simple" xlink:href="http://resiliencemaps.org/"><text:span text:style-name="T10">http</text:span></text:a><text:a xlink:type="simple" xlink:href="http://resiliencemaps.org/"><text:span text:style-name="T10">://</text:span></text:a><text:a xlink:type="simple" xlink:href="http://resiliencemaps.org/"><text:span text:style-name="T10">resiliencemaps</text:span></text:a><text:a xlink:type="simple" xlink:href="http://resiliencemaps.org/"><text:span text:style-name="T10">.</text:span></text:a><text:a xlink:type="simple" xlink:href="http://resiliencemaps.org/"><text:span text:style-name="T10">org</text:span></text:a><text:a xlink:type="simple" xlink:href="http://resiliencemaps.org/"><text:span text:style-name="T10">/</text:span></text:a> - ways to die</text:p>
      <text:p text:style-name="P45"/>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8"><text:line-break/></text:span><text:span text:style-name="T22">wikirequest</text:span><text:span text:style-name="T22"> </text:span><text:span text:style-name="T22">HTTP</text:span><text:span text:style-name="T22"> </text:span><text:span text:style-name="T22">bug</text:span></text:p>
      <text:p text:style-name="P1"><text:span text:style-name="T22"><text:tab/></text:span>try an alternative HTTP fetch method and i think it might be encoding<text:span text:style-name="T18"><text:line-break/></text:span></text:p>
      <text:p text:style-name="P1"><text:span text:style-name="T19"><text:line-break/></text:span><text:span text:style-name="T19">intro</text:span><text:span text:style-name="T19"> </text:span><text:span text:style-name="T19">wizard</text:span><text:span text:style-name="T19"> </text:span>runs you through everything you need for a complete profile</text:p>
      <text:p text:style-name="P1">an actual step by step walk through, a guided questionaire<text:span text:style-name="T18"><text:line-break/></text:span></text:p>
      <text:p text:style-name="P1"><text:span text:style-name="T18">another</text:span><text:span text:style-name="T18"> </text:span><text:span text:style-name="T18">button</text:span><text:span text:style-name="T18"> </text:span><text:span text:style-name="T18">would</text:span><text:span text:style-name="T18"> </text:span><text:span text:style-name="T18">be</text:span><text:span text:style-name="T18"> '</text:span><text:span text:style-name="T18">clone</text:span><text:span text:style-name="T18">' </text:span><text:span text:style-name="T18">so</text:span><text:span text:style-name="T18"> </text:span><text:span text:style-name="T18">that</text:span><text:span text:style-name="T18"> </text:span><text:span text:style-name="T18">one</text:span><text:span text:style-name="T18"> </text:span><text:span text:style-name="T18">could</text:span><text:span text:style-name="T18"> </text:span><text:span text:style-name="T18">copy</text:span><text:span text:style-name="T18"> </text:span><text:span text:style-name="T18">a</text:span><text:span text:style-name="T18"> </text:span><text:span text:style-name="T18">persona</text:span><text:span text:style-name="T18"> (</text:span><text:span text:style-name="T18">either</text:span><text:span text:style-name="T18"> </text:span><text:span text:style-name="T18">one</text:span><text:span text:style-name="T18">'</text:span><text:span text:style-name="T18">s</text:span><text:span text:style-name="T18"> </text:span><text:span text:style-name="T18">own</text:span><text:span text:style-name="T18"> </text:span><text:span text:style-name="T18">or</text:span><text:span text:style-name="T18"> </text:span><text:span text:style-name="T18">anothers</text:span><text:span text:style-name="T18">) </text:span><text:span text:style-name="T18">and</text:span><text:span text:style-name="T18"> </text:span><text:span text:style-name="T18">edit</text:span><text:span text:style-name="T18"> </text:span><text:span text:style-name="T18">it</text:span><text:span text:style-name="T18">. <text:s/></text:span><text:span text:style-name="T18">and</text:span><text:span text:style-name="T18"> </text:span><text:span text:style-name="T18">an</text:span><text:span text:style-name="T18"> '</text:span><text:span text:style-name="T18">add</text:span><text:span text:style-name="T18"> </text:span><text:span text:style-name="T18">all</text:span><text:span text:style-name="T18"> </text:span><text:span text:style-name="T18">from</text:span><text:span text:style-name="T18">...' </text:span><text:span text:style-name="T18">to</text:span><text:span text:style-name="T18"> </text:span><text:span text:style-name="T18">copy</text:span><text:span text:style-name="T18"> </text:span><text:span text:style-name="T18">another</text:span><text:span text:style-name="T18"> </text:span><text:span text:style-name="T18">object</text:span><text:span text:style-name="T18">'</text:span><text:span text:style-name="T18">s</text:span><text:span text:style-name="T18"> </text:span><text:span text:style-name="T18">contents</text:span><text:span text:style-name="T18"> </text:span><text:span text:style-name="T18">into</text:span><text:span text:style-name="T18"> </text:span><text:span text:style-name="T18">another</text:span><text:span text:style-name="T18">'</text:span><text:span text:style-name="T18">s</text:span><text:span text:style-name="T18">, </text:span><text:span text:style-name="T18">which</text:span><text:span text:style-name="T18"> </text:span><text:span text:style-name="T18">can</text:span><text:span text:style-name="T18"> </text:span><text:span text:style-name="T18">later</text:span><text:span text:style-name="T18"> </text:span><text:span text:style-name="T18">support</text:span><text:span text:style-name="T18"> </text:span><text:span text:style-name="T18">OOP</text:span><text:span text:style-name="T18">-</text:span><text:span text:style-name="T18">like</text:span><text:span text:style-name="T18"> </text:span><text:span text:style-name="T18">inheritance</text:span><text:span text:style-name="T18"> </text:span><text:span text:style-name="T18">of</text:span><text:span text:style-name="T18"> </text:span><text:span text:style-name="T18">personas</text:span><text:span text:style-name="T18">.</text:span></text:p>
      <text:p text:style-name="P1"><text:span text:style-name="T18"><text:line-break/></text:span><text:span text:style-name="T18">yes</text:span><text:span text:style-name="T18">, </text:span><text:span text:style-name="T18">creating</text:span><text:span text:style-name="T18"> "</text:span><text:span text:style-name="T18">imaginary</text:span><text:span text:style-name="T18"> </text:span><text:span text:style-name="T18">people</text:span><text:span text:style-name="T18">". <text:s/></text:span><text:span text:style-name="T18">i</text:span><text:span text:style-name="T18"> </text:span><text:span text:style-name="T18">imagine</text:span><text:span text:style-name="T18"> </text:span><text:span text:style-name="T18">labelling</text:span><text:span text:style-name="T18"> </text:span><text:span text:style-name="T18">them</text:span><text:span text:style-name="T18"> </text:span><text:span text:style-name="T18">with</text:span><text:span text:style-name="T18"> </text:span><text:span text:style-name="T18">job</text:span><text:span text:style-name="T18"> </text:span><text:span text:style-name="T18">opportunities</text:span><text:span text:style-name="T18">, "</text:span><text:span text:style-name="T18">My</text:span><text:span text:style-name="T18"> </text:span><text:span text:style-name="T18">Ideal</text:span><text:span text:style-name="T18"> </text:span><text:span text:style-name="T18">Assistant</text:span><text:span text:style-name="T18">" </text:span><text:span text:style-name="T18">or</text:span><text:span text:style-name="T18"> "</text:span><text:span text:style-name="T18">Help</text:span><text:span text:style-name="T18"> </text:span><text:span text:style-name="T18">Needed</text:span><text:span text:style-name="T18">" </text:span><text:span text:style-name="T18">etc</text:span><text:span text:style-name="T18">.. <text:s/></text:span><text:span text:style-name="T18">when</text:span><text:span text:style-name="T18"> </text:span><text:span text:style-name="T18">we</text:span><text:span text:style-name="T18"> </text:span><text:span text:style-name="T18">add</text:span><text:span text:style-name="T18"> </text:span><text:span text:style-name="T18">persona</text:span><text:span text:style-name="T18"> </text:span><text:span text:style-name="T18">comparisons</text:span><text:span text:style-name="T18">, </text:span><text:span text:style-name="T18">these</text:span><text:span text:style-name="T18"> </text:span><text:span text:style-name="T18">would</text:span><text:span text:style-name="T18"> </text:span><text:span text:style-name="T18">allow</text:span><text:span text:style-name="T18"> </text:span><text:span text:style-name="T18">matching</text:span><text:span text:style-name="T18"> </text:span><text:span text:style-name="T18">and</text:span><text:span text:style-name="T18"> </text:span><text:span text:style-name="T18">identifying</text:span><text:span text:style-name="T18"> </text:span><text:span text:style-name="T18">the</text:span><text:span text:style-name="T18"> </text:span><text:span text:style-name="T18">closest</text:span><text:span text:style-name="T18"> </text:span><text:span text:style-name="T18">matches</text:span><text:span text:style-name="T18">. <text:s/></text:span><text:span text:style-name="T18">combine</text:span><text:span text:style-name="T18"> </text:span><text:span text:style-name="T18">this</text:span><text:span text:style-name="T18"> </text:span><text:span text:style-name="T18">with</text:span><text:span text:style-name="T18"> </text:span><text:span text:style-name="T18">the</text:span><text:span text:style-name="T18"> </text:span><text:span text:style-name="T18">plan</text:span><text:span text:style-name="T18"> </text:span><text:span text:style-name="T18">view</text:span><text:span text:style-name="T18"> </text:span><text:span text:style-name="T18">and</text:span><text:span text:style-name="T18"> </text:span><text:span text:style-name="T18">a</text:span><text:span text:style-name="T18"> </text:span><text:span text:style-name="T18">payment</text:span><text:span text:style-name="T18"> </text:span><text:span text:style-name="T18">system</text:span><text:span text:style-name="T18"> </text:span><text:span text:style-name="T18">and</text:span><text:span text:style-name="T18"> </text:span><text:span text:style-name="T18">this</text:span><text:span text:style-name="T18"> </text:span><text:span text:style-name="T18">would</text:span><text:span text:style-name="T18"> </text:span><text:span text:style-name="T18">be</text:span><text:span text:style-name="T18"> </text:span><text:span text:style-name="T18">an</text:span><text:span text:style-name="T18"> </text:span><text:span text:style-name="T18">AI</text:span><text:span text:style-name="T18"> </text:span><text:span text:style-name="T18">recruiting</text:span><text:span text:style-name="T18"> / </text:span><text:span text:style-name="T18">staffing</text:span><text:span text:style-name="T18"> </text:span><text:span text:style-name="T18">agency</text:span><text:span text:style-name="T18"> </text:span><text:span text:style-name="T18">and</text:span><text:span text:style-name="T18"> </text:span><text:span text:style-name="T18">much</text:span><text:span text:style-name="T18"> </text:span><text:span text:style-name="T18">more</text:span><text:span text:style-name="T18">.</text:span></text:p>
      <text:p text:style-name="P6"/>
      <text:p text:style-name="P1"><text:span text:style-name="T18">tagger</text:span> (‘What?’ button)</text:p>
      <text:p text:style-name="P45">with tag search</text:p>
      <text:p text:style-name="P45"/>
      <text:p text:style-name="P1">iframe External Links</text:p>
      <text:p text:style-name="P6"/>
      <text:h text:style-name="P74"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2"><text:span text:style-name="T2">What</text:span><text:span text:style-name="T2"> </text:span><text:span text:style-name="T2">it</text:span><text:span text:style-name="T2"> </text:span><text:span text:style-name="T2">Does</text:span></text:p>
          </table:table-cell>
          <table:table-cell table:style-name="Table6.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ext:soft-page-break/>
        <table:table-row>
          <table:table-cell table:style-name="Table6.A1" office:value-type="string">
            <text:p text:style-name="P53"><text:span text:style-name="T1">Installation</text:span><text:span text:style-name="T1"> </text:span><text:span text:style-name="T1">Instructions</text:span></text:p>
            <text:list xml:id="list2330124613492749664" text:style-name="LS8">
              <text:list-item>
                <text:p text:style-name="P176">Linux</text:p>
              </text:list-item>
            </text:list>
            <text:p text:style-name="P54"/>
            <text:p text:style-name="P53"><text:span text:style-name="T1">Installation</text:span><text:span text:style-name="T1"> </text:span><text:span text:style-name="T1">Videos</text:span></text:p>
          </table:table-cell>
          <table:table-cell table:style-name="Table6.A1" office:value-type="string">
            <text:p text:style-name="P57"><text:span text:style-name="T1">Installation</text:span><text:span text:style-name="T1"> </text:span><text:span text:style-name="T1">Instructions</text:span></text:p>
            <text:list xml:id="list1688758061056426480" text:style-name="LS9">
              <text:list-item>
                <text:p text:style-name="P182"><text:span text:style-name="T1">Windows</text:span><text:span text:style-name="T1"> (</text:span><text:span text:style-name="T1">partially</text:span><text:span text:style-name="T1"> </text:span><text:span text:style-name="T1">ready</text:span><text:span text:style-name="T1">)</text:span></text:p>
              </text:list-item>
              <text:list-item>
                <text:p text:style-name="P180">Android</text:p>
              </text:list-item>
              <text:list-item>
                <text:p text:style-name="P180">OSX</text:p>
              </text:list-item>
              <text:list-item>
                <text:p text:style-name="P180">AppFog</text:p>
              </text:list-item>
              <text:list-item>
                <text:p text:style-name="P180">Heroku</text:p>
              </text:list-item>
            </text:list>
            <text:p text:style-name="P55"/>
            <text:p text:style-name="P57"><text:span text:style-name="T1">Documentation</text:span><text:span text:style-name="T1"> </text:span><text:span text:style-name="T1">available</text:span><text:span text:style-name="T1"> </text:span><text:span text:style-name="T1">from</text:span><text:span text:style-name="T1"> </text:span><text:span text:style-name="T1">within</text:span><text:span text:style-name="T1"> </text:span><text:span text:style-name="T1">Netention</text:span><text:span text:style-name="T1"> </text:span><text:span text:style-name="T1">as</text:span><text:span text:style-name="T1"> </text:span><text:span text:style-name="T1">statically</text:span><text:span text:style-name="T1"> </text:span><text:span text:style-name="T1">provided</text:span><text:span text:style-name="T1"> </text:span><text:span text:style-name="T1">objects</text:span></text:p>
          </table:table-cell>
        </table:table-row>
      </table:table>
      <text:h text:style-name="P74" text:outline-level="10"/>
      <text:h text:style-name="P68" text:outline-level="10"><text:bookmark text:name="h.tijibf5ympv5"/><text:bookmark text:name="h.m354s1yfxc7h"/>Server</text:h>
      <text:p text:style-name="P58">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217"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2"><text:span text:style-name="T2">What</text:span><text:span text:style-name="T2"> </text:span><text:span text:style-name="T2">it</text:span><text:span text:style-name="T2"> </text:span><text:span text:style-name="T2">Does</text:span></text:p>
          </table:table-cell>
          <table:table-cell table:style-name="Table7.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able:table-row>
          <table:table-cell table:style-name="Table7.A1" office:value-type="string">
            <text:list xml:id="list3136940608010390674" text:style-name="LS10">
              <text:list-item>
                <text:p text:style-name="P177">Components</text:p>
                <text:list>
                  <text:list-item>
                    <text:p text:style-name="P169"><text:span text:style-name="T1">Node</text:span><text:span text:style-name="T1">.</text:span><text:span text:style-name="T1">JS</text:span></text:p>
                    <text:list>
                      <text:list-item>
                        <text:p text:style-name="P169"><text:span text:style-name="T1">[</text:span><text:span text:style-name="T1">npm</text:span><text:span text:style-name="T1">’</text:span><text:span text:style-name="T1">s</text:span><text:span text:style-name="T1">]</text:span></text:p>
                      </text:list-item>
                    </text:list>
                  </text:list-item>
                  <text:list-item>
                    <text:p text:style-name="P177">MongoDB</text:p>
                  </text:list-item>
                </text:list>
              </text:list-item>
              <text:list-item>
                <text:p text:style-name="P169"><text:span text:style-name="T1">License</text:span><text:span text:style-name="T1">: </text:span><text:span text:style-name="T1">GPL</text:span></text:p>
              </text:list-item>
            </text:list>
          </table:table-cell>
          <table:table-cell table:style-name="Table7.A1" office:value-type="string">
            <text:list xml:id="list6165849663247399585" text:style-name="LS11">
              <text:list-item>
                <text:p text:style-name="P170"><text:span text:style-name="T1">Complete</text:span><text:span text:style-name="T1"> </text:span><text:span text:style-name="T1">installation</text:span><text:span text:style-name="T1"> </text:span><text:span text:style-name="T1">instructions</text:span><text:span text:style-name="T1"> </text:span><text:span text:style-name="T1">for</text:span><text:span text:style-name="T1"> </text:span><text:span text:style-name="T1">all</text:span><text:span text:style-name="T1"> </text:span><text:span text:style-name="T1">platforms</text:span></text:p>
              </text:list-item>
            </text:list>
          </table:table-cell>
        </table:table-row>
      </table:table>
      <text:p text:style-name="P59"/>
      <text:h text:style-name="P217"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2"><text:span text:style-name="T2">What</text:span><text:span text:style-name="T2"> </text:span><text:span text:style-name="T2">it</text:span><text:span text:style-name="T2"> </text:span><text:span text:style-name="T2">Does</text:span></text:p>
          </table:table-cell>
          <table:table-cell table:style-name="Table8.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able:table-row>
          <table:table-cell table:style-name="Table8.A1" office:value-type="string">
            <text:list xml:id="list226" text:style-name="LS10">
              <text:list-item>
                <text:p text:style-name="P169"><text:span text:style-name="T1">HTTP</text:span><text:span text:style-name="T1"> </text:span><text:span text:style-name="T1">REST</text:span><text:span text:style-name="T1"> + </text:span><text:span text:style-name="T1">Websockets</text:span></text:p>
              </text:list-item>
            </text:list>
            <text:list xml:id="list1937453891480949599" text:style-name="LS12">
              <text:list-item>
                <text:p text:style-name="P171"><text:span text:style-name="T1">Authenticated</text:span><text:span text:style-name="T1"> </text:span><text:span text:style-name="T1">Login</text:span></text:p>
                <text:list>
                  <text:list-item>
                    <text:p text:style-name="P178">OpenID</text:p>
                  </text:list-item>
                  <text:list-item>
                    <text:p text:style-name="P171"><text:span text:style-name="T1">Google</text:span><text:span text:style-name="T1"> </text:span><text:span text:style-name="T1">Accounts</text:span></text:p>
                  </text:list-item>
                </text:list>
              </text:list-item>
              <text:list-item>
                <text:p text:style-name="P178">Logout</text:p>
              </text:list-item>
              <text:list-item>
                <text:p text:style-name="P171"><text:span text:style-name="T1">Publish</text:span><text:span text:style-name="T1"> </text:span><text:span text:style-name="T1">objects</text:span><text:span text:style-name="T1"> (</text:span><text:span text:style-name="T1">new</text:span><text:span text:style-name="T1"> </text:span><text:span text:style-name="T1">and</text:span><text:span text:style-name="T1"> </text:span><text:span text:style-name="T1">edits</text:span><text:span text:style-name="T1"> </text:span><text:span text:style-name="T1">to</text:span><text:span text:style-name="T1"> </text:span><text:span text:style-name="T1">existing</text:span><text:span text:style-name="T1">)</text:span></text:p>
              </text:list-item>
              <text:list-item>
                <text:p text:style-name="P171"><text:span text:style-name="T1">Delete</text:span><text:span text:style-name="T1"> </text:span><text:span text:style-name="T1">objects</text:span></text:p>
              </text:list-item>
              <text:list-item>
                <text:p text:style-name="P171"><text:span text:style-name="T1">Persona</text:span><text:span text:style-name="T1"> </text:span><text:span text:style-name="T1">Switching</text:span><text:span text:style-name="T4"> </text:span></text:p>
                <text:list>
                  <text:list-item>
                    <text:p text:style-name="P171"><text:span text:style-name="T4">for</text:span><text:span text:style-name="T4"> </text:span><text:span text:style-name="T4">role</text:span><text:span text:style-name="T4">-</text:span><text:span text:style-name="T4">playing</text:span><text:span text:style-name="T4"> / </text:span><text:span text:style-name="T4">modeling</text:span><text:span text:style-name="T4"> </text:span><text:span text:style-name="T4">of</text:span><text:span text:style-name="T4"> </text:span><text:span text:style-name="T4">other</text:span><text:span text:style-name="T4"> </text:span><text:span text:style-name="T4">entities</text:span><text:span text:style-name="T4"> <text:s/>(</text:span><text:span text:style-name="T4">people</text:span><text:span text:style-name="T4">, </text:span><text:span text:style-name="T4">groups</text:span><text:span text:style-name="T4">, </text:span><text:span text:style-name="T4">companies</text:span><text:span text:style-name="T4">, </text:span><text:span text:style-name="T4">etc</text:span><text:span text:style-name="T4">..) </text:span><text:span text:style-name="T4">other</text:span><text:span text:style-name="T4"> </text:span><text:span text:style-name="T4">than</text:span><text:span text:style-name="T4"> </text:span><text:span text:style-name="T4">one</text:span><text:span text:style-name="T4">'</text:span><text:span text:style-name="T4">s</text:span><text:span text:style-name="T4"> </text:span><text:span text:style-name="T4">self</text:span></text:p>
                  </text:list-item>
                </text:list>
              </text:list-item>
            </text:list>
            <text:p text:style-name="P54"/>
          </table:table-cell>
          <table:table-cell table:style-name="Table8.A1" office:value-type="string">
            <text:list xml:id="list5463594721621938320" text:style-name="LS13">
              <text:list-item>
                <text:p text:style-name="P183"><text:span text:style-name="T34">require</text:span><text:span text:style-name="T34"> </text:span><text:span text:style-name="T34">authentication</text:span><text:span text:style-name="T34"> </text:span><text:span text:style-name="T34">to</text:span><text:span text:style-name="T34"> </text:span><text:span text:style-name="T34">prevent</text:span><text:span text:style-name="T34"> </text:span><text:span text:style-name="T34">a</text:span><text:span text:style-name="T34"> </text:span><text:span text:style-name="T34">non</text:span><text:span text:style-name="T34">-</text:span><text:span text:style-name="T34">authenticated</text:span><text:span text:style-name="T34"> </text:span><text:span text:style-name="T34">user</text:span><text:span text:style-name="T34"> </text:span><text:span text:style-name="T34">from</text:span><text:span text:style-name="T34"> </text:span><text:span text:style-name="T34">editing</text:span><text:span text:style-name="T34"> </text:span><text:span text:style-name="T34">an</text:span><text:span text:style-name="T34"> </text:span><text:span text:style-name="T34">authenticated</text:span><text:span text:style-name="T34"> </text:span><text:span text:style-name="T34">user</text:span><text:span text:style-name="T34">’</text:span><text:span text:style-name="T34">s</text:span><text:span text:style-name="T34"> </text:span><text:span text:style-name="T34">objects</text:span></text:p>
              </text:list-item>
              <text:list-item>
                <text:p text:style-name="P183"><text:span text:style-name="T1">authentication</text:span><text:span text:style-name="T1"> </text:span><text:span text:style-name="T1">instructions</text:span><text:span text:style-name="T1">, </text:span><text:span text:style-name="T1">more</text:span><text:span text:style-name="T1"> </text:span><text:span text:style-name="T1">intuitive</text:span><text:span text:style-name="T1">, </text:span><text:span text:style-name="T1">hide</text:span><text:span text:style-name="T1"> </text:span><text:span text:style-name="T1">either</text:span><text:span text:style-name="T1"> </text:span><text:span text:style-name="T1">the</text:span><text:span text:style-name="T1"> </text:span><text:span text:style-name="T1">login</text:span><text:span text:style-name="T1"> </text:span><text:span text:style-name="T1">or</text:span><text:span text:style-name="T1"> </text:span><text:span text:style-name="T1">logout</text:span><text:span text:style-name="T1"> </text:span><text:span text:style-name="T1">menu</text:span><text:span text:style-name="T1"> </text:span><text:span text:style-name="T1">item</text:span><text:span text:style-name="T1"> </text:span><text:span text:style-name="T1">at</text:span><text:span text:style-name="T1"> </text:span><text:span text:style-name="T1">a</text:span><text:span text:style-name="T1"> </text:span><text:span text:style-name="T1">time</text:span><text:span text:style-name="T1">. <text:s/></text:span><text:span text:style-name="T1">no</text:span><text:span text:style-name="T1"> </text:span><text:span text:style-name="T1">separate</text:span><text:span text:style-name="T1"> </text:span><text:span text:style-name="T1">login</text:span><text:span text:style-name="T1">/</text:span><text:span text:style-name="T1">logout</text:span><text:span text:style-name="T1"> </text:span><text:span text:style-name="T1">page</text:span><text:span text:style-name="T1">, </text:span><text:span text:style-name="T1">just</text:span><text:span text:style-name="T1"> </text:span><text:span text:style-name="T1">use</text:span><text:span text:style-name="T1"> </text:span><text:span text:style-name="T1">items</text:span><text:span text:style-name="T1"> </text:span><text:span text:style-name="T1">in</text:span><text:span text:style-name="T1"> </text:span><text:span text:style-name="T1">main</text:span><text:span text:style-name="T1"> </text:span><text:span text:style-name="T1">menu</text:span><text:span text:style-name="T1"> </text:span></text:p>
              </text:list-item>
              <text:list-item>
                <text:p text:style-name="P183"><text:span text:style-name="T1">display</text:span><text:span text:style-name="T1"> </text:span><text:span text:style-name="T1">status</text:span><text:span text:style-name="T1"> </text:span><text:span text:style-name="T1">of</text:span><text:span text:style-name="T1"> </text:span><text:span text:style-name="T1">connection</text:span><text:span text:style-name="T1"> </text:span><text:span text:style-name="T1">and</text:span><text:span text:style-name="T1"> </text:span><text:span text:style-name="T1">current</text:span><text:span text:style-name="T1"> </text:span><text:span text:style-name="T1">action</text:span><text:span text:style-name="T1"> </text:span><text:span text:style-name="T1">with</text:span><text:span text:style-name="T1"> </text:span><text:span text:style-name="T1">visible</text:span><text:span text:style-name="T1"> </text:span><text:span text:style-name="T1">icon</text:span><text:span text:style-name="T1">/</text:span><text:span text:style-name="T1">label</text:span><text:span text:style-name="T1">. <text:s/></text:span><text:span text:style-name="T1">visible</text:span><text:span text:style-name="T1"> </text:span><text:span text:style-name="T1">on</text:span><text:span text:style-name="T1"> </text:span><text:span text:style-name="T1">application</text:span><text:span text:style-name="T1"> </text:span><text:span text:style-name="T1">initializing</text:span><text:span text:style-name="T1"> </text:span><text:span text:style-name="T1">also</text:span><text:span text:style-name="T1"> </text:span><text:span text:style-name="T1">to</text:span><text:span text:style-name="T1"> </text:span><text:span text:style-name="T1">show</text:span><text:span text:style-name="T1"> </text:span><text:span text:style-name="T1">the</text:span><text:span text:style-name="T1"> </text:span><text:span text:style-name="T1">current</text:span><text:span text:style-name="T1"> </text:span><text:span text:style-name="T1">startup</text:span><text:span text:style-name="T1"> </text:span><text:span text:style-name="T1">stage</text:span></text:p>
              </text:list-item>
              <text:list-item>
                <text:p text:style-name="P183"><text:span text:style-name="T37">prevent</text:span><text:span text:style-name="T37"> </text:span><text:span text:style-name="T37">spoofing</text:span><text:span text:style-name="T37"> </text:span><text:span text:style-name="T37">of</text:span><text:span text:style-name="T37"> </text:span><text:span text:style-name="T37">clientID</text:span><text:span text:style-name="T37"> </text:span><text:span text:style-name="T37">by</text:span><text:span text:style-name="T37"> </text:span><text:span text:style-name="T37">adding</text:span><text:span text:style-name="T37"> ‘</text:span><text:span text:style-name="T37">requiresAuthentication</text:span><text:span text:style-name="T37">’ </text:span><text:span text:style-name="T37">to</text:span><text:span text:style-name="T37"> </text:span><text:span text:style-name="T37">a</text:span><text:span text:style-name="T37"> </text:span><text:span text:style-name="T37">User</text:span><text:span text:style-name="T37"> </text:span><text:span text:style-name="T37">upon</text:span><text:span text:style-name="T37"> </text:span><text:span text:style-name="T37">first</text:span><text:span text:style-name="T37"> </text:span><text:span text:style-name="T37">authentication</text:span><text:span text:style-name="T37">. </text:span><text:span text:style-name="T37">this</text:span><text:span text:style-name="T37"> </text:span><text:span text:style-name="T37">will</text:span><text:span text:style-name="T37"> </text:span><text:span text:style-name="T37">cause</text:span><text:span text:style-name="T37"> </text:span><text:span text:style-name="T37">the</text:span><text:span text:style-name="T37"> </text:span><text:span text:style-name="T37">server</text:span><text:span text:style-name="T37"> </text:span><text:span text:style-name="T37">to</text:span><text:span text:style-name="T37"> </text:span><text:span text:style-name="T37">disregard</text:span><text:span text:style-name="T37"> </text:span><text:span text:style-name="T37">access</text:span><text:span text:style-name="T37"> </text:span><text:span text:style-name="T37">to</text:span><text:span text:style-name="T37"> </text:span><text:span text:style-name="T37">that</text:span><text:span text:style-name="T37"> </text:span><text:span text:style-name="T37">User</text:span><text:span text:style-name="T37"> </text:span><text:span text:style-name="T37">URI</text:span><text:span text:style-name="T37"> </text:span><text:span text:style-name="T37">while</text:span><text:span text:style-name="T37"> </text:span><text:span text:style-name="T37">unauthenticated</text:span><text:span text:style-name="T37">. <text:s/></text:span><text:span text:style-name="T37">they</text:span><text:span text:style-name="T37"> </text:span><text:span text:style-name="T37">will</text:span><text:span text:style-name="T37"> </text:span><text:span text:style-name="T37">only</text:span><text:span text:style-name="T37"> </text:span><text:span text:style-name="T37">be</text:span><text:span text:style-name="T37"> </text:span><text:span text:style-name="T37">able</text:span><text:span text:style-name="T37"> </text:span><text:span text:style-name="T37">to</text:span><text:span text:style-name="T37"> </text:span><text:span text:style-name="T37">authenticate</text:span><text:span text:style-name="T37"> </text:span><text:span text:style-name="T37">when</text:span><text:span text:style-name="T37"> </text:span><text:span text:style-name="T37">the</text:span><text:span text:style-name="T37"> </text:span><text:span text:style-name="T37">MD</text:span><text:span text:style-name="T37">5(</text:span><text:span text:style-name="T37">authenticationKey</text:span><text:span text:style-name="T37">) = </text:span><text:span text:style-name="T37">that</text:span><text:span text:style-name="T37"> </text:span><text:span text:style-name="T37">self</text:span></text:p>
              </text:list-item>
              <text:list-item>
                <text:p text:style-name="P183"><text:span text:style-name="T1">client</text:span><text:span text:style-name="T1">-</text:span><text:span text:style-name="T1">side</text:span><text:span text:style-name="T1"> </text:span><text:span text:style-name="T1">crypto</text:span></text:p>
              </text:list-item>
              <text:list-item>
                <text:p text:style-name="P183"><text:span text:style-name="T1">public</text:span><text:span text:style-name="T1"> </text:span><text:span text:style-name="T1">key</text:span><text:span text:style-name="T1"> </text:span><text:span text:style-name="T1">crypto</text:span><text:span text:style-name="T1"> </text:span><text:span text:style-name="T1">for</text:span><text:span text:style-name="T1"> </text:span><text:span text:style-name="T1">private</text:span><text:span text:style-name="T1"> </text:span><text:span text:style-name="T1">message</text:span></text:p>
              </text:list-item>
              <text:list-item>
                <text:p text:style-name="P183"><text:span text:style-name="T1">HTTPS</text:span><text:span text:style-name="T1"> </text:span><text:span text:style-name="T1">Setup</text:span><text:span text:style-name="T1"> </text:span><text:span text:style-name="T1">Instructions</text:span></text:p>
              </text:list-item>
              <text:list-item>
                <text:p text:style-name="P183"><text:span text:style-name="T1">FB</text:span><text:span text:style-name="T1">, </text:span><text:span text:style-name="T1">Twitter</text:span><text:span text:style-name="T1"> </text:span><text:span text:style-name="T1">Authentication</text:span></text:p>
              </text:list-item>
              <text:list-item>
                <text:p text:style-name="P183"><text:span text:style-name="T1">Documented</text:span><text:span text:style-name="T1"> </text:span><text:span text:style-name="T1">Web</text:span><text:span text:style-name="T1"> </text:span><text:span text:style-name="T1">API</text:span><text:span text:style-name="T1"> </text:span><text:span text:style-name="T1">for</text:span><text:span text:style-name="T1"> 3</text:span><text:span text:style-name="T1">rd</text:span><text:span text:style-name="T1"> </text:span><text:span text:style-name="T1">party</text:span><text:span text:style-name="T1"> </text:span><text:span text:style-name="T1">tools</text:span><text:span text:style-name="T1"> &amp; </text:span><text:span text:style-name="T1">apps</text:span></text:p>
              </text:list-item>
              <text:list-item>
                <text:p text:style-name="P183"><text:span text:style-name="T34">private</text:span><text:span text:style-name="T34"> </text:span><text:span text:style-name="T34">messages</text:span></text:p>
                <text:list>
                  <text:list-item>
                    <text:p text:style-name="P183"><text:span text:style-name="T1">notifications</text:span><text:span text:style-name="T1"> </text:span><text:span text:style-name="T1">of</text:span><text:span text:style-name="T1"> </text:span><text:span text:style-name="T1">replies</text:span><text:span text:style-name="T1"> </text:span><text:span text:style-name="T1">to</text:span><text:span text:style-name="T1"> </text:span><text:span text:style-name="T1">own</text:span><text:span text:style-name="T1"> </text:span><text:span text:style-name="T1">objects</text:span><text:span text:style-name="T1">, </text:span><text:span text:style-name="T1">or</text:span><text:span text:style-name="T1"> </text:span><text:span text:style-name="T1">another</text:span><text:span text:style-name="T1"> </text:span><text:span text:style-name="T1">reply</text:span><text:span text:style-name="T1"> </text:span><text:span text:style-name="T1">to</text:span><text:span text:style-name="T1"> </text:span><text:span text:style-name="T1">an</text:span><text:span text:style-name="T1"> </text:span><text:span text:style-name="T1">object</text:span><text:span text:style-name="T1"> </text:span><text:span text:style-name="T1">one</text:span><text:span text:style-name="T1"> </text:span><text:span text:style-name="T1">has</text:span><text:span text:style-name="T1"> </text:span><text:span text:style-name="T1">replied</text:span><text:span text:style-name="T1"> </text:span><text:span text:style-name="T1">to</text:span></text:p>
                  </text:list-item>
                </text:list>
              </text:list-item>
              <text:list-item>
                <text:p text:style-name="P108"><text:span text:style-name="T1">Admin</text:span><text:span text:style-name="T1"> </text:span><text:span text:style-name="T1">level</text:span><text:span text:style-name="T1"> </text:span><text:span text:style-name="T1">permissions</text:span><text:span text:style-name="T1">: </text:span><text:span text:style-name="T1">disable</text:span><text:span text:style-name="T1"> </text:span><text:span text:style-name="T1">plugins</text:span><text:span text:style-name="T1"> </text:span><text:span text:style-name="T1">except</text:span><text:span text:style-name="T1"> </text:span><text:span text:style-name="T1">for</text:span><text:span text:style-name="T1"> </text:span><text:span text:style-name="T1">admin</text:span></text:p>
              </text:list-item>
            </text:list>
          </table:table-cell>
        </table:table-row>
      </table:table>
      <text:p text:style-name="P58"/>
      <text:h text:style-name="P77" text:outline-level="10"><text:bookmark text:name="h.w6weupxg4c8c"/>Object Data and Metadata</text:h>
      <text:p text:style-name="P1">The most common serialization for Netention objects is JSON.</text:p>
      <text:p text:style-name="P1"/>
      <text:list xml:id="list3941350581412542178" text:style-name="LS14">
        <text:list-item>
          <text:p text:style-name="P135">name</text:p>
        </text:list-item>
        <text:list-item>
          <text:p text:style-name="P135">description</text:p>
        </text:list-item>
        <text:list-item>
          <text:p text:style-name="P135">geolocation</text:p>
        </text:list-item>
        <text:list-item>
          <text:p text:style-name="P135">tags, tagStrength</text:p>
        </text:list-item>
        <text:list-item>
          <text:p text:style-name="P135">creation date</text:p>
        </text:list-item>
        <text:list-item>
          <text:p text:style-name="P135">author</text:p>
        </text:list-item>
        <text:list-item>
          <text:p text:style-name="P135">replyTo</text:p>
        </text:list-item>
        <text:list-item>
          <text:p text:style-name="P135">deleted?</text:p>
        </text:list-item>
      </text:list>
      <text:p text:style-name="P1"/>
      <text:p text:style-name="P199">TODO</text:p>
      <text:list xml:id="list7353702047678568533" text:style-name="LS15">
        <text:list-item>
          <text:p text:style-name="P186">revision history</text:p>
        </text:list-item>
        <text:list-item>
          <text:p text:style-name="P186">modification date (separate from creation date)</text:p>
        </text:list-item>
        <text:list-item>
          <text:p text:style-name="P186">hidden?</text:p>
        </text:list-item>
        <text:list-item>
          <text:p text:style-name="P186">favoriteOf</text:p>
        </text:list-item>
      </text:list>
      <text:h text:style-name="P76"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2"><text:span text:style-name="T2">What</text:span><text:span text:style-name="T2"> </text:span><text:span text:style-name="T2">it</text:span><text:span text:style-name="T2"> </text:span><text:span text:style-name="T2">Does</text:span></text:p>
          </table:table-cell>
          <table:table-cell table:style-name="Table9.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able:table-row>
          <table:table-cell table:style-name="Table9.A1" office:value-type="string">
            <text:p text:style-name="P37"><text:span text:style-name="T1">/</text:span><text:span text:style-name="T1">object</text:span><text:span text:style-name="T1">/</text:span><text:span text:style-name="T3">:</text:span><text:span text:style-name="T3">uri</text:span><text:span text:style-name="T1">/</text:span><text:span text:style-name="T1">json</text:span></text:p>
            <text:list xml:id="list7428614371558489964" text:style-name="LS16">
              <text:list-item>
                <text:p text:style-name="P109"><text:span text:style-name="T1">the</text:span><text:span text:style-name="T1"> </text:span><text:span text:style-name="T1">object</text:span><text:span text:style-name="T1"> (</text:span><text:span text:style-name="T1">if</text:span><text:span text:style-name="T1"> </text:span><text:span text:style-name="T1">any</text:span><text:span text:style-name="T1">) </text:span><text:span text:style-name="T1">with</text:span><text:span text:style-name="T1"> </text:span><text:span text:style-name="T1">an</text:span><text:span text:style-name="T1"> ‘</text:span><text:span text:style-name="T1">id</text:span><text:span text:style-name="T1">’ </text:span><text:span text:style-name="T1">value</text:span><text:span text:style-name="T1"> <text:s/></text:span><text:span text:style-name="T1">that</text:span><text:span text:style-name="T1"> </text:span><text:span text:style-name="T1">is</text:span><text:span text:style-name="T1"> </text:span><text:span text:style-name="T1">equivalent</text:span><text:span text:style-name="T1"> </text:span><text:span text:style-name="T1">to</text:span><text:span text:style-name="T1"> </text:span><text:span text:style-name="T1">the</text:span><text:span text:style-name="T1"> </text:span><text:span text:style-name="T1">specified</text:span><text:span text:style-name="T1"> :</text:span><text:span text:style-name="T1">uri</text:span><text:span text:style-name="T1">; </text:span><text:span text:style-name="T1">returns</text:span><text:span text:style-name="T1"> </text:span><text:span text:style-name="T1">json</text:span><text:span text:style-name="T1"> </text:span><text:span text:style-name="T1">hash</text:span></text:p>
              </text:list-item>
            </text:list>
            <text:p text:style-name="P37"><text:span text:style-name="T1">/</text:span><text:span text:style-name="T1">object</text:span><text:span text:style-name="T1">/</text:span><text:span text:style-name="T1">latest</text:span><text:span text:style-name="T1">/</text:span><text:span text:style-name="T3">:</text:span><text:span text:style-name="T3">num</text:span><text:span text:style-name="T1">/</text:span><text:span text:style-name="T1">json</text:span></text:p>
            <text:list xml:id="list6745490904096055311" text:style-name="LS17">
              <text:list-item>
                <text:p text:style-name="P110"><text:span text:style-name="T1">the</text:span><text:span text:style-name="T1"> </text:span><text:span text:style-name="T1">most</text:span><text:span text:style-name="T1"> </text:span><text:span text:style-name="T1">recent</text:span><text:span text:style-name="T1"> </text:span><text:span text:style-name="T1">objects</text:span><text:span text:style-name="T1"> </text:span><text:span text:style-name="T1">added</text:span><text:span text:style-name="T1"> </text:span><text:span text:style-name="T1">to</text:span><text:span text:style-name="T1"> </text:span><text:span text:style-name="T1">the</text:span><text:span text:style-name="T1"> </text:span><text:span text:style-name="T1">database</text:span><text:span text:style-name="T1">, </text:span><text:span text:style-name="T1">up</text:span><text:span text:style-name="T1"> </text:span><text:span text:style-name="T1">to</text:span><text:span text:style-name="T1"> </text:span><text:span text:style-name="T1">as</text:span><text:span text:style-name="T1"> </text:span><text:span text:style-name="T1">many</text:span><text:span text:style-name="T1"> </text:span><text:span text:style-name="T1">as</text:span><text:span text:style-name="T1"> </text:span><text:span text:style-name="T1">specified</text:span><text:span text:style-name="T1"> </text:span><text:span text:style-name="T1">by</text:span><text:span text:style-name="T1"> :</text:span><text:span text:style-name="T1">num</text:span><text:span text:style-name="T1">; </text:span><text:span text:style-name="T1">returns</text:span><text:span text:style-name="T1"> </text:span><text:span text:style-name="T1">json</text:span><text:span text:style-name="T1"> </text:span><text:span text:style-name="T1">hash</text:span></text:p>
              </text:list-item>
            </text:list>
            <text:p text:style-name="P37"><text:span text:style-name="T1">/</text:span><text:span text:style-name="T1">attention</text:span></text:p>
            <text:list xml:id="list3664173784599417370" text:style-name="LS18">
              <text:list-item>
                <text:p text:style-name="P111"><text:span text:style-name="T1">lists</text:span><text:span text:style-name="T1"> </text:span><text:span text:style-name="T1">the</text:span><text:span text:style-name="T1"> </text:span><text:span text:style-name="T1">tag</text:span><text:span text:style-name="T1"> </text:span><text:span text:style-name="T1">counts</text:span><text:span text:style-name="T1"> </text:span><text:span text:style-name="T1">of</text:span><text:span text:style-name="T1"> </text:span><text:span text:style-name="T1">all</text:span><text:span text:style-name="T1"> </text:span><text:span text:style-name="T1">objects</text:span><text:span text:style-name="T1"> </text:span><text:span text:style-name="T1">on</text:span><text:span text:style-name="T1"> </text:span><text:span text:style-name="T1">server</text:span></text:p>
              </text:list-item>
            </text:list>
            <text:p text:style-name="P37"><text:span text:style-name="T1">/</text:span><text:span text:style-name="T1">tag</text:span><text:span text:style-name="T1">/:</text:span><text:span text:style-name="T1">tag</text:span><text:span text:style-name="T1">/</text:span><text:span text:style-name="T1">json</text:span></text:p>
            <text:list xml:id="list3937508949049035633" text:style-name="LS19">
              <text:list-item>
                <text:p text:style-name="P112"><text:span text:style-name="T1">array</text:span><text:span text:style-name="T1"> </text:span><text:span text:style-name="T1">of</text:span><text:span text:style-name="T1"> </text:span><text:span text:style-name="T1">all</text:span><text:span text:style-name="T1"> </text:span><text:span text:style-name="T1">objects</text:span><text:span text:style-name="T1"> </text:span><text:span text:style-name="T1">of</text:span><text:span text:style-name="T1"> </text:span><text:span text:style-name="T1">a</text:span><text:span text:style-name="T1"> </text:span><text:span text:style-name="T1">given</text:span><text:span text:style-name="T1"> </text:span><text:span text:style-name="T1">tag</text:span><text:span text:style-name="T1">. <text:s/></text:span><text:span text:style-name="T1">tag</text:span><text:span text:style-name="T1"> </text:span><text:span text:style-name="T1">can</text:span><text:span text:style-name="T1"> </text:span><text:span text:style-name="T1">be</text:span><text:span text:style-name="T1"> </text:span><text:span text:style-name="T1">a</text:span><text:span text:style-name="T1"> </text:span><text:span text:style-name="T1">simple</text:span><text:span text:style-name="T1"> </text:span><text:span text:style-name="T1">string</text:span><text:span text:style-name="T1"> </text:span><text:span text:style-name="T1">tag</text:span><text:span text:style-name="T1"> </text:span><text:span text:style-name="T1">or</text:span><text:span text:style-name="T1"> </text:span><text:span text:style-name="T1">a</text:span><text:span text:style-name="T1"> </text:span><text:span text:style-name="T1">comma</text:span><text:span text:style-name="T1">-</text:span><text:span text:style-name="T1">separated</text:span><text:span text:style-name="T1"> </text:span><text:span text:style-name="T1">list</text:span><text:span text:style-name="T1"> </text:span><text:span text:style-name="T1">of</text:span><text:span text:style-name="T1"> </text:span><text:span text:style-name="T1">tags</text:span></text:p>
              </text:list-item>
            </text:list>
            <text:p text:style-name="P37"><text:span text:style-name="T1">/</text:span><text:span text:style-name="T1">users</text:span><text:span text:style-name="T1">/</text:span><text:span text:style-name="T1">json</text:span></text:p>
            <text:list xml:id="list511846784205260200" text:style-name="LS20">
              <text:list-item>
                <text:p text:style-name="P113"><text:span text:style-name="T1">all</text:span><text:span text:style-name="T1"> </text:span><text:span text:style-name="T1">user</text:span><text:span text:style-name="T1"> </text:span><text:span text:style-name="T1">profiles</text:span></text:p>
              </text:list-item>
            </text:list>
            <text:p text:style-name="P37"><text:span text:style-name="T1">/</text:span><text:span text:style-name="T1">users</text:span><text:span text:style-name="T1">/</text:span><text:span text:style-name="T1">tag</text:span><text:span text:style-name="T1">/</text:span><text:span text:style-name="T1">rdf</text:span></text:p>
            <text:list xml:id="list2382263807212486264" text:style-name="LS21">
              <text:list-item>
                <text:p text:style-name="P114"><text:span text:style-name="T1">rdf</text:span><text:span text:style-name="T1"> </text:span><text:span text:style-name="T1">of</text:span><text:span text:style-name="T1"> </text:span><text:span text:style-name="T1">all</text:span><text:span text:style-name="T1"> </text:span><text:span text:style-name="T1">users</text:span><text:span text:style-name="T1"> </text:span><text:span text:style-name="T1">self</text:span><text:span text:style-name="T1"> </text:span><text:span text:style-name="T1">tags</text:span><text:span text:style-name="T1">, </text:span><text:span text:style-name="T1">one</text:span><text:span text:style-name="T1"> </text:span><text:span text:style-name="T1">complete</text:span><text:span text:style-name="T1"> </text:span><text:span text:style-name="T1">RDF</text:span><text:span text:style-name="T1"> </text:span><text:span text:style-name="T1">graph</text:span><text:span text:style-name="T1"> </text:span><text:span text:style-name="T1">with</text:span><text:span text:style-name="T1"> </text:span><text:span text:style-name="T1">foaf</text:span><text:span text:style-name="T1">:</text:span><text:span text:style-name="T1">name</text:span><text:span text:style-name="T1"> </text:span><text:span text:style-name="T1">strings</text:span></text:p>
              </text:list-item>
            </text:list>
            <text:p text:style-name="P37"><text:span text:style-name="T1">/</text:span><text:span text:style-name="T1">schema</text:span><text:span text:style-name="T1">/</text:span><text:span text:style-name="T1">json</text:span></text:p>
            <text:list xml:id="list9153922333924076709" text:style-name="LS22">
              <text:list-item>
                <text:p text:style-name="P115"><text:span text:style-name="T1">entire</text:span><text:span text:style-name="T1"> </text:span><text:span text:style-name="T1">server</text:span><text:span text:style-name="T1"> </text:span><text:span text:style-name="T1">schema</text:span><text:span text:style-name="T1">, </text:span><text:span text:style-name="T1">tags</text:span><text:span text:style-name="T1"> &amp; </text:span><text:span text:style-name="T1">properties</text:span></text:p>
              </text:list-item>
            </text:list>
            <text:p text:style-name="P37"><text:span text:style-name="T1">/</text:span><text:span text:style-name="T1">wiki</text:span><text:span text:style-name="T1">/</text:span><text:span text:style-name="T1">search</text:span><text:span text:style-name="T1">/:</text:span><text:span text:style-name="T1">query</text:span></text:p>
            <text:list xml:id="list6252702393537317925" text:style-name="LS23">
              <text:list-item>
                <text:p text:style-name="P116"><text:span text:style-name="T1">returns</text:span><text:span text:style-name="T1"> </text:span><text:span text:style-name="T1">wikipedia</text:span><text:span text:style-name="T1"> </text:span><text:span text:style-name="T1">HTML</text:span><text:span text:style-name="T1"> </text:span><text:span text:style-name="T1">result</text:span><text:span text:style-name="T1"> </text:span><text:span text:style-name="T1">for</text:span><text:span text:style-name="T1"> </text:span><text:span text:style-name="T1">a</text:span><text:span text:style-name="T1"> </text:span><text:span text:style-name="T1">given</text:span><text:span text:style-name="T1"> </text:span><text:span text:style-name="T1">query</text:span></text:p>
              </text:list-item>
            </text:list>
            <text:p text:style-name="P37"><text:span text:style-name="T1">/</text:span><text:span text:style-name="T1">wiki</text:span><text:span text:style-name="T1">/:</text:span><text:span text:style-name="T1">tag</text:span><text:span text:style-name="T1">/</text:span><text:span text:style-name="T1">html</text:span></text:p>
            <text:list xml:id="list21650922565621434" text:style-name="LS24">
              <text:list-item>
                <text:p text:style-name="P117"><text:span text:style-name="T1">returns</text:span><text:span text:style-name="T1"> </text:span><text:span text:style-name="T1">wikipedia</text:span><text:span text:style-name="T1"> </text:span><text:span text:style-name="T1">HTML</text:span><text:span text:style-name="T1"> </text:span><text:span text:style-name="T1">result</text:span><text:span text:style-name="T1"> </text:span><text:span text:style-name="T1">for</text:span><text:span text:style-name="T1"> </text:span><text:span text:style-name="T1">a</text:span><text:span text:style-name="T1"> </text:span><text:span text:style-name="T1">specific</text:span><text:span text:style-name="T1"> </text:span><text:span text:style-name="T1">wikipage</text:span></text:p>
              </text:list-item>
            </text:list>
            <text:p text:style-name="P37"><text:span text:style-name="T1">/</text:span><text:span text:style-name="T1">users</text:span><text:span text:style-name="T1">/</text:span><text:span text:style-name="T1">plan</text:span></text:p>
            <text:list xml:id="list2370972223390994233" text:style-name="LS25">
              <text:list-item>
                <text:p text:style-name="P118"><text:span text:style-name="T1">JSON</text:span><text:span text:style-name="T1"> </text:span><text:span text:style-name="T1">output</text:span><text:span text:style-name="T1"> </text:span><text:span text:style-name="T1">of</text:span><text:span text:style-name="T1"> </text:span><text:span text:style-name="T1">users</text:span><text:span text:style-name="T1"> </text:span><text:span text:style-name="T1">plans</text:span><text:span text:style-name="T1"> (</text:span><text:span text:style-name="T1">soon</text:span><text:span text:style-name="T1"> </text:span><text:span text:style-name="T1">deprecated</text:span><text:span text:style-name="T1">)</text:span></text:p>
              </text:list-item>
            </text:list>
            <text:p text:style-name="P36"/>
            <text:p text:style-name="P36"/>
          </table:table-cell>
          <table:table-cell table:style-name="Table9.A1" office:value-type="string">
            <text:p text:style-name="P37"><text:span text:style-name="T1">/</text:span><text:span text:style-name="T1">object</text:span><text:span text:style-name="T1">/</text:span><text:span text:style-name="T1">latest</text:span><text:span text:style-name="T1">/</text:span><text:span text:style-name="T3">:</text:span><text:span text:style-name="T3">tagID</text:span><text:span text:style-name="T1">/</text:span><text:span text:style-name="T3">:</text:span><text:span text:style-name="T3">num</text:span><text:span text:style-name="T1">/</text:span><text:span text:style-name="T1">json</text:span></text:p>
            <text:list xml:id="list8077021408403914352" text:style-name="LS26">
              <text:list-item>
                <text:p text:style-name="P119"><text:span text:style-name="T1">Returns</text:span><text:span text:style-name="T1"> </text:span><text:span text:style-name="T1">the</text:span><text:span text:style-name="T1"> </text:span><text:span text:style-name="T1">most</text:span><text:span text:style-name="T1"> </text:span><text:span text:style-name="T1">recent</text:span><text:span text:style-name="T1"> </text:span><text:span text:style-name="T1">objects</text:span><text:span text:style-name="T1"> </text:span><text:span text:style-name="T1">added</text:span><text:span text:style-name="T1"> </text:span><text:span text:style-name="T1">to</text:span><text:span text:style-name="T1"> </text:span><text:span text:style-name="T1">the</text:span><text:span text:style-name="T1"> </text:span><text:span text:style-name="T1">database</text:span><text:span text:style-name="T1">, </text:span><text:span text:style-name="T1">each</text:span><text:span text:style-name="T1"> </text:span><text:span text:style-name="T1">having</text:span><text:span text:style-name="T1"> </text:span><text:span text:style-name="T1">at</text:span><text:span text:style-name="T1"> </text:span><text:span text:style-name="T1">least</text:span><text:span text:style-name="T1"> </text:span><text:span text:style-name="T1">one</text:span><text:span text:style-name="T1"> </text:span><text:span text:style-name="T1">tag</text:span><text:span text:style-name="T1"> </text:span><text:span text:style-name="T1">with</text:span><text:span text:style-name="T1"> </text:span><text:span text:style-name="T1">an</text:span><text:span text:style-name="T1"> ‘</text:span><text:span text:style-name="T1">id</text:span><text:span text:style-name="T1">’ </text:span><text:span text:style-name="T1">that</text:span><text:span text:style-name="T1"> </text:span><text:span text:style-name="T1">is</text:span><text:span text:style-name="T1"> </text:span><text:span text:style-name="T1">equivalent</text:span><text:span text:style-name="T1"> </text:span><text:span text:style-name="T1">to</text:span><text:span text:style-name="T1"> :</text:span><text:span text:style-name="T1">tagID</text:span><text:span text:style-name="T1">, </text:span><text:span text:style-name="T1">up</text:span><text:span text:style-name="T1"> </text:span><text:span text:style-name="T1">to</text:span><text:span text:style-name="T1"> </text:span><text:span text:style-name="T1">as</text:span><text:span text:style-name="T1"> </text:span><text:span text:style-name="T1">many</text:span><text:span text:style-name="T1"> </text:span><text:span text:style-name="T1">objects</text:span><text:span text:style-name="T1"> </text:span><text:span text:style-name="T1">as</text:span><text:span text:style-name="T1"> </text:span><text:span text:style-name="T1">specified</text:span><text:span text:style-name="T1"> </text:span><text:span text:style-name="T1">by</text:span><text:span text:style-name="T1"> :</text:span><text:span text:style-name="T1">num</text:span><text:span text:style-name="T1">; </text:span><text:span text:style-name="T1">returns</text:span><text:span text:style-name="T1"> </text:span><text:span text:style-name="T1">json</text:span><text:span text:style-name="T1"> </text:span><text:span text:style-name="T1">hash</text:span></text:p>
              </text:list-item>
            </text:list>
            <text:p text:style-name="P37"><text:span text:style-name="T1">/</text:span><text:span text:style-name="T1">object</text:span><text:span text:style-name="T1">/</text:span><text:span text:style-name="T1">near</text:span><text:span text:style-name="T1">/</text:span><text:span text:style-name="T3">:</text:span><text:span text:style-name="T3">lat</text:span><text:span text:style-name="T1">/</text:span><text:span text:style-name="T3">:</text:span><text:span text:style-name="T3">lon</text:span><text:span text:style-name="T1">/</text:span><text:span text:style-name="T3">:</text:span><text:span text:style-name="T3">rad</text:span><text:span text:style-name="T1">/</text:span><text:span text:style-name="T1">json</text:span></text:p>
            <text:list xml:id="list270" text:style-name="LS26">
              <text:list-item>
                <text:p text:style-name="P119"><text:span text:style-name="T1">Returns</text:span><text:span text:style-name="T1"> </text:span><text:span text:style-name="T1">the</text:span><text:span text:style-name="T1"> </text:span><text:span text:style-name="T1">objects</text:span><text:span text:style-name="T1"> </text:span><text:span text:style-name="T1">nearest</text:span><text:span text:style-name="T1"> </text:span><text:span text:style-name="T1">to</text:span><text:span text:style-name="T1"> </text:span><text:span text:style-name="T1">the</text:span><text:span text:style-name="T1"> </text:span><text:span text:style-name="T1">geo</text:span><text:span text:style-name="T1"> </text:span><text:span text:style-name="T1">coordinates</text:span><text:span text:style-name="T1"> </text:span><text:span text:style-name="T1">specified</text:span><text:span text:style-name="T1"> </text:span><text:span text:style-name="T1">by</text:span><text:span text:style-name="T1"> :</text:span><text:span text:style-name="T1">lat</text:span><text:span text:style-name="T1"> </text:span><text:span text:style-name="T1">and</text:span><text:span text:style-name="T1"> :</text:span><text:span text:style-name="T1">lon</text:span><text:span text:style-name="T1">, </text:span><text:span text:style-name="T1">with</text:span><text:span text:style-name="T1"> </text:span><text:span text:style-name="T1">a</text:span><text:span text:style-name="T1"> </text:span><text:span text:style-name="T1">maximum</text:span><text:span text:style-name="T1"> </text:span><text:span text:style-name="T1">distance</text:span><text:span text:style-name="T1"> </text:span><text:span text:style-name="T1">from</text:span><text:span text:style-name="T1"> </text:span><text:span text:style-name="T1">these</text:span><text:span text:style-name="T1"> </text:span><text:span text:style-name="T1">coordinates</text:span><text:span text:style-name="T1"> </text:span><text:span text:style-name="T1">specified</text:span><text:span text:style-name="T1"> </text:span><text:span text:style-name="T1">by</text:span><text:span text:style-name="T1"> :</text:span><text:span text:style-name="T1">rad</text:span><text:span text:style-name="T1">, </text:span><text:span text:style-name="T1">up</text:span><text:span text:style-name="T1"> </text:span><text:span text:style-name="T1">to</text:span><text:span text:style-name="T1"> </text:span><text:span text:style-name="T1">as</text:span><text:span text:style-name="T1"> </text:span><text:span text:style-name="T1">many</text:span><text:span text:style-name="T1"> </text:span><text:span text:style-name="T1">objects</text:span><text:span text:style-name="T1"> </text:span><text:span text:style-name="T1">as</text:span><text:span text:style-name="T1"> </text:span><text:span text:style-name="T1">specified</text:span><text:span text:style-name="T1"> </text:span><text:span text:style-name="T1">by</text:span><text:span text:style-name="T1"> :</text:span><text:span text:style-name="T1">num</text:span><text:span text:style-name="T1">; </text:span><text:span text:style-name="T1">returns</text:span><text:span text:style-name="T1"> </text:span><text:span text:style-name="T1">json</text:span><text:span text:style-name="T1"> </text:span><text:span text:style-name="T1">hash</text:span></text:p>
              </text:list-item>
            </text:list>
            <text:p text:style-name="P37"><text:span text:style-name="T1">/</text:span><text:span text:style-name="T1">user</text:span><text:span text:style-name="T1">/:</text:span><text:span text:style-name="T1">userid</text:span><text:span text:style-name="T1">/</text:span><text:span text:style-name="T1">skill</text:span><text:span text:style-name="T1">/</text:span><text:span text:style-name="T1">rdf</text:span></text:p>
            <text:list xml:id="list8167967807059747698" text:style-name="LS27">
              <text:list-item>
                <text:p text:style-name="P120"><text:span text:style-name="T1">skill</text:span><text:span text:style-name="T1"> </text:span><text:span text:style-name="T1">RDF</text:span><text:span text:style-name="T1"> </text:span><text:span text:style-name="T1">graph</text:span></text:p>
              </text:list-item>
            </text:list>
            <text:p text:style-name="P37"><text:span text:style-name="T1">/</text:span><text:span text:style-name="T1">user</text:span><text:span text:style-name="T1">/:</text:span><text:span text:style-name="T1">userid</text:span><text:span text:style-name="T1">/</text:span><text:span text:style-name="T1">json</text:span></text:p>
            <text:list xml:id="list6318012635171059186" text:style-name="LS28">
              <text:list-item>
                <text:p text:style-name="P121"><text:span text:style-name="T1">all</text:span><text:span text:style-name="T1"> </text:span><text:span text:style-name="T1">objects</text:span><text:span text:style-name="T1"> </text:span><text:span text:style-name="T1">by</text:span><text:span text:style-name="T1"> </text:span><text:span text:style-name="T1">author</text:span><text:span text:style-name="T1"> </text:span><text:span text:style-name="T1">userid</text:span></text:p>
              </text:list-item>
            </text:list>
            <text:p text:style-name="P37"><text:span text:style-name="T1">/</text:span><text:span text:style-name="T1">user</text:span><text:span text:style-name="T1">/</text:span><text:span text:style-name="T1">skill</text:span><text:span text:style-name="T1">/</text:span><text:span text:style-name="T1">rdf</text:span></text:p>
            <text:list xml:id="list5768505089607476873" text:style-name="LS29">
              <text:list-item>
                <text:p text:style-name="P122"><text:span text:style-name="T1">all</text:span><text:span text:style-name="T1"> </text:span><text:span text:style-name="T1">agent</text:span><text:span text:style-name="T1"> </text:span><text:span text:style-name="T1">skills</text:span><text:span text:style-name="T1"> </text:span><text:span text:style-name="T1">in</text:span><text:span text:style-name="T1"> </text:span><text:span text:style-name="T1">RDF</text:span></text:p>
              </text:list-item>
            </text:list>
            <text:p text:style-name="P37"><text:span text:style-name="T1">/</text:span><text:span text:style-name="T1">user</text:span><text:span text:style-name="T1">/</text:span><text:span text:style-name="T1">latest</text:span><text:span text:style-name="T1">/:</text:span><text:span text:style-name="T1">num</text:span><text:span text:style-name="T1">/</text:span><text:span text:style-name="T1">json</text:span></text:p>
            <text:list xml:id="list274" text:style-name="LS29">
              <text:list-item>
                <text:p text:style-name="P122"><text:span text:style-name="T1">latest</text:span><text:span text:style-name="T1"> :</text:span><text:span text:style-name="T1">num</text:span><text:span text:style-name="T1"> </text:span><text:span text:style-name="T1">objects</text:span><text:span text:style-name="T1"> </text:span><text:span text:style-name="T1">authored</text:span><text:span text:style-name="T1"> </text:span><text:span text:style-name="T1">by</text:span><text:span text:style-name="T1"> </text:span><text:span text:style-name="T1">by</text:span><text:span text:style-name="T1"> </text:span><text:span text:style-name="T1">users</text:span></text:p>
              </text:list-item>
            </text:list>
            <text:p text:style-name="P33"><text:span text:style-name="T1">/</text:span><text:span text:style-name="T1">wiki</text:span><text:span text:style-name="T1">/:</text:span><text:span text:style-name="T1">wikitags</text:span><text:span text:style-name="T1">/</text:span><text:span text:style-name="T1">links</text:span><text:span text:style-name="T1">/</text:span><text:span text:style-name="T1">rdf</text:span></text:p>
            <text:list xml:id="list784574811119282935" text:style-name="LS30">
              <text:list-item>
                <text:p text:style-name="P100"><text:span text:style-name="T1">wikilink</text:span><text:span text:style-name="T1"> </text:span><text:span text:style-name="T1">graph</text:span><text:span text:style-name="T1"> </text:span><text:span text:style-name="T1">in</text:span><text:span text:style-name="T1"> </text:span><text:span text:style-name="T1">RDF</text:span><text:span text:style-name="T1"> </text:span><text:span text:style-name="T1">surround</text:span><text:span text:style-name="T1"> </text:span><text:span text:style-name="T1">wikitags</text:span><text:span text:style-name="T1"> (</text:span><text:span text:style-name="T1">separated</text:span><text:span text:style-name="T1"> </text:span><text:span text:style-name="T1">by</text:span><text:span text:style-name="T1"> </text:span><text:span text:style-name="T1">commas</text:span><text:span text:style-name="T1">)</text:span></text:p>
              </text:list-item>
            </text:list>
          </table:table-cell>
        </table:table-row>
      </table:table>
      <text:h text:style-name="P218" text:outline-level="10"><text:bookmark text:name="h.ug416edvfoqb"/></text:h>
      <text:p text:style-name="P1"/>
      <text:p text:style-name="P1"/>
      <text:h text:style-name="P67" text:outline-level="10"><text:bookmark text:name="h.x879zxpyy1o2"/><text:soft-page-break/>RDF Mapping</text:h>
      <table:table table:name="Table10" table:style-name="Table10">
        <table:table-column table:style-name="Table10.A" table:number-columns-repeated="2"/>
        <table:table-row>
          <table:table-cell table:style-name="Table10.A1" office:value-type="string">
            <text:p text:style-name="P33"><text:span text:style-name="T2">RDF</text:span><text:span text:style-name="T2"> </text:span><text:span text:style-name="T2">Literal</text:span><text:span text:style-name="T2"> </text:span><text:span text:style-name="T2">Types</text:span></text:p>
          </table:table-cell>
          <table:table-cell table:style-name="Table10.A1" office:value-type="string">
            <text:p text:style-name="P33"><text:span text:style-name="T2">Netention</text:span><text:span text:style-name="T2"> </text:span><text:span text:style-name="T2">Data</text:span><text:span text:style-name="T2"> </text:span><text:span text:style-name="T2">Values</text:span></text:p>
          </table:table-cell>
        </table:table-row>
        <table:table-row>
          <table:table-cell table:style-name="Table10.A1" office:value-type="string">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integer</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decimal</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double</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nonPositiveInteger</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negativeInteger</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long</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int</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short</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byte</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nonNegativeInteger</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unsignedLong</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unsignedInt</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unsignedShort</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unsignedByte</text:span><text:span text:style-name="T38">"</text:span><text:span text:style-name="T40"> </text:span><text:span text:style-name="T41">||</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positiveInteger</text:span><text:span text:style-name="T38">"</text:span><text:span text:style-name="T40"> ) {</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boolean</text:span><text:span text:style-name="T38">"</text:span><text:span text:style-name="T40">){</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string</text:span><text:span text:style-name="T38">"</text:span><text:span text:style-name="T40">){</text:span></text:p>
            <text:p text:style-name="P38"><text:span text:style-name="T38">"</text:span><text:span text:style-name="T38">http</text:span><text:span text:style-name="T38">://</text:span><text:span text:style-name="T38">www</text:span><text:span text:style-name="T38">.</text:span><text:span text:style-name="T38">w</text:span><text:span text:style-name="T38">3.</text:span><text:span text:style-name="T38">org</text:span><text:span text:style-name="T38">/2001/</text:span><text:span text:style-name="T38">XMLSchema</text:span><text:span text:style-name="T38">#</text:span><text:span text:style-name="T38">dateTime</text:span><text:span text:style-name="T38">"</text:span><text:span text:style-name="T40">){</text:span></text:p>
          </table:table-cell>
          <table:table-cell table:style-name="Table10.A1" office:value-type="string">
            <text:p text:style-name="P94">integer</text:p>
            <text:p text:style-name="P94">real</text:p>
            <text:p text:style-name="P94">boolean</text:p>
            <text:p text:style-name="P94">string</text:p>
            <text:p text:style-name="P94">url</text:p>
            <text:p text:style-name="P94">spacepoint</text:p>
            <text:p text:style-name="P94">timepoint</text:p>
            <text:p text:style-name="P94">timerange</text:p>
            <text:p text:style-name="P94">media</text:p>
            <text:p text:style-name="P94">...</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
      <text:p text:style-name="P1"/>
      <text:h text:style-name="P79" text:outline-level="10"><text:bookmark text:name="h.bvo4xecr3i9t"/>Ontology</text:h>
      <text:p text:style-name="P1">Collection of <text:span text:style-name="T18">tags</text:span> and <text:span text:style-name="T18">properties</text:span><text:span text:style-name="T18"> </text:span>providing a common semantic vocabulary for describing reality and imagination. <text:s/>Each tag consists of a set of properties with type:</text:p>
      <text:list xml:id="list2505231056992207719" text:style-name="LS31">
        <text:list-item>
          <text:p text:style-name="P136">real</text:p>
        </text:list-item>
        <text:list-item>
          <text:p text:style-name="P136"><text:soft-page-break/>integer</text:p>
        </text:list-item>
        <text:list-item>
          <text:p text:style-name="P136">boolean</text:p>
        </text:list-item>
        <text:list-item>
          <text:p text:style-name="P136">geopoint</text:p>
        </text:list-item>
        <text:list-item>
          <text:p text:style-name="P136">timepoint</text:p>
        </text:list-item>
        <text:list-item>
          <text:p text:style-name="P136">timerange</text:p>
        </text:list-item>
        <text:list-item>
          <text:p text:style-name="P136">text</text:p>
        </text:list-item>
        <text:list-item>
          <text:p text:style-name="P136">BigText</text:p>
        </text:list-item>
        <text:list-item>
          <text:p text:style-name="P136">Object&lt;tag&gt;</text:p>
        </text:list-item>
        <text:list-item>
          <text:p text:style-name="P136">...</text:p>
        </text:list-item>
      </text:list>
      <text:p text:style-name="P1"/>
      <text:p text:style-name="P3">TODO</text:p>
      <text:list xml:id="list286" text:style-name="LS13">
        <text:list-item>
          <text:p text:style-name="P187">Extra Data types</text:p>
          <text:list>
            <text:list-item>
              <text:p text:style-name="P187">[see Semantic view]</text:p>
            </text:list-item>
            <text:list-item>
              <text:p text:style-name="P187"><text:a xlink:type="simple" xlink:href="http://developers.facebook.com/docs/technical-guides/opengraph/simple-object-types/"><text:span text:style-name="T10">http</text:span></text:a><text:a xlink:type="simple" xlink:href="http://developers.facebook.com/docs/technical-guides/opengraph/simple-object-types/"><text:span text:style-name="T10">://</text:span></text:a><text:a xlink:type="simple" xlink:href="http://developers.facebook.com/docs/technical-guides/opengraph/simple-object-types/"><text:span text:style-name="T10">developers</text:span></text:a><text:a xlink:type="simple" xlink:href="http://developers.facebook.com/docs/technical-guides/opengraph/simple-object-types/"><text:span text:style-name="T10">.</text:span></text:a><text:a xlink:type="simple" xlink:href="http://developers.facebook.com/docs/technical-guides/opengraph/simple-object-types/"><text:span text:style-name="T10">facebook</text:span></text:a><text:a xlink:type="simple" xlink:href="http://developers.facebook.com/docs/technical-guides/opengraph/simple-object-types/"><text:span text:style-name="T10">.</text:span></text:a><text:a xlink:type="simple" xlink:href="http://developers.facebook.com/docs/technical-guides/opengraph/simple-object-types/"><text:span text:style-name="T10">com</text:span></text:a><text:a xlink:type="simple" xlink:href="http://developers.facebook.com/docs/technical-guides/opengraph/simple-object-types/"><text:span text:style-name="T10">/</text:span></text:a><text:a xlink:type="simple" xlink:href="http://developers.facebook.com/docs/technical-guides/opengraph/simple-object-types/"><text:span text:style-name="T10">docs</text:span></text:a><text:a xlink:type="simple" xlink:href="http://developers.facebook.com/docs/technical-guides/opengraph/simple-object-types/"><text:span text:style-name="T10">/</text:span></text:a><text:a xlink:type="simple" xlink:href="http://developers.facebook.com/docs/technical-guides/opengraph/simple-object-types/"><text:span text:style-name="T10">technical</text:span></text:a><text:a xlink:type="simple" xlink:href="http://developers.facebook.com/docs/technical-guides/opengraph/simple-object-types/"><text:span text:style-name="T10">-</text:span></text:a><text:a xlink:type="simple" xlink:href="http://developers.facebook.com/docs/technical-guides/opengraph/simple-object-types/"><text:span text:style-name="T10">guides</text:span></text:a><text:a xlink:type="simple" xlink:href="http://developers.facebook.com/docs/technical-guides/opengraph/simple-object-types/"><text:span text:style-name="T10">/</text:span></text:a><text:a xlink:type="simple" xlink:href="http://developers.facebook.com/docs/technical-guides/opengraph/simple-object-types/"><text:span text:style-name="T10">opengraph</text:span></text:a><text:a xlink:type="simple" xlink:href="http://developers.facebook.com/docs/technical-guides/opengraph/simple-object-types/"><text:span text:style-name="T10">/</text:span></text:a><text:a xlink:type="simple" xlink:href="http://developers.facebook.com/docs/technical-guides/opengraph/simple-object-types/"><text:span text:style-name="T10">simple</text:span></text:a><text:a xlink:type="simple" xlink:href="http://developers.facebook.com/docs/technical-guides/opengraph/simple-object-types/"><text:span text:style-name="T10">-</text:span></text:a><text:a xlink:type="simple" xlink:href="http://developers.facebook.com/docs/technical-guides/opengraph/simple-object-types/"><text:span text:style-name="T10">object</text:span></text:a><text:a xlink:type="simple" xlink:href="http://developers.facebook.com/docs/technical-guides/opengraph/simple-object-types/"><text:span text:style-name="T10">-</text:span></text:a><text:a xlink:type="simple" xlink:href="http://developers.facebook.com/docs/technical-guides/opengraph/simple-object-types/"><text:span text:style-name="T10">types</text:span></text:a><text:a xlink:type="simple" xlink:href="http://developers.facebook.com/docs/technical-guides/opengraph/simple-object-types/"><text:span text:style-name="T10">/</text:span></text:a></text:p>
            </text:list-item>
            <text:list-item>
              <text:p text:style-name="P187">Measurement units: <text:a xlink:type="simple" xlink:href="http://developers.facebook.com/docs/technical-guides/opengraph/complex-object-types/#quantity"><text:span text:style-name="T10">http</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developers</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facebook</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com</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docs</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technical</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guides</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opengraph</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complex</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object</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types</text:span></text:a><text:a xlink:type="simple" xlink:href="http://developers.facebook.com/docs/technical-guides/opengraph/complex-object-types/#quantity"><text:span text:style-name="T10">/#</text:span></text:a><text:a xlink:type="simple" xlink:href="http://developers.facebook.com/docs/technical-guides/opengraph/complex-object-types/#quantity"><text:span text:style-name="T10">quantity</text:span></text:a></text:p>
            </text:list-item>
          </text:list>
        </text:list-item>
        <text:list-item>
          <text:p text:style-name="P187">alert messages for when tags are added, ex. rss instructions</text:p>
        </text:list-item>
        <text:list-item>
          <text:p text:style-name="P187">object values</text:p>
          <text:list>
            <text:list-item>
              <text:p text:style-name="P187"><text:a xlink:type="simple" xlink:href="http://ivaynberg.github.com/select2/"><text:span text:style-name="T10">http</text:span></text:a><text:a xlink:type="simple" xlink:href="http://ivaynberg.github.com/select2/"><text:span text:style-name="T10">://</text:span></text:a><text:a xlink:type="simple" xlink:href="http://ivaynberg.github.com/select2/"><text:span text:style-name="T10">ivaynberg</text:span></text:a><text:a xlink:type="simple" xlink:href="http://ivaynberg.github.com/select2/"><text:span text:style-name="T10">.</text:span></text:a><text:a xlink:type="simple" xlink:href="http://ivaynberg.github.com/select2/"><text:span text:style-name="T10">github</text:span></text:a><text:a xlink:type="simple" xlink:href="http://ivaynberg.github.com/select2/"><text:span text:style-name="T10">.</text:span></text:a><text:a xlink:type="simple" xlink:href="http://ivaynberg.github.com/select2/"><text:span text:style-name="T10">com</text:span></text:a><text:a xlink:type="simple" xlink:href="http://ivaynberg.github.com/select2/"><text:span text:style-name="T10">/</text:span></text:a><text:a xlink:type="simple" xlink:href="http://ivaynberg.github.com/select2/"><text:span text:style-name="T10">select</text:span></text:a><text:a xlink:type="simple" xlink:href="http://ivaynberg.github.com/select2/"><text:span text:style-name="T10">2</text:span></text:a></text:p>
            </text:list-item>
          </text:list>
        </text:list-item>
        <text:list-item>
          <text:p text:style-name="P187">tag and property creation and editing</text:p>
        </text:list-item>
        <text:list-item>
          <text:p text:style-name="P187">property inheritance</text:p>
        </text:list-item>
        <text:list-item>
          <text:p text:style-name="P187">max property arity (default=unlimited &amp; not required)</text:p>
        </text:list-item>
        <text:list-item>
          <text:p text:style-name="P187">subtag matches in relevancy heuristic</text:p>
        </text:list-item>
        <text:list-item>
          <text:p text:style-name="P187">icons for tags and properties</text:p>
          <text:list>
            <text:list-item>
              <text:p text:style-name="P187"><text:span text:style-name="T19">in</text:span><text:span text:style-name="T19"> </text:span><text:span text:style-name="T19">tag</text:span><text:span text:style-name="T19"> </text:span><text:span text:style-name="T19">menus</text:span></text:p>
            </text:list-item>
            <text:list-item>
              <text:p text:style-name="P187"><text:span text:style-name="T19">default</text:span><text:span text:style-name="T19"> </text:span><text:span text:style-name="T19">icon</text:span><text:span text:style-name="T19">?</text:span></text:p>
            </text:list-item>
            <text:list-item>
              <text:p text:style-name="P187"><text:span text:style-name="T19">icon</text:span><text:span text:style-name="T19"> </text:span><text:span text:style-name="T19">grow</text:span><text:span text:style-name="T19"> </text:span><text:span text:style-name="T19">on</text:span><text:span text:style-name="T19"> </text:span><text:span text:style-name="T19">hover</text:span><text:span text:style-name="T19">?</text:span></text:p>
            </text:list-item>
          </text:list>
        </text:list-item>
        <text:list-item>
          <text:p text:style-name="P187">tag actions (ex: popup notice)</text:p>
        </text:list-item>
        <text:list-item>
          <text:p text:style-name="P187">hidden tags and properties (ex: for system use, not humans)</text:p>
        </text:list-item>
        <text:list-item>
          <text:p text:style-name="P187"><text:a xlink:type="simple" xlink:href="https://npmjs.org/package/nools"><text:span text:style-name="T10">https</text:span></text:a><text:a xlink:type="simple" xlink:href="https://npmjs.org/package/nools"><text:span text:style-name="T10">://</text:span></text:a><text:a xlink:type="simple" xlink:href="https://npmjs.org/package/nools"><text:span text:style-name="T10">npmjs</text:span></text:a><text:a xlink:type="simple" xlink:href="https://npmjs.org/package/nools"><text:span text:style-name="T10">.</text:span></text:a><text:a xlink:type="simple" xlink:href="https://npmjs.org/package/nools"><text:span text:style-name="T10">org</text:span></text:a><text:a xlink:type="simple" xlink:href="https://npmjs.org/package/nools"><text:span text:style-name="T10">/</text:span></text:a><text:a xlink:type="simple" xlink:href="https://npmjs.org/package/nools"><text:span text:style-name="T10">package</text:span></text:a><text:a xlink:type="simple" xlink:href="https://npmjs.org/package/nools"><text:span text:style-name="T10">/</text:span></text:a><text:a xlink:type="simple" xlink:href="https://npmjs.org/package/nools"><text:span text:style-name="T10">nools</text:span></text:a></text:p>
        </text:list-item>
      </text:list>
      <text:h text:style-name="P217"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2"><text:span text:style-name="T2">What</text:span><text:span text:style-name="T2"> </text:span><text:span text:style-name="T2">it</text:span><text:span text:style-name="T2"> </text:span><text:span text:style-name="T2">Does</text:span></text:p>
          </table:table-cell>
          <table:table-cell table:style-name="Table11.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able:table-row>
          <table:table-cell table:style-name="Table11.A1" office:value-type="string">
            <text:p text:style-name="P54"/>
          </table:table-cell>
          <table:table-cell table:style-name="Table11.A1" office:value-type="string">
            <text:list xml:id="list6066818691052722022" text:style-name="LS32">
              <text:list-item>
                <text:p text:style-name="P184"><text:span text:style-name="T1">Import</text:span><text:span text:style-name="T1"> </text:span><text:span text:style-name="T1">and</text:span><text:span text:style-name="T1"> </text:span><text:span text:style-name="T1">Export</text:span><text:span text:style-name="T1"> </text:span><text:span text:style-name="T1">JSON</text:span><text:span text:style-name="T1"> </text:span><text:span text:style-name="T1">dump</text:span></text:p>
              </text:list-item>
              <text:list-item>
                <text:p text:style-name="P184"><text:span text:style-name="T1">dht</text:span><text:span text:style-name="T1">.</text:span><text:span text:style-name="T1">js</text:span></text:p>
              </text:list-item>
              <text:list-item>
                <text:p text:style-name="P181">Telehash</text:p>
              </text:list-item>
              <text:list-item>
                <text:p text:style-name="P184"><text:span text:style-name="T1">Kademlia</text:span><text:span text:style-name="T1"> </text:span><text:span text:style-name="T6">Kadoh</text:span><text:span text:style-name="T6"> (</text:span><text:span text:style-name="T6">Kademlia</text:span><text:span text:style-name="T6"> </text:span><text:span text:style-name="T6">for</text:span><text:span text:style-name="T6"> </text:span><text:span text:style-name="T6">node</text:span><text:span text:style-name="T6">.</text:span><text:span text:style-name="T6">js</text:span><text:span text:style-name="T6">)</text:span></text:p>
              </text:list-item>
              <text:list-item>
                <text:p text:style-name="P181">XMPP</text:p>
              </text:list-item>
            </text:list>
          </table:table-cell>
        </table:table-row>
      </table:table>
      <text:h text:style-name="P217" text:outline-level="10"/>
      <text:h text:style-name="P217" text:outline-level="10"><text:bookmark text:name="h.pi2xtqgacjcx"/><text:bookmark text:name="h.acm67hexqo1v"/>Remote URL Cache</text:h>
      <text:p text:style-name="P1"/>
      <text:p text:style-name="P3">TODO</text:p>
      <text:list xml:id="list7986940165604876723" text:style-name="LS33">
        <text:list-item>
          <text:p text:style-name="P137">stores files</text:p>
        </text:list-item>
        <text:list-item>
          <text:p text:style-name="P137">unzips .zip, .kmz (and adjusts &lt;link&gt; url’s), etc..</text:p>
        </text:list-item>
        <text:list-item>
          <text:p text:style-name="P137">hosts on webserver as static content</text:p>
        </text:list-item>
        <text:list-item>
          <text:p text:style-name="P137">.gitignore’d</text:p>
        </text:list-item>
      </text:list>
      <text:h text:style-name="P77" text:outline-level="10"><text:bookmark text:name="h.uq0jcsjdroj"/><text:bookmark text:name="h.6k4c8f25pdrn"/>HTML5/Javascript Client</text:h>
      <text:list xml:id="list2845325382779902250" text:style-name="LS34">
        <text:list-item>
          <text:p text:style-name="P138">Themes</text:p>
          <text:list>
            <text:list-item>
              <text:p text:style-name="P138">Bright</text:p>
              <text:list>
                <text:list-item>
                  <text:p text:style-name="P138">[Bright derivatives]</text:p>
                </text:list-item>
              </text:list>
            </text:list-item>
            <text:list-item>
              <text:p text:style-name="P138">Dark</text:p>
              <text:list>
                <text:list-item>
                  <text:p text:style-name="P138">[Dark derivatives]</text:p>
                </text:list-item>
              </text:list>
            </text:list-item>
          </text:list>
        </text:list-item>
      </text:list>
      <text:p text:style-name="P1"/>
      <text:h text:style-name="P79" text:outline-level="10"><text:bookmark text:name="h.a886s3tvq5dg"/>Accessibility</text:h>
      <text:list xml:id="list6847645379654062854" text:style-name="LS35">
        <text:list-item>
          <text:p text:style-name="P188">Blind</text:p>
        </text:list-item>
        <text:list-item>
          <text:p text:style-name="P188">Deaf</text:p>
        </text:list-item>
        <text:list-item>
          <text:p text:style-name="P188">Pre-Symbolic / Non-Verbal / Gestural (Children, Paralyzed, Animals)</text:p>
        </text:list-item>
      </text:list>
      <text:p text:style-name="P58"/>
      <text:p text:style-name="P58"/>
      <text:h text:style-name="P79" text:outline-level="10"><text:bookmark text:name="h.3omxf95f0a25"/>Internationalization</text:h>
      <text:p text:style-name="P58">...</text:p>
      <text:p text:style-name="P58"/>
      <text:p text:style-name="P46"/>
      <text:h text:style-name="P79"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2"><text:span text:style-name="T2">What</text:span><text:span text:style-name="T2"> </text:span><text:span text:style-name="T2">it</text:span><text:span text:style-name="T2"> </text:span><text:span text:style-name="T2">Does</text:span></text:p>
          </table:table-cell>
          <table:table-cell table:style-name="Table12.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able:table-row>
          <table:table-cell table:style-name="Table12.A1" office:value-type="string">
            <text:list xml:id="list321" text:style-name="LS10">
              <text:list-item>
                <text:p text:style-name="P177">Chrome</text:p>
              </text:list-item>
              <text:list-item>
                <text:p text:style-name="P177">Firefox</text:p>
              </text:list-item>
            </text:list>
          </table:table-cell>
          <table:table-cell table:style-name="Table12.A1" office:value-type="string">
            <text:list xml:id="list323" text:style-name="LS11">
              <text:list-item>
                <text:p text:style-name="P194">Android</text:p>
              </text:list-item>
              <text:list-item>
                <text:p text:style-name="P170"><text:span text:style-name="T1">Internet</text:span><text:span text:style-name="T1"> </text:span><text:span text:style-name="T1">Explorer</text:span></text:p>
              </text:list-item>
            </text:list>
          </table:table-cell>
        </table:table-row>
      </table:table>
      <text:h text:style-name="P79" text:outline-level="10"/>
      <text:h text:style-name="P77" text:outline-level="10"><text:bookmark text:name="h.f7sg7t9yg0qh"/><text:bookmark text:name="h.mmml1pxn2ui7"/>Client Memory</text:h>
      <text:list xml:id="list7323614813738241963" text:style-name="LS36">
        <text:list-item>
          <text:p text:style-name="P139">Stores objects as indexed keys.</text:p>
          <text:list>
            <text:list-item>
              <text:p text:style-name="P139">Limited to localStorage quota which is quite small</text:p>
            </text:list-item>
          </text:list>
        </text:list-item>
      </text:list>
      <text:p text:style-name="P1"/>
      <text:p text:style-name="P3">TODO</text:p>
      <text:list xml:id="list327" text:style-name="LS13">
        <text:list-item>
          <text:p text:style-name="P187"><text:span text:style-name="T45">indexedDB</text:span><text:span text:style-name="T45"> </text:span><text:span text:style-name="T45">support</text:span><text:span text:style-name="T45"> - </text:span><text:span text:style-name="T45">enables</text:span><text:span text:style-name="T45"> </text:span><text:span text:style-name="T45">larger</text:span><text:span text:style-name="T45"> </text:span><text:span text:style-name="T45">client</text:span><text:span text:style-name="T45">-</text:span><text:span text:style-name="T45">side</text:span><text:span text:style-name="T45"> </text:span><text:span text:style-name="T45">datastore</text:span></text:p>
          <text:list>
            <text:list-item>
              <text:p text:style-name="P187"><text:span text:style-name="T45">with</text:span><text:span text:style-name="T45"> </text:span><text:span text:style-name="T45">WARNING</text:span><text:span text:style-name="T45"> </text:span><text:span text:style-name="T45">when</text:span><text:span text:style-name="T45"> </text:span><text:span text:style-name="T45">quota</text:span><text:span text:style-name="T45"> </text:span><text:span text:style-name="T45">may</text:span><text:span text:style-name="T45"> </text:span><text:span text:style-name="T45">be</text:span><text:span text:style-name="T45"> </text:span><text:span text:style-name="T45">near</text:span><text:span text:style-name="T45"> </text:span><text:span text:style-name="T45">exceeded</text:span></text:p>
            </text:list-item>
          </text:list>
        </text:list-item>
        <text:list-item>
          <text:p text:style-name="P187">attention vector : map&lt;object,interest&gt;</text:p>
        </text:list-item>
        <text:list-item>
          <text:p text:style-name="P187">forgetting: keeps total # of objects in server and client within range (ex: &lt; 10k) based on attention</text:p>
        </text:list-item>
        <text:list-item>
          <text:p text:style-name="P187">spreading</text:p>
        </text:list-item>
        <text:list-item>
          <text:p text:style-name="P187">importance classifier: classifies incoming objects according to its features to predict the user’s interest in it (0..1.0)</text:p>
          <text:list>
            <text:list-item>
              <text:p text:style-name="P187">author, age, etc..</text:p>
            </text:list-item>
            <text:list-item>
              <text:p text:style-name="P187">use an encog component to automatically learn user’s classification parameters</text:p>
            </text:list-item>
            <text:list-item>
              <text:p text:style-name="P187">this is analogous to google’s important inbox feature</text:p>
            </text:list-item>
          </text:list>
        </text:list-item>
      </text:list>
      <text:h text:style-name="P77" text:outline-level="10"><text:bookmark text:name="h.fwk8vwlhvkx6"/>ObjectView</text:h>
      <text:p text:style-name="P1">An ObjectView is a widget that displays essential information about an object.</text:p>
      <text:p text:style-name="P1"/>
      <text:list xml:id="list6471094312370544082" text:style-name="LS37">
        <text:list-item>
          <text:p text:style-name="P140">Name</text:p>
        </text:list-item>
        <text:list-item>
          <text:p text:style-name="P140">Tags</text:p>
        </text:list-item>
        <text:list-item>
          <text:p text:style-name="P140">Description</text:p>
        </text:list-item>
        <text:list-item>
          <text:p text:style-name="P140">Geolocation</text:p>
        </text:list-item>
        <text:list-item>
          <text:p text:style-name="P140">Age</text:p>
        </text:list-item>
        <text:list-item>
          <text:p text:style-name="P140">...</text:p>
        </text:list-item>
      </text:list>
      <text:p text:style-name="P40">It also includes actions which may be displayed as buttons, or in a pulldown menu:</text:p>
      <text:list xml:id="list7823844705893173917" text:style-name="LS38">
        <text:list-item>
          <text:p text:style-name="P141">Reply</text:p>
        </text:list-item>
        <text:list-item>
          <text:p text:style-name="P141">Delete</text:p>
        </text:list-item>
        <text:list-item>
          <text:p text:style-name="P141">..</text:p>
        </text:list-item>
      </text:list>
      <text:p text:style-name="P40"/>
      <text:p text:style-name="P162">TODO</text:p>
      <text:list xml:id="list345" text:style-name="LS13">
        <text:list-item>
          <text:p text:style-name="P187">inline editing of properties by clicking on them when one has edit permission, clicked label -&gt; text input -&gt; label</text:p>
        </text:list-item>
      </text:list>
      <text:list xml:id="list8623757114571119095" text:style-name="LS39">
        <text:list-item>
          <text:p text:style-name="P142">Parameters to customize rendering</text:p>
        </text:list-item>
        <text:list-item>
          <text:p text:style-name="P142">Add favorite (‘star’ button) aka Bookmark</text:p>
        </text:list-item>
        <text:list-item>
          <text:p text:style-name="P142">“User” Action Buttons</text:p>
          <text:list>
            <text:list-item>
              <text:p text:style-name="P142">Text Chat (button)</text:p>
            </text:list-item>
            <text:list-item>
              <text:p text:style-name="P142">Video Chat (button)</text:p>
            </text:list-item>
            <text:list-item>
              <text:p text:style-name="P142">Pay (button)</text:p>
              <text:list>
                <text:list-item>
                  <text:p text:style-name="P142">Bitcoin</text:p>
                </text:list-item>
                <text:list-item>
                  <text:p text:style-name="P142">Paypal</text:p>
                </text:list-item>
              </text:list>
            </text:list-item>
          </text:list>
        </text:list-item>
        <text:list-item>
          <text:p text:style-name="P142">Optimize rendering with templates</text:p>
        </text:list-item>
      </text:list>
      <text:h text:style-name="P77"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2"><text:span text:style-name="T2">What</text:span><text:span text:style-name="T2"> </text:span><text:span text:style-name="T2">it</text:span><text:span text:style-name="T2"> </text:span><text:span text:style-name="T2">Does</text:span></text:p>
          </table:table-cell>
          <table:table-cell table:style-name="Table13.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able:table-row>
          <table:table-cell table:style-name="Table13.A1" office:value-type="string">
            <text:p text:style-name="P53"><text:span text:style-name="T1">View</text:span><text:span text:style-name="T1">-</text:span><text:span text:style-name="T1">only</text:span><text:span text:style-name="T1"> </text:span><text:span text:style-name="T1">Mode</text:span></text:p>
            <text:p text:style-name="P54"/>
            <text:p text:style-name="P53"><text:span text:style-name="T1">Add</text:span><text:span text:style-name="T1"> </text:span><text:span text:style-name="T1">Tags</text:span></text:p>
            <text:p text:style-name="P53"><text:span text:style-name="T1">Add</text:span><text:span text:style-name="T1"> [</text:span><text:span text:style-name="T1">suggested</text:span><text:span text:style-name="T1">] </text:span><text:span text:style-name="T1">Properties</text:span></text:p>
            <text:p text:style-name="P53"><text:span text:style-name="T1">File</text:span><text:span text:style-name="T1"> </text:span><text:span text:style-name="T1">Upload</text:span></text:p>
            <text:p text:style-name="P54"/>
            <text:p text:style-name="P54">Export</text:p>
            <text:p text:style-name="P54">Save</text:p>
            <text:p text:style-name="P54"/>
            <text:p text:style-name="P53"><text:span text:style-name="T3">[</text:span><text:span text:style-name="T3">add</text:span><text:span text:style-name="T3"> </text:span><text:span text:style-name="T3">other</text:span><text:span text:style-name="T3"> </text:span><text:span text:style-name="T3">features</text:span><text:span text:style-name="T3">]</text:span></text:p>
          </table:table-cell>
          <table:table-cell table:style-name="Table13.A1" office:value-type="string">
            <text:p text:style-name="P55"/>
          </table:table-cell>
        </table:table-row>
      </table:table>
      <text:h text:style-name="P74" text:outline-level="10"><text:bookmark text:name="h.btblmb9yq2zj"/></text:h>
      <text:h text:style-name="P77" text:outline-level="10"><text:bookmark text:name="h.o1lly9i28uwh"/><text:bookmark text:name="h.2kuql1rml8n8"/>Map</text:h>
      <table:table table:name="Table14" table:style-name="Table14">
        <table:table-column table:style-name="Table14.A"/>
        <table:table-column table:style-name="Table14.B"/>
        <table:table-row>
          <table:table-cell table:style-name="Table14.A1" office:value-type="string">
            <text:p text:style-name="P52"><text:span text:style-name="T2">What</text:span><text:span text:style-name="T2"> </text:span><text:span text:style-name="T2">it</text:span><text:span text:style-name="T2"> </text:span><text:span text:style-name="T2">Does</text:span></text:p>
          </table:table-cell>
          <table:table-cell table:style-name="Table14.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able:table-row>
          <table:table-cell table:style-name="Table14.A1" office:value-type="string">
            <text:list xml:id="list8123224147785132036" text:style-name="LS40">
              <text:list-item>
                <text:p text:style-name="P172"><text:span text:style-name="T1">OpenLayers</text:span><text:span text:style-name="T1"> 2 (2</text:span><text:span text:style-name="T1">D</text:span><text:span text:style-name="T1">)</text:span></text:p>
                <text:list>
                  <text:list-item>
                    <text:p text:style-name="P179">OpenStreetMaps</text:p>
                  </text:list-item>
                  <text:list-item>
                    <text:p text:style-name="P172"><text:span text:style-name="T1">Bing</text:span><text:span text:style-name="T1"> </text:span><text:span text:style-name="T1">Aerial</text:span><text:span text:style-name="T1"> </text:span><text:span text:style-name="T1">Layers</text:span></text:p>
                  </text:list-item>
                </text:list>
              </text:list-item>
              <text:list-item>
                <text:p text:style-name="P172"><text:span text:style-name="T1">Cesium</text:span><text:span text:style-name="T1"> (3</text:span><text:span text:style-name="T1">D</text:span><text:span text:style-name="T1">)</text:span></text:p>
              </text:list-item>
              <text:list-item>
                <text:p text:style-name="P172"><text:span text:style-name="T1">Displays</text:span><text:span text:style-name="T1"> </text:span><text:span text:style-name="T1">objects</text:span><text:span text:style-name="T1">, </text:span><text:span text:style-name="T1">applying</text:span><text:span text:style-name="T1"> </text:span><text:span text:style-name="T1">icons</text:span><text:span text:style-name="T1"> </text:span><text:span text:style-name="T1">where</text:span><text:span text:style-name="T1"> </text:span><text:span text:style-name="T1">appropriate</text:span><text:span text:style-name="T1">. <text:s/></text:span><text:span text:style-name="T1">Includes</text:span><text:span text:style-name="T1"> </text:span><text:span text:style-name="T1">clickable</text:span><text:span text:style-name="T1"> </text:span><text:span text:style-name="T1">vector</text:span><text:span text:style-name="T1"> </text:span><text:span text:style-name="T1">layer</text:span><text:span text:style-name="T1"> </text:span><text:span text:style-name="T1">of</text:span><text:span text:style-name="T1"> </text:span><text:span text:style-name="T1">arbitrary</text:span><text:span text:style-name="T1"> </text:span><text:span text:style-name="T1">radius</text:span></text:p>
              </text:list-item>
            </text:list>
            <text:list xml:id="list3348714533673652767" text:style-name="LS41">
              <text:list-item>
                <text:p text:style-name="P173"><text:span text:style-name="T1">Right</text:span><text:span text:style-name="T1"> </text:span><text:span text:style-name="T1">click</text:span><text:span text:style-name="T1"> </text:span><text:span text:style-name="T1">to</text:span><text:span text:style-name="T1"> </text:span><text:span text:style-name="T1">add</text:span><text:span text:style-name="T1"> </text:span><text:span text:style-name="T1">new</text:span><text:span text:style-name="T1"> </text:span><text:span text:style-name="T1">content</text:span></text:p>
              </text:list-item>
            </text:list>
            <text:p text:style-name="P54"/>
            <text:p text:style-name="P53"><text:span text:style-name="T1">Mini</text:span><text:span text:style-name="T1"> </text:span><text:span text:style-name="T1">and</text:span><text:span text:style-name="T1"> </text:span><text:span text:style-name="T1">Large</text:span><text:span text:style-name="T1"> (</text:span><text:span text:style-name="T1">full</text:span><text:span text:style-name="T1">-</text:span><text:span text:style-name="T1">window</text:span><text:span text:style-name="T1">) </text:span><text:span text:style-name="T1">Modes</text:span></text:p>
          </table:table-cell>
          <table:table-cell table:style-name="Table14.A1" office:value-type="string">
            <text:list xml:id="list7091966710007227078" text:style-name="LS42">
              <text:list-item>
                <text:p text:style-name="P174"><text:span text:style-name="T21">Location</text:span><text:span text:style-name="T21"> </text:span><text:span text:style-name="T21">detection</text:span><text:span text:style-name="T21">, </text:span><text:span text:style-name="T21">tracking</text:span><text:span text:style-name="T21">, </text:span><text:span text:style-name="T21">and</text:span><text:span text:style-name="T21"> </text:span><text:span text:style-name="T21">manual</text:span><text:span text:style-name="T21"> </text:span><text:span text:style-name="T21">repositioning</text:span><text:span text:style-name="T21"> (</text:span><text:span text:style-name="T21">even</text:span><text:span text:style-name="T21"> </text:span><text:span text:style-name="T21">without</text:span><text:span text:style-name="T21"> </text:span><text:span text:style-name="T21">Map</text:span><text:span text:style-name="T21"> </text:span><text:span text:style-name="T21">view</text:span><text:span text:style-name="T21">)</text:span></text:p>
              </text:list-item>
              <text:list-item>
                <text:p text:style-name="P174"><text:span text:style-name="T21">Multiple</text:span><text:span text:style-name="T21"> </text:span><text:span text:style-name="T21">planets</text:span></text:p>
              </text:list-item>
              <text:list-item>
                <text:p text:style-name="P174"><text:span text:style-name="T21">Embedded</text:span><text:span text:style-name="T21"> </text:span><text:span text:style-name="T21">map</text:span><text:span text:style-name="T21"> </text:span><text:span text:style-name="T21">layers</text:span><text:span text:style-name="T21"> (</text:span><text:span text:style-name="T21">ex</text:span><text:span text:style-name="T21">: </text:span><text:span text:style-name="T21">floorplans</text:span><text:span text:style-name="T21">)</text:span></text:p>
              </text:list-item>
            </text:list>
          </table:table-cell>
        </table:table-row>
      </table:table>
      <text:h text:style-name="P77" text:outline-level="10"/>
      <text:h text:style-name="P76" text:outline-level="10"><text:bookmark text:name="h.pqlz49q0qmnd"/><text:bookmark text:name="h.62ysruk9plet"/>Focus</text:h>
      <text:p text:style-name="P58">Each <text:span text:style-name="T18">focus</text:span><text:span text:style-name="T18"> </text:span>is a method of describing what one is thinking about. <text:s/>It functions as a semantic analog-to-digital converter for expressing one’s mental state in a machine-readable data structure. <text:s/>What one enters into a focus may be used to:</text:p>
      <text:list xml:id="list6870304438062113194" text:style-name="LS43">
        <text:list-item>
          <text:p text:style-name="P189">compare relevancy with known data objects, or</text:p>
        </text:list-item>
        <text:list-item>
          <text:p text:style-name="P189">to create a new (prototype) data object which may be stored for future use and/or shared with others.</text:p>
        </text:list-item>
      </text:list>
      <text:p text:style-name="P58"/>
      <text:p text:style-name="P62"><text:bookmark text:name="h.1hmckjwzzp6g"/></text:p>
      <text:h text:style-name="P218" text:outline-level="10"><text:bookmark text:name="h.g4z3dt1dcfro"/>Memory Focus</text:h>
      <text:p text:style-name="P199">TODO</text:p>
      <text:list xml:id="list366" text:style-name="LS13">
        <text:list-item>
          <text:p text:style-name="P187">represents the memory w/ relative attention as a selectable list</text:p>
        </text:list-item>
        <text:list-item>
          <text:p text:style-name="P187">type whitelist/blacklist filter (at top, as a popup)</text:p>
        </text:list-item>
        <text:list-item>
          <text:p text:style-name="P187">allow mouse drag to select included objects, which updates a “includeURI” predicate in the focus object used by view filters</text:p>
        </text:list-item>
      </text:list>
      <text:p text:style-name="P58"/>
      <text:h text:style-name="P217" text:outline-level="10"><text:bookmark text:name="h.io61jshh13ud"/>Semantic Focus</text:h>
      <text:list xml:id="list6842694178863348355" text:style-name="LS44">
        <text:list-item>
          <text:p text:style-name="P143">Creates new or edits existing object</text:p>
        </text:list-item>
        <text:list-item>
          <text:p text:style-name="P143">Name field</text:p>
          <text:list>
            <text:list-item>
              <text:p text:style-name="P143">with voice input (on Chrome browsers)</text:p>
            </text:list-item>
          </text:list>
        </text:list-item>
        <text:list-item>
          <text:p text:style-name="P143">Optional Description field</text:p>
        </text:list-item>
        <text:list-item>
          <text:p text:style-name="P143">Optional Geolocation field (clickable map)</text:p>
        </text:list-item>
        <text:list-item>
          <text:p text:style-name="P143">Optional File Upload widget</text:p>
        </text:list-item>
        <text:list-item>
          <text:p text:style-name="P143">Add tags from dialog popup</text:p>
        </text:list-item>
        <text:list-item>
          <text:p text:style-name="P143">Add auto-suggested tags from enterd text in Name field</text:p>
        </text:list-item>
        <text:list-item>
          <text:p text:style-name="P143">Add properties from Tag pulldown menus</text:p>
        </text:list-item>
        <text:list-item>
          <text:p text:style-name="P143">Edit properties</text:p>
        </text:list-item>
        <text:list-item>
          <text:p text:style-name="P143">Export to JSON</text:p>
        </text:list-item>
        <text:list-item>
          <text:p text:style-name="P143">proportional tagging (ex: 75% A, 50% B, 25% C)</text:p>
        </text:list-item>
        <text:list-item>
          <text:p text:style-name="P143">...</text:p>
        </text:list-item>
      </text:list>
      <text:p text:style-name="P1"/>
      <text:p text:style-name="P3">TODO</text:p>
      <text:list xml:id="list382" text:style-name="LS13">
        <text:list-item>
          <text:p text:style-name="P187">display marker on clicked map location</text:p>
        </text:list-item>
        <text:list-item>
          <text:p text:style-name="P187">“interview” mode for answering required fields as they become necessary. activated by a flashing button?</text:p>
        </text:list-item>
        <text:list-item>
          <text:p text:style-name="P187">ctrl-enter to send/create</text:p>
        </text:list-item>
        <text:list-item>
          <text:p text:style-name="P187">property widgets for types:</text:p>
          <text:list>
            <text:list-item>
              <text:list>
                <text:list-item>
                  <text:p text:style-name="P187">timepoint (1 calendar with time input)</text:p>
                </text:list-item>
                <text:list-item>
                  <text:p text:style-name="P187">timesegment (2 calendars with time input)</text:p>
                </text:list-item>
                <text:list-item>
                  <text:p text:style-name="P187">real:unit</text:p>
                  <text:list>
                    <text:list-item>
                      <text:p text:style-name="P187">seconds</text:p>
                    </text:list-item>
                    <text:list-item>
                      <text:p text:style-name="P187">meters</text:p>
                    </text:list-item>
                    <text:list-item>
                      <text:p text:style-name="P187">kilograms</text:p>
                    </text:list-item>
                    <text:list-item>
                      <text:p text:style-name="P187">celsius</text:p>
                    </text:list-item>
                    <text:list-item>
                      <text:p text:style-name="P187">joules, watts</text:p>
                    </text:list-item>
                    <text:list-item>
                      <text:p text:style-name="P187">[all SI units]</text:p>
                    </text:list-item>
                    <text:list-item>
                      <text:p text:style-name="P187">...</text:p>
                    </text:list-item>
                  </text:list>
                </text:list-item>
                <text:list-item>
                  <text:p text:style-name="P187">texthash</text:p>
                </text:list-item>
                <text:list-item>
                  <text:p text:style-name="P187">object:tag with dynamic combobox selector of all tags, by package or hierarchy</text:p>
                </text:list-item>
                <text:list-item>
                  <text:p text:style-name="P187">object:[tag] with dynamic combobox selector of all instances of a specific tag</text:p>
                </text:list-item>
                <text:list-item>
                  <text:p text:style-name="P187">livetext (a realtime collaborative text editor via ShareJS)</text:p>
                </text:list-item>
                <text:list-item>
                  <text:p text:style-name="P187">[other datatypes...]</text:p>
                </text:list-item>
              </text:list>
            </text:list-item>
          </text:list>
        </text:list-item>
      </text:list>
      <text:p text:style-name="P62"/>
      <text:h text:style-name="P219" text:outline-level="10"><text:bookmark text:name="h.x3cy6cj05bsq"/>Deprecated Focuses</text:h>
      <text:h text:style-name="P225"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2"><text:span text:style-name="T46">What</text:span><text:span text:style-name="T46"> </text:span><text:span text:style-name="T46">it</text:span><text:span text:style-name="T46"> </text:span><text:span text:style-name="T46">Does</text:span></text:p>
          </table:table-cell>
          <table:table-cell table:style-name="Table15.A1" office:value-type="string">
            <text:p text:style-name="P52"><text:span text:style-name="T46">What</text:span><text:span text:style-name="T46"> </text:span><text:span text:style-name="T46">it</text:span><text:span text:style-name="T46"> </text:span><text:span text:style-name="T46">Doesn</text:span><text:span text:style-name="T46">’</text:span><text:span text:style-name="T46">t</text:span><text:span text:style-name="T46"> (</text:span><text:span text:style-name="T46">yet</text:span><text:span text:style-name="T46">)</text:span></text:p>
          </table:table-cell>
        </table:table-row>
        <table:table-row>
          <table:table-cell table:style-name="Table15.A1" office:value-type="string">
            <text:p text:style-name="P53"><text:span text:style-name="T47">Dynamically</text:span><text:span text:style-name="T47"> </text:span><text:span text:style-name="T47">filter</text:span><text:span text:style-name="T47"> </text:span><text:span text:style-name="T47">by</text:span><text:span text:style-name="T47"> </text:span><text:span text:style-name="T47">tags</text:span><text:span text:style-name="T47"> (</text:span><text:span text:style-name="T47">checkboxes</text:span><text:span text:style-name="T47">)</text:span></text:p>
          </table:table-cell>
          <table:table-cell table:style-name="Table15.A1" office:value-type="string">
            <text:list xml:id="list401" text:style-name="LS13">
              <text:list-item>
                <text:p text:style-name="P183"><text:span text:style-name="T47">highlight</text:span><text:span text:style-name="T47"> </text:span><text:span text:style-name="T47">currently</text:span><text:span text:style-name="T47"> </text:span><text:span text:style-name="T47">selected</text:span><text:span text:style-name="T47"> </text:span><text:span text:style-name="T47">tag</text:span><text:span text:style-name="T47">(</text:span><text:span text:style-name="T47">s</text:span><text:span text:style-name="T47">)</text:span></text:p>
              </text:list-item>
              <text:list-item>
                <text:p text:style-name="P183"><text:span text:style-name="T47">allow</text:span><text:span text:style-name="T47"> </text:span><text:span text:style-name="T47">multiple</text:span><text:span text:style-name="T47"> </text:span><text:span text:style-name="T47">tag</text:span><text:span text:style-name="T47"> </text:span><text:span text:style-name="T47">selection</text:span></text:p>
              </text:list-item>
              <text:list-item>
                <text:p text:style-name="P183"><text:span text:style-name="T47">allow</text:span><text:span text:style-name="T47"> </text:span><text:span text:style-name="T47">strength</text:span><text:span text:style-name="T47">-</text:span><text:span text:style-name="T47">based</text:span><text:span text:style-name="T47"> </text:span><text:span text:style-name="T47">tag</text:span><text:span text:style-name="T47"> </text:span><text:span text:style-name="T47">selection</text:span></text:p>
              </text:list-item>
              <text:list-item>
                <text:p text:style-name="P183"><text:span text:style-name="T47">order</text:span><text:span text:style-name="T47"> </text:span><text:span text:style-name="T47">by</text:span><text:span text:style-name="T47"> </text:span><text:span text:style-name="T47">most</text:span><text:span text:style-name="T47"> </text:span><text:span text:style-name="T47">tags</text:span></text:p>
              </text:list-item>
              <text:list-item>
                <text:p text:style-name="P183"><text:span text:style-name="T47">show</text:span><text:span text:style-name="T47"> </text:span><text:span text:style-name="T47">other</text:span><text:span text:style-name="T47"> </text:span><text:span text:style-name="T47">information</text:span><text:span text:style-name="T47"> </text:span><text:span text:style-name="T47">about</text:span><text:span text:style-name="T47"> </text:span><text:span text:style-name="T47">each</text:span><text:span text:style-name="T47"> </text:span><text:span text:style-name="T47">tag</text:span><text:span text:style-name="T47">, </text:span><text:span text:style-name="T47">live</text:span><text:span text:style-name="T47"> </text:span><text:span text:style-name="T47">update</text:span><text:span text:style-name="T47"> </text:span><text:span text:style-name="T47">where</text:span><text:span text:style-name="T47"> </text:span><text:span text:style-name="T47">necessary</text:span></text:p>
              </text:list-item>
              <text:list-item>
                <text:p text:style-name="P183"><text:span text:style-name="T47">alternate</text:span><text:span text:style-name="T47"> </text:span><text:a xlink:type="simple" xlink:href="http://mbostock.github.com/d3/talk/20111018/tree.html"><text:span text:style-name="T47">“</text:span></text:a><text:a xlink:type="simple" xlink:href="http://mbostock.github.com/d3/talk/20111018/tree.html"><text:span text:style-name="T47">tree</text:span></text:a><text:a xlink:type="simple" xlink:href="http://mbostock.github.com/d3/talk/20111018/tree.html"><text:span text:style-name="T47">” </text:span></text:a><text:span text:style-name="T47">views</text:span><text:span text:style-name="T47">:</text:span></text:p>
                <text:list>
                  <text:list-item>
                    <text:p text:style-name="P183"><text:a xlink:type="simple" xlink:href="http://mbostock.github.com/d3/talk/20111018/tree.html"><text:span text:style-name="T48">http</text:span></text:a><text:a xlink:type="simple" xlink:href="http://mbostock.github.com/d3/talk/20111018/tree.html"><text:span text:style-name="T48">://</text:span></text:a><text:a xlink:type="simple" xlink:href="http://mbostock.github.com/d3/talk/20111018/tree.html"><text:span text:style-name="T48">mbostock</text:span></text:a><text:a xlink:type="simple" xlink:href="http://mbostock.github.com/d3/talk/20111018/tree.html"><text:span text:style-name="T48">.</text:span></text:a><text:a xlink:type="simple" xlink:href="http://mbostock.github.com/d3/talk/20111018/tree.html"><text:span text:style-name="T48">github</text:span></text:a><text:a xlink:type="simple" xlink:href="http://mbostock.github.com/d3/talk/20111018/tree.html"><text:span text:style-name="T48">.</text:span></text:a><text:a xlink:type="simple" xlink:href="http://mbostock.github.com/d3/talk/20111018/tree.html"><text:span text:style-name="T48">com</text:span></text:a><text:a xlink:type="simple" xlink:href="http://mbostock.github.com/d3/talk/20111018/tree.html"><text:span text:style-name="T48">/</text:span></text:a><text:a xlink:type="simple" xlink:href="http://mbostock.github.com/d3/talk/20111018/tree.html"><text:span text:style-name="T48">d</text:span></text:a><text:a xlink:type="simple" xlink:href="http://mbostock.github.com/d3/talk/20111018/tree.html"><text:span text:style-name="T48">3/</text:span></text:a><text:a xlink:type="simple" xlink:href="http://mbostock.github.com/d3/talk/20111018/tree.html"><text:span text:style-name="T48">talk</text:span></text:a><text:a xlink:type="simple" xlink:href="http://mbostock.github.com/d3/talk/20111018/tree.html"><text:span text:style-name="T48">/20111018/</text:span></text:a><text:a xlink:type="simple" xlink:href="http://mbostock.github.com/d3/talk/20111018/tree.html"><text:span text:style-name="T48">tree</text:span></text:a><text:a xlink:type="simple" xlink:href="http://mbostock.github.com/d3/talk/20111018/tree.html"><text:span text:style-name="T48">.</text:span></text:a><text:a xlink:type="simple" xlink:href="http://mbostock.github.com/d3/talk/20111018/tree.html"><text:span text:style-name="T48">html</text:span></text:a></text:p>
                  </text:list-item>
                  <text:list-item>
                    <text:p text:style-name="P183"><text:a xlink:type="simple" xlink:href="http://mbostock.github.com/d3/talk/20111116/pack-hierarchy.html"><text:span text:style-name="T48">http</text:span></text:a><text:a xlink:type="simple" xlink:href="http://mbostock.github.com/d3/talk/20111116/pack-hierarchy.html"><text:span text:style-name="T48">://</text:span></text:a><text:a xlink:type="simple" xlink:href="http://mbostock.github.com/d3/talk/20111116/pack-hierarchy.html"><text:span text:style-name="T48">mbostock</text:span></text:a><text:a xlink:type="simple" xlink:href="http://mbostock.github.com/d3/talk/20111116/pack-hierarchy.html"><text:span text:style-name="T48">.</text:span></text:a><text:a xlink:type="simple" xlink:href="http://mbostock.github.com/d3/talk/20111116/pack-hierarchy.html"><text:span text:style-name="T48">github</text:span></text:a><text:a xlink:type="simple" xlink:href="http://mbostock.github.com/d3/talk/20111116/pack-hierarchy.html"><text:span text:style-name="T48">.</text:span></text:a><text:a xlink:type="simple" xlink:href="http://mbostock.github.com/d3/talk/20111116/pack-hierarchy.html"><text:span text:style-name="T48">com</text:span></text:a><text:a xlink:type="simple" xlink:href="http://mbostock.github.com/d3/talk/20111116/pack-hierarchy.html"><text:span text:style-name="T48">/</text:span></text:a><text:a xlink:type="simple" xlink:href="http://mbostock.github.com/d3/talk/20111116/pack-hierarchy.html"><text:span text:style-name="T48">d</text:span></text:a><text:a xlink:type="simple" xlink:href="http://mbostock.github.com/d3/talk/20111116/pack-hierarchy.html"><text:span text:style-name="T48">3/</text:span></text:a><text:a xlink:type="simple" xlink:href="http://mbostock.github.com/d3/talk/20111116/pack-hierarchy.html"><text:span text:style-name="T48">talk</text:span></text:a><text:a xlink:type="simple" xlink:href="http://mbostock.github.com/d3/talk/20111116/pack-hierarchy.html"><text:span text:style-name="T48">/20111116/</text:span></text:a><text:a xlink:type="simple" xlink:href="http://mbostock.github.com/d3/talk/20111116/pack-hierarchy.html"><text:span text:style-name="T48">pack</text:span></text:a><text:a xlink:type="simple" xlink:href="http://mbostock.github.com/d3/talk/20111116/pack-hierarchy.html"><text:span text:style-name="T48">-</text:span></text:a><text:a xlink:type="simple" xlink:href="http://mbostock.github.com/d3/talk/20111116/pack-hierarchy.html"><text:span text:style-name="T48">hierarchy</text:span></text:a><text:a xlink:type="simple" xlink:href="http://mbostock.github.com/d3/talk/20111116/pack-hierarchy.html"><text:span text:style-name="T48">.</text:span></text:a><text:a xlink:type="simple" xlink:href="http://mbostock.github.com/d3/talk/20111116/pack-hierarchy.html"><text:span text:style-name="T48">html</text:span></text:a></text:p>
                  </text:list-item>
                </text:list>
              </text:list-item>
            </text:list>
          </table:table-cell>
        </table:table-row>
      </table:table>
      <text:h text:style-name="P79" text:outline-level="10"><text:bookmark text:name="h.s7n5aqjpud95"/></text:h>
      <text:h text:style-name="P79" text:outline-level="10"><text:bookmark text:name="h.jw15k9k3fsa7"/>Favorite Tagger</text:h>
      <text:p text:style-name="P3">TODO</text:p>
      <text:list xml:id="list3557610812289943536" text:style-name="LS45">
        <text:list-item>
          <text:p text:style-name="P144">Show added favorites</text:p>
        </text:list-item>
      </text:list>
      <text:h text:style-name="P67" text:outline-level="10"><text:bookmark text:name="h.hxyi8iclvbjx"/>Emotion Tagger</text:h>
      <text:p text:style-name="P1">Displays emotion chart and allows creation of an emotion state vector.</text:p>
      <text:p text:style-name="P1"/>
      <text:p text:style-name="P3">TODO</text:p>
      <text:list xml:id="list6387030386336234803" text:style-name="LS46">
        <text:list-item>
          <text:p text:style-name="P145">quick publish current emotion (button)</text:p>
        </text:list-item>
      </text:list>
      <text:h text:style-name="P79" text:outline-level="10"><text:bookmark text:name="h.e0k9y4n8cgyw"/>Other Taggers</text:h>
      <text:p text:style-name="P3">TODO</text:p>
      <text:list xml:id="list411" text:style-name="LS13">
        <text:list-item>
          <text:p text:style-name="P187"><text:soft-page-break/><text:a xlink:type="simple" xlink:href="http://mousesearch3d.com/"><text:span text:style-name="T10">http</text:span></text:a><text:a xlink:type="simple" xlink:href="http://mousesearch3d.com/"><text:span text:style-name="T10">://</text:span></text:a><text:a xlink:type="simple" xlink:href="http://mousesearch3d.com/"><text:span text:style-name="T10">mousesearch</text:span></text:a><text:a xlink:type="simple" xlink:href="http://mousesearch3d.com/"><text:span text:style-name="T10">3</text:span></text:a><text:a xlink:type="simple" xlink:href="http://mousesearch3d.com/"><text:span text:style-name="T10">d</text:span></text:a><text:a xlink:type="simple" xlink:href="http://mousesearch3d.com/"><text:span text:style-name="T10">.</text:span></text:a><text:a xlink:type="simple" xlink:href="http://mousesearch3d.com/"><text:span text:style-name="T10">com</text:span></text:a><text:a xlink:type="simple" xlink:href="http://mousesearch3d.com/"><text:span text:style-name="T10">/</text:span></text:a></text:p>
        </text:list-item>
        <text:list-item>
          <text:p text:style-name="P187">ivan’s circle menu</text:p>
        </text:list-item>
        <text:list-item>
          <text:p text:style-name="P187">metamaps spinning carousel menu</text:p>
        </text:list-item>
        <text:list-item>
          <text:p text:style-name="P187"><text:span text:style-name="T18">Dashboard</text:span><text:span text:style-name="T18">/</text:span><text:span text:style-name="T18">Home</text:span><text:span text:style-name="T18"> </text:span><text:span text:style-name="T18">screen</text:span></text:p>
        </text:list-item>
      </text:list>
      <text:h text:style-name="P78" text:outline-level="10"><text:bookmark text:name="h.llcovc97lhwp"/>View</text:h>
      <text:p text:style-name="P2">Each view is a different method of depicting a set of objects.</text:p>
      <text:h text:style-name="P76" text:outline-level="10"><text:bookmark text:name="h.1o97g53jalwv"/>Team View</text:h>
      <text:p text:style-name="P162">TODO</text:p>
      <text:list xml:id="list415" text:style-name="LS39">
        <text:list-item>
          <text:p text:style-name="P142">Filter by ‘User’ type (not Human)</text:p>
        </text:list-item>
        <text:list-item>
          <text:p text:style-name="P142">Summarize activity stats (ex: # messages / second @ 5m, 1hr, … intervals</text:p>
        </text:list-item>
      </text:list>
      <text:list xml:id="list417" text:style-name="LS13">
        <text:list-item>
          <text:p text:style-name="P187">Sort by distance | last activity</text:p>
        </text:list-item>
      </text:list>
      <text:h text:style-name="P79" text:outline-level="10"><text:bookmark text:name="h.r8m7vi6s1sfs"/>Focus Keyword</text:h>
      <text:p text:style-name="P40"><text:span text:style-name="T18">TODO</text:span> Filtering by keyword.</text:p>
      <text:h text:style-name="P67" text:outline-level="10"><text:bookmark text:name="h.k1jvsv5q5trx"/><office:annotation><dc:date>0000-00-00T00:00:00</dc:date><text:p text:style-name="P232"><text:span text:style-name="T1">Dorotea Mar:</text:span></text:p><text:p text:style-name="P232"><text:span text:style-name="T1">i like the name :) maybe let's put some examples, also for the needs tagger</text:span></text:p></office:annotation>Human Body Tagger</text:h>
      <text:h text:style-name="P79" text:outline-level="10"><text:bookmark text:name="h.aac4785y2hq4"/>Needs Tagger</text:h>
      <text:h text:style-name="P77" text:outline-level="10"><text:bookmark text:name="h.ttrlqfxiy928"/><text:bookmark text:name="h.2c74luo8gpyj"/>Home View</text:h>
      <text:p text:style-name="P3">TODO</text:p>
      <text:list xml:id="list418" text:style-name="LS13">
        <text:list-item>
          <text:p text:style-name="P187">includes map, recent items, and stats</text:p>
        </text:list-item>
        <text:list-item>
          <text:p text:style-name="P187">requests fullsize</text:p>
        </text:list-item>
      </text:list>
      <text:h text:style-name="P77" text:outline-level="10"><text:bookmark text:name="h.jo9fzqnx04h3"/>Cortexit View</text:h>
      <text:p text:style-name="P1"><text:a xlink:type="simple" xlink:href="https://github.com/automenta/cortexitweb"><text:span text:style-name="T11">https</text:span></text:a><text:a xlink:type="simple" xlink:href="https://github.com/automenta/cortexitweb"><text:span text:style-name="T11">://</text:span></text:a><text:a xlink:type="simple" xlink:href="https://github.com/automenta/cortexitweb"><text:span text:style-name="T11">github</text:span></text:a><text:a xlink:type="simple" xlink:href="https://github.com/automenta/cortexitweb"><text:span text:style-name="T11">.</text:span></text:a><text:a xlink:type="simple" xlink:href="https://github.com/automenta/cortexitweb"><text:span text:style-name="T11">com</text:span></text:a><text:a xlink:type="simple" xlink:href="https://github.com/automenta/cortexitweb"><text:span text:style-name="T11">/</text:span></text:a><text:a xlink:type="simple" xlink:href="https://github.com/automenta/cortexitweb"><text:span text:style-name="T11">automenta</text:span></text:a><text:a xlink:type="simple" xlink:href="https://github.com/automenta/cortexitweb"><text:span text:style-name="T11">/</text:span></text:a><text:a xlink:type="simple" xlink:href="https://github.com/automenta/cortexitweb"><text:span text:style-name="T11">cortexitweb</text:span></text:a></text:p>
      <text:p text:style-name="P45"><text:span text:style-name="T31">“</text:span><text:span text:style-name="T31">Disperse</text:span><text:span text:style-name="T31"> </text:span><text:span text:style-name="T31">large</text:span><text:span text:style-name="T31"> </text:span><text:span text:style-name="T31">paragraphs</text:span><text:span text:style-name="T31"> </text:span><text:span text:style-name="T31">of</text:span><text:span text:style-name="T31"> </text:span><text:span text:style-name="T31">text</text:span><text:span text:style-name="T31">, </text:span><text:span text:style-name="T31">where</text:span><text:span text:style-name="T31"> </text:span><text:span text:style-name="T31">words</text:span><text:span text:style-name="T31"> </text:span><text:span text:style-name="T31">seem</text:span><text:span text:style-name="T31"> </text:span><text:span text:style-name="T31">to</text:span><text:span text:style-name="T31"> </text:span><text:span text:style-name="T31">blend</text:span><text:span text:style-name="T31"> </text:span><text:span text:style-name="T31">together</text:span><text:span text:style-name="T31">, </text:span><text:span text:style-name="T31">into</text:span><text:span text:style-name="T31"> </text:span><text:span text:style-name="T31">easily</text:span><text:span text:style-name="T31"> </text:span><text:span text:style-name="T31">digestible</text:span><text:span text:style-name="T31"> </text:span><text:span text:style-name="T31">chunks</text:span><text:span text:style-name="T31">.<text:line-break/> * </text:span><text:span text:style-name="T31">In</text:span><text:span text:style-name="T31"> </text:span><text:span text:style-name="T31">large</text:span><text:span text:style-name="T31"> </text:span><text:span text:style-name="T31">fonts</text:span><text:span text:style-name="T31">, </text:span><text:span text:style-name="T31">filling</text:span><text:span text:style-name="T31"> </text:span><text:span text:style-name="T31">the</text:span><text:span text:style-name="T31"> </text:span><text:span text:style-name="T31">screen</text:span><text:span text:style-name="T31"><text:line-break/> * </text:span><text:span text:style-name="T31">Fluid</text:span><text:span text:style-name="T31"> </text:span><text:span text:style-name="T31">navigation</text:span><text:span text:style-name="T31"><text:line-break/> * </text:span><text:span text:style-name="T31">Read</text:span><text:span text:style-name="T31"> </text:span><text:span text:style-name="T31">at</text:span><text:span text:style-name="T31"> </text:span><text:span text:style-name="T31">your</text:span><text:span text:style-name="T31"> </text:span><text:span text:style-name="T31">own</text:span><text:span text:style-name="T31"> </text:span><text:span text:style-name="T31">pace</text:span><text:span text:style-name="T31"><text:line-break/> * </text:span><text:span text:style-name="T31">Focus</text:span><text:span text:style-name="T31"> </text:span><text:span text:style-name="T31">on</text:span><text:span text:style-name="T31"> </text:span><text:span text:style-name="T31">one</text:span><text:span text:style-name="T31"> </text:span><text:span text:style-name="T31">sentence</text:span><text:span text:style-name="T31"> </text:span><text:span text:style-name="T31">or</text:span><text:span text:style-name="T31"> </text:span><text:span text:style-name="T31">word</text:span><text:span text:style-name="T31"> </text:span><text:span text:style-name="T31">at</text:span><text:span text:style-name="T31"> </text:span><text:span text:style-name="T31">a</text:span><text:span text:style-name="T31"> </text:span><text:span text:style-name="T31">time</text:span><text:span text:style-name="T31">.<text:line-break/> * </text:span><text:span text:style-name="T31">Helps</text:span><text:span text:style-name="T31"> </text:span><text:span text:style-name="T31">those</text:span><text:span text:style-name="T31"> </text:span><text:span text:style-name="T31">with</text:span><text:span text:style-name="T31"> </text:span><text:span text:style-name="T31">ADD</text:span><text:span text:style-name="T31">, </text:span><text:span text:style-name="T31">Dyslexia</text:span><text:span text:style-name="T31">, </text:span><text:span text:style-name="T31">and</text:span><text:span text:style-name="T31"> </text:span><text:span text:style-name="T31">Vision</text:span><text:span text:style-name="T31"> </text:span><text:span text:style-name="T31">problems</text:span><text:span text:style-name="T31"><text:line-break/><text:line-break/></text:span><text:span text:style-name="T31">Now</text:span><text:span text:style-name="T31"> </text:span><text:span text:style-name="T31">you</text:span><text:span text:style-name="T31"> </text:span><text:span text:style-name="T31">can</text:span><text:span text:style-name="T31"> </text:span><text:span text:style-name="T31">adjust</text:span><text:span text:style-name="T31">, </text:span><text:span text:style-name="T31">and</text:span><text:span text:style-name="T31"> </text:span><text:span text:style-name="T31">maybe</text:span><text:span text:style-name="T31"> </text:span><text:span text:style-name="T31">improve</text:span><text:span text:style-name="T31"> </text:span><text:span text:style-name="T31">the</text:span><text:span text:style-name="T31"> </text:span><text:span text:style-name="T31">rate</text:span><text:span text:style-name="T31"> </text:span><text:span text:style-name="T31">and</text:span><text:span text:style-name="T31"> </text:span><text:span text:style-name="T31">quality</text:span><text:span text:style-name="T31"> </text:span><text:span text:style-name="T31">of</text:span><text:span text:style-name="T31"> </text:span><text:span text:style-name="T31">how</text:span><text:span text:style-name="T31"> </text:span><text:span text:style-name="T31">you</text:span><text:span text:style-name="T31"> </text:span><text:span text:style-name="T31">absorb</text:span><text:span text:style-name="T31"> </text:span><text:span text:style-name="T31">information</text:span><text:span text:style-name="T31">.<text:line-break/><text:line-break/></text:span><text:span text:style-name="T31">You</text:span><text:span text:style-name="T31"> </text:span><text:span text:style-name="T31">are</text:span><text:span text:style-name="T31"> </text:span><text:span text:style-name="T31">no</text:span><text:span text:style-name="T31"> </text:span><text:span text:style-name="T31">longer</text:span><text:span text:style-name="T31"> </text:span><text:span text:style-name="T31">at</text:span><text:span text:style-name="T31"> </text:span><text:span text:style-name="T31">the</text:span><text:span text:style-name="T31"> </text:span><text:span text:style-name="T31">mercy</text:span><text:span text:style-name="T31"> </text:span><text:span text:style-name="T31">of</text:span><text:span text:style-name="T31"> </text:span><text:span text:style-name="T31">web</text:span><text:span text:style-name="T31"> </text:span><text:span text:style-name="T31">designers</text:span><text:span text:style-name="T31"> </text:span><text:span text:style-name="T31">and</text:span><text:span text:style-name="T31"> </text:span><text:span text:style-name="T31">authors</text:span><text:span text:style-name="T31"> </text:span><text:span text:style-name="T31">that</text:span><text:span text:style-name="T31"> </text:span><text:span text:style-name="T31">insist</text:span><text:span text:style-name="T31"> </text:span><text:span text:style-name="T31">on</text:span><text:span text:style-name="T31"> </text:span><text:span text:style-name="T31">writing</text:span><text:span text:style-name="T31"> </text:span><text:span text:style-name="T31">impenetrably</text:span><text:span text:style-name="T31"> </text:span><text:span text:style-name="T31">dense</text:span><text:span text:style-name="T31"> </text:span><text:span text:style-name="T31">paragraphs</text:span><text:span text:style-name="T31"> </text:span><text:span text:style-name="T31">in</text:span><text:span text:style-name="T31"> </text:span><text:span text:style-name="T31">small</text:span><text:span text:style-name="T31"> </text:span><text:span text:style-name="T31">fonts</text:span><text:span text:style-name="T31">.”</text:span></text:p>
      <text:p text:style-name="P45"/>
      <text:p text:style-name="P3">TODO</text:p>
      <text:list xml:id="list4045279324076986159" text:style-name="LS47">
        <text:list-item>
          <text:p text:style-name="P190">jQuery plugin, with demonstrated multi-instantiability on single document OK</text:p>
        </text:list-item>
        <text:list-item>
          <text:p text:style-name="P190">Sentencizing OK</text:p>
        </text:list-item>
        <text:list-item>
          <text:p text:style-name="P190">Text-to-speech</text:p>
        </text:list-item>
        <text:list-item>
          <text:p text:style-name="P190">Preserve links and images in frames</text:p>
        </text:list-item>
        <text:list-item>
          <text:p text:style-name="P190">Image Search</text:p>
        </text:list-item>
        <text:list-item>
          <text:p text:style-name="P190">Add current sentence to attention set (as # anchor to the base page URL)</text:p>
        </text:list-item>
        <text:list-item>
          <text:p text:style-name="P146">jQuery Mobile Dragging for next/prev and font-size</text:p>
        </text:list-item>
      </text:list>
      <text:list xml:id="list4300141043501480478" text:style-name="LS48">
        <text:list-item>
          <text:p text:style-name="P191">Rapid presentation mode: “Neuro Download”</text:p>
        </text:list-item>
      </text:list>
      <text:h text:style-name="P77" text:outline-level="10"><text:bookmark text:name="h.e4dxek95zlgo"/>Table View</text:h>
      <text:p text:style-name="P3">TODO</text:p>
      <text:list xml:id="list428" text:style-name="LS13">
        <text:list-item>
          <text:p text:style-name="P187">ex: jquery-table</text:p>
        </text:list-item>
      </text:list>
      <text:h text:style-name="P77" text:outline-level="10"><text:bookmark text:name="h.ae0g9vmfjx0g"/>List View</text:h>
      <text:p text:style-name="P3">TODO</text:p>
      <text:list xml:id="list429" text:style-name="LS13">
        <text:list-item>
          <text:p text:style-name="P187">pin pinned objects to the top</text:p>
        </text:list-item>
        <text:list-item>
          <text:p text:style-name="P187">exclude / include by tag</text:p>
        </text:list-item>
        <text:list-item>
          <text:p text:style-name="P187">replies, threaded replies</text:p>
        </text:list-item>
        <text:list-item>
          <text:p text:style-name="P187">clone it or save as a self-contained report object which can be shared</text:p>
        </text:list-item>
        <text:list-item>
          <text:p text:style-name="P187">correct pagination</text:p>
        </text:list-item>
      </text:list>
      <text:h text:style-name="P77" text:outline-level="10"><text:bookmark text:name="h.tvp6rwgtqmzm"/>Grid View</text:h>
      <text:p text:style-name="P3">TODO</text:p>
      <text:list xml:id="list434" text:style-name="LS13">
        <text:list-item>
          <text:p text:style-name="P187">Use <text:a xlink:type="simple" xlink:href="http://masonry.desandro.com/"><text:span text:style-name="T10">http</text:span></text:a><text:a xlink:type="simple" xlink:href="http://masonry.desandro.com/"><text:span text:style-name="T10">://</text:span></text:a><text:a xlink:type="simple" xlink:href="http://masonry.desandro.com/"><text:span text:style-name="T10">masonry</text:span></text:a><text:a xlink:type="simple" xlink:href="http://masonry.desandro.com/"><text:span text:style-name="T10">.</text:span></text:a><text:a xlink:type="simple" xlink:href="http://masonry.desandro.com/"><text:span text:style-name="T10">desandro</text:span></text:a><text:a xlink:type="simple" xlink:href="http://masonry.desandro.com/"><text:span text:style-name="T10">.</text:span></text:a><text:a xlink:type="simple" xlink:href="http://masonry.desandro.com/"><text:span text:style-name="T10">com</text:span></text:a><text:a xlink:type="simple" xlink:href="http://masonry.desandro.com/"><text:span text:style-name="T10">/</text:span></text:a> or similar</text:p>
        </text:list-item>
      </text:list>
      <text:h text:style-name="P77" text:outline-level="10"><text:bookmark text:name="h.6qlgccl764yf"/>Graph View</text:h>
      <text:p text:style-name="P3">TODO</text:p>
      <text:list xml:id="list435" text:style-name="LS13">
        <text:list-item>
          <text:p text:style-name="P187">create new object properties between visible items</text:p>
          <text:list>
            <text:list-item>
              <text:p text:style-name="P187">drag and draw a line</text:p>
            </text:list-item>
            <text:list-item>
              <text:p text:style-name="P187">select them in sequence (1st and 2nd)</text:p>
            </text:list-item>
          </text:list>
        </text:list-item>
        <text:list-item>
          <text:p text:style-name="P187">handle graph streaming</text:p>
        </text:list-item>
        <text:list-item>
          <text:p text:style-name="P187">save and restore current graph view</text:p>
        </text:list-item>
      </text:list>
      <text:p text:style-name="P58"/>
      <text:h text:style-name="P77" text:outline-level="10"><text:bookmark text:name="h.8okwt5xgyzoj"/>Map View</text:h>
      <text:p text:style-name="P1">Displays all objects containing geographic metadata.</text:p>
      <text:list xml:id="list7502918433101831786" text:style-name="LS49">
        <text:list-item>
          <text:p text:style-name="P147">OpenLayers with OpenStreetMaps layers</text:p>
        </text:list-item>
        <text:list-item>
          <text:p text:style-name="P147">Bitmap icon (visible from any scale) + Vector polygon (scales, and clickable)</text:p>
        </text:list-item>
        <text:list-item>
          <text:p text:style-name="P147">Remembers center position &amp; zoom</text:p>
        </text:list-item>
        <text:list-item>
          <text:p text:style-name="P147">Displays icon for 1st tag of geolocated object</text:p>
        </text:list-item>
      </text:list>
      <text:p text:style-name="P1"/>
      <text:p text:style-name="P3">TODO</text:p>
      <text:list xml:id="list444" text:style-name="LS13">
        <text:list-item>
          <text:p text:style-name="P187">Extra OpenLayers layers: Google, Bing, etc..</text:p>
        </text:list-item>
        <text:list-item>
          <text:p text:style-name="P187">Self Marker</text:p>
          <text:list>
            <text:list-item>
              <text:p text:style-name="P187">Draggable (sets Self geolocation)</text:p>
            </text:list-item>
            <text:list-item>
              <text:p text:style-name="P187">with Avatar Icon</text:p>
            </text:list-item>
          </text:list>
        </text:list-item>
        <text:list-item>
          <text:p text:style-name="P187">animated map markers to indicate indefinite sphere of influence (min/max radii)</text:p>
          <text:list>
            <text:list-item>
              <text:p text:style-name="P187">You change the geometry of a feature and then you have to redraw the feature<text:line-break/>feature.geometry.rotate(angle, origin); feature.layer.drawFeature(feature);</text:p>
            </text:list-item>
          </text:list>
        </text:list-item>
        <text:list-item>
          <text:p text:style-name="P187">clustering: </text:p>
          <text:list>
            <text:list-item>
              <text:p text:style-name="P187"><text:a xlink:type="simple" xlink:href="http://openlayers.org/dev/examples/strategy-cluster.html"><text:span text:style-name="T10">http</text:span></text:a><text:a xlink:type="simple" xlink:href="http://openlayers.org/dev/examples/strategy-cluster.html"><text:span text:style-name="T10">://</text:span></text:a><text:a xlink:type="simple" xlink:href="http://openlayers.org/dev/examples/strategy-cluster.html"><text:span text:style-name="T10">openlayers</text:span></text:a><text:a xlink:type="simple" xlink:href="http://openlayers.org/dev/examples/strategy-cluster.html"><text:span text:style-name="T10">.</text:span></text:a><text:a xlink:type="simple" xlink:href="http://openlayers.org/dev/examples/strategy-cluster.html"><text:span text:style-name="T10">org</text:span></text:a><text:a xlink:type="simple" xlink:href="http://openlayers.org/dev/examples/strategy-cluster.html"><text:span text:style-name="T10">/</text:span></text:a><text:a xlink:type="simple" xlink:href="http://openlayers.org/dev/examples/strategy-cluster.html"><text:span text:style-name="T10">dev</text:span></text:a><text:a xlink:type="simple" xlink:href="http://openlayers.org/dev/examples/strategy-cluster.html"><text:span text:style-name="T10">/</text:span></text:a><text:a xlink:type="simple" xlink:href="http://openlayers.org/dev/examples/strategy-cluster.html"><text:span text:style-name="T10">examples</text:span></text:a><text:a xlink:type="simple" xlink:href="http://openlayers.org/dev/examples/strategy-cluster.html"><text:span text:style-name="T10">/</text:span></text:a><text:a xlink:type="simple" xlink:href="http://openlayers.org/dev/examples/strategy-cluster.html"><text:span text:style-name="T10">strategy</text:span></text:a><text:a xlink:type="simple" xlink:href="http://openlayers.org/dev/examples/strategy-cluster.html"><text:span text:style-name="T10">-</text:span></text:a><text:a xlink:type="simple" xlink:href="http://openlayers.org/dev/examples/strategy-cluster.html"><text:span text:style-name="T10">cluster</text:span></text:a><text:a xlink:type="simple" xlink:href="http://openlayers.org/dev/examples/strategy-cluster.html"><text:span text:style-name="T10">.</text:span></text:a><text:a xlink:type="simple" xlink:href="http://openlayers.org/dev/examples/strategy-cluster.html"><text:span text:style-name="T10">html</text:span></text:a></text:p>
            </text:list-item>
            <text:list-item>
              <text:p text:style-name="P187"><text:a xlink:type="simple" xlink:href="http://openlayers.org/dev/examples/strategy-cluster-threshold.html"><text:span text:style-name="T10">http</text:span></text:a><text:a xlink:type="simple" xlink:href="http://openlayers.org/dev/examples/strategy-cluster-threshold.html"><text:span text:style-name="T10">://</text:span></text:a><text:a xlink:type="simple" xlink:href="http://openlayers.org/dev/examples/strategy-cluster-threshold.html"><text:span text:style-name="T10">openlayers</text:span></text:a><text:a xlink:type="simple" xlink:href="http://openlayers.org/dev/examples/strategy-cluster-threshold.html"><text:span text:style-name="T10">.</text:span></text:a><text:a xlink:type="simple" xlink:href="http://openlayers.org/dev/examples/strategy-cluster-threshold.html"><text:span text:style-name="T10">org</text:span></text:a><text:a xlink:type="simple" xlink:href="http://openlayers.org/dev/examples/strategy-cluster-threshold.html"><text:span text:style-name="T10">/</text:span></text:a><text:a xlink:type="simple" xlink:href="http://openlayers.org/dev/examples/strategy-cluster-threshold.html"><text:span text:style-name="T10">dev</text:span></text:a><text:a xlink:type="simple" xlink:href="http://openlayers.org/dev/examples/strategy-cluster-threshold.html"><text:span text:style-name="T10">/</text:span></text:a><text:a xlink:type="simple" xlink:href="http://openlayers.org/dev/examples/strategy-cluster-threshold.html"><text:span text:style-name="T10">examples</text:span></text:a><text:a xlink:type="simple" xlink:href="http://openlayers.org/dev/examples/strategy-cluster-threshold.html"><text:span text:style-name="T10">/</text:span></text:a><text:a xlink:type="simple" xlink:href="http://openlayers.org/dev/examples/strategy-cluster-threshold.html"><text:span text:style-name="T10">strategy</text:span></text:a><text:a xlink:type="simple" xlink:href="http://openlayers.org/dev/examples/strategy-cluster-threshold.html"><text:span text:style-name="T10">-</text:span></text:a><text:a xlink:type="simple" xlink:href="http://openlayers.org/dev/examples/strategy-cluster-threshold.html"><text:span text:style-name="T10">cluster</text:span></text:a><text:a xlink:type="simple" xlink:href="http://openlayers.org/dev/examples/strategy-cluster-threshold.html"><text:span text:style-name="T10">-</text:span></text:a><text:a xlink:type="simple" xlink:href="http://openlayers.org/dev/examples/strategy-cluster-threshold.html"><text:span text:style-name="T10">threshold</text:span></text:a><text:a xlink:type="simple" xlink:href="http://openlayers.org/dev/examples/strategy-cluster-threshold.html"><text:span text:style-name="T10">.</text:span></text:a><text:a xlink:type="simple" xlink:href="http://openlayers.org/dev/examples/strategy-cluster-threshold.html"><text:span text:style-name="T10">html</text:span></text:a></text:p>
            </text:list-item>
            <text:list-item>
              <text:p text:style-name="P187"><text:a xlink:type="simple" xlink:href="http://stackoverflow.com/questions/6641919/openlayers-nice-marker-clustering"><text:span text:style-name="T10">http</text:span></text:a><text:a xlink:type="simple" xlink:href="http://stackoverflow.com/questions/6641919/openlayers-nice-marker-clustering"><text:span text:style-name="T10">://</text:span></text:a><text:a xlink:type="simple" xlink:href="http://stackoverflow.com/questions/6641919/openlayers-nice-marker-clustering"><text:span text:style-name="T10">stackoverflow</text:span></text:a><text:a xlink:type="simple" xlink:href="http://stackoverflow.com/questions/6641919/openlayers-nice-marker-clustering"><text:span text:style-name="T10">.</text:span></text:a><text:a xlink:type="simple" xlink:href="http://stackoverflow.com/questions/6641919/openlayers-nice-marker-clustering"><text:span text:style-name="T10">com</text:span></text:a><text:a xlink:type="simple" xlink:href="http://stackoverflow.com/questions/6641919/openlayers-nice-marker-clustering"><text:span text:style-name="T10">/</text:span></text:a><text:a xlink:type="simple" xlink:href="http://stackoverflow.com/questions/6641919/openlayers-nice-marker-clustering"><text:span text:style-name="T10">questions</text:span></text:a><text:a xlink:type="simple" xlink:href="http://stackoverflow.com/questions/6641919/openlayers-nice-marker-clustering"><text:span text:style-name="T10">/6641919/</text:span></text:a><text:a xlink:type="simple" xlink:href="http://stackoverflow.com/questions/6641919/openlayers-nice-marker-clustering"><text:span text:style-name="T10">openlayers</text:span></text:a><text:a xlink:type="simple" xlink:href="http://stackoverflow.com/questions/6641919/openlayers-nice-marker-clustering"><text:span text:style-name="T10">-</text:span></text:a><text:a xlink:type="simple" xlink:href="http://stackoverflow.com/questions/6641919/openlayers-nice-marker-clustering"><text:span text:style-name="T10">nice</text:span></text:a><text:a xlink:type="simple" xlink:href="http://stackoverflow.com/questions/6641919/openlayers-nice-marker-clustering"><text:span text:style-name="T10">-</text:span></text:a><text:a xlink:type="simple" xlink:href="http://stackoverflow.com/questions/6641919/openlayers-nice-marker-clustering"><text:span text:style-name="T10">marker</text:span></text:a><text:a xlink:type="simple" xlink:href="http://stackoverflow.com/questions/6641919/openlayers-nice-marker-clustering"><text:span text:style-name="T10">-</text:span></text:a><text:a xlink:type="simple" xlink:href="http://stackoverflow.com/questions/6641919/openlayers-nice-marker-clustering"><text:span text:style-name="T10">clustering</text:span></text:a></text:p>
            </text:list-item>
            <text:list-item>
              <text:p text:style-name="P187"><text:a xlink:type="simple" xlink:href="http://acuriousanimal.com/code/animatedCluster/"><text:span text:style-name="T10">http</text:span></text:a><text:a xlink:type="simple" xlink:href="http://acuriousanimal.com/code/animatedCluster/"><text:span text:style-name="T10">://</text:span></text:a><text:a xlink:type="simple" xlink:href="http://acuriousanimal.com/code/animatedCluster/"><text:span text:style-name="T10">acuriousanimal</text:span></text:a><text:a xlink:type="simple" xlink:href="http://acuriousanimal.com/code/animatedCluster/"><text:span text:style-name="T10">.</text:span></text:a><text:a xlink:type="simple" xlink:href="http://acuriousanimal.com/code/animatedCluster/"><text:span text:style-name="T10">com</text:span></text:a><text:a xlink:type="simple" xlink:href="http://acuriousanimal.com/code/animatedCluster/"><text:span text:style-name="T10">/</text:span></text:a><text:a xlink:type="simple" xlink:href="http://acuriousanimal.com/code/animatedCluster/"><text:span text:style-name="T10">code</text:span></text:a><text:a xlink:type="simple" xlink:href="http://acuriousanimal.com/code/animatedCluster/"><text:span text:style-name="T10">/</text:span></text:a><text:a xlink:type="simple" xlink:href="http://acuriousanimal.com/code/animatedCluster/"><text:span text:style-name="T10">animatedCluster</text:span></text:a><text:a xlink:type="simple" xlink:href="http://acuriousanimal.com/code/animatedCluster/"><text:span text:style-name="T10">/</text:span></text:a></text:p>
            </text:list-item>
          </text:list>
        </text:list-item>
        <text:list-item>
          <text:p text:style-name="P187">Scan</text:p>
          <text:list>
            <text:list-item>
              <text:p text:style-name="P187">get local results from server</text:p>
            </text:list-item>
          </text:list>
        </text:list-item>
        <text:list-item>
          <text:p text:style-name="P187">set current location</text:p>
        </text:list-item>
        <text:list-item>
          <text:p text:style-name="P187">optimized distance nearness function that can return false early in the computation (ex: already too far if dx &gt; maxDist^2)</text:p>
        </text:list-item>
        <text:list-item>
          <text:p text:style-name="P187">create new object at location</text:p>
        </text:list-item>
        <text:list-item>
          <text:p text:style-name="P187">create new object of specific radius</text:p>
        </text:list-item>
        <text:list-item>
          <text:p text:style-name="P187">create new object of specific polygon</text:p>
        </text:list-item>
        <text:list-item>
          <text:p text:style-name="P187">calculate routes for map line</text:p>
        </text:list-item>
        <text:list-item>
          <text:p text:style-name="P187">cesium map <text:a xlink:type="simple" xlink:href="http://cesium.agi.com/"><text:span text:style-name="T10">http</text:span></text:a><text:a xlink:type="simple" xlink:href="http://cesium.agi.com/"><text:span text:style-name="T10">://</text:span></text:a><text:a xlink:type="simple" xlink:href="http://cesium.agi.com/"><text:span text:style-name="T10">cesium</text:span></text:a><text:a xlink:type="simple" xlink:href="http://cesium.agi.com/"><text:span text:style-name="T10">.</text:span></text:a><text:a xlink:type="simple" xlink:href="http://cesium.agi.com/"><text:span text:style-name="T10">agi</text:span></text:a><text:a xlink:type="simple" xlink:href="http://cesium.agi.com/"><text:span text:style-name="T10">.</text:span></text:a><text:a xlink:type="simple" xlink:href="http://cesium.agi.com/"><text:span text:style-name="T10">com</text:span></text:a> as alternate to openlayers 2 (openlayers 3 will integrate them!)</text:p>
        </text:list-item>
        <text:list-item>
          <text:p text:style-name="P187">timeslider to adjust current time to compare ‘recent’ to</text:p>
        </text:list-item>
        <text:list-item>
          <text:p text:style-name="P187">Animation</text:p>
          <text:list>
            <text:list-item>
              <text:p text:style-name="P187">Cyclical Zoom-in / Zoom-out</text:p>
            </text:list-item>
          </text:list>
        </text:list-item>
        <text:list-item>
          <text:p text:style-name="P187">Display all tag icons for a given object</text:p>
          <text:list>
            <text:list-item>
              <text:p text:style-name="P187">periodically changing to next one</text:p>
            </text:list-item>
          </text:list>
        </text:list-item>
        <text:list-item>
          <text:p text:style-name="P187">semantic heatmap</text:p>
          <text:list>
            <text:list-item>
              <text:p text:style-name="P187"><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187">geolocate: find location by name</text:p>
          <text:list>
            <text:list-item>
              <text:p text:style-name="P187"><text:a xlink:type="simple" xlink:href="http://wiki.openstreetmap.org/wiki/Nominatim"><text:span text:style-name="T10">http</text:span></text:a><text:a xlink:type="simple" xlink:href="http://wiki.openstreetmap.org/wiki/Nominatim"><text:span text:style-name="T10">://</text:span></text:a><text:a xlink:type="simple" xlink:href="http://wiki.openstreetmap.org/wiki/Nominatim"><text:span text:style-name="T10">wiki</text:span></text:a><text:a xlink:type="simple" xlink:href="http://wiki.openstreetmap.org/wiki/Nominatim"><text:span text:style-name="T10">.</text:span></text:a><text:a xlink:type="simple" xlink:href="http://wiki.openstreetmap.org/wiki/Nominatim"><text:span text:style-name="T10">openstreetmap</text:span></text:a><text:a xlink:type="simple" xlink:href="http://wiki.openstreetmap.org/wiki/Nominatim"><text:span text:style-name="T10">.</text:span></text:a><text:a xlink:type="simple" xlink:href="http://wiki.openstreetmap.org/wiki/Nominatim"><text:span text:style-name="T10">org</text:span></text:a><text:a xlink:type="simple" xlink:href="http://wiki.openstreetmap.org/wiki/Nominatim"><text:span text:style-name="T10">/</text:span></text:a><text:a xlink:type="simple" xlink:href="http://wiki.openstreetmap.org/wiki/Nominatim"><text:span text:style-name="T10">wiki</text:span></text:a><text:a xlink:type="simple" xlink:href="http://wiki.openstreetmap.org/wiki/Nominatim"><text:span text:style-name="T10">/</text:span></text:a><text:a xlink:type="simple" xlink:href="http://wiki.openstreetmap.org/wiki/Nominatim"><text:span text:style-name="T10">Nominatim</text:span></text:a></text:p>
            </text:list-item>
          </text:list>
        </text:list-item>
        <text:list-item>
          <text:p text:style-name="P187"><text:a xlink:type="simple" xlink:href="http://cesium.agi.com/"><text:span text:style-name="T10">Cesium</text:span></text:a> as alternative to OpenLayers</text:p>
        </text:list-item>
      </text:list>
      <text:h text:style-name="P77" text:outline-level="10"><text:bookmark text:name="h.ahn8fu1jybmm"/>Timeline View</text:h>
      <text:p text:style-name="P3">TODO</text:p>
      <text:list xml:id="list474" text:style-name="LS13">
        <text:list-item>
          <text:p text:style-name="P187">event labels, icons, colors</text:p>
        </text:list-item>
        <text:list-item>
          <text:p text:style-name="P187">category filters</text:p>
        </text:list-item>
        <text:list-item>
          <text:p text:style-name="P187">input: focus history</text:p>
        </text:list-item>
        <text:list-item>
          <text:p text:style-name="P187">demo: stock data</text:p>
        </text:list-item>
        <text:list-item>
          <text:p text:style-name="P187">demo: fukushima timeplot data</text:p>
        </text:list-item>
      </text:list>
      <text:p text:style-name="P56"/>
      <text:h text:style-name="P77" text:outline-level="10"><text:bookmark text:name="h.os3nowd9a4kh"/>Analytics View</text:h>
      <text:p text:style-name="P3">TODO</text:p>
      <text:list xml:id="list479" text:style-name="LS13">
        <text:list-item>
          <text:p text:style-name="P187">avg # of properties per object</text:p>
        </text:list-item>
        <text:list-item>
          <text:p text:style-name="P187">avg # of tags per object</text:p>
        </text:list-item>
        <text:list-item>
          <text:p text:style-name="P187">avg # of supertags &amp; subtags</text:p>
        </text:list-item>
        <text:list-item>
          <text:p text:style-name="P187"># of instances of each property</text:p>
        </text:list-item>
        <text:list-item>
          <text:p text:style-name="P187"># of instances of each tag</text:p>
        </text:list-item>
        <text:list-item>
          <text:p text:style-name="P187">Download as JSON</text:p>
        </text:list-item>
        <text:list-item>
          <text:p text:style-name="P187">Relationships between combinations of Interests</text:p>
        </text:list-item>
        <text:list-item>
          <text:p text:style-name="P187">Focus History</text:p>
          <text:list>
            <text:list-item>
              <text:p text:style-name="P187">discrete totals (ex: each 1s, 5s) , computed locally &amp; on server</text:p>
              <text:list>
                <text:list-item>
                  <text:p text:style-name="P187">Time-sampled Individual History (client-collected)</text:p>
                </text:list-item>
                <text:list-item>
                  <text:p text:style-name="P187">Time-sampled Team History (server-collected)</text:p>
                </text:list-item>
              </text:list>
            </text:list-item>
            <text:list-item>
              <text:p text:style-name="P187">Interest Timeline, Line Chart</text:p>
            </text:list-item>
            <text:list-item>
              <text:p text:style-name="P187">FB-style Timeline</text:p>
            </text:list-item>
            <text:list-item>
              <text:p text:style-name="P187">Cortexitized Narrative</text:p>
            </text:list-item>
            <text:list-item>
              <text:p text:style-name="P187">Load, Save, Share</text:p>
            </text:list-item>
            <text:list-item>
              <text:p text:style-name="P187">Import</text:p>
              <text:list>
                <text:list-item>
                  <text:p text:style-name="P187">Facebook likes, G+ “+1”’s, ...</text:p>
                </text:list-item>
              </text:list>
            </text:list-item>
          </text:list>
        </text:list-item>
      </text:list>
      <text:h text:style-name="P76" text:outline-level="10"><text:bookmark text:name="h.7x7x2o6lhotb"/>Server Plugins</text:h>
      <text:p text:style-name="P56">Server plugins can be enabled by administrators to expand the server’s functionality.</text:p>
      <text:p text:style-name="P56"/>
      <text:p text:style-name="P195">TODO</text:p>
      <text:list xml:id="list496" text:style-name="LS13">
        <text:list-item>
          <text:p text:style-name="P187">Server plugins provide Focus modes to client</text:p>
        </text:list-item>
      </text:list>
      <text:h text:style-name="P217" text:outline-level="10"><text:bookmark text:name="h.sluvipli6v5q"/>Facetime Plugin</text:h>
      <text:p text:style-name="P3">TODO</text:p>
      <text:list xml:id="list497" text:style-name="LS13">
        <text:list-item>
          <text:p text:style-name="P187">identify people in close proximity that you can explore “face time” with (sent as private messages)</text:p>
        </text:list-item>
      </text:list>
      <text:h text:style-name="P217" text:outline-level="10"><text:bookmark text:name="h.normqaweovxl"/>Jam Plugin</text:h>
      <text:p text:style-name="P3">TODO</text:p>
      <text:list xml:id="list498" text:style-name="LS13">
        <text:list-item>
          <text:p text:style-name="P187">identify people with musical instruments in close proximity that can form bands</text:p>
        </text:list-item>
      </text:list>
      <text:h text:style-name="P217" text:outline-level="10"><text:bookmark text:name="h.ut5oul5ze08w"/>Emotion Detector Plugin</text:h>
      <text:p text:style-name="P3">TODO</text:p>
      <text:list xml:id="list499" text:style-name="LS13">
        <text:list-item>
          <text:p text:style-name="P187">clarify emotional context of previously authored objects using one or more sentiment analysis algorithms</text:p>
        </text:list-item>
      </text:list>
      <text:h text:style-name="P217" text:outline-level="10"><text:bookmark text:name="h.9zfnabqb4yf5"/>Craigslist Plugin</text:h>
      <text:p text:style-name="P3">TODO</text:p>
      <text:list xml:id="list500" text:style-name="LS13">
        <text:list-item>
          <text:p text:style-name="P187">get craigslist items from appropriate RSS feed, and apply relevant tags</text:p>
        </text:list-item>
        <text:list-item>
          <text:p text:style-name="P187">craigslist enhancements</text:p>
        </text:list-item>
      </text:list>
      <text:h text:style-name="P217" text:outline-level="10"><text:bookmark text:name="h.549nhwcbra60"/>Other Plugins</text:h>
      <text:p text:style-name="P3">TODO</text:p>
      <text:list xml:id="list502" text:style-name="LS13">
        <text:list-item>
          <text:list>
            <text:list-item>
              <text:p text:style-name="P187">“happy &lt;-&gt; sad” / “rich &lt;-&gt; poor” @afxdeadcode bot functionality</text:p>
            </text:list-item>
            <text:list-item>
              <text:p text:style-name="P187"><text:span text:style-name="T18">rational</text:span><text:span text:style-name="T18"> </text:span><text:span text:style-name="T18">product</text:span><text:span text:style-name="T18"> </text:span><text:span text:style-name="T18">sales</text:span><text:span text:style-name="T18"> </text:span><text:span text:style-name="T18">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5527552277984356050" text:style-name="LS50">
        <text:list-item>
          <text:p text:style-name="P192">Environment-dependent (relevance predicate)</text:p>
        </text:list-item>
        <text:list-item>
          <text:p text:style-name="P192">Chat Bots</text:p>
        </text:list-item>
        <text:list-item>
          <text:p text:style-name="P192">Administrator “add new product” pages, with environment simulation</text:p>
        </text:list-item>
        <text:list-item>
          <text:p text:style-name="P148">Implemented as Support for an Intention</text:p>
        </text:list-item>
      </text:list>
      <text:list xml:id="list508" text:style-name="LS13">
        <text:list-item>
          <text:list>
            <text:list-item>
              <text:p text:style-name="P187">demographics reports: produce data reports of analyzed trends, sentiments, etc.. useful for selling to marketing business.</text:p>
            </text:list-item>
            <text:list-item>
              <text:p text:style-name="P187">product wars: incite fights between consumers of competing products</text:p>
            </text:list-item>
            <text:list-item>
              <text:p text:style-name="P187">twitter local tweets:</text:p>
              <text:list>
                <text:list-item>
                  <text:p text:style-name="P187">eliminate searches that are too close. if 2 users are too close their searches might be redundant. <text:s/>this is a simple threshold optimization</text:p>
                </text:list-item>
              </text:list>
            </text:list-item>
            <text:list-item>
              <text:p text:style-name="P187">twitter output : transmits objects that have ‘SendToTwitter’ tag (replaces with SentToTwitter, or replaces with “TooLargeForTwitter” if too large). <text:s/></text:p>
              <text:list>
                <text:list-item>
                  <text:p text:style-name="P187">SendToTwitter(username=...) if multiple bots are registered on the server</text:p>
                </text:list-item>
                <text:list-item>
                  <text:p text:style-name="P187">attempt to send pending replies to messages previously received from twitter</text:p>
                </text:list-item>
              </text:list>
            </text:list-item>
            <text:list-item>
              <text:p text:style-name="P187">OSM: interest (“curiosity”) in amenities for a given location is noticed by the plugin to yield the OSM amenity data</text:p>
            </text:list-item>
            <text:list-item>
              <text:p text:style-name="P187">RSS: created post objects inherit all other tags of the (creating) feed</text:p>
            </text:list-item>
            <text:list-item>
              <text:p text:style-name="P187">“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77" text:outline-level="10"><text:bookmark text:name="h.9daridstim51"/>ClimateViewer</text:h>
      <text:p text:style-name="P56">Facebook meets 3D map, toggle overlays from individuals, networks and services</text:p>
      <text:p text:style-name="P56"/>
      <table:table table:name="Table16" table:style-name="Table16">
        <table:table-column table:style-name="Table16.A"/>
        <table:table-column table:style-name="Table16.B"/>
        <table:table-row>
          <table:table-cell table:style-name="Table16.A1" office:value-type="string">
            <text:p text:style-name="P52"><text:span text:style-name="T2">What</text:span><text:span text:style-name="T2"> </text:span><text:span text:style-name="T2">it</text:span><text:span text:style-name="T2"> </text:span><text:span text:style-name="T2">Does</text:span></text:p>
          </table:table-cell>
          <table:table-cell table:style-name="Table16.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able:table-row>
          <table:table-cell table:style-name="Table16.A1" office:value-type="string">
            <text:p text:style-name="P54"/>
          </table:table-cell>
          <table:table-cell table:style-name="Table16.A1" office:value-type="string">
            <text:list xml:id="list7731587433901953960" text:style-name="LS51">
              <text:list-item>
                <text:p text:style-name="P185"><office:annotation><dc:date>0000-00-00T00:00:00</dc:date><text:p text:style-name="P232"><text:span text:style-name="T1">Eimhin David:</text:span></text:p><text:p text:style-name="P232"><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1">Create</text:span><text:span text:style-name="T51"> </text:span><text:span text:style-name="T51">groups</text:span><text:span text:style-name="T51">, </text:span><text:span text:style-name="T51">have</text:span><text:span text:style-name="T51"> </text:span><text:span text:style-name="T51">global</text:span><text:span text:style-name="T51">/</text:span><text:span text:style-name="T51">group</text:span><text:span text:style-name="T51">/</text:span><text:span text:style-name="T51">local</text:span><text:span text:style-name="T51"> </text:span><text:span text:style-name="T51">chat</text:span><text:span text:style-name="T51"> </text:span><text:span text:style-name="T51">rooms</text:span><text:span text:style-name="T51">, </text:span><text:span text:style-name="T51">ability</text:span><text:span text:style-name="T51"> </text:span><text:span text:style-name="T51">to</text:span><text:span text:style-name="T51"> </text:span><text:span text:style-name="T51">friend</text:span><text:span text:style-name="T51">/</text:span><text:span text:style-name="T51">subscribe</text:span><text:span text:style-name="T51"> </text:span><text:span text:style-name="T51">to</text:span><text:span text:style-name="T51"> </text:span><text:span text:style-name="T51">users</text:span><text:span text:style-name="T51">.</text:span></text:p>
              </text:list-item>
              <text:list-item>
                <text:p text:style-name="P185"><text:span text:style-name="T51">Post</text:span><text:span text:style-name="T51"> </text:span><text:span text:style-name="T51">photo</text:span><text:span text:style-name="T51">/</text:span><text:span text:style-name="T51">video</text:span><text:span text:style-name="T51">/</text:span><text:span text:style-name="T51">audio</text:span><text:span text:style-name="T51"> </text:span><text:span text:style-name="T51">clips</text:span><text:span text:style-name="T51"> </text:span><text:span text:style-name="T51">to</text:span><text:span text:style-name="T51"> </text:span><text:span text:style-name="T51">map</text:span><text:span text:style-name="T51"> </text:span><text:span text:style-name="T51">markers</text:span><text:span text:style-name="T51"> </text:span><text:span text:style-name="T51">with</text:span><text:span text:style-name="T51"> </text:span><text:span text:style-name="T51">time</text:span><text:span text:style-name="T51"> </text:span><text:span text:style-name="T51">stamps</text:span><text:span text:style-name="T51">, </text:span><text:span text:style-name="T51">and</text:span><text:span text:style-name="T51"> </text:span><text:span text:style-name="T51">the</text:span><text:span text:style-name="T51"> </text:span><text:span text:style-name="T51">ability</text:span><text:span text:style-name="T51"> </text:span><text:span text:style-name="T51">to</text:span><text:span text:style-name="T51"> </text:span><text:span text:style-name="T51">view</text:span><text:span text:style-name="T51"> </text:span><text:span text:style-name="T51">the</text:span><text:span text:style-name="T51"> </text:span><text:span text:style-name="T51">content</text:span><text:span text:style-name="T51"> </text:span><text:span text:style-name="T51">in</text:span><text:span text:style-name="T51"> </text:span><text:span text:style-name="T51">a</text:span><text:span text:style-name="T51"> </text:span><text:span text:style-name="T51">popup</text:span><text:span text:style-name="T51"> </text:span><text:span text:style-name="T51">balloon</text:span><text:span text:style-name="T51"> </text:span><text:span text:style-name="T51">or</text:span><text:span text:style-name="T51"> </text:span><text:span text:style-name="T51">rss</text:span><text:span text:style-name="T51"> </text:span><text:span text:style-name="T51">feed</text:span><text:span text:style-name="T51">.</text:span></text:p>
              </text:list-item>
              <text:list-item>
                <text:p text:style-name="P185"><text:span text:style-name="T51">Share</text:span><text:span text:style-name="T51"> </text:span><text:span text:style-name="T51">your</text:span><text:span text:style-name="T51"> </text:span><text:span text:style-name="T51">map</text:span><text:span text:style-name="T51"> </text:span><text:span text:style-name="T51">marker</text:span><text:span text:style-name="T51"> </text:span><text:span text:style-name="T51">data</text:span><text:span text:style-name="T51"> </text:span><text:span text:style-name="T51">using</text:span><text:span text:style-name="T51"> </text:span><text:span text:style-name="T51">url</text:span><text:span text:style-name="T51">’</text:span><text:span text:style-name="T51">s</text:span><text:span text:style-name="T51"> </text:span><text:span text:style-name="T51">and</text:span><text:span text:style-name="T51"> </text:span><text:span text:style-name="T51">social</text:span><text:span text:style-name="T51"> </text:span><text:span text:style-name="T51">sharing</text:span><text:span text:style-name="T51"> (</text:span><text:a xlink:type="simple" xlink:href="http://server.com/dome.php?1239382902"><text:span text:style-name="T52">http</text:span></text:a><text:a xlink:type="simple" xlink:href="http://server.com/dome.php?1239382902"><text:span text:style-name="T52">://</text:span></text:a><text:a xlink:type="simple" xlink:href="http://server.com/dome.php?1239382902"><text:span text:style-name="T52">server</text:span></text:a><text:a xlink:type="simple" xlink:href="http://server.com/dome.php?1239382902"><text:span text:style-name="T52">.</text:span></text:a><text:a xlink:type="simple" xlink:href="http://server.com/dome.php?1239382902"><text:span text:style-name="T52">com</text:span></text:a><text:a xlink:type="simple" xlink:href="http://server.com/dome.php?1239382902"><text:span text:style-name="T52">/</text:span></text:a><text:a xlink:type="simple" xlink:href="http://server.com/dome.php?1239382902"><text:span text:style-name="T52">dome</text:span></text:a><text:a xlink:type="simple" xlink:href="http://server.com/dome.php?1239382902"><text:span text:style-name="T52">.</text:span></text:a><text:a xlink:type="simple" xlink:href="http://server.com/dome.php?1239382902"><text:span text:style-name="T52">php</text:span></text:a><text:a xlink:type="simple" xlink:href="http://server.com/dome.php?1239382902"><text:span text:style-name="T52">?1239382902</text:span></text:a><text:span text:style-name="T51"> = </text:span><text:span text:style-name="T51">your</text:span><text:span text:style-name="T51"> </text:span><text:span text:style-name="T51">post</text:span><text:span text:style-name="T51">)</text:span></text:p>
              </text:list-item>
              <text:list-item>
                <text:p text:style-name="P185"><text:span text:style-name="T51">Subscribe</text:span><text:span text:style-name="T51"> </text:span><text:span text:style-name="T51">to</text:span><text:span text:style-name="T51"> </text:span><text:span text:style-name="T51">text</text:span><text:span text:style-name="T51">/</text:span><text:span text:style-name="T51">sms</text:span><text:span text:style-name="T51">/</text:span><text:span text:style-name="T51">email</text:span><text:span text:style-name="T51"> </text:span><text:span text:style-name="T51">updates</text:span><text:span text:style-name="T51"> </text:span><text:span text:style-name="T51">for</text:span><text:span text:style-name="T51"> </text:span><text:span text:style-name="T51">events</text:span><text:span text:style-name="T51"> </text:span><text:span text:style-name="T51">you</text:span><text:span text:style-name="T51"> </text:span><text:span text:style-name="T51">predefine</text:span><text:span text:style-name="T51"> (</text:span><text:span text:style-name="T51">environmental</text:span><text:span text:style-name="T51"> </text:span><text:span text:style-name="T51">pollution</text:span><text:span text:style-name="T51">, 50 </text:span><text:span text:style-name="T51">mile</text:span><text:span text:style-name="T51"> </text:span><text:span text:style-name="T51">radius</text:span><text:span text:style-name="T51"> </text:span><text:span text:style-name="T51">from</text:span><text:span text:style-name="T51"> </text:span><text:span text:style-name="T51">my</text:span><text:span text:style-name="T51"> </text:span><text:span text:style-name="T51">home</text:span><text:span text:style-name="T51">, </text:span><text:span text:style-name="T51">email</text:span><text:span text:style-name="T51"> </text:span><text:span text:style-name="T51">me</text:span><text:span text:style-name="T51"> </text:span><text:span text:style-name="T51">or</text:span><text:span text:style-name="T51"> </text:span><text:span text:style-name="T51">tsunami</text:span><text:span text:style-name="T51"> </text:span><text:span text:style-name="T51">alert</text:span><text:span text:style-name="T51">/</text:span><text:span text:style-name="T51">earthquake</text:span><text:span text:style-name="T51">/</text:span><text:span text:style-name="T51">tornado</text:span><text:span text:style-name="T51">)</text:span></text:p>
              </text:list-item>
              <text:list-item>
                <text:p text:style-name="P185"><text:span text:style-name="T51">Zoom</text:span><text:span text:style-name="T51"> </text:span><text:span text:style-name="T51">in</text:span><text:span text:style-name="T51">/</text:span><text:span text:style-name="T51">out</text:span><text:span text:style-name="T51"> </text:span><text:span text:style-name="T51">on</text:span><text:span text:style-name="T51"> </text:span><text:span text:style-name="T51">timeline</text:span><text:span text:style-name="T51"> </text:span><text:span text:style-name="T51">at</text:span><text:span text:style-name="T51"> </text:span><text:span text:style-name="T51">bottom</text:span><text:span text:style-name="T51"> </text:span><text:span text:style-name="T51">of</text:span><text:span text:style-name="T51"> </text:span><text:span text:style-name="T51">screen</text:span><text:span text:style-name="T51"> </text:span><text:span text:style-name="T51">which</text:span><text:span text:style-name="T51"> </text:span><text:span text:style-name="T51">will</text:span><text:span text:style-name="T51"> </text:span><text:span text:style-name="T51">toggle</text:span><text:span text:style-name="T51"> </text:span><text:span text:style-name="T51">display</text:span><text:span text:style-name="T51"> </text:span><text:span text:style-name="T51">of</text:span><text:span text:style-name="T51"> </text:span><text:span text:style-name="T51">visible</text:span><text:span text:style-name="T51"> </text:span><text:span text:style-name="T51">icons</text:span><text:span text:style-name="T51"> (</text:span><text:span text:style-name="T51">which</text:span><text:span text:style-name="T51"> </text:span><text:span text:style-name="T51">were</text:span><text:span text:style-name="T51"> </text:span><text:span text:style-name="T51">defined</text:span><text:span text:style-name="T51"> </text:span><text:span text:style-name="T51">in</text:span><text:span text:style-name="T51"> </text:span><text:span text:style-name="T51">the</text:span><text:span text:style-name="T51"> </text:span><text:span text:style-name="T51">sidebar</text:span><text:span text:style-name="T51">) </text:span><text:span text:style-name="T51">Example</text:span><text:span text:style-name="T51">: </text:span><text:span text:style-name="T51">earthquakes</text:span><text:span text:style-name="T51"> </text:span><text:span text:style-name="T51">checked</text:span><text:span text:style-name="T51">, </text:span><text:span text:style-name="T51">zoom</text:span><text:span text:style-name="T51"> </text:span><text:span text:style-name="T51">in</text:span><text:span text:style-name="T51">/</text:span><text:span text:style-name="T51">out</text:span><text:span text:style-name="T51"> </text:span><text:span text:style-name="T51">to</text:span><text:span text:style-name="T51"> </text:span><text:span text:style-name="T51">increase</text:span><text:span text:style-name="T51">/</text:span><text:span text:style-name="T51">decrease</text:span><text:span text:style-name="T51"> </text:span><text:span text:style-name="T51">number</text:span><text:span text:style-name="T51"> </text:span><text:span text:style-name="T51">of</text:span><text:span text:style-name="T51"> </text:span><text:span text:style-name="T51">quakes</text:span><text:span text:style-name="T51"> </text:span><text:span text:style-name="T51">on</text:span><text:span text:style-name="T51"> </text:span><text:span text:style-name="T51">map</text:span><text:span text:style-name="T51">.</text:span></text:p>
              </text:list-item>
              <text:list-item>
                <text:p text:style-name="P185"><text:span text:style-name="T51">Post</text:span><text:span text:style-name="T51"> </text:span><text:span text:style-name="T51">polygon</text:span><text:span text:style-name="T51"> </text:span><text:span text:style-name="T51">data</text:span><text:span text:style-name="T51"> </text:span><text:span text:style-name="T51">with</text:span><text:span text:style-name="T51"> </text:span><text:span text:style-name="T51">html</text:span><text:span text:style-name="T51"> </text:span><text:span text:style-name="T51">content</text:span><text:span text:style-name="T51"> </text:span><text:span text:style-name="T51">similar</text:span><text:span text:style-name="T51"> </text:span><text:span text:style-name="T51">to</text:span><text:span text:style-name="T51"> </text:span><text:a xlink:type="simple" xlink:href="http://wikimapia.org/"><text:span text:style-name="T52">wikimapia</text:span></text:a><text:a xlink:type="simple" xlink:href="http://wikimapia.org/"><text:span text:style-name="T52">.</text:span></text:a><text:a xlink:type="simple" xlink:href="http://wikimapia.org/"><text:span text:style-name="T52">org</text:span></text:a><text:span text:style-name="T51">.</text:span></text:p>
              </text:list-item>
              <text:list-item>
                <text:p text:style-name="P185"><text:span text:style-name="T51">Post</text:span><text:span text:style-name="T51"> </text:span><text:span text:style-name="T51">anonymous</text:span><text:span text:style-name="T51"> </text:span><text:span text:style-name="T51">content</text:span><text:span text:style-name="T51">, </text:span><text:span text:style-name="T51">which</text:span><text:span text:style-name="T51"> </text:span><text:span text:style-name="T51">is</text:span><text:span text:style-name="T51"> </text:span><text:span text:style-name="T51">private</text:span><text:span text:style-name="T51"> </text:span><text:span text:style-name="T51">and</text:span><text:span text:style-name="T51"> </text:span><text:span text:style-name="T51">encrypted</text:span><text:span text:style-name="T51"> (</text:span><text:span text:style-name="T51">long</text:span><text:span text:style-name="T51"> </text:span><text:span text:style-name="T51">term</text:span><text:span text:style-name="T51"> </text:span><text:span text:style-name="T51">goal</text:span><text:span text:style-name="T51">)</text:span></text:p>
              </text:list-item>
              <text:list-item>
                <text:p text:style-name="P185"><text:span text:style-name="T51">Use</text:span><text:span text:style-name="T51"> </text:span><text:span text:style-name="T51">all</text:span><text:span text:style-name="T51"> </text:span><text:span text:style-name="T51">features</text:span><text:span text:style-name="T51"> </text:span><text:span text:style-name="T51">above</text:span><text:span text:style-name="T51"> </text:span><text:span text:style-name="T51">on</text:span><text:span text:style-name="T51"> </text:span><text:span text:style-name="T51">mobile</text:span><text:span text:style-name="T51"> </text:span><text:span text:style-name="T51">devices</text:span><text:span text:style-name="T51"> </text:span><text:span text:style-name="T51">in</text:span><text:span text:style-name="T51"> 2</text:span><text:span text:style-name="T51">D</text:span><text:span text:style-name="T51">, </text:span><text:span text:style-name="T51">and</text:span><text:span text:style-name="T51"> 3</text:span><text:span text:style-name="T51">D</text:span><text:span text:style-name="T51"> </text:span><text:span text:style-name="T51">on</text:span><text:span text:style-name="T51"> </text:span><text:span text:style-name="T51">PC</text:span><text:span text:style-name="T51">, </text:span><text:span text:style-name="T51">Mac</text:span><text:span text:style-name="T51">, </text:span><text:span text:style-name="T51">and</text:span><text:span text:style-name="T51"> </text:span><text:span text:style-name="T51">Linux</text:span><text:span text:style-name="T51">.</text:span></text:p>
              </text:list-item>
            </text:list>
          </table:table-cell>
        </table:table-row>
      </table:table>
      <text:p text:style-name="P196"><text:s/></text:p>
      <text:h text:style-name="P77" text:outline-level="10"><text:bookmark text:name="h.b9e7du3qbsae"/>GeoSemantic Chat</text:h>
      <text:p text:style-name="P3">TODO</text:p>
      <text:list xml:id="list5226732868524639259" text:style-name="LS52">
        <text:list-item>
          <text:p text:style-name="P193">geographic nearness and interest matching heuristic</text:p>
        </text:list-item>
        <text:list-item>
          <text:p text:style-name="P193">roster: show team (members of semantic space)</text:p>
        </text:list-item>
        <text:list-item>
          <text:p text:style-name="P193">incoming message stream, see: wireclub.com</text:p>
        </text:list-item>
        <text:list-item>
          <text:p text:style-name="P149">page-close behavior (log-out from chat)</text:p>
        </text:list-item>
      </text:list>
      <text:h text:style-name="P77" text:outline-level="10"><text:bookmark text:name="h.2jwhi7jmn84t"/>Android App</text:h>
      <text:p text:style-name="P3">TODO</text:p>
      <text:list xml:id="list5454298264636157560" text:style-name="LS53">
        <text:list-item>
          <text:p text:style-name="P150">Wraps client functionality as an Android app enabling higher-frequency interaction and direct access to mobile device features such as Camera, GPS, Bluetooth, etc..</text:p>
        </text:list-item>
        <text:list-item>
          <text:p text:style-name="P150">A first version may simply consist of a WebView component linking to a remote web server’s page. <text:s/>Possibly with list of known servers to choose from on startup</text:p>
        </text:list-item>
      </text:list>
      <text:h text:style-name="P77" text:outline-level="10"><text:bookmark text:name="h.ofhrwq7rq2t5"/>Notes<text:line-break/></text:h>
      <text:p text:style-name="P58">backbone</text:p>
      <text:p text:style-name="P58"><text:a xlink:type="simple" xlink:href="http://backbonejs.org/#introduction"><text:span text:style-name="T10">http</text:span></text:a><text:a xlink:type="simple" xlink:href="http://backbonejs.org/#introduction"><text:span text:style-name="T10">://</text:span></text:a><text:a xlink:type="simple" xlink:href="http://backbonejs.org/#introduction"><text:span text:style-name="T10">backbonejs</text:span></text:a><text:a xlink:type="simple" xlink:href="http://backbonejs.org/#introduction"><text:span text:style-name="T10">.</text:span></text:a><text:a xlink:type="simple" xlink:href="http://backbonejs.org/#introduction"><text:span text:style-name="T10">org</text:span></text:a><text:a xlink:type="simple" xlink:href="http://backbonejs.org/#introduction"><text:span text:style-name="T10">/#</text:span></text:a><text:a xlink:type="simple" xlink:href="http://backbonejs.org/#introduction"><text:span text:style-name="T10">introduction</text:span></text:a></text:p>
      <text:p text:style-name="P63"><text:a xlink:type="simple" xlink:href="https://github.com/bevry/query-engine"><text:span text:style-name="T10">https</text:span></text:a><text:a xlink:type="simple" xlink:href="https://github.com/bevry/query-engine"><text:span text:style-name="T10">://</text:span></text:a><text:a xlink:type="simple" xlink:href="https://github.com/bevry/query-engine"><text:span text:style-name="T10">github</text:span></text:a><text:a xlink:type="simple" xlink:href="https://github.com/bevry/query-engine"><text:span text:style-name="T10">.</text:span></text:a><text:a xlink:type="simple" xlink:href="https://github.com/bevry/query-engine"><text:span text:style-name="T10">com</text:span></text:a><text:a xlink:type="simple" xlink:href="https://github.com/bevry/query-engine"><text:span text:style-name="T10">/</text:span></text:a><text:a xlink:type="simple" xlink:href="https://github.com/bevry/query-engine"><text:span text:style-name="T10">bevry</text:span></text:a><text:a xlink:type="simple" xlink:href="https://github.com/bevry/query-engine"><text:span text:style-name="T10">/</text:span></text:a><text:a xlink:type="simple" xlink:href="https://github.com/bevry/query-engine"><text:span text:style-name="T10">query</text:span></text:a><text:a xlink:type="simple" xlink:href="https://github.com/bevry/query-engine"><text:span text:style-name="T10">-</text:span></text:a><text:a xlink:type="simple" xlink:href="https://github.com/bevry/query-engine"><text:span text:style-name="T10">engine</text:span></text:a></text:p>
      <text:p text:style-name="P58"><text:tab/><text:a xlink:type="simple" xlink:href="https://github.com/davidgtonge/backbone_query"><text:span text:style-name="T10">https</text:span></text:a><text:a xlink:type="simple" xlink:href="https://github.com/davidgtonge/backbone_query"><text:span text:style-name="T10">://</text:span></text:a><text:a xlink:type="simple" xlink:href="https://github.com/davidgtonge/backbone_query"><text:span text:style-name="T10">github</text:span></text:a><text:a xlink:type="simple" xlink:href="https://github.com/davidgtonge/backbone_query"><text:span text:style-name="T10">.</text:span></text:a><text:a xlink:type="simple" xlink:href="https://github.com/davidgtonge/backbone_query"><text:span text:style-name="T10">com</text:span></text:a><text:a xlink:type="simple" xlink:href="https://github.com/davidgtonge/backbone_query"><text:span text:style-name="T10">/</text:span></text:a><text:a xlink:type="simple" xlink:href="https://github.com/davidgtonge/backbone_query"><text:span text:style-name="T10">davidgtonge</text:span></text:a><text:a xlink:type="simple" xlink:href="https://github.com/davidgtonge/backbone_query"><text:span text:style-name="T10">/</text:span></text:a><text:a xlink:type="simple" xlink:href="https://github.com/davidgtonge/backbone_query"><text:span text:style-name="T10">backbone</text:span></text:a><text:a xlink:type="simple" xlink:href="https://github.com/davidgtonge/backbone_query"><text:span text:style-name="T10">_</text:span></text:a><text:a xlink:type="simple" xlink:href="https://github.com/davidgtonge/backbone_query"><text:span text:style-name="T10">query</text:span></text:a></text:p>
      <text:p text:style-name="P58"><text:line-break/><text:line-break/><text:a xlink:type="simple" xlink:href="http://twitter.github.com/bootstrap/"><text:span text:style-name="T10">http</text:span></text:a><text:a xlink:type="simple" xlink:href="http://twitter.github.com/bootstrap/"><text:span text:style-name="T10">://</text:span></text:a><text:a xlink:type="simple" xlink:href="http://twitter.github.com/bootstrap/"><text:span text:style-name="T10">twitter</text:span></text:a><text:a xlink:type="simple" xlink:href="http://twitter.github.com/bootstrap/"><text:span text:style-name="T10">.</text:span></text:a><text:a xlink:type="simple" xlink:href="http://twitter.github.com/bootstrap/"><text:span text:style-name="T10">github</text:span></text:a><text:a xlink:type="simple" xlink:href="http://twitter.github.com/bootstrap/"><text:span text:style-name="T10">.</text:span></text:a><text:a xlink:type="simple" xlink:href="http://twitter.github.com/bootstrap/"><text:span text:style-name="T10">com</text:span></text:a><text:a xlink:type="simple" xlink:href="http://twitter.github.com/bootstrap/"><text:span text:style-name="T10">/</text:span></text:a><text:a xlink:type="simple" xlink:href="http://twitter.github.com/bootstrap/"><text:span text:style-name="T10">bootstrap</text:span></text:a></text:p>
      <text:p text:style-name="P58"><text:a xlink:type="simple" xlink:href="https://github.com/epeli/underscore.string#readme"><text:span text:style-name="T10">https</text:span></text:a><text:a xlink:type="simple" xlink:href="https://github.com/epeli/underscore.string#readme"><text:span text:style-name="T10">://</text:span></text:a><text:a xlink:type="simple" xlink:href="https://github.com/epeli/underscore.string#readme"><text:span text:style-name="T10">github</text:span></text:a><text:a xlink:type="simple" xlink:href="https://github.com/epeli/underscore.string#readme"><text:span text:style-name="T10">.</text:span></text:a><text:a xlink:type="simple" xlink:href="https://github.com/epeli/underscore.string#readme"><text:span text:style-name="T10">com</text:span></text:a><text:a xlink:type="simple" xlink:href="https://github.com/epeli/underscore.string#readme"><text:span text:style-name="T10">/</text:span></text:a><text:a xlink:type="simple" xlink:href="https://github.com/epeli/underscore.string#readme"><text:span text:style-name="T10">epeli</text:span></text:a><text:a xlink:type="simple" xlink:href="https://github.com/epeli/underscore.string#readme"><text:span text:style-name="T10">/</text:span></text:a><text:a xlink:type="simple" xlink:href="https://github.com/epeli/underscore.string#readme"><text:span text:style-name="T10">underscore</text:span></text:a><text:a xlink:type="simple" xlink:href="https://github.com/epeli/underscore.string#readme"><text:span text:style-name="T10">.</text:span></text:a><text:a xlink:type="simple" xlink:href="https://github.com/epeli/underscore.string#readme"><text:span text:style-name="T10">string</text:span></text:a><text:a xlink:type="simple" xlink:href="https://github.com/epeli/underscore.string#readme"><text:span text:style-name="T10">#</text:span></text:a><text:a xlink:type="simple" xlink:href="https://github.com/epeli/underscore.string#readme"><text:span text:style-name="T10">readme</text:span></text:a></text:p>
      <text:p text:style-name="P58"/>
      <text:p text:style-name="P58">rte: <text:a xlink:type="simple" xlink:href="http://jhollingworth.github.com/bootstrap-wysihtml5/"><text:span text:style-name="T10">http</text:span></text:a><text:a xlink:type="simple" xlink:href="http://jhollingworth.github.com/bootstrap-wysihtml5/"><text:span text:style-name="T10">://</text:span></text:a><text:a xlink:type="simple" xlink:href="http://jhollingworth.github.com/bootstrap-wysihtml5/"><text:span text:style-name="T10">jhollingworth</text:span></text:a><text:a xlink:type="simple" xlink:href="http://jhollingworth.github.com/bootstrap-wysihtml5/"><text:span text:style-name="T10">.</text:span></text:a><text:a xlink:type="simple" xlink:href="http://jhollingworth.github.com/bootstrap-wysihtml5/"><text:span text:style-name="T10">github</text:span></text:a><text:a xlink:type="simple" xlink:href="http://jhollingworth.github.com/bootstrap-wysihtml5/"><text:span text:style-name="T10">.</text:span></text:a><text:a xlink:type="simple" xlink:href="http://jhollingworth.github.com/bootstrap-wysihtml5/"><text:span text:style-name="T10">com</text:span></text:a><text:a xlink:type="simple" xlink:href="http://jhollingworth.github.com/bootstrap-wysihtml5/"><text:span text:style-name="T10">/</text:span></text:a><text:a xlink:type="simple" xlink:href="http://jhollingworth.github.com/bootstrap-wysihtml5/"><text:span text:style-name="T10">bootstrap</text:span></text:a><text:a xlink:type="simple" xlink:href="http://jhollingworth.github.com/bootstrap-wysihtml5/"><text:span text:style-name="T10">-</text:span></text:a><text:a xlink:type="simple" xlink:href="http://jhollingworth.github.com/bootstrap-wysihtml5/"><text:span text:style-name="T10">wysihtml</text:span></text:a><text:a xlink:type="simple" xlink:href="http://jhollingworth.github.com/bootstrap-wysihtml5/"><text:span text:style-name="T10">5/</text:span></text:a></text:p>
      <text:p text:style-name="P58"><text:a xlink:type="simple" xlink:href="http://bootboxjs.com/"><text:span text:style-name="T10">http</text:span></text:a><text:a xlink:type="simple" xlink:href="http://bootboxjs.com/"><text:span text:style-name="T10">://</text:span></text:a><text:a xlink:type="simple" xlink:href="http://bootboxjs.com/"><text:span text:style-name="T10">bootboxjs</text:span></text:a><text:a xlink:type="simple" xlink:href="http://bootboxjs.com/"><text:span text:style-name="T10">.</text:span></text:a><text:a xlink:type="simple" xlink:href="http://bootboxjs.com/"><text:span text:style-name="T10">com</text:span></text:a><text:a xlink:type="simple" xlink:href="http://bootboxjs.com/"><text:span text:style-name="T10">/</text:span></text:a></text:p>
      <text:p text:style-name="P58">https://github.com/po wmedia/backbone-forms</text:p>
      <text:p text:style-name="P58"><text:a xlink:type="simple" xlink:href="https://github.com/bevry/query-engine"><text:span text:style-name="T10">https</text:span></text:a><text:a xlink:type="simple" xlink:href="https://github.com/bevry/query-engine"><text:span text:style-name="T10">://</text:span></text:a><text:a xlink:type="simple" xlink:href="https://github.com/bevry/query-engine"><text:span text:style-name="T10">github</text:span></text:a><text:a xlink:type="simple" xlink:href="https://github.com/bevry/query-engine"><text:span text:style-name="T10">.</text:span></text:a><text:a xlink:type="simple" xlink:href="https://github.com/bevry/query-engine"><text:span text:style-name="T10">com</text:span></text:a><text:a xlink:type="simple" xlink:href="https://github.com/bevry/query-engine"><text:span text:style-name="T10">/</text:span></text:a><text:a xlink:type="simple" xlink:href="https://github.com/bevry/query-engine"><text:span text:style-name="T10">bevry</text:span></text:a><text:a xlink:type="simple" xlink:href="https://github.com/bevry/query-engine"><text:span text:style-name="T10">/</text:span></text:a><text:a xlink:type="simple" xlink:href="https://github.com/bevry/query-engine"><text:span text:style-name="T10">query</text:span></text:a><text:a xlink:type="simple" xlink:href="https://github.com/bevry/query-engine"><text:span text:style-name="T10">-</text:span></text:a><text:a xlink:type="simple" xlink:href="https://github.com/bevry/query-engine"><text:span text:style-name="T10">engine</text:span></text:a></text:p>
      <text:p text:style-name="P58"><text:a xlink:type="simple" xlink:href="http://bruth.github.com/synapse/docs/"><text:span text:style-name="T10">http</text:span></text:a><text:a xlink:type="simple" xlink:href="http://bruth.github.com/synapse/docs/"><text:span text:style-name="T10">://</text:span></text:a><text:a xlink:type="simple" xlink:href="http://bruth.github.com/synapse/docs/"><text:span text:style-name="T10">bruth</text:span></text:a><text:a xlink:type="simple" xlink:href="http://bruth.github.com/synapse/docs/"><text:span text:style-name="T10">.</text:span></text:a><text:a xlink:type="simple" xlink:href="http://bruth.github.com/synapse/docs/"><text:span text:style-name="T10">github</text:span></text:a><text:a xlink:type="simple" xlink:href="http://bruth.github.com/synapse/docs/"><text:span text:style-name="T10">.</text:span></text:a><text:a xlink:type="simple" xlink:href="http://bruth.github.com/synapse/docs/"><text:span text:style-name="T10">com</text:span></text:a><text:a xlink:type="simple" xlink:href="http://bruth.github.com/synapse/docs/"><text:span text:style-name="T10">/</text:span></text:a><text:a xlink:type="simple" xlink:href="http://bruth.github.com/synapse/docs/"><text:span text:style-name="T10">synapse</text:span></text:a><text:a xlink:type="simple" xlink:href="http://bruth.github.com/synapse/docs/"><text:span text:style-name="T10">/</text:span></text:a><text:a xlink:type="simple" xlink:href="http://bruth.github.com/synapse/docs/"><text:span text:style-name="T10">docs</text:span></text:a><text:a xlink:type="simple" xlink:href="http://bruth.github.com/synapse/docs/"><text:span text:style-name="T10">/</text:span></text:a></text:p>
      <text:p text:style-name="P58"/>
      <text:p text:style-name="P58"><text:a xlink:type="simple" xlink:href="http://wiki.iks-project.eu/index.php/VIE"><text:span text:style-name="T10">http</text:span></text:a><text:a xlink:type="simple" xlink:href="http://wiki.iks-project.eu/index.php/VIE"><text:span text:style-name="T10">://</text:span></text:a><text:a xlink:type="simple" xlink:href="http://wiki.iks-project.eu/index.php/VIE"><text:span text:style-name="T10">wiki</text:span></text:a><text:a xlink:type="simple" xlink:href="http://wiki.iks-project.eu/index.php/VIE"><text:span text:style-name="T10">.</text:span></text:a><text:a xlink:type="simple" xlink:href="http://wiki.iks-project.eu/index.php/VIE"><text:span text:style-name="T10">iks</text:span></text:a><text:a xlink:type="simple" xlink:href="http://wiki.iks-project.eu/index.php/VIE"><text:span text:style-name="T10">-</text:span></text:a><text:a xlink:type="simple" xlink:href="http://wiki.iks-project.eu/index.php/VIE"><text:span text:style-name="T10">project</text:span></text:a><text:a xlink:type="simple" xlink:href="http://wiki.iks-project.eu/index.php/VIE"><text:span text:style-name="T10">.</text:span></text:a><text:a xlink:type="simple" xlink:href="http://wiki.iks-project.eu/index.php/VIE"><text:span text:style-name="T10">eu</text:span></text:a><text:a xlink:type="simple" xlink:href="http://wiki.iks-project.eu/index.php/VIE"><text:span text:style-name="T10">/</text:span></text:a><text:a xlink:type="simple" xlink:href="http://wiki.iks-project.eu/index.php/VIE"><text:span text:style-name="T10">index</text:span></text:a><text:a xlink:type="simple" xlink:href="http://wiki.iks-project.eu/index.php/VIE"><text:span text:style-name="T10">.</text:span></text:a><text:a xlink:type="simple" xlink:href="http://wiki.iks-project.eu/index.php/VIE"><text:span text:style-name="T10">php</text:span></text:a><text:a xlink:type="simple" xlink:href="http://wiki.iks-project.eu/index.php/VIE"><text:span text:style-name="T10">/</text:span></text:a><text:a xlink:type="simple" xlink:href="http://wiki.iks-project.eu/index.php/VIE"><text:span text:style-name="T10">VIE</text:span></text:a></text:p>
      <text:p text:style-name="P58"/>
      <text:p text:style-name="P58"><text:a xlink:type="simple" xlink:href="https://github.com/kendagriff/backbone.analytics"><text:span text:style-name="T10">https</text:span></text:a><text:a xlink:type="simple" xlink:href="https://github.com/kendagriff/backbone.analytics"><text:span text:style-name="T10">://</text:span></text:a><text:a xlink:type="simple" xlink:href="https://github.com/kendagriff/backbone.analytics"><text:span text:style-name="T10">github</text:span></text:a><text:a xlink:type="simple" xlink:href="https://github.com/kendagriff/backbone.analytics"><text:span text:style-name="T10">.</text:span></text:a><text:a xlink:type="simple" xlink:href="https://github.com/kendagriff/backbone.analytics"><text:span text:style-name="T10">com</text:span></text:a><text:a xlink:type="simple" xlink:href="https://github.com/kendagriff/backbone.analytics"><text:span text:style-name="T10">/</text:span></text:a><text:a xlink:type="simple" xlink:href="https://github.com/kendagriff/backbone.analytics"><text:span text:style-name="T10">kendagriff</text:span></text:a><text:a xlink:type="simple" xlink:href="https://github.com/kendagriff/backbone.analytics"><text:span text:style-name="T10">/</text:span></text:a><text:a xlink:type="simple" xlink:href="https://github.com/kendagriff/backbone.analytics"><text:span text:style-name="T10">backbone</text:span></text:a><text:a xlink:type="simple" xlink:href="https://github.com/kendagriff/backbone.analytics"><text:span text:style-name="T10">.</text:span></text:a><text:a xlink:type="simple" xlink:href="https://github.com/kendagriff/backbone.analytics"><text:span text:style-name="T10">analytics</text:span></text:a></text:p>
      <text:p text:style-name="P58"/>
      <text:p text:style-name="P58"><text:a xlink:type="simple" xlink:href="https://github.com/mlanza/thingy-client"><text:span text:style-name="T10">https</text:span></text:a><text:a xlink:type="simple" xlink:href="https://github.com/mlanza/thingy-client"><text:span text:style-name="T10">://</text:span></text:a><text:a xlink:type="simple" xlink:href="https://github.com/mlanza/thingy-client"><text:span text:style-name="T10">github</text:span></text:a><text:a xlink:type="simple" xlink:href="https://github.com/mlanza/thingy-client"><text:span text:style-name="T10">.</text:span></text:a><text:a xlink:type="simple" xlink:href="https://github.com/mlanza/thingy-client"><text:span text:style-name="T10">com</text:span></text:a><text:a xlink:type="simple" xlink:href="https://github.com/mlanza/thingy-client"><text:span text:style-name="T10">/</text:span></text:a><text:a xlink:type="simple" xlink:href="https://github.com/mlanza/thingy-client"><text:span text:style-name="T10">mlanza</text:span></text:a><text:a xlink:type="simple" xlink:href="https://github.com/mlanza/thingy-client"><text:span text:style-name="T10">/</text:span></text:a><text:a xlink:type="simple" xlink:href="https://github.com/mlanza/thingy-client"><text:span text:style-name="T10">thingy</text:span></text:a><text:a xlink:type="simple" xlink:href="https://github.com/mlanza/thingy-client"><text:span text:style-name="T10">-</text:span></text:a><text:a xlink:type="simple" xlink:href="https://github.com/mlanza/thingy-client"><text:span text:style-name="T10">client</text:span></text:a></text:p>
      <text:p text:style-name="P58"><text:a xlink:type="simple" xlink:href="http://treeline.bellz.org/download.html"><text:span text:style-name="T10">http</text:span></text:a><text:a xlink:type="simple" xlink:href="http://treeline.bellz.org/download.html"><text:span text:style-name="T10">://</text:span></text:a><text:a xlink:type="simple" xlink:href="http://treeline.bellz.org/download.html"><text:span text:style-name="T10">treeline</text:span></text:a><text:a xlink:type="simple" xlink:href="http://treeline.bellz.org/download.html"><text:span text:style-name="T10">.</text:span></text:a><text:a xlink:type="simple" xlink:href="http://treeline.bellz.org/download.html"><text:span text:style-name="T10">bellz</text:span></text:a><text:a xlink:type="simple" xlink:href="http://treeline.bellz.org/download.html"><text:span text:style-name="T10">.</text:span></text:a><text:a xlink:type="simple" xlink:href="http://treeline.bellz.org/download.html"><text:span text:style-name="T10">org</text:span></text:a><text:a xlink:type="simple" xlink:href="http://treeline.bellz.org/download.html"><text:span text:style-name="T10">/</text:span></text:a><text:a xlink:type="simple" xlink:href="http://treeline.bellz.org/download.html"><text:span text:style-name="T10">download</text:span></text:a><text:a xlink:type="simple" xlink:href="http://treeline.bellz.org/download.html"><text:span text:style-name="T10">.</text:span></text:a><text:a xlink:type="simple" xlink:href="http://treeline.bellz.org/download.html"><text:span text:style-name="T10">html</text:span></text:a></text:p>
      <text:p text:style-name="P58"/>
      <text:p text:style-name="P58">https://github.com/bry4n/backbone-shortcuts</text:p>
      <text:p text:style-name="P58"><text:a xlink:type="simple" xlink:href="http://mousesearch3d.com/"><text:span text:style-name="T10">http</text:span></text:a><text:a xlink:type="simple" xlink:href="http://mousesearch3d.com/"><text:span text:style-name="T10">://</text:span></text:a><text:a xlink:type="simple" xlink:href="http://mousesearch3d.com/"><text:span text:style-name="T10">mousesearch</text:span></text:a><text:a xlink:type="simple" xlink:href="http://mousesearch3d.com/"><text:span text:style-name="T10">3</text:span></text:a><text:a xlink:type="simple" xlink:href="http://mousesearch3d.com/"><text:span text:style-name="T10">d</text:span></text:a><text:a xlink:type="simple" xlink:href="http://mousesearch3d.com/"><text:span text:style-name="T10">.</text:span></text:a><text:a xlink:type="simple" xlink:href="http://mousesearch3d.com/"><text:span text:style-name="T10">com</text:span></text:a><text:a xlink:type="simple" xlink:href="http://mousesearch3d.com/"><text:span text:style-name="T10">/</text:span></text:a></text:p>
      <text:p text:style-name="P58"><text:a xlink:type="simple" xlink:href="http://semantic-mediawiki.org/wiki/Semantic_MediaWiki_Plus"><text:span text:style-name="T10">http</text:span></text:a><text:a xlink:type="simple" xlink:href="http://semantic-mediawiki.org/wiki/Semantic_MediaWiki_Plus"><text:span text:style-name="T10">://</text:span></text:a><text:a xlink:type="simple" xlink:href="http://semantic-mediawiki.org/wiki/Semantic_MediaWiki_Plus"><text:span text:style-name="T10">semantic</text:span></text:a><text:a xlink:type="simple" xlink:href="http://semantic-mediawiki.org/wiki/Semantic_MediaWiki_Plus"><text:span text:style-name="T10">-</text:span></text:a><text:a xlink:type="simple" xlink:href="http://semantic-mediawiki.org/wiki/Semantic_MediaWiki_Plus"><text:span text:style-name="T10">mediawiki</text:span></text:a><text:a xlink:type="simple" xlink:href="http://semantic-mediawiki.org/wiki/Semantic_MediaWiki_Plus"><text:span text:style-name="T10">.</text:span></text:a><text:a xlink:type="simple" xlink:href="http://semantic-mediawiki.org/wiki/Semantic_MediaWiki_Plus"><text:span text:style-name="T10">org</text:span></text:a><text:a xlink:type="simple" xlink:href="http://semantic-mediawiki.org/wiki/Semantic_MediaWiki_Plus"><text:span text:style-name="T10">/</text:span></text:a><text:a xlink:type="simple" xlink:href="http://semantic-mediawiki.org/wiki/Semantic_MediaWiki_Plus"><text:span text:style-name="T10">wiki</text:span></text:a><text:a xlink:type="simple" xlink:href="http://semantic-mediawiki.org/wiki/Semantic_MediaWiki_Plus"><text:span text:style-name="T10">/</text:span></text:a><text:a xlink:type="simple" xlink:href="http://semantic-mediawiki.org/wiki/Semantic_MediaWiki_Plus"><text:span text:style-name="T10">Semantic</text:span></text:a><text:a xlink:type="simple" xlink:href="http://semantic-mediawiki.org/wiki/Semantic_MediaWiki_Plus"><text:span text:style-name="T10">_</text:span></text:a><text:a xlink:type="simple" xlink:href="http://semantic-mediawiki.org/wiki/Semantic_MediaWiki_Plus"><text:span text:style-name="T10">MediaWiki</text:span></text:a><text:a xlink:type="simple" xlink:href="http://semantic-mediawiki.org/wiki/Semantic_MediaWiki_Plus"><text:span text:style-name="T10">_</text:span></text:a><text:a xlink:type="simple" xlink:href="http://semantic-mediawiki.org/wiki/Semantic_MediaWiki_Plus"><text:span text:style-name="T10">Plus</text:span></text:a></text:p>
      <text:p text:style-name="P58"/>
      <text:p text:style-name="P58">Combobox</text:p>
      <text:p text:style-name="P63"><text:a xlink:type="simple" xlink:href="http://ivaynberg.github.com/select2/"><text:span text:style-name="T10">http</text:span></text:a><text:a xlink:type="simple" xlink:href="http://ivaynberg.github.com/select2/"><text:span text:style-name="T10">://</text:span></text:a><text:a xlink:type="simple" xlink:href="http://ivaynberg.github.com/select2/"><text:span text:style-name="T10">ivaynberg</text:span></text:a><text:a xlink:type="simple" xlink:href="http://ivaynberg.github.com/select2/"><text:span text:style-name="T10">.</text:span></text:a><text:a xlink:type="simple" xlink:href="http://ivaynberg.github.com/select2/"><text:span text:style-name="T10">github</text:span></text:a><text:a xlink:type="simple" xlink:href="http://ivaynberg.github.com/select2/"><text:span text:style-name="T10">.</text:span></text:a><text:a xlink:type="simple" xlink:href="http://ivaynberg.github.com/select2/"><text:span text:style-name="T10">com</text:span></text:a><text:a xlink:type="simple" xlink:href="http://ivaynberg.github.com/select2/"><text:span text:style-name="T10">/</text:span></text:a><text:a xlink:type="simple" xlink:href="http://ivaynberg.github.com/select2/"><text:span text:style-name="T10">select</text:span></text:a><text:a xlink:type="simple" xlink:href="http://ivaynberg.github.com/select2/"><text:span text:style-name="T10">2/</text:span></text:a> multi-value select boxes -&gt; pills</text:p>
      <text:p text:style-name="P63"/>
      <text:p text:style-name="P58">Keyboard shortcuts</text:p>
      <text:p text:style-name="P58"><text:tab/><text:a xlink:type="simple" xlink:href="http://craig.is/killing/mice"><text:span text:style-name="T10">http</text:span></text:a><text:a xlink:type="simple" xlink:href="http://craig.is/killing/mice"><text:span text:style-name="T10">://</text:span></text:a><text:a xlink:type="simple" xlink:href="http://craig.is/killing/mice"><text:span text:style-name="T10">craig</text:span></text:a><text:a xlink:type="simple" xlink:href="http://craig.is/killing/mice"><text:span text:style-name="T10">.</text:span></text:a><text:a xlink:type="simple" xlink:href="http://craig.is/killing/mice"><text:span text:style-name="T10">is</text:span></text:a><text:a xlink:type="simple" xlink:href="http://craig.is/killing/mice"><text:span text:style-name="T10">/</text:span></text:a><text:a xlink:type="simple" xlink:href="http://craig.is/killing/mice"><text:span text:style-name="T10">killing</text:span></text:a><text:a xlink:type="simple" xlink:href="http://craig.is/killing/mice"><text:span text:style-name="T10">/</text:span></text:a><text:a xlink:type="simple" xlink:href="http://craig.is/killing/mice"><text:span text:style-name="T10">mice</text:span></text:a></text:p>
      <text:p text:style-name="P58"><text:line-break/></text:p>
      <text:p text:style-name="P58"/>
      <text:p text:style-name="P58"/>
      <text:h text:style-name="P79" text:outline-level="10"><text:bookmark text:name="h.ayrt18kl2rsa"/><text:soft-page-break/>Github Development Flow</text:h>
      <text:p text:style-name="P58"><text:a xlink:type="simple" xlink:href="http://scottchacon.com/2011/08/31/github-flow.html"><text:span text:style-name="T12">http</text:span></text:a><text:a xlink:type="simple" xlink:href="http://scottchacon.com/2011/08/31/github-flow.html"><text:span text:style-name="T12">://</text:span></text:a><text:a xlink:type="simple" xlink:href="http://scottchacon.com/2011/08/31/github-flow.html"><text:span text:style-name="T12">scottchacon</text:span></text:a><text:a xlink:type="simple" xlink:href="http://scottchacon.com/2011/08/31/github-flow.html"><text:span text:style-name="T12">.</text:span></text:a><text:a xlink:type="simple" xlink:href="http://scottchacon.com/2011/08/31/github-flow.html"><text:span text:style-name="T12">com</text:span></text:a><text:a xlink:type="simple" xlink:href="http://scottchacon.com/2011/08/31/github-flow.html"><text:span text:style-name="T12">/2011/08/31/</text:span></text:a><text:a xlink:type="simple" xlink:href="http://scottchacon.com/2011/08/31/github-flow.html"><text:span text:style-name="T12">github</text:span></text:a><text:a xlink:type="simple" xlink:href="http://scottchacon.com/2011/08/31/github-flow.html"><text:span text:style-name="T12">-</text:span></text:a><text:a xlink:type="simple" xlink:href="http://scottchacon.com/2011/08/31/github-flow.html"><text:span text:style-name="T12">flow</text:span></text:a><text:a xlink:type="simple" xlink:href="http://scottchacon.com/2011/08/31/github-flow.html"><text:span text:style-name="T12">.</text:span></text:a><text:a xlink:type="simple" xlink:href="http://scottchacon.com/2011/08/31/github-flow.html"><text:span text:style-name="T12">html</text:span></text:a></text:p>
      <text:p text:style-name="P60"/>
      <text:p text:style-name="P58"><text:span text:style-name="T30">From</text:span><text:span text:style-name="T30"> </text:span><text:span text:style-name="T30">the</text:span><text:span text:style-name="T30"> </text:span><text:span text:style-name="T30">post</text:span><text:span text:style-name="T30">:</text:span></text:p>
      <text:p text:style-name="P61"/>
      <text:p text:style-name="P64"><text:span text:style-name="T30">* </text:span><text:span text:style-name="T30">Anything</text:span><text:span text:style-name="T30"> </text:span><text:span text:style-name="T30">in</text:span><text:span text:style-name="T30"> </text:span><text:span text:style-name="T30">the</text:span><text:span text:style-name="T30"> </text:span><text:span text:style-name="T30">master</text:span><text:span text:style-name="T30"> </text:span><text:span text:style-name="T30">branch</text:span><text:span text:style-name="T30"> </text:span><text:span text:style-name="T30">is</text:span><text:span text:style-name="T30"> </text:span><text:span text:style-name="T30">deployable</text:span></text:p>
      <text:p text:style-name="P64"><text:span text:style-name="T30">* </text:span><text:span text:style-name="T30">To</text:span><text:span text:style-name="T30"> </text:span><text:span text:style-name="T30">work</text:span><text:span text:style-name="T30"> </text:span><text:span text:style-name="T30">on</text:span><text:span text:style-name="T30"> </text:span><text:span text:style-name="T30">something</text:span><text:span text:style-name="T30"> </text:span><text:span text:style-name="T30">new</text:span><text:span text:style-name="T30">, </text:span><text:span text:style-name="T30">create</text:span><text:span text:style-name="T30"> </text:span><text:span text:style-name="T30">a</text:span><text:span text:style-name="T30"> </text:span><text:span text:style-name="T30">descriptively</text:span><text:span text:style-name="T30"> </text:span><text:span text:style-name="T30">named</text:span><text:span text:style-name="T30"> </text:span><text:span text:style-name="T30">branch</text:span><text:span text:style-name="T30"> </text:span><text:span text:style-name="T30">off</text:span><text:span text:style-name="T30"> </text:span><text:span text:style-name="T30">of</text:span><text:span text:style-name="T30"> </text:span><text:span text:style-name="T30">master</text:span><text:span text:style-name="T30"> (</text:span><text:span text:style-name="T30">ie</text:span><text:span text:style-name="T30">: </text:span><text:span text:style-name="T30">new</text:span><text:span text:style-name="T30">-</text:span><text:span text:style-name="T30">oauth</text:span><text:span text:style-name="T30">2-</text:span><text:span text:style-name="T30">scopes</text:span><text:span text:style-name="T30">)</text:span></text:p>
      <text:p text:style-name="P64"><text:span text:style-name="T30">* </text:span><text:span text:style-name="T30">Commit</text:span><text:span text:style-name="T30"> </text:span><text:span text:style-name="T30">to</text:span><text:span text:style-name="T30"> </text:span><text:span text:style-name="T30">that</text:span><text:span text:style-name="T30"> </text:span><text:span text:style-name="T30">branch</text:span><text:span text:style-name="T30"> </text:span><text:span text:style-name="T30">locally</text:span><text:span text:style-name="T30"> </text:span><text:span text:style-name="T30">and</text:span><text:span text:style-name="T30"> </text:span><text:span text:style-name="T30">regularly</text:span><text:span text:style-name="T30"> </text:span><text:span text:style-name="T30">push</text:span><text:span text:style-name="T30"> </text:span><text:span text:style-name="T30">your</text:span><text:span text:style-name="T30"> </text:span><text:span text:style-name="T30">work</text:span><text:span text:style-name="T30"> </text:span><text:span text:style-name="T30">to</text:span><text:span text:style-name="T30"> </text:span><text:span text:style-name="T30">the</text:span><text:span text:style-name="T30"> </text:span><text:span text:style-name="T30">same</text:span><text:span text:style-name="T30"> </text:span><text:span text:style-name="T30">named</text:span><text:span text:style-name="T30"> </text:span><text:span text:style-name="T30">branch</text:span><text:span text:style-name="T30"> </text:span><text:span text:style-name="T30">on</text:span><text:span text:style-name="T30"> </text:span><text:span text:style-name="T30">the</text:span><text:span text:style-name="T30"> </text:span><text:span text:style-name="T30">server</text:span></text:p>
      <text:p text:style-name="P64"><text:span text:style-name="T30">* </text:span><text:span text:style-name="T30">When</text:span><text:span text:style-name="T30"> </text:span><text:span text:style-name="T30">you</text:span><text:span text:style-name="T30"> </text:span><text:span text:style-name="T30">need</text:span><text:span text:style-name="T30"> </text:span><text:span text:style-name="T30">feedback</text:span><text:span text:style-name="T30"> </text:span><text:span text:style-name="T30">or</text:span><text:span text:style-name="T30"> </text:span><text:span text:style-name="T30">help</text:span><text:span text:style-name="T30">, </text:span><text:span text:style-name="T30">or</text:span><text:span text:style-name="T30"> </text:span><text:span text:style-name="T30">you</text:span><text:span text:style-name="T30"> </text:span><text:span text:style-name="T30">think</text:span><text:span text:style-name="T30"> </text:span><text:span text:style-name="T30">the</text:span><text:span text:style-name="T30"> </text:span><text:span text:style-name="T30">branch</text:span><text:span text:style-name="T30"> </text:span><text:span text:style-name="T30">is</text:span><text:span text:style-name="T30"> </text:span><text:span text:style-name="T30">ready</text:span><text:span text:style-name="T30"> </text:span><text:span text:style-name="T30">for</text:span><text:span text:style-name="T30"> </text:span><text:span text:style-name="T30">merging</text:span><text:span text:style-name="T30">, </text:span><text:span text:style-name="T30">open</text:span><text:span text:style-name="T30"> </text:span><text:span text:style-name="T30">a</text:span><text:span text:style-name="T30"> </text:span><text:span text:style-name="T30">pull</text:span><text:span text:style-name="T30"> </text:span><text:span text:style-name="T30">request</text:span></text:p>
      <text:p text:style-name="P64"><text:span text:style-name="T30">* </text:span><text:span text:style-name="T30">After</text:span><text:span text:style-name="T30"> </text:span><text:span text:style-name="T30">someone</text:span><text:span text:style-name="T30"> </text:span><text:span text:style-name="T30">else</text:span><text:span text:style-name="T30"> </text:span><text:span text:style-name="T30">has</text:span><text:span text:style-name="T30"> </text:span><text:span text:style-name="T30">reviewed</text:span><text:span text:style-name="T30"> </text:span><text:span text:style-name="T30">and</text:span><text:span text:style-name="T30"> </text:span><text:span text:style-name="T30">signed</text:span><text:span text:style-name="T30"> </text:span><text:span text:style-name="T30">off</text:span><text:span text:style-name="T30"> </text:span><text:span text:style-name="T30">on</text:span><text:span text:style-name="T30"> </text:span><text:span text:style-name="T30">the</text:span><text:span text:style-name="T30"> </text:span><text:span text:style-name="T30">feature</text:span><text:span text:style-name="T30">, </text:span><text:span text:style-name="T30">you</text:span><text:span text:style-name="T30"> </text:span><text:span text:style-name="T30">can</text:span><text:span text:style-name="T30"> </text:span><text:span text:style-name="T30">merge</text:span><text:span text:style-name="T30"> </text:span><text:span text:style-name="T30">it</text:span><text:span text:style-name="T30"> </text:span><text:span text:style-name="T30">into</text:span><text:span text:style-name="T30"> </text:span><text:span text:style-name="T30">master</text:span></text:p>
      <text:p text:style-name="P64"><text:span text:style-name="T30">* </text:span><text:span text:style-name="T30">Once</text:span><text:span text:style-name="T30"> </text:span><text:span text:style-name="T30">it</text:span><text:span text:style-name="T30"> </text:span><text:span text:style-name="T30">is</text:span><text:span text:style-name="T30"> </text:span><text:span text:style-name="T30">merged</text:span><text:span text:style-name="T30"> </text:span><text:span text:style-name="T30">and</text:span><text:span text:style-name="T30"> </text:span><text:span text:style-name="T30">pushed</text:span><text:span text:style-name="T30"> </text:span><text:span text:style-name="T30">to</text:span><text:span text:style-name="T30"> ‘</text:span><text:span text:style-name="T30">master</text:span><text:span text:style-name="T30">’, </text:span><text:span text:style-name="T30">you</text:span><text:span text:style-name="T30"> </text:span><text:span text:style-name="T30">can</text:span><text:span text:style-name="T30"> </text:span><text:span text:style-name="T30">and</text:span><text:span text:style-name="T30"> </text:span><text:span text:style-name="T30">should</text:span><text:span text:style-name="T30"> </text:span><text:span text:style-name="T30">deploy</text:span><text:span text:style-name="T30"> </text:span><text:span text:style-name="T30">immediately</text:span></text:p>
      <text:p text:style-name="P58"/>
      <text:h text:style-name="P76"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2"><text:span text:style-name="T2">What</text:span><text:span text:style-name="T2"> </text:span><text:span text:style-name="T2">it</text:span><text:span text:style-name="T2"> </text:span><text:span text:style-name="T2">Does</text:span></text:p>
          </table:table-cell>
          <table:table-cell table:style-name="Table17.A1" office:value-type="string">
            <text:p text:style-name="P52"><text:span text:style-name="T2">What</text:span><text:span text:style-name="T2"> </text:span><text:span text:style-name="T2">it</text:span><text:span text:style-name="T2"> </text:span><text:span text:style-name="T2">Doesn</text:span><text:span text:style-name="T2">’</text:span><text:span text:style-name="T2">t</text:span><text:span text:style-name="T2"> (</text:span><text:span text:style-name="T2">yet</text:span><text:span text:style-name="T2">)</text:span></text:p>
          </table:table-cell>
        </table:table-row>
        <table:table-row>
          <table:table-cell table:style-name="Table17.A1" office:value-type="string">
            <text:p text:style-name="P54"/>
          </table:table-cell>
          <table:table-cell table:style-name="Table17.A1" office:value-type="string">
            <text:p text:style-name="P55"/>
          </table:table-cell>
        </table:table-row>
      </table:table>
      <text:p text:style-name="P58"/>
      <text:p text:style-name="P58"/>
      <text:p text:style-name="P58"/>
      <text:p text:style-name="P46"/>
      <text:p text:style-name="P1"/>
      <text:h text:style-name="P80" text:outline-level="10"><text:bookmark text:name="h.krl7qrkwpknw"/>Old, but may content relevant items: </text:h>
      <text:h text:style-name="P75" text:outline-level="10"><text:bookmark text:name="h.pzkbx7cz0f5"/>Possible Changes Prior to Major Refactorings, Uncategorized</text:h>
      <text:p text:style-name="P1"/>
      <text:list xml:id="list532" text:style-name="LS13">
        <text:list-item>
          <text:list>
            <text:list-item>
              <text:p text:style-name="P187"><text:span text:style-name="T33">send</text:span><text:span text:style-name="T33"> </text:span><text:span text:style-name="T33">essential</text:span><text:span text:style-name="T33"> </text:span><text:span text:style-name="T33">objects</text:span><text:span text:style-name="T33"> </text:span><text:span text:style-name="T33">on</text:span><text:span text:style-name="T33"> </text:span><text:span text:style-name="T33">connect</text:span><text:span text:style-name="T33">:</text:span></text:p>
              <text:list>
                <text:list-item>
                  <text:p text:style-name="P187"><text:span text:style-name="T35">user</text:span><text:span text:style-name="T35">’</text:span><text:span text:style-name="T35">s</text:span><text:span text:style-name="T35"> </text:span><text:span text:style-name="T35">own</text:span><text:span text:style-name="T35"> </text:span><text:span text:style-name="T35">objects</text:span><text:span text:style-name="T35"> “</text:span><text:span text:style-name="T35">mine</text:span><text:span text:style-name="T35">”</text:span></text:p>
                </text:list-item>
                <text:list-item>
                  <text:p text:style-name="P197">tags</text:p>
                </text:list-item>
                <text:list-item>
                  <text:p text:style-name="P187"><text:span text:style-name="T33">most</text:span><text:span text:style-name="T33"> </text:span><text:span text:style-name="T33">recent</text:span></text:p>
                </text:list-item>
              </text:list>
            </text:list-item>
            <text:list-item>
              <text:p text:style-name="P198">getGeolocation</text:p>
              <text:list>
                <text:list-item>
                  <text:p text:style-name="P187"><text:span text:style-name="T33">consider</text:span><text:span text:style-name="T33"> </text:span><text:span text:style-name="T33">both</text:span><text:span text:style-name="T33"> </text:span><text:span text:style-name="T33">primitive</text:span><text:span text:style-name="T33"> </text:span><text:span text:style-name="T33">spacepoint</text:span><text:span text:style-name="T33"> </text:span><text:span text:style-name="T33">property</text:span><text:span text:style-name="T33"> </text:span><text:span text:style-name="T33">and</text:span><text:span text:style-name="T33"> </text:span><text:span text:style-name="T33">first</text:span><text:span text:style-name="T33"> </text:span><text:span text:style-name="T33">property</text:span><text:span text:style-name="T33"> </text:span><text:span text:style-name="T33">with</text:span><text:span text:style-name="T33"> </text:span><text:span text:style-name="T33">it</text:span></text:p>
                </text:list-item>
              </text:list>
            </text:list-item>
            <text:list-item>
              <text:p text:style-name="P187"><text:span text:style-name="T33">fix</text:span><text:span text:style-name="T33"> </text:span><text:span text:style-name="T33">relevant</text:span><text:span text:style-name="T33"> </text:span><text:span text:style-name="T33">not</text:span><text:span text:style-name="T33"> </text:span><text:span text:style-name="T33">updating</text:span><text:span text:style-name="T33"> </text:span><text:span text:style-name="T33">when</text:span><text:span text:style-name="T33"> /</text:span><text:span text:style-name="T33">tag</text:span><text:span text:style-name="T33">/ </text:span><text:span text:style-name="T33">accessed</text:span></text:p>
            </text:list-item>
            <text:list-item>
              <text:p text:style-name="P187"><text:span text:style-name="T33">add</text:span><text:span text:style-name="T33"> </text:span><text:span text:style-name="T33">primitive</text:span><text:span text:style-name="T33"> </text:span><text:span text:style-name="T33">tag</text:span></text:p>
            </text:list-item>
            <text:list-item>
              <text:p text:style-name="P187"><text:span text:style-name="T33">add</text:span><text:span text:style-name="T33"> </text:span><text:span text:style-name="T33">color</text:span><text:span text:style-name="T33"> </text:span><text:span text:style-name="T33">primitive</text:span><text:span text:style-name="T33"> </text:span><text:span text:style-name="T33">data</text:span><text:span text:style-name="T33"> </text:span><text:span text:style-name="T33">type</text:span></text:p>
            </text:list-item>
            <text:list-item>
              <text:p text:style-name="P187"><text:span text:style-name="T33">add</text:span><text:span text:style-name="T33"> </text:span><text:span text:style-name="T33">tag</text:span><text:span text:style-name="T33"> </text:span><text:span text:style-name="T33">property</text:span><text:span text:style-name="T33">, </text:span><text:span text:style-name="T33">with</text:span><text:span text:style-name="T33"> </text:span><text:span text:style-name="T33">type</text:span><text:span text:style-name="T33"> </text:span><text:span text:style-name="T33">select</text:span><text:span text:style-name="T33"> (</text:span><text:span text:style-name="T33">requires</text:span><text:span text:style-name="T33"> </text:span><text:span text:style-name="T33">new</text:span><text:span text:style-name="T33"> </text:span><text:span text:style-name="T33">meta</text:span><text:span text:style-name="T33">-</text:span><text:span text:style-name="T33">primitive</text:span><text:span text:style-name="T33">)</text:span></text:p>
            </text:list-item>
            <text:list-item>
              <text:p text:style-name="P187"><text:span text:style-name="T33">db</text:span><text:span text:style-name="T33"> </text:span><text:span text:style-name="T33">stores</text:span><text:span text:style-name="T33"> </text:span><text:span text:style-name="T33">involved</text:span><text:span text:style-name="T33"> </text:span><text:span text:style-name="T33">tags</text:span><text:span text:style-name="T33"> </text:span><text:span text:style-name="T33">as</text:span><text:span text:style-name="T33"> </text:span><text:span text:style-name="T33">cache</text:span><text:span text:style-name="T33"> </text:span><text:span text:style-name="T33">for</text:span><text:span text:style-name="T33"> </text:span><text:span text:style-name="T33">fast</text:span><text:span text:style-name="T33"> </text:span><text:span text:style-name="T33">index</text:span><text:span text:style-name="T33"> </text:span><text:span text:style-name="T33">queries</text:span><text:span text:style-name="T33">; </text:span><text:span text:style-name="T33">removes</text:span><text:span text:style-name="T33"> </text:span><text:span text:style-name="T33">the</text:span><text:span text:style-name="T33"> </text:span><text:span text:style-name="T33">cache</text:span><text:span text:style-name="T33"> </text:span><text:span text:style-name="T33">property</text:span><text:span text:style-name="T33"> </text:span><text:span text:style-name="T33">from</text:span><text:span text:style-name="T33"> </text:span><text:span text:style-name="T33">retrieved</text:span><text:span text:style-name="T33"> </text:span><text:span text:style-name="T33">DB</text:span><text:span text:style-name="T33"> </text:span><text:span text:style-name="T33">object</text:span></text:p>
            </text:list-item>
            <text:list-item>
              <text:p text:style-name="P187"><text:span text:style-name="T33">CompleteObject</text:span><text:span text:style-name="T33"> </text:span><text:span text:style-name="T33">loaded</text:span><text:span text:style-name="T33"> </text:span><text:span text:style-name="T33">from</text:span><text:span text:style-name="T33"> </text:span><text:span text:style-name="T33">menu</text:span><text:span text:style-name="T33">/</text:span><text:span text:style-name="T33">url</text:span></text:p>
            </text:list-item>
            <text:list-item>
              <text:p text:style-name="P187"><text:span text:style-name="T33">complete</text:span><text:span text:style-name="T33"> </text:span><text:span text:style-name="T33">object</text:span><text:span text:style-name="T33"> </text:span><text:span text:style-name="T33">manipulation</text:span><text:span text:style-name="T33"> </text:span><text:span text:style-name="T33">unit</text:span><text:span text:style-name="T33"> </text:span><text:span text:style-name="T33">tests</text:span></text:p>
            </text:list-item>
            <text:list-item>
              <text:p text:style-name="P187"><text:span text:style-name="T30">fix</text:span><text:span text:style-name="T30"> </text:span><text:span text:style-name="T30">the</text:span><text:span text:style-name="T30"> </text:span><text:span text:style-name="T30">matching</text:span><text:span text:style-name="T30"> </text:span><text:span text:style-name="T30">plugins</text:span><text:span text:style-name="T30">, </text:span><text:span text:style-name="T30">for</text:span><text:span text:style-name="T30"> </text:span><text:span text:style-name="T30">basic</text:span><text:span text:style-name="T30"> </text:span><text:span text:style-name="T30">object</text:span><text:span text:style-name="T30"> </text:span><text:span text:style-name="T30">matching</text:span></text:p>
              <text:list>
                <text:list-item>
                  <text:p text:style-name="P187"><text:span text:style-name="T30">human</text:span><text:span text:style-name="T30"> </text:span><text:span text:style-name="T30">age</text:span><text:span text:style-name="T30"> </text:span><text:span text:style-name="T30">match</text:span></text:p>
                </text:list-item>
                <text:list-item>
                  <text:p text:style-name="P187"><text:span text:style-name="T30">musical</text:span><text:span text:style-name="T30"> </text:span><text:span text:style-name="T30">instrument</text:span><text:span text:style-name="T30"> </text:span><text:span text:style-name="T30">match</text:span></text:p>
                </text:list-item>
              </text:list>
            </text:list-item>
            <text:list-item>
              <text:p text:style-name="P187"><text:span text:style-name="T33">obey</text:span><text:span text:style-name="T33"> </text:span><text:span text:style-name="T33">min</text:span><text:span text:style-name="T33">/</text:span><text:span text:style-name="T33">max</text:span><text:span text:style-name="T33"> </text:span><text:span text:style-name="T33">property</text:span><text:span text:style-name="T33"> </text:span><text:span text:style-name="T33">arity</text:span><text:span text:style-name="T33">, </text:span><text:span text:style-name="T33">affects</text:span><text:span text:style-name="T33"> </text:span><text:span text:style-name="T33">tag</text:span><text:span text:style-name="T33"> </text:span><text:span text:style-name="T33">display</text:span><text:span text:style-name="T33"> </text:span><text:span text:style-name="T33">and</text:span><text:span text:style-name="T33"> </text:span><text:span text:style-name="T33">property</text:span><text:span text:style-name="T33"> </text:span><text:span text:style-name="T33">adding</text:span><text:span text:style-name="T33"> </text:span><text:span text:style-name="T33">behavior</text:span></text:p>
            </text:list-item>
            <text:list-item>
              <text:p text:style-name="P187">on startup, download all of a user’s objects first, then get other objects according to interests and recency. </text:p>
              <text:list>
                <text:list-item>
                  <text:p text:style-name="P187"><text:s/>interest modes:</text:p>
                  <text:list>
                    <text:list-item>
                      <text:p text:style-name="P187">geolocation</text:p>
                    </text:list-item>
                    <text:list-item>
                      <text:p text:style-name="P187">tag vector</text:p>
                    </text:list-item>
                    <text:list-item>
                      <text:p text:style-name="P187"/>
                    </text:list-item>
                  </text:list>
                </text:list-item>
              </text:list>
            </text:list-item>
            <text:list-item>
              <text:p text:style-name="P187">add a restartEvery parameter to plugins to have them stopped and restarted at periodic intervals</text:p>
            </text:list-item>
            <text:list-item>
              <text:p text:style-name="P187">tag recommendations:</text:p>
              <text:list>
                <text:list-item>
                  <text:p text:style-name="P187">stemming on english words</text:p>
                  <text:list>
                    <text:list-item>
                      <text:p text:style-name="P187"><text:a xlink:type="simple" xlink:href="https://github.com/kristopolous/Porter-Stemmer"><text:span text:style-name="T10">https</text:span></text:a><text:a xlink:type="simple" xlink:href="https://github.com/kristopolous/Porter-Stemmer"><text:span text:style-name="T10">://</text:span></text:a><text:a xlink:type="simple" xlink:href="https://github.com/kristopolous/Porter-Stemmer"><text:span text:style-name="T10">github</text:span></text:a><text:a xlink:type="simple" xlink:href="https://github.com/kristopolous/Porter-Stemmer"><text:span text:style-name="T10">.</text:span></text:a><text:a xlink:type="simple" xlink:href="https://github.com/kristopolous/Porter-Stemmer"><text:span text:style-name="T10">com</text:span></text:a><text:a xlink:type="simple" xlink:href="https://github.com/kristopolous/Porter-Stemmer"><text:span text:style-name="T10">/</text:span></text:a><text:a xlink:type="simple" xlink:href="https://github.com/kristopolous/Porter-Stemmer"><text:span text:style-name="T10">kristopolous</text:span></text:a><text:a xlink:type="simple" xlink:href="https://github.com/kristopolous/Porter-Stemmer"><text:span text:style-name="T10">/</text:span></text:a><text:a xlink:type="simple" xlink:href="https://github.com/kristopolous/Porter-Stemmer"><text:span text:style-name="T10">Porter</text:span></text:a><text:a xlink:type="simple" xlink:href="https://github.com/kristopolous/Porter-Stemmer"><text:span text:style-name="T10">-</text:span></text:a><text:a xlink:type="simple" xlink:href="https://github.com/kristopolous/Porter-Stemmer"><text:span text:style-name="T10">Stemmer</text:span></text:a></text:p>
                    </text:list-item>
                  </text:list>
                </text:list-item>
                <text:list-item>
                  <text:p text:style-name="P187">variable score result 0..1.0, indicated with sort order and font size</text:p>
                </text:list-item>
                <text:list-item>
                  <text:p text:style-name="P187">display in bottom section below all tags</text:p>
                </text:list-item>
                <text:list-item>
                  <text:p text:style-name="P187">mouseover indicates reason for selection (can be just “matched keyword” but grow to cover future inference abilities)</text:p>
                </text:list-item>
              </text:list>
            </text:list-item>
            <text:list-item>
              <text:p text:style-name="P187"><text:soft-page-break/><text:span text:style-name="T33">find</text:span><text:span text:style-name="T33"> </text:span><text:span text:style-name="T33">relevant</text:span><text:span text:style-name="T33"> (</text:span><text:span text:style-name="T33">geographically</text:span><text:span text:style-name="T33"> </text:span><text:span text:style-name="T33">near</text:span><text:span text:style-name="T33">) </text:span><text:span text:style-name="T33">objects</text:span><text:span text:style-name="T33"> </text:span><text:span text:style-name="T33">when</text:span><text:span text:style-name="T33"> </text:span><text:span text:style-name="T33">only</text:span><text:span text:style-name="T33"> </text:span><text:span text:style-name="T33">a</text:span><text:span text:style-name="T33"> </text:span><text:span text:style-name="T33">spacepoint</text:span><text:span text:style-name="T33"> </text:span><text:span text:style-name="T33">is</text:span><text:span text:style-name="T33"> </text:span><text:span text:style-name="T33">in</text:span><text:span text:style-name="T33"> (</text:span><text:span text:style-name="T33">edited</text:span><text:span text:style-name="T33">) </text:span><text:span text:style-name="T33">focus</text:span></text:p>
            </text:list-item>
            <text:list-item>
              <text:p text:style-name="P187"><text:span text:style-name="T33">indicate</text:span><text:span text:style-name="T33"> </text:span><text:span text:style-name="T33">when</text:span><text:span text:style-name="T33"> </text:span><text:span text:style-name="T33">the</text:span><text:span text:style-name="T33"> </text:span><text:span text:style-name="T33">DB</text:span><text:span text:style-name="T33"> </text:span><text:span text:style-name="T33">isnt</text:span><text:span text:style-name="T33"> </text:span><text:span text:style-name="T33">running</text:span></text:p>
            </text:list-item>
            <text:list-item>
              <text:p text:style-name="P187"><text:span text:style-name="T33">merge</text:span><text:span text:style-name="T33"> </text:span><text:span text:style-name="T33">properties</text:span><text:span text:style-name="T33"> </text:span><text:span text:style-name="T33">from</text:span><text:span text:style-name="T33"> </text:span><text:span text:style-name="T33">duplicate</text:span><text:span text:style-name="T33"> </text:span><text:span text:style-name="T33">tags</text:span><text:span text:style-name="T33"> </text:span><text:span text:style-name="T33">on</text:span><text:span text:style-name="T33"> </text:span><text:span text:style-name="T33">ontology</text:span><text:span text:style-name="T33"> </text:span><text:span text:style-name="T33">loads</text:span></text:p>
            </text:list-item>
            <text:list-item>
              <text:p text:style-name="P187">outer space aware</text:p>
              <text:list>
                <text:list-item>
                  <text:p text:style-name="P187">time delta + space distance direction altitude</text:p>
                </text:list-item>
                <text:list-item>
                  <text:p text:style-name="P187">example: <text:span text:style-name="T18">1 </text:span><text:span text:style-name="T18">day</text:span><text:span text:style-name="T18"> </text:span><text:span text:style-name="T18">ago</text:span><text:span text:style-name="T18"> | 3.2 </text:span><text:span text:style-name="T18">km</text:span><text:span text:style-name="T18"> </text:span><text:span text:style-name="T18">NW</text:span><text:span text:style-name="T18"> </text:span><text:span text:style-name="T18">up</text:span><text:span text:style-name="T18"> 16.1</text:span><text:span text:style-name="T18">m</text:span></text:p>
                </text:list-item>
              </text:list>
            </text:list-item>
            <text:list-item>
              <text:p text:style-name="P187"><text:span text:style-name="T53">user</text:span><text:span text:style-name="T53"> </text:span><text:span text:style-name="T53">IP</text:span><text:span text:style-name="T53"> -&gt; </text:span><text:span text:style-name="T53">becomes</text:span><text:span text:style-name="T53"> </text:span><text:span text:style-name="T53">a</text:span><text:span text:style-name="T53"> </text:span><text:span text:style-name="T53">known</text:span><text:span text:style-name="T53"> </text:span><text:span text:style-name="T53">IP</text:span><text:span text:style-name="T53"> </text:span><text:span text:style-name="T53">object</text:span><text:span text:style-name="T53"> </text:span><text:span text:style-name="T53">that</text:span><text:span text:style-name="T53"> </text:span><text:span text:style-name="T53">can</text:span><text:span text:style-name="T53"> </text:span><text:span text:style-name="T53">become</text:span><text:span text:style-name="T53"> </text:span><text:span text:style-name="T53">geo</text:span><text:span text:style-name="T53">-</text:span><text:span text:style-name="T53">IP</text:span><text:span text:style-name="T53"> </text:span><text:span text:style-name="T53">resolved</text:span><text:span text:style-name="T53"> </text:span><text:span text:style-name="T53">as</text:span><text:span text:style-name="T53"> </text:span><text:span text:style-name="T53">a</text:span><text:span text:style-name="T53"> “</text:span><text:span text:style-name="T53">location</text:span><text:span text:style-name="T53"> </text:span><text:span text:style-name="T53">of</text:span><text:span text:style-name="T53"> </text:span><text:span text:style-name="T53">interest</text:span><text:span text:style-name="T53">” </text:span><text:span text:style-name="T53">to</text:span><text:span text:style-name="T53"> </text:span><text:span text:style-name="T53">ponder</text:span><text:span text:style-name="T53"> </text:span><text:span text:style-name="T53">inference</text:span><text:span text:style-name="T53"> </text:span><text:span text:style-name="T53">results</text:span></text:p>
            </text:list-item>
            <text:list-item>
              <text:p text:style-name="P187"><text:span text:style-name="T53">mousewheel</text:span><text:span text:style-name="T53"> </text:span><text:span text:style-name="T53">on</text:span><text:span text:style-name="T53"> </text:span><text:span text:style-name="T53">applied</text:span><text:span text:style-name="T53"> </text:span><text:span text:style-name="T53">Tag</text:span><text:span text:style-name="T53"> </text:span><text:span text:style-name="T53">to</text:span><text:span text:style-name="T53"> </text:span><text:span text:style-name="T53">adjust</text:span><text:span text:style-name="T53"> </text:span><text:span text:style-name="T53">strength</text:span><text:span text:style-name="T53">; </text:span><text:span text:style-name="T53">adjusts</text:span><text:span text:style-name="T53"> </text:span><text:span text:style-name="T53">font</text:span><text:span text:style-name="T53">-</text:span><text:span text:style-name="T53">size</text:span><text:span text:style-name="T53"> </text:span><text:span text:style-name="T53">of</text:span><text:span text:style-name="T53"> </text:span><text:span text:style-name="T53">displayed</text:span><text:span text:style-name="T53"> </text:span><text:span text:style-name="T53">applied</text:span><text:span text:style-name="T53"> </text:span><text:span text:style-name="T53">tag</text:span></text:p>
            </text:list-item>
            <text:list-item>
              <text:p text:style-name="P187"><text:span text:style-name="T53">loaded</text:span><text:span text:style-name="T53"> </text:span><text:span text:style-name="T53">and</text:span><text:span text:style-name="T53"> </text:span><text:span text:style-name="T53">unloaded</text:span><text:span text:style-name="T53"> </text:span><text:span text:style-name="T53">plugins</text:span><text:span text:style-name="T53"> </text:span><text:span text:style-name="T53">reified</text:span><text:span text:style-name="T53"> </text:span><text:span text:style-name="T53">as</text:span><text:span text:style-name="T53"> </text:span><text:span text:style-name="T53">objects</text:span><text:span text:style-name="T53"> </text:span><text:span text:style-name="T53">themselves</text:span></text:p>
            </text:list-item>
            <text:list-item>
              <text:p text:style-name="P187"><text:span text:style-name="T53">“</text:span><text:span text:style-name="T53">Forecast</text:span><text:span text:style-name="T53">” </text:span><text:span text:style-name="T53">tag</text:span><text:span text:style-name="T53"> </text:span><text:span text:style-name="T53">modeled</text:span><text:span text:style-name="T53"> </text:span><text:span text:style-name="T53">after</text:span><text:span text:style-name="T53"> </text:span><text:span text:style-name="T53">Foresight</text:span><text:span text:style-name="T53"> </text:span><text:span text:style-name="T53">Engine</text:span></text:p>
              <text:list>
                <text:list-item>
                  <text:p text:style-name="P187"><text:a xlink:type="simple" xlink:href="http://foresight.breakthroughstocures.org/about"><text:span text:style-name="T10">http</text:span></text:a><text:a xlink:type="simple" xlink:href="http://foresight.breakthroughstocures.org/about"><text:span text:style-name="T10">://</text:span></text:a><text:a xlink:type="simple" xlink:href="http://foresight.breakthroughstocures.org/about"><text:span text:style-name="T10">foresight</text:span></text:a><text:a xlink:type="simple" xlink:href="http://foresight.breakthroughstocures.org/about"><text:span text:style-name="T10">.</text:span></text:a><text:a xlink:type="simple" xlink:href="http://foresight.breakthroughstocures.org/about"><text:span text:style-name="T10">breakthroughstocures</text:span></text:a><text:a xlink:type="simple" xlink:href="http://foresight.breakthroughstocures.org/about"><text:span text:style-name="T10">.</text:span></text:a><text:a xlink:type="simple" xlink:href="http://foresight.breakthroughstocures.org/about"><text:span text:style-name="T10">org</text:span></text:a><text:a xlink:type="simple" xlink:href="http://foresight.breakthroughstocures.org/about"><text:span text:style-name="T10">/</text:span></text:a><text:a xlink:type="simple" xlink:href="http://foresight.breakthroughstocures.org/about"><text:span text:style-name="T10">about</text:span></text:a></text:p>
                </text:list-item>
                <text:list-item>
                  <text:p text:style-name="P187"><text:span text:style-name="T54">Then</text:span><text:span text:style-name="T54"> </text:span><text:span text:style-name="T54">they</text:span><text:span text:style-name="T54"> </text:span><text:span text:style-name="T54">play</text:span><text:span text:style-name="T54"> </text:span><text:span text:style-name="T54">cards</text:span><text:span text:style-name="T54">: </text:span><text:span text:style-name="T54">Twitter</text:span><text:span text:style-name="T54">-</text:span><text:span text:style-name="T54">length</text:span><text:span text:style-name="T54"> </text:span><text:span text:style-name="T54">forecasts</text:span><text:span text:style-name="T54"> (140 </text:span><text:span text:style-name="T54">characters</text:span><text:span text:style-name="T54"> </text:span><text:span text:style-name="T54">or</text:span><text:span text:style-name="T54"> </text:span><text:span text:style-name="T54">less</text:span><text:span text:style-name="T54">) </text:span><text:span text:style-name="T54">that</text:span><text:span text:style-name="T54"> </text:span><text:span text:style-name="T54">represent</text:span><text:span text:style-name="T54"> </text:span><text:span text:style-name="T54">their</text:span><text:span text:style-name="T54"> </text:span><text:span text:style-name="T54">best</text:span><text:span text:style-name="T54"> </text:span><text:span text:style-name="T54">thinking</text:span><text:span text:style-name="T54">. </text:span><text:span text:style-name="T54">They</text:span><text:span text:style-name="T54"> </text:span><text:span text:style-name="T54">can</text:span><text:span text:style-name="T54"> </text:span><text:span text:style-name="T54">start</text:span><text:span text:style-name="T54"> </text:span><text:span text:style-name="T54">a</text:span><text:span text:style-name="T54"> </text:span><text:span text:style-name="T54">chain</text:span><text:span text:style-name="T54"> </text:span><text:span text:style-name="T54">of</text:span><text:span text:style-name="T54"> </text:span><text:span text:style-name="T54">cards</text:span><text:span text:style-name="T54"> </text:span><text:span text:style-name="T54">or</text:span><text:span text:style-name="T54"> </text:span><text:span text:style-name="T54">they</text:span><text:span text:style-name="T54"> </text:span><text:span text:style-name="T54">can</text:span><text:span text:style-name="T54"> </text:span><text:span text:style-name="T54">build</text:span><text:span text:style-name="T54"> </text:span><text:span text:style-name="T54">on</text:span><text:span text:style-name="T54"> </text:span><text:span text:style-name="T54">cards</text:span><text:span text:style-name="T54"> </text:span><text:span text:style-name="T54">that</text:span><text:span text:style-name="T54"> </text:span><text:span text:style-name="T54">others</text:span><text:span text:style-name="T54"> </text:span><text:span text:style-name="T54">play</text:span><text:span text:style-name="T54">. </text:span></text:p>
                </text:list-item>
                <text:list-item>
                  <text:p text:style-name="P187"><text:span text:style-name="T54">A</text:span><text:span text:style-name="T54"> </text:span><text:span text:style-name="T54">card</text:span><text:span text:style-name="T54"> </text:span><text:span text:style-name="T54">is</text:span><text:span text:style-name="T54"> </text:span><text:span text:style-name="T54">an</text:span><text:span text:style-name="T54"> </text:span><text:span text:style-name="T54">idea</text:span><text:span text:style-name="T54"> </text:span><text:span text:style-name="T54">about</text:span><text:span text:style-name="T54"> </text:span><text:span text:style-name="T54">the</text:span><text:span text:style-name="T54"> </text:span><text:span text:style-name="T54">future</text:span><text:span text:style-name="T54">. </text:span><text:span text:style-name="T54">Your</text:span><text:span text:style-name="T54"> </text:span><text:span text:style-name="T54">first</text:span><text:span text:style-name="T54"> </text:span><text:span text:style-name="T54">card</text:span><text:span text:style-name="T54"> </text:span><text:span text:style-name="T54">is</text:span><text:span text:style-name="T54"> </text:span><text:span text:style-name="T54">either</text:span><text:span text:style-name="T54"> “</text:span><text:span text:style-name="T54">positive</text:span><text:span text:style-name="T54"> </text:span><text:span text:style-name="T54">imagination</text:span><text:span text:style-name="T54">” — </text:span><text:span text:style-name="T54">something</text:span><text:span text:style-name="T54"> </text:span><text:span text:style-name="T54">good</text:span><text:span text:style-name="T54"> </text:span><text:span text:style-name="T54">that</text:span><text:span text:style-name="T54"> </text:span><text:span text:style-name="T54">we</text:span><text:span text:style-name="T54"> </text:span><text:span text:style-name="T54">could</text:span><text:span text:style-name="T54"> </text:span><text:span text:style-name="T54">do</text:span><text:span text:style-name="T54"> </text:span><text:span text:style-name="T54">in</text:span><text:span text:style-name="T54"> </text:span><text:span text:style-name="T54">the</text:span><text:span text:style-name="T54"> </text:span><text:span text:style-name="T54">future</text:span><text:span text:style-name="T54"> </text:span><text:span text:style-name="T54">scenario</text:span><text:span text:style-name="T54"> — </text:span><text:span text:style-name="T54">or</text:span><text:span text:style-name="T54"> “</text:span><text:span text:style-name="T54">dark</text:span><text:span text:style-name="T54"> </text:span><text:span text:style-name="T54">imagination</text:span><text:span text:style-name="T54">” — </text:span><text:span text:style-name="T54">a</text:span><text:span text:style-name="T54"> </text:span><text:span text:style-name="T54">challenge</text:span><text:span text:style-name="T54"> </text:span><text:span text:style-name="T54">or</text:span><text:span text:style-name="T54"> </text:span><text:span text:style-name="T54">obstacle</text:span><text:span text:style-name="T54"> </text:span><text:span text:style-name="T54">that</text:span><text:span text:style-name="T54"> </text:span><text:span text:style-name="T54">might</text:span><text:span text:style-name="T54"> </text:span><text:span text:style-name="T54">stand</text:span><text:span text:style-name="T54"> </text:span><text:span text:style-name="T54">in</text:span><text:span text:style-name="T54"> </text:span><text:span text:style-name="T54">our</text:span><text:span text:style-name="T54"> </text:span><text:span text:style-name="T54">way</text:span><text:span text:style-name="T54">. </text:span><text:span text:style-name="T54">If</text:span><text:span text:style-name="T54"> </text:span><text:span text:style-name="T54">you</text:span><text:span text:style-name="T54">’</text:span><text:span text:style-name="T54">re</text:span><text:span text:style-name="T54"> </text:span><text:span text:style-name="T54">optimistic</text:span><text:span text:style-name="T54">, </text:span><text:span text:style-name="T54">play</text:span><text:span text:style-name="T54"> </text:span><text:span text:style-name="T54">a</text:span><text:span text:style-name="T54"> </text:span><text:span text:style-name="T54">positive</text:span><text:span text:style-name="T54"> </text:span><text:span text:style-name="T54">imagination</text:span><text:span text:style-name="T54"> </text:span><text:span text:style-name="T54">card</text:span><text:span text:style-name="T54">. </text:span><text:span text:style-name="T54">If</text:span><text:span text:style-name="T54"> </text:span><text:span text:style-name="T54">you</text:span><text:span text:style-name="T54">’</text:span><text:span text:style-name="T54">re</text:span><text:span text:style-name="T54"> </text:span><text:span text:style-name="T54">pessimistic</text:span><text:span text:style-name="T54">, </text:span><text:span text:style-name="T54">play</text:span><text:span text:style-name="T54"> </text:span><text:span text:style-name="T54">a</text:span><text:span text:style-name="T54"> </text:span><text:span text:style-name="T54">dark</text:span><text:span text:style-name="T54"> </text:span><text:span text:style-name="T54">imagination</text:span><text:span text:style-name="T54"> </text:span><text:span text:style-name="T54">card</text:span><text:span text:style-name="T54">. </text:span><text:span text:style-name="T54">And</text:span><text:span text:style-name="T54"> </text:span><text:span text:style-name="T54">if</text:span><text:span text:style-name="T54"> </text:span><text:span text:style-name="T54">you</text:span><text:span text:style-name="T54"> </text:span><text:span text:style-name="T54">can</text:span><text:span text:style-name="T54"> </text:span><text:span text:style-name="T54">picture</text:span><text:span text:style-name="T54"> </text:span><text:span text:style-name="T54">both</text:span><text:span text:style-name="T54"> </text:span><text:span text:style-name="T54">positive</text:span><text:span text:style-name="T54"> </text:span><text:span text:style-name="T54">and</text:span><text:span text:style-name="T54"> </text:span><text:span text:style-name="T54">dark</text:span><text:span text:style-name="T54"> </text:span><text:span text:style-name="T54">outcomes</text:span><text:span text:style-name="T54">, </text:span><text:span text:style-name="T54">then</text:span><text:span text:style-name="T54"> </text:span><text:span text:style-name="T54">play</text:span><text:span text:style-name="T54"> </text:span><text:span text:style-name="T54">one</text:span><text:span text:style-name="T54"> </text:span><text:span text:style-name="T54">of</text:span><text:span text:style-name="T54"> </text:span><text:span text:style-name="T54">each</text:span><text:span text:style-name="T54">!</text:span></text:p>
                </text:list-item>
                <text:list-item>
                  <text:p text:style-name="P187"><text:span text:style-name="T54">Check</text:span><text:span text:style-name="T54"> </text:span><text:span text:style-name="T54">out</text:span><text:span text:style-name="T54"> </text:span><text:a xlink:type="simple" xlink:href="http://foresight.breakthroughstocures.org/dashboard"><text:span text:style-name="T55">the</text:span></text:a><text:a xlink:type="simple" xlink:href="http://foresight.breakthroughstocures.org/dashboard"><text:span text:style-name="T55"> </text:span></text:a><text:a xlink:type="simple" xlink:href="http://foresight.breakthroughstocures.org/dashboard"><text:span text:style-name="T55">ideas</text:span></text:a><text:a xlink:type="simple" xlink:href="http://foresight.breakthroughstocures.org/dashboard"><text:span text:style-name="T55"> </text:span></text:a><text:a xlink:type="simple" xlink:href="http://foresight.breakthroughstocures.org/dashboard"><text:span text:style-name="T55">created</text:span></text:a><text:a xlink:type="simple" xlink:href="http://foresight.breakthroughstocures.org/dashboard"><text:span text:style-name="T55"> </text:span></text:a><text:a xlink:type="simple" xlink:href="http://foresight.breakthroughstocures.org/dashboard"><text:span text:style-name="T55">by</text:span></text:a><text:a xlink:type="simple" xlink:href="http://foresight.breakthroughstocures.org/dashboard"><text:span text:style-name="T55"> </text:span></text:a><text:a xlink:type="simple" xlink:href="http://foresight.breakthroughstocures.org/dashboard"><text:span text:style-name="T55">other</text:span></text:a><text:a xlink:type="simple" xlink:href="http://foresight.breakthroughstocures.org/dashboard"><text:span text:style-name="T55"> </text:span></text:a><text:a xlink:type="simple" xlink:href="http://foresight.breakthroughstocures.org/dashboard"><text:span text:style-name="T55">players</text:span></text:a><text:a xlink:type="simple" xlink:href="http://foresight.breakthroughstocures.org/dashboard"><text:span text:style-name="T55">!</text:span></text:a><text:span text:style-name="T54"> </text:span><text:span text:style-name="T54">Look</text:span><text:span text:style-name="T54"> </text:span><text:span text:style-name="T54">for</text:span><text:span text:style-name="T54"> </text:span><text:span text:style-name="T54">cards</text:span><text:span text:style-name="T54"> </text:span><text:span text:style-name="T54">that</text:span><text:span text:style-name="T54"> </text:span><text:span text:style-name="T54">really</text:span><text:span text:style-name="T54"> </text:span><text:span text:style-name="T54">catch</text:span><text:span text:style-name="T54"> </text:span><text:span text:style-name="T54">your</text:span><text:span text:style-name="T54"> </text:span><text:span text:style-name="T54">eye</text:span><text:span text:style-name="T54"> — </text:span><text:span text:style-name="T54">and</text:span><text:span text:style-name="T54"> </text:span><text:span text:style-name="T54">then</text:span><text:span text:style-name="T54"> </text:span><text:span text:style-name="T54">take</text:span><text:span text:style-name="T54"> </text:span><text:span text:style-name="T54">them</text:span><text:span text:style-name="T54"> </text:span><text:span text:style-name="T54">one</text:span><text:span text:style-name="T54"> </text:span><text:span text:style-name="T54">step</text:span><text:span text:style-name="T54"> </text:span><text:span text:style-name="T54">further</text:span><text:span text:style-name="T54">, </text:span><text:span text:style-name="T54">in</text:span><text:span text:style-name="T54"> </text:span><text:span text:style-name="T54">one</text:span><text:span text:style-name="T54"> </text:span><text:span text:style-name="T54">of</text:span><text:span text:style-name="T54"> </text:span><text:span text:style-name="T54">four</text:span><text:span text:style-name="T54"> </text:span><text:span text:style-name="T54">possible</text:span><text:span text:style-name="T54"> </text:span><text:span text:style-name="T54">directions</text:span><text:span text:style-name="T54">.</text:span></text:p>
                  <text:list>
                    <text:list-item>
                      <text:p text:style-name="P187"><text:span text:style-name="T54">No</text:span><text:span text:style-name="T54"> </text:span><text:span text:style-name="T54">way</text:span><text:span text:style-name="T54">!” </text:span><text:span text:style-name="T54">If</text:span><text:span text:style-name="T54"> </text:span><text:span text:style-name="T54">you</text:span><text:span text:style-name="T54"> </text:span><text:span text:style-name="T54">disagree</text:span><text:span text:style-name="T54">, </text:span><text:span text:style-name="T54">play</text:span><text:span text:style-name="T54"> </text:span><text:span text:style-name="T54">an</text:span><text:span text:style-name="T54"> </text:span><text:span text:style-name="T54">antagonism</text:span><text:span text:style-name="T54"> </text:span><text:span text:style-name="T54">card</text:span><text:span text:style-name="T54">.</text:span></text:p>
                    </text:list-item>
                    <text:list-item>
                      <text:p text:style-name="P187"><text:span text:style-name="T54">“</text:span><text:span text:style-name="T54">Yes</text:span><text:span text:style-name="T54">! </text:span><text:span text:style-name="T54">And</text:span><text:span text:style-name="T54">…” </text:span><text:span text:style-name="T54">If</text:span><text:span text:style-name="T54"> </text:span><text:span text:style-name="T54">you</text:span><text:span text:style-name="T54"> </text:span><text:span text:style-name="T54">agree</text:span><text:span text:style-name="T54">, </text:span><text:span text:style-name="T54">play</text:span><text:span text:style-name="T54"> </text:span><text:span text:style-name="T54">a</text:span><text:span text:style-name="T54"> </text:span><text:span text:style-name="T54">momentum</text:span><text:span text:style-name="T54"> </text:span><text:span text:style-name="T54">card</text:span><text:span text:style-name="T54">.</text:span></text:p>
                    </text:list-item>
                    <text:list-item>
                      <text:p text:style-name="P187"><text:span text:style-name="T54">“</text:span><text:span text:style-name="T54">Yes</text:span><text:span text:style-name="T54">! </text:span><text:span text:style-name="T54">But</text:span><text:span text:style-name="T54">…” </text:span><text:span text:style-name="T54">If</text:span><text:span text:style-name="T54"> </text:span><text:span text:style-name="T54">you</text:span><text:span text:style-name="T54"> </text:span><text:span text:style-name="T54">agree</text:span><text:span text:style-name="T54">, </text:span><text:span text:style-name="T54">but</text:span><text:span text:style-name="T54"> </text:span><text:span text:style-name="T54">if</text:span><text:span text:style-name="T54"> </text:span><text:span text:style-name="T54">you</text:span><text:span text:style-name="T54"> </text:span><text:span text:style-name="T54">can</text:span><text:span text:style-name="T54"> </text:span><text:span text:style-name="T54">imagine</text:span><text:span text:style-name="T54"> </text:span><text:span text:style-name="T54">the</text:span><text:span text:style-name="T54"> </text:span><text:span text:style-name="T54">idea</text:span><text:span text:style-name="T54"> </text:span><text:span text:style-name="T54">playing</text:span><text:span text:style-name="T54"> </text:span><text:span text:style-name="T54">out</text:span><text:span text:style-name="T54"> </text:span><text:span text:style-name="T54">differently</text:span><text:span text:style-name="T54"> </text:span><text:span text:style-name="T54">in</text:span><text:span text:style-name="T54"> </text:span><text:span text:style-name="T54">your</text:span><text:span text:style-name="T54"> </text:span><text:span text:style-name="T54">field</text:span><text:span text:style-name="T54"> </text:span><text:span text:style-name="T54">or</text:span><text:span text:style-name="T54"> </text:span><text:span text:style-name="T54">part</text:span><text:span text:style-name="T54"> </text:span><text:span text:style-name="T54">of</text:span><text:span text:style-name="T54"> </text:span><text:span text:style-name="T54">the</text:span><text:span text:style-name="T54"> </text:span><text:span text:style-name="T54">world</text:span><text:span text:style-name="T54">, </text:span><text:span text:style-name="T54">play</text:span><text:span text:style-name="T54"> </text:span><text:span text:style-name="T54">an</text:span><text:span text:style-name="T54"> </text:span><text:span text:style-name="T54">adaptation</text:span><text:span text:style-name="T54"> </text:span><text:span text:style-name="T54">card</text:span><text:span text:style-name="T54">.</text:span></text:p>
                    </text:list-item>
                    <text:list-item>
                      <text:p text:style-name="P187"><text:span text:style-name="T54">“</text:span><text:span text:style-name="T54">Hmmm</text:span><text:span text:style-name="T54">…” </text:span><text:span text:style-name="T54">If</text:span><text:span text:style-name="T54"> </text:span><text:span text:style-name="T54">you</text:span><text:span text:style-name="T54"> </text:span><text:span text:style-name="T54">have</text:span><text:span text:style-name="T54"> </text:span><text:span text:style-name="T54">a</text:span><text:span text:style-name="T54"> </text:span><text:span text:style-name="T54">follow</text:span><text:span text:style-name="T54">-</text:span><text:span text:style-name="T54">up</text:span><text:span text:style-name="T54"> </text:span><text:span text:style-name="T54">question</text:span><text:span text:style-name="T54">, </text:span><text:span text:style-name="T54">play</text:span><text:span text:style-name="T54"> </text:span><text:span text:style-name="T54">an</text:span><text:span text:style-name="T54"> </text:span><text:span text:style-name="T54">investigation</text:span><text:span text:style-name="T54"> </text:span><text:span text:style-name="T54">card</text:span><text:span text:style-name="T54">.</text:span></text:p>
                    </text:list-item>
                  </text:list>
                </text:list-item>
              </text:list>
            </text:list-item>
            <text:list-item>
              <text:p text:style-name="P187"><text:span text:style-name="T53">make</text:span><text:span text:style-name="T53"> </text:span><text:span text:style-name="T53">cortexit</text:span><text:span text:style-name="T53">.</text:span><text:span text:style-name="T53">js</text:span><text:span text:style-name="T53"> </text:span><text:span text:style-name="T53">optional</text:span><text:span text:style-name="T53"> </text:span><text:span text:style-name="T53">using</text:span><text:span text:style-name="T53"> </text:span><text:span text:style-name="T53">try</text:span><text:span text:style-name="T53">/</text:span><text:span text:style-name="T53">catch</text:span><text:span text:style-name="T53"> </text:span><text:span text:style-name="T53">on</text:span><text:span text:style-name="T53"> </text:span><text:span text:style-name="T53">module</text:span><text:span text:style-name="T53"> </text:span><text:span text:style-name="T53">require</text:span></text:p>
            </text:list-item>
            <text:list-item>
              <text:p text:style-name="P187"><text:span text:style-name="T53">completely</text:span><text:span text:style-name="T53"> </text:span><text:span text:style-name="T53">modularize</text:span><text:span text:style-name="T53"> </text:span><text:span text:style-name="T53">the</text:span><text:span text:style-name="T53"> </text:span><text:span text:style-name="T53">focus</text:span><text:span text:style-name="T53"> </text:span><text:span text:style-name="T53">and</text:span><text:span text:style-name="T53"> </text:span><text:span text:style-name="T53">view</text:span><text:span text:style-name="T53"> </text:span><text:span text:style-name="T53">system</text:span><text:span text:style-name="T53">, </text:span><text:span text:style-name="T53">to</text:span><text:span text:style-name="T53"> </text:span><text:span text:style-name="T53">include</text:span><text:span text:style-name="T53"> </text:span><text:span text:style-name="T53">a</text:span><text:span text:style-name="T53"> ‘</text:span><text:span text:style-name="T53">canView</text:span><text:span text:style-name="T53">(</text:span><text:span text:style-name="T53">x</text:span><text:span text:style-name="T53">)’ </text:span><text:span text:style-name="T53">function</text:span><text:span text:style-name="T53"> </text:span><text:span text:style-name="T53">to</text:span><text:span text:style-name="T53"> </text:span><text:span text:style-name="T53">determine</text:span><text:span text:style-name="T53"> </text:span><text:span text:style-name="T53">whether</text:span><text:span text:style-name="T53"> </text:span><text:span text:style-name="T53">view</text:span><text:span text:style-name="T53"> </text:span><text:span text:style-name="T53">is</text:span><text:span text:style-name="T53"> </text:span><text:span text:style-name="T53">applicable</text:span><text:span text:style-name="T53"> </text:span><text:span text:style-name="T53">to</text:span><text:span text:style-name="T53"> </text:span><text:span text:style-name="T53">focused</text:span><text:span text:style-name="T53"> </text:span><text:span text:style-name="T53">object</text:span><text:span text:style-name="T53">, </text:span><text:span text:style-name="T53">whether</text:span><text:span text:style-name="T53"> </text:span><text:span text:style-name="T53">it</text:span><text:span text:style-name="T53"> </text:span><text:span text:style-name="T53">is</text:span><text:span text:style-name="T53"> </text:span><text:span text:style-name="T53">a</text:span><text:span text:style-name="T53"> </text:span><text:span text:style-name="T53">single</text:span><text:span text:style-name="T53"> </text:span><text:span text:style-name="T53">object</text:span><text:span text:style-name="T53"> </text:span><text:span text:style-name="T53">or</text:span><text:span text:style-name="T53"> </text:span><text:span text:style-name="T53">a</text:span><text:span text:style-name="T53"> </text:span><text:span text:style-name="T53">collection</text:span><text:span text:style-name="T53"> (</text:span><text:span text:style-name="T53">array</text:span><text:span text:style-name="T53">)</text:span></text:p>
            </text:list-item>
            <text:list-item>
              <text:p text:style-name="P187">object properties</text:p>
              <text:list>
                <text:list-item>
                  <text:p text:style-name="P187">shown in graph view as edges</text:p>
                </text:list-item>
              </text:list>
            </text:list-item>
            <text:list-item>
              <text:p text:style-name="P187"><text:span text:style-name="T33">remove</text:span><text:span text:style-name="T33"> </text:span><text:span text:style-name="T33">text</text:span><text:span text:style-name="T33"> </text:span><text:span text:style-name="T33">display</text:span><text:span text:style-name="T33"> </text:span><text:span text:style-name="T33">of</text:span><text:span text:style-name="T33"> </text:span><text:span text:style-name="T33">name</text:span><text:span text:style-name="T33"> </text:span><text:span text:style-name="T33">in</text:span><text:span text:style-name="T33"> </text:span><text:span text:style-name="T33">message</text:span><text:span text:style-name="T33">, </text:span><text:span text:style-name="T33">just</text:span><text:span text:style-name="T33"> </text:span><text:span text:style-name="T33">add</text:span><text:span text:style-name="T33"> ‘</text:span><text:span text:style-name="T33">title</text:span><text:span text:style-name="T33">=’ </text:span><text:span text:style-name="T33">to</text:span><text:span text:style-name="T33"> </text:span><text:span text:style-name="T33">displayed</text:span><text:span text:style-name="T33"> </text:span><text:span text:style-name="T33">avatar</text:span><text:span text:style-name="T33"> </text:span><text:span text:style-name="T33">icon</text:span></text:p>
            </text:list-item>
            <text:list-item>
              <text:p text:style-name="P187"><text:span text:style-name="T33">add</text:span><text:span text:style-name="T33"> ‘(</text:span><text:span text:style-name="T33">Me</text:span><text:span text:style-name="T33">)’ </text:span><text:span text:style-name="T33">to</text:span><text:span text:style-name="T33"> </text:span><text:span text:style-name="T33">a</text:span><text:span text:style-name="T33"> </text:span><text:span text:style-name="T33">displayed</text:span><text:span text:style-name="T33"> </text:span><text:span text:style-name="T33">Self</text:span><text:span text:style-name="T33"> </text:span><text:span text:style-name="T33">object</text:span><text:span text:style-name="T33"> </text:span><text:span text:style-name="T33">that</text:span><text:span text:style-name="T33"> </text:span><text:span text:style-name="T33">matches</text:span><text:span text:style-name="T33"> </text:span><text:span text:style-name="T33">clientID</text:span></text:p>
            </text:list-item>
            <text:list-item>
              <text:p text:style-name="P187"><text:span text:style-name="T33">team</text:span><text:span text:style-name="T33"> </text:span><text:span text:style-name="T33">focus</text:span><text:span text:style-name="T33"> </text:span><text:span text:style-name="T33">w</text:span><text:span text:style-name="T33">/ </text:span><text:span text:style-name="T33">filter</text:span><text:span text:style-name="T33"> </text:span><text:span text:style-name="T33">for</text:span><text:span text:style-name="T33"> </text:span><text:span text:style-name="T33">individual</text:span><text:span text:style-name="T33"> </text:span><text:span text:style-name="T33">authors</text:span></text:p>
              <text:list>
                <text:list-item>
                  <text:p text:style-name="P187"><text:span text:style-name="T33">private</text:span><text:span text:style-name="T33"> </text:span><text:span text:style-name="T33">message</text:span></text:p>
                </text:list-item>
                <text:list-item>
                  <text:p text:style-name="P187"><text:span text:style-name="T33">private</text:span><text:span text:style-name="T33"> </text:span><text:span text:style-name="T33">video</text:span><text:span text:style-name="T33"> </text:span><text:span text:style-name="T33">conference</text:span></text:p>
                </text:list-item>
                <text:list-item>
                  <text:p text:style-name="P187"><text:span text:style-name="T33">“</text:span><text:span text:style-name="T33">pay</text:span><text:span text:style-name="T33">...”</text:span></text:p>
                </text:list-item>
                <text:list-item>
                  <text:p text:style-name="P187"><text:span text:style-name="T33">trust</text:span><text:span text:style-name="T33">: </text:span><text:span text:style-name="T33">unknown</text:span></text:p>
                </text:list-item>
                <text:list-item>
                  <text:p text:style-name="P187"><text:span text:style-name="T33">last</text:span><text:span text:style-name="T33"> </text:span><text:span text:style-name="T33">activity</text:span><text:span text:style-name="T33">: </text:span><text:span text:style-name="T33">unknown</text:span></text:p>
                </text:list-item>
              </text:list>
            </text:list-item>
            <text:list-item>
              <text:p text:style-name="P187"><text:span text:style-name="T33">cloning</text:span><text:span text:style-name="T33"> </text:span><text:span text:style-name="T33">adds</text:span><text:span text:style-name="T33"> ‘</text:span><text:span text:style-name="T33">clonedFrom</text:span><text:span text:style-name="T33">:’ </text:span><text:span text:style-name="T33">field</text:span></text:p>
            </text:list-item>
            <text:list-item>
              <text:p text:style-name="P187"><text:span text:style-name="T33">“</text:span><text:span text:style-name="T33">Understand</text:span><text:span text:style-name="T33">” </text:span><text:span text:style-name="T33">focus</text:span><text:span text:style-name="T33"> - </text:span><text:span text:style-name="T33">natural</text:span><text:span text:style-name="T33"> </text:span><text:span text:style-name="T33">language</text:span><text:span text:style-name="T33"> </text:span><text:span text:style-name="T33">input</text:span><text:span text:style-name="T33"> </text:span><text:span text:style-name="T33">w</text:span><text:span text:style-name="T33">/ </text:span><text:span text:style-name="T33">iterative</text:span><text:span text:style-name="T33"> </text:span><text:span text:style-name="T33">disambiguation</text:span><text:span text:style-name="T33"> </text:span><text:span text:style-name="T33">per</text:span><text:span text:style-name="T33"> </text:span><text:span text:style-name="T33">sentence</text:span></text:p>
            </text:list-item>
            <text:list-item>
              <text:p text:style-name="P187"><text:soft-page-break/><text:span text:style-name="T33">initMiniMap</text:span><text:span text:style-name="T33">() - </text:span><text:span text:style-name="T33">should</text:span><text:span text:style-name="T33"> </text:span><text:span text:style-name="T33">use</text:span><text:span text:style-name="T33"> </text:span><text:span text:style-name="T33">self</text:span><text:span text:style-name="T33">’</text:span><text:span text:style-name="T33">s</text:span><text:span text:style-name="T33"> </text:span><text:span text:style-name="T33">geolocation</text:span><text:span text:style-name="T33"> </text:span><text:span text:style-name="T33">as</text:span><text:span text:style-name="T33"> </text:span><text:span text:style-name="T33">default</text:span><text:span text:style-name="T33"> </text:span><text:span text:style-name="T33">starting</text:span><text:span text:style-name="T33"> </text:span><text:span text:style-name="T33">position</text:span></text:p>
            </text:list-item>
            <text:list-item>
              <text:p text:style-name="P187"><text:a xlink:type="simple" xlink:href="http://www.appelsiini.net/projects/jeditable"><text:span text:style-name="T10">http</text:span></text:a><text:a xlink:type="simple" xlink:href="http://www.appelsiini.net/projects/jeditable"><text:span text:style-name="T10">://</text:span></text:a><text:a xlink:type="simple" xlink:href="http://www.appelsiini.net/projects/jeditable"><text:span text:style-name="T10">www</text:span></text:a><text:a xlink:type="simple" xlink:href="http://www.appelsiini.net/projects/jeditable"><text:span text:style-name="T10">.</text:span></text:a><text:a xlink:type="simple" xlink:href="http://www.appelsiini.net/projects/jeditable"><text:span text:style-name="T10">appelsiini</text:span></text:a><text:a xlink:type="simple" xlink:href="http://www.appelsiini.net/projects/jeditable"><text:span text:style-name="T10">.</text:span></text:a><text:a xlink:type="simple" xlink:href="http://www.appelsiini.net/projects/jeditable"><text:span text:style-name="T10">net</text:span></text:a><text:a xlink:type="simple" xlink:href="http://www.appelsiini.net/projects/jeditable"><text:span text:style-name="T10">/</text:span></text:a><text:a xlink:type="simple" xlink:href="http://www.appelsiini.net/projects/jeditable"><text:span text:style-name="T10">projects</text:span></text:a><text:a xlink:type="simple" xlink:href="http://www.appelsiini.net/projects/jeditable"><text:span text:style-name="T10">/</text:span></text:a><text:a xlink:type="simple" xlink:href="http://www.appelsiini.net/projects/jeditable"><text:span text:style-name="T10">jeditable</text:span></text:a> in-place editing</text:p>
            </text:list-item>
            <text:list-item>
              <text:p text:style-name="P187">proxy file request caching to avoid refetching on repeated or same requests from multiple people</text:p>
            </text:list-item>
            <text:list-item>
              <text:p text:style-name="P187">use default view on startup, don’t leave blank</text:p>
            </text:list-item>
            <text:list-item>
              <text:p text:style-name="P187">“see relevant” item in focus save menu (underneath ‘export’) -&gt; set list semantics to relevance, etc.. update view</text:p>
            </text:list-item>
            <text:list-item>
              <text:p text:style-name="P187">“team” main menu link = relevant to “user” = /tag/general.User</text:p>
            </text:list-item>
            <text:list-item>
              <text:p text:style-name="P187">tag cloud in report with links to /tag/*</text:p>
            </text:list-item>
            <text:list-item>
              <text:p text:style-name="P187">layouts:</text:p>
              <text:list>
                <text:list-item>
                  <text:p text:style-name="P187">hide / minimize / maximize (like blogger) focus section</text:p>
                </text:list-item>
              </text:list>
            </text:list-item>
            <text:list-item>
              <text:p text:style-name="P187">themes</text:p>
              <text:list>
                <text:list-item>
                  <text:p text:style-name="P187">styling of tag buttons both in focus editor and in object view to resemble each other</text:p>
                </text:list-item>
                <text:list-item>
                  <text:p text:style-name="P187">...automatically download and install css/bootstrap themes?</text:p>
                </text:list-item>
                <text:list-item>
                  <text:p text:style-name="P187">sounds?</text:p>
                </text:list-item>
              </text:list>
            </text:list-item>
            <text:list-item>
              <text:p text:style-name="P187">ontology search: include matches for tags and properties, their names and descriptions</text:p>
            </text:list-item>
            <text:list-item>
              <text:p text:style-name="P187">“traveling mode“ and advanced location settings, including basic location selector modal dialog</text:p>
            </text:list-item>
            <text:list-item>
              <text:p text:style-name="P187">_.extend() objects with utility methods</text:p>
            </text:list-item>
            <text:list-item>
              <text:p text:style-name="P187">focus/popup a specific object, fullscreen</text:p>
            </text:list-item>
            <text:list-item>
              <text:p text:style-name="P187">{Live update | Pagination} modes</text:p>
            </text:list-item>
            <text:list-item>
              <text:p text:style-name="P187">Relevance highlights tag button widgets (which are used in both focus editor and object viewer)</text:p>
            </text:list-item>
            <text:list-item>
              <text:p text:style-name="P187">fontsize adjust slider(s)</text:p>
            </text:list-item>
            <text:list-item>
              <text:p text:style-name="P187"><text:a xlink:type="simple" xlink:href="https://github.com/jquery/globalize"><text:span text:style-name="T10">https</text:span></text:a><text:a xlink:type="simple" xlink:href="https://github.com/jquery/globalize"><text:span text:style-name="T10">://</text:span></text:a><text:a xlink:type="simple" xlink:href="https://github.com/jquery/globalize"><text:span text:style-name="T10">github</text:span></text:a><text:a xlink:type="simple" xlink:href="https://github.com/jquery/globalize"><text:span text:style-name="T10">.</text:span></text:a><text:a xlink:type="simple" xlink:href="https://github.com/jquery/globalize"><text:span text:style-name="T10">com</text:span></text:a><text:a xlink:type="simple" xlink:href="https://github.com/jquery/globalize"><text:span text:style-name="T10">/</text:span></text:a><text:a xlink:type="simple" xlink:href="https://github.com/jquery/globalize"><text:span text:style-name="T10">jquery</text:span></text:a><text:a xlink:type="simple" xlink:href="https://github.com/jquery/globalize"><text:span text:style-name="T10">/</text:span></text:a><text:a xlink:type="simple" xlink:href="https://github.com/jquery/globalize"><text:span text:style-name="T10">globalize</text:span></text:a></text:p>
            </text:list-item>
            <text:list-item>
              <text:p text:style-name="P187">text-to-speech</text:p>
            </text:list-item>
            <text:list-item>
              <text:p text:style-name="P187">plugin dependencies</text:p>
            </text:list-item>
            <text:list-item>
              <text:p text:style-name="P187">mobile site (extensive use of modal dialogs and sliding/toggling modes)</text:p>
            </text:list-item>
            <text:list-item>
              <text:p text:style-name="P187">node-inspector for debugging and profiling of node.js server <text:a xlink:type="simple" xlink:href="https://github.com/dannycoates/node-inspector"><text:span text:style-name="T10">https</text:span></text:a><text:a xlink:type="simple" xlink:href="https://github.com/dannycoates/node-inspector"><text:span text:style-name="T10">://</text:span></text:a><text:a xlink:type="simple" xlink:href="https://github.com/dannycoates/node-inspector"><text:span text:style-name="T10">github</text:span></text:a><text:a xlink:type="simple" xlink:href="https://github.com/dannycoates/node-inspector"><text:span text:style-name="T10">.</text:span></text:a><text:a xlink:type="simple" xlink:href="https://github.com/dannycoates/node-inspector"><text:span text:style-name="T10">com</text:span></text:a><text:a xlink:type="simple" xlink:href="https://github.com/dannycoates/node-inspector"><text:span text:style-name="T10">/</text:span></text:a><text:a xlink:type="simple" xlink:href="https://github.com/dannycoates/node-inspector"><text:span text:style-name="T10">dannycoates</text:span></text:a><text:a xlink:type="simple" xlink:href="https://github.com/dannycoates/node-inspector"><text:span text:style-name="T10">/</text:span></text:a><text:a xlink:type="simple" xlink:href="https://github.com/dannycoates/node-inspector"><text:span text:style-name="T10">node</text:span></text:a><text:a xlink:type="simple" xlink:href="https://github.com/dannycoates/node-inspector"><text:span text:style-name="T10">-</text:span></text:a><text:a xlink:type="simple" xlink:href="https://github.com/dannycoates/node-inspector"><text:span text:style-name="T10">inspector</text:span></text:a></text:p>
            </text:list-item>
            <text:list-item>
              <text:p text:style-name="P187">popup/tooltip wikipedia mobile view for annotated terms. ex: “Food” -&gt; en.wikipedia.org/wiki/Food</text:p>
            </text:list-item>
            <text:list-item>
              <text:p text:style-name="P187">modify timeago plugin to display “1.3 days ago” (extra decimal place for increased accuracy) instead of just “1 day ago” and similarly for other larger-than-insignificant measurements</text:p>
            </text:list-item>
            <text:list-item>
              <text:p text:style-name="P187">favorites: keeps attention “pinned” for certain objects at varying levels; ensures they wont be forgotten</text:p>
            </text:list-item>
            <text:list-item>
              <text:p text:style-name="P187"><text:a xlink:type="simple" xlink:href="https://github.com/niftylettuce/express-cdn#how"><text:span text:style-name="T10">https</text:span></text:a><text:a xlink:type="simple" xlink:href="https://github.com/niftylettuce/express-cdn#how"><text:span text:style-name="T10">://</text:span></text:a><text:a xlink:type="simple" xlink:href="https://github.com/niftylettuce/express-cdn#how"><text:span text:style-name="T10">github</text:span></text:a><text:a xlink:type="simple" xlink:href="https://github.com/niftylettuce/express-cdn#how"><text:span text:style-name="T10">.</text:span></text:a><text:a xlink:type="simple" xlink:href="https://github.com/niftylettuce/express-cdn#how"><text:span text:style-name="T10">com</text:span></text:a><text:a xlink:type="simple" xlink:href="https://github.com/niftylettuce/express-cdn#how"><text:span text:style-name="T10">/</text:span></text:a><text:a xlink:type="simple" xlink:href="https://github.com/niftylettuce/express-cdn#how"><text:span text:style-name="T10">niftylettuce</text:span></text:a><text:a xlink:type="simple" xlink:href="https://github.com/niftylettuce/express-cdn#how"><text:span text:style-name="T10">/</text:span></text:a><text:a xlink:type="simple" xlink:href="https://github.com/niftylettuce/express-cdn#how"><text:span text:style-name="T10">express</text:span></text:a><text:a xlink:type="simple" xlink:href="https://github.com/niftylettuce/express-cdn#how"><text:span text:style-name="T10">-</text:span></text:a><text:a xlink:type="simple" xlink:href="https://github.com/niftylettuce/express-cdn#how"><text:span text:style-name="T10">cdn</text:span></text:a><text:a xlink:type="simple" xlink:href="https://github.com/niftylettuce/express-cdn#how"><text:span text:style-name="T10">#</text:span></text:a><text:a xlink:type="simple" xlink:href="https://github.com/niftylettuce/express-cdn#how"><text:span text:style-name="T10">how</text:span></text:a> CDN </text:p>
            </text:list-item>
          </text:list>
        </text:list-item>
      </text:list>
      <text:h text:style-name="P81" text:outline-level="10"><text:bookmark text:name="id.x8lrndfsfwth"/><text:bookmark text:name="h.ag1474oxgekq"/><text:bookmark text:name="h.e6ktshop07yc"/><text:span text:style-name="T56">Survival</text:span><text:span text:style-name="T56"> </text:span><text:span text:style-name="T56">Planner</text:span></text:h>
      <text:p text:style-name="P1"/>
      <text:p text:style-name="P1"><text:span text:style-name="T36">deprecated</text:span><text:span text:style-name="T36">: </text:span><text:span text:style-name="T36">see</text:span><text:span text:style-name="T36"> </text:span><text:span text:style-name="T36">protogoals</text:span><text:span text:style-name="T36">.</text:span><text:span text:style-name="T36">js</text:span></text:p>
      <table:table table:name="Table18" table:style-name="Table18">
        <table:table-column table:style-name="Table18.A" table:number-columns-repeated="2"/>
        <table:table-row>
          <table:table-cell table:style-name="Table18.A1" office:value-type="string">
            <text:p text:style-name="P93">INPUTS</text:p>
            <text:p text:style-name="P34"><text:span text:style-name="T3">none</text:span><text:span text:style-name="T3"> </text:span><text:span text:style-name="T3">are</text:span><text:span text:style-name="T3"> </text:span><text:span text:style-name="T3">required</text:span><text:span text:style-name="T3">. </text:span><text:span text:style-name="T3">many</text:span><text:span text:style-name="T3"> </text:span><text:span text:style-name="T3">are</text:span><text:span text:style-name="T3"> </text:span><text:span text:style-name="T3">inferred</text:span><text:span text:style-name="T3"> </text:span><text:span text:style-name="T3">from</text:span><text:span text:style-name="T3"> </text:span><text:span text:style-name="T3">sensors</text:span></text:p>
          </table:table-cell>
          <table:table-cell table:style-name="Table18.A1" office:value-type="string">
            <text:p text:style-name="P93">OUTPUTS</text:p>
          </table:table-cell>
        </table:table-row>
        <table:table-row>
          <table:table-cell table:style-name="Table18.A1" office:value-type="string">
            <text:p text:style-name="P33"><text:span text:style-name="T2">Personal</text:span><text:span text:style-name="T2"> </text:span><text:span text:style-name="T2">Conditions</text:span></text:p>
            <text:list xml:id="list3640135577922832510" text:style-name="LS54">
              <text:list-item>
                <text:p text:style-name="P91">Biometrics</text:p>
                <text:list>
                  <text:list-item>
                    <text:p text:style-name="P91">Age</text:p>
                  </text:list-item>
                  <text:list-item>
                    <text:p text:style-name="P91">Weight</text:p>
                  </text:list-item>
                  <text:list-item>
                    <text:p text:style-name="P91">Height</text:p>
                  </text:list-item>
                  <text:list-item>
                    <text:p text:style-name="P91">Gender</text:p>
                  </text:list-item>
                  <text:list-item>
                    <text:p text:style-name="P91">Temperature</text:p>
                  </text:list-item>
                  <text:list-item>
                    <text:p text:style-name="P91">Ethnicity</text:p>
                  </text:list-item>
                  <text:list-item>
                    <text:p text:style-name="P130"><text:span text:style-name="T1">Blood</text:span><text:span text:style-name="T1"> </text:span><text:span text:style-name="T1">type</text:span></text:p>
                  </text:list-item>
                  <text:list-item>
                    <text:p text:style-name="P91">Genetics</text:p>
                  </text:list-item>
                  <text:list-item>
                    <text:p text:style-name="P130"><text:span text:style-name="T1">Pulse</text:span><text:span text:style-name="T1"> </text:span><text:span text:style-name="T1">Rate</text:span><text:span text:style-name="T1"> &amp; </text:span><text:span text:style-name="T1">Variability</text:span></text:p>
                  </text:list-item>
                  <text:list-item>
                    <text:p text:style-name="P130"><text:span text:style-name="T1">Blood</text:span><text:span text:style-name="T1"> </text:span><text:span text:style-name="T1">Pressure</text:span></text:p>
                  </text:list-item>
                  <text:list-item>
                    <text:p text:style-name="P130"><text:span text:style-name="T1">Breathing</text:span><text:span text:style-name="T1"> </text:span><text:span text:style-name="T1">Rate</text:span></text:p>
                  </text:list-item>
                  <text:list-item>
                    <text:p text:style-name="P91">...</text:p>
                  </text:list-item>
                </text:list>
              </text:list-item>
              <text:list-item>
                <text:p text:style-name="P130"><text:span text:style-name="T1">Hunger</text:span><text:span text:style-name="T1"> / </text:span><text:span text:style-name="T1">Thirst</text:span></text:p>
                <text:list>
                  <text:list-item>
                    <text:p text:style-name="P91">...</text:p>
                  </text:list-item>
                </text:list>
              </text:list-item>
              <text:list-item>
                <text:p text:style-name="P91">Memory</text:p>
              </text:list-item>
              <text:list-item>
                <text:p text:style-name="P87">Focus</text:p>
              </text:list-item>
              <text:list-item>
                <text:p text:style-name="P87">Mood</text:p>
                <text:list>
                  <text:list-item>
                    <text:p text:style-name="P87">Stability</text:p>
                  </text:list-item>
                  <text:list-item>
                    <text:p text:style-name="P101"><text:span text:style-name="T1">Presence</text:span><text:span text:style-name="T1"> </text:span><text:span text:style-name="T1">of</text:span><text:span text:style-name="T1"> </text:span><text:span text:style-name="T1">Depression</text:span></text:p>
                  </text:list-item>
                  <text:list-item>
                    <text:p text:style-name="P101"><text:span text:style-name="T1">Presence</text:span><text:span text:style-name="T1"> </text:span><text:span text:style-name="T1">of</text:span><text:span text:style-name="T1"> </text:span><text:span text:style-name="T1">Euphoria</text:span></text:p>
                  </text:list-item>
                </text:list>
              </text:list-item>
              <text:list-item>
                <text:p text:style-name="P87">Energy</text:p>
              </text:list-item>
              <text:list-item>
                <text:p text:style-name="P87">Relax</text:p>
              </text:list-item>
              <text:list-item>
                <text:p text:style-name="P101"><text:span text:style-name="T1">Athletic</text:span><text:span text:style-name="T1"> </text:span><text:span text:style-name="T1">Performance</text:span></text:p>
              </text:list-item>
              <text:list-item>
                <text:p text:style-name="P87">Illness</text:p>
              </text:list-item>
              <text:list-item>
                <text:p text:style-name="P87">Injury</text:p>
                <text:list>
                  <text:list-item>
                    <text:p text:style-name="P101"><text:span text:style-name="T1">[</text:span><text:span text:style-name="T1">per</text:span><text:span text:style-name="T1"> </text:span><text:span text:style-name="T1">body</text:span><text:span text:style-name="T1"> </text:span><text:span text:style-name="T1">part</text:span><text:span text:style-name="T1">]</text:span></text:p>
                  </text:list-item>
                </text:list>
              </text:list-item>
              <text:list-item>
                <text:p text:style-name="P101"><text:span text:style-name="T1">Need</text:span><text:span text:style-name="T1"> </text:span><text:span text:style-name="T1">to</text:span><text:span text:style-name="T1"> </text:span><text:span text:style-name="T1">Detox</text:span><text:span text:style-name="T1"> </text:span><text:span text:style-name="T1">and</text:span><text:span text:style-name="T1"> </text:span><text:span text:style-name="T1">Stop</text:span><text:span text:style-name="T1">...</text:span></text:p>
                <text:list>
                  <text:list-item>
                    <text:p text:style-name="P101"><text:span text:style-name="T1">Alcohol</text:span><text:span text:style-name="T1"> </text:span><text:span text:style-name="T1">Addiction</text:span></text:p>
                  </text:list-item>
                  <text:list-item>
                    <text:p text:style-name="P101"><text:span text:style-name="T1">Opiate</text:span><text:span text:style-name="T1"> </text:span><text:span text:style-name="T1">Addiction</text:span></text:p>
                  </text:list-item>
                  <text:list-item>
                    <text:p text:style-name="P101"><text:span text:style-name="T1">Cocaine</text:span><text:span text:style-name="T1"> / </text:span><text:span text:style-name="T1">Amphetamine</text:span><text:span text:style-name="T1"> </text:span><text:span text:style-name="T1">Addiction</text:span></text:p>
                  </text:list-item>
                  <text:list-item>
                    <text:p text:style-name="P101"><text:span text:style-name="T1">Benzodiazepine</text:span><text:span text:style-name="T1"> </text:span><text:span text:style-name="T1">Addiction</text:span></text:p>
                  </text:list-item>
                  <text:list-item>
                    <text:p text:style-name="P101"><text:span text:style-name="T1">Other</text:span><text:span text:style-name="T1"> </text:span><text:span text:style-name="T1">Addictions</text:span><text:span text:style-name="T1"> </text:span><text:span text:style-name="T1">and</text:span><text:span text:style-name="T1"> </text:span><text:span text:style-name="T1">their</text:span><text:span text:style-name="T1"> </text:span><text:span text:style-name="T1">cravings</text:span></text:p>
                  </text:list-item>
                </text:list>
              </text:list-item>
            </text:list>
            <text:p text:style-name="P35"/>
            <text:p text:style-name="P33"><text:span text:style-name="T2">Environment</text:span><text:span text:style-name="T2"> </text:span><text:span text:style-name="T2">Conditions</text:span></text:p>
            <text:list xml:id="list4494334428979803418" text:style-name="LS55">
              <text:list-item>
                <text:p text:style-name="P102"><text:span text:style-name="T1">Time</text:span><text:span text:style-name="T1"> </text:span></text:p>
                <text:list>
                  <text:list-item>
                    <text:p text:style-name="P102"><text:span text:style-name="T1">of</text:span><text:span text:style-name="T1"> </text:span><text:span text:style-name="T1">Day</text:span></text:p>
                  </text:list-item>
                  <text:list-item>
                    <text:p text:style-name="P102"><text:soft-page-break/><text:span text:style-name="T1">of</text:span><text:span text:style-name="T1"> </text:span><text:span text:style-name="T1">Year</text:span></text:p>
                  </text:list-item>
                </text:list>
              </text:list-item>
              <text:list-item>
                <text:p text:style-name="P88">Weather</text:p>
                <text:list>
                  <text:list-item>
                    <text:p text:style-name="P102"><text:span text:style-name="T1">Rain</text:span><text:span text:style-name="T1"> </text:span><text:span text:style-name="T1">Storm</text:span></text:p>
                  </text:list-item>
                  <text:list-item>
                    <text:p text:style-name="P88">Snow</text:p>
                  </text:list-item>
                  <text:list-item>
                    <text:p text:style-name="P102"><text:span text:style-name="T1">Tropical</text:span><text:span text:style-name="T1"> </text:span><text:span text:style-name="T1">Storm</text:span></text:p>
                  </text:list-item>
                  <text:list-item>
                    <text:p text:style-name="P88">Hurricane</text:p>
                  </text:list-item>
                  <text:list-item>
                    <text:p text:style-name="P88">Tornado</text:p>
                  </text:list-item>
                  <text:list-item>
                    <text:p text:style-name="P88">Tsunami</text:p>
                  </text:list-item>
                  <text:list-item>
                    <text:p text:style-name="P88">..</text:p>
                  </text:list-item>
                </text:list>
              </text:list-item>
              <text:list-item>
                <text:p text:style-name="P88">Pollution</text:p>
                <text:list>
                  <text:list-item>
                    <text:p text:style-name="P102"><text:span text:style-name="T1">Air</text:span><text:span text:style-name="T1">/</text:span><text:span text:style-name="T1">Water</text:span><text:span text:style-name="T1"> </text:span><text:span text:style-name="T1">Quality</text:span></text:p>
                  </text:list-item>
                  <text:list-item>
                    <text:p text:style-name="P88">Radiation</text:p>
                  </text:list-item>
                  <text:list-item>
                    <text:p text:style-name="P88">Electrosmog</text:p>
                  </text:list-item>
                  <text:list-item>
                    <text:p text:style-name="P88">...</text:p>
                  </text:list-item>
                </text:list>
              </text:list-item>
              <text:list-item>
                <text:p text:style-name="P88">Crime</text:p>
              </text:list-item>
              <text:list-item>
                <text:p text:style-name="P88">Economic</text:p>
              </text:list-item>
              <text:list-item>
                <text:p text:style-name="P88">Sociopolitical</text:p>
                <text:list>
                  <text:list-item>
                    <text:p text:style-name="P88">Vote</text:p>
                  </text:list-item>
                  <text:list-item>
                    <text:p text:style-name="P88">Taxes</text:p>
                  </text:list-item>
                  <text:list-item>
                    <text:p text:style-name="P88">...</text:p>
                  </text:list-item>
                </text:list>
              </text:list-item>
              <text:list-item>
                <text:p text:style-name="P88">Cultural</text:p>
                <text:list>
                  <text:list-item>
                    <text:p text:style-name="P88">Holidays</text:p>
                  </text:list-item>
                </text:list>
              </text:list-item>
              <text:list-item>
                <text:p text:style-name="P102"><text:span text:style-name="T1">Farming</text:span><text:span text:style-name="T1"> / </text:span><text:span text:style-name="T1">Plant</text:span><text:span text:style-name="T1"> </text:span><text:span text:style-name="T1">Maintenance</text:span></text:p>
              </text:list-item>
            </text:list>
            <text:p text:style-name="P35"/>
            <text:p text:style-name="P33"><text:span text:style-name="T2">Resource</text:span><text:span text:style-name="T2"> </text:span><text:span text:style-name="T2">Inventory</text:span></text:p>
            <text:list xml:id="list5492334777152235556" text:style-name="LS56">
              <text:list-item>
                <text:p text:style-name="P103"><text:span text:style-name="T1">[</text:span><text:span text:style-name="T1">Item</text:span><text:span text:style-name="T1">, </text:span><text:span text:style-name="T1">Quantity</text:span><text:span text:style-name="T1">]</text:span></text:p>
              </text:list-item>
              <text:list-item>
                <text:p text:style-name="P103"><text:span text:style-name="T1">Cash</text:span><text:span text:style-name="T1"> [</text:span><text:span text:style-name="T1">Currency</text:span><text:span text:style-name="T1">, </text:span><text:span text:style-name="T1">Quantity</text:span><text:span text:style-name="T1">]</text:span></text:p>
              </text:list-item>
            </text:list>
            <text:p text:style-name="P35"/>
            <text:p text:style-name="P33"><text:span text:style-name="T2">Social</text:span><text:span text:style-name="T2"> </text:span><text:span text:style-name="T2">Conditions</text:span></text:p>
            <text:list xml:id="list3808486650372774241" text:style-name="LS57">
              <text:list-item>
                <text:p text:style-name="P104"><text:span text:style-name="T1">Relationship</text:span><text:span text:style-name="T1"> </text:span><text:span text:style-name="T1">Quality</text:span></text:p>
                <text:list>
                  <text:list-item>
                    <text:p text:style-name="P104"><text:span text:style-name="T1">Animals</text:span><text:span text:style-name="T1"> / </text:span><text:span text:style-name="T1">Pets</text:span></text:p>
                  </text:list-item>
                  <text:list-item>
                    <text:p text:style-name="P89">Strangers</text:p>
                  </text:list-item>
                  <text:list-item>
                    <text:p text:style-name="P89">Coworker</text:p>
                  </text:list-item>
                  <text:list-item>
                    <text:p text:style-name="P104"><text:span text:style-name="T1">Student</text:span><text:span text:style-name="T1"> / </text:span><text:span text:style-name="T1">Teacher</text:span></text:p>
                  </text:list-item>
                  <text:list-item>
                    <text:p text:style-name="P89">Friend</text:p>
                  </text:list-item>
                  <text:list-item>
                    <text:p text:style-name="P89">Family</text:p>
                  </text:list-item>
                  <text:list-item>
                    <text:p text:style-name="P89">Roommate</text:p>
                  </text:list-item>
                  <text:list-item>
                    <text:p text:style-name="P104"><text:span text:style-name="T1">Boyfriend</text:span><text:span text:style-name="T1">/</text:span><text:span text:style-name="T1">Girlfriend</text:span></text:p>
                  </text:list-item>
                  <text:list-item>
                    <text:p text:style-name="P89">Spouse</text:p>
                  </text:list-item>
                </text:list>
              </text:list-item>
            </text:list>
          </table:table-cell>
          <table:table-cell table:style-name="Table18.A1" office:value-type="string">
            <text:p text:style-name="P33"><text:span text:style-name="T2">Suggested</text:span><text:span text:style-name="T2"> </text:span><text:span text:style-name="T2">Actions</text:span><text:span text:style-name="T1"> (</text:span><text:span text:style-name="T1">always</text:span><text:span text:style-name="T1"> </text:span><text:span text:style-name="T1">includes</text:span><text:span text:style-name="T1"> </text:span><text:span text:style-name="T1">a</text:span><text:span text:style-name="T1"> </text:span><text:span text:style-name="T1">list</text:span><text:span text:style-name="T1"> </text:span><text:span text:style-name="T1">one</text:span><text:span text:style-name="T1"> </text:span><text:span text:style-name="T1">or</text:span><text:span text:style-name="T1"> </text:span><text:span text:style-name="T1">more</text:span><text:span text:style-name="T1"> </text:span><text:span text:style-name="T1">logical</text:span><text:span text:style-name="T1"> </text:span><text:span text:style-name="T1">reasons</text:span><text:span text:style-name="T1"> </text:span><text:span text:style-name="T1">supported</text:span><text:span text:style-name="T1"> </text:span><text:span text:style-name="T1">by</text:span><text:span text:style-name="T1"> </text:span><text:span text:style-name="T1">objective</text:span><text:span text:style-name="T1"> </text:span><text:span text:style-name="T1">measurements</text:span><text:span text:style-name="T1">, </text:span><text:span text:style-name="T1">ontology</text:span><text:span text:style-name="T1"> </text:span><text:span text:style-name="T1">of</text:span><text:span text:style-name="T1"> </text:span><text:span text:style-name="T1">activity</text:span><text:span text:style-name="T1">)</text:span></text:p>
            <text:p text:style-name="P35"/>
            <text:p text:style-name="P33"><text:span text:style-name="T1">any</text:span><text:span text:style-name="T1"> </text:span><text:span text:style-name="T1">number</text:span><text:span text:style-name="T1"> </text:span><text:span text:style-name="T1">of</text:span><text:span text:style-name="T1"> </text:span><text:span text:style-name="T1">actions</text:span><text:span text:style-name="T1"> </text:span><text:span text:style-name="T1">can</text:span><text:span text:style-name="T1"> </text:span><text:span text:style-name="T1">be</text:span><text:span text:style-name="T1"> </text:span><text:span text:style-name="T1">suggested</text:span><text:span text:style-name="T1"> </text:span><text:span text:style-name="T1">at</text:span><text:span text:style-name="T1"> </text:span><text:span text:style-name="T1">a</text:span><text:span text:style-name="T1"> </text:span><text:span text:style-name="T1">given</text:span><text:span text:style-name="T1"> </text:span><text:span text:style-name="T1">time</text:span><text:span text:style-name="T1">, </text:span><text:span text:style-name="T1">prioritized</text:span><text:span text:style-name="T1"> </text:span><text:span text:style-name="T1">by</text:span><text:span text:style-name="T1"> </text:span><text:span text:style-name="T1">varying</text:span><text:span text:style-name="T1"> </text:span><text:span text:style-name="T1">strengths</text:span></text:p>
            <text:p text:style-name="P35"/>
            <text:list xml:id="list4910062892692308437" text:style-name="LS58">
              <text:list-item>
                <text:p text:style-name="P105"><text:span text:style-name="T1">Acquire</text:span><text:span text:style-name="T1"> </text:span><text:span text:style-name="T1">Item</text:span><text:span text:style-name="T1"> (</text:span><text:span text:style-name="T1">ex</text:span><text:span text:style-name="T1">: </text:span><text:span text:style-name="T1">store</text:span><text:span text:style-name="T1"> </text:span><text:span text:style-name="T1">purchase</text:span><text:span text:style-name="T1"> </text:span><text:span text:style-name="T1">or</text:span><text:span text:style-name="T1"> </text:span><text:span text:style-name="T1">borrow</text:span><text:span text:style-name="T1">/</text:span><text:span text:style-name="T1">trade</text:span><text:span text:style-name="T1">)</text:span></text:p>
              </text:list-item>
              <text:list-item>
                <text:p text:style-name="P105"><text:span text:style-name="T1">Consume</text:span><text:span text:style-name="T1"> </text:span><text:span text:style-name="T1">Item</text:span></text:p>
                <text:list>
                  <text:list-item>
                    <text:p text:style-name="P105"><text:span text:style-name="T1">Quantity</text:span><text:span text:style-name="T1"> </text:span><text:span text:style-name="T1">Range</text:span><text:span text:style-name="T1"> (</text:span><text:span text:style-name="T1">Dose</text:span><text:span text:style-name="T1">)</text:span></text:p>
                  </text:list-item>
                  <text:list-item>
                    <text:p text:style-name="P90">Frequency</text:p>
                  </text:list-item>
                  <text:list-item>
                    <text:p text:style-name="P105"><text:span text:style-name="T1">Ingestion</text:span><text:span text:style-name="T1"> </text:span><text:span text:style-name="T1">Method</text:span></text:p>
                    <text:list>
                      <text:list-item>
                        <text:p text:style-name="P90">Orally</text:p>
                      </text:list-item>
                      <text:list-item>
                        <text:p text:style-name="P90">Sublingually</text:p>
                      </text:list-item>
                      <text:list-item>
                        <text:p text:style-name="P90">IV</text:p>
                      </text:list-item>
                      <text:list-item>
                        <text:p text:style-name="P90">…</text:p>
                      </text:list-item>
                    </text:list>
                  </text:list-item>
                  <text:list-item>
                    <text:p text:style-name="P105"><text:span text:style-name="T1">Ingestion</text:span><text:span text:style-name="T1"> </text:span><text:span text:style-name="T1">Activity</text:span><text:span text:style-name="T1"> (</text:span><text:span text:style-name="T1">dose</text:span><text:span text:style-name="T1"> </text:span><text:span text:style-name="T1">response</text:span><text:span text:style-name="T1"> </text:span><text:span text:style-name="T1">curves</text:span><text:span text:style-name="T1"> </text:span><text:span text:style-name="T1">vs</text:span><text:span text:style-name="T1">. </text:span><text:span text:style-name="T1">time</text:span><text:span text:style-name="T1">, </text:span><text:span text:style-name="T1">for</text:span><text:span text:style-name="T1"> </text:span><text:span text:style-name="T1">warning</text:span><text:span text:style-name="T1"> </text:span><text:span text:style-name="T1">when</text:span><text:span text:style-name="T1"> </text:span><text:span text:style-name="T1">a</text:span><text:span text:style-name="T1"> </text:span><text:span text:style-name="T1">drug</text:span><text:span text:style-name="T1"> </text:span><text:span text:style-name="T1">is</text:span><text:span text:style-name="T1"> </text:span><text:span text:style-name="T1">biologically</text:span><text:span text:style-name="T1"> </text:span><text:span text:style-name="T1">effective</text:span><text:span text:style-name="T1"> </text:span><text:span text:style-name="T1">or</text:span><text:span text:style-name="T1"> </text:span><text:span text:style-name="T1">ineffective</text:span><text:span text:style-name="T1">)</text:span></text:p>
                  </text:list-item>
                  <text:list-item>
                    <text:p text:style-name="P105"><text:span text:style-name="T1">Contraindications</text:span><text:span text:style-name="T1">/</text:span><text:span text:style-name="T1">Indications</text:span></text:p>
                  </text:list-item>
                </text:list>
              </text:list-item>
              <text:list-item>
                <text:p text:style-name="P105"><text:span text:style-name="T1">Gather</text:span><text:span text:style-name="T1"> / </text:span><text:span text:style-name="T1">Ready</text:span><text:span text:style-name="T1"> / </text:span><text:span text:style-name="T1">Deploy</text:span><text:span text:style-name="T1"> / </text:span><text:span text:style-name="T1">Attend</text:span><text:span text:style-name="T1">_</text:span><text:span text:style-name="T1">to</text:span><text:span text:style-name="T1"> </text:span><text:span text:style-name="T1">Item</text:span><text:span text:style-name="T1"> (</text:span><text:span text:style-name="T1">get</text:span><text:span text:style-name="T1"> </text:span><text:span text:style-name="T1">it</text:span><text:span text:style-name="T1"> </text:span><text:span text:style-name="T1">ready</text:span><text:span text:style-name="T1"> </text:span><text:span text:style-name="T1">for</text:span><text:span text:style-name="T1"> </text:span><text:span text:style-name="T1">use</text:span><text:span text:style-name="T1">)</text:span></text:p>
                <text:list>
                  <text:list-item>
                    <text:p text:style-name="P105"><text:span text:style-name="T1">saving</text:span><text:span text:style-name="T1"> </text:span><text:span text:style-name="T1">minutes</text:span><text:span text:style-name="T1"> </text:span><text:span text:style-name="T1">in</text:span><text:span text:style-name="T1"> </text:span><text:span text:style-name="T1">the</text:span><text:span text:style-name="T1"> </text:span><text:span text:style-name="T1">case</text:span><text:span text:style-name="T1"> </text:span><text:span text:style-name="T1">of</text:span><text:span text:style-name="T1"> </text:span><text:span text:style-name="T1">an</text:span><text:span text:style-name="T1"> </text:span><text:span text:style-name="T1">emergency</text:span><text:span text:style-name="T1"> </text:span><text:span text:style-name="T1">could</text:span><text:span text:style-name="T1"> </text:span><text:span text:style-name="T1">save</text:span><text:span text:style-name="T1"> </text:span><text:span text:style-name="T1">a</text:span><text:span text:style-name="T1"> </text:span><text:span text:style-name="T1">life</text:span></text:p>
                  </text:list-item>
                </text:list>
              </text:list-item>
              <text:list-item>
                <text:p text:style-name="P105"><text:span text:style-name="T1">Share</text:span><text:span text:style-name="T1"> </text:span><text:span text:style-name="T1">Item</text:span></text:p>
              </text:list-item>
              <text:list-item>
                <text:p text:style-name="P90">Travel</text:p>
              </text:list-item>
              <text:list-item>
                <text:p text:style-name="P90">Contact</text:p>
              </text:list-item>
              <text:list-item>
                <text:p text:style-name="P105"><text:span text:style-name="T1">Relax</text:span><text:span text:style-name="T1"> / </text:span><text:span text:style-name="T1">Do</text:span><text:span text:style-name="T1"> </text:span><text:span text:style-name="T1">Nothing</text:span><text:span text:style-name="T1"> / </text:span><text:span text:style-name="T1">Be</text:span><text:span text:style-name="T1"> </text:span><text:span text:style-name="T1">Patient</text:span></text:p>
              </text:list-item>
              <text:list-item>
                <text:p text:style-name="P90">...</text:p>
              </text:list-item>
            </text:list>
          </table:table-cell>
        </table:table-row>
      </table:table>
      <text:p text:style-name="P1"/>
      <text:p text:style-name="P1"/>
      <text:p text:style-name="P1"/>
      <text:h text:style-name="P82" text:outline-level="10"><text:bookmark text:name="h.mi4164yixn5y"/><text:soft-page-break/><text:span text:style-name="T56">Netention</text:span><text:span text:style-name="T56"> </text:span><text:span text:style-name="T56">Intellectual</text:span><text:span text:style-name="T56"> </text:span><text:span text:style-name="T56">Property</text:span><text:span text:style-name="T56"> </text:span><text:span text:style-name="T56">Pre</text:span><text:span text:style-name="T56">-</text:span><text:span text:style-name="T56">Emptive</text:span><text:span text:style-name="T56"> </text:span><text:span text:style-name="T56">Defense</text:span><text:span text:style-name="T56"> </text:span><text:span text:style-name="T56">Theming</text:span><text:span text:style-name="T56"><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1008508982706369470" text:style-name="LS59">
        <text:list-item>
          <text:p text:style-name="P151">Google</text:p>
        </text:list-item>
        <text:list-item>
          <text:p text:style-name="P151">Facebook</text:p>
        </text:list-item>
        <text:list-item>
          <text:p text:style-name="P151">Microsoft</text:p>
        </text:list-item>
        <text:list-item>
          <text:p text:style-name="P151">Apple</text:p>
        </text:list-item>
        <text:list-item>
          <text:p text:style-name="P151">Ubuntu</text:p>
        </text:list-item>
        <text:list-item>
          <text:p text:style-name="P151">Anonymous</text:p>
        </text:list-item>
        <text:list-item>
          <text:p text:style-name="P151">Whitehouse.gov</text:p>
        </text:list-item>
        <text:list-item>
          <text:p text:style-name="P151">CIA</text:p>
        </text:list-item>
        <text:list-item>
          <text:p text:style-name="P151">NSA</text:p>
        </text:list-item>
        <text:list-item>
          <text:p text:style-name="P151">DARPA</text:p>
        </text:list-item>
        <text:list-item>
          <text:p text:style-name="P151">…</text:p>
        </text:list-item>
      </text:list>
      <text:p text:style-name="P1"/>
      <text:h text:style-name="P82" text:outline-level="10"><text:bookmark text:name="h.d2dlw35sspwu"/><text:span text:style-name="T56">“</text:span><text:span text:style-name="T56">The</text:span><text:span text:style-name="T56"> </text:span><text:span text:style-name="T56">Yes</text:span><text:span text:style-name="T56"> </text:span><text:span text:style-name="T56">Men</text:span><text:span text:style-name="T56">” </text:span><text:span text:style-name="T56">Approach</text:span></text:h>
      <text:p text:style-name="P1"><text:a xlink:type="simple" xlink:href="http://en.wikipedia.org/wiki/The_Yes_Men"><text:span text:style-name="T10">http</text:span></text:a><text:a xlink:type="simple" xlink:href="http://en.wikipedia.org/wiki/The_Yes_Men"><text:span text:style-name="T10">://</text:span></text:a><text:a xlink:type="simple" xlink:href="http://en.wikipedia.org/wiki/The_Yes_Men"><text:span text:style-name="T10">en</text:span></text:a><text:a xlink:type="simple" xlink:href="http://en.wikipedia.org/wiki/The_Yes_Men"><text:span text:style-name="T10">.</text:span></text:a><text:a xlink:type="simple" xlink:href="http://en.wikipedia.org/wiki/The_Yes_Men"><text:span text:style-name="T10">wikipedia</text:span></text:a><text:a xlink:type="simple" xlink:href="http://en.wikipedia.org/wiki/The_Yes_Men"><text:span text:style-name="T10">.</text:span></text:a><text:a xlink:type="simple" xlink:href="http://en.wikipedia.org/wiki/The_Yes_Men"><text:span text:style-name="T10">org</text:span></text:a><text:a xlink:type="simple" xlink:href="http://en.wikipedia.org/wiki/The_Yes_Men"><text:span text:style-name="T10">/</text:span></text:a><text:a xlink:type="simple" xlink:href="http://en.wikipedia.org/wiki/The_Yes_Men"><text:span text:style-name="T10">wiki</text:span></text:a><text:a xlink:type="simple" xlink:href="http://en.wikipedia.org/wiki/The_Yes_Men"><text:span text:style-name="T10">/</text:span></text:a><text:a xlink:type="simple" xlink:href="http://en.wikipedia.org/wiki/The_Yes_Men"><text:span text:style-name="T10">The</text:span></text:a><text:a xlink:type="simple" xlink:href="http://en.wikipedia.org/wiki/The_Yes_Men"><text:span text:style-name="T10">_</text:span></text:a><text:a xlink:type="simple" xlink:href="http://en.wikipedia.org/wiki/The_Yes_Men"><text:span text:style-name="T10">Yes</text:span></text:a><text:a xlink:type="simple" xlink:href="http://en.wikipedia.org/wiki/The_Yes_Men"><text:span text:style-name="T10">_</text:span></text:a><text:a xlink:type="simple" xlink:href="http://en.wikipedia.org/wiki/The_Yes_Men"><text:span text:style-name="T10">Men</text:span></text:a></text:p>
      <text:p text:style-name="P1"/>
      <text:p text:style-name="P46"/>
      <text:p text:style-name="P1"/>
      <text:h text:style-name="P82" text:outline-level="10"><text:bookmark text:name="h.txb1lq6sy6vp"/><text:span text:style-name="T56">Netention</text:span><text:span text:style-name="T56"> </text:span><text:span text:style-name="T56">Android</text:span><text:span text:style-name="T56"> </text:span><text:span text:style-name="T56">App</text:span></text:h>
      <text:p text:style-name="P1"/>
      <text:p text:style-name="P1">Curiosume Tasks (screens)</text:p>
      <text:list xml:id="list6199933505116457363" text:style-name="LS60">
        <text:list-item>
          <text:p text:style-name="P152">Team</text:p>
          <text:list>
            <text:list-item>
              <text:p text:style-name="P152">combo box selection of known persons, including self</text:p>
            </text:list-item>
            <text:list-item>
              <text:p text:style-name="P152">display area of all tagged items.</text:p>
              <text:list>
                <text:list-item>
                  <text:p text:style-name="P152">if self, then they can be deleted, marked public/private</text:p>
                </text:list-item>
                <text:list-item>
                  <text:p text:style-name="P152">if self, can set location</text:p>
                </text:list-item>
              </text:list>
            </text:list-item>
          </text:list>
        </text:list-item>
        <text:list-item>
          <text:p text:style-name="P152">Browse</text:p>
          <text:list>
            <text:list-item>
              <text:p text:style-name="P152">wikitagger</text:p>
            </text:list-item>
            <text:list-item>
              <text:p text:style-name="P152">search box</text:p>
            </text:list-item>
          </text:list>
        </text:list-item>
        <text:list-item>
          <text:p text:style-name="P152">Match</text:p>
          <text:list>
            <text:list-item>
              <text:p text:style-name="P152">transmit (public components of) inventory to network or bluetooth or email</text:p>
            </text:list-item>
            <text:list-item>
              <text:p text:style-name="P152">receive matches</text:p>
            </text:list-item>
          </text:list>
        </text:list-item>
      </text:list>
      <text:p text:style-name="P1"/>
      <text:p text:style-name="P46"/>
      <text:p text:style-name="P1"/>
      <text:p text:style-name="P1"/>
      <text:p text:style-name="P1"><text:span text:style-name="T18">What</text:span><text:span text:style-name="T18"> </text:span><text:span text:style-name="T18">would</text:span><text:span text:style-name="T18"> </text:span><text:span text:style-name="T18">it</text:span><text:span text:style-name="T18"> </text:span><text:span text:style-name="T18">be</text:span><text:span text:style-name="T18"> </text:span><text:span text:style-name="T18">like</text:span><text:span text:style-name="T18"> </text:span><text:span text:style-name="T18">if</text:span><text:span text:style-name="T18"> </text:span><text:span text:style-name="T18">you</text:span><text:span text:style-name="T18"> </text:span><text:span text:style-name="T18">woke</text:span><text:span text:style-name="T18"> </text:span><text:span text:style-name="T18">up</text:span><text:span text:style-name="T18"> </text:span><text:span text:style-name="T18">one</text:span><text:span text:style-name="T18"> </text:span><text:span text:style-name="T18">morning</text:span><text:span text:style-name="T18"> </text:span><text:span text:style-name="T18">and</text:span><text:span text:style-name="T18"> </text:span><text:span text:style-name="T18">a</text:span><text:span text:style-name="T18"> </text:span><text:span text:style-name="T18">miracle</text:span><text:span text:style-name="T18"> </text:span><text:span text:style-name="T18">had</text:span><text:span text:style-name="T18"> </text:span><text:span text:style-name="T18">happened</text:span><text:span text:style-name="T18">—</text:span><text:span text:style-name="T18">your</text:span><text:span text:style-name="T18"> </text:span><text:span text:style-name="T18">life</text:span><text:span text:style-name="T18"> </text:span><text:span text:style-name="T18">had</text:span><text:span text:style-name="T18"> </text:span><text:span text:style-name="T18">become</text:span><text:span text:style-name="T18"> </text:span><text:span text:style-name="T18">exactly</text:span><text:span text:style-name="T18"> </text:span><text:span text:style-name="T18">what</text:span><text:span text:style-name="T18"> </text:span><text:span text:style-name="T18">you</text:span><text:span text:style-name="T18"> </text:span><text:span text:style-name="T18">wanted</text:span><text:span text:style-name="T18"> </text:span><text:span text:style-name="T18">it</text:span><text:span text:style-name="T18"> </text:span><text:span text:style-name="T18">to</text:span><text:span text:style-name="T18"> </text:span><text:span text:style-name="T18">be</text:span><text:span text:style-name="T18">?</text:span></text:p>
      <text:p text:style-name="P1"/>
      <text:p text:style-name="P1">Do it now. <text:s/>Stop and vividly imagine it.</text:p>
      <text:list xml:id="list6503070304007479203" text:style-name="LS61">
        <text:list-item>
          <text:p text:style-name="P153">How would you know that the miracle had occurred?</text:p>
        </text:list-item>
        <text:list-item>
          <text:p text:style-name="P153">What would you see?</text:p>
        </text:list-item>
        <text:list-item>
          <text:p text:style-name="P153">What would you hear?</text:p>
        </text:list-item>
        <text:list-item>
          <text:p text:style-name="P153">What would you feel inside?</text:p>
        </text:list-item>
        <text:list-item>
          <text:p text:style-name="P153">What changes would have happened in your career? </text:p>
        </text:list-item>
        <text:list-item>
          <text:p text:style-name="P153">In your relationships?</text:p>
        </text:list-item>
        <text:list-item>
          <text:p text:style-name="P153">Your finances?</text:p>
        </text:list-item>
        <text:list-item>
          <text:p text:style-name="P153">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46"/>
      <text:p text:style-name="P1"><text:a xlink:type="simple" xlink:href="http://quantifiedself.com/guide/tag/android"><text:span text:style-name="T10">http</text:span></text:a><text:a xlink:type="simple" xlink:href="http://quantifiedself.com/guide/tag/android"><text:span text:style-name="T10">://</text:span></text:a><text:a xlink:type="simple" xlink:href="http://quantifiedself.com/guide/tag/android"><text:span text:style-name="T10">quantifiedself</text:span></text:a><text:a xlink:type="simple" xlink:href="http://quantifiedself.com/guide/tag/android"><text:span text:style-name="T10">.</text:span></text:a><text:a xlink:type="simple" xlink:href="http://quantifiedself.com/guide/tag/android"><text:span text:style-name="T10">com</text:span></text:a><text:a xlink:type="simple" xlink:href="http://quantifiedself.com/guide/tag/android"><text:span text:style-name="T10">/</text:span></text:a><text:a xlink:type="simple" xlink:href="http://quantifiedself.com/guide/tag/android"><text:span text:style-name="T10">guide</text:span></text:a><text:a xlink:type="simple" xlink:href="http://quantifiedself.com/guide/tag/android"><text:span text:style-name="T10">/</text:span></text:a><text:a xlink:type="simple" xlink:href="http://quantifiedself.com/guide/tag/android"><text:span text:style-name="T10">tag</text:span></text:a><text:a xlink:type="simple" xlink:href="http://quantifiedself.com/guide/tag/android"><text:span text:style-name="T10">/</text:span></text:a><text:a xlink:type="simple" xlink:href="http://quantifiedself.com/guide/tag/android"><text:span text:style-name="T10">android</text:span></text:a></text:p>
      <text:p text:style-name="P46"/>
      <text:p text:style-name="P1"><text:a xlink:type="simple" xlink:href="https://github.com/davidk01/quantified_self/blob/master/qs.html"><text:span text:style-name="T10">https</text:span></text:a><text:a xlink:type="simple" xlink:href="https://github.com/davidk01/quantified_self/blob/master/qs.html"><text:span text:style-name="T10">://</text:span></text:a><text:a xlink:type="simple" xlink:href="https://github.com/davidk01/quantified_self/blob/master/qs.html"><text:span text:style-name="T10">github</text:span></text:a><text:a xlink:type="simple" xlink:href="https://github.com/davidk01/quantified_self/blob/master/qs.html"><text:span text:style-name="T10">.</text:span></text:a><text:a xlink:type="simple" xlink:href="https://github.com/davidk01/quantified_self/blob/master/qs.html"><text:span text:style-name="T10">com</text:span></text:a><text:a xlink:type="simple" xlink:href="https://github.com/davidk01/quantified_self/blob/master/qs.html"><text:span text:style-name="T10">/</text:span></text:a><text:a xlink:type="simple" xlink:href="https://github.com/davidk01/quantified_self/blob/master/qs.html"><text:span text:style-name="T10">davidk</text:span></text:a><text:a xlink:type="simple" xlink:href="https://github.com/davidk01/quantified_self/blob/master/qs.html"><text:span text:style-name="T10">01/</text:span></text:a><text:a xlink:type="simple" xlink:href="https://github.com/davidk01/quantified_self/blob/master/qs.html"><text:span text:style-name="T10">quantified</text:span></text:a><text:a xlink:type="simple" xlink:href="https://github.com/davidk01/quantified_self/blob/master/qs.html"><text:span text:style-name="T10">_</text:span></text:a><text:a xlink:type="simple" xlink:href="https://github.com/davidk01/quantified_self/blob/master/qs.html"><text:span text:style-name="T10">self</text:span></text:a><text:a xlink:type="simple" xlink:href="https://github.com/davidk01/quantified_self/blob/master/qs.html"><text:span text:style-name="T10">/</text:span></text:a><text:a xlink:type="simple" xlink:href="https://github.com/davidk01/quantified_self/blob/master/qs.html"><text:span text:style-name="T10">blob</text:span></text:a><text:a xlink:type="simple" xlink:href="https://github.com/davidk01/quantified_self/blob/master/qs.html"><text:span text:style-name="T10">/</text:span></text:a><text:a xlink:type="simple" xlink:href="https://github.com/davidk01/quantified_self/blob/master/qs.html"><text:span text:style-name="T10">master</text:span></text:a><text:a xlink:type="simple" xlink:href="https://github.com/davidk01/quantified_self/blob/master/qs.html"><text:span text:style-name="T10">/</text:span></text:a><text:a xlink:type="simple" xlink:href="https://github.com/davidk01/quantified_self/blob/master/qs.html"><text:span text:style-name="T10">qs</text:span></text:a><text:a xlink:type="simple" xlink:href="https://github.com/davidk01/quantified_self/blob/master/qs.html"><text:span text:style-name="T10">.</text:span></text:a><text:a xlink:type="simple" xlink:href="https://github.com/davidk01/quantified_self/blob/master/qs.html"><text:span text:style-name="T10">html</text:span></text:a></text:p>
      <text:p text:style-name="P8"><text:span text:style-name="T42">var</text:span><text:span text:style-name="T43"> </text:span><text:span text:style-name="T43">scaleMetrics</text:span><text:span text:style-name="T43"> </text:span><text:span text:style-name="T42">=</text:span><text:span text:style-name="T43"> [</text:span><text:span text:style-name="T39">'</text:span><text:span text:style-name="T39">happiness</text:span><text:span text:style-name="T39">'</text:span><text:span text:style-name="T43">, </text:span><text:span text:style-name="T39">'</text:span><text:span text:style-name="T39">anger</text:span><text:span text:style-name="T39">'</text:span><text:span text:style-name="T43">, </text:span><text:span text:style-name="T39">'</text:span><text:span text:style-name="T39">boredom</text:span><text:span text:style-name="T39">'</text:span><text:span text:style-name="T43">,</text:span></text:p>
      <text:p text:style-name="P8"><text:span text:style-name="T43"><text:s text:c="2"/></text:span><text:span text:style-name="T39">'</text:span><text:span text:style-name="T39">motivation</text:span><text:span text:style-name="T39">'</text:span><text:span text:style-name="T43">, </text:span><text:span text:style-name="T39">'</text:span><text:span text:style-name="T39">loneliness</text:span><text:span text:style-name="T39">'</text:span><text:span text:style-name="T43">, </text:span><text:span text:style-name="T39">'</text:span><text:span text:style-name="T39">guilt</text:span><text:span text:style-name="T39">'</text:span><text:span text:style-name="T43">, </text:span><text:span text:style-name="T39">'</text:span><text:span text:style-name="T39">frustration</text:span><text:span text:style-name="T39">'</text:span><text:span text:style-name="T43">,</text:span></text:p>
      <text:p text:style-name="P8"><text:span text:style-name="T43"><text:s text:c="2"/></text:span><text:span text:style-name="T39">'</text:span><text:span text:style-name="T39">irritation</text:span><text:span text:style-name="T39">'</text:span><text:span text:style-name="T43">, </text:span><text:span text:style-name="T39">'</text:span><text:span text:style-name="T39">anxiety</text:span><text:span text:style-name="T39">'</text:span><text:span text:style-name="T43">, </text:span><text:span text:style-name="T39">'</text:span><text:span text:style-name="T39">panic</text:span><text:span text:style-name="T39">'</text:span><text:span text:style-name="T43">, </text:span><text:span text:style-name="T39">'</text:span><text:span text:style-name="T39">nervousness</text:span><text:span text:style-name="T39">'</text:span><text:span text:style-name="T43">,</text:span></text:p>
      <text:p text:style-name="P8"><text:span text:style-name="T43"><text:s text:c="2"/></text:span><text:span text:style-name="T39">'</text:span><text:span text:style-name="T39">concentration</text:span><text:span text:style-name="T39">'</text:span><text:span text:style-name="T43">, </text:span><text:span text:style-name="T39">'</text:span><text:span text:style-name="T39">fatigue</text:span><text:span text:style-name="T39">'</text:span><text:span text:style-name="T43">, </text:span><text:span text:style-name="T39">'</text:span><text:span text:style-name="T39">hunger</text:span><text:span text:style-name="T39">'</text:span><text:span text:style-name="T43">, </text:span><text:span text:style-name="T39">'</text:span><text:span text:style-name="T39">appetite</text:span><text:span text:style-name="T39">'</text:span><text:span text:style-name="T43">,</text:span></text:p>
      <text:p text:style-name="P8"><text:span text:style-name="T43"><text:s text:c="2"/></text:span><text:span text:style-name="T39">'</text:span><text:span text:style-name="T39">cold</text:span><text:span text:style-name="T39"> </text:span><text:span text:style-name="T39">tolerance</text:span><text:span text:style-name="T39">'</text:span><text:span text:style-name="T43">, </text:span><text:span text:style-name="T39">'</text:span><text:span text:style-name="T39">noise</text:span><text:span text:style-name="T39"> </text:span><text:span text:style-name="T39">tolerance</text:span><text:span text:style-name="T39">'</text:span><text:span text:style-name="T43">, </text:span><text:span text:style-name="T39">'</text:span><text:span text:style-name="T39">pain</text:span><text:span text:style-name="T39"> </text:span><text:span text:style-name="T39">tolerance</text:span><text:span text:style-name="T39">'</text:span><text:span text:style-name="T43">,</text:span></text:p>
      <text:p text:style-name="P8"><text:span text:style-name="T43"><text:s text:c="2"/></text:span><text:span text:style-name="T39">'</text:span><text:span text:style-name="T39">tension</text:span><text:span text:style-name="T39">'</text:span></text:p>
      <text:p text:style-name="P9">];<text:tab/><text:tab/></text:p>
      <text:p text:style-name="P8"><text:span text:style-name="T42">var</text:span><text:span text:style-name="T43"> </text:span><text:span text:style-name="T43">binaryChecks</text:span><text:span text:style-name="T43"> </text:span><text:span text:style-name="T42">=</text:span><text:span text:style-name="T43"> [</text:span><text:span text:style-name="T39">'</text:span><text:span text:style-name="T39">exercise</text:span><text:span text:style-name="T39">'</text:span><text:span text:style-name="T43">, </text:span><text:span text:style-name="T39">'</text:span><text:span text:style-name="T39">tea</text:span><text:span text:style-name="T39">'</text:span><text:span text:style-name="T43">, </text:span><text:span text:style-name="T39">'</text:span><text:span text:style-name="T39">coffee</text:span><text:span text:style-name="T39">'</text:span><text:span text:style-name="T43">,</text:span></text:p>
      <text:p text:style-name="P8"><text:span text:style-name="T43"><text:s text:c="2"/></text:span><text:span text:style-name="T39">'2 </text:span><text:span text:style-name="T39">meals</text:span><text:span text:style-name="T39">'</text:span><text:span text:style-name="T43">, </text:span><text:span text:style-name="T39">'3 </text:span><text:span text:style-name="T39">meals</text:span><text:span text:style-name="T39">'</text:span><text:span text:style-name="T43">, </text:span><text:span text:style-name="T39">'</text:span><text:span text:style-name="T39">digestive</text:span><text:span text:style-name="T39"> </text:span><text:span text:style-name="T39">issues</text:span><text:span text:style-name="T39">'</text:span></text:p>
      <text:p text:style-name="P9">];</text:p>
      <text:p text:style-name="P9"/>
      <text:p text:style-name="P8"><text:a xlink:type="simple" xlink:href="http://quantifiedawesome.com/record_categories.json?all=1"><text:span text:style-name="T14">http</text:span></text:a><text:a xlink:type="simple" xlink:href="http://quantifiedawesome.com/record_categories.json?all=1"><text:span text:style-name="T14">://</text:span></text:a><text:a xlink:type="simple" xlink:href="http://quantifiedawesome.com/record_categories.json?all=1"><text:span text:style-name="T14">quantifiedawesome</text:span></text:a><text:a xlink:type="simple" xlink:href="http://quantifiedawesome.com/record_categories.json?all=1"><text:span text:style-name="T14">.</text:span></text:a><text:a xlink:type="simple" xlink:href="http://quantifiedawesome.com/record_categories.json?all=1"><text:span text:style-name="T14">com</text:span></text:a><text:a xlink:type="simple" xlink:href="http://quantifiedawesome.com/record_categories.json?all=1"><text:span text:style-name="T14">/</text:span></text:a><text:a xlink:type="simple" xlink:href="http://quantifiedawesome.com/record_categories.json?all=1"><text:span text:style-name="T14">record</text:span></text:a><text:a xlink:type="simple" xlink:href="http://quantifiedawesome.com/record_categories.json?all=1"><text:span text:style-name="T14">_</text:span></text:a><text:a xlink:type="simple" xlink:href="http://quantifiedawesome.com/record_categories.json?all=1"><text:span text:style-name="T14">categories</text:span></text:a><text:a xlink:type="simple" xlink:href="http://quantifiedawesome.com/record_categories.json?all=1"><text:span text:style-name="T14">.</text:span></text:a><text:a xlink:type="simple" xlink:href="http://quantifiedawesome.com/record_categories.json?all=1"><text:span text:style-name="T14">json</text:span></text:a><text:a xlink:type="simple" xlink:href="http://quantifiedawesome.com/record_categories.json?all=1"><text:span text:style-name="T14">?</text:span></text:a><text:a xlink:type="simple" xlink:href="http://quantifiedawesome.com/record_categories.json?all=1"><text:span text:style-name="T14">all</text:span></text:a><text:a xlink:type="simple" xlink:href="http://quantifiedawesome.com/record_categories.json?all=1"><text:span text:style-name="T14">=1</text:span></text:a></text:p>
      <text:p text:style-name="P8"><text:a xlink:type="simple" xlink:href="https://github.com/sachac/quantified-android/blob/master/quantified-android/Quantified%20Awesome/src/com/sachachua/quantified/tasks/LoadRecordCategoriesTask.java"><text:span text:style-name="T14">https</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github</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com</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sachac</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quantified</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android</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blob</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master</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quantified</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android</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Quantified</text:span></text:a><text:a xlink:type="simple" xlink:href="https://github.com/sachac/quantified-android/blob/master/quantified-android/Quantified%20Awesome/src/com/sachachua/quantified/tasks/LoadRecordCategoriesTask.java"><text:span text:style-name="T14">%20</text:span></text:a><text:a xlink:type="simple" xlink:href="https://github.com/sachac/quantified-android/blob/master/quantified-android/Quantified%20Awesome/src/com/sachachua/quantified/tasks/LoadRecordCategoriesTask.java"><text:span text:style-name="T14">Awesome</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src</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com</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sachachua</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quantified</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tasks</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LoadRecordCategoriesTask</text:span></text:a><text:a xlink:type="simple" xlink:href="https://github.com/sachac/quantified-android/blob/master/quantified-android/Quantified%20Awesome/src/com/sachachua/quantified/tasks/LoadRecordCategoriesTask.java"><text:span text:style-name="T14">.</text:span></text:a><text:a xlink:type="simple" xlink:href="https://github.com/sachac/quantified-android/blob/master/quantified-android/Quantified%20Awesome/src/com/sachachua/quantified/tasks/LoadRecordCategoriesTask.java"><text:span text:style-name="T14">java</text:span></text:a></text:p>
      <text:p text:style-name="P9"/>
      <text:p text:style-name="P1"><text:a xlink:type="simple" xlink:href="http://skout.com/"><text:span text:style-name="T14">http</text:span></text:a><text:a xlink:type="simple" xlink:href="http://skout.com/"><text:span text:style-name="T14">://</text:span></text:a><text:a xlink:type="simple" xlink:href="http://skout.com/"><text:span text:style-name="T14">skout</text:span></text:a><text:a xlink:type="simple" xlink:href="http://skout.com/"><text:span text:style-name="T14">.</text:span></text:a><text:a xlink:type="simple" xlink:href="http://skout.com/"><text:span text:style-name="T14">com</text:span></text:a></text:p>
      <text:p text:style-name="P1"><text:soft-page-break/><draw:frame draw:style-name="fr1" draw:name="graphics1" text:anchor-type="as-char" svg:width="5.5555in" svg:height="5.5555in" draw:z-index="0"><draw:image/></draw:frame></text:p>
      <text:p text:style-name="P1"><text:soft-page-break/><draw:frame draw:style-name="fr1" draw:name="1" text:anchor-type="as-char" svg:width="6.2811in" svg:height="4.7083in" draw:z-index="1"><draw:image/></draw:frame></text:p>
      <text:h text:style-name="P83"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ext:span text:style-name="T57">The</text:span></text:a><text:a xlink:type="simple" xlink:href="http://www.unh.edu/emotional_intelligence/EI%20Assets/Reprints...Mood%20Meas%20and%20Mood%20Cong/MCMayerGaschke1988.pdf"><text:span text:style-name="T57"> </text:span></text:a><text:a xlink:type="simple" xlink:href="http://www.unh.edu/emotional_intelligence/EI%20Assets/Reprints...Mood%20Meas%20and%20Mood%20Cong/MCMayerGaschke1988.pdf"><text:span text:style-name="T57">experience</text:span></text:a><text:a xlink:type="simple" xlink:href="http://www.unh.edu/emotional_intelligence/EI%20Assets/Reprints...Mood%20Meas%20and%20Mood%20Cong/MCMayerGaschke1988.pdf"><text:span text:style-name="T57"> </text:span></text:a><text:a xlink:type="simple" xlink:href="http://www.unh.edu/emotional_intelligence/EI%20Assets/Reprints...Mood%20Meas%20and%20Mood%20Cong/MCMayerGaschke1988.pdf"><text:span text:style-name="T57">and</text:span></text:a><text:a xlink:type="simple" xlink:href="http://www.unh.edu/emotional_intelligence/EI%20Assets/Reprints...Mood%20Meas%20and%20Mood%20Cong/MCMayerGaschke1988.pdf"><text:span text:style-name="T57"> </text:span></text:a><text:a xlink:type="simple" xlink:href="http://www.unh.edu/emotional_intelligence/EI%20Assets/Reprints...Mood%20Meas%20and%20Mood%20Cong/MCMayerGaschke1988.pdf"><text:span text:style-name="T57">meta</text:span></text:a><text:a xlink:type="simple" xlink:href="http://www.unh.edu/emotional_intelligence/EI%20Assets/Reprints...Mood%20Meas%20and%20Mood%20Cong/MCMayerGaschke1988.pdf"><text:span text:style-name="T57">-</text:span></text:a><text:a xlink:type="simple" xlink:href="http://www.unh.edu/emotional_intelligence/EI%20Assets/Reprints...Mood%20Meas%20and%20Mood%20Cong/MCMayerGaschke1988.pdf"><text:span text:style-name="T57">experience</text:span></text:a><text:a xlink:type="simple" xlink:href="http://www.unh.edu/emotional_intelligence/EI%20Assets/Reprints...Mood%20Meas%20and%20Mood%20Cong/MCMayerGaschke1988.pdf"><text:span text:style-name="T57"> </text:span></text:a><text:a xlink:type="simple" xlink:href="http://www.unh.edu/emotional_intelligence/EI%20Assets/Reprints...Mood%20Meas%20and%20Mood%20Cong/MCMayerGaschke1988.pdf"><text:span text:style-name="T57">of</text:span></text:a><text:a xlink:type="simple" xlink:href="http://www.unh.edu/emotional_intelligence/EI%20Assets/Reprints...Mood%20Meas%20and%20Mood%20Cong/MCMayerGaschke1988.pdf"><text:span text:style-name="T57"> </text:span></text:a><text:a xlink:type="simple" xlink:href="http://www.unh.edu/emotional_intelligence/EI%20Assets/Reprints...Mood%20Meas%20and%20Mood%20Cong/MCMayerGaschke1988.pdf"><text:span text:style-name="T57">mood</text:span></text:a><text:a xlink:type="simple" xlink:href="http://www.unh.edu/emotional_intelligence/EI%20Assets/Reprints...Mood%20Meas%20and%20Mood%20Cong/MCMayerGaschke1988.pdf"><text:span text:style-name="T57">.</text:span></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text:span><text:span text:style-name="T1"> </text:span><text:span text:style-name="T1">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8">Maslow</text:span><text:span text:style-name="T18">'</text:span><text:span text:style-name="T18">s</text:span><text:span text:style-name="T18"> </text:span><text:span text:style-name="T18">list</text:span><text:span text:style-name="T18"> </text:span><text:span text:style-name="T18">of</text:span><text:span text:style-name="T18"> </text:span><text:span text:style-name="T18">Metaneeds</text:span><text:span text:style-name="T18">:</text:span></text:p>
      <text:p text:style-name="P1"><text:a xlink:type="simple" xlink:href="http://en.wikipedia.org/wiki/Metamotivation"><text:span text:style-name="T10">http</text:span></text:a><text:a xlink:type="simple" xlink:href="http://en.wikipedia.org/wiki/Metamotivation"><text:span text:style-name="T10">://</text:span></text:a><text:a xlink:type="simple" xlink:href="http://en.wikipedia.org/wiki/Metamotivation"><text:span text:style-name="T10">en</text:span></text:a><text:a xlink:type="simple" xlink:href="http://en.wikipedia.org/wiki/Metamotivation"><text:span text:style-name="T10">.</text:span></text:a><text:a xlink:type="simple" xlink:href="http://en.wikipedia.org/wiki/Metamotivation"><text:span text:style-name="T10">wikipedia</text:span></text:a><text:a xlink:type="simple" xlink:href="http://en.wikipedia.org/wiki/Metamotivation"><text:span text:style-name="T10">.</text:span></text:a><text:a xlink:type="simple" xlink:href="http://en.wikipedia.org/wiki/Metamotivation"><text:span text:style-name="T10">org</text:span></text:a><text:a xlink:type="simple" xlink:href="http://en.wikipedia.org/wiki/Metamotivation"><text:span text:style-name="T10">/</text:span></text:a><text:a xlink:type="simple" xlink:href="http://en.wikipedia.org/wiki/Metamotivation"><text:span text:style-name="T10">wiki</text:span></text:a><text:a xlink:type="simple" xlink:href="http://en.wikipedia.org/wiki/Metamotivation"><text:span text:style-name="T10">/</text:span></text:a><text:a xlink:type="simple" xlink:href="http://en.wikipedia.org/wiki/Metamotivation"><text:span text:style-name="T10">Metamotivation</text:span></text:a></text:p>
      <text:list xml:id="list4509764026794556747" text:style-name="LS62">
        <text:list-item>
          <text:p text:style-name="P163"><text:soft-page-break/><text:span text:style-name="T58">Wholeness</text:span><text:span text:style-name="T58"> (</text:span><text:span text:style-name="T58">unity</text:span><text:span text:style-name="T58">)</text:span></text:p>
        </text:list-item>
        <text:list-item>
          <text:p text:style-name="P163"><text:span text:style-name="T58">Perfection</text:span><text:span text:style-name="T58"> (</text:span><text:span text:style-name="T58">balance</text:span><text:span text:style-name="T58"> </text:span><text:span text:style-name="T58">and</text:span><text:span text:style-name="T58"> </text:span><text:span text:style-name="T58">harmony</text:span><text:span text:style-name="T58">)</text:span></text:p>
        </text:list-item>
        <text:list-item>
          <text:p text:style-name="P163"><text:span text:style-name="T58">Completion</text:span><text:span text:style-name="T58"> (</text:span><text:span text:style-name="T58">ending</text:span><text:span text:style-name="T58">)</text:span></text:p>
        </text:list-item>
        <text:list-item>
          <text:p text:style-name="P163"><text:span text:style-name="T58">Justice</text:span><text:span text:style-name="T58"> (</text:span><text:span text:style-name="T58">fairness</text:span><text:span text:style-name="T58">)</text:span></text:p>
        </text:list-item>
        <text:list-item>
          <text:p text:style-name="P163"><text:span text:style-name="T58">Richness</text:span><text:span text:style-name="T58"> (</text:span><text:span text:style-name="T58">complexity</text:span><text:span text:style-name="T58">)</text:span></text:p>
        </text:list-item>
        <text:list-item>
          <text:p text:style-name="P163"><text:span text:style-name="T58">Simplicity</text:span><text:span text:style-name="T58"> (</text:span><text:span text:style-name="T58">essence</text:span><text:span text:style-name="T58">)</text:span></text:p>
        </text:list-item>
        <text:list-item>
          <text:p text:style-name="P163"><text:span text:style-name="T58">Liveliness</text:span><text:span text:style-name="T58"> (</text:span><text:span text:style-name="T58">spontaneity</text:span><text:span text:style-name="T58">)</text:span></text:p>
        </text:list-item>
        <text:list-item>
          <text:p text:style-name="P163"><text:span text:style-name="T58">Beauty</text:span><text:span text:style-name="T58"> (</text:span><text:span text:style-name="T58">rightness</text:span><text:span text:style-name="T58"> </text:span><text:span text:style-name="T58">of</text:span><text:span text:style-name="T58"> </text:span><text:span text:style-name="T58">form</text:span><text:span text:style-name="T58">)</text:span></text:p>
        </text:list-item>
        <text:list-item>
          <text:p text:style-name="P163"><text:span text:style-name="T58">Goodness</text:span><text:span text:style-name="T58"> (</text:span><text:span text:style-name="T58">benevolence</text:span><text:span text:style-name="T58">)</text:span></text:p>
        </text:list-item>
        <text:list-item>
          <text:p text:style-name="P163"><text:span text:style-name="T58">Uniqueness</text:span><text:span text:style-name="T58"> (</text:span><text:span text:style-name="T58">individuality</text:span><text:span text:style-name="T58">)</text:span></text:p>
        </text:list-item>
        <text:list-item>
          <text:p text:style-name="P163"><text:span text:style-name="T58">Playfulness</text:span><text:span text:style-name="T58"> (</text:span><text:span text:style-name="T58">ease</text:span><text:span text:style-name="T58">)</text:span></text:p>
        </text:list-item>
        <text:list-item>
          <text:p text:style-name="P163"><text:span text:style-name="T58">Truth</text:span><text:span text:style-name="T58"> (</text:span><text:span text:style-name="T58">reality</text:span><text:span text:style-name="T58">)</text:span></text:p>
        </text:list-item>
        <text:list-item>
          <text:p text:style-name="P163"><text:span text:style-name="T58">Autonomy</text:span><text:span text:style-name="T58"> (</text:span><text:span text:style-name="T58">self</text:span><text:span text:style-name="T58">-</text:span><text:span text:style-name="T58">sufficiency</text:span><text:span text:style-name="T58">)</text:span></text:p>
        </text:list-item>
        <text:list-item>
          <text:p text:style-name="P163"><text:span text:style-name="T58">Meaningfulness</text:span><text:span text:style-name="T58"> (</text:span><text:span text:style-name="T58">values</text:span><text:span text:style-name="T58">).</text:span></text:p>
        </text:list-item>
      </text:list>
      <text:p text:style-name="P46"/>
      <text:p text:style-name="P1"/>
      <text:p text:style-name="P1"/>
      <text:p text:style-name="P1"/>
      <text:h text:style-name="P82" text:outline-level="10"><text:bookmark text:name="h.fv0zf5fz5ost"/><text:span text:style-name="T56">The</text:span><text:span text:style-name="T56"> </text:span><text:span text:style-name="T56">Original</text:span><text:span text:style-name="T56"> </text:span><text:span text:style-name="T56">Idea</text:span></text:h>
      <text:p text:style-name="P1"><text:a xlink:type="simple" xlink:href="http://blog.automenta.com/2011/09/global-survival-system-online-store.html"><text:span text:style-name="T10">http</text:span></text:a><text:a xlink:type="simple" xlink:href="http://blog.automenta.com/2011/09/global-survival-system-online-store.html"><text:span text:style-name="T10">://</text:span></text:a><text:a xlink:type="simple" xlink:href="http://blog.automenta.com/2011/09/global-survival-system-online-store.html"><text:span text:style-name="T10">blog</text:span></text:a><text:a xlink:type="simple" xlink:href="http://blog.automenta.com/2011/09/global-survival-system-online-store.html"><text:span text:style-name="T10">.</text:span></text:a><text:a xlink:type="simple" xlink:href="http://blog.automenta.com/2011/09/global-survival-system-online-store.html"><text:span text:style-name="T10">automenta</text:span></text:a><text:a xlink:type="simple" xlink:href="http://blog.automenta.com/2011/09/global-survival-system-online-store.html"><text:span text:style-name="T10">.</text:span></text:a><text:a xlink:type="simple" xlink:href="http://blog.automenta.com/2011/09/global-survival-system-online-store.html"><text:span text:style-name="T10">com</text:span></text:a><text:a xlink:type="simple" xlink:href="http://blog.automenta.com/2011/09/global-survival-system-online-store.html"><text:span text:style-name="T10">/2011/09/</text:span></text:a><text:a xlink:type="simple" xlink:href="http://blog.automenta.com/2011/09/global-survival-system-online-store.html"><text:span text:style-name="T10">global</text:span></text:a><text:a xlink:type="simple" xlink:href="http://blog.automenta.com/2011/09/global-survival-system-online-store.html"><text:span text:style-name="T10">-</text:span></text:a><text:a xlink:type="simple" xlink:href="http://blog.automenta.com/2011/09/global-survival-system-online-store.html"><text:span text:style-name="T10">survival</text:span></text:a><text:a xlink:type="simple" xlink:href="http://blog.automenta.com/2011/09/global-survival-system-online-store.html"><text:span text:style-name="T10">-</text:span></text:a><text:a xlink:type="simple" xlink:href="http://blog.automenta.com/2011/09/global-survival-system-online-store.html"><text:span text:style-name="T10">system</text:span></text:a><text:a xlink:type="simple" xlink:href="http://blog.automenta.com/2011/09/global-survival-system-online-store.html"><text:span text:style-name="T10">-</text:span></text:a><text:a xlink:type="simple" xlink:href="http://blog.automenta.com/2011/09/global-survival-system-online-store.html"><text:span text:style-name="T10">online</text:span></text:a><text:a xlink:type="simple" xlink:href="http://blog.automenta.com/2011/09/global-survival-system-online-store.html"><text:span text:style-name="T10">-</text:span></text:a><text:a xlink:type="simple" xlink:href="http://blog.automenta.com/2011/09/global-survival-system-online-store.html"><text:span text:style-name="T10">store</text:span></text:a><text:a xlink:type="simple" xlink:href="http://blog.automenta.com/2011/09/global-survival-system-online-store.html"><text:span text:style-name="T10">.</text:span></text:a><text:a xlink:type="simple" xlink:href="http://blog.automenta.com/2011/09/global-survival-system-online-store.html"><text:span text:style-name="T10">html</text:span></text:a></text:p>
      <text:h text:style-name="P226" text:outline-level="10"><text:span text:style-name="T62">Global</text:span><text:span text:style-name="T62"> </text:span><text:span text:style-name="T62">Survival</text:span><text:span text:style-name="T62"> </text:span><text:span text:style-name="T62">System</text:span><text:span text:style-name="T62"> / </text:span><text:span text:style-name="T62">Online</text:span><text:span text:style-name="T62"> </text:span><text:span text:style-name="T62">Store</text:span></text:h>
      <text:p text:style-name="P45">One planned feature for GSS is a dynamic product catalog / e-store that suggests products which may be helpful in present and future situations. <text:s/>("What may I need?" button)</text:p>
      <text:p text:style-name="P45"/>
      <text:p text:style-name="P45">Originally I thought it would recommend products &amp; services which are directly related to current conditions (ex: preparedness for the presence of natural disasters)...</text:p>
      <text:p text:style-name="P45"/>
      <text:p text:style-name="P45">But recently I realized that it should also include recommendation rules which are triggered due to the LACK of certain conditions. <text:s/>(ex: if you are "far" from any hospitals, then you ought to have at least a first-aid kit)</text:p>
      <text:p text:style-name="P45"/>
      <text:p text:style-name="P45">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45"/>
      <text:p text:style-name="P45">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45"/>
      <text:p text:style-name="P45">Maybe "product" is the wrong word because the suggestions could also include freely offered services..</text:p>
      <text:p text:style-name="P45"/>
      <text:p text:style-name="P45">I can't think of a reason why an e-store like Amazon wouldn't be interested in this... <text:s/>it wouldnt require their permission -- affiliate marketing programs encourage and reward bloggers to advertise products they choose (using an embedded referral code).</text:p>
      <text:p text:style-name="P45"/>
      <text:p text:style-name="P45">Any thoughts? </text:p>
      <text:p text:style-name="P1"/>
      <text:p text:style-name="P1"/>
      <text:p text:style-name="P46"/>
      <text:h text:style-name="P220" text:outline-level="10"><text:bookmark text:name="h.t6qbxl1t96nk"/>Goal</text:h>
      <text:list xml:id="list7107724051699338468" text:style-name="LS63">
        <text:list-item>
          <text:p text:style-name="P154">expires (single shot) | recycles (repeating)</text:p>
          <text:list>
            <text:list-item>
              <text:p text:style-name="P154">mean period duration</text:p>
            </text:list-item>
            <text:list-item>
              <text:p text:style-name="P154">stay activated until dismiss?</text:p>
              <text:list>
                <text:list-item>
                  <text:p text:style-name="P154">useful for important tasks</text:p>
                </text:list-item>
              </text:list>
            </text:list-item>
            <text:list-item>
              <text:p text:style-name="P154">activation window</text:p>
              <text:list>
                <text:list-item>
                  <text:p text:style-name="P154">determines punctuality (how close to the appointed time it must occur, 0 = anytime, 1 = specifically only at that time)</text:p>
                </text:list-item>
              </text:list>
            </text:list-item>
          </text:list>
        </text:list-item>
        <text:list-item>
          <text:p text:style-name="P154">phase</text:p>
        </text:list-item>
        <text:list-item>
          <text:p text:style-name="P154">synchronous | asynchronous</text:p>
          <text:list>
            <text:list-item>
              <text:p text:style-name="P154">synchronous goals repeat at precise intervals</text:p>
            </text:list-item>
            <text:list-item>
              <text:p text:style-name="P154">asynchronous goals repeat sometime after they are completed</text:p>
            </text:list-item>
          </text:list>
        </text:list-item>
        <text:list-item>
          <text:p text:style-name="P154">repeatsRemaining</text:p>
          <text:list>
            <text:list-item>
              <text:p text:style-name="P154">-1=forever (default)</text:p>
            </text:list-item>
          </text:list>
        </text:list-item>
        <text:list-item>
          <text:p text:style-name="P154">suggested strength</text:p>
        </text:list-item>
        <text:list-item>
          <text:p text:style-name="P154">active?</text:p>
        </text:list-item>
        <text:list-item>
          <text:p text:style-name="P154">onActivate()</text:p>
        </text:list-item>
        <text:list-item>
          <text:p text:style-name="P154">onDeactivate()</text:p>
        </text:list-item>
        <text:list-item>
          <text:p text:style-name="P154">lastCompletedAt</text:p>
        </text:list-item>
      </text:list>
      <text:p text:style-name="P1"/>
      <text:h text:style-name="P220" text:outline-level="10"><text:bookmark text:name="h.sxb2vsldp9e"/>Goals View</text:h>
      <text:p text:style-name="P1"><text:a xlink:type="simple" xlink:href="https://docs.google.com/presentation/d/1gNXoyNvW70IkjfQPXEn_0kJ_3XpfJl0PugNNNMnIORk/edit#slide=id.g118eddb77_016"><text:span text:style-name="T10">https</text:span></text:a><text:a xlink:type="simple" xlink:href="https://docs.google.com/presentation/d/1gNXoyNvW70IkjfQPXEn_0kJ_3XpfJl0PugNNNMnIORk/edit#slide=id.g118eddb77_016"><text:span text:style-name="T10">://</text:span></text:a><text:a xlink:type="simple" xlink:href="https://docs.google.com/presentation/d/1gNXoyNvW70IkjfQPXEn_0kJ_3XpfJl0PugNNNMnIORk/edit#slide=id.g118eddb77_016"><text:span text:style-name="T10">docs</text:span></text:a><text:a xlink:type="simple" xlink:href="https://docs.google.com/presentation/d/1gNXoyNvW70IkjfQPXEn_0kJ_3XpfJl0PugNNNMnIORk/edit#slide=id.g118eddb77_016"><text:span text:style-name="T10">.</text:span></text:a><text:a xlink:type="simple" xlink:href="https://docs.google.com/presentation/d/1gNXoyNvW70IkjfQPXEn_0kJ_3XpfJl0PugNNNMnIORk/edit#slide=id.g118eddb77_016"><text:span text:style-name="T10">google</text:span></text:a><text:a xlink:type="simple" xlink:href="https://docs.google.com/presentation/d/1gNXoyNvW70IkjfQPXEn_0kJ_3XpfJl0PugNNNMnIORk/edit#slide=id.g118eddb77_016"><text:span text:style-name="T10">.</text:span></text:a><text:a xlink:type="simple" xlink:href="https://docs.google.com/presentation/d/1gNXoyNvW70IkjfQPXEn_0kJ_3XpfJl0PugNNNMnIORk/edit#slide=id.g118eddb77_016"><text:span text:style-name="T10">com</text:span></text:a><text:a xlink:type="simple" xlink:href="https://docs.google.com/presentation/d/1gNXoyNvW70IkjfQPXEn_0kJ_3XpfJl0PugNNNMnIORk/edit#slide=id.g118eddb77_016"><text:span text:style-name="T10">/</text:span></text:a><text:a xlink:type="simple" xlink:href="https://docs.google.com/presentation/d/1gNXoyNvW70IkjfQPXEn_0kJ_3XpfJl0PugNNNMnIORk/edit#slide=id.g118eddb77_016"><text:span text:style-name="T10">presentation</text:span></text:a><text:a xlink:type="simple" xlink:href="https://docs.google.com/presentation/d/1gNXoyNvW70IkjfQPXEn_0kJ_3XpfJl0PugNNNMnIORk/edit#slide=id.g118eddb77_016"><text:span text:style-name="T10">/</text:span></text:a><text:a xlink:type="simple" xlink:href="https://docs.google.com/presentation/d/1gNXoyNvW70IkjfQPXEn_0kJ_3XpfJl0PugNNNMnIORk/edit#slide=id.g118eddb77_016"><text:span text:style-name="T10">d</text:span></text:a><text:a xlink:type="simple" xlink:href="https://docs.google.com/presentation/d/1gNXoyNvW70IkjfQPXEn_0kJ_3XpfJl0PugNNNMnIORk/edit#slide=id.g118eddb77_016"><text:span text:style-name="T10">/1</text:span></text:a><text:a xlink:type="simple" xlink:href="https://docs.google.com/presentation/d/1gNXoyNvW70IkjfQPXEn_0kJ_3XpfJl0PugNNNMnIORk/edit#slide=id.g118eddb77_016"><text:span text:style-name="T10">gNXoyNvW</text:span></text:a><text:a xlink:type="simple" xlink:href="https://docs.google.com/presentation/d/1gNXoyNvW70IkjfQPXEn_0kJ_3XpfJl0PugNNNMnIORk/edit#slide=id.g118eddb77_016"><text:span text:style-name="T10">70</text:span></text:a><text:a xlink:type="simple" xlink:href="https://docs.google.com/presentation/d/1gNXoyNvW70IkjfQPXEn_0kJ_3XpfJl0PugNNNMnIORk/edit#slide=id.g118eddb77_016"><text:span text:style-name="T10">IkjfQPXEn</text:span></text:a><text:a xlink:type="simple" xlink:href="https://docs.google.com/presentation/d/1gNXoyNvW70IkjfQPXEn_0kJ_3XpfJl0PugNNNMnIORk/edit#slide=id.g118eddb77_016"><text:span text:style-name="T10">_0</text:span></text:a><text:a xlink:type="simple" xlink:href="https://docs.google.com/presentation/d/1gNXoyNvW70IkjfQPXEn_0kJ_3XpfJl0PugNNNMnIORk/edit#slide=id.g118eddb77_016"><text:span text:style-name="T10">kJ</text:span></text:a><text:a xlink:type="simple" xlink:href="https://docs.google.com/presentation/d/1gNXoyNvW70IkjfQPXEn_0kJ_3XpfJl0PugNNNMnIORk/edit#slide=id.g118eddb77_016"><text:span text:style-name="T10">_3</text:span></text:a><text:a xlink:type="simple" xlink:href="https://docs.google.com/presentation/d/1gNXoyNvW70IkjfQPXEn_0kJ_3XpfJl0PugNNNMnIORk/edit#slide=id.g118eddb77_016"><text:span text:style-name="T10">XpfJl</text:span></text:a><text:a xlink:type="simple" xlink:href="https://docs.google.com/presentation/d/1gNXoyNvW70IkjfQPXEn_0kJ_3XpfJl0PugNNNMnIORk/edit#slide=id.g118eddb77_016"><text:span text:style-name="T10">0</text:span></text:a><text:a xlink:type="simple" xlink:href="https://docs.google.com/presentation/d/1gNXoyNvW70IkjfQPXEn_0kJ_3XpfJl0PugNNNMnIORk/edit#slide=id.g118eddb77_016"><text:span text:style-name="T10">PugNNNMnIORk</text:span></text:a><text:a xlink:type="simple" xlink:href="https://docs.google.com/presentation/d/1gNXoyNvW70IkjfQPXEn_0kJ_3XpfJl0PugNNNMnIORk/edit#slide=id.g118eddb77_016"><text:span text:style-name="T10">/</text:span></text:a><text:a xlink:type="simple" xlink:href="https://docs.google.com/presentation/d/1gNXoyNvW70IkjfQPXEn_0kJ_3XpfJl0PugNNNMnIORk/edit#slide=id.g118eddb77_016"><text:span text:style-name="T10">edit</text:span></text:a><text:a xlink:type="simple" xlink:href="https://docs.google.com/presentation/d/1gNXoyNvW70IkjfQPXEn_0kJ_3XpfJl0PugNNNMnIORk/edit#slide=id.g118eddb77_016"><text:span text:style-name="T10">#</text:span></text:a><text:a xlink:type="simple" xlink:href="https://docs.google.com/presentation/d/1gNXoyNvW70IkjfQPXEn_0kJ_3XpfJl0PugNNNMnIORk/edit#slide=id.g118eddb77_016"><text:span text:style-name="T10">slide</text:span></text:a><text:a xlink:type="simple" xlink:href="https://docs.google.com/presentation/d/1gNXoyNvW70IkjfQPXEn_0kJ_3XpfJl0PugNNNMnIORk/edit#slide=id.g118eddb77_016"><text:span text:style-name="T10">=</text:span></text:a><text:a xlink:type="simple" xlink:href="https://docs.google.com/presentation/d/1gNXoyNvW70IkjfQPXEn_0kJ_3XpfJl0PugNNNMnIORk/edit#slide=id.g118eddb77_016"><text:span text:style-name="T10">id</text:span></text:a><text:a xlink:type="simple" xlink:href="https://docs.google.com/presentation/d/1gNXoyNvW70IkjfQPXEn_0kJ_3XpfJl0PugNNNMnIORk/edit#slide=id.g118eddb77_016"><text:span text:style-name="T10">.</text:span></text:a><text:a xlink:type="simple" xlink:href="https://docs.google.com/presentation/d/1gNXoyNvW70IkjfQPXEn_0kJ_3XpfJl0PugNNNMnIORk/edit#slide=id.g118eddb77_016"><text:span text:style-name="T10">g</text:span></text:a><text:a xlink:type="simple" xlink:href="https://docs.google.com/presentation/d/1gNXoyNvW70IkjfQPXEn_0kJ_3XpfJl0PugNNNMnIORk/edit#slide=id.g118eddb77_016"><text:span text:style-name="T10">118</text:span></text:a><text:a xlink:type="simple" xlink:href="https://docs.google.com/presentation/d/1gNXoyNvW70IkjfQPXEn_0kJ_3XpfJl0PugNNNMnIORk/edit#slide=id.g118eddb77_016"><text:span text:style-name="T10">eddb</text:span></text:a><text:a xlink:type="simple" xlink:href="https://docs.google.com/presentation/d/1gNXoyNvW70IkjfQPXEn_0kJ_3XpfJl0PugNNNMnIORk/edit#slide=id.g118eddb77_016"><text:span text:style-name="T10">77_016</text:span></text:a></text:p>
      <text:list xml:id="list3916234192646346203" text:style-name="LS64">
        <text:list-item>
          <text:p text:style-name="P155">displays current goals</text:p>
          <text:list>
            <text:list-item>
              <text:p text:style-name="P155">set as complete</text:p>
            </text:list-item>
            <text:list-item>
              <text:p text:style-name="P155">set as ignored</text:p>
            </text:list-item>
            <text:list-item>
              <text:p text:style-name="P155">pause (inactivate it)</text:p>
            </text:list-item>
            <text:list-item>
              <text:p text:style-name="P155">delete</text:p>
            </text:list-item>
          </text:list>
        </text:list-item>
        <text:list-item>
          <text:p text:style-name="P155">displays future goals in histogram binned to arbitrary future range</text:p>
        </text:list-item>
        <text:list-item>
          <text:p text:style-name="P155">button to add new goal or select from a list (see the survival items at top)</text:p>
        </text:list-item>
      </text:list>
      <text:p text:style-name="P1"/>
      <text:p text:style-name="P58"/>
      <text:h text:style-name="P84" text:outline-level="10">Sensors</text:h>
      <text:h text:style-name="P221" text:outline-level="10">Mapping</text:h>
      <text:p text:style-name="P1"><text:a xlink:type="simple" xlink:href="http://en.wikipedia.org/wiki/Public_Participation_GIS"><text:span text:style-name="T63">http</text:span></text:a><text:a xlink:type="simple" xlink:href="http://en.wikipedia.org/wiki/Public_Participation_GIS"><text:span text:style-name="T63">://</text:span></text:a><text:a xlink:type="simple" xlink:href="http://en.wikipedia.org/wiki/Public_Participation_GIS"><text:span text:style-name="T63">en</text:span></text:a><text:a xlink:type="simple" xlink:href="http://en.wikipedia.org/wiki/Public_Participation_GIS"><text:span text:style-name="T63">.</text:span></text:a><text:a xlink:type="simple" xlink:href="http://en.wikipedia.org/wiki/Public_Participation_GIS"><text:span text:style-name="T63">wikipedia</text:span></text:a><text:a xlink:type="simple" xlink:href="http://en.wikipedia.org/wiki/Public_Participation_GIS"><text:span text:style-name="T63">.</text:span></text:a><text:a xlink:type="simple" xlink:href="http://en.wikipedia.org/wiki/Public_Participation_GIS"><text:span text:style-name="T63">org</text:span></text:a><text:a xlink:type="simple" xlink:href="http://en.wikipedia.org/wiki/Public_Participation_GIS"><text:span text:style-name="T63">/</text:span></text:a><text:a xlink:type="simple" xlink:href="http://en.wikipedia.org/wiki/Public_Participation_GIS"><text:span text:style-name="T63">wiki</text:span></text:a><text:a xlink:type="simple" xlink:href="http://en.wikipedia.org/wiki/Public_Participation_GIS"><text:span text:style-name="T63">/</text:span></text:a><text:a xlink:type="simple" xlink:href="http://en.wikipedia.org/wiki/Public_Participation_GIS"><text:span text:style-name="T63">Public</text:span></text:a><text:a xlink:type="simple" xlink:href="http://en.wikipedia.org/wiki/Public_Participation_GIS"><text:span text:style-name="T63">_</text:span></text:a><text:a xlink:type="simple" xlink:href="http://en.wikipedia.org/wiki/Public_Participation_GIS"><text:span text:style-name="T63">Participation</text:span></text:a><text:a xlink:type="simple" xlink:href="http://en.wikipedia.org/wiki/Public_Participation_GIS"><text:span text:style-name="T63">_</text:span></text:a><text:a xlink:type="simple" xlink:href="http://en.wikipedia.org/wiki/Public_Participation_GIS"><text:span text:style-name="T63">GIS</text:span></text:a></text:p>
      <text:p text:style-name="P1"><text:a xlink:type="simple" xlink:href="http://en.wikipedia.org/wiki/Collaborative_mapping"><text:span text:style-name="T63">http</text:span></text:a><text:a xlink:type="simple" xlink:href="http://en.wikipedia.org/wiki/Collaborative_mapping"><text:span text:style-name="T63">://</text:span></text:a><text:a xlink:type="simple" xlink:href="http://en.wikipedia.org/wiki/Collaborative_mapping"><text:span text:style-name="T63">en</text:span></text:a><text:a xlink:type="simple" xlink:href="http://en.wikipedia.org/wiki/Collaborative_mapping"><text:span text:style-name="T63">.</text:span></text:a><text:a xlink:type="simple" xlink:href="http://en.wikipedia.org/wiki/Collaborative_mapping"><text:span text:style-name="T63">wikipedia</text:span></text:a><text:a xlink:type="simple" xlink:href="http://en.wikipedia.org/wiki/Collaborative_mapping"><text:span text:style-name="T63">.</text:span></text:a><text:a xlink:type="simple" xlink:href="http://en.wikipedia.org/wiki/Collaborative_mapping"><text:span text:style-name="T63">org</text:span></text:a><text:a xlink:type="simple" xlink:href="http://en.wikipedia.org/wiki/Collaborative_mapping"><text:span text:style-name="T63">/</text:span></text:a><text:a xlink:type="simple" xlink:href="http://en.wikipedia.org/wiki/Collaborative_mapping"><text:span text:style-name="T63">wiki</text:span></text:a><text:a xlink:type="simple" xlink:href="http://en.wikipedia.org/wiki/Collaborative_mapping"><text:span text:style-name="T63">/</text:span></text:a><text:a xlink:type="simple" xlink:href="http://en.wikipedia.org/wiki/Collaborative_mapping"><text:span text:style-name="T63">Collaborative</text:span></text:a><text:a xlink:type="simple" xlink:href="http://en.wikipedia.org/wiki/Collaborative_mapping"><text:span text:style-name="T63">_</text:span></text:a><text:a xlink:type="simple" xlink:href="http://en.wikipedia.org/wiki/Collaborative_mapping"><text:span text:style-name="T63">mapping</text:span></text:a></text:p>
      <text:p text:style-name="P1"><text:a xlink:type="simple" xlink:href="http://en.wikipedia.org/wiki/Participatory_GIS"><text:span text:style-name="T63">http</text:span></text:a><text:a xlink:type="simple" xlink:href="http://en.wikipedia.org/wiki/Participatory_GIS"><text:span text:style-name="T63">://</text:span></text:a><text:a xlink:type="simple" xlink:href="http://en.wikipedia.org/wiki/Participatory_GIS"><text:span text:style-name="T63">en</text:span></text:a><text:a xlink:type="simple" xlink:href="http://en.wikipedia.org/wiki/Participatory_GIS"><text:span text:style-name="T63">.</text:span></text:a><text:a xlink:type="simple" xlink:href="http://en.wikipedia.org/wiki/Participatory_GIS"><text:span text:style-name="T63">wikipedia</text:span></text:a><text:a xlink:type="simple" xlink:href="http://en.wikipedia.org/wiki/Participatory_GIS"><text:span text:style-name="T63">.</text:span></text:a><text:a xlink:type="simple" xlink:href="http://en.wikipedia.org/wiki/Participatory_GIS"><text:span text:style-name="T63">org</text:span></text:a><text:a xlink:type="simple" xlink:href="http://en.wikipedia.org/wiki/Participatory_GIS"><text:span text:style-name="T63">/</text:span></text:a><text:a xlink:type="simple" xlink:href="http://en.wikipedia.org/wiki/Participatory_GIS"><text:span text:style-name="T63">wiki</text:span></text:a><text:a xlink:type="simple" xlink:href="http://en.wikipedia.org/wiki/Participatory_GIS"><text:span text:style-name="T63">/</text:span></text:a><text:a xlink:type="simple" xlink:href="http://en.wikipedia.org/wiki/Participatory_GIS"><text:span text:style-name="T63">Participatory</text:span></text:a><text:a xlink:type="simple" xlink:href="http://en.wikipedia.org/wiki/Participatory_GIS"><text:span text:style-name="T63">_</text:span></text:a><text:a xlink:type="simple" xlink:href="http://en.wikipedia.org/wiki/Participatory_GIS"><text:span text:style-name="T63">GIS</text:span></text:a></text:p>
      <text:p text:style-name="P1"><text:a xlink:type="simple" xlink:href="http://en.wikipedia.org/wiki/Neighborhood_planning"><text:span text:style-name="T63">http</text:span></text:a><text:a xlink:type="simple" xlink:href="http://en.wikipedia.org/wiki/Neighborhood_planning"><text:span text:style-name="T63">://</text:span></text:a><text:a xlink:type="simple" xlink:href="http://en.wikipedia.org/wiki/Neighborhood_planning"><text:span text:style-name="T63">en</text:span></text:a><text:a xlink:type="simple" xlink:href="http://en.wikipedia.org/wiki/Neighborhood_planning"><text:span text:style-name="T63">.</text:span></text:a><text:a xlink:type="simple" xlink:href="http://en.wikipedia.org/wiki/Neighborhood_planning"><text:span text:style-name="T63">wikipedia</text:span></text:a><text:a xlink:type="simple" xlink:href="http://en.wikipedia.org/wiki/Neighborhood_planning"><text:span text:style-name="T63">.</text:span></text:a><text:a xlink:type="simple" xlink:href="http://en.wikipedia.org/wiki/Neighborhood_planning"><text:span text:style-name="T63">org</text:span></text:a><text:a xlink:type="simple" xlink:href="http://en.wikipedia.org/wiki/Neighborhood_planning"><text:span text:style-name="T63">/</text:span></text:a><text:a xlink:type="simple" xlink:href="http://en.wikipedia.org/wiki/Neighborhood_planning"><text:span text:style-name="T63">wiki</text:span></text:a><text:a xlink:type="simple" xlink:href="http://en.wikipedia.org/wiki/Neighborhood_planning"><text:span text:style-name="T63">/</text:span></text:a><text:a xlink:type="simple" xlink:href="http://en.wikipedia.org/wiki/Neighborhood_planning"><text:span text:style-name="T63">Neighborhood</text:span></text:a><text:a xlink:type="simple" xlink:href="http://en.wikipedia.org/wiki/Neighborhood_planning"><text:span text:style-name="T63">_</text:span></text:a><text:a xlink:type="simple" xlink:href="http://en.wikipedia.org/wiki/Neighborhood_planning"><text:span text:style-name="T63">planning</text:span></text:a></text:p>
      <text:p text:style-name="P1"><text:a xlink:type="simple" xlink:href="http://en.wikipedia.org/wiki/Volunteered_Geographic_Information"><text:span text:style-name="T63">http</text:span></text:a><text:a xlink:type="simple" xlink:href="http://en.wikipedia.org/wiki/Volunteered_Geographic_Information"><text:span text:style-name="T63">://</text:span></text:a><text:a xlink:type="simple" xlink:href="http://en.wikipedia.org/wiki/Volunteered_Geographic_Information"><text:span text:style-name="T63">en</text:span></text:a><text:a xlink:type="simple" xlink:href="http://en.wikipedia.org/wiki/Volunteered_Geographic_Information"><text:span text:style-name="T63">.</text:span></text:a><text:a xlink:type="simple" xlink:href="http://en.wikipedia.org/wiki/Volunteered_Geographic_Information"><text:span text:style-name="T63">wikipedia</text:span></text:a><text:a xlink:type="simple" xlink:href="http://en.wikipedia.org/wiki/Volunteered_Geographic_Information"><text:span text:style-name="T63">.</text:span></text:a><text:a xlink:type="simple" xlink:href="http://en.wikipedia.org/wiki/Volunteered_Geographic_Information"><text:span text:style-name="T63">org</text:span></text:a><text:a xlink:type="simple" xlink:href="http://en.wikipedia.org/wiki/Volunteered_Geographic_Information"><text:span text:style-name="T63">/</text:span></text:a><text:a xlink:type="simple" xlink:href="http://en.wikipedia.org/wiki/Volunteered_Geographic_Information"><text:span text:style-name="T63">wiki</text:span></text:a><text:a xlink:type="simple" xlink:href="http://en.wikipedia.org/wiki/Volunteered_Geographic_Information"><text:span text:style-name="T63">/</text:span></text:a><text:a xlink:type="simple" xlink:href="http://en.wikipedia.org/wiki/Volunteered_Geographic_Information"><text:span text:style-name="T63">Volunteered</text:span></text:a><text:a xlink:type="simple" xlink:href="http://en.wikipedia.org/wiki/Volunteered_Geographic_Information"><text:span text:style-name="T63">_</text:span></text:a><text:a xlink:type="simple" xlink:href="http://en.wikipedia.org/wiki/Volunteered_Geographic_Information"><text:span text:style-name="T63">Geographic</text:span></text:a><text:a xlink:type="simple" xlink:href="http://en.wikipedia.org/wiki/Volunteered_Geographic_Information"><text:span text:style-name="T63">_</text:span></text:a><text:a xlink:type="simple" xlink:href="http://en.wikipedia.org/wiki/Volunteered_Geographic_Information"><text:span text:style-name="T63">Information</text:span></text:a></text:p>
      <text:p text:style-name="P1"><text:a xlink:type="simple" xlink:href="http://en.wikipedia.org/wiki/Web_mapping"><text:span text:style-name="T63">http</text:span></text:a><text:a xlink:type="simple" xlink:href="http://en.wikipedia.org/wiki/Web_mapping"><text:span text:style-name="T63">://</text:span></text:a><text:a xlink:type="simple" xlink:href="http://en.wikipedia.org/wiki/Web_mapping"><text:span text:style-name="T63">en</text:span></text:a><text:a xlink:type="simple" xlink:href="http://en.wikipedia.org/wiki/Web_mapping"><text:span text:style-name="T63">.</text:span></text:a><text:a xlink:type="simple" xlink:href="http://en.wikipedia.org/wiki/Web_mapping"><text:span text:style-name="T63">wikipedia</text:span></text:a><text:a xlink:type="simple" xlink:href="http://en.wikipedia.org/wiki/Web_mapping"><text:span text:style-name="T63">.</text:span></text:a><text:a xlink:type="simple" xlink:href="http://en.wikipedia.org/wiki/Web_mapping"><text:span text:style-name="T63">org</text:span></text:a><text:a xlink:type="simple" xlink:href="http://en.wikipedia.org/wiki/Web_mapping"><text:span text:style-name="T63">/</text:span></text:a><text:a xlink:type="simple" xlink:href="http://en.wikipedia.org/wiki/Web_mapping"><text:span text:style-name="T63">wiki</text:span></text:a><text:a xlink:type="simple" xlink:href="http://en.wikipedia.org/wiki/Web_mapping"><text:span text:style-name="T63">/</text:span></text:a><text:a xlink:type="simple" xlink:href="http://en.wikipedia.org/wiki/Web_mapping"><text:span text:style-name="T63">Web</text:span></text:a><text:a xlink:type="simple" xlink:href="http://en.wikipedia.org/wiki/Web_mapping"><text:span text:style-name="T63">_</text:span></text:a><text:a xlink:type="simple" xlink:href="http://en.wikipedia.org/wiki/Web_mapping"><text:span text:style-name="T63">mapping</text:span></text:a></text:p>
      <text:p text:style-name="P1"><text:a xlink:type="simple" xlink:href="http://en.wikipedia.org/wiki/Neogeography"><text:span text:style-name="T63">http</text:span></text:a><text:a xlink:type="simple" xlink:href="http://en.wikipedia.org/wiki/Neogeography"><text:span text:style-name="T63">://</text:span></text:a><text:a xlink:type="simple" xlink:href="http://en.wikipedia.org/wiki/Neogeography"><text:span text:style-name="T63">en</text:span></text:a><text:a xlink:type="simple" xlink:href="http://en.wikipedia.org/wiki/Neogeography"><text:span text:style-name="T63">.</text:span></text:a><text:a xlink:type="simple" xlink:href="http://en.wikipedia.org/wiki/Neogeography"><text:span text:style-name="T63">wikipedia</text:span></text:a><text:a xlink:type="simple" xlink:href="http://en.wikipedia.org/wiki/Neogeography"><text:span text:style-name="T63">.</text:span></text:a><text:a xlink:type="simple" xlink:href="http://en.wikipedia.org/wiki/Neogeography"><text:span text:style-name="T63">org</text:span></text:a><text:a xlink:type="simple" xlink:href="http://en.wikipedia.org/wiki/Neogeography"><text:span text:style-name="T63">/</text:span></text:a><text:a xlink:type="simple" xlink:href="http://en.wikipedia.org/wiki/Neogeography"><text:span text:style-name="T63">wiki</text:span></text:a><text:a xlink:type="simple" xlink:href="http://en.wikipedia.org/wiki/Neogeography"><text:span text:style-name="T63">/</text:span></text:a><text:a xlink:type="simple" xlink:href="http://en.wikipedia.org/wiki/Neogeography"><text:span text:style-name="T63">Neogeography</text:span></text:a></text:p>
      <text:p text:style-name="P10"/>
      <text:p text:style-name="P10"/>
      <text:h text:style-name="P222" text:outline-level="10">Quality of Life</text:h>
      <text:p text:style-name="P1"><text:a xlink:type="simple" xlink:href="http://en.wikipedia.org/wiki/Quality_of_life"><text:span text:style-name="T63">http</text:span></text:a><text:a xlink:type="simple" xlink:href="http://en.wikipedia.org/wiki/Quality_of_life"><text:span text:style-name="T63">://</text:span></text:a><text:a xlink:type="simple" xlink:href="http://en.wikipedia.org/wiki/Quality_of_life"><text:span text:style-name="T63">en</text:span></text:a><text:a xlink:type="simple" xlink:href="http://en.wikipedia.org/wiki/Quality_of_life"><text:span text:style-name="T63">.</text:span></text:a><text:a xlink:type="simple" xlink:href="http://en.wikipedia.org/wiki/Quality_of_life"><text:span text:style-name="T63">wikipedia</text:span></text:a><text:a xlink:type="simple" xlink:href="http://en.wikipedia.org/wiki/Quality_of_life"><text:span text:style-name="T63">.</text:span></text:a><text:a xlink:type="simple" xlink:href="http://en.wikipedia.org/wiki/Quality_of_life"><text:span text:style-name="T63">org</text:span></text:a><text:a xlink:type="simple" xlink:href="http://en.wikipedia.org/wiki/Quality_of_life"><text:span text:style-name="T63">/</text:span></text:a><text:a xlink:type="simple" xlink:href="http://en.wikipedia.org/wiki/Quality_of_life"><text:span text:style-name="T63">wiki</text:span></text:a><text:a xlink:type="simple" xlink:href="http://en.wikipedia.org/wiki/Quality_of_life"><text:span text:style-name="T63">/</text:span></text:a><text:a xlink:type="simple" xlink:href="http://en.wikipedia.org/wiki/Quality_of_life"><text:span text:style-name="T63">Quality</text:span></text:a><text:a xlink:type="simple" xlink:href="http://en.wikipedia.org/wiki/Quality_of_life"><text:span text:style-name="T63">_</text:span></text:a><text:a xlink:type="simple" xlink:href="http://en.wikipedia.org/wiki/Quality_of_life"><text:span text:style-name="T63">of</text:span></text:a><text:a xlink:type="simple" xlink:href="http://en.wikipedia.org/wiki/Quality_of_life"><text:span text:style-name="T63">_</text:span></text:a><text:a xlink:type="simple" xlink:href="http://en.wikipedia.org/wiki/Quality_of_life"><text:span text:style-name="T63">life</text:span></text:a></text:p>
      <text:p text:style-name="P1">http://en.wikipedia.org/wiki/Gross_National_Happiness</text:p>
      <text:p text:style-name="P1"><text:a xlink:type="simple" xlink:href="http://en.wikipedia.org/wiki/Physical_Quality_of_Life_Index"><text:span text:style-name="T63">http</text:span></text:a><text:a xlink:type="simple" xlink:href="http://en.wikipedia.org/wiki/Physical_Quality_of_Life_Index"><text:span text:style-name="T63">://</text:span></text:a><text:a xlink:type="simple" xlink:href="http://en.wikipedia.org/wiki/Physical_Quality_of_Life_Index"><text:span text:style-name="T63">en</text:span></text:a><text:a xlink:type="simple" xlink:href="http://en.wikipedia.org/wiki/Physical_Quality_of_Life_Index"><text:span text:style-name="T63">.</text:span></text:a><text:a xlink:type="simple" xlink:href="http://en.wikipedia.org/wiki/Physical_Quality_of_Life_Index"><text:span text:style-name="T63">wikipedia</text:span></text:a><text:a xlink:type="simple" xlink:href="http://en.wikipedia.org/wiki/Physical_Quality_of_Life_Index"><text:span text:style-name="T63">.</text:span></text:a><text:a xlink:type="simple" xlink:href="http://en.wikipedia.org/wiki/Physical_Quality_of_Life_Index"><text:span text:style-name="T63">org</text:span></text:a><text:a xlink:type="simple" xlink:href="http://en.wikipedia.org/wiki/Physical_Quality_of_Life_Index"><text:span text:style-name="T63">/</text:span></text:a><text:a xlink:type="simple" xlink:href="http://en.wikipedia.org/wiki/Physical_Quality_of_Life_Index"><text:span text:style-name="T63">wiki</text:span></text:a><text:a xlink:type="simple" xlink:href="http://en.wikipedia.org/wiki/Physical_Quality_of_Life_Index"><text:span text:style-name="T63">/</text:span></text:a><text:a xlink:type="simple" xlink:href="http://en.wikipedia.org/wiki/Physical_Quality_of_Life_Index"><text:span text:style-name="T63">Physical</text:span></text:a><text:a xlink:type="simple" xlink:href="http://en.wikipedia.org/wiki/Physical_Quality_of_Life_Index"><text:span text:style-name="T63">_</text:span></text:a><text:a xlink:type="simple" xlink:href="http://en.wikipedia.org/wiki/Physical_Quality_of_Life_Index"><text:span text:style-name="T63">Quality</text:span></text:a><text:a xlink:type="simple" xlink:href="http://en.wikipedia.org/wiki/Physical_Quality_of_Life_Index"><text:span text:style-name="T63">_</text:span></text:a><text:a xlink:type="simple" xlink:href="http://en.wikipedia.org/wiki/Physical_Quality_of_Life_Index"><text:span text:style-name="T63">of</text:span></text:a><text:a xlink:type="simple" xlink:href="http://en.wikipedia.org/wiki/Physical_Quality_of_Life_Index"><text:span text:style-name="T63">_</text:span></text:a><text:a xlink:type="simple" xlink:href="http://en.wikipedia.org/wiki/Physical_Quality_of_Life_Index"><text:span text:style-name="T63">Life</text:span></text:a><text:a xlink:type="simple" xlink:href="http://en.wikipedia.org/wiki/Physical_Quality_of_Life_Index"><text:span text:style-name="T63">_</text:span></text:a><text:a xlink:type="simple" xlink:href="http://en.wikipedia.org/wiki/Physical_Quality_of_Life_Index"><text:span text:style-name="T63">Index</text:span></text:a></text:p>
      <text:p text:style-name="P1"><text:a xlink:type="simple" xlink:href="http://en.wikipedia.org/wiki/Quality-of-life_index"><text:span text:style-name="T63">http</text:span></text:a><text:a xlink:type="simple" xlink:href="http://en.wikipedia.org/wiki/Quality-of-life_index"><text:span text:style-name="T63">://</text:span></text:a><text:a xlink:type="simple" xlink:href="http://en.wikipedia.org/wiki/Quality-of-life_index"><text:span text:style-name="T63">en</text:span></text:a><text:a xlink:type="simple" xlink:href="http://en.wikipedia.org/wiki/Quality-of-life_index"><text:span text:style-name="T63">.</text:span></text:a><text:a xlink:type="simple" xlink:href="http://en.wikipedia.org/wiki/Quality-of-life_index"><text:span text:style-name="T63">wikipedia</text:span></text:a><text:a xlink:type="simple" xlink:href="http://en.wikipedia.org/wiki/Quality-of-life_index"><text:span text:style-name="T63">.</text:span></text:a><text:a xlink:type="simple" xlink:href="http://en.wikipedia.org/wiki/Quality-of-life_index"><text:span text:style-name="T63">org</text:span></text:a><text:a xlink:type="simple" xlink:href="http://en.wikipedia.org/wiki/Quality-of-life_index"><text:span text:style-name="T63">/</text:span></text:a><text:a xlink:type="simple" xlink:href="http://en.wikipedia.org/wiki/Quality-of-life_index"><text:span text:style-name="T63">wiki</text:span></text:a><text:a xlink:type="simple" xlink:href="http://en.wikipedia.org/wiki/Quality-of-life_index"><text:span text:style-name="T63">/</text:span></text:a><text:a xlink:type="simple" xlink:href="http://en.wikipedia.org/wiki/Quality-of-life_index"><text:span text:style-name="T63">Quality</text:span></text:a><text:a xlink:type="simple" xlink:href="http://en.wikipedia.org/wiki/Quality-of-life_index"><text:span text:style-name="T63">-</text:span></text:a><text:a xlink:type="simple" xlink:href="http://en.wikipedia.org/wiki/Quality-of-life_index"><text:span text:style-name="T63">of</text:span></text:a><text:a xlink:type="simple" xlink:href="http://en.wikipedia.org/wiki/Quality-of-life_index"><text:span text:style-name="T63">-</text:span></text:a><text:a xlink:type="simple" xlink:href="http://en.wikipedia.org/wiki/Quality-of-life_index"><text:span text:style-name="T63">life</text:span></text:a><text:a xlink:type="simple" xlink:href="http://en.wikipedia.org/wiki/Quality-of-life_index"><text:span text:style-name="T63">_</text:span></text:a><text:a xlink:type="simple" xlink:href="http://en.wikipedia.org/wiki/Quality-of-life_index"><text:span text:style-name="T63">index</text:span></text:a></text:p>
      <text:p text:style-name="P1"><text:a xlink:type="simple" xlink:href="http://en.wikipedia.org/wiki/Quality_of_life_%28healthcare%29"><text:span text:style-name="T63">http</text:span></text:a><text:a xlink:type="simple" xlink:href="http://en.wikipedia.org/wiki/Quality_of_life_%28healthcare%29"><text:span text:style-name="T63">://</text:span></text:a><text:a xlink:type="simple" xlink:href="http://en.wikipedia.org/wiki/Quality_of_life_%28healthcare%29"><text:span text:style-name="T63">en</text:span></text:a><text:a xlink:type="simple" xlink:href="http://en.wikipedia.org/wiki/Quality_of_life_%28healthcare%29"><text:span text:style-name="T63">.</text:span></text:a><text:a xlink:type="simple" xlink:href="http://en.wikipedia.org/wiki/Quality_of_life_%28healthcare%29"><text:span text:style-name="T63">wikipedia</text:span></text:a><text:a xlink:type="simple" xlink:href="http://en.wikipedia.org/wiki/Quality_of_life_%28healthcare%29"><text:span text:style-name="T63">.</text:span></text:a><text:a xlink:type="simple" xlink:href="http://en.wikipedia.org/wiki/Quality_of_life_%28healthcare%29"><text:span text:style-name="T63">org</text:span></text:a><text:a xlink:type="simple" xlink:href="http://en.wikipedia.org/wiki/Quality_of_life_%28healthcare%29"><text:span text:style-name="T63">/</text:span></text:a><text:a xlink:type="simple" xlink:href="http://en.wikipedia.org/wiki/Quality_of_life_%28healthcare%29"><text:span text:style-name="T63">wiki</text:span></text:a><text:a xlink:type="simple" xlink:href="http://en.wikipedia.org/wiki/Quality_of_life_%28healthcare%29"><text:span text:style-name="T63">/</text:span></text:a><text:a xlink:type="simple" xlink:href="http://en.wikipedia.org/wiki/Quality_of_life_%28healthcare%29"><text:span text:style-name="T63">Quality</text:span></text:a><text:a xlink:type="simple" xlink:href="http://en.wikipedia.org/wiki/Quality_of_life_%28healthcare%29"><text:span text:style-name="T63">_</text:span></text:a><text:a xlink:type="simple" xlink:href="http://en.wikipedia.org/wiki/Quality_of_life_%28healthcare%29"><text:span text:style-name="T63">of</text:span></text:a><text:a xlink:type="simple" xlink:href="http://en.wikipedia.org/wiki/Quality_of_life_%28healthcare%29"><text:span text:style-name="T63">_</text:span></text:a><text:a xlink:type="simple" xlink:href="http://en.wikipedia.org/wiki/Quality_of_life_%28healthcare%29"><text:span text:style-name="T63">life</text:span></text:a><text:a xlink:type="simple" xlink:href="http://en.wikipedia.org/wiki/Quality_of_life_%28healthcare%29"><text:span text:style-name="T63">_%28</text:span></text:a><text:a xlink:type="simple" xlink:href="http://en.wikipedia.org/wiki/Quality_of_life_%28healthcare%29"><text:span text:style-name="T63">healthcare</text:span></text:a><text:a xlink:type="simple" xlink:href="http://en.wikipedia.org/wiki/Quality_of_life_%28healthcare%29"><text:span text:style-name="T63">%29</text:span></text:a></text:p>
      <text:p text:style-name="P1">http://en.wikipedia.org/wiki/Satisfaction_with_Life_Index</text:p>
      <text:p text:style-name="P1">http://en.wikipedia.org/wiki/Happiness_economics</text:p>
      <text:p text:style-name="P1"><text:a xlink:type="simple" xlink:href="http://en.wikipedia.org/wiki/Legatum_Prosperity_Index"><text:span text:style-name="T63">http</text:span></text:a><text:a xlink:type="simple" xlink:href="http://en.wikipedia.org/wiki/Legatum_Prosperity_Index"><text:span text:style-name="T63">://</text:span></text:a><text:a xlink:type="simple" xlink:href="http://en.wikipedia.org/wiki/Legatum_Prosperity_Index"><text:span text:style-name="T63">en</text:span></text:a><text:a xlink:type="simple" xlink:href="http://en.wikipedia.org/wiki/Legatum_Prosperity_Index"><text:span text:style-name="T63">.</text:span></text:a><text:a xlink:type="simple" xlink:href="http://en.wikipedia.org/wiki/Legatum_Prosperity_Index"><text:span text:style-name="T63">wikipedia</text:span></text:a><text:a xlink:type="simple" xlink:href="http://en.wikipedia.org/wiki/Legatum_Prosperity_Index"><text:span text:style-name="T63">.</text:span></text:a><text:a xlink:type="simple" xlink:href="http://en.wikipedia.org/wiki/Legatum_Prosperity_Index"><text:span text:style-name="T63">org</text:span></text:a><text:a xlink:type="simple" xlink:href="http://en.wikipedia.org/wiki/Legatum_Prosperity_Index"><text:span text:style-name="T63">/</text:span></text:a><text:a xlink:type="simple" xlink:href="http://en.wikipedia.org/wiki/Legatum_Prosperity_Index"><text:span text:style-name="T63">wiki</text:span></text:a><text:a xlink:type="simple" xlink:href="http://en.wikipedia.org/wiki/Legatum_Prosperity_Index"><text:span text:style-name="T63">/</text:span></text:a><text:a xlink:type="simple" xlink:href="http://en.wikipedia.org/wiki/Legatum_Prosperity_Index"><text:span text:style-name="T63">Legatum</text:span></text:a><text:a xlink:type="simple" xlink:href="http://en.wikipedia.org/wiki/Legatum_Prosperity_Index"><text:span text:style-name="T63">_</text:span></text:a><text:a xlink:type="simple" xlink:href="http://en.wikipedia.org/wiki/Legatum_Prosperity_Index"><text:span text:style-name="T63">Prosperity</text:span></text:a><text:a xlink:type="simple" xlink:href="http://en.wikipedia.org/wiki/Legatum_Prosperity_Index"><text:span text:style-name="T63">_</text:span></text:a><text:a xlink:type="simple" xlink:href="http://en.wikipedia.org/wiki/Legatum_Prosperity_Index"><text:span text:style-name="T63">Index</text:span></text:a></text:p>
      <text:p text:style-name="P1">http://en.wikipedia.org/wiki/Global_Peace_Index</text:p>
      <text:p text:style-name="P1"><text:a xlink:type="simple" xlink:href="http://en.wikipedia.org/wiki/UN_Human_Development_Index"><text:span text:style-name="T63">http</text:span></text:a><text:a xlink:type="simple" xlink:href="http://en.wikipedia.org/wiki/UN_Human_Development_Index"><text:span text:style-name="T63">://</text:span></text:a><text:a xlink:type="simple" xlink:href="http://en.wikipedia.org/wiki/UN_Human_Development_Index"><text:span text:style-name="T63">en</text:span></text:a><text:a xlink:type="simple" xlink:href="http://en.wikipedia.org/wiki/UN_Human_Development_Index"><text:span text:style-name="T63">.</text:span></text:a><text:a xlink:type="simple" xlink:href="http://en.wikipedia.org/wiki/UN_Human_Development_Index"><text:span text:style-name="T63">wikipedia</text:span></text:a><text:a xlink:type="simple" xlink:href="http://en.wikipedia.org/wiki/UN_Human_Development_Index"><text:span text:style-name="T63">.</text:span></text:a><text:a xlink:type="simple" xlink:href="http://en.wikipedia.org/wiki/UN_Human_Development_Index"><text:span text:style-name="T63">org</text:span></text:a><text:a xlink:type="simple" xlink:href="http://en.wikipedia.org/wiki/UN_Human_Development_Index"><text:span text:style-name="T63">/</text:span></text:a><text:a xlink:type="simple" xlink:href="http://en.wikipedia.org/wiki/UN_Human_Development_Index"><text:span text:style-name="T63">wiki</text:span></text:a><text:a xlink:type="simple" xlink:href="http://en.wikipedia.org/wiki/UN_Human_Development_Index"><text:span text:style-name="T63">/</text:span></text:a><text:a xlink:type="simple" xlink:href="http://en.wikipedia.org/wiki/UN_Human_Development_Index"><text:span text:style-name="T63">UN</text:span></text:a><text:a xlink:type="simple" xlink:href="http://en.wikipedia.org/wiki/UN_Human_Development_Index"><text:span text:style-name="T63">_</text:span></text:a><text:a xlink:type="simple" xlink:href="http://en.wikipedia.org/wiki/UN_Human_Development_Index"><text:span text:style-name="T63">Human</text:span></text:a><text:a xlink:type="simple" xlink:href="http://en.wikipedia.org/wiki/UN_Human_Development_Index"><text:span text:style-name="T63">_</text:span></text:a><text:a xlink:type="simple" xlink:href="http://en.wikipedia.org/wiki/UN_Human_Development_Index"><text:span text:style-name="T63">Development</text:span></text:a><text:a xlink:type="simple" xlink:href="http://en.wikipedia.org/wiki/UN_Human_Development_Index"><text:span text:style-name="T63">_</text:span></text:a><text:a xlink:type="simple" xlink:href="http://en.wikipedia.org/wiki/UN_Human_Development_Index"><text:span text:style-name="T63">Index</text:span></text:a></text:p>
      <text:p text:style-name="P1"><text:a xlink:type="simple" xlink:href="http://en.wikipedia.org/wiki/Human_Poverty_Index"><text:span text:style-name="T63">http</text:span></text:a><text:a xlink:type="simple" xlink:href="http://en.wikipedia.org/wiki/Human_Poverty_Index"><text:span text:style-name="T63">://</text:span></text:a><text:a xlink:type="simple" xlink:href="http://en.wikipedia.org/wiki/Human_Poverty_Index"><text:span text:style-name="T63">en</text:span></text:a><text:a xlink:type="simple" xlink:href="http://en.wikipedia.org/wiki/Human_Poverty_Index"><text:span text:style-name="T63">.</text:span></text:a><text:a xlink:type="simple" xlink:href="http://en.wikipedia.org/wiki/Human_Poverty_Index"><text:span text:style-name="T63">wikipedia</text:span></text:a><text:a xlink:type="simple" xlink:href="http://en.wikipedia.org/wiki/Human_Poverty_Index"><text:span text:style-name="T63">.</text:span></text:a><text:a xlink:type="simple" xlink:href="http://en.wikipedia.org/wiki/Human_Poverty_Index"><text:span text:style-name="T63">org</text:span></text:a><text:a xlink:type="simple" xlink:href="http://en.wikipedia.org/wiki/Human_Poverty_Index"><text:span text:style-name="T63">/</text:span></text:a><text:a xlink:type="simple" xlink:href="http://en.wikipedia.org/wiki/Human_Poverty_Index"><text:span text:style-name="T63">wiki</text:span></text:a><text:a xlink:type="simple" xlink:href="http://en.wikipedia.org/wiki/Human_Poverty_Index"><text:span text:style-name="T63">/</text:span></text:a><text:a xlink:type="simple" xlink:href="http://en.wikipedia.org/wiki/Human_Poverty_Index"><text:span text:style-name="T63">Human</text:span></text:a><text:a xlink:type="simple" xlink:href="http://en.wikipedia.org/wiki/Human_Poverty_Index"><text:span text:style-name="T63">_</text:span></text:a><text:a xlink:type="simple" xlink:href="http://en.wikipedia.org/wiki/Human_Poverty_Index"><text:span text:style-name="T63">Poverty</text:span></text:a><text:a xlink:type="simple" xlink:href="http://en.wikipedia.org/wiki/Human_Poverty_Index"><text:span text:style-name="T63">_</text:span></text:a><text:a xlink:type="simple" xlink:href="http://en.wikipedia.org/wiki/Human_Poverty_Index"><text:span text:style-name="T63">Index</text:span></text:a></text:p>
      <text:p text:style-name="P1"><text:a xlink:type="simple" xlink:href="http://en.wikipedia.org/wiki/Human_Development_Index"><text:span text:style-name="T63">http</text:span></text:a><text:a xlink:type="simple" xlink:href="http://en.wikipedia.org/wiki/Human_Development_Index"><text:span text:style-name="T63">://</text:span></text:a><text:a xlink:type="simple" xlink:href="http://en.wikipedia.org/wiki/Human_Development_Index"><text:span text:style-name="T63">en</text:span></text:a><text:a xlink:type="simple" xlink:href="http://en.wikipedia.org/wiki/Human_Development_Index"><text:span text:style-name="T63">.</text:span></text:a><text:a xlink:type="simple" xlink:href="http://en.wikipedia.org/wiki/Human_Development_Index"><text:span text:style-name="T63">wikipedia</text:span></text:a><text:a xlink:type="simple" xlink:href="http://en.wikipedia.org/wiki/Human_Development_Index"><text:span text:style-name="T63">.</text:span></text:a><text:a xlink:type="simple" xlink:href="http://en.wikipedia.org/wiki/Human_Development_Index"><text:span text:style-name="T63">org</text:span></text:a><text:a xlink:type="simple" xlink:href="http://en.wikipedia.org/wiki/Human_Development_Index"><text:span text:style-name="T63">/</text:span></text:a><text:a xlink:type="simple" xlink:href="http://en.wikipedia.org/wiki/Human_Development_Index"><text:span text:style-name="T63">wiki</text:span></text:a><text:a xlink:type="simple" xlink:href="http://en.wikipedia.org/wiki/Human_Development_Index"><text:span text:style-name="T63">/</text:span></text:a><text:a xlink:type="simple" xlink:href="http://en.wikipedia.org/wiki/Human_Development_Index"><text:span text:style-name="T63">Human</text:span></text:a><text:a xlink:type="simple" xlink:href="http://en.wikipedia.org/wiki/Human_Development_Index"><text:span text:style-name="T63">_</text:span></text:a><text:a xlink:type="simple" xlink:href="http://en.wikipedia.org/wiki/Human_Development_Index"><text:span text:style-name="T63">Development</text:span></text:a><text:a xlink:type="simple" xlink:href="http://en.wikipedia.org/wiki/Human_Development_Index"><text:span text:style-name="T63">_</text:span></text:a><text:a xlink:type="simple" xlink:href="http://en.wikipedia.org/wiki/Human_Development_Index"><text:span text:style-name="T63">Index</text:span></text:a></text:p>
      <text:p text:style-name="P1">http://en.wikipedia.org/wiki/Happy_Planet_Index</text:p>
      <text:p text:style-name="P1"><text:a xlink:type="simple" xlink:href="http://en.wikipedia.org/wiki/Standard_of_living"><text:span text:style-name="T63">http</text:span></text:a><text:a xlink:type="simple" xlink:href="http://en.wikipedia.org/wiki/Standard_of_living"><text:span text:style-name="T63">://</text:span></text:a><text:a xlink:type="simple" xlink:href="http://en.wikipedia.org/wiki/Standard_of_living"><text:span text:style-name="T63">en</text:span></text:a><text:a xlink:type="simple" xlink:href="http://en.wikipedia.org/wiki/Standard_of_living"><text:span text:style-name="T63">.</text:span></text:a><text:a xlink:type="simple" xlink:href="http://en.wikipedia.org/wiki/Standard_of_living"><text:span text:style-name="T63">wikipedia</text:span></text:a><text:a xlink:type="simple" xlink:href="http://en.wikipedia.org/wiki/Standard_of_living"><text:span text:style-name="T63">.</text:span></text:a><text:a xlink:type="simple" xlink:href="http://en.wikipedia.org/wiki/Standard_of_living"><text:span text:style-name="T63">org</text:span></text:a><text:a xlink:type="simple" xlink:href="http://en.wikipedia.org/wiki/Standard_of_living"><text:span text:style-name="T63">/</text:span></text:a><text:a xlink:type="simple" xlink:href="http://en.wikipedia.org/wiki/Standard_of_living"><text:span text:style-name="T63">wiki</text:span></text:a><text:a xlink:type="simple" xlink:href="http://en.wikipedia.org/wiki/Standard_of_living"><text:span text:style-name="T63">/</text:span></text:a><text:a xlink:type="simple" xlink:href="http://en.wikipedia.org/wiki/Standard_of_living"><text:span text:style-name="T63">Standard</text:span></text:a><text:a xlink:type="simple" xlink:href="http://en.wikipedia.org/wiki/Standard_of_living"><text:span text:style-name="T63">_</text:span></text:a><text:a xlink:type="simple" xlink:href="http://en.wikipedia.org/wiki/Standard_of_living"><text:span text:style-name="T63">of</text:span></text:a><text:a xlink:type="simple" xlink:href="http://en.wikipedia.org/wiki/Standard_of_living"><text:span text:style-name="T63">_</text:span></text:a><text:a xlink:type="simple" xlink:href="http://en.wikipedia.org/wiki/Standard_of_living"><text:span text:style-name="T63">living</text:span></text:a></text:p>
      <text:p text:style-name="P1">http://en.wikipedia.org/wiki/Happiness</text:p>
      <text:p text:style-name="P1">http://en.wikipedia.org/wiki/Human_rights</text:p>
      <text:p text:style-name="P1"><text:a xlink:type="simple" xlink:href="http://en.wikipedia.org/wiki/Emotional_well-being"><text:span text:style-name="T63">http</text:span></text:a><text:a xlink:type="simple" xlink:href="http://en.wikipedia.org/wiki/Emotional_well-being"><text:span text:style-name="T63">://</text:span></text:a><text:a xlink:type="simple" xlink:href="http://en.wikipedia.org/wiki/Emotional_well-being"><text:span text:style-name="T63">en</text:span></text:a><text:a xlink:type="simple" xlink:href="http://en.wikipedia.org/wiki/Emotional_well-being"><text:span text:style-name="T63">.</text:span></text:a><text:a xlink:type="simple" xlink:href="http://en.wikipedia.org/wiki/Emotional_well-being"><text:span text:style-name="T63">wikipedia</text:span></text:a><text:a xlink:type="simple" xlink:href="http://en.wikipedia.org/wiki/Emotional_well-being"><text:span text:style-name="T63">.</text:span></text:a><text:a xlink:type="simple" xlink:href="http://en.wikipedia.org/wiki/Emotional_well-being"><text:span text:style-name="T63">org</text:span></text:a><text:a xlink:type="simple" xlink:href="http://en.wikipedia.org/wiki/Emotional_well-being"><text:span text:style-name="T63">/</text:span></text:a><text:a xlink:type="simple" xlink:href="http://en.wikipedia.org/wiki/Emotional_well-being"><text:span text:style-name="T63">wiki</text:span></text:a><text:a xlink:type="simple" xlink:href="http://en.wikipedia.org/wiki/Emotional_well-being"><text:span text:style-name="T63">/</text:span></text:a><text:a xlink:type="simple" xlink:href="http://en.wikipedia.org/wiki/Emotional_well-being"><text:span text:style-name="T63">Emotional</text:span></text:a><text:a xlink:type="simple" xlink:href="http://en.wikipedia.org/wiki/Emotional_well-being"><text:span text:style-name="T63">_</text:span></text:a><text:a xlink:type="simple" xlink:href="http://en.wikipedia.org/wiki/Emotional_well-being"><text:span text:style-name="T63">well</text:span></text:a><text:a xlink:type="simple" xlink:href="http://en.wikipedia.org/wiki/Emotional_well-being"><text:span text:style-name="T63">-</text:span></text:a><text:a xlink:type="simple" xlink:href="http://en.wikipedia.org/wiki/Emotional_well-being"><text:span text:style-name="T63">being</text:span></text:a></text:p>
      <text:p text:style-name="P1">http://en.wikipedia.org/wiki/World%27s_most_livable_cities</text:p>
      <text:p text:style-name="P1"/>
      <text:p text:style-name="P3">MQTT</text:p>
      <text:p text:style-name="P1"><text:a xlink:type="simple" xlink:href="http://mqtt.org/"><text:span text:style-name="T10">http</text:span></text:a><text:a xlink:type="simple" xlink:href="http://mqtt.org/"><text:span text:style-name="T10">://</text:span></text:a><text:a xlink:type="simple" xlink:href="http://mqtt.org/"><text:span text:style-name="T10">mqtt</text:span></text:a><text:a xlink:type="simple" xlink:href="http://mqtt.org/"><text:span text:style-name="T10">.</text:span></text:a><text:a xlink:type="simple" xlink:href="http://mqtt.org/"><text:span text:style-name="T10">org</text:span></text:a><text:a xlink:type="simple" xlink:href="http://mqtt.org/"><text:span text:style-name="T10">/</text:span></text:a></text:p>
      <text:p text:style-name="P14"/>
      <text:p text:style-name="P3"><text:soft-page-break/>EEML</text:p>
      <text:p text:style-name="P1"><text:a xlink:type="simple" xlink:href="http://www.eeml.org/"><text:span text:style-name="T10">http</text:span></text:a><text:a xlink:type="simple" xlink:href="http://www.eeml.org/"><text:span text:style-name="T10">://</text:span></text:a><text:a xlink:type="simple" xlink:href="http://www.eeml.org/"><text:span text:style-name="T10">www</text:span></text:a><text:a xlink:type="simple" xlink:href="http://www.eeml.org/"><text:span text:style-name="T10">.</text:span></text:a><text:a xlink:type="simple" xlink:href="http://www.eeml.org/"><text:span text:style-name="T10">eeml</text:span></text:a><text:a xlink:type="simple" xlink:href="http://www.eeml.org/"><text:span text:style-name="T10">.</text:span></text:a><text:a xlink:type="simple" xlink:href="http://www.eeml.org/"><text:span text:style-name="T10">org</text:span></text:a><text:a xlink:type="simple" xlink:href="http://www.eeml.org/"><text:span text:style-name="T10">/</text:span></text:a></text:p>
      <text:p text:style-name="P14"/>
      <text:p text:style-name="P1"><text:span text:style-name="T18">OpenStreetMap</text:span><text:span text:style-name="T18"> </text:span><text:span text:style-name="T18">Potential</text:span><text:span text:style-name="T18"> </text:span><text:span text:style-name="T18">Datasources</text:span><text:span text:style-name="T18"> (</text:span><text:span text:style-name="T18">BIG</text:span><text:span text:style-name="T18">)</text:span></text:p>
      <text:p text:style-name="P1"><text:a xlink:type="simple" xlink:href="http://wiki.openstreetmap.org/wiki/Potential_Datasources"><text:span text:style-name="T63">http</text:span></text:a><text:a xlink:type="simple" xlink:href="http://wiki.openstreetmap.org/wiki/Potential_Datasources"><text:span text:style-name="T63">://</text:span></text:a><text:a xlink:type="simple" xlink:href="http://wiki.openstreetmap.org/wiki/Potential_Datasources"><text:span text:style-name="T63">wiki</text:span></text:a><text:a xlink:type="simple" xlink:href="http://wiki.openstreetmap.org/wiki/Potential_Datasources"><text:span text:style-name="T63">.</text:span></text:a><text:a xlink:type="simple" xlink:href="http://wiki.openstreetmap.org/wiki/Potential_Datasources"><text:span text:style-name="T63">openstreetmap</text:span></text:a><text:a xlink:type="simple" xlink:href="http://wiki.openstreetmap.org/wiki/Potential_Datasources"><text:span text:style-name="T63">.</text:span></text:a><text:a xlink:type="simple" xlink:href="http://wiki.openstreetmap.org/wiki/Potential_Datasources"><text:span text:style-name="T63">org</text:span></text:a><text:a xlink:type="simple" xlink:href="http://wiki.openstreetmap.org/wiki/Potential_Datasources"><text:span text:style-name="T63">/</text:span></text:a><text:a xlink:type="simple" xlink:href="http://wiki.openstreetmap.org/wiki/Potential_Datasources"><text:span text:style-name="T63">wiki</text:span></text:a><text:a xlink:type="simple" xlink:href="http://wiki.openstreetmap.org/wiki/Potential_Datasources"><text:span text:style-name="T63">/</text:span></text:a><text:a xlink:type="simple" xlink:href="http://wiki.openstreetmap.org/wiki/Potential_Datasources"><text:span text:style-name="T63">Potential</text:span></text:a><text:a xlink:type="simple" xlink:href="http://wiki.openstreetmap.org/wiki/Potential_Datasources"><text:span text:style-name="T63">_</text:span></text:a><text:a xlink:type="simple" xlink:href="http://wiki.openstreetmap.org/wiki/Potential_Datasources"><text:span text:style-name="T63">Datasources</text:span></text:a></text:p>
      <text:p text:style-name="P10"/>
      <text:p text:style-name="P1"><text:span text:style-name="T18">COSM</text:span><text:span text:style-name="T18"> / </text:span><text:span text:style-name="T18">PACHUBE</text:span><text:span text:style-name="T18">:</text:span><text:a xlink:type="simple" xlink:href="http://pachube.com/"><text:span text:style-name="T18"> </text:span></text:a><text:a xlink:type="simple" xlink:href="http://pachube.com/"><text:span text:style-name="T63">http</text:span></text:a><text:a xlink:type="simple" xlink:href="http://pachube.com/"><text:span text:style-name="T63">://</text:span></text:a><text:a xlink:type="simple" xlink:href="http://pachube.com/"><text:span text:style-name="T63">pachube</text:span></text:a><text:a xlink:type="simple" xlink:href="http://pachube.com/"><text:span text:style-name="T63">.</text:span></text:a><text:a xlink:type="simple" xlink:href="http://pachube.com/"><text:span text:style-name="T63">com</text:span></text:a></text:p>
      <text:p text:style-name="P10"/>
      <text:p text:style-name="P1"><text:span text:style-name="T18">Semantic</text:span><text:span text:style-name="T18"> </text:span><text:span text:style-name="T18">Community</text:span></text:p>
      <text:p text:style-name="P1"><text:a xlink:type="simple" xlink:href="http://semanticommunity.info/"><text:span text:style-name="T10">http</text:span></text:a><text:a xlink:type="simple" xlink:href="http://semanticommunity.info/"><text:span text:style-name="T10">://</text:span></text:a><text:a xlink:type="simple" xlink:href="http://semanticommunity.info/"><text:span text:style-name="T10">semanticommunity</text:span></text:a><text:a xlink:type="simple" xlink:href="http://semanticommunity.info/"><text:span text:style-name="T10">.</text:span></text:a><text:a xlink:type="simple" xlink:href="http://semanticommunity.info/"><text:span text:style-name="T10">info</text:span></text:a><text:a xlink:type="simple" xlink:href="http://semanticommunity.info/"><text:span text:style-name="T10">/</text:span></text:a></text:p>
      <text:p text:style-name="P14"/>
      <text:p text:style-name="P3">GeoNetwork</text:p>
      <text:p text:style-name="P1"><text:a xlink:type="simple" xlink:href="http://geonetwork-opensource.org/gallery/gallery.html"><text:span text:style-name="T10">http</text:span></text:a><text:a xlink:type="simple" xlink:href="http://geonetwork-opensource.org/gallery/gallery.html"><text:span text:style-name="T10">://</text:span></text:a><text:a xlink:type="simple" xlink:href="http://geonetwork-opensource.org/gallery/gallery.html"><text:span text:style-name="T10">geonetwork</text:span></text:a><text:a xlink:type="simple" xlink:href="http://geonetwork-opensource.org/gallery/gallery.html"><text:span text:style-name="T10">-</text:span></text:a><text:a xlink:type="simple" xlink:href="http://geonetwork-opensource.org/gallery/gallery.html"><text:span text:style-name="T10">opensource</text:span></text:a><text:a xlink:type="simple" xlink:href="http://geonetwork-opensource.org/gallery/gallery.html"><text:span text:style-name="T10">.</text:span></text:a><text:a xlink:type="simple" xlink:href="http://geonetwork-opensource.org/gallery/gallery.html"><text:span text:style-name="T10">org</text:span></text:a><text:a xlink:type="simple" xlink:href="http://geonetwork-opensource.org/gallery/gallery.html"><text:span text:style-name="T10">/</text:span></text:a><text:a xlink:type="simple" xlink:href="http://geonetwork-opensource.org/gallery/gallery.html"><text:span text:style-name="T10">gallery</text:span></text:a><text:a xlink:type="simple" xlink:href="http://geonetwork-opensource.org/gallery/gallery.html"><text:span text:style-name="T10">/</text:span></text:a><text:a xlink:type="simple" xlink:href="http://geonetwork-opensource.org/gallery/gallery.html"><text:span text:style-name="T10">gallery</text:span></text:a><text:a xlink:type="simple" xlink:href="http://geonetwork-opensource.org/gallery/gallery.html"><text:span text:style-name="T10">.</text:span></text:a><text:a xlink:type="simple" xlink:href="http://geonetwork-opensource.org/gallery/gallery.html"><text:span text:style-name="T10">html</text:span></text:a></text:p>
      <text:p text:style-name="P45"><text:a xlink:type="simple" xlink:href="http://geonetwork-opensource.org/gallery/gallery.html"><text:span text:style-name="T10"><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8">AGI</text:span><text:span text:style-name="T18"> / </text:span><text:span text:style-name="T18">Cesium</text:span><text:span text:style-name="T18"> </text:span><text:span text:style-name="T18">Datasets</text:span></text:p>
      <text:p text:style-name="P1">http://www.agi.com/resources/downloads/data/</text:p>
      <text:p text:style-name="P1"/>
      <text:p text:style-name="P1"><text:span text:style-name="T18">Environmental</text:span><text:span text:style-name="T18"> </text:span><text:span text:style-name="T18">Protection</text:span><text:span text:style-name="T18"> </text:span><text:span text:style-name="T18">Agency</text:span></text:p>
      <text:p text:style-name="P1"><text:a xlink:type="simple" xlink:href="http://www.epa.gov/regulations/"><text:span text:style-name="T63">http</text:span></text:a><text:a xlink:type="simple" xlink:href="http://www.epa.gov/regulations/"><text:span text:style-name="T63">://</text:span></text:a><text:a xlink:type="simple" xlink:href="http://www.epa.gov/regulations/"><text:span text:style-name="T63">www</text:span></text:a><text:a xlink:type="simple" xlink:href="http://www.epa.gov/regulations/"><text:span text:style-name="T63">.</text:span></text:a><text:a xlink:type="simple" xlink:href="http://www.epa.gov/regulations/"><text:span text:style-name="T63">epa</text:span></text:a><text:a xlink:type="simple" xlink:href="http://www.epa.gov/regulations/"><text:span text:style-name="T63">.</text:span></text:a><text:a xlink:type="simple" xlink:href="http://www.epa.gov/regulations/"><text:span text:style-name="T63">gov</text:span></text:a><text:a xlink:type="simple" xlink:href="http://www.epa.gov/regulations/"><text:span text:style-name="T63">/</text:span></text:a><text:a xlink:type="simple" xlink:href="http://www.epa.gov/regulations/"><text:span text:style-name="T63">regulations</text:span></text:a><text:a xlink:type="simple" xlink:href="http://www.epa.gov/regulations/"><text:span text:style-name="T63">/</text:span></text:a></text:p>
      <text:p text:style-name="P10"/>
      <text:p text:style-name="P1"><text:span text:style-name="T18">United</text:span><text:span text:style-name="T18"> </text:span><text:span text:style-name="T18">Nations</text:span></text:p>
      <text:p text:style-name="P1"><text:a xlink:type="simple" xlink:href="http://data.un.org/"><text:span text:style-name="T63">http</text:span></text:a><text:a xlink:type="simple" xlink:href="http://data.un.org/"><text:span text:style-name="T63">://</text:span></text:a><text:a xlink:type="simple" xlink:href="http://data.un.org/"><text:span text:style-name="T63">data</text:span></text:a><text:a xlink:type="simple" xlink:href="http://data.un.org/"><text:span text:style-name="T63">.</text:span></text:a><text:a xlink:type="simple" xlink:href="http://data.un.org/"><text:span text:style-name="T63">un</text:span></text:a><text:a xlink:type="simple" xlink:href="http://data.un.org/"><text:span text:style-name="T63">.</text:span></text:a><text:a xlink:type="simple" xlink:href="http://data.un.org/"><text:span text:style-name="T63">org</text:span></text:a><text:a xlink:type="simple" xlink:href="http://data.un.org/"><text:span text:style-name="T63">/</text:span></text:a></text:p>
      <text:p text:style-name="P10"/>
      <text:p text:style-name="P1"><text:span text:style-name="T18">CIA</text:span><text:span text:style-name="T18"> </text:span><text:span text:style-name="T18">World</text:span><text:span text:style-name="T18"> </text:span><text:span text:style-name="T18">Factbook</text:span></text:p>
      <text:p text:style-name="P1"><text:a xlink:type="simple" xlink:href="https://www.cia.gov/library/publications/the-world-factbook/"><text:span text:style-name="T10">https</text:span></text:a><text:a xlink:type="simple" xlink:href="https://www.cia.gov/library/publications/the-world-factbook/"><text:span text:style-name="T10">://</text:span></text:a><text:a xlink:type="simple" xlink:href="https://www.cia.gov/library/publications/the-world-factbook/"><text:span text:style-name="T10">www</text:span></text:a><text:a xlink:type="simple" xlink:href="https://www.cia.gov/library/publications/the-world-factbook/"><text:span text:style-name="T10">.</text:span></text:a><text:a xlink:type="simple" xlink:href="https://www.cia.gov/library/publications/the-world-factbook/"><text:span text:style-name="T10">cia</text:span></text:a><text:a xlink:type="simple" xlink:href="https://www.cia.gov/library/publications/the-world-factbook/"><text:span text:style-name="T10">.</text:span></text:a><text:a xlink:type="simple" xlink:href="https://www.cia.gov/library/publications/the-world-factbook/"><text:span text:style-name="T10">gov</text:span></text:a><text:a xlink:type="simple" xlink:href="https://www.cia.gov/library/publications/the-world-factbook/"><text:span text:style-name="T10">/</text:span></text:a><text:a xlink:type="simple" xlink:href="https://www.cia.gov/library/publications/the-world-factbook/"><text:span text:style-name="T10">library</text:span></text:a><text:a xlink:type="simple" xlink:href="https://www.cia.gov/library/publications/the-world-factbook/"><text:span text:style-name="T10">/</text:span></text:a><text:a xlink:type="simple" xlink:href="https://www.cia.gov/library/publications/the-world-factbook/"><text:span text:style-name="T10">publications</text:span></text:a><text:a xlink:type="simple" xlink:href="https://www.cia.gov/library/publications/the-world-factbook/"><text:span text:style-name="T10">/</text:span></text:a><text:a xlink:type="simple" xlink:href="https://www.cia.gov/library/publications/the-world-factbook/"><text:span text:style-name="T10">the</text:span></text:a><text:a xlink:type="simple" xlink:href="https://www.cia.gov/library/publications/the-world-factbook/"><text:span text:style-name="T10">-</text:span></text:a><text:a xlink:type="simple" xlink:href="https://www.cia.gov/library/publications/the-world-factbook/"><text:span text:style-name="T10">world</text:span></text:a><text:a xlink:type="simple" xlink:href="https://www.cia.gov/library/publications/the-world-factbook/"><text:span text:style-name="T10">-</text:span></text:a><text:a xlink:type="simple" xlink:href="https://www.cia.gov/library/publications/the-world-factbook/"><text:span text:style-name="T10">factbook</text:span></text:a><text:a xlink:type="simple" xlink:href="https://www.cia.gov/library/publications/the-world-factbook/"><text:span text:style-name="T10">/</text:span></text:a></text:p>
      <text:p text:style-name="P1"><text:a xlink:type="simple" xlink:href="http://www.kmlfactbook.org/#&amp;db=wri&amp;table=3_812&amp;col=2000&amp;"><text:span text:style-name="T10">http</text:span></text:a><text:a xlink:type="simple" xlink:href="http://www.kmlfactbook.org/#&amp;db=wri&amp;table=3_812&amp;col=2000&amp;"><text:span text:style-name="T10">://</text:span></text:a><text:a xlink:type="simple" xlink:href="http://www.kmlfactbook.org/#&amp;db=wri&amp;table=3_812&amp;col=2000&amp;"><text:span text:style-name="T10">www</text:span></text:a><text:a xlink:type="simple" xlink:href="http://www.kmlfactbook.org/#&amp;db=wri&amp;table=3_812&amp;col=2000&amp;"><text:span text:style-name="T10">.</text:span></text:a><text:a xlink:type="simple" xlink:href="http://www.kmlfactbook.org/#&amp;db=wri&amp;table=3_812&amp;col=2000&amp;"><text:span text:style-name="T10">kmlfactbook</text:span></text:a><text:a xlink:type="simple" xlink:href="http://www.kmlfactbook.org/#&amp;db=wri&amp;table=3_812&amp;col=2000&amp;"><text:span text:style-name="T10">.</text:span></text:a><text:a xlink:type="simple" xlink:href="http://www.kmlfactbook.org/#&amp;db=wri&amp;table=3_812&amp;col=2000&amp;"><text:span text:style-name="T10">org</text:span></text:a><text:a xlink:type="simple" xlink:href="http://www.kmlfactbook.org/#&amp;db=wri&amp;table=3_812&amp;col=2000&amp;"><text:span text:style-name="T10">/#&amp;</text:span></text:a><text:a xlink:type="simple" xlink:href="http://www.kmlfactbook.org/#&amp;db=wri&amp;table=3_812&amp;col=2000&amp;"><text:span text:style-name="T10">db</text:span></text:a><text:a xlink:type="simple" xlink:href="http://www.kmlfactbook.org/#&amp;db=wri&amp;table=3_812&amp;col=2000&amp;"><text:span text:style-name="T10">=</text:span></text:a><text:a xlink:type="simple" xlink:href="http://www.kmlfactbook.org/#&amp;db=wri&amp;table=3_812&amp;col=2000&amp;"><text:span text:style-name="T10">wri</text:span></text:a><text:a xlink:type="simple" xlink:href="http://www.kmlfactbook.org/#&amp;db=wri&amp;table=3_812&amp;col=2000&amp;"><text:span text:style-name="T10">&amp;</text:span></text:a><text:a xlink:type="simple" xlink:href="http://www.kmlfactbook.org/#&amp;db=wri&amp;table=3_812&amp;col=2000&amp;"><text:span text:style-name="T10">table</text:span></text:a><text:a xlink:type="simple" xlink:href="http://www.kmlfactbook.org/#&amp;db=wri&amp;table=3_812&amp;col=2000&amp;"><text:span text:style-name="T10">=3_812&amp;</text:span></text:a><text:a xlink:type="simple" xlink:href="http://www.kmlfactbook.org/#&amp;db=wri&amp;table=3_812&amp;col=2000&amp;"><text:span text:style-name="T10">col</text:span></text:a><text:a xlink:type="simple" xlink:href="http://www.kmlfactbook.org/#&amp;db=wri&amp;table=3_812&amp;col=2000&amp;"><text:span text:style-name="T10">=2000&amp;</text:span></text:a></text:p>
      <text:p text:style-name="P14"/>
      <text:list xml:id="list4319544381090322104" text:style-name="LS65">
        <text:list-item>
          <text:p text:style-name="P156">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8">NASA</text:span><text:span text:style-name="T18"> </text:span><text:span text:style-name="T18">Worldwind</text:span><text:span text:style-name="T18">: </text:span><text:span text:style-name="T18">many</text:span><text:span text:style-name="T18"> </text:span><text:span text:style-name="T18">demo</text:span><text:span text:style-name="T18"> </text:span><text:span text:style-name="T18">applications</text:span><text:span text:style-name="T18"> </text:span><text:span text:style-name="T18">with</text:span><text:span text:style-name="T18"> </text:span><text:span text:style-name="T18">data</text:span></text:p>
      <text:p text:style-name="P1"><text:a xlink:type="simple" xlink:href="http://goworldwind.org/demos/"><text:span text:style-name="T63">http</text:span></text:a><text:a xlink:type="simple" xlink:href="http://goworldwind.org/demos/"><text:span text:style-name="T63">://</text:span></text:a><text:a xlink:type="simple" xlink:href="http://goworldwind.org/demos/"><text:span text:style-name="T63">goworldwind</text:span></text:a><text:a xlink:type="simple" xlink:href="http://goworldwind.org/demos/"><text:span text:style-name="T63">.</text:span></text:a><text:a xlink:type="simple" xlink:href="http://goworldwind.org/demos/"><text:span text:style-name="T63">org</text:span></text:a><text:a xlink:type="simple" xlink:href="http://goworldwind.org/demos/"><text:span text:style-name="T63">/</text:span></text:a><text:a xlink:type="simple" xlink:href="http://goworldwind.org/demos/"><text:span text:style-name="T63">demos</text:span></text:a><text:a xlink:type="simple" xlink:href="http://goworldwind.org/demos/"><text:span text:style-name="T63">/</text:span></text:a></text:p>
      <text:p text:style-name="P10"/>
      <text:p text:style-name="P1"><text:span text:style-name="T18">GraDS</text:span><text:span text:style-name="T18"> </text:span><text:span text:style-name="T18">Geological</text:span><text:span text:style-name="T18"> </text:span><text:span text:style-name="T18">Servers</text:span></text:p>
      <text:p text:style-name="P1"><text:a xlink:type="simple" xlink:href="http://www.iges.org/grads/gds/"><text:span text:style-name="T63">http</text:span></text:a><text:a xlink:type="simple" xlink:href="http://www.iges.org/grads/gds/"><text:span text:style-name="T63">://</text:span></text:a><text:a xlink:type="simple" xlink:href="http://www.iges.org/grads/gds/"><text:span text:style-name="T63">www</text:span></text:a><text:a xlink:type="simple" xlink:href="http://www.iges.org/grads/gds/"><text:span text:style-name="T63">.</text:span></text:a><text:a xlink:type="simple" xlink:href="http://www.iges.org/grads/gds/"><text:span text:style-name="T63">iges</text:span></text:a><text:a xlink:type="simple" xlink:href="http://www.iges.org/grads/gds/"><text:span text:style-name="T63">.</text:span></text:a><text:a xlink:type="simple" xlink:href="http://www.iges.org/grads/gds/"><text:span text:style-name="T63">org</text:span></text:a><text:a xlink:type="simple" xlink:href="http://www.iges.org/grads/gds/"><text:span text:style-name="T63">/</text:span></text:a><text:a xlink:type="simple" xlink:href="http://www.iges.org/grads/gds/"><text:span text:style-name="T63">grads</text:span></text:a><text:a xlink:type="simple" xlink:href="http://www.iges.org/grads/gds/"><text:span text:style-name="T63">/</text:span></text:a><text:a xlink:type="simple" xlink:href="http://www.iges.org/grads/gds/"><text:span text:style-name="T63">gds</text:span></text:a><text:a xlink:type="simple" xlink:href="http://www.iges.org/grads/gds/"><text:span text:style-name="T63">/</text:span></text:a></text:p>
      <text:p text:style-name="P10"/>
      <text:p text:style-name="P1"><text:span text:style-name="T18">Media</text:span><text:span text:style-name="T18"> </text:span><text:span text:style-name="T18">Watch</text:span><text:span text:style-name="T18"> </text:span><text:span text:style-name="T18">on</text:span><text:span text:style-name="T18"> </text:span><text:span text:style-name="T18">Climate</text:span><text:span text:style-name="T18"> </text:span><text:span text:style-name="T18">Change</text:span></text:p>
      <text:p text:style-name="P1">http://www.ecoresearch.net/climate/</text:p>
      <text:p text:style-name="P1"/>
      <text:p text:style-name="P1"><text:span text:style-name="T18">HomeFacts</text:span><text:span text:style-name="T18">.</text:span><text:span text:style-name="T18">com</text:span></text:p>
      <text:p text:style-name="P45">Population: 311,640</text:p>
      <text:p text:style-name="P45">DEMOGRAPHICS</text:p>
      <text:p text:style-name="P45">Cost Of Living Index: 91.93</text:p>
      <text:p text:style-name="P45">Crime Index: 201.23</text:p>
      <text:p text:style-name="P45">CRIME DATA</text:p>
      <text:p text:style-name="P45">416 Offenders</text:p>
      <text:p text:style-name="P45">OFFENDERS</text:p>
      <text:p text:style-name="P45">Unemployment: 7.8%</text:p>
      <text:p text:style-name="P45">UNEMPLOYMENT</text:p>
      <text:p text:style-name="P45">166 Schools</text:p>
      <text:p text:style-name="P45">SCHOOLS</text:p>
      <text:p text:style-name="P45">Household Median Income $37,461</text:p>
      <text:p text:style-name="P45">Air Pollution Index:</text:p>
      <text:p text:style-name="P45">AIR QUALITY</text:p>
      <text:p text:style-name="P45">Max July Temp: 84.5°F Min Jan Temp: 19.8°F</text:p>
      <text:p text:style-name="P45">162 days with sunshine</text:p>
      <text:p text:style-name="P45">Tornado Risk</text:p>
      <text:p text:style-name="P45">TORNADO RISK</text:p>
      <text:p text:style-name="P45">Earthquake Risk</text:p>
      <text:p text:style-name="P45">EARTHQUAKE RISK</text:p>
      <text:p text:style-name="P45">Governor</text:p>
      <text:p text:style-name="P45">POLITICS</text:p>
      <text:p text:style-name="P45">23 Polluters</text:p>
      <text:p text:style-name="P45"><text:soft-page-break/>POLLUTERS</text:p>
      <text:p text:style-name="P45">Area Average Property Tax: 1.99%</text:p>
      <text:p text:style-name="P45">2 Former Drug Labs</text:p>
      <text:p text:style-name="P45">DRUG LABS</text:p>
      <text:p text:style-name="P45">UV Index Grade</text:p>
      <text:p text:style-name="P45">UV INDEX</text:p>
      <text:p text:style-name="P45">46 Police Stations</text:p>
      <text:p text:style-name="P45">POLICE STATIONS</text:p>
      <text:p text:style-name="P45">73 Fire Stations</text:p>
      <text:p text:style-name="P45">FIRE STATIONS</text:p>
      <text:p text:style-name="P45">11 Hospital</text:p>
      <text:p text:style-name="P45">HOSPITALS</text:p>
      <text:p text:style-name="P45">3 Airports</text:p>
      <text:p text:style-name="P45">AIRPORTS</text:p>
      <text:p text:style-name="P45">33 Nursing Homes</text:p>
      <text:p text:style-name="P45">NURSING HOMES</text:p>
      <text:p text:style-name="P45">Bachelor's Degree or Higher: 32.59%</text:p>
      <text:p text:style-name="P45">38 Colleges Universities</text:p>
      <text:p text:style-name="P45">COLLEGES</text:p>
      <text:p text:style-name="P45">51 FCC Towers</text:p>
      <text:p text:style-name="P45">FCC TOWERS</text:p>
      <text:p text:style-name="P45">39 Libraries</text:p>
      <text:p text:style-name="P45">LIBRARIES</text:p>
      <text:p text:style-name="P45">35 Cemeteries</text:p>
      <text:p text:style-name="P45">CEMETERIES</text:p>
      <text:p text:style-name="P45">431 Grocery Stores</text:p>
      <text:p text:style-name="P45">23 Brownfields</text:p>
      <text:p text:style-name="P45">BROWNFIELDS</text:p>
      <text:p text:style-name="P45">Radon Level: High</text:p>
      <text:p text:style-name="P45">RADON</text:p>
      <text:p text:style-name="P1"/>
      <text:p text:style-name="P45">Air Quality</text:p>
      <text:p text:style-name="P45">Weather</text:p>
      <text:p text:style-name="P45">UV Index</text:p>
      <text:p text:style-name="P45">Drug Labs</text:p>
      <text:p text:style-name="P45">FCC Towers</text:p>
      <text:p text:style-name="P45">Police Stations</text:p>
      <text:p text:style-name="P45">Fire Stations</text:p>
      <text:p text:style-name="P45">Hospitals</text:p>
      <text:p text:style-name="P45">Nursing Homes</text:p>
      <text:p text:style-name="P45"><text:soft-page-break/>Colleges</text:p>
      <text:p text:style-name="P45">Airports</text:p>
      <text:p text:style-name="P45">Libraries</text:p>
      <text:p text:style-name="P45">Cemeteries</text:p>
      <text:p text:style-name="P45">Real Estate</text:p>
      <text:p text:style-name="P45">Religions</text:p>
      <text:p text:style-name="P45">Superfund</text:p>
      <text:p text:style-name="P45">UST/LUST</text:p>
      <text:p text:style-name="P45">Brownfields</text:p>
      <text:p text:style-name="P45">Radon</text:p>
      <text:p text:style-name="P45">Unemployment</text:p>
      <text:p text:style-name="P1"/>
      <text:p text:style-name="P1"/>
      <text:p text:style-name="P1"/>
      <text:p text:style-name="P1"/>
      <text:p text:style-name="P1"><text:a xlink:type="simple" xlink:href="http://sedac.ciesin.org/data.html"><text:span text:style-name="T63">http</text:span></text:a><text:a xlink:type="simple" xlink:href="http://sedac.ciesin.org/data.html"><text:span text:style-name="T63">://</text:span></text:a><text:a xlink:type="simple" xlink:href="http://sedac.ciesin.org/data.html"><text:span text:style-name="T63">sedac</text:span></text:a><text:a xlink:type="simple" xlink:href="http://sedac.ciesin.org/data.html"><text:span text:style-name="T63">.</text:span></text:a><text:a xlink:type="simple" xlink:href="http://sedac.ciesin.org/data.html"><text:span text:style-name="T63">ciesin</text:span></text:a><text:a xlink:type="simple" xlink:href="http://sedac.ciesin.org/data.html"><text:span text:style-name="T63">.</text:span></text:a><text:a xlink:type="simple" xlink:href="http://sedac.ciesin.org/data.html"><text:span text:style-name="T63">org</text:span></text:a><text:a xlink:type="simple" xlink:href="http://sedac.ciesin.org/data.html"><text:span text:style-name="T63">/</text:span></text:a><text:a xlink:type="simple" xlink:href="http://sedac.ciesin.org/data.html"><text:span text:style-name="T63">data</text:span></text:a><text:a xlink:type="simple" xlink:href="http://sedac.ciesin.org/data.html"><text:span text:style-name="T63">.</text:span></text:a><text:a xlink:type="simple" xlink:href="http://sedac.ciesin.org/data.html"><text:span text:style-name="T63">html</text:span></text:a></text:p>
      <text:p text:style-name="P1"><text:tab/>lots of datasets</text:p>
      <text:p text:style-name="P1"/>
      <text:p text:style-name="P1"><text:a xlink:type="simple" xlink:href="http://data.un.org/"><text:span text:style-name="T63">http</text:span></text:a><text:a xlink:type="simple" xlink:href="http://data.un.org/"><text:span text:style-name="T63">://</text:span></text:a><text:a xlink:type="simple" xlink:href="http://data.un.org/"><text:span text:style-name="T63">data</text:span></text:a><text:a xlink:type="simple" xlink:href="http://data.un.org/"><text:span text:style-name="T63">.</text:span></text:a><text:a xlink:type="simple" xlink:href="http://data.un.org/"><text:span text:style-name="T63">un</text:span></text:a><text:a xlink:type="simple" xlink:href="http://data.un.org/"><text:span text:style-name="T63">.</text:span></text:a><text:a xlink:type="simple" xlink:href="http://data.un.org/"><text:span text:style-name="T63">org</text:span></text:a><text:a xlink:type="simple" xlink:href="http://data.un.org/"><text:span text:style-name="T63">/</text:span></text:a></text:p>
      <text:p text:style-name="P1"><text:tab/>international</text:p>
      <text:p text:style-name="P1"><text:a xlink:type="simple" xlink:href="http://geodata.grid.unep.ch/"><text:span text:style-name="T63">http</text:span></text:a><text:a xlink:type="simple" xlink:href="http://geodata.grid.unep.ch/"><text:span text:style-name="T63">://</text:span></text:a><text:a xlink:type="simple" xlink:href="http://geodata.grid.unep.ch/"><text:span text:style-name="T63">geodata</text:span></text:a><text:a xlink:type="simple" xlink:href="http://geodata.grid.unep.ch/"><text:span text:style-name="T63">.</text:span></text:a><text:a xlink:type="simple" xlink:href="http://geodata.grid.unep.ch/"><text:span text:style-name="T63">grid</text:span></text:a><text:a xlink:type="simple" xlink:href="http://geodata.grid.unep.ch/"><text:span text:style-name="T63">.</text:span></text:a><text:a xlink:type="simple" xlink:href="http://geodata.grid.unep.ch/"><text:span text:style-name="T63">unep</text:span></text:a><text:a xlink:type="simple" xlink:href="http://geodata.grid.unep.ch/"><text:span text:style-name="T63">.</text:span></text:a><text:a xlink:type="simple" xlink:href="http://geodata.grid.unep.ch/"><text:span text:style-name="T63">ch</text:span></text:a><text:a xlink:type="simple" xlink:href="http://geodata.grid.unep.ch/"><text:span text:style-name="T63">/</text:span></text:a></text:p>
      <text:p text:style-name="P1"><text:tab/>more UN environmental data</text:p>
      <text:p text:style-name="P1"/>
      <text:p text:style-name="P1"><text:a xlink:type="simple" xlink:href="http://en.wikipedia.org/wiki/Crime_mapping"><text:span text:style-name="T63">http</text:span></text:a><text:a xlink:type="simple" xlink:href="http://en.wikipedia.org/wiki/Crime_mapping"><text:span text:style-name="T63">://</text:span></text:a><text:a xlink:type="simple" xlink:href="http://en.wikipedia.org/wiki/Crime_mapping"><text:span text:style-name="T63">en</text:span></text:a><text:a xlink:type="simple" xlink:href="http://en.wikipedia.org/wiki/Crime_mapping"><text:span text:style-name="T63">.</text:span></text:a><text:a xlink:type="simple" xlink:href="http://en.wikipedia.org/wiki/Crime_mapping"><text:span text:style-name="T63">wikipedia</text:span></text:a><text:a xlink:type="simple" xlink:href="http://en.wikipedia.org/wiki/Crime_mapping"><text:span text:style-name="T63">.</text:span></text:a><text:a xlink:type="simple" xlink:href="http://en.wikipedia.org/wiki/Crime_mapping"><text:span text:style-name="T63">org</text:span></text:a><text:a xlink:type="simple" xlink:href="http://en.wikipedia.org/wiki/Crime_mapping"><text:span text:style-name="T63">/</text:span></text:a><text:a xlink:type="simple" xlink:href="http://en.wikipedia.org/wiki/Crime_mapping"><text:span text:style-name="T63">wiki</text:span></text:a><text:a xlink:type="simple" xlink:href="http://en.wikipedia.org/wiki/Crime_mapping"><text:span text:style-name="T63">/</text:span></text:a><text:a xlink:type="simple" xlink:href="http://en.wikipedia.org/wiki/Crime_mapping"><text:span text:style-name="T63">Crime</text:span></text:a><text:a xlink:type="simple" xlink:href="http://en.wikipedia.org/wiki/Crime_mapping"><text:span text:style-name="T63">_</text:span></text:a><text:a xlink:type="simple" xlink:href="http://en.wikipedia.org/wiki/Crime_mapping"><text:span text:style-name="T63">mapping</text:span></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text:span text:style-name="T63">http</text:span></text:a><text:a xlink:type="simple" xlink:href="http://www.crimemapping.com/"><text:span text:style-name="T63">://</text:span></text:a><text:a xlink:type="simple" xlink:href="http://www.crimemapping.com/"><text:span text:style-name="T63">www</text:span></text:a><text:a xlink:type="simple" xlink:href="http://www.crimemapping.com/"><text:span text:style-name="T63">.</text:span></text:a><text:a xlink:type="simple" xlink:href="http://www.crimemapping.com/"><text:span text:style-name="T63">crimemapping</text:span></text:a><text:a xlink:type="simple" xlink:href="http://www.crimemapping.com/"><text:span text:style-name="T63">.</text:span></text:a><text:a xlink:type="simple" xlink:href="http://www.crimemapping.com/"><text:span text:style-name="T63">com</text:span></text:a><text:a xlink:type="simple" xlink:href="http://www.crimemapping.com/"><text:span text:style-name="T63">/</text:span></text:a></text:p>
      <text:p text:style-name="P10"/>
      <text:p text:style-name="P10"/>
      <text:p text:style-name="P1"><text:a xlink:type="simple" xlink:href="http://www.google.com/publicdata/overview?ds=d5bncppjof8f9_"><text:span text:style-name="T63">http</text:span></text:a><text:a xlink:type="simple" xlink:href="http://www.google.com/publicdata/overview?ds=d5bncppjof8f9_"><text:span text:style-name="T63">://</text:span></text:a><text:a xlink:type="simple" xlink:href="http://www.google.com/publicdata/overview?ds=d5bncppjof8f9_"><text:span text:style-name="T63">www</text:span></text:a><text:a xlink:type="simple" xlink:href="http://www.google.com/publicdata/overview?ds=d5bncppjof8f9_"><text:span text:style-name="T63">.</text:span></text:a><text:a xlink:type="simple" xlink:href="http://www.google.com/publicdata/overview?ds=d5bncppjof8f9_"><text:span text:style-name="T63">google</text:span></text:a><text:a xlink:type="simple" xlink:href="http://www.google.com/publicdata/overview?ds=d5bncppjof8f9_"><text:span text:style-name="T63">.</text:span></text:a><text:a xlink:type="simple" xlink:href="http://www.google.com/publicdata/overview?ds=d5bncppjof8f9_"><text:span text:style-name="T63">com</text:span></text:a><text:a xlink:type="simple" xlink:href="http://www.google.com/publicdata/overview?ds=d5bncppjof8f9_"><text:span text:style-name="T63">/</text:span></text:a><text:a xlink:type="simple" xlink:href="http://www.google.com/publicdata/overview?ds=d5bncppjof8f9_"><text:span text:style-name="T63">publicdata</text:span></text:a><text:a xlink:type="simple" xlink:href="http://www.google.com/publicdata/overview?ds=d5bncppjof8f9_"><text:span text:style-name="T63">/</text:span></text:a><text:a xlink:type="simple" xlink:href="http://www.google.com/publicdata/overview?ds=d5bncppjof8f9_"><text:span text:style-name="T63">overview</text:span></text:a><text:a xlink:type="simple" xlink:href="http://www.google.com/publicdata/overview?ds=d5bncppjof8f9_"><text:span text:style-name="T63">?</text:span></text:a><text:a xlink:type="simple" xlink:href="http://www.google.com/publicdata/overview?ds=d5bncppjof8f9_"><text:span text:style-name="T63">ds</text:span></text:a><text:a xlink:type="simple" xlink:href="http://www.google.com/publicdata/overview?ds=d5bncppjof8f9_"><text:span text:style-name="T63">=</text:span></text:a><text:a xlink:type="simple" xlink:href="http://www.google.com/publicdata/overview?ds=d5bncppjof8f9_"><text:span text:style-name="T63">d</text:span></text:a><text:a xlink:type="simple" xlink:href="http://www.google.com/publicdata/overview?ds=d5bncppjof8f9_"><text:span text:style-name="T63">5</text:span></text:a><text:a xlink:type="simple" xlink:href="http://www.google.com/publicdata/overview?ds=d5bncppjof8f9_"><text:span text:style-name="T63">bncppjof</text:span></text:a><text:a xlink:type="simple" xlink:href="http://www.google.com/publicdata/overview?ds=d5bncppjof8f9_"><text:span text:style-name="T63">8</text:span></text:a><text:a xlink:type="simple" xlink:href="http://www.google.com/publicdata/overview?ds=d5bncppjof8f9_"><text:span text:style-name="T63">f</text:span></text:a><text:a xlink:type="simple" xlink:href="http://www.google.com/publicdata/overview?ds=d5bncppjof8f9_"><text:span text:style-name="T63">9_</text:span></text:a></text:p>
      <text:p text:style-name="P1"><text:a xlink:type="simple" xlink:href="http://data.worldbank.org/"><text:span text:style-name="T63">http</text:span></text:a><text:a xlink:type="simple" xlink:href="http://data.worldbank.org/"><text:span text:style-name="T63">://</text:span></text:a><text:a xlink:type="simple" xlink:href="http://data.worldbank.org/"><text:span text:style-name="T63">data</text:span></text:a><text:a xlink:type="simple" xlink:href="http://data.worldbank.org/"><text:span text:style-name="T63">.</text:span></text:a><text:a xlink:type="simple" xlink:href="http://data.worldbank.org/"><text:span text:style-name="T63">worldbank</text:span></text:a><text:a xlink:type="simple" xlink:href="http://data.worldbank.org/"><text:span text:style-name="T63">.</text:span></text:a><text:a xlink:type="simple" xlink:href="http://data.worldbank.org/"><text:span text:style-name="T63">org</text:span></text:a><text:a xlink:type="simple" xlink:href="http://data.worldbank.org/"><text:span text:style-name="T63">/</text:span></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3"> (420 </text:span><text:span text:style-name="T63">indicators</text:span><text:span text:style-name="T63">)</text:span></text:p>
      <text:p text:style-name="P10"/>
      <text:p text:style-name="P10"/>
      <text:p text:style-name="P1"><text:span text:style-name="T18">NASA</text:span><text:span text:style-name="T18"> #</text:span><text:span text:style-name="T18">OpenData</text:span><text:span text:style-name="T18">: </text:span><text:span text:style-name="T18">What</text:span><text:span text:style-name="T18"> </text:span><text:span text:style-name="T18">Will</text:span><text:span text:style-name="T18"> </text:span><text:span text:style-name="T18">YOU</text:span><text:span text:style-name="T18"> </text:span><text:span text:style-name="T18">Create</text:span><text:span text:style-name="T18">?:</text:span><text:a xlink:type="simple" xlink:href="http://www.rhok.org/node/2608"><text:span text:style-name="T64"> </text:span></text:a><text:a xlink:type="simple" xlink:href="http://www.rhok.org/node/2608"><text:span text:style-name="T63">http</text:span></text:a><text:a xlink:type="simple" xlink:href="http://www.rhok.org/node/2608"><text:span text:style-name="T63">://</text:span></text:a><text:a xlink:type="simple" xlink:href="http://www.rhok.org/node/2608"><text:span text:style-name="T63">www</text:span></text:a><text:a xlink:type="simple" xlink:href="http://www.rhok.org/node/2608"><text:span text:style-name="T63">.</text:span></text:a><text:a xlink:type="simple" xlink:href="http://www.rhok.org/node/2608"><text:span text:style-name="T63">rhok</text:span></text:a><text:a xlink:type="simple" xlink:href="http://www.rhok.org/node/2608"><text:span text:style-name="T63">.</text:span></text:a><text:a xlink:type="simple" xlink:href="http://www.rhok.org/node/2608"><text:span text:style-name="T63">org</text:span></text:a><text:a xlink:type="simple" xlink:href="http://www.rhok.org/node/2608"><text:span text:style-name="T63">/</text:span></text:a><text:a xlink:type="simple" xlink:href="http://www.rhok.org/node/2608"><text:span text:style-name="T63">node</text:span></text:a><text:a xlink:type="simple" xlink:href="http://www.rhok.org/node/2608"><text:span text:style-name="T63">/2608</text:span></text:a></text:p>
      <text:p text:style-name="P10"/>
      <text:p text:style-name="P10"/>
      <text:p text:style-name="P1"><text:a xlink:type="simple" xlink:href="https://www.opensource.gov/"><text:span text:style-name="T64">https</text:span></text:a><text:a xlink:type="simple" xlink:href="https://www.opensource.gov/"><text:span text:style-name="T64">://</text:span></text:a><text:a xlink:type="simple" xlink:href="https://www.opensource.gov/"><text:span text:style-name="T64">www</text:span></text:a><text:a xlink:type="simple" xlink:href="https://www.opensource.gov/"><text:span text:style-name="T64">.</text:span></text:a><text:a xlink:type="simple" xlink:href="https://www.opensource.gov/"><text:span text:style-name="T64">opensource</text:span></text:a><text:a xlink:type="simple" xlink:href="https://www.opensource.gov/"><text:span text:style-name="T64">.</text:span></text:a><text:a xlink:type="simple" xlink:href="https://www.opensource.gov/"><text:span text:style-name="T64">gov</text:span></text:a><text:a xlink:type="simple" xlink:href="https://www.opensource.gov/"><text:span text:style-name="T64">/</text:span></text:a></text:p>
      <text:p text:style-name="P1">The Open Source Center (OSC) is the US Government's premier provider of foreign open source intelligence</text:p>
      <text:p text:style-name="P50"><text:a xlink:type="simple" xlink:href="http://www.bbc.co.uk/news/technology-14841018"><text:span text:style-name="T63">http</text:span></text:a><text:a xlink:type="simple" xlink:href="http://www.bbc.co.uk/news/technology-14841018"><text:span text:style-name="T63">://</text:span></text:a><text:a xlink:type="simple" xlink:href="http://www.bbc.co.uk/news/technology-14841018"><text:span text:style-name="T63">www</text:span></text:a><text:a xlink:type="simple" xlink:href="http://www.bbc.co.uk/news/technology-14841018"><text:span text:style-name="T63">.</text:span></text:a><text:a xlink:type="simple" xlink:href="http://www.bbc.co.uk/news/technology-14841018"><text:span text:style-name="T63">bbc</text:span></text:a><text:a xlink:type="simple" xlink:href="http://www.bbc.co.uk/news/technology-14841018"><text:span text:style-name="T63">.</text:span></text:a><text:a xlink:type="simple" xlink:href="http://www.bbc.co.uk/news/technology-14841018"><text:span text:style-name="T63">co</text:span></text:a><text:a xlink:type="simple" xlink:href="http://www.bbc.co.uk/news/technology-14841018"><text:span text:style-name="T63">.</text:span></text:a><text:a xlink:type="simple" xlink:href="http://www.bbc.co.uk/news/technology-14841018"><text:span text:style-name="T63">uk</text:span></text:a><text:a xlink:type="simple" xlink:href="http://www.bbc.co.uk/news/technology-14841018"><text:span text:style-name="T63">/</text:span></text:a><text:a xlink:type="simple" xlink:href="http://www.bbc.co.uk/news/technology-14841018"><text:span text:style-name="T63">news</text:span></text:a><text:a xlink:type="simple" xlink:href="http://www.bbc.co.uk/news/technology-14841018"><text:span text:style-name="T63">/</text:span></text:a><text:a xlink:type="simple" xlink:href="http://www.bbc.co.uk/news/technology-14841018"><text:span text:style-name="T63">technology</text:span></text:a><text:a xlink:type="simple" xlink:href="http://www.bbc.co.uk/news/technology-14841018"><text:span text:style-name="T63">-14841018</text:span></text:a></text:p>
      <text:p text:style-name="P10"/>
      <text:h text:style-name="P223" text:outline-level="10"><text:soft-page-break/>Geological</text:h>
      <text:h text:style-name="P228" text:outline-level="10">SEIS</text:h>
      <text:p text:style-name="P1"><text:span text:style-name="T68">“</text:span><text:span text:style-name="T69">The</text:span><text:span text:style-name="T69"> </text:span><text:span text:style-name="T69">Shared</text:span><text:span text:style-name="T69"> </text:span><text:span text:style-name="T69">Environmental</text:span><text:span text:style-name="T69"> </text:span><text:span text:style-name="T69">Information</text:span><text:span text:style-name="T69"> </text:span><text:span text:style-name="T69">System</text:span><text:span text:style-name="T69"> (</text:span><text:span text:style-name="T69">SEIS</text:span><text:span text:style-name="T69">) </text:span><text:span text:style-name="T69">is</text:span><text:span text:style-name="T69"> </text:span><text:span text:style-name="T69">a</text:span><text:span text:style-name="T69"> </text:span><text:span text:style-name="T69">collaborative</text:span><text:span text:style-name="T69"> </text:span><text:span text:style-name="T69">initiative</text:span><text:span text:style-name="T69"> </text:span><text:span text:style-name="T69">of</text:span><text:span text:style-name="T69"> </text:span><text:span text:style-name="T69">the</text:span><text:span text:style-name="T69"> </text:span><text:span text:style-name="T69">European</text:span><text:span text:style-name="T69"> </text:span><text:span text:style-name="T69">Commission</text:span><text:span text:style-name="T69"> </text:span><text:span text:style-name="T69">and</text:span><text:span text:style-name="T69"> </text:span><text:span text:style-name="T69">the</text:span><text:span text:style-name="T69"> </text:span><text:span text:style-name="T69">European</text:span><text:span text:style-name="T69"> </text:span><text:span text:style-name="T69">Environment</text:span><text:span text:style-name="T69"> </text:span><text:span text:style-name="T69">Agency</text:span><text:span text:style-name="T69"> (</text:span><text:span text:style-name="T69">EEA</text:span><text:span text:style-name="T69">). </text:span><text:span text:style-name="T69">Its</text:span><text:span text:style-name="T69"> </text:span><text:span text:style-name="T69">objective</text:span><text:span text:style-name="T69"> </text:span><text:span text:style-name="T69">is</text:span><text:span text:style-name="T69"> </text:span><text:span text:style-name="T69">to</text:span><text:span text:style-name="T69"> </text:span><text:span text:style-name="T69">establish</text:span><text:span text:style-name="T69"> </text:span><text:span text:style-name="T69">together</text:span><text:span text:style-name="T69"> </text:span><text:span text:style-name="T69">with</text:span><text:span text:style-name="T69"> </text:span><text:span text:style-name="T69">the</text:span><text:span text:style-name="T69"> </text:span><text:span text:style-name="T69">Member</text:span><text:span text:style-name="T69"> </text:span><text:span text:style-name="T69">States</text:span><text:span text:style-name="T69"> </text:span><text:span text:style-name="T69">an</text:span><text:span text:style-name="T69"> </text:span><text:span text:style-name="T69">integrated</text:span><text:span text:style-name="T69"> </text:span><text:span text:style-name="T69">and</text:span><text:span text:style-name="T69"> </text:span><text:span text:style-name="T69">shared</text:span><text:span text:style-name="T69"> </text:span><text:span text:style-name="T69">EU</text:span><text:span text:style-name="T69">-</text:span><text:span text:style-name="T69">wide</text:span><text:span text:style-name="T69"> </text:span><text:span text:style-name="T69">information</text:span><text:span text:style-name="T69"> </text:span><text:span text:style-name="T69">system</text:span><text:span text:style-name="T69"> </text:span><text:span text:style-name="T69">to</text:span><text:span text:style-name="T69"> </text:span><text:span text:style-name="T69">simplify</text:span><text:span text:style-name="T69"> </text:span><text:span text:style-name="T69">monitoring</text:span><text:span text:style-name="T69"> </text:span><text:span text:style-name="T69">and</text:span><text:span text:style-name="T69"> </text:span><text:span text:style-name="T69">reporting</text:span><text:span text:style-name="T69"> </text:span><text:span text:style-name="T69">of</text:span><text:span text:style-name="T69"> </text:span><text:span text:style-name="T69">environmental</text:span><text:span text:style-name="T69"> </text:span><text:span text:style-name="T69">data</text:span><text:span text:style-name="T69"> </text:span><text:span text:style-name="T69">and</text:span><text:span text:style-name="T69"> </text:span><text:span text:style-name="T69">information</text:span><text:span text:style-name="T69">.</text:span><text:span text:style-name="T68">”</text:span></text:p>
      <text:p text:style-name="P18"/>
      <text:p text:style-name="P45"><text:a xlink:type="simple" xlink:href="http://ec.europa.eu/environment/seis/newsletter/issue_003.html"><text:span text:style-name="T65">http</text:span></text:a><text:a xlink:type="simple" xlink:href="http://ec.europa.eu/environment/seis/newsletter/issue_003.html"><text:span text:style-name="T65">://</text:span></text:a><text:a xlink:type="simple" xlink:href="http://ec.europa.eu/environment/seis/newsletter/issue_003.html"><text:span text:style-name="T65">ec</text:span></text:a><text:a xlink:type="simple" xlink:href="http://ec.europa.eu/environment/seis/newsletter/issue_003.html"><text:span text:style-name="T65">.</text:span></text:a><text:a xlink:type="simple" xlink:href="http://ec.europa.eu/environment/seis/newsletter/issue_003.html"><text:span text:style-name="T65">europa</text:span></text:a><text:a xlink:type="simple" xlink:href="http://ec.europa.eu/environment/seis/newsletter/issue_003.html"><text:span text:style-name="T65">.</text:span></text:a><text:a xlink:type="simple" xlink:href="http://ec.europa.eu/environment/seis/newsletter/issue_003.html"><text:span text:style-name="T65">eu</text:span></text:a><text:a xlink:type="simple" xlink:href="http://ec.europa.eu/environment/seis/newsletter/issue_003.html"><text:span text:style-name="T65">/</text:span></text:a><text:a xlink:type="simple" xlink:href="http://ec.europa.eu/environment/seis/newsletter/issue_003.html"><text:span text:style-name="T65">environment</text:span></text:a><text:a xlink:type="simple" xlink:href="http://ec.europa.eu/environment/seis/newsletter/issue_003.html"><text:span text:style-name="T65">/</text:span></text:a><text:a xlink:type="simple" xlink:href="http://ec.europa.eu/environment/seis/newsletter/issue_003.html"><text:span text:style-name="T65">seis</text:span></text:a><text:a xlink:type="simple" xlink:href="http://ec.europa.eu/environment/seis/newsletter/issue_003.html"><text:span text:style-name="T65">/</text:span></text:a><text:a xlink:type="simple" xlink:href="http://ec.europa.eu/environment/seis/newsletter/issue_003.html"><text:span text:style-name="T65">newsletter</text:span></text:a><text:a xlink:type="simple" xlink:href="http://ec.europa.eu/environment/seis/newsletter/issue_003.html"><text:span text:style-name="T65">/</text:span></text:a><text:a xlink:type="simple" xlink:href="http://ec.europa.eu/environment/seis/newsletter/issue_003.html"><text:span text:style-name="T65">issue</text:span></text:a><text:a xlink:type="simple" xlink:href="http://ec.europa.eu/environment/seis/newsletter/issue_003.html"><text:span text:style-name="T65">_003.</text:span></text:a><text:a xlink:type="simple" xlink:href="http://ec.europa.eu/environment/seis/newsletter/issue_003.html"><text:span text:style-name="T65">html</text:span></text:a></text:p>
      <text:p text:style-name="P11"/>
      <text:p text:style-name="P45"><text:span text:style-name="T70">This</text:span><text:span text:style-name="T70"> ‘</text:span><text:span text:style-name="T70">system</text:span><text:span text:style-name="T70"> </text:span><text:span text:style-name="T70">of</text:span><text:span text:style-name="T70"> </text:span><text:span text:style-name="T70">systems</text:span><text:span text:style-name="T70">’ </text:span><text:span text:style-name="T70">will</text:span><text:span text:style-name="T70"> </text:span><text:span text:style-name="T70">proactively</text:span><text:span text:style-name="T70"> </text:span><text:span text:style-name="T70">link</text:span><text:span text:style-name="T70"> </text:span><text:span text:style-name="T70">together</text:span><text:span text:style-name="T70"> </text:span><text:span text:style-name="T70">existing</text:span><text:span text:style-name="T70"> </text:span><text:span text:style-name="T70">and</text:span><text:span text:style-name="T70"> </text:span><text:span text:style-name="T70">planned</text:span><text:span text:style-name="T70"> </text:span><text:span text:style-name="T70">observing</text:span><text:span text:style-name="T70"> </text:span><text:span text:style-name="T70">systems</text:span><text:span text:style-name="T70"> </text:span><text:span text:style-name="T70">around</text:span><text:span text:style-name="T70"> </text:span><text:span text:style-name="T70">the</text:span><text:span text:style-name="T70"> </text:span><text:span text:style-name="T70">world</text:span><text:span text:style-name="T70"> </text:span><text:span text:style-name="T70">and</text:span><text:span text:style-name="T70"> </text:span><text:span text:style-name="T70">support</text:span><text:span text:style-name="T70"> </text:span><text:span text:style-name="T70">the</text:span><text:span text:style-name="T70"> </text:span><text:span text:style-name="T70">development</text:span><text:span text:style-name="T70"> </text:span><text:span text:style-name="T70">of</text:span><text:span text:style-name="T70"> </text:span><text:span text:style-name="T70">new</text:span><text:span text:style-name="T70"> </text:span><text:span text:style-name="T70">systems</text:span><text:span text:style-name="T70"> </text:span><text:span text:style-name="T70">where</text:span><text:span text:style-name="T70"> </text:span><text:span text:style-name="T70">gaps</text:span><text:span text:style-name="T70"> </text:span><text:span text:style-name="T70">currently</text:span><text:span text:style-name="T70"> </text:span><text:span text:style-name="T70">exist</text:span><text:span text:style-name="T70">. </text:span><text:span text:style-name="T70">It</text:span><text:span text:style-name="T70"> </text:span><text:span text:style-name="T70">will</text:span><text:span text:style-name="T70"> </text:span><text:span text:style-name="T70">promote</text:span><text:span text:style-name="T70"> </text:span><text:span text:style-name="T70">common</text:span><text:span text:style-name="T70"> </text:span><text:span text:style-name="T70">technical</text:span><text:span text:style-name="T70"> </text:span><text:span text:style-name="T70">standards</text:span><text:span text:style-name="T70"> </text:span><text:span text:style-name="T70">so</text:span><text:span text:style-name="T70"> </text:span><text:span text:style-name="T70">that</text:span><text:span text:style-name="T70"> </text:span><text:span text:style-name="T70">data</text:span><text:span text:style-name="T70"> </text:span><text:span text:style-name="T70">from</text:span><text:span text:style-name="T70"> </text:span><text:span text:style-name="T70">the</text:span><text:span text:style-name="T70"> </text:span><text:span text:style-name="T70">thousands</text:span><text:span text:style-name="T70"> </text:span><text:span text:style-name="T70">of</text:span><text:span text:style-name="T70"> </text:span><text:span text:style-name="T70">different</text:span><text:span text:style-name="T70"> </text:span><text:span text:style-name="T70">instruments</text:span><text:span text:style-name="T70"> </text:span><text:span text:style-name="T70">can</text:span><text:span text:style-name="T70"> </text:span><text:span text:style-name="T70">be</text:span><text:span text:style-name="T70"> </text:span><text:span text:style-name="T70">combined</text:span><text:span text:style-name="T70"> </text:span><text:span text:style-name="T70">into</text:span><text:span text:style-name="T70"> </text:span><text:span text:style-name="T70">coherent</text:span><text:span text:style-name="T70"> </text:span><text:span text:style-name="T70">data</text:span><text:span text:style-name="T70"> </text:span><text:span text:style-name="T70">sets</text:span><text:span text:style-name="T70">. </text:span><text:span text:style-name="T70">The</text:span><text:span text:style-name="T70"> ‘</text:span><text:span text:style-name="T70">GEOPortal</text:span><text:span text:style-name="T70">’ </text:span><text:span text:style-name="T70">offers</text:span><text:span text:style-name="T70"> </text:span><text:span text:style-name="T70">a</text:span><text:span text:style-name="T70"> </text:span><text:span text:style-name="T70">single</text:span><text:span text:style-name="T70"> </text:span><text:span text:style-name="T70">Internet</text:span><text:span text:style-name="T70"> </text:span><text:span text:style-name="T70">access</text:span><text:span text:style-name="T70"> </text:span><text:span text:style-name="T70">point</text:span><text:span text:style-name="T70"> </text:span><text:span text:style-name="T70">for</text:span><text:span text:style-name="T70"> </text:span><text:span text:style-name="T70">users</text:span><text:span text:style-name="T70"> </text:span><text:span text:style-name="T70">seeking</text:span><text:span text:style-name="T70"> </text:span><text:span text:style-name="T70">data</text:span><text:span text:style-name="T70">, </text:span><text:span text:style-name="T70">imagery</text:span><text:span text:style-name="T70"> </text:span><text:span text:style-name="T70">and</text:span><text:span text:style-name="T70"> </text:span><text:span text:style-name="T70">analytical</text:span><text:span text:style-name="T70"> </text:span><text:span text:style-name="T70">software</text:span><text:span text:style-name="T70"> </text:span><text:span text:style-name="T70">packages</text:span><text:span text:style-name="T70"> </text:span><text:span text:style-name="T70">relevant</text:span><text:span text:style-name="T70"> </text:span><text:span text:style-name="T70">to</text:span><text:span text:style-name="T70"> </text:span><text:span text:style-name="T70">all</text:span><text:span text:style-name="T70"> </text:span><text:span text:style-name="T70">parts</text:span><text:span text:style-name="T70"> </text:span><text:span text:style-name="T70">of</text:span><text:span text:style-name="T70"> </text:span><text:span text:style-name="T70">the</text:span><text:span text:style-name="T70"> </text:span><text:span text:style-name="T70">globe</text:span><text:span text:style-name="T70">. </text:span><text:span text:style-name="T70">It</text:span><text:span text:style-name="T70"> </text:span><text:span text:style-name="T70">connects</text:span><text:span text:style-name="T70"> </text:span><text:span text:style-name="T70">users</text:span><text:span text:style-name="T70"> </text:span><text:span text:style-name="T70">to</text:span><text:span text:style-name="T70"> </text:span><text:span text:style-name="T70">existing</text:span><text:span text:style-name="T70"> </text:span><text:span text:style-name="T70">data</text:span><text:span text:style-name="T70"> </text:span><text:span text:style-name="T70">bases</text:span><text:span text:style-name="T70"> </text:span><text:span text:style-name="T70">and</text:span><text:span text:style-name="T70"> </text:span><text:span text:style-name="T70">portals</text:span><text:span text:style-name="T70"> </text:span><text:span text:style-name="T70">and</text:span><text:span text:style-name="T70"> </text:span><text:span text:style-name="T70">provides</text:span><text:span text:style-name="T70"> </text:span><text:span text:style-name="T70">reliable</text:span><text:span text:style-name="T70">, </text:span><text:span text:style-name="T70">up</text:span><text:span text:style-name="T70">-</text:span><text:span text:style-name="T70">to</text:span><text:span text:style-name="T70">-</text:span><text:span text:style-name="T70">date</text:span><text:span text:style-name="T70"> </text:span><text:span text:style-name="T70">and</text:span><text:span text:style-name="T70"> </text:span><text:span text:style-name="T70">user</text:span><text:span text:style-name="T70"> </text:span><text:span text:style-name="T70">friendly</text:span><text:span text:style-name="T70"> </text:span><text:span text:style-name="T70">information</text:span><text:span text:style-name="T70"> – </text:span><text:span text:style-name="T70">vital</text:span><text:span text:style-name="T70"> </text:span><text:span text:style-name="T70">for</text:span><text:span text:style-name="T70"> </text:span><text:span text:style-name="T70">the</text:span><text:span text:style-name="T70"> </text:span><text:span text:style-name="T70">work</text:span><text:span text:style-name="T70"> </text:span><text:span text:style-name="T70">of</text:span><text:span text:style-name="T70"> </text:span><text:span text:style-name="T70">decision</text:span><text:span text:style-name="T70"> </text:span><text:span text:style-name="T70">makers</text:span><text:span text:style-name="T70">, </text:span><text:span text:style-name="T70">planners</text:span><text:span text:style-name="T70"> </text:span><text:span text:style-name="T70">and</text:span><text:span text:style-name="T70"> </text:span><text:span text:style-name="T70">emergency</text:span><text:span text:style-name="T70"> </text:span><text:span text:style-name="T70">managers</text:span><text:span text:style-name="T70">. </text:span><text:span text:style-name="T70">For</text:span><text:span text:style-name="T70"> </text:span><text:span text:style-name="T70">users</text:span><text:span text:style-name="T70"> </text:span><text:span text:style-name="T70">with</text:span><text:span text:style-name="T70"> </text:span><text:span text:style-name="T70">limited</text:span><text:span text:style-name="T70"> </text:span><text:span text:style-name="T70">or</text:span><text:span text:style-name="T70"> </text:span><text:span text:style-name="T70">no</text:span><text:span text:style-name="T70"> </text:span><text:span text:style-name="T70">access</text:span><text:span text:style-name="T70"> </text:span><text:span text:style-name="T70">to</text:span><text:span text:style-name="T70"> </text:span><text:span text:style-name="T70">the</text:span><text:span text:style-name="T70"> </text:span><text:span text:style-name="T70">Internet</text:span><text:span text:style-name="T70">, </text:span><text:span text:style-name="T70">similar</text:span><text:span text:style-name="T70"> </text:span><text:span text:style-name="T70">information</text:span><text:span text:style-name="T70"> </text:span><text:span text:style-name="T70">is</text:span><text:span text:style-name="T70"> </text:span><text:span text:style-name="T70">available</text:span><text:span text:style-name="T70"> </text:span><text:span text:style-name="T70">via</text:span><text:span text:style-name="T70"> </text:span><text:span text:style-name="T70">the</text:span><text:span text:style-name="T70"> ‘</text:span><text:span text:style-name="T70">GEONETCast</text:span><text:span text:style-name="T70">’ </text:span><text:span text:style-name="T70">network</text:span><text:span text:style-name="T70"> </text:span><text:span text:style-name="T70">of</text:span><text:span text:style-name="T70"> </text:span><text:span text:style-name="T70">telecommunication</text:span><text:span text:style-name="T70"> </text:span><text:span text:style-name="T70">satellites</text:span><text:span text:style-name="T70">.</text:span></text:p>
      <text:p text:style-name="P19"/>
      <text:p text:style-name="P45"><text:a xlink:type="simple" xlink:href="http://www.earthobservations.org/geoss.shtml"><text:span text:style-name="T63">http</text:span></text:a><text:a xlink:type="simple" xlink:href="http://www.earthobservations.org/geoss.shtml"><text:span text:style-name="T63">://</text:span></text:a><text:a xlink:type="simple" xlink:href="http://www.earthobservations.org/geoss.shtml"><text:span text:style-name="T63">www</text:span></text:a><text:a xlink:type="simple" xlink:href="http://www.earthobservations.org/geoss.shtml"><text:span text:style-name="T63">.</text:span></text:a><text:a xlink:type="simple" xlink:href="http://www.earthobservations.org/geoss.shtml"><text:span text:style-name="T63">earthobservations</text:span></text:a><text:a xlink:type="simple" xlink:href="http://www.earthobservations.org/geoss.shtml"><text:span text:style-name="T63">.</text:span></text:a><text:a xlink:type="simple" xlink:href="http://www.earthobservations.org/geoss.shtml"><text:span text:style-name="T63">org</text:span></text:a><text:a xlink:type="simple" xlink:href="http://www.earthobservations.org/geoss.shtml"><text:span text:style-name="T63">/</text:span></text:a><text:a xlink:type="simple" xlink:href="http://www.earthobservations.org/geoss.shtml"><text:span text:style-name="T63">geoss</text:span></text:a><text:a xlink:type="simple" xlink:href="http://www.earthobservations.org/geoss.shtml"><text:span text:style-name="T63">.</text:span></text:a><text:a xlink:type="simple" xlink:href="http://www.earthobservations.org/geoss.shtml"><text:span text:style-name="T63">shtml</text:span></text:a></text:p>
      <text:p text:style-name="P10"/>
      <text:p text:style-name="P45">Funding :<text:a xlink:type="simple" xlink:href="http://ec.europa.eu/environment/seis/funding.htm"> </text:a><text:a xlink:type="simple" xlink:href="http://ec.europa.eu/environment/seis/funding.htm"><text:span text:style-name="T63">http</text:span></text:a><text:a xlink:type="simple" xlink:href="http://ec.europa.eu/environment/seis/funding.htm"><text:span text:style-name="T63">://</text:span></text:a><text:a xlink:type="simple" xlink:href="http://ec.europa.eu/environment/seis/funding.htm"><text:span text:style-name="T63">ec</text:span></text:a><text:a xlink:type="simple" xlink:href="http://ec.europa.eu/environment/seis/funding.htm"><text:span text:style-name="T63">.</text:span></text:a><text:a xlink:type="simple" xlink:href="http://ec.europa.eu/environment/seis/funding.htm"><text:span text:style-name="T63">europa</text:span></text:a><text:a xlink:type="simple" xlink:href="http://ec.europa.eu/environment/seis/funding.htm"><text:span text:style-name="T63">.</text:span></text:a><text:a xlink:type="simple" xlink:href="http://ec.europa.eu/environment/seis/funding.htm"><text:span text:style-name="T63">eu</text:span></text:a><text:a xlink:type="simple" xlink:href="http://ec.europa.eu/environment/seis/funding.htm"><text:span text:style-name="T63">/</text:span></text:a><text:a xlink:type="simple" xlink:href="http://ec.europa.eu/environment/seis/funding.htm"><text:span text:style-name="T63">environment</text:span></text:a><text:a xlink:type="simple" xlink:href="http://ec.europa.eu/environment/seis/funding.htm"><text:span text:style-name="T63">/</text:span></text:a><text:a xlink:type="simple" xlink:href="http://ec.europa.eu/environment/seis/funding.htm"><text:span text:style-name="T63">seis</text:span></text:a><text:a xlink:type="simple" xlink:href="http://ec.europa.eu/environment/seis/funding.htm"><text:span text:style-name="T63">/</text:span></text:a><text:a xlink:type="simple" xlink:href="http://ec.europa.eu/environment/seis/funding.htm"><text:span text:style-name="T63">funding</text:span></text:a><text:a xlink:type="simple" xlink:href="http://ec.europa.eu/environment/seis/funding.htm"><text:span text:style-name="T63">.</text:span></text:a><text:a xlink:type="simple" xlink:href="http://ec.europa.eu/environment/seis/funding.htm"><text:span text:style-name="T63">htm</text:span></text:a></text:p>
      <text:p text:style-name="P10"/>
      <text:p text:style-name="P1"><text:span text:style-name="T73">Ocean</text:span><text:span text:style-name="T73"> </text:span><text:span text:style-name="T73">Buoys</text:span><text:span text:style-name="T73"> </text:span><text:span text:style-name="T73">and</text:span><text:span text:style-name="T73"> </text:span><text:span text:style-name="T73">Tsunamis</text:span></text:p>
      <text:p text:style-name="P1"><text:a xlink:type="simple" xlink:href="http://www.ndbc.noaa.gov/obs.shtml"><text:span text:style-name="T66">http</text:span></text:a><text:a xlink:type="simple" xlink:href="http://www.ndbc.noaa.gov/obs.shtml"><text:span text:style-name="T66">://</text:span></text:a><text:a xlink:type="simple" xlink:href="http://www.ndbc.noaa.gov/obs.shtml"><text:span text:style-name="T66">www</text:span></text:a><text:a xlink:type="simple" xlink:href="http://www.ndbc.noaa.gov/obs.shtml"><text:span text:style-name="T66">.</text:span></text:a><text:a xlink:type="simple" xlink:href="http://www.ndbc.noaa.gov/obs.shtml"><text:span text:style-name="T66">ndbc</text:span></text:a><text:a xlink:type="simple" xlink:href="http://www.ndbc.noaa.gov/obs.shtml"><text:span text:style-name="T66">.</text:span></text:a><text:a xlink:type="simple" xlink:href="http://www.ndbc.noaa.gov/obs.shtml"><text:span text:style-name="T66">noaa</text:span></text:a><text:a xlink:type="simple" xlink:href="http://www.ndbc.noaa.gov/obs.shtml"><text:span text:style-name="T66">.</text:span></text:a><text:a xlink:type="simple" xlink:href="http://www.ndbc.noaa.gov/obs.shtml"><text:span text:style-name="T66">gov</text:span></text:a><text:a xlink:type="simple" xlink:href="http://www.ndbc.noaa.gov/obs.shtml"><text:span text:style-name="T66">/</text:span></text:a><text:a xlink:type="simple" xlink:href="http://www.ndbc.noaa.gov/obs.shtml"><text:span text:style-name="T66">obs</text:span></text:a><text:a xlink:type="simple" xlink:href="http://www.ndbc.noaa.gov/obs.shtml"><text:span text:style-name="T66">.</text:span></text:a><text:a xlink:type="simple" xlink:href="http://www.ndbc.noaa.gov/obs.shtml"><text:span text:style-name="T66">shtml</text:span></text:a></text:p>
      <text:p text:style-name="P12"/>
      <text:p text:style-name="P1"><text:span text:style-name="T73">Thematic</text:span><text:span text:style-name="T73"> </text:span><text:span text:style-name="T73">Realtime</text:span><text:span text:style-name="T73"> </text:span><text:span text:style-name="T73">Environmental</text:span><text:span text:style-name="T73"> </text:span><text:span text:style-name="T73">Distributed</text:span><text:span text:style-name="T73"> </text:span><text:span text:style-name="T73">Data</text:span><text:span text:style-name="T73"> </text:span><text:span text:style-name="T73">Services</text:span><text:span text:style-name="T73">: </text:span><text:span text:style-name="T73">THREDDS</text:span></text:p>
      <text:p text:style-name="P1"><text:a xlink:type="simple" xlink:href="http://www.unidata.ucar.edu/projects/THREDDS/"><text:span text:style-name="T66">http</text:span></text:a><text:a xlink:type="simple" xlink:href="http://www.unidata.ucar.edu/projects/THREDDS/"><text:span text:style-name="T66">://</text:span></text:a><text:a xlink:type="simple" xlink:href="http://www.unidata.ucar.edu/projects/THREDDS/"><text:span text:style-name="T66">www</text:span></text:a><text:a xlink:type="simple" xlink:href="http://www.unidata.ucar.edu/projects/THREDDS/"><text:span text:style-name="T66">.</text:span></text:a><text:a xlink:type="simple" xlink:href="http://www.unidata.ucar.edu/projects/THREDDS/"><text:span text:style-name="T66">unidata</text:span></text:a><text:a xlink:type="simple" xlink:href="http://www.unidata.ucar.edu/projects/THREDDS/"><text:span text:style-name="T66">.</text:span></text:a><text:a xlink:type="simple" xlink:href="http://www.unidata.ucar.edu/projects/THREDDS/"><text:span text:style-name="T66">ucar</text:span></text:a><text:a xlink:type="simple" xlink:href="http://www.unidata.ucar.edu/projects/THREDDS/"><text:span text:style-name="T66">.</text:span></text:a><text:a xlink:type="simple" xlink:href="http://www.unidata.ucar.edu/projects/THREDDS/"><text:span text:style-name="T66">edu</text:span></text:a><text:a xlink:type="simple" xlink:href="http://www.unidata.ucar.edu/projects/THREDDS/"><text:span text:style-name="T66">/</text:span></text:a><text:a xlink:type="simple" xlink:href="http://www.unidata.ucar.edu/projects/THREDDS/"><text:span text:style-name="T66">projects</text:span></text:a><text:a xlink:type="simple" xlink:href="http://www.unidata.ucar.edu/projects/THREDDS/"><text:span text:style-name="T66">/</text:span></text:a><text:a xlink:type="simple" xlink:href="http://www.unidata.ucar.edu/projects/THREDDS/"><text:span text:style-name="T66">THREDDS</text:span></text:a><text:a xlink:type="simple" xlink:href="http://www.unidata.ucar.edu/projects/THREDDS/"><text:span text:style-name="T66">/</text:span></text:a></text:p>
      <text:p text:style-name="P12"/>
      <text:p text:style-name="P1"><text:span text:style-name="T73">NOAA</text:span><text:span text:style-name="T73"> </text:span><text:span text:style-name="T73">Space</text:span><text:span text:style-name="T73"> </text:span><text:span text:style-name="T73">Weather</text:span><text:span text:style-name="T73"> </text:span><text:span text:style-name="T73">Alerts</text:span></text:p>
      <text:p text:style-name="P1"><text:a xlink:type="simple" xlink:href="http://www.swpc.noaa.gov/alerts/archive/current_month.html"><text:span text:style-name="T15">http</text:span></text:a><text:a xlink:type="simple" xlink:href="http://www.swpc.noaa.gov/alerts/archive/current_month.html"><text:span text:style-name="T15">://</text:span></text:a><text:a xlink:type="simple" xlink:href="http://www.swpc.noaa.gov/alerts/archive/current_month.html"><text:span text:style-name="T15">www</text:span></text:a><text:a xlink:type="simple" xlink:href="http://www.swpc.noaa.gov/alerts/archive/current_month.html"><text:span text:style-name="T15">.</text:span></text:a><text:a xlink:type="simple" xlink:href="http://www.swpc.noaa.gov/alerts/archive/current_month.html"><text:span text:style-name="T15">swpc</text:span></text:a><text:a xlink:type="simple" xlink:href="http://www.swpc.noaa.gov/alerts/archive/current_month.html"><text:span text:style-name="T15">.</text:span></text:a><text:a xlink:type="simple" xlink:href="http://www.swpc.noaa.gov/alerts/archive/current_month.html"><text:span text:style-name="T15">noaa</text:span></text:a><text:a xlink:type="simple" xlink:href="http://www.swpc.noaa.gov/alerts/archive/current_month.html"><text:span text:style-name="T15">.</text:span></text:a><text:a xlink:type="simple" xlink:href="http://www.swpc.noaa.gov/alerts/archive/current_month.html"><text:span text:style-name="T15">gov</text:span></text:a><text:a xlink:type="simple" xlink:href="http://www.swpc.noaa.gov/alerts/archive/current_month.html"><text:span text:style-name="T15">/</text:span></text:a><text:a xlink:type="simple" xlink:href="http://www.swpc.noaa.gov/alerts/archive/current_month.html"><text:span text:style-name="T15">alerts</text:span></text:a><text:a xlink:type="simple" xlink:href="http://www.swpc.noaa.gov/alerts/archive/current_month.html"><text:span text:style-name="T15">/</text:span></text:a><text:a xlink:type="simple" xlink:href="http://www.swpc.noaa.gov/alerts/archive/current_month.html"><text:span text:style-name="T15">archive</text:span></text:a><text:a xlink:type="simple" xlink:href="http://www.swpc.noaa.gov/alerts/archive/current_month.html"><text:span text:style-name="T15">/</text:span></text:a><text:a xlink:type="simple" xlink:href="http://www.swpc.noaa.gov/alerts/archive/current_month.html"><text:span text:style-name="T15">current</text:span></text:a><text:a xlink:type="simple" xlink:href="http://www.swpc.noaa.gov/alerts/archive/current_month.html"><text:span text:style-name="T15">_</text:span></text:a><text:a xlink:type="simple" xlink:href="http://www.swpc.noaa.gov/alerts/archive/current_month.html"><text:span text:style-name="T15">month</text:span></text:a><text:a xlink:type="simple" xlink:href="http://www.swpc.noaa.gov/alerts/archive/current_month.html"><text:span text:style-name="T15">.</text:span></text:a><text:a xlink:type="simple" xlink:href="http://www.swpc.noaa.gov/alerts/archive/current_month.html"><text:span text:style-name="T15">html</text:span></text:a></text:p>
      <text:p text:style-name="P15"/>
      <text:p text:style-name="P1"><text:span text:style-name="T73">NOAA</text:span><text:span text:style-name="T73"> </text:span><text:span text:style-name="T73">Space</text:span><text:span text:style-name="T73"> </text:span><text:span text:style-name="T73">Weather</text:span><text:span text:style-name="T73"> </text:span><text:span text:style-name="T73">Data</text:span></text:p>
      <text:p text:style-name="P1"><text:span text:style-name="T74">http</text:span><text:span text:style-name="T74">://</text:span><text:span text:style-name="T74">www</text:span><text:span text:style-name="T74">.</text:span><text:span text:style-name="T74">swpc</text:span><text:span text:style-name="T74">.</text:span><text:span text:style-name="T74">noaa</text:span><text:span text:style-name="T74">.</text:span><text:span text:style-name="T74">gov</text:span><text:span text:style-name="T74">/</text:span><text:span text:style-name="T74">ftpmenu</text:span><text:span text:style-name="T74">/</text:span><text:span text:style-name="T74">lists</text:span><text:span text:style-name="T74">.</text:span><text:span text:style-name="T74">html</text:span></text:p>
      <text:h text:style-name="P228" text:outline-level="10">Incidents</text:h>
      <text:p text:style-name="P1"><text:a xlink:type="simple" xlink:href="http://www.globalincidentmap.com/"><text:span text:style-name="T66">http</text:span></text:a><text:a xlink:type="simple" xlink:href="http://www.globalincidentmap.com/"><text:span text:style-name="T66">://</text:span></text:a><text:a xlink:type="simple" xlink:href="http://www.globalincidentmap.com/"><text:span text:style-name="T66">www</text:span></text:a><text:a xlink:type="simple" xlink:href="http://www.globalincidentmap.com/"><text:span text:style-name="T66">.</text:span></text:a><text:a xlink:type="simple" xlink:href="http://www.globalincidentmap.com/"><text:span text:style-name="T66">globalincidentmap</text:span></text:a><text:a xlink:type="simple" xlink:href="http://www.globalincidentmap.com/"><text:span text:style-name="T66">.</text:span></text:a><text:a xlink:type="simple" xlink:href="http://www.globalincidentmap.com/"><text:span text:style-name="T66">com</text:span></text:a><text:a xlink:type="simple" xlink:href="http://www.globalincidentmap.com/"><text:span text:style-name="T66">/</text:span></text:a></text:p>
      <text:p text:style-name="P2"><text:tab/></text:p>
      <text:p text:style-name="P2"><text:tab/><text:a xlink:type="simple" xlink:href="http://www.globalincidentmap.com/"> </text:a><text:a xlink:type="simple" xlink:href="http://www.globalincidentmap.com/"><text:span text:style-name="T63">GlobalIncidentMap</text:span></text:a><text:a xlink:type="simple" xlink:href="http://www.globalincidentmap.com/"><text:span text:style-name="T63">.</text:span></text:a><text:a xlink:type="simple" xlink:href="http://www.globalincidentmap.com/"><text:span text:style-name="T63">com</text:span></text:a> <text:tab/><text:a xlink:type="simple" xlink:href="http://amberalerts.globalincidentmap.com/"> </text:a><text:a xlink:type="simple" xlink:href="http://amberalerts.globalincidentmap.com/"><text:span text:style-name="T63">Amber</text:span></text:a><text:a xlink:type="simple" xlink:href="http://amberalerts.globalincidentmap.com/"><text:span text:style-name="T63">-</text:span></text:a><text:a xlink:type="simple" xlink:href="http://amberalerts.globalincidentmap.com/"><text:span text:style-name="T63">Alert</text:span></text:a><text:a xlink:type="simple" xlink:href="http://amberalerts.globalincidentmap.com/"><text:span text:style-name="T63"> </text:span></text:a><text:a xlink:type="simple" xlink:href="http://amberalerts.globalincidentmap.com/"><text:span text:style-name="T63">Map</text:span></text:a> <text:tab/><text:a xlink:type="simple" xlink:href="http://hazmat.globalincidentmap.com/"> </text:a><text:a xlink:type="simple" xlink:href="http://hazmat.globalincidentmap.com/"><text:span text:style-name="T63">HAZMAT</text:span></text:a><text:a xlink:type="simple" xlink:href="http://hazmat.globalincidentmap.com/"><text:span text:style-name="T63"> </text:span></text:a><text:a xlink:type="simple" xlink:href="http://hazmat.globalincidentmap.com/"><text:span text:style-name="T63">Situations</text:span></text:a><text:a xlink:type="simple" xlink:href="http://hazmat.globalincidentmap.com/"><text:span text:style-name="T63"> </text:span></text:a><text:a xlink:type="simple" xlink:href="http://hazmat.globalincidentmap.com/"><text:span text:style-name="T63">Map</text:span></text:a> <text:tab/><text:a xlink:type="simple" xlink:href="http://fires.globalincidentmap.com/"> </text:a><text:a xlink:type="simple" xlink:href="http://fires.globalincidentmap.com/"><text:span text:style-name="T63">Forest</text:span></text:a><text:a xlink:type="simple" xlink:href="http://fires.globalincidentmap.com/"><text:span text:style-name="T63"> </text:span></text:a><text:a xlink:type="simple" xlink:href="http://fires.globalincidentmap.com/"><text:span text:style-name="T63">Fires</text:span></text:a><text:a xlink:type="simple" xlink:href="http://fires.globalincidentmap.com/"><text:span text:style-name="T63"> </text:span></text:a><text:a xlink:type="simple" xlink:href="http://fires.globalincidentmap.com/"><text:span text:style-name="T63">Map</text:span></text:a> <text:tab/><text:a xlink:type="simple" xlink:href="http://outbreaks.globalincidentmap.com/"> </text:a><text:a xlink:type="simple" xlink:href="http://outbreaks.globalincidentmap.com/"><text:span text:style-name="T63">Disease</text:span></text:a><text:a xlink:type="simple" xlink:href="http://outbreaks.globalincidentmap.com/"><text:span text:style-name="T63"> </text:span></text:a><text:a xlink:type="simple" xlink:href="http://outbreaks.globalincidentmap.com/"><text:span text:style-name="T63">Outbreaks</text:span></text:a><text:a xlink:type="simple" xlink:href="http://outbreaks.globalincidentmap.com/"><text:span text:style-name="T63"> </text:span></text:a><text:a xlink:type="simple" xlink:href="http://outbreaks.globalincidentmap.com/"><text:span text:style-name="T63">Map</text:span></text:a> <text:tab/> <text:tab/></text:p>
      <text:p text:style-name="P1"/>
      <text:p text:style-name="P2"><text:soft-page-break/><text:tab/><text:a xlink:type="simple" xlink:href="http://gangs.globalincidentmap.com/"> </text:a><text:a xlink:type="simple" xlink:href="http://gangs.globalincidentmap.com/"><text:span text:style-name="T63">Gang</text:span></text:a><text:a xlink:type="simple" xlink:href="http://gangs.globalincidentmap.com/"><text:span text:style-name="T63"> </text:span></text:a><text:a xlink:type="simple" xlink:href="http://gangs.globalincidentmap.com/"><text:span text:style-name="T63">Activity</text:span></text:a><text:a xlink:type="simple" xlink:href="http://gangs.globalincidentmap.com/"><text:span text:style-name="T63"> </text:span></text:a><text:a xlink:type="simple" xlink:href="http://gangs.globalincidentmap.com/"><text:span text:style-name="T63">Map</text:span></text:a> <text:tab/><text:a xlink:type="simple" xlink:href="http://border.globalincidentmap.com/"> </text:a><text:a xlink:type="simple" xlink:href="http://border.globalincidentmap.com/"><text:span text:style-name="T63">Border</text:span></text:a><text:a xlink:type="simple" xlink:href="http://border.globalincidentmap.com/"><text:span text:style-name="T63"> </text:span></text:a><text:a xlink:type="simple" xlink:href="http://border.globalincidentmap.com/"><text:span text:style-name="T63">Security</text:span></text:a><text:a xlink:type="simple" xlink:href="http://border.globalincidentmap.com/"><text:span text:style-name="T63"> </text:span></text:a><text:a xlink:type="simple" xlink:href="http://border.globalincidentmap.com/"><text:span text:style-name="T63">Issues</text:span></text:a> <text:tab/><text:a xlink:type="simple" xlink:href="http://president.globalincidentmap.com/"> </text:a><text:a xlink:type="simple" xlink:href="http://president.globalincidentmap.com/"><text:span text:style-name="T63">Presidential</text:span></text:a><text:a xlink:type="simple" xlink:href="http://president.globalincidentmap.com/"><text:span text:style-name="T63"> </text:span></text:a><text:a xlink:type="simple" xlink:href="http://president.globalincidentmap.com/"><text:span text:style-name="T63">Threat</text:span></text:a><text:a xlink:type="simple" xlink:href="http://president.globalincidentmap.com/"><text:span text:style-name="T63"> </text:span></text:a><text:a xlink:type="simple" xlink:href="http://president.globalincidentmap.com/"><text:span text:style-name="T63">Map</text:span></text:a> <text:tab/><text:a xlink:type="simple" xlink:href="http://www.globalincidentmap.com/predictions.php"> </text:a><text:a xlink:type="simple" xlink:href="http://www.globalincidentmap.com/predictions.php"><text:span text:style-name="T63">Terrorism</text:span></text:a><text:a xlink:type="simple" xlink:href="http://www.globalincidentmap.com/predictions.php"><text:span text:style-name="T63"> </text:span></text:a><text:a xlink:type="simple" xlink:href="http://www.globalincidentmap.com/predictions.php"><text:span text:style-name="T63">Event</text:span></text:a><text:a xlink:type="simple" xlink:href="http://www.globalincidentmap.com/predictions.php"><text:span text:style-name="T63"> </text:span></text:a><text:a xlink:type="simple" xlink:href="http://www.globalincidentmap.com/predictions.php"><text:span text:style-name="T63">Predictions</text:span></text:a> <text:tab/><text:a xlink:type="simple" xlink:href="http://quakes.globalincidentmap.com/"> </text:a><text:a xlink:type="simple" xlink:href="http://quakes.globalincidentmap.com/"><text:span text:style-name="T63">New</text:span></text:a><text:a xlink:type="simple" xlink:href="http://quakes.globalincidentmap.com/"><text:span text:style-name="T63"> - </text:span></text:a><text:a xlink:type="simple" xlink:href="http://quakes.globalincidentmap.com/"><text:span text:style-name="T63">Quakes</text:span></text:a><text:a xlink:type="simple" xlink:href="http://quakes.globalincidentmap.com/"><text:span text:style-name="T63"> </text:span></text:a><text:a xlink:type="simple" xlink:href="http://quakes.globalincidentmap.com/"><text:span text:style-name="T63">Map</text:span></text:a> <text:tab/> <text:tab/></text:p>
      <text:p text:style-name="P1"/>
      <text:p text:style-name="P2"><text:tab/><text:a xlink:type="simple" xlink:href="http://drugs.globalincidentmap.com/"> </text:a><text:a xlink:type="simple" xlink:href="http://drugs.globalincidentmap.com/"><text:span text:style-name="T63">Drug</text:span></text:a><text:a xlink:type="simple" xlink:href="http://drugs.globalincidentmap.com/"><text:span text:style-name="T63"> </text:span></text:a><text:a xlink:type="simple" xlink:href="http://drugs.globalincidentmap.com/"><text:span text:style-name="T63">Interdictions</text:span></text:a><text:a xlink:type="simple" xlink:href="http://drugs.globalincidentmap.com/"><text:span text:style-name="T63"> </text:span></text:a><text:a xlink:type="simple" xlink:href="http://drugs.globalincidentmap.com/"><text:span text:style-name="T63">Map</text:span></text:a> <text:tab/><text:a xlink:type="simple" xlink:href="http://aviation.globalincidentmap.com/"> </text:a><text:a xlink:type="simple" xlink:href="http://aviation.globalincidentmap.com/"><text:span text:style-name="T63">Non</text:span></text:a><text:a xlink:type="simple" xlink:href="http://aviation.globalincidentmap.com/"><text:span text:style-name="T63">-</text:span></text:a><text:a xlink:type="simple" xlink:href="http://aviation.globalincidentmap.com/"><text:span text:style-name="T63">Terror</text:span></text:a><text:a xlink:type="simple" xlink:href="http://aviation.globalincidentmap.com/"><text:span text:style-name="T63"> </text:span></text:a><text:a xlink:type="simple" xlink:href="http://aviation.globalincidentmap.com/"><text:span text:style-name="T63">Aviation</text:span></text:a><text:a xlink:type="simple" xlink:href="http://aviation.globalincidentmap.com/"><text:span text:style-name="T63"> </text:span></text:a><text:a xlink:type="simple" xlink:href="http://aviation.globalincidentmap.com/"><text:span text:style-name="T63">Incidents</text:span></text:a> <text:tab/><text:a xlink:type="simple" xlink:href="http://food.globalincidentmap.com/"> </text:a><text:a xlink:type="simple" xlink:href="http://food.globalincidentmap.com/"><text:span text:style-name="T63">NEW</text:span></text:a><text:a xlink:type="simple" xlink:href="http://food.globalincidentmap.com/"><text:span text:style-name="T63"> - </text:span></text:a><text:a xlink:type="simple" xlink:href="http://food.globalincidentmap.com/"><text:span text:style-name="T63">Food</text:span></text:a><text:a xlink:type="simple" xlink:href="http://food.globalincidentmap.com/"><text:span text:style-name="T63">/</text:span></text:a><text:a xlink:type="simple" xlink:href="http://food.globalincidentmap.com/"><text:span text:style-name="T63">Medicine</text:span></text:a><text:a xlink:type="simple" xlink:href="http://food.globalincidentmap.com/"><text:span text:style-name="T63"> </text:span></text:a><text:a xlink:type="simple" xlink:href="http://food.globalincidentmap.com/"><text:span text:style-name="T63">Incidents</text:span></text:a> <text:tab/><text:a xlink:type="simple" xlink:href="http://human.globalincidentmap.com/"> </text:a><text:a xlink:type="simple" xlink:href="http://human.globalincidentmap.com/"><text:span text:style-name="T63">NEW</text:span></text:a><text:a xlink:type="simple" xlink:href="http://human.globalincidentmap.com/"><text:span text:style-name="T63"> - </text:span></text:a><text:a xlink:type="simple" xlink:href="http://human.globalincidentmap.com/"><text:span text:style-name="T63">Human</text:span></text:a><text:a xlink:type="simple" xlink:href="http://human.globalincidentmap.com/"><text:span text:style-name="T63"> </text:span></text:a><text:a xlink:type="simple" xlink:href="http://human.globalincidentmap.com/"><text:span text:style-name="T63">Trafficking</text:span></text:a> <text:tab/></text:p>
      <text:p text:style-name="P2"><text:tab/></text:p>
      <text:p text:style-name="P1"><text:span text:style-name="T73">Crisis</text:span><text:span text:style-name="T73"> </text:span><text:span text:style-name="T73">Mappers</text:span></text:p>
      <text:p text:style-name="P1"><text:span text:style-name="T74">http</text:span><text:span text:style-name="T74">://</text:span><text:span text:style-name="T74">crisismappers</text:span><text:span text:style-name="T74">.</text:span><text:span text:style-name="T74">net</text:span></text:p>
      <text:h text:style-name="P222" text:outline-level="10">Water and food</text:h>
      <text:p text:style-name="P1">(availability of water, nutrients, and herbs)</text:p>
      <text:p text:style-name="P1"/>
      <text:p text:style-name="P1"><text:a xlink:type="simple" xlink:href="http://en.wikipedia.org/wiki/Foodshed"><text:span text:style-name="T63">http</text:span></text:a><text:a xlink:type="simple" xlink:href="http://en.wikipedia.org/wiki/Foodshed"><text:span text:style-name="T63">://</text:span></text:a><text:a xlink:type="simple" xlink:href="http://en.wikipedia.org/wiki/Foodshed"><text:span text:style-name="T63">en</text:span></text:a><text:a xlink:type="simple" xlink:href="http://en.wikipedia.org/wiki/Foodshed"><text:span text:style-name="T63">.</text:span></text:a><text:a xlink:type="simple" xlink:href="http://en.wikipedia.org/wiki/Foodshed"><text:span text:style-name="T63">wikipedia</text:span></text:a><text:a xlink:type="simple" xlink:href="http://en.wikipedia.org/wiki/Foodshed"><text:span text:style-name="T63">.</text:span></text:a><text:a xlink:type="simple" xlink:href="http://en.wikipedia.org/wiki/Foodshed"><text:span text:style-name="T63">org</text:span></text:a><text:a xlink:type="simple" xlink:href="http://en.wikipedia.org/wiki/Foodshed"><text:span text:style-name="T63">/</text:span></text:a><text:a xlink:type="simple" xlink:href="http://en.wikipedia.org/wiki/Foodshed"><text:span text:style-name="T63">wiki</text:span></text:a><text:a xlink:type="simple" xlink:href="http://en.wikipedia.org/wiki/Foodshed"><text:span text:style-name="T63">/</text:span></text:a><text:a xlink:type="simple" xlink:href="http://en.wikipedia.org/wiki/Foodshed"><text:span text:style-name="T63">Foodshed</text:span></text:a></text:p>
      <text:p text:style-name="P10"/>
      <text:p text:style-name="P45"><text:span text:style-name="T18">Foodshed</text:span><text:span text:style-name="T18"> </text:span><text:span text:style-name="T18">Mapping</text:span></text:p>
      <text:p text:style-name="P45">http://www.cals.cornell.edu/cals/css/extension/foodshed-mapping.cfm</text:p>
      <text:p text:style-name="P1"/>
      <text:h text:style-name="P222" text:outline-level="10">Shelter</text:h>
      <text:p text:style-name="P1">Availability of room to live and sleep</text:p>
      <text:p text:style-name="P1"/>
      <text:p text:style-name="P1"><text:span text:style-name="T18">Porches</text:span><text:span text:style-name="T18">, </text:span><text:span text:style-name="T18">Bridges</text:span><text:span text:style-name="T18"> &amp; </text:span><text:span text:style-name="T18">Overpasses</text:span><text:span text:style-name="T18"> </text:span>(provide temporary shelter from precipitation)</text:p>
      <text:p text:style-name="P1"/>
      <text:h text:style-name="P222" text:outline-level="10">Hotels</text:h>
      <text:p text:style-name="P22"/>
      <text:p text:style-name="P1"><text:span text:style-name="T18">Humanitarian</text:span><text:span text:style-name="T18"> &amp; </text:span><text:span text:style-name="T18">International</text:span><text:span text:style-name="T18"> </text:span><text:span text:style-name="T18">Relief</text:span><text:span text:style-name="T18"> </text:span><text:span text:style-name="T18">Organizations</text:span></text:p>
      <text:p text:style-name="P50"><text:a xlink:type="simple" xlink:href="http://en.wikipedia.org/wiki/Category:Humanitarian_aid_organizations"><text:span text:style-name="T63">http</text:span></text:a><text:a xlink:type="simple" xlink:href="http://en.wikipedia.org/wiki/Category:Humanitarian_aid_organizations"><text:span text:style-name="T63">://</text:span></text:a><text:a xlink:type="simple" xlink:href="http://en.wikipedia.org/wiki/Category:Humanitarian_aid_organizations"><text:span text:style-name="T63">en</text:span></text:a><text:a xlink:type="simple" xlink:href="http://en.wikipedia.org/wiki/Category:Humanitarian_aid_organizations"><text:span text:style-name="T63">.</text:span></text:a><text:a xlink:type="simple" xlink:href="http://en.wikipedia.org/wiki/Category:Humanitarian_aid_organizations"><text:span text:style-name="T63">wikipedia</text:span></text:a><text:a xlink:type="simple" xlink:href="http://en.wikipedia.org/wiki/Category:Humanitarian_aid_organizations"><text:span text:style-name="T63">.</text:span></text:a><text:a xlink:type="simple" xlink:href="http://en.wikipedia.org/wiki/Category:Humanitarian_aid_organizations"><text:span text:style-name="T63">org</text:span></text:a><text:a xlink:type="simple" xlink:href="http://en.wikipedia.org/wiki/Category:Humanitarian_aid_organizations"><text:span text:style-name="T63">/</text:span></text:a><text:a xlink:type="simple" xlink:href="http://en.wikipedia.org/wiki/Category:Humanitarian_aid_organizations"><text:span text:style-name="T63">wiki</text:span></text:a><text:a xlink:type="simple" xlink:href="http://en.wikipedia.org/wiki/Category:Humanitarian_aid_organizations"><text:span text:style-name="T63">/</text:span></text:a><text:a xlink:type="simple" xlink:href="http://en.wikipedia.org/wiki/Category:Humanitarian_aid_organizations"><text:span text:style-name="T63">Category</text:span></text:a><text:a xlink:type="simple" xlink:href="http://en.wikipedia.org/wiki/Category:Humanitarian_aid_organizations"><text:span text:style-name="T63">:</text:span></text:a><text:a xlink:type="simple" xlink:href="http://en.wikipedia.org/wiki/Category:Humanitarian_aid_organizations"><text:span text:style-name="T63">Humanitarian</text:span></text:a><text:a xlink:type="simple" xlink:href="http://en.wikipedia.org/wiki/Category:Humanitarian_aid_organizations"><text:span text:style-name="T63">_</text:span></text:a><text:a xlink:type="simple" xlink:href="http://en.wikipedia.org/wiki/Category:Humanitarian_aid_organizations"><text:span text:style-name="T63">aid</text:span></text:a><text:a xlink:type="simple" xlink:href="http://en.wikipedia.org/wiki/Category:Humanitarian_aid_organizations"><text:span text:style-name="T63">_</text:span></text:a><text:a xlink:type="simple" xlink:href="http://en.wikipedia.org/wiki/Category:Humanitarian_aid_organizations"><text:span text:style-name="T63">organizations</text:span></text:a></text:p>
      <text:p text:style-name="P50">http://www.exploringabroad.com/humanitarian-org.htm</text:p>
      <text:p text:style-name="P1"/>
      <text:h text:style-name="P222" text:outline-level="10">Safety</text:h>
      <text:p text:style-name="P1">Crime and Violence</text:p>
      <text:h text:style-name="P227" text:outline-level="10">Crime</text:h>
      <text:p text:style-name="P1">http://en.wikipedia.org/wiki/Crime_mapping</text:p>
      <text:p text:style-name="P1"><text:soft-page-break/>https://www.crimereports.com/</text:p>
      <text:p text:style-name="P1"><text:a xlink:type="simple" xlink:href="http://en.wikipedia.org/wiki/CompStat"><text:span text:style-name="T10">http</text:span></text:a><text:a xlink:type="simple" xlink:href="http://en.wikipedia.org/wiki/CompStat"><text:span text:style-name="T10">://</text:span></text:a><text:a xlink:type="simple" xlink:href="http://en.wikipedia.org/wiki/CompStat"><text:span text:style-name="T10">en</text:span></text:a><text:a xlink:type="simple" xlink:href="http://en.wikipedia.org/wiki/CompStat"><text:span text:style-name="T10">.</text:span></text:a><text:a xlink:type="simple" xlink:href="http://en.wikipedia.org/wiki/CompStat"><text:span text:style-name="T10">wikipedia</text:span></text:a><text:a xlink:type="simple" xlink:href="http://en.wikipedia.org/wiki/CompStat"><text:span text:style-name="T10">.</text:span></text:a><text:a xlink:type="simple" xlink:href="http://en.wikipedia.org/wiki/CompStat"><text:span text:style-name="T10">org</text:span></text:a><text:a xlink:type="simple" xlink:href="http://en.wikipedia.org/wiki/CompStat"><text:span text:style-name="T10">/</text:span></text:a><text:a xlink:type="simple" xlink:href="http://en.wikipedia.org/wiki/CompStat"><text:span text:style-name="T10">wiki</text:span></text:a><text:a xlink:type="simple" xlink:href="http://en.wikipedia.org/wiki/CompStat"><text:span text:style-name="T10">/</text:span></text:a><text:a xlink:type="simple" xlink:href="http://en.wikipedia.org/wiki/CompStat"><text:span text:style-name="T10">CompStat</text:span></text:a></text:p>
      <text:p text:style-name="P14"/>
      <text:h text:style-name="P227" text:outline-level="10">UFO Reports</text:h>
      <text:p text:style-name="P1"><text:a xlink:type="simple" xlink:href="http://www.mufon.com/mufonreports.html"><text:span text:style-name="T10">http</text:span></text:a><text:a xlink:type="simple" xlink:href="http://www.mufon.com/mufonreports.html"><text:span text:style-name="T10">://</text:span></text:a><text:a xlink:type="simple" xlink:href="http://www.mufon.com/mufonreports.html"><text:span text:style-name="T10">www</text:span></text:a><text:a xlink:type="simple" xlink:href="http://www.mufon.com/mufonreports.html"><text:span text:style-name="T10">.</text:span></text:a><text:a xlink:type="simple" xlink:href="http://www.mufon.com/mufonreports.html"><text:span text:style-name="T10">mufon</text:span></text:a><text:a xlink:type="simple" xlink:href="http://www.mufon.com/mufonreports.html"><text:span text:style-name="T10">.</text:span></text:a><text:a xlink:type="simple" xlink:href="http://www.mufon.com/mufonreports.html"><text:span text:style-name="T10">com</text:span></text:a><text:a xlink:type="simple" xlink:href="http://www.mufon.com/mufonreports.html"><text:span text:style-name="T10">/</text:span></text:a><text:a xlink:type="simple" xlink:href="http://www.mufon.com/mufonreports.html"><text:span text:style-name="T10">mufonreports</text:span></text:a><text:a xlink:type="simple" xlink:href="http://www.mufon.com/mufonreports.html"><text:span text:style-name="T10">.</text:span></text:a><text:a xlink:type="simple" xlink:href="http://www.mufon.com/mufonreports.html"><text:span text:style-name="T10">html</text:span></text:a></text:p>
      <text:p text:style-name="P1"><text:a xlink:type="simple" xlink:href="http://www.ufostalker.com/?mufon=true"><text:span text:style-name="T10">http</text:span></text:a><text:a xlink:type="simple" xlink:href="http://www.ufostalker.com/?mufon=true"><text:span text:style-name="T10">://</text:span></text:a><text:a xlink:type="simple" xlink:href="http://www.ufostalker.com/?mufon=true"><text:span text:style-name="T10">www</text:span></text:a><text:a xlink:type="simple" xlink:href="http://www.ufostalker.com/?mufon=true"><text:span text:style-name="T10">.</text:span></text:a><text:a xlink:type="simple" xlink:href="http://www.ufostalker.com/?mufon=true"><text:span text:style-name="T10">ufostalker</text:span></text:a><text:a xlink:type="simple" xlink:href="http://www.ufostalker.com/?mufon=true"><text:span text:style-name="T10">.</text:span></text:a><text:a xlink:type="simple" xlink:href="http://www.ufostalker.com/?mufon=true"><text:span text:style-name="T10">com</text:span></text:a><text:a xlink:type="simple" xlink:href="http://www.ufostalker.com/?mufon=true"><text:span text:style-name="T10">/?</text:span></text:a><text:a xlink:type="simple" xlink:href="http://www.ufostalker.com/?mufon=true"><text:span text:style-name="T10">mufon</text:span></text:a><text:a xlink:type="simple" xlink:href="http://www.ufostalker.com/?mufon=true"><text:span text:style-name="T10">=</text:span></text:a><text:a xlink:type="simple" xlink:href="http://www.ufostalker.com/?mufon=true"><text:span text:style-name="T10">true</text:span></text:a></text:p>
      <text:h text:style-name="P227" text:outline-level="10">Fire Protection</text:h>
      <text:p text:style-name="P24"/>
      <text:h text:style-name="P227" text:outline-level="10">Freedom and Human Rights</text:h>
      <text:p text:style-name="P24"/>
      <text:h text:style-name="P223" text:outline-level="10">Environment &amp; Pollution</text:h>
      <text:h text:style-name="P227" text:outline-level="10">Radiation and Nuclear Threats</text:h>
      <text:p text:style-name="P1"><text:a xlink:type="simple" xlink:href="http://en.wikipedia.org/wiki/Nuclear_decommissioning"><text:span text:style-name="T63">http</text:span></text:a><text:a xlink:type="simple" xlink:href="http://en.wikipedia.org/wiki/Nuclear_decommissioning"><text:span text:style-name="T63">://</text:span></text:a><text:a xlink:type="simple" xlink:href="http://en.wikipedia.org/wiki/Nuclear_decommissioning"><text:span text:style-name="T63">en</text:span></text:a><text:a xlink:type="simple" xlink:href="http://en.wikipedia.org/wiki/Nuclear_decommissioning"><text:span text:style-name="T63">.</text:span></text:a><text:a xlink:type="simple" xlink:href="http://en.wikipedia.org/wiki/Nuclear_decommissioning"><text:span text:style-name="T63">wikipedia</text:span></text:a><text:a xlink:type="simple" xlink:href="http://en.wikipedia.org/wiki/Nuclear_decommissioning"><text:span text:style-name="T63">.</text:span></text:a><text:a xlink:type="simple" xlink:href="http://en.wikipedia.org/wiki/Nuclear_decommissioning"><text:span text:style-name="T63">org</text:span></text:a><text:a xlink:type="simple" xlink:href="http://en.wikipedia.org/wiki/Nuclear_decommissioning"><text:span text:style-name="T63">/</text:span></text:a><text:a xlink:type="simple" xlink:href="http://en.wikipedia.org/wiki/Nuclear_decommissioning"><text:span text:style-name="T63">wiki</text:span></text:a><text:a xlink:type="simple" xlink:href="http://en.wikipedia.org/wiki/Nuclear_decommissioning"><text:span text:style-name="T63">/</text:span></text:a><text:a xlink:type="simple" xlink:href="http://en.wikipedia.org/wiki/Nuclear_decommissioning"><text:span text:style-name="T63">Nuclear</text:span></text:a><text:a xlink:type="simple" xlink:href="http://en.wikipedia.org/wiki/Nuclear_decommissioning"><text:span text:style-name="T63">_</text:span></text:a><text:a xlink:type="simple" xlink:href="http://en.wikipedia.org/wiki/Nuclear_decommissioning"><text:span text:style-name="T63">decommissioning</text:span></text:a></text:p>
      <text:p text:style-name="P1">http://www.google.com/fusiontables/DataSource?dsrcid=579216&amp;search=nuclear&amp;cd=2</text:p>
      <text:p text:style-name="P1"/>
      <text:list xml:id="list4455292106451051236" text:style-name="LS66">
        <text:list-item>
          <text:p text:style-name="P157"><text:a xlink:type="simple" xlink:href="http://www.google.com/fusiontables/DataSource?dsrcid=579353&amp;search=nuclear&amp;cd=5"><text:span text:style-name="T63">http</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www</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google</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com</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fusiontables</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DataSource</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dsrcid</text:span></text:a><text:a xlink:type="simple" xlink:href="http://www.google.com/fusiontables/DataSource?dsrcid=579353&amp;search=nuclear&amp;cd=5"><text:span text:style-name="T63">=579353&amp;</text:span></text:a><text:a xlink:type="simple" xlink:href="http://www.google.com/fusiontables/DataSource?dsrcid=579353&amp;search=nuclear&amp;cd=5"><text:span text:style-name="T63">search</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nuclear</text:span></text:a><text:a xlink:type="simple" xlink:href="http://www.google.com/fusiontables/DataSource?dsrcid=579353&amp;search=nuclear&amp;cd=5"><text:span text:style-name="T63">&amp;</text:span></text:a><text:a xlink:type="simple" xlink:href="http://www.google.com/fusiontables/DataSource?dsrcid=579353&amp;search=nuclear&amp;cd=5"><text:span text:style-name="T63">cd</text:span></text:a><text:a xlink:type="simple" xlink:href="http://www.google.com/fusiontables/DataSource?dsrcid=579353&amp;search=nuclear&amp;cd=5"><text:span text:style-name="T63">=5</text:span></text:a></text:p>
        </text:list-item>
        <text:list-item>
          <text:p text:style-name="P157"><text:a xlink:type="simple" xlink:href="http://www.google.com/fusiontables/DataSource?dsrcid=578937&amp;search=nuclear&amp;cd=12"><text:span text:style-name="T63">http</text:span></text:a><text:a xlink:type="simple" xlink:href="http://www.google.com/fusiontables/DataSource?dsrcid=578937&amp;search=nuclear&amp;cd=12"><text:span text:style-name="T63">://</text:span></text:a><text:a xlink:type="simple" xlink:href="http://www.google.com/fusiontables/DataSource?dsrcid=578937&amp;search=nuclear&amp;cd=12"><text:span text:style-name="T63">www</text:span></text:a><text:a xlink:type="simple" xlink:href="http://www.google.com/fusiontables/DataSource?dsrcid=578937&amp;search=nuclear&amp;cd=12"><text:span text:style-name="T63">.</text:span></text:a><text:a xlink:type="simple" xlink:href="http://www.google.com/fusiontables/DataSource?dsrcid=578937&amp;search=nuclear&amp;cd=12"><text:span text:style-name="T63">google</text:span></text:a><text:a xlink:type="simple" xlink:href="http://www.google.com/fusiontables/DataSource?dsrcid=578937&amp;search=nuclear&amp;cd=12"><text:span text:style-name="T63">.</text:span></text:a><text:a xlink:type="simple" xlink:href="http://www.google.com/fusiontables/DataSource?dsrcid=578937&amp;search=nuclear&amp;cd=12"><text:span text:style-name="T63">com</text:span></text:a><text:a xlink:type="simple" xlink:href="http://www.google.com/fusiontables/DataSource?dsrcid=578937&amp;search=nuclear&amp;cd=12"><text:span text:style-name="T63">/</text:span></text:a><text:a xlink:type="simple" xlink:href="http://www.google.com/fusiontables/DataSource?dsrcid=578937&amp;search=nuclear&amp;cd=12"><text:span text:style-name="T63">fusiontables</text:span></text:a><text:a xlink:type="simple" xlink:href="http://www.google.com/fusiontables/DataSource?dsrcid=578937&amp;search=nuclear&amp;cd=12"><text:span text:style-name="T63">/</text:span></text:a><text:a xlink:type="simple" xlink:href="http://www.google.com/fusiontables/DataSource?dsrcid=578937&amp;search=nuclear&amp;cd=12"><text:span text:style-name="T63">DataSource</text:span></text:a><text:a xlink:type="simple" xlink:href="http://www.google.com/fusiontables/DataSource?dsrcid=578937&amp;search=nuclear&amp;cd=12"><text:span text:style-name="T63">?</text:span></text:a><text:a xlink:type="simple" xlink:href="http://www.google.com/fusiontables/DataSource?dsrcid=578937&amp;search=nuclear&amp;cd=12"><text:span text:style-name="T63">dsrcid</text:span></text:a><text:a xlink:type="simple" xlink:href="http://www.google.com/fusiontables/DataSource?dsrcid=578937&amp;search=nuclear&amp;cd=12"><text:span text:style-name="T63">=578937&amp;</text:span></text:a><text:a xlink:type="simple" xlink:href="http://www.google.com/fusiontables/DataSource?dsrcid=578937&amp;search=nuclear&amp;cd=12"><text:span text:style-name="T63">search</text:span></text:a><text:a xlink:type="simple" xlink:href="http://www.google.com/fusiontables/DataSource?dsrcid=578937&amp;search=nuclear&amp;cd=12"><text:span text:style-name="T63">=</text:span></text:a><text:a xlink:type="simple" xlink:href="http://www.google.com/fusiontables/DataSource?dsrcid=578937&amp;search=nuclear&amp;cd=12"><text:span text:style-name="T63">nuclear</text:span></text:a><text:a xlink:type="simple" xlink:href="http://www.google.com/fusiontables/DataSource?dsrcid=578937&amp;search=nuclear&amp;cd=12"><text:span text:style-name="T63">&amp;</text:span></text:a><text:a xlink:type="simple" xlink:href="http://www.google.com/fusiontables/DataSource?dsrcid=578937&amp;search=nuclear&amp;cd=12"><text:span text:style-name="T63">cd</text:span></text:a><text:a xlink:type="simple" xlink:href="http://www.google.com/fusiontables/DataSource?dsrcid=578937&amp;search=nuclear&amp;cd=12"><text:span text:style-name="T63">=12</text:span></text:a></text:p>
        </text:list-item>
      </text:list>
      <text:p text:style-name="P10"/>
      <text:p text:style-name="P10"/>
      <text:p text:style-name="P1"><text:span text:style-name="T18">IAEA</text:span><text:span text:style-name="T18"> </text:span><text:span text:style-name="T18">Nuclear</text:span><text:span text:style-name="T18"> </text:span><text:span text:style-name="T18">Facilities</text:span></text:p>
      <text:p text:style-name="P1"><text:a xlink:type="simple" xlink:href="http://www.google.com/fusiontables/DataSource?dsrcid=579353&amp;search=nuclear&amp;cd=5"><text:span text:style-name="T63">http</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www</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google</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com</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fusiontables</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DataSource</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dsrcid</text:span></text:a><text:a xlink:type="simple" xlink:href="http://www.google.com/fusiontables/DataSource?dsrcid=579353&amp;search=nuclear&amp;cd=5"><text:span text:style-name="T63">=579353&amp;</text:span></text:a><text:a xlink:type="simple" xlink:href="http://www.google.com/fusiontables/DataSource?dsrcid=579353&amp;search=nuclear&amp;cd=5"><text:span text:style-name="T63">search</text:span></text:a><text:a xlink:type="simple" xlink:href="http://www.google.com/fusiontables/DataSource?dsrcid=579353&amp;search=nuclear&amp;cd=5"><text:span text:style-name="T63">=</text:span></text:a><text:a xlink:type="simple" xlink:href="http://www.google.com/fusiontables/DataSource?dsrcid=579353&amp;search=nuclear&amp;cd=5"><text:span text:style-name="T63">nuclear</text:span></text:a><text:a xlink:type="simple" xlink:href="http://www.google.com/fusiontables/DataSource?dsrcid=579353&amp;search=nuclear&amp;cd=5"><text:span text:style-name="T63">&amp;</text:span></text:a><text:a xlink:type="simple" xlink:href="http://www.google.com/fusiontables/DataSource?dsrcid=579353&amp;search=nuclear&amp;cd=5"><text:span text:style-name="T63">cd</text:span></text:a><text:a xlink:type="simple" xlink:href="http://www.google.com/fusiontables/DataSource?dsrcid=579353&amp;search=nuclear&amp;cd=5"><text:span text:style-name="T63">=5</text:span></text:a></text:p>
      <text:p text:style-name="P10"/>
      <text:p text:style-name="P1"><text:span text:style-name="T18">Europe</text:span><text:span text:style-name="T18"> </text:span><text:span text:style-name="T18">Radiaton</text:span><text:span text:style-name="T18"> </text:span><text:span text:style-name="T18">Network</text:span></text:p>
      <text:p text:style-name="P1">http://eurdep.jrc.ec.europa.eu/Basic/Pages/Public/Home/Default.aspx</text:p>
      <text:h text:style-name="P216" text:outline-level="10">MEXT</text:h>
      <text:p text:style-name="P1">http://orm.dip.jp/data/</text:p>
      <text:p text:style-name="P1"/>
      <text:p text:style-name="P1"><text:span text:style-name="T18">US</text:span><text:span text:style-name="T18"> </text:span><text:span text:style-name="T18">Nuclear</text:span><text:span text:style-name="T18"> </text:span><text:span text:style-name="T18">Regulatory</text:span><text:span text:style-name="T18"> </text:span><text:span text:style-name="T18">Commision</text:span><text:span text:style-name="T18"> </text:span><text:span text:style-name="T18">Event</text:span><text:span text:style-name="T18"> </text:span><text:span text:style-name="T18">Reports</text:span></text:p>
      <text:p text:style-name="P1">http://www.nrc.gov/reading-rm/doc-collections/event-status/event/</text:p>
      <text:p text:style-name="P1"/>
      <text:p text:style-name="P1"><text:span text:style-name="T18">Toxic</text:span><text:span text:style-name="T18"> </text:span><text:span text:style-name="T18">Release</text:span><text:span text:style-name="T18"> </text:span><text:span text:style-name="T18">Inventory</text:span></text:p>
      <text:p text:style-name="P1"><text:a xlink:type="simple" xlink:href="http://www.epa.gov/tri/"><text:span text:style-name="T63">http</text:span></text:a><text:a xlink:type="simple" xlink:href="http://www.epa.gov/tri/"><text:span text:style-name="T63">://</text:span></text:a><text:a xlink:type="simple" xlink:href="http://www.epa.gov/tri/"><text:span text:style-name="T63">www</text:span></text:a><text:a xlink:type="simple" xlink:href="http://www.epa.gov/tri/"><text:span text:style-name="T63">.</text:span></text:a><text:a xlink:type="simple" xlink:href="http://www.epa.gov/tri/"><text:span text:style-name="T63">epa</text:span></text:a><text:a xlink:type="simple" xlink:href="http://www.epa.gov/tri/"><text:span text:style-name="T63">.</text:span></text:a><text:a xlink:type="simple" xlink:href="http://www.epa.gov/tri/"><text:span text:style-name="T63">gov</text:span></text:a><text:a xlink:type="simple" xlink:href="http://www.epa.gov/tri/"><text:span text:style-name="T63">/</text:span></text:a><text:a xlink:type="simple" xlink:href="http://www.epa.gov/tri/"><text:span text:style-name="T63">tri</text:span></text:a><text:a xlink:type="simple" xlink:href="http://www.epa.gov/tri/"><text:span text:style-name="T63">/</text:span></text:a></text:p>
      <text:p text:style-name="P10"><text:soft-page-break/></text:p>
      <text:p text:style-name="P1"><text:span text:style-name="T18">US</text:span><text:span text:style-name="T18"> </text:span><text:span text:style-name="T18">Superfund</text:span><text:span text:style-name="T18"> </text:span><text:span text:style-name="T18">Sites</text:span><text:span text:style-name="T18"> (</text:span><text:span text:style-name="T18">Hazardous</text:span><text:span text:style-name="T18"> </text:span><text:span text:style-name="T18">and</text:span><text:span text:style-name="T18"> </text:span><text:span text:style-name="T18">Toxic</text:span><text:span text:style-name="T18"> </text:span><text:span text:style-name="T18">Sites</text:span><text:span text:style-name="T18"> </text:span><text:span text:style-name="T18">Needing</text:span><text:span text:style-name="T18"> </text:span><text:span text:style-name="T18">to</text:span><text:span text:style-name="T18"> </text:span><text:span text:style-name="T18">be</text:span><text:span text:style-name="T18"> </text:span><text:span text:style-name="T18">Cleaned</text:span><text:span text:style-name="T18"> </text:span><text:span text:style-name="T18">Up</text:span><text:span text:style-name="T18">)</text:span></text:p>
      <text:p text:style-name="P1"><text:a xlink:type="simple" xlink:href="http://en.wikipedia.org/wiki/Superfund#Accessing_Superfund_data"><text:span text:style-name="T63">http</text:span></text:a><text:a xlink:type="simple" xlink:href="http://en.wikipedia.org/wiki/Superfund#Accessing_Superfund_data"><text:span text:style-name="T63">://</text:span></text:a><text:a xlink:type="simple" xlink:href="http://en.wikipedia.org/wiki/Superfund#Accessing_Superfund_data"><text:span text:style-name="T63">en</text:span></text:a><text:a xlink:type="simple" xlink:href="http://en.wikipedia.org/wiki/Superfund#Accessing_Superfund_data"><text:span text:style-name="T63">.</text:span></text:a><text:a xlink:type="simple" xlink:href="http://en.wikipedia.org/wiki/Superfund#Accessing_Superfund_data"><text:span text:style-name="T63">wikipedia</text:span></text:a><text:a xlink:type="simple" xlink:href="http://en.wikipedia.org/wiki/Superfund#Accessing_Superfund_data"><text:span text:style-name="T63">.</text:span></text:a><text:a xlink:type="simple" xlink:href="http://en.wikipedia.org/wiki/Superfund#Accessing_Superfund_data"><text:span text:style-name="T63">org</text:span></text:a><text:a xlink:type="simple" xlink:href="http://en.wikipedia.org/wiki/Superfund#Accessing_Superfund_data"><text:span text:style-name="T63">/</text:span></text:a><text:a xlink:type="simple" xlink:href="http://en.wikipedia.org/wiki/Superfund#Accessing_Superfund_data"><text:span text:style-name="T63">wiki</text:span></text:a><text:a xlink:type="simple" xlink:href="http://en.wikipedia.org/wiki/Superfund#Accessing_Superfund_data"><text:span text:style-name="T63">/</text:span></text:a><text:a xlink:type="simple" xlink:href="http://en.wikipedia.org/wiki/Superfund#Accessing_Superfund_data"><text:span text:style-name="T63">Superfund</text:span></text:a><text:a xlink:type="simple" xlink:href="http://en.wikipedia.org/wiki/Superfund#Accessing_Superfund_data"><text:span text:style-name="T63">#</text:span></text:a><text:a xlink:type="simple" xlink:href="http://en.wikipedia.org/wiki/Superfund#Accessing_Superfund_data"><text:span text:style-name="T63">Accessing</text:span></text:a><text:a xlink:type="simple" xlink:href="http://en.wikipedia.org/wiki/Superfund#Accessing_Superfund_data"><text:span text:style-name="T63">_</text:span></text:a><text:a xlink:type="simple" xlink:href="http://en.wikipedia.org/wiki/Superfund#Accessing_Superfund_data"><text:span text:style-name="T63">Superfund</text:span></text:a><text:a xlink:type="simple" xlink:href="http://en.wikipedia.org/wiki/Superfund#Accessing_Superfund_data"><text:span text:style-name="T63">_</text:span></text:a><text:a xlink:type="simple" xlink:href="http://en.wikipedia.org/wiki/Superfund#Accessing_Superfund_data"><text:span text:style-name="T63">data</text:span></text:a></text:p>
      <text:p text:style-name="P10"/>
      <text:p text:style-name="P1"><text:span text:style-name="T18">WiFi</text:span><text:span text:style-name="T18"> </text:span><text:span text:style-name="T18">Electrosmog</text:span></text:p>
      <text:p text:style-name="P1"><text:a xlink:type="simple" xlink:href="http://www.acousticecology.org/srwifi.html"><text:span text:style-name="T63">http</text:span></text:a><text:a xlink:type="simple" xlink:href="http://www.acousticecology.org/srwifi.html"><text:span text:style-name="T63">://</text:span></text:a><text:a xlink:type="simple" xlink:href="http://www.acousticecology.org/srwifi.html"><text:span text:style-name="T63">www</text:span></text:a><text:a xlink:type="simple" xlink:href="http://www.acousticecology.org/srwifi.html"><text:span text:style-name="T63">.</text:span></text:a><text:a xlink:type="simple" xlink:href="http://www.acousticecology.org/srwifi.html"><text:span text:style-name="T63">acousticecology</text:span></text:a><text:a xlink:type="simple" xlink:href="http://www.acousticecology.org/srwifi.html"><text:span text:style-name="T63">.</text:span></text:a><text:a xlink:type="simple" xlink:href="http://www.acousticecology.org/srwifi.html"><text:span text:style-name="T63">org</text:span></text:a><text:a xlink:type="simple" xlink:href="http://www.acousticecology.org/srwifi.html"><text:span text:style-name="T63">/</text:span></text:a><text:a xlink:type="simple" xlink:href="http://www.acousticecology.org/srwifi.html"><text:span text:style-name="T63">srwifi</text:span></text:a><text:a xlink:type="simple" xlink:href="http://www.acousticecology.org/srwifi.html"><text:span text:style-name="T63">.</text:span></text:a><text:a xlink:type="simple" xlink:href="http://www.acousticecology.org/srwifi.html"><text:span text:style-name="T63">html</text:span></text:a></text:p>
      <text:p text:style-name="P1">meaningful application of googles horsepower on googles retracted wifi triangulation data</text:p>
      <text:p text:style-name="P1"/>
      <text:p text:style-name="P1"/>
      <text:p text:style-name="P1"><text:span text:style-name="T18">EPA</text:span><text:span text:style-name="T18"> </text:span><text:span text:style-name="T18">Datasets</text:span></text:p>
      <text:p text:style-name="P1"><text:a xlink:type="simple" xlink:href="http://www.epa.gov/enviro/facts/ef_restful.html"><text:span text:style-name="T10">http</text:span></text:a><text:a xlink:type="simple" xlink:href="http://www.epa.gov/enviro/facts/ef_restful.html"><text:span text:style-name="T10">://</text:span></text:a><text:a xlink:type="simple" xlink:href="http://www.epa.gov/enviro/facts/ef_restful.html"><text:span text:style-name="T10">www</text:span></text:a><text:a xlink:type="simple" xlink:href="http://www.epa.gov/enviro/facts/ef_restful.html"><text:span text:style-name="T10">.</text:span></text:a><text:a xlink:type="simple" xlink:href="http://www.epa.gov/enviro/facts/ef_restful.html"><text:span text:style-name="T10">epa</text:span></text:a><text:a xlink:type="simple" xlink:href="http://www.epa.gov/enviro/facts/ef_restful.html"><text:span text:style-name="T10">.</text:span></text:a><text:a xlink:type="simple" xlink:href="http://www.epa.gov/enviro/facts/ef_restful.html"><text:span text:style-name="T10">gov</text:span></text:a><text:a xlink:type="simple" xlink:href="http://www.epa.gov/enviro/facts/ef_restful.html"><text:span text:style-name="T10">/</text:span></text:a><text:a xlink:type="simple" xlink:href="http://www.epa.gov/enviro/facts/ef_restful.html"><text:span text:style-name="T10">enviro</text:span></text:a><text:a xlink:type="simple" xlink:href="http://www.epa.gov/enviro/facts/ef_restful.html"><text:span text:style-name="T10">/</text:span></text:a><text:a xlink:type="simple" xlink:href="http://www.epa.gov/enviro/facts/ef_restful.html"><text:span text:style-name="T10">facts</text:span></text:a><text:a xlink:type="simple" xlink:href="http://www.epa.gov/enviro/facts/ef_restful.html"><text:span text:style-name="T10">/</text:span></text:a><text:a xlink:type="simple" xlink:href="http://www.epa.gov/enviro/facts/ef_restful.html"><text:span text:style-name="T10">ef</text:span></text:a><text:a xlink:type="simple" xlink:href="http://www.epa.gov/enviro/facts/ef_restful.html"><text:span text:style-name="T10">_</text:span></text:a><text:a xlink:type="simple" xlink:href="http://www.epa.gov/enviro/facts/ef_restful.html"><text:span text:style-name="T10">restful</text:span></text:a><text:a xlink:type="simple" xlink:href="http://www.epa.gov/enviro/facts/ef_restful.html"><text:span text:style-name="T10">.</text:span></text:a><text:a xlink:type="simple" xlink:href="http://www.epa.gov/enviro/facts/ef_restful.html"><text:span text:style-name="T10">html</text:span></text:a></text:p>
      <text:h text:style-name="P228"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8">EPA</text:span><text:span text:style-name="T18"> </text:span><text:span text:style-name="T18">Air</text:span><text:span text:style-name="T18"> </text:span><text:span text:style-name="T18">Quality</text:span><text:span text:style-name="T18"> </text:span><text:span text:style-name="T18">Reports</text:span></text:p>
      <text:p text:style-name="P1"><text:a xlink:type="simple" xlink:href="http://airnow.gov/"><text:span text:style-name="T63">http</text:span></text:a><text:a xlink:type="simple" xlink:href="http://airnow.gov/"><text:span text:style-name="T63">://</text:span></text:a><text:a xlink:type="simple" xlink:href="http://airnow.gov/"><text:span text:style-name="T63">AirNow</text:span></text:a><text:a xlink:type="simple" xlink:href="http://airnow.gov/"><text:span text:style-name="T63">.</text:span></text:a><text:a xlink:type="simple" xlink:href="http://airnow.gov/"><text:span text:style-name="T63">gov</text:span></text:a></text:p>
      <text:p text:style-name="P1"><text:tab/>“NETA” Network?</text:p>
      <text:h text:style-name="P227" text:outline-level="10">FLEXPART Atmospheric Simulation</text:h>
      <text:p text:style-name="P1"><text:a xlink:type="simple" xlink:href="http://transport.nilu.no/flexpart"><text:span text:style-name="T63">http</text:span></text:a><text:a xlink:type="simple" xlink:href="http://transport.nilu.no/flexpart"><text:span text:style-name="T63">://</text:span></text:a><text:a xlink:type="simple" xlink:href="http://transport.nilu.no/flexpart"><text:span text:style-name="T63">transport</text:span></text:a><text:a xlink:type="simple" xlink:href="http://transport.nilu.no/flexpart"><text:span text:style-name="T63">.</text:span></text:a><text:a xlink:type="simple" xlink:href="http://transport.nilu.no/flexpart"><text:span text:style-name="T63">nilu</text:span></text:a><text:a xlink:type="simple" xlink:href="http://transport.nilu.no/flexpart"><text:span text:style-name="T63">.</text:span></text:a><text:a xlink:type="simple" xlink:href="http://transport.nilu.no/flexpart"><text:span text:style-name="T63">no</text:span></text:a><text:a xlink:type="simple" xlink:href="http://transport.nilu.no/flexpart"><text:span text:style-name="T63">/</text:span></text:a><text:a xlink:type="simple" xlink:href="http://transport.nilu.no/flexpart"><text:span text:style-name="T63">flexpart</text:span></text:a></text:p>
      <text:p text:style-name="P10"/>
      <text:h text:style-name="P227" text:outline-level="10">Chemtrails</text:h>
      <text:p text:style-name="P1"><text:a xlink:type="simple" xlink:href="http://chemtrailsmap.com/"><text:span text:style-name="T63">http</text:span></text:a><text:a xlink:type="simple" xlink:href="http://chemtrailsmap.com/"><text:span text:style-name="T63">://</text:span></text:a><text:a xlink:type="simple" xlink:href="http://chemtrailsmap.com/"><text:span text:style-name="T63">chemtrailsmap</text:span></text:a><text:a xlink:type="simple" xlink:href="http://chemtrailsmap.com/"><text:span text:style-name="T63">.</text:span></text:a><text:a xlink:type="simple" xlink:href="http://chemtrailsmap.com/"><text:span text:style-name="T63">com</text:span></text:a><text:a xlink:type="simple" xlink:href="http://chemtrailsmap.com/"><text:span text:style-name="T63">/</text:span></text:a></text:p>
      <text:p text:style-name="P10"/>
      <text:h text:style-name="P227" text:outline-level="10">US Cell Towers</text:h>
      <text:p text:style-name="P1"><text:a xlink:type="simple" xlink:href="http://www.cellreception.com/towers/"><text:span text:style-name="T63">http</text:span></text:a><text:a xlink:type="simple" xlink:href="http://www.cellreception.com/towers/"><text:span text:style-name="T63">://</text:span></text:a><text:a xlink:type="simple" xlink:href="http://www.cellreception.com/towers/"><text:span text:style-name="T63">www</text:span></text:a><text:a xlink:type="simple" xlink:href="http://www.cellreception.com/towers/"><text:span text:style-name="T63">.</text:span></text:a><text:a xlink:type="simple" xlink:href="http://www.cellreception.com/towers/"><text:span text:style-name="T63">cellreception</text:span></text:a><text:a xlink:type="simple" xlink:href="http://www.cellreception.com/towers/"><text:span text:style-name="T63">.</text:span></text:a><text:a xlink:type="simple" xlink:href="http://www.cellreception.com/towers/"><text:span text:style-name="T63">com</text:span></text:a><text:a xlink:type="simple" xlink:href="http://www.cellreception.com/towers/"><text:span text:style-name="T63">/</text:span></text:a><text:a xlink:type="simple" xlink:href="http://www.cellreception.com/towers/"><text:span text:style-name="T63">towers</text:span></text:a><text:a xlink:type="simple" xlink:href="http://www.cellreception.com/towers/"><text:span text:style-name="T63">/</text:span></text:a></text:p>
      <text:p text:style-name="P10"/>
      <text:h text:style-name="P227" text:outline-level="10">Water Quality</text:h>
      <text:p text:style-name="P1"><text:a xlink:type="simple" xlink:href="http://waterdata.usgs.gov/nwis/qw"><text:span text:style-name="T63">http</text:span></text:a><text:a xlink:type="simple" xlink:href="http://waterdata.usgs.gov/nwis/qw"><text:span text:style-name="T63">://</text:span></text:a><text:a xlink:type="simple" xlink:href="http://waterdata.usgs.gov/nwis/qw"><text:span text:style-name="T63">waterdata</text:span></text:a><text:a xlink:type="simple" xlink:href="http://waterdata.usgs.gov/nwis/qw"><text:span text:style-name="T63">.</text:span></text:a><text:a xlink:type="simple" xlink:href="http://waterdata.usgs.gov/nwis/qw"><text:span text:style-name="T63">usgs</text:span></text:a><text:a xlink:type="simple" xlink:href="http://waterdata.usgs.gov/nwis/qw"><text:span text:style-name="T63">.</text:span></text:a><text:a xlink:type="simple" xlink:href="http://waterdata.usgs.gov/nwis/qw"><text:span text:style-name="T63">gov</text:span></text:a><text:a xlink:type="simple" xlink:href="http://waterdata.usgs.gov/nwis/qw"><text:span text:style-name="T63">/</text:span></text:a><text:a xlink:type="simple" xlink:href="http://waterdata.usgs.gov/nwis/qw"><text:span text:style-name="T63">nwis</text:span></text:a><text:a xlink:type="simple" xlink:href="http://waterdata.usgs.gov/nwis/qw"><text:span text:style-name="T63">/</text:span></text:a><text:a xlink:type="simple" xlink:href="http://waterdata.usgs.gov/nwis/qw"><text:span text:style-name="T63">qw</text:span></text:a></text:p>
      <text:p text:style-name="P10"/>
      <text:h text:style-name="P227" text:outline-level="10">Hydrofracking</text:h>
      <text:p text:style-name="P1">http://www.hydraulicfracturingdisclosure.org/fracfocusfind/</text:p>
      <text:p text:style-name="P1"><text:soft-page-break/></text:p>
      <text:p text:style-name="P1"/>
      <text:h text:style-name="P222" text:outline-level="10">Energy</text:h>
      <text:p text:style-name="P1">Gas and Electricity</text:p>
      <text:p text:style-name="P1"/>
      <text:p text:style-name="P1"><text:a xlink:type="simple" xlink:href="http://nuclear.carboncapturereport.org/cgi-bin/topic"><text:span text:style-name="T10">http</text:span></text:a><text:a xlink:type="simple" xlink:href="http://nuclear.carboncapturereport.org/cgi-bin/topic"><text:span text:style-name="T10">://</text:span></text:a><text:a xlink:type="simple" xlink:href="http://nuclear.carboncapturereport.org/cgi-bin/topic"><text:span text:style-name="T10">nuclear</text:span></text:a><text:a xlink:type="simple" xlink:href="http://nuclear.carboncapturereport.org/cgi-bin/topic"><text:span text:style-name="T10">.</text:span></text:a><text:a xlink:type="simple" xlink:href="http://nuclear.carboncapturereport.org/cgi-bin/topic"><text:span text:style-name="T10">carboncapturereport</text:span></text:a><text:a xlink:type="simple" xlink:href="http://nuclear.carboncapturereport.org/cgi-bin/topic"><text:span text:style-name="T10">.</text:span></text:a><text:a xlink:type="simple" xlink:href="http://nuclear.carboncapturereport.org/cgi-bin/topic"><text:span text:style-name="T10">org</text:span></text:a><text:a xlink:type="simple" xlink:href="http://nuclear.carboncapturereport.org/cgi-bin/topic"><text:span text:style-name="T10">/</text:span></text:a><text:a xlink:type="simple" xlink:href="http://nuclear.carboncapturereport.org/cgi-bin/topic"><text:span text:style-name="T10">cgi</text:span></text:a><text:a xlink:type="simple" xlink:href="http://nuclear.carboncapturereport.org/cgi-bin/topic"><text:span text:style-name="T10">-</text:span></text:a><text:a xlink:type="simple" xlink:href="http://nuclear.carboncapturereport.org/cgi-bin/topic"><text:span text:style-name="T10">bin</text:span></text:a><text:a xlink:type="simple" xlink:href="http://nuclear.carboncapturereport.org/cgi-bin/topic"><text:span text:style-name="T10">/</text:span></text:a><text:a xlink:type="simple" xlink:href="http://nuclear.carboncapturereport.org/cgi-bin/topic"><text:span text:style-name="T10">topic</text:span></text:a></text:p>
      <text:p text:style-name="P14"/>
      <text:p text:style-name="P14"/>
      <text:p text:style-name="P1"><text:span text:style-name="T18">Power</text:span><text:span text:style-name="T18"> </text:span><text:span text:style-name="T18">Plants</text:span><text:span text:style-name="T18">, </text:span><text:span text:style-name="T18">Fuels</text:span><text:span text:style-name="T18"> &amp; </text:span><text:span text:style-name="T18">Resources</text:span><text:span text:style-name="T18">, </text:span><text:span text:style-name="T18">Transmission</text:span><text:span text:style-name="T18">, </text:span><text:span text:style-name="T18">Consumers</text:span><text:span text:style-name="T18"> (</text:span><text:span text:style-name="T18">cross</text:span><text:span text:style-name="T18">-</text:span><text:span text:style-name="T18">ref</text:span><text:span text:style-name="T18"> </text:span><text:span text:style-name="T18">w</text:span><text:span text:style-name="T18">/ </text:span><text:span text:style-name="T18">Pollution</text:span><text:span text:style-name="T18">)</text:span></text:p>
      <text:p text:style-name="P1"><text:a xlink:type="simple" xlink:href="http://globalenergyobservatory.org/select.php?tgl=Kml"><text:span text:style-name="T10">http</text:span></text:a><text:a xlink:type="simple" xlink:href="http://globalenergyobservatory.org/select.php?tgl=Kml"><text:span text:style-name="T10">://</text:span></text:a><text:a xlink:type="simple" xlink:href="http://globalenergyobservatory.org/select.php?tgl=Kml"><text:span text:style-name="T10">globalenergyobservatory</text:span></text:a><text:a xlink:type="simple" xlink:href="http://globalenergyobservatory.org/select.php?tgl=Kml"><text:span text:style-name="T10">.</text:span></text:a><text:a xlink:type="simple" xlink:href="http://globalenergyobservatory.org/select.php?tgl=Kml"><text:span text:style-name="T10">org</text:span></text:a><text:a xlink:type="simple" xlink:href="http://globalenergyobservatory.org/select.php?tgl=Kml"><text:span text:style-name="T10">/</text:span></text:a><text:a xlink:type="simple" xlink:href="http://globalenergyobservatory.org/select.php?tgl=Kml"><text:span text:style-name="T10">select</text:span></text:a><text:a xlink:type="simple" xlink:href="http://globalenergyobservatory.org/select.php?tgl=Kml"><text:span text:style-name="T10">.</text:span></text:a><text:a xlink:type="simple" xlink:href="http://globalenergyobservatory.org/select.php?tgl=Kml"><text:span text:style-name="T10">php</text:span></text:a><text:a xlink:type="simple" xlink:href="http://globalenergyobservatory.org/select.php?tgl=Kml"><text:span text:style-name="T10">?</text:span></text:a><text:a xlink:type="simple" xlink:href="http://globalenergyobservatory.org/select.php?tgl=Kml"><text:span text:style-name="T10">tgl</text:span></text:a><text:a xlink:type="simple" xlink:href="http://globalenergyobservatory.org/select.php?tgl=Kml"><text:span text:style-name="T10">=</text:span></text:a><text:a xlink:type="simple" xlink:href="http://globalenergyobservatory.org/select.php?tgl=Kml"><text:span text:style-name="T10">Kml</text:span></text:a></text:p>
      <text:p text:style-name="P14"/>
      <text:p text:style-name="P1"><text:span text:style-name="T18">Realtime</text:span><text:span text:style-name="T18"> </text:span><text:span text:style-name="T18">Power</text:span><text:span text:style-name="T18"> </text:span><text:span text:style-name="T18">Outage</text:span><text:span text:style-name="T18"> </text:span><text:span text:style-name="T18">Map</text:span><text:span text:style-name="T18"> (</text:span><text:span text:style-name="T18">US</text:span><text:span text:style-name="T18">)</text:span></text:p>
      <text:p text:style-name="P1"><text:a xlink:type="simple" xlink:href="http://outagecentral.com/"><text:span text:style-name="T10">http</text:span></text:a><text:a xlink:type="simple" xlink:href="http://outagecentral.com/"><text:span text:style-name="T10">://</text:span></text:a><text:a xlink:type="simple" xlink:href="http://outagecentral.com/"><text:span text:style-name="T10">outagecentral</text:span></text:a><text:a xlink:type="simple" xlink:href="http://outagecentral.com/"><text:span text:style-name="T10">.</text:span></text:a><text:a xlink:type="simple" xlink:href="http://outagecentral.com/"><text:span text:style-name="T10">com</text:span></text:a><text:a xlink:type="simple" xlink:href="http://outagecentral.com/"><text:span text:style-name="T10">/</text:span></text:a></text:p>
      <text:h text:style-name="P222" text:outline-level="10">Communication (Mail, Phone, Internet)</text:h>
      <text:p text:style-name="P22"/>
      <text:p text:style-name="P1"><text:span text:style-name="T18">Internet</text:span><text:span text:style-name="T18"> </text:span><text:span text:style-name="T18">Traffic</text:span><text:span text:style-name="T18"> </text:span><text:span text:style-name="T18">Report</text:span></text:p>
      <text:p text:style-name="P1">http://www.internettrafficreport.com</text:p>
      <text:p text:style-name="P1"/>
      <text:h text:style-name="P222" text:outline-level="10">Healthcare</text:h>
      <text:p text:style-name="P22"/>
      <text:h text:style-name="P229" text:outline-level="10"><text:span text:style-name="T7">Life</text:span><text:span text:style-name="T7"> </text:span><text:span text:style-name="T7">Expectancy</text:span></text:h>
      <text:h text:style-name="P227" text:outline-level="10"><text:span text:style-name="T7">Addiction</text:span><text:span text:style-name="T7"> </text:span><text:span text:style-name="T7">Mitigation</text:span></text:h>
      <text:p text:style-name="P1">(Substance Abuse, etc...)</text:p>
      <text:h text:style-name="P230" text:outline-level="10">Pharmacies</text:h>
      <text:h text:style-name="P230" text:outline-level="10">Hospitals</text:h>
      <text:h text:style-name="P228" text:outline-level="10">Doctors</text:h>
      <text:p text:style-name="P22"/>
      <text:h text:style-name="P228" text:outline-level="10"><text:soft-page-break/>Epidemiology</text:h>
      <text:p text:style-name="P1"><text:a xlink:type="simple" xlink:href="http://en.wikipedia.org/wiki/Cancer_cluster"><text:span text:style-name="T63">http</text:span></text:a><text:a xlink:type="simple" xlink:href="http://en.wikipedia.org/wiki/Cancer_cluster"><text:span text:style-name="T63">://</text:span></text:a><text:a xlink:type="simple" xlink:href="http://en.wikipedia.org/wiki/Cancer_cluster"><text:span text:style-name="T63">en</text:span></text:a><text:a xlink:type="simple" xlink:href="http://en.wikipedia.org/wiki/Cancer_cluster"><text:span text:style-name="T63">.</text:span></text:a><text:a xlink:type="simple" xlink:href="http://en.wikipedia.org/wiki/Cancer_cluster"><text:span text:style-name="T63">wikipedia</text:span></text:a><text:a xlink:type="simple" xlink:href="http://en.wikipedia.org/wiki/Cancer_cluster"><text:span text:style-name="T63">.</text:span></text:a><text:a xlink:type="simple" xlink:href="http://en.wikipedia.org/wiki/Cancer_cluster"><text:span text:style-name="T63">org</text:span></text:a><text:a xlink:type="simple" xlink:href="http://en.wikipedia.org/wiki/Cancer_cluster"><text:span text:style-name="T63">/</text:span></text:a><text:a xlink:type="simple" xlink:href="http://en.wikipedia.org/wiki/Cancer_cluster"><text:span text:style-name="T63">wiki</text:span></text:a><text:a xlink:type="simple" xlink:href="http://en.wikipedia.org/wiki/Cancer_cluster"><text:span text:style-name="T63">/</text:span></text:a><text:a xlink:type="simple" xlink:href="http://en.wikipedia.org/wiki/Cancer_cluster"><text:span text:style-name="T63">Cancer</text:span></text:a><text:a xlink:type="simple" xlink:href="http://en.wikipedia.org/wiki/Cancer_cluster"><text:span text:style-name="T63">_</text:span></text:a><text:a xlink:type="simple" xlink:href="http://en.wikipedia.org/wiki/Cancer_cluster"><text:span text:style-name="T63">cluster</text:span></text:a></text:p>
      <text:p text:style-name="P1"><text:a xlink:type="simple" xlink:href="http://en.wikipedia.org/wiki/Biostatistics"><text:span text:style-name="T63">http</text:span></text:a><text:a xlink:type="simple" xlink:href="http://en.wikipedia.org/wiki/Biostatistics"><text:span text:style-name="T63">://</text:span></text:a><text:a xlink:type="simple" xlink:href="http://en.wikipedia.org/wiki/Biostatistics"><text:span text:style-name="T63">en</text:span></text:a><text:a xlink:type="simple" xlink:href="http://en.wikipedia.org/wiki/Biostatistics"><text:span text:style-name="T63">.</text:span></text:a><text:a xlink:type="simple" xlink:href="http://en.wikipedia.org/wiki/Biostatistics"><text:span text:style-name="T63">wikipedia</text:span></text:a><text:a xlink:type="simple" xlink:href="http://en.wikipedia.org/wiki/Biostatistics"><text:span text:style-name="T63">.</text:span></text:a><text:a xlink:type="simple" xlink:href="http://en.wikipedia.org/wiki/Biostatistics"><text:span text:style-name="T63">org</text:span></text:a><text:a xlink:type="simple" xlink:href="http://en.wikipedia.org/wiki/Biostatistics"><text:span text:style-name="T63">/</text:span></text:a><text:a xlink:type="simple" xlink:href="http://en.wikipedia.org/wiki/Biostatistics"><text:span text:style-name="T63">wiki</text:span></text:a><text:a xlink:type="simple" xlink:href="http://en.wikipedia.org/wiki/Biostatistics"><text:span text:style-name="T63">/</text:span></text:a><text:a xlink:type="simple" xlink:href="http://en.wikipedia.org/wiki/Biostatistics"><text:span text:style-name="T63">Biostatistics</text:span></text:a></text:p>
      <text:p text:style-name="P1"><text:a xlink:type="simple" xlink:href="http://en.wikipedia.org/wiki/Cancer_epidemiology"><text:span text:style-name="T63">http</text:span></text:a><text:a xlink:type="simple" xlink:href="http://en.wikipedia.org/wiki/Cancer_epidemiology"><text:span text:style-name="T63">://</text:span></text:a><text:a xlink:type="simple" xlink:href="http://en.wikipedia.org/wiki/Cancer_epidemiology"><text:span text:style-name="T63">en</text:span></text:a><text:a xlink:type="simple" xlink:href="http://en.wikipedia.org/wiki/Cancer_epidemiology"><text:span text:style-name="T63">.</text:span></text:a><text:a xlink:type="simple" xlink:href="http://en.wikipedia.org/wiki/Cancer_epidemiology"><text:span text:style-name="T63">wikipedia</text:span></text:a><text:a xlink:type="simple" xlink:href="http://en.wikipedia.org/wiki/Cancer_epidemiology"><text:span text:style-name="T63">.</text:span></text:a><text:a xlink:type="simple" xlink:href="http://en.wikipedia.org/wiki/Cancer_epidemiology"><text:span text:style-name="T63">org</text:span></text:a><text:a xlink:type="simple" xlink:href="http://en.wikipedia.org/wiki/Cancer_epidemiology"><text:span text:style-name="T63">/</text:span></text:a><text:a xlink:type="simple" xlink:href="http://en.wikipedia.org/wiki/Cancer_epidemiology"><text:span text:style-name="T63">wiki</text:span></text:a><text:a xlink:type="simple" xlink:href="http://en.wikipedia.org/wiki/Cancer_epidemiology"><text:span text:style-name="T63">/</text:span></text:a><text:a xlink:type="simple" xlink:href="http://en.wikipedia.org/wiki/Cancer_epidemiology"><text:span text:style-name="T63">Cancer</text:span></text:a><text:a xlink:type="simple" xlink:href="http://en.wikipedia.org/wiki/Cancer_epidemiology"><text:span text:style-name="T63">_</text:span></text:a><text:a xlink:type="simple" xlink:href="http://en.wikipedia.org/wiki/Cancer_epidemiology"><text:span text:style-name="T63">epidemiology</text:span></text:a></text:p>
      <text:p text:style-name="P10"/>
      <text:p text:style-name="P10"/>
      <text:h text:style-name="P222" text:outline-level="10">Childcare</text:h>
      <text:p text:style-name="P22"/>
      <text:h text:style-name="P222"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223" text:outline-level="10">Education</text:h>
      <text:h text:style-name="P223" text:outline-level="10">Transportation</text:h>
      <text:h text:style-name="P223" text:outline-level="10">Sex</text:h>
      <text:h text:style-name="P223" text:outline-level="10"><text:span text:style-name="T75">Population</text:span><text:span text:style-name="T75"> </text:span><text:span text:style-name="T75">size</text:span><text:span text:style-name="T75"> </text:span><text:span text:style-name="T75">and</text:span><text:span text:style-name="T75"> </text:span><text:span text:style-name="T75">demographics</text:span><text:span text:style-name="T75">, </text:span><text:span text:style-name="T75">ex</text:span><text:span text:style-name="T75">: </text:span><text:span text:style-name="T75">of</text:span><text:span text:style-name="T75"> </text:span><text:span text:style-name="T75">members</text:span><text:span text:style-name="T75"> </text:span><text:span text:style-name="T75">of</text:span><text:span text:style-name="T75"> </text:span><text:span text:style-name="T75">specific</text:span><text:span text:style-name="T75"> </text:span><text:span text:style-name="T75">gender</text:span><text:span text:style-name="T75"> </text:span><text:span text:style-name="T75">per</text:span><text:span text:style-name="T75"> </text:span><text:span text:style-name="T75">age</text:span></text:h>
      <text:h text:style-name="P222" text:outline-level="10">Waste Disposal</text:h>
      <text:p text:style-name="P1">Sewage, garbage collection</text:p>
      <text:h text:style-name="P223" text:outline-level="10">Economic, Financial, and Corporate</text:h>
      <text:h text:style-name="P222" text:outline-level="10"><text:span text:style-name="T75">Banks</text:span><text:span text:style-name="T75">, </text:span><text:span text:style-name="T75">ATM</text:span><text:span text:style-name="T75">’</text:span><text:span text:style-name="T75">s</text:span><text:span text:style-name="T75">, </text:span><text:span text:style-name="T75">Credit</text:span><text:span text:style-name="T75"> </text:span><text:span text:style-name="T75">Unions</text:span></text:h>
      <text:p text:style-name="P1"/>
      <text:p text:style-name="P1"><text:a xlink:type="simple" xlink:href="http://www.neural-forecasting.com/neural_forecasting_data.htm"><text:span text:style-name="T10">http</text:span></text:a><text:a xlink:type="simple" xlink:href="http://www.neural-forecasting.com/neural_forecasting_data.htm"><text:span text:style-name="T10">://</text:span></text:a><text:a xlink:type="simple" xlink:href="http://www.neural-forecasting.com/neural_forecasting_data.htm"><text:span text:style-name="T10">www</text:span></text:a><text:a xlink:type="simple" xlink:href="http://www.neural-forecasting.com/neural_forecasting_data.htm"><text:span text:style-name="T10">.</text:span></text:a><text:a xlink:type="simple" xlink:href="http://www.neural-forecasting.com/neural_forecasting_data.htm"><text:span text:style-name="T10">neural</text:span></text:a><text:a xlink:type="simple" xlink:href="http://www.neural-forecasting.com/neural_forecasting_data.htm"><text:span text:style-name="T10">-</text:span></text:a><text:a xlink:type="simple" xlink:href="http://www.neural-forecasting.com/neural_forecasting_data.htm"><text:span text:style-name="T10">forecasting</text:span></text:a><text:a xlink:type="simple" xlink:href="http://www.neural-forecasting.com/neural_forecasting_data.htm"><text:span text:style-name="T10">.</text:span></text:a><text:a xlink:type="simple" xlink:href="http://www.neural-forecasting.com/neural_forecasting_data.htm"><text:span text:style-name="T10">com</text:span></text:a><text:a xlink:type="simple" xlink:href="http://www.neural-forecasting.com/neural_forecasting_data.htm"><text:span text:style-name="T10">/</text:span></text:a><text:a xlink:type="simple" xlink:href="http://www.neural-forecasting.com/neural_forecasting_data.htm"><text:span text:style-name="T10">neural</text:span></text:a><text:a xlink:type="simple" xlink:href="http://www.neural-forecasting.com/neural_forecasting_data.htm"><text:span text:style-name="T10">_</text:span></text:a><text:a xlink:type="simple" xlink:href="http://www.neural-forecasting.com/neural_forecasting_data.htm"><text:span text:style-name="T10">forecasting</text:span></text:a><text:a xlink:type="simple" xlink:href="http://www.neural-forecasting.com/neural_forecasting_data.htm"><text:span text:style-name="T10">_</text:span></text:a><text:a xlink:type="simple" xlink:href="http://www.neural-forecasting.com/neural_forecasting_data.htm"><text:span text:style-name="T10">data</text:span></text:a><text:a xlink:type="simple" xlink:href="http://www.neural-forecasting.com/neural_forecasting_data.htm"><text:span text:style-name="T10">.</text:span></text:a><text:a xlink:type="simple" xlink:href="http://www.neural-forecasting.com/neural_forecasting_data.htm"><text:span text:style-name="T10">htm</text:span></text:a></text:p>
      <text:p text:style-name="P1"><text:span text:style-name="T76">Micro</text:span><text:span text:style-name="T76">- </text:span><text:span text:style-name="T76">and</text:span><text:span text:style-name="T76"> </text:span><text:span text:style-name="T76">Macroeconomic</text:span><text:span text:style-name="T76"> </text:span><text:span text:style-name="T76">Data</text:span></text:p>
      <text:p text:style-name="P1"><text:span text:style-name="T77">Three</text:span><text:span text:style-name="T77"> </text:span><text:span text:style-name="T77">websites</text:span><text:span text:style-name="T77"> </text:span><text:span text:style-name="T77">guide</text:span><text:span text:style-name="T77"> </text:span><text:span text:style-name="T77">practitioners</text:span><text:span text:style-name="T77">, </text:span><text:span text:style-name="T77">researchers</text:span><text:span text:style-name="T77">, </text:span><text:span text:style-name="T77">and</text:span><text:span text:style-name="T77"> </text:span><text:span text:style-name="T77">students</text:span><text:span text:style-name="T77"> </text:span><text:span text:style-name="T77">to</text:span><text:span text:style-name="T77"> </text:span><text:span text:style-name="T77">data</text:span><text:span text:style-name="T77">. </text:span><text:span text:style-name="T77">The</text:span><text:span text:style-name="T77"> </text:span><text:span text:style-name="T77">data</text:span><text:span text:style-name="T77"> </text:span><text:span text:style-name="T77">can</text:span><text:span text:style-name="T77"> </text:span><text:span text:style-name="T77">be</text:span><text:span text:style-name="T77"> </text:span><text:span text:style-name="T77">used</text:span><text:span text:style-name="T77"> </text:span><text:span text:style-name="T77">for</text:span><text:span text:style-name="T77"> </text:span><text:span text:style-name="T77">econometric</text:span><text:span text:style-name="T77"> </text:span><text:span text:style-name="T77">methods</text:span><text:span text:style-name="T77"> </text:span><text:span text:style-name="T77">or</text:span><text:span text:style-name="T77"> </text:span><text:span text:style-name="T77">analogous</text:span><text:span text:style-name="T77"> </text:span><text:span text:style-name="T77">situations</text:span><text:span text:style-name="T77">, </text:span><text:span text:style-name="T77">or</text:span><text:span text:style-name="T77"> </text:span><text:span text:style-name="T77">to</text:span><text:span text:style-name="T77"> </text:span><text:span text:style-name="T77">adjust</text:span><text:span text:style-name="T77"> </text:span><text:span text:style-name="T77">data</text:span><text:span text:style-name="T77"> </text:span><text:span text:style-name="T77">such</text:span><text:span text:style-name="T77"> </text:span><text:span text:style-name="T77">as</text:span><text:span text:style-name="T77"> </text:span><text:span text:style-name="T77">to</text:span><text:span text:style-name="T77"> </text:span><text:span text:style-name="T77">account</text:span><text:span text:style-name="T77"> </text:span><text:span text:style-name="T77">for</text:span><text:span text:style-name="T77"> </text:span><text:span text:style-name="T77">inflation</text:span><text:span text:style-name="T77"> </text:span><text:span text:style-name="T77">or</text:span><text:span text:style-name="T77"> </text:span><text:span text:style-name="T77">population</text:span><text:span text:style-name="T77">.</text:span></text:p>
      <text:p text:style-name="P26"/>
      <text:list xml:id="list1357884707851137273" text:style-name="LS67">
        <text:list-item>
          <text:p text:style-name="P158"><text:soft-page-break/><text:a xlink:type="simple" xlink:href="http://econdata.net/"><text:span text:style-name="T79">EconData</text:span></text:a><text:a xlink:type="simple" xlink:href="http://econdata.net/"><text:span text:style-name="T79">.</text:span></text:a><text:a xlink:type="simple" xlink:href="http://econdata.net/"><text:span text:style-name="T79">Net</text:span></text:a><text:span text:style-name="T77"> </text:span><text:span text:style-name="T77">provides</text:span><text:span text:style-name="T77"> </text:span><text:span text:style-name="T77">access</text:span><text:span text:style-name="T77"> </text:span><text:span text:style-name="T77">to</text:span><text:span text:style-name="T77"> </text:span><text:span text:style-name="T77">regional</text:span><text:span text:style-name="T77">, </text:span><text:span text:style-name="T77">state</text:span><text:span text:style-name="T77">, </text:span><text:span text:style-name="T77">and</text:span><text:span text:style-name="T77"> </text:span><text:span text:style-name="T77">local</text:span><text:span text:style-name="T77"> </text:span><text:span text:style-name="T77">economic</text:span><text:span text:style-name="T77"> </text:span><text:span text:style-name="T77">data</text:span><text:span text:style-name="T77">. </text:span><text:span text:style-name="T77">It</text:span><text:span text:style-name="T77"> </text:span><text:span text:style-name="T77">is</text:span><text:span text:style-name="T77"> </text:span><text:span text:style-name="T77">a</text:span><text:span text:style-name="T77"> </text:span><text:span text:style-name="T77">comprehensive</text:span><text:span text:style-name="T77"> </text:span><text:span text:style-name="T77">first</text:span><text:span text:style-name="T77"> </text:span><text:span text:style-name="T77">stop</text:span><text:span text:style-name="T77"> </text:span><text:span text:style-name="T77">for</text:span><text:span text:style-name="T77"> </text:span><text:span text:style-name="T77">searching</text:span><text:span text:style-name="T77"> </text:span><text:span text:style-name="T77">public</text:span><text:span text:style-name="T77"> </text:span><text:span text:style-name="T77">and</text:span><text:span text:style-name="T77"> </text:span><text:span text:style-name="T77">private</text:span><text:span text:style-name="T77"> </text:span><text:span text:style-name="T77">data</text:span><text:span text:style-name="T77"> </text:span><text:span text:style-name="T77">sources</text:span><text:span text:style-name="T77"> </text:span><text:span text:style-name="T77">on</text:span><text:span text:style-name="T77"> </text:span><text:span text:style-name="T77">the</text:span><text:span text:style-name="T77"> </text:span><text:span text:style-name="T77">Web</text:span><text:span text:style-name="T77">.</text:span></text:p>
        </text:list-item>
        <text:list-item>
          <text:p text:style-name="P158"><text:a xlink:type="simple" xlink:href="http://www.lib.umich.edu/govdocs/stats.html"><text:span text:style-name="T79">Statistical</text:span></text:a><text:a xlink:type="simple" xlink:href="http://www.lib.umich.edu/govdocs/stats.html"><text:span text:style-name="T79"> </text:span></text:a><text:a xlink:type="simple" xlink:href="http://www.lib.umich.edu/govdocs/stats.html"><text:span text:style-name="T79">Resources</text:span></text:a><text:a xlink:type="simple" xlink:href="http://www.lib.umich.edu/govdocs/stats.html"><text:span text:style-name="T79"> </text:span></text:a><text:a xlink:type="simple" xlink:href="http://www.lib.umich.edu/govdocs/stats.html"><text:span text:style-name="T79">on</text:span></text:a><text:a xlink:type="simple" xlink:href="http://www.lib.umich.edu/govdocs/stats.html"><text:span text:style-name="T79"> </text:span></text:a><text:a xlink:type="simple" xlink:href="http://www.lib.umich.edu/govdocs/stats.html"><text:span text:style-name="T79">the</text:span></text:a><text:a xlink:type="simple" xlink:href="http://www.lib.umich.edu/govdocs/stats.html"><text:span text:style-name="T79"> </text:span></text:a><text:a xlink:type="simple" xlink:href="http://www.lib.umich.edu/govdocs/stats.html"><text:span text:style-name="T79">Web</text:span></text:a><text:span text:style-name="T77"> (</text:span><text:span text:style-name="T77">University</text:span><text:span text:style-name="T77"> </text:span><text:span text:style-name="T77">of</text:span><text:span text:style-name="T77"> </text:span><text:span text:style-name="T77">Michigan</text:span><text:span text:style-name="T77">) </text:span><text:span text:style-name="T77">has</text:span><text:span text:style-name="T77"> </text:span><text:span text:style-name="T77">a</text:span><text:span text:style-name="T77"> </text:span><text:span text:style-name="T77">detailed</text:span><text:span text:style-name="T77"> </text:span><text:span text:style-name="T77">A</text:span><text:span text:style-name="T77">-</text:span><text:span text:style-name="T77">Z</text:span><text:span text:style-name="T77"> </text:span><text:span text:style-name="T77">index</text:span><text:span text:style-name="T77"> </text:span><text:span text:style-name="T77">and</text:span><text:span text:style-name="T77"> </text:span><text:span text:style-name="T77">provides</text:span><text:span text:style-name="T77"> </text:span><text:span text:style-name="T77">thousands</text:span><text:span text:style-name="T77"> </text:span><text:span text:style-name="T77">of</text:span><text:span text:style-name="T77"> </text:span><text:span text:style-name="T77">links</text:span><text:span text:style-name="T77"> </text:span><text:span text:style-name="T77">to</text:span><text:span text:style-name="T77"> </text:span><text:span text:style-name="T77">sites</text:span><text:span text:style-name="T77"> </text:span><text:span text:style-name="T77">in</text:span><text:span text:style-name="T77"> </text:span><text:span text:style-name="T77">business</text:span><text:span text:style-name="T77">, </text:span><text:span text:style-name="T77">economics</text:span><text:span text:style-name="T77">, </text:span><text:span text:style-name="T77">transportation</text:span><text:span text:style-name="T77">, </text:span><text:span text:style-name="T77">weather</text:span><text:span text:style-name="T77">, </text:span><text:span text:style-name="T77">and</text:span><text:span text:style-name="T77"> 18 </text:span><text:span text:style-name="T77">other</text:span><text:span text:style-name="T77"> </text:span><text:span text:style-name="T77">areas</text:span><text:span text:style-name="T77">.</text:span></text:p>
        </text:list-item>
        <text:list-item>
          <text:p text:style-name="P158"><text:a xlink:type="simple" xlink:href="http://odwin.ucsd.edu/idata/"><text:span text:style-name="T79">Social</text:span></text:a><text:a xlink:type="simple" xlink:href="http://odwin.ucsd.edu/idata/"><text:span text:style-name="T79"> </text:span></text:a><text:a xlink:type="simple" xlink:href="http://odwin.ucsd.edu/idata/"><text:span text:style-name="T79">Science</text:span></text:a><text:a xlink:type="simple" xlink:href="http://odwin.ucsd.edu/idata/"><text:span text:style-name="T79"> </text:span></text:a><text:a xlink:type="simple" xlink:href="http://odwin.ucsd.edu/idata/"><text:span text:style-name="T79">Data</text:span></text:a><text:a xlink:type="simple" xlink:href="http://odwin.ucsd.edu/idata/"><text:span text:style-name="T79"> </text:span></text:a><text:a xlink:type="simple" xlink:href="http://odwin.ucsd.edu/idata/"><text:span text:style-name="T79">on</text:span></text:a><text:a xlink:type="simple" xlink:href="http://odwin.ucsd.edu/idata/"><text:span text:style-name="T79"> </text:span></text:a><text:a xlink:type="simple" xlink:href="http://odwin.ucsd.edu/idata/"><text:span text:style-name="T79">the</text:span></text:a><text:a xlink:type="simple" xlink:href="http://odwin.ucsd.edu/idata/"><text:span text:style-name="T79"> </text:span></text:a><text:a xlink:type="simple" xlink:href="http://odwin.ucsd.edu/idata/"><text:span text:style-name="T79">Net</text:span></text:a><text:span text:style-name="T77"> (</text:span><text:span text:style-name="T77">University</text:span><text:span text:style-name="T77"> </text:span><text:span text:style-name="T77">of</text:span><text:span text:style-name="T77"> </text:span><text:span text:style-name="T77">California</text:span><text:span text:style-name="T77">, </text:span><text:span text:style-name="T77">San</text:span><text:span text:style-name="T77"> </text:span><text:span text:style-name="T77">Diego</text:span><text:span text:style-name="T77">) </text:span><text:span text:style-name="T77">allows</text:span><text:span text:style-name="T77"> </text:span><text:span text:style-name="T77">you</text:span><text:span text:style-name="T77"> </text:span><text:span text:style-name="T77">to</text:span><text:span text:style-name="T77"> </text:span><text:span text:style-name="T77">search</text:span><text:span text:style-name="T77"> </text:span><text:span text:style-name="T77">the</text:span><text:span text:style-name="T77"> </text:span><text:span text:style-name="T77">following</text:span><text:span text:style-name="T77"> </text:span><text:span text:style-name="T77">sites</text:span><text:span text:style-name="T77">. </text:span><text:span text:style-name="T77">Much</text:span><text:span text:style-name="T77"> </text:span><text:span text:style-name="T77">of</text:span><text:span text:style-name="T77"> </text:span><text:span text:style-name="T77">the</text:span><text:span text:style-name="T77"> </text:span><text:span text:style-name="T77">data</text:span><text:span text:style-name="T77"> </text:span><text:span text:style-name="T77">can</text:span><text:span text:style-name="T77"> </text:span><text:span text:style-name="T77">be</text:span><text:span text:style-name="T77"> </text:span><text:span text:style-name="T77">downloaded</text:span><text:span text:style-name="T77">.</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92"/>
              </text:list-item>
              <text:list-item>
                <text:p text:style-name="P131"/>
                <text:list>
                  <text:list-item>
                    <text:p text:style-name="P123"><text:span text:style-name="T78">Census</text:span><text:span text:style-name="T78"> </text:span><text:span text:style-name="T78">Bureau</text:span></text:p>
                  </text:list-item>
                  <text:list-item>
                    <text:p text:style-name="P123"><text:span text:style-name="T78">Data</text:span><text:span text:style-name="T78"> </text:span><text:span text:style-name="T78">FERRET</text:span><text:span text:style-name="T78"> (</text:span><text:span text:style-name="T78">Current</text:span><text:span text:style-name="T78"> </text:span><text:span text:style-name="T78">Population</text:span><text:span text:style-name="T78"> </text:span><text:span text:style-name="T78">Survey</text:span><text:span text:style-name="T78"> </text:span><text:span text:style-name="T78">and</text:span><text:span text:style-name="T78"> </text:span><text:span text:style-name="T78">related</text:span><text:span text:style-name="T78"> </text:span><text:span text:style-name="T78">sources</text:span><text:span text:style-name="T78">)</text:span></text:p>
                  </text:list-item>
                  <text:list-item>
                    <text:p text:style-name="P123"><text:span text:style-name="T78">FedStats</text:span><text:span text:style-name="T78"> (</text:span><text:span text:style-name="T78">Statistics</text:span><text:span text:style-name="T78"> </text:span><text:span text:style-name="T78">from</text:span><text:span text:style-name="T78"> 70 </text:span><text:span text:style-name="T78">U</text:span><text:span text:style-name="T78">.</text:span><text:span text:style-name="T78">S</text:span><text:span text:style-name="T78">. </text:span><text:span text:style-name="T78">Federal</text:span><text:span text:style-name="T78"> </text:span><text:span text:style-name="T78">Agencies</text:span><text:span text:style-name="T78">)</text:span></text:p>
                  </text:list-item>
                </text:list>
              </text:list-item>
            </text:list>
          </table:table-cell>
          <table:table-cell table:style-name="Table20.A1" office:value-type="string">
            <text:list xml:id="list789" text:style-name="LS67">
              <text:list-item>
                <text:p text:style-name="P92"/>
              </text:list-item>
              <text:list-item>
                <text:p text:style-name="P92"/>
                <text:list>
                  <text:list-item>
                    <text:p text:style-name="P123"><text:span text:style-name="T78">ICPSR</text:span><text:span text:style-name="T78"> (</text:span><text:span text:style-name="T78">Inter</text:span><text:span text:style-name="T78">-</text:span><text:span text:style-name="T78">University</text:span><text:span text:style-name="T78"> </text:span><text:span text:style-name="T78">Consortium</text:span><text:span text:style-name="T78"> </text:span><text:span text:style-name="T78">for</text:span><text:span text:style-name="T78"> </text:span><text:span text:style-name="T78">Political</text:span><text:span text:style-name="T78"> </text:span><text:span text:style-name="T78">and</text:span><text:span text:style-name="T78"> </text:span><text:span text:style-name="T78">Social</text:span><text:span text:style-name="T78"> </text:span><text:span text:style-name="T78">Research</text:span><text:span text:style-name="T78">)</text:span></text:p>
                  </text:list-item>
                  <text:list-item>
                    <text:p text:style-name="P123"><text:span text:style-name="T78">Stat</text:span><text:span text:style-name="T78">-</text:span><text:span text:style-name="T78">USA</text:span><text:span text:style-name="T78"> (</text:span><text:span text:style-name="T78">Current</text:span><text:span text:style-name="T78"> </text:span><text:span text:style-name="T78">and</text:span><text:span text:style-name="T78"> </text:span><text:span text:style-name="T78">historical</text:span><text:span text:style-name="T78"> </text:span><text:span text:style-name="T78">financial</text:span><text:span text:style-name="T78"> </text:span><text:span text:style-name="T78">and</text:span><text:span text:style-name="T78"> </text:span><text:span text:style-name="T78">economic</text:span><text:span text:style-name="T78"> </text:span><text:span text:style-name="T78">data</text:span></text:p>
                  </text:list-item>
                </text:list>
              </text:list-item>
            </text:list>
          </table:table-cell>
        </table:table-row>
      </table:table>
      <text:p text:style-name="P1"/>
      <text:p text:style-name="P1"/>
      <text:list xml:id="list5295931427707940375" text:style-name="LS68">
        <text:list-item>
          <text:p text:style-name="P159"><text:span text:style-name="T77">The</text:span><text:a xlink:type="simple" xlink:href="http://www.phil.frb.org/econ/spf/spfpage.html"><text:span text:style-name="T77"> </text:span></text:a><text:a xlink:type="simple" xlink:href="http://www.phil.frb.org/econ/spf/spfpage.html"><text:span text:style-name="T79">Survey</text:span></text:a><text:a xlink:type="simple" xlink:href="http://www.phil.frb.org/econ/spf/spfpage.html"><text:span text:style-name="T79"> </text:span></text:a><text:a xlink:type="simple" xlink:href="http://www.phil.frb.org/econ/spf/spfpage.html"><text:span text:style-name="T79">of</text:span></text:a><text:a xlink:type="simple" xlink:href="http://www.phil.frb.org/econ/spf/spfpage.html"><text:span text:style-name="T79"> </text:span></text:a><text:a xlink:type="simple" xlink:href="http://www.phil.frb.org/econ/spf/spfpage.html"><text:span text:style-name="T79">Professional</text:span></text:a><text:a xlink:type="simple" xlink:href="http://www.phil.frb.org/econ/spf/spfpage.html"><text:span text:style-name="T79"> </text:span></text:a><text:a xlink:type="simple" xlink:href="http://www.phil.frb.org/econ/spf/spfpage.html"><text:span text:style-name="T79">Forecasters</text:span></text:a><text:span text:style-name="T77"> </text:span><text:span text:style-name="T77">is</text:span><text:span text:style-name="T77"> </text:span><text:span text:style-name="T77">a</text:span><text:span text:style-name="T77"> </text:span><text:span text:style-name="T77">quarterly</text:span><text:span text:style-name="T77"> </text:span><text:span text:style-name="T77">survey</text:span><text:span text:style-name="T77"> </text:span><text:span text:style-name="T77">of</text:span><text:span text:style-name="T77"> </text:span><text:span text:style-name="T77">macroeconomic</text:span><text:span text:style-name="T77"> </text:span><text:span text:style-name="T77">forecasts</text:span><text:span text:style-name="T77">.</text:span></text:p>
        </text:list-item>
        <text:list-item>
          <text:p text:style-name="P159"><text:span text:style-name="T77">The</text:span><text:a xlink:type="simple" xlink:href="http://www.tcb-indicators.org/"><text:span text:style-name="T77"> </text:span></text:a><text:a xlink:type="simple" xlink:href="http://www.tcb-indicators.org/"><text:span text:style-name="T79">Conference</text:span></text:a><text:a xlink:type="simple" xlink:href="http://www.tcb-indicators.org/"><text:span text:style-name="T79"> </text:span></text:a><text:a xlink:type="simple" xlink:href="http://www.tcb-indicators.org/"><text:span text:style-name="T79">Board</text:span></text:a><text:span text:style-name="T77"> </text:span><text:span text:style-name="T77">provides</text:span><text:span text:style-name="T77"> </text:span><text:span text:style-name="T77">economic</text:span><text:span text:style-name="T77"> </text:span><text:span text:style-name="T77">and</text:span><text:span text:style-name="T77"> </text:span><text:span text:style-name="T77">business</text:span><text:span text:style-name="T77"> </text:span><text:span text:style-name="T77">cycle</text:span><text:span text:style-name="T77"> </text:span><text:span text:style-name="T77">indicators</text:span><text:span text:style-name="T77">.</text:span></text:p>
        </text:list-item>
        <text:list-item>
          <text:p text:style-name="P159"><text:span text:style-name="T77">US</text:span><text:span text:style-name="T77"> </text:span><text:span text:style-name="T77">Macroeconomic</text:span><text:span text:style-name="T77"> </text:span><text:span text:style-name="T77">data</text:span><text:span text:style-name="T77"> </text:span><text:span text:style-name="T77">can</text:span><text:span text:style-name="T77"> </text:span><text:span text:style-name="T77">be</text:span><text:span text:style-name="T77"> </text:span><text:span text:style-name="T77">purchased</text:span><text:span text:style-name="T77"> </text:span><text:span text:style-name="T77">from</text:span><text:a xlink:type="simple" xlink:href="http://www.usinfostore.com/"><text:span text:style-name="T77"> </text:span></text:a><text:a xlink:type="simple" xlink:href="http://www.usinfostore.com/"><text:span text:style-name="T79">USInfostore</text:span></text:a><text:a xlink:type="simple" xlink:href="http://www.usinfostore.com/"><text:span text:style-name="T79">.</text:span></text:a><text:a xlink:type="simple" xlink:href="http://www.usinfostore.com/"><text:span text:style-name="T79">com</text:span></text:a><text:span text:style-name="T77">.</text:span></text:p>
        </text:list-item>
        <text:list-item>
          <text:p text:style-name="P159"><text:span text:style-name="T77">Financial</text:span><text:span text:style-name="T77"> </text:span><text:span text:style-name="T77">Data</text:span><text:span text:style-name="T77">:<text:tab/></text:span><text:span text:style-name="T77">stock</text:span><text:span text:style-name="T77"> </text:span><text:span text:style-name="T77">indices</text:span><text:span text:style-name="T77"> &amp; </text:span><text:span text:style-name="T77">individual</text:span><text:span text:style-name="T77"> </text:span><text:span text:style-name="T77">stocks</text:span><text:a xlink:type="simple" xlink:href="http://finance.yahoo.com/"><text:span text:style-name="T77"> </text:span></text:a><text:a xlink:type="simple" xlink:href="http://finance.yahoo.com/"><text:span text:style-name="T80">http</text:span></text:a><text:a xlink:type="simple" xlink:href="http://finance.yahoo.com/"><text:span text:style-name="T80">://</text:span></text:a><text:a xlink:type="simple" xlink:href="http://finance.yahoo.com/"><text:span text:style-name="T80">finance</text:span></text:a><text:a xlink:type="simple" xlink:href="http://finance.yahoo.com/"><text:span text:style-name="T80">.</text:span></text:a><text:a xlink:type="simple" xlink:href="http://finance.yahoo.com/"><text:span text:style-name="T80">yahoo</text:span></text:a><text:a xlink:type="simple" xlink:href="http://finance.yahoo.com/"><text:span text:style-name="T80">.</text:span></text:a><text:a xlink:type="simple" xlink:href="http://finance.yahoo.com/"><text:span text:style-name="T80">com</text:span></text:a><text:a xlink:type="simple" xlink:href="http://finance.yahoo.com/"><text:span text:style-name="T80">/</text:span></text:a><text:span text:style-name="T77"> --&gt; </text:span><text:span text:style-name="T77">historical</text:span><text:span text:style-name="T77"> </text:span><text:span text:style-name="T77">prices</text:span><text:span text:style-name="T77"> </text:span><text:span text:style-name="T77">by</text:span><text:span text:style-name="T77"> </text:span><text:span text:style-name="T77">symbol</text:span></text:p>
        </text:list-item>
        <text:list-item>
          <text:p text:style-name="P159"><text:span text:style-name="T77">currencies</text:span><text:span text:style-name="T77">:</text:span><text:a xlink:type="simple" xlink:href="http://fx.sauder.ubc.ca/"><text:span text:style-name="T77"> </text:span></text:a><text:a xlink:type="simple" xlink:href="http://fx.sauder.ubc.ca/"><text:span text:style-name="T80">http</text:span></text:a><text:a xlink:type="simple" xlink:href="http://fx.sauder.ubc.ca/"><text:span text:style-name="T80">://</text:span></text:a><text:a xlink:type="simple" xlink:href="http://fx.sauder.ubc.ca/"><text:span text:style-name="T80">fx</text:span></text:a><text:a xlink:type="simple" xlink:href="http://fx.sauder.ubc.ca/"><text:span text:style-name="T80">.</text:span></text:a><text:a xlink:type="simple" xlink:href="http://fx.sauder.ubc.ca/"><text:span text:style-name="T80">sauder</text:span></text:a><text:a xlink:type="simple" xlink:href="http://fx.sauder.ubc.ca/"><text:span text:style-name="T80">.</text:span></text:a><text:a xlink:type="simple" xlink:href="http://fx.sauder.ubc.ca/"><text:span text:style-name="T80">ubc</text:span></text:a><text:a xlink:type="simple" xlink:href="http://fx.sauder.ubc.ca/"><text:span text:style-name="T80">.</text:span></text:a><text:a xlink:type="simple" xlink:href="http://fx.sauder.ubc.ca/"><text:span text:style-name="T80">ca</text:span></text:a><text:a xlink:type="simple" xlink:href="http://fx.sauder.ubc.ca/"><text:span text:style-name="T80">/</text:span></text:a><text:span text:style-name="T77"> <text:s/>---&gt; </text:span><text:span text:style-name="T77">database</text:span><text:span text:style-name="T77"> </text:span><text:span text:style-name="T77">retrieval</text:span></text:p>
        </text:list-item>
        <text:list-item>
          <text:p text:style-name="P159"><text:a xlink:type="simple" xlink:href="http://www.oanda.com/"><text:span text:style-name="T80">http</text:span></text:a><text:a xlink:type="simple" xlink:href="http://www.oanda.com/"><text:span text:style-name="T80">://</text:span></text:a><text:a xlink:type="simple" xlink:href="http://www.oanda.com/"><text:span text:style-name="T80">www</text:span></text:a><text:a xlink:type="simple" xlink:href="http://www.oanda.com/"><text:span text:style-name="T80">.</text:span></text:a><text:a xlink:type="simple" xlink:href="http://www.oanda.com/"><text:span text:style-name="T80">oanda</text:span></text:a><text:a xlink:type="simple" xlink:href="http://www.oanda.com/"><text:span text:style-name="T80">.</text:span></text:a><text:a xlink:type="simple" xlink:href="http://www.oanda.com/"><text:span text:style-name="T80">com</text:span></text:a><text:a xlink:type="simple" xlink:href="http://www.oanda.com/"><text:span text:style-name="T80">/</text:span></text:a><text:span text:style-name="T77"> <text:s/>--&gt; </text:span><text:span text:style-name="T77">FXHistory</text:span></text:p>
        </text:list-item>
      </text:list>
      <text:p text:style-name="P26"/>
      <text:p text:style-name="P26"/>
      <text:h text:style-name="P227" text:outline-level="10"><text:span text:style-name="T7">TheyRule</text:span><text:span text:style-name="T7">.</text:span><text:span text:style-name="T7">net</text:span><text:span text:style-name="T7"> </text:span><text:span text:style-name="T7">Data</text:span><text:span text:style-name="T7"> </text:span><text:span text:style-name="T7">Sources</text:span></text:h>
      <text:p text:style-name="P22"/>
      <text:p text:style-name="P1"><text:a xlink:type="simple" xlink:href="http://theyrule.net/drupal/content/transnationaleorg-0"><text:span text:style-name="T10">Transnationale</text:span></text:a><text:a xlink:type="simple" xlink:href="http://theyrule.net/drupal/content/transnationaleorg-0"><text:span text:style-name="T10">.</text:span></text:a><text:a xlink:type="simple" xlink:href="http://theyrule.net/drupal/content/transnationaleorg-0"><text:span text:style-name="T10">org</text:span></text:a></text:p>
      <text:p text:style-name="P1">Sunday, March 7, 2010 - 09:43</text:p>
      <text:p text:style-name="P1">If you want to find out what company owns a brand -<text:a xlink:type="simple" xlink:href="http://www.transnationale.org/"> </text:a><text:a xlink:type="simple" xlink:href="http://www.transnationale.org/"><text:span text:style-name="T10">transnationale</text:span></text:a><text:a xlink:type="simple" xlink:href="http://www.transnationale.org/"><text:span text:style-name="T10">.</text:span></text:a><text:a xlink:type="simple" xlink:href="http://www.transnationale.org/"><text:span text:style-name="T10">org</text:span></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text:span text:style-name="T10">Full</text:span></text:a><text:a xlink:type="simple" xlink:href="http://theyrule.net/drupal/content/transnationaleorg-0"><text:span text:style-name="T10"> </text:span></text:a><text:a xlink:type="simple" xlink:href="http://theyrule.net/drupal/content/transnationaleorg-0"><text:span text:style-name="T10">post</text:span></text:a></text:p>
      <text:p text:style-name="P14"/>
      <text:p text:style-name="P1"><text:a xlink:type="simple" xlink:href="http://theyrule.net/drupal/content/interactive-political-map-west-bank"><text:span text:style-name="T10">Interactive</text:span></text:a><text:a xlink:type="simple" xlink:href="http://theyrule.net/drupal/content/interactive-political-map-west-bank"><text:span text:style-name="T10"> </text:span></text:a><text:a xlink:type="simple" xlink:href="http://theyrule.net/drupal/content/interactive-political-map-west-bank"><text:span text:style-name="T10">political</text:span></text:a><text:a xlink:type="simple" xlink:href="http://theyrule.net/drupal/content/interactive-political-map-west-bank"><text:span text:style-name="T10"> </text:span></text:a><text:a xlink:type="simple" xlink:href="http://theyrule.net/drupal/content/interactive-political-map-west-bank"><text:span text:style-name="T10">map</text:span></text:a><text:a xlink:type="simple" xlink:href="http://theyrule.net/drupal/content/interactive-political-map-west-bank"><text:span text:style-name="T10"> </text:span></text:a><text:a xlink:type="simple" xlink:href="http://theyrule.net/drupal/content/interactive-political-map-west-bank"><text:span text:style-name="T10">of</text:span></text:a><text:a xlink:type="simple" xlink:href="http://theyrule.net/drupal/content/interactive-political-map-west-bank"><text:span text:style-name="T10"> </text:span></text:a><text:a xlink:type="simple" xlink:href="http://theyrule.net/drupal/content/interactive-political-map-west-bank"><text:span text:style-name="T10">the</text:span></text:a><text:a xlink:type="simple" xlink:href="http://theyrule.net/drupal/content/interactive-political-map-west-bank"><text:span text:style-name="T10"> </text:span></text:a><text:a xlink:type="simple" xlink:href="http://theyrule.net/drupal/content/interactive-political-map-west-bank"><text:span text:style-name="T10">West</text:span></text:a><text:a xlink:type="simple" xlink:href="http://theyrule.net/drupal/content/interactive-political-map-west-bank"><text:span text:style-name="T10"> </text:span></text:a><text:a xlink:type="simple" xlink:href="http://theyrule.net/drupal/content/interactive-political-map-west-bank"><text:span text:style-name="T10">Bank</text:span></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text:span text:style-name="T10">Guardian</text:span></text:a><text:a xlink:type="simple" xlink:href="http://www.guardian.co.uk/world/interactive/2008/sep/11/israelandthepalestinians"><text:span text:style-name="T10"> </text:span></text:a><text:a xlink:type="simple" xlink:href="http://www.guardian.co.uk/world/interactive/2008/sep/11/israelandthepalestinians"><text:span text:style-name="T10">interactive</text:span></text:a><text:a xlink:type="simple" xlink:href="http://www.guardian.co.uk/world/interactive/2008/sep/11/israelandthepalestinians"><text:span text:style-name="T10"> </text:span></text:a><text:a xlink:type="simple" xlink:href="http://www.guardian.co.uk/world/interactive/2008/sep/11/israelandthepalestinians"><text:span text:style-name="T10">map</text:span></text:a><text:a xlink:type="simple" xlink:href="http://www.guardian.co.uk/world/interactive/2008/sep/11/israelandthepalestinians"><text:span text:style-name="T10"> </text:span></text:a><text:a xlink:type="simple" xlink:href="http://www.guardian.co.uk/world/interactive/2008/sep/11/israelandthepalestinians"><text:span text:style-name="T10">of</text:span></text:a><text:a xlink:type="simple" xlink:href="http://www.guardian.co.uk/world/interactive/2008/sep/11/israelandthepalestinians"><text:span text:style-name="T10"> </text:span></text:a><text:a xlink:type="simple" xlink:href="http://www.guardian.co.uk/world/interactive/2008/sep/11/israelandthepalestinians"><text:span text:style-name="T10">the</text:span></text:a><text:a xlink:type="simple" xlink:href="http://www.guardian.co.uk/world/interactive/2008/sep/11/israelandthepalestinians"><text:span text:style-name="T10"> </text:span></text:a><text:a xlink:type="simple" xlink:href="http://www.guardian.co.uk/world/interactive/2008/sep/11/israelandthepalestinians"><text:span text:style-name="T10">occupation</text:span></text:a><text:a xlink:type="simple" xlink:href="http://www.guardian.co.uk/world/interactive/2008/sep/11/israelandthepalestinians"><text:span text:style-name="T10"> </text:span></text:a><text:a xlink:type="simple" xlink:href="http://www.guardian.co.uk/world/interactive/2008/sep/11/israelandthepalestinians"><text:span text:style-name="T10">of</text:span></text:a><text:a xlink:type="simple" xlink:href="http://www.guardian.co.uk/world/interactive/2008/sep/11/israelandthepalestinians"><text:span text:style-name="T10"> </text:span></text:a><text:a xlink:type="simple" xlink:href="http://www.guardian.co.uk/world/interactive/2008/sep/11/israelandthepalestinians"><text:span text:style-name="T10">the</text:span></text:a><text:a xlink:type="simple" xlink:href="http://www.guardian.co.uk/world/interactive/2008/sep/11/israelandthepalestinians"><text:span text:style-name="T10"> </text:span></text:a><text:a xlink:type="simple" xlink:href="http://www.guardian.co.uk/world/interactive/2008/sep/11/israelandthepalestinians"><text:span text:style-name="T10">West</text:span></text:a><text:a xlink:type="simple" xlink:href="http://www.guardian.co.uk/world/interactive/2008/sep/11/israelandthepalestinians"><text:span text:style-name="T10"> </text:span></text:a><text:a xlink:type="simple" xlink:href="http://www.guardian.co.uk/world/interactive/2008/sep/11/israelandthepalestinians"><text:span text:style-name="T10">Bank</text:span></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text:span text:style-name="T10">Full</text:span></text:a><text:a xlink:type="simple" xlink:href="http://theyrule.net/drupal/content/interactive-political-map-west-bank"><text:span text:style-name="T10"> </text:span></text:a><text:a xlink:type="simple" xlink:href="http://theyrule.net/drupal/content/interactive-political-map-west-bank"><text:span text:style-name="T10">post</text:span></text:a></text:p>
      <text:p text:style-name="P14"/>
      <text:p text:style-name="P1"><text:a xlink:type="simple" xlink:href="http://theyrule.net/drupal/content/number-wont-get-any-smaller"><text:span text:style-name="T10">A</text:span></text:a><text:a xlink:type="simple" xlink:href="http://theyrule.net/drupal/content/number-wont-get-any-smaller"><text:span text:style-name="T10"> </text:span></text:a><text:a xlink:type="simple" xlink:href="http://theyrule.net/drupal/content/number-wont-get-any-smaller"><text:span text:style-name="T10">number</text:span></text:a><text:a xlink:type="simple" xlink:href="http://theyrule.net/drupal/content/number-wont-get-any-smaller"><text:span text:style-name="T10"> </text:span></text:a><text:a xlink:type="simple" xlink:href="http://theyrule.net/drupal/content/number-wont-get-any-smaller"><text:span text:style-name="T10">that</text:span></text:a><text:a xlink:type="simple" xlink:href="http://theyrule.net/drupal/content/number-wont-get-any-smaller"><text:span text:style-name="T10"> </text:span></text:a><text:a xlink:type="simple" xlink:href="http://theyrule.net/drupal/content/number-wont-get-any-smaller"><text:span text:style-name="T10">won</text:span></text:a><text:a xlink:type="simple" xlink:href="http://theyrule.net/drupal/content/number-wont-get-any-smaller"><text:span text:style-name="T10">'</text:span></text:a><text:a xlink:type="simple" xlink:href="http://theyrule.net/drupal/content/number-wont-get-any-smaller"><text:span text:style-name="T10">t</text:span></text:a><text:a xlink:type="simple" xlink:href="http://theyrule.net/drupal/content/number-wont-get-any-smaller"><text:span text:style-name="T10"> </text:span></text:a><text:a xlink:type="simple" xlink:href="http://theyrule.net/drupal/content/number-wont-get-any-smaller"><text:span text:style-name="T10">get</text:span></text:a><text:a xlink:type="simple" xlink:href="http://theyrule.net/drupal/content/number-wont-get-any-smaller"><text:span text:style-name="T10"> </text:span></text:a><text:a xlink:type="simple" xlink:href="http://theyrule.net/drupal/content/number-wont-get-any-smaller"><text:span text:style-name="T10">any</text:span></text:a><text:a xlink:type="simple" xlink:href="http://theyrule.net/drupal/content/number-wont-get-any-smaller"><text:span text:style-name="T10"> </text:span></text:a><text:a xlink:type="simple" xlink:href="http://theyrule.net/drupal/content/number-wont-get-any-smaller"><text:span text:style-name="T10">smaller</text:span></text:a></text:p>
      <text:p text:style-name="P1">Wednesday, October 3, 2007 - 23:00</text:p>
      <text:p text:style-name="P1"><text:soft-page-break/><text:a xlink:type="simple" xlink:href="http://theyrule.net/drupal/content/number-wont-get-any-smaller"><text:span text:style-name="T10">Full</text:span></text:a><text:a xlink:type="simple" xlink:href="http://theyrule.net/drupal/content/number-wont-get-any-smaller"><text:span text:style-name="T10"> </text:span></text:a><text:a xlink:type="simple" xlink:href="http://theyrule.net/drupal/content/number-wont-get-any-smaller"><text:span text:style-name="T10">post</text:span></text:a></text:p>
      <text:p text:style-name="P14"/>
      <text:p text:style-name="P1"><text:a xlink:type="simple" xlink:href="http://theyrule.net/drupal/content/corporate-collective-consciousness"><text:span text:style-name="T10">Corporate</text:span></text:a><text:a xlink:type="simple" xlink:href="http://theyrule.net/drupal/content/corporate-collective-consciousness"><text:span text:style-name="T10"> </text:span></text:a><text:a xlink:type="simple" xlink:href="http://theyrule.net/drupal/content/corporate-collective-consciousness"><text:span text:style-name="T10">Collective</text:span></text:a><text:a xlink:type="simple" xlink:href="http://theyrule.net/drupal/content/corporate-collective-consciousness"><text:span text:style-name="T10"> </text:span></text:a><text:a xlink:type="simple" xlink:href="http://theyrule.net/drupal/content/corporate-collective-consciousness"><text:span text:style-name="T10">Consciousness</text:span></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text:span text:style-name="T10">Wiki</text:span></text:a><text:a xlink:type="simple" xlink:href="http://wikiscanner.virgil.gr/"><text:span text:style-name="T10"> </text:span></text:a><text:a xlink:type="simple" xlink:href="http://wikiscanner.virgil.gr/"><text:span text:style-name="T10">Scanner</text:span></text:a> to see what your least favorite Fortune 500 company has been using their free speech for.</text:p>
      <text:p text:style-name="P1"><text:a xlink:type="simple" xlink:href="http://theyrule.net/drupal/content/corporate-collective-consciousness"><text:span text:style-name="T10">Full</text:span></text:a><text:a xlink:type="simple" xlink:href="http://theyrule.net/drupal/content/corporate-collective-consciousness"><text:span text:style-name="T10"> </text:span></text:a><text:a xlink:type="simple" xlink:href="http://theyrule.net/drupal/content/corporate-collective-consciousness"><text:span text:style-name="T10">post</text:span></text:a></text:p>
      <text:p text:style-name="P14"/>
      <text:p text:style-name="P1"><text:a xlink:type="simple" xlink:href="http://theyrule.net/drupal/content/wheresgeorgecom-money-and-epidemics"><text:span text:style-name="T10">wheresgeorge</text:span></text:a><text:a xlink:type="simple" xlink:href="http://theyrule.net/drupal/content/wheresgeorgecom-money-and-epidemics"><text:span text:style-name="T10">.</text:span></text:a><text:a xlink:type="simple" xlink:href="http://theyrule.net/drupal/content/wheresgeorgecom-money-and-epidemics"><text:span text:style-name="T10">com</text:span></text:a><text:a xlink:type="simple" xlink:href="http://theyrule.net/drupal/content/wheresgeorgecom-money-and-epidemics"><text:span text:style-name="T10"> - </text:span></text:a><text:a xlink:type="simple" xlink:href="http://theyrule.net/drupal/content/wheresgeorgecom-money-and-epidemics"><text:span text:style-name="T10">money</text:span></text:a><text:a xlink:type="simple" xlink:href="http://theyrule.net/drupal/content/wheresgeorgecom-money-and-epidemics"><text:span text:style-name="T10"> </text:span></text:a><text:a xlink:type="simple" xlink:href="http://theyrule.net/drupal/content/wheresgeorgecom-money-and-epidemics"><text:span text:style-name="T10">and</text:span></text:a><text:a xlink:type="simple" xlink:href="http://theyrule.net/drupal/content/wheresgeorgecom-money-and-epidemics"><text:span text:style-name="T10"> </text:span></text:a><text:a xlink:type="simple" xlink:href="http://theyrule.net/drupal/content/wheresgeorgecom-money-and-epidemics"><text:span text:style-name="T10">epidemics</text:span></text:a></text:p>
      <text:p text:style-name="P1">Tuesday, January 31, 2006 - 00:00</text:p>
      <text:p text:style-name="P1">So it turns out money is like a disease!</text:p>
      <text:p text:style-name="P1">"Using a<text:a xlink:type="simple" xlink:href="http://www.wheresgeorge.com/"> </text:a><text:a xlink:type="simple" xlink:href="http://www.wheresgeorge.com/"><text:span text:style-name="T10">popular</text:span></text:a><text:a xlink:type="simple" xlink:href="http://www.wheresgeorge.com/"><text:span text:style-name="T10"> </text:span></text:a><text:a xlink:type="simple" xlink:href="http://www.wheresgeorge.com/"><text:span text:style-name="T10">internet</text:span></text:a><text:a xlink:type="simple" xlink:href="http://www.wheresgeorge.com/"><text:span text:style-name="T10"> </text:span></text:a><text:a xlink:type="simple" xlink:href="http://www.wheresgeorge.com/"><text:span text:style-name="T10">game</text:span></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text:span text:style-name="T10">Read</text:span></text:a><text:a xlink:type="simple" xlink:href="http://www.eurekalert.org/pub_releases/2006-01/uoc--igp012406.php"><text:span text:style-name="T10"> </text:span></text:a><text:a xlink:type="simple" xlink:href="http://www.eurekalert.org/pub_releases/2006-01/uoc--igp012406.php"><text:span text:style-name="T10">the</text:span></text:a><text:a xlink:type="simple" xlink:href="http://www.eurekalert.org/pub_releases/2006-01/uoc--igp012406.php"><text:span text:style-name="T10"> </text:span></text:a><text:a xlink:type="simple" xlink:href="http://www.eurekalert.org/pub_releases/2006-01/uoc--igp012406.php"><text:span text:style-name="T10">full</text:span></text:a><text:a xlink:type="simple" xlink:href="http://www.eurekalert.org/pub_releases/2006-01/uoc--igp012406.php"><text:span text:style-name="T10"> </text:span></text:a><text:a xlink:type="simple" xlink:href="http://www.eurekalert.org/pub_releases/2006-01/uoc--igp012406.php"><text:span text:style-name="T10">article</text:span></text:a><text:a xlink:type="simple" xlink:href="http://www.eurekalert.org/pub_releases/2006-01/uoc--igp012406.php"><text:span text:style-name="T10"> </text:span></text:a><text:a xlink:type="simple" xlink:href="http://www.eurekalert.org/pub_releases/2006-01/uoc--igp012406.php"><text:span text:style-name="T10">here</text:span></text:a><text:a xlink:type="simple" xlink:href="http://www.eurekalert.org/pub_releases/2006-01/uoc--igp012406.php"><text:span text:style-name="T10">.</text:span></text:a> From<text:a xlink:type="simple" xlink:href="http://www.insna.org/"> </text:a><text:a xlink:type="simple" xlink:href="http://www.insna.org/"><text:span text:style-name="T10">SOCNET</text:span></text:a>.</text:p>
      <text:p text:style-name="P1"><text:a xlink:type="simple" xlink:href="http://theyrule.net/drupal/content/wheresgeorgecom-money-and-epidemics"><text:span text:style-name="T10">Full</text:span></text:a><text:a xlink:type="simple" xlink:href="http://theyrule.net/drupal/content/wheresgeorgecom-money-and-epidemics"><text:span text:style-name="T10"> </text:span></text:a><text:a xlink:type="simple" xlink:href="http://theyrule.net/drupal/content/wheresgeorgecom-money-and-epidemics"><text:span text:style-name="T10">post</text:span></text:a></text:p>
      <text:p text:style-name="P14"/>
      <text:p text:style-name="P1"><text:a xlink:type="simple" xlink:href="http://theyrule.net/drupal/content/cryptome"><text:span text:style-name="T10">Cryptome</text:span></text:a></text:p>
      <text:p text:style-name="P1">Monday, January 2, 2006 - 00:00</text:p>
      <text:p text:style-name="P1">Boing Boing had a<text:a xlink:type="simple" xlink:href="http://cryptome.org/mil-dead-iqw.htm"> </text:a><text:a xlink:type="simple" xlink:href="http://cryptome.org/mil-dead-iqw.htm"><text:span text:style-name="T10">link</text:span></text:a> to Cryptome<text:a xlink:type="simple" xlink:href="http://cryptome.org/"> </text:a><text:a xlink:type="simple" xlink:href="http://cryptome.org/"><text:span text:style-name="T10">Cryptome</text:span></text:a> this morning. According to<text:a xlink:type="simple" xlink:href="http://en.wikipedia.org/wiki/Cryptome"> </text:a><text:a xlink:type="simple" xlink:href="http://en.wikipedia.org/wiki/Cryptome"><text:span text:style-name="T10">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text:span text:style-name="T10">Full</text:span></text:a><text:a xlink:type="simple" xlink:href="http://theyrule.net/drupal/content/cryptome"><text:span text:style-name="T10"> </text:span></text:a><text:a xlink:type="simple" xlink:href="http://theyrule.net/drupal/content/cryptome"><text:span text:style-name="T10">post</text:span></text:a></text:p>
      <text:p text:style-name="P14"/>
      <text:p text:style-name="P1"><text:a xlink:type="simple" xlink:href="http://theyrule.net/drupal/content/disappeared-america"><text:span text:style-name="T10">Disappeared</text:span></text:a><text:a xlink:type="simple" xlink:href="http://theyrule.net/drupal/content/disappeared-america"><text:span text:style-name="T10"> </text:span></text:a><text:a xlink:type="simple" xlink:href="http://theyrule.net/drupal/content/disappeared-america"><text:span text:style-name="T10">in</text:span></text:a><text:a xlink:type="simple" xlink:href="http://theyrule.net/drupal/content/disappeared-america"><text:span text:style-name="T10"> </text:span></text:a><text:a xlink:type="simple" xlink:href="http://theyrule.net/drupal/content/disappeared-america"><text:span text:style-name="T10">America</text:span></text:a></text:p>
      <text:p text:style-name="P1">Wednesday, December 7, 2005 - 00:00</text:p>
      <text:p text:style-name="P1">From Site:</text:p>
      <text:p text:style-name="P1"><text:a xlink:type="simple" xlink:href="http://theyrule.net/drupal/content/disappeared-america"><text:span text:style-name="T10">Full</text:span></text:a><text:a xlink:type="simple" xlink:href="http://theyrule.net/drupal/content/disappeared-america"><text:span text:style-name="T10"> </text:span></text:a><text:a xlink:type="simple" xlink:href="http://theyrule.net/drupal/content/disappeared-america"><text:span text:style-name="T10">post</text:span></text:a></text:p>
      <text:h text:style-name="P222" text:outline-level="10"><text:a xlink:type="simple" xlink:href="http://theyrule.net/drupal/content/exploring-enron"><text:span text:style-name="T44">Exploring</text:span></text:a><text:a xlink:type="simple" xlink:href="http://theyrule.net/drupal/content/exploring-enron"><text:span text:style-name="T44"> </text:span></text:a><text:a xlink:type="simple" xlink:href="http://theyrule.net/drupal/content/exploring-enron"><text:span text:style-name="T44">Enron</text:span></text:a></text:h>
      <text:p text:style-name="P1"><text:span text:style-name="T49">Monday</text:span><text:span text:style-name="T49">, </text:span><text:span text:style-name="T49">November</text:span><text:span text:style-name="T49"> 21, 2005 - 00:00</text:span></text:p>
      <text:p text:style-name="P1"><text:span text:style-name="T49">From</text:span><text:span text:style-name="T49"> </text:span><text:span text:style-name="T49">the</text:span><text:span text:style-name="T49"> </text:span><text:span text:style-name="T49">site</text:span><text:span text:style-name="T49">: :</text:span><text:span text:style-name="T49">Using</text:span><text:span text:style-name="T49"> </text:span><text:span text:style-name="T49">the</text:span><text:span text:style-name="T49"> </text:span><text:span text:style-name="T49">Enron</text:span><text:span text:style-name="T49"> </text:span><text:span text:style-name="T49">e</text:span><text:span text:style-name="T49">-</text:span><text:span text:style-name="T49">mail</text:span><text:span text:style-name="T49"> </text:span><text:span text:style-name="T49">archive</text:span><text:span text:style-name="T49"> </text:span><text:span text:style-name="T49">as</text:span><text:span text:style-name="T49"> </text:span><text:span text:style-name="T49">a</text:span><text:span text:style-name="T49"> </text:span><text:span text:style-name="T49">motivating</text:span><text:span text:style-name="T49"> </text:span><text:span text:style-name="T49">dataset</text:span><text:span text:style-name="T49">, </text:span><text:span text:style-name="T49">we</text:span><text:span text:style-name="T49"> </text:span><text:span text:style-name="T49">are</text:span><text:span text:style-name="T49"> </text:span><text:span text:style-name="T49">attempting</text:span><text:span text:style-name="T49"> </text:span><text:span text:style-name="T49">the</text:span><text:span text:style-name="T49"> </text:span><text:span text:style-name="T49">marriage</text:span><text:span text:style-name="T49"> </text:span><text:span text:style-name="T49">of</text:span><text:span text:style-name="T49"> </text:span><text:span text:style-name="T49">visual</text:span><text:span text:style-name="T49"> </text:span><text:span text:style-name="T49">and</text:span><text:span text:style-name="T49"> </text:span><text:span text:style-name="T49">algorithmic</text:span><text:span text:style-name="T49"> </text:span><text:span text:style-name="T49">analyses</text:span><text:span text:style-name="T49"> </text:span><text:span text:style-name="T49">of</text:span><text:span text:style-name="T49"> </text:span><text:span text:style-name="T49">e</text:span><text:span text:style-name="T49">-</text:span><text:span text:style-name="T49">mail</text:span><text:span text:style-name="T49"> </text:span><text:span text:style-name="T49">archives</text:span><text:span text:style-name="T49"> </text:span><text:span text:style-name="T49">within</text:span><text:span text:style-name="T49"> </text:span><text:span text:style-name="T49">an</text:span><text:span text:style-name="T49"> </text:span><text:span text:style-name="T49">exploratory</text:span><text:span text:style-name="T49"> </text:span><text:span text:style-name="T49">data</text:span><text:span text:style-name="T49"> </text:span><text:span text:style-name="T49">analysis</text:span><text:span text:style-name="T49"> </text:span><text:span text:style-name="T49">environment</text:span><text:span text:style-name="T49">. </text:span><text:span text:style-name="T49">The</text:span><text:span text:style-name="T49"> </text:span><text:span text:style-name="T49">intent</text:span><text:span text:style-name="T49"> </text:span><text:span text:style-name="T49">is</text:span><text:span text:style-name="T49"> </text:span><text:span text:style-name="T49">to</text:span><text:span text:style-name="T49"> </text:span><text:span text:style-name="T49">leverage</text:span><text:span text:style-name="T49"> </text:span><text:span text:style-name="T49">the</text:span><text:span text:style-name="T49"> </text:span><text:span text:style-name="T49">characteristic</text:span><text:span text:style-name="T49"> </text:span><text:span text:style-name="T49">strengths</text:span><text:span text:style-name="T49"> </text:span><text:span text:style-name="T49">of</text:span><text:span text:style-name="T49"> </text:span><text:span text:style-name="T49">both</text:span><text:span text:style-name="T49"> </text:span><text:span text:style-name="T49">man</text:span><text:span text:style-name="T49">[</text:span><text:span text:style-name="T49">sic</text:span><text:span text:style-name="T49">] </text:span><text:span text:style-name="T49">and</text:span><text:span text:style-name="T49"> </text:span><text:span text:style-name="T49">machine</text:span><text:span text:style-name="T49"> </text:span><text:span text:style-name="T49">for</text:span><text:span text:style-name="T49"> </text:span><text:span text:style-name="T49">unearthing</text:span><text:span text:style-name="T49"> </text:span><text:span text:style-name="T49">insight</text:span><text:span text:style-name="T49">. </text:span><text:span text:style-name="T49">Below</text:span><text:span text:style-name="T49"> </text:span><text:span text:style-name="T49">are</text:span><text:span text:style-name="T49"> </text:span><text:span text:style-name="T49">a</text:span><text:span text:style-name="T49"> </text:span><text:span text:style-name="T49">few</text:span><text:span text:style-name="T49"> </text:span><text:span text:style-name="T49">sketches</text:span><text:span text:style-name="T49"> </text:span><text:span text:style-name="T49">from</text:span><text:span text:style-name="T49"> </text:span><text:span text:style-name="T49">a</text:span><text:span text:style-name="T49"> </text:span><text:span text:style-name="T49">preliminary</text:span><text:span text:style-name="T49"> </text:span><text:span text:style-name="T49">exploration</text:span><text:span text:style-name="T49"> </text:span><text:span text:style-name="T49">into</text:span><text:span text:style-name="T49"> </text:span><text:span text:style-name="T49">the</text:span><text:span text:style-name="T49"> </text:span><text:span text:style-name="T49">design</text:span><text:span text:style-name="T49"> </text:span><text:span text:style-name="T49">space</text:span><text:span text:style-name="T49"> </text:span><text:span text:style-name="T49">of</text:span><text:span text:style-name="T49"> </text:span><text:span text:style-name="T49">such</text:span><text:span text:style-name="T49"> </text:span><text:span text:style-name="T49">tools</text:span><text:span text:style-name="T49">." </text:span><text:span text:style-name="T49">Site</text:span><text:span text:style-name="T49"> </text:span><text:span text:style-name="T49">by</text:span><text:span text:style-name="T49"> </text:span><text:span text:style-name="T49">Jeffrey</text:span><text:span text:style-name="T49"> </text:span><text:span text:style-name="T49">Heer</text:span><text:span text:style-name="T49"> - </text:span><text:span text:style-name="T49">thanks</text:span><text:span text:style-name="T49"> </text:span><text:span text:style-name="T49">to</text:span><text:span text:style-name="T49"> </text:span><text:span text:style-name="T49">Michael</text:span><text:span text:style-name="T49"> </text:span><text:span text:style-name="T49">Dale</text:span><text:span text:style-name="T49"> </text:span><text:span text:style-name="T49">for</text:span><text:span text:style-name="T49"> </text:span><text:span text:style-name="T49">sending</text:span><text:span text:style-name="T49"> </text:span><text:span text:style-name="T49">me</text:span><text:span text:style-name="T49"> </text:span><text:span text:style-name="T49">the</text:span><text:span text:style-name="T49"> </text:span><text:span text:style-name="T49">link</text:span><text:span text:style-name="T49">.</text:span></text:p>
      <text:p text:style-name="P1"><text:a xlink:type="simple" xlink:href="http://theyrule.net/drupal/content/exploring-enron"><text:span text:style-name="T50">Full</text:span></text:a><text:a xlink:type="simple" xlink:href="http://theyrule.net/drupal/content/exploring-enron"><text:span text:style-name="T50"> </text:span></text:a><text:a xlink:type="simple" xlink:href="http://theyrule.net/drupal/content/exploring-enron"><text:span text:style-name="T50">post</text:span></text:a></text:p>
      <text:h text:style-name="P222" text:outline-level="10"><text:a xlink:type="simple" xlink:href="http://theyrule.net/drupal/content/board-death"><text:span text:style-name="T44">Board</text:span></text:a><text:a xlink:type="simple" xlink:href="http://theyrule.net/drupal/content/board-death"><text:span text:style-name="T44"> </text:span></text:a><text:a xlink:type="simple" xlink:href="http://theyrule.net/drupal/content/board-death"><text:span text:style-name="T44">to</text:span></text:a><text:a xlink:type="simple" xlink:href="http://theyrule.net/drupal/content/board-death"><text:span text:style-name="T44"> </text:span></text:a><text:a xlink:type="simple" xlink:href="http://theyrule.net/drupal/content/board-death"><text:span text:style-name="T44">Death</text:span></text:a></text:h>
      <text:p text:style-name="P1"><text:span text:style-name="T49">Saturday</text:span><text:span text:style-name="T49">, </text:span><text:span text:style-name="T49">September</text:span><text:span text:style-name="T49"> 3, 2005 - 23:00</text:span></text:p>
      <text:p text:style-name="P1"><text:span text:style-name="T49">Adbusters</text:span><text:a xlink:type="simple" xlink:href="http://adbusters.org/blogs/Board_to_Death.html"><text:span text:style-name="T49"> </text:span></text:a><text:a xlink:type="simple" xlink:href="http://adbusters.org/blogs/Board_to_Death.html"><text:span text:style-name="T50">reviews</text:span></text:a><text:span text:style-name="T49"> </text:span><text:span text:style-name="T49">California</text:span><text:span text:style-name="T49">'</text:span><text:span text:style-name="T49">s</text:span><text:span text:style-name="T49"> </text:span><text:span text:style-name="T49">Sonoma</text:span><text:span text:style-name="T49"> </text:span><text:span text:style-name="T49">State</text:span><text:span text:style-name="T49"> </text:span><text:span text:style-name="T49">University</text:span><text:span text:style-name="T49"> </text:span><text:span text:style-name="T49">examination</text:span><text:span text:style-name="T49"> </text:span><text:span text:style-name="T49">of</text:span><text:span text:style-name="T49"> </text:span><text:span text:style-name="T49">the</text:span><text:span text:style-name="T49"> </text:span><text:span text:style-name="T49">resumes</text:span><text:span text:style-name="T49"> </text:span><text:span text:style-name="T49">of</text:span><text:span text:style-name="T49"> </text:span><text:span text:style-name="T49">the</text:span><text:span text:style-name="T49"> 118 </text:span><text:span text:style-name="T49">people</text:span><text:span text:style-name="T49"> </text:span><text:span text:style-name="T49">who</text:span><text:span text:style-name="T49"> </text:span><text:span text:style-name="T49">sit</text:span><text:span text:style-name="T49"> </text:span><text:span text:style-name="T49">on</text:span><text:span text:style-name="T49"> </text:span><text:span text:style-name="T49">the</text:span><text:span text:style-name="T49"> </text:span><text:span text:style-name="T49">boards</text:span><text:span text:style-name="T49"> </text:span><text:span text:style-name="T49">of</text:span><text:span text:style-name="T49"> </text:span><text:span text:style-name="T49">directors</text:span><text:span text:style-name="T49"> </text:span><text:span text:style-name="T49">of</text:span><text:span text:style-name="T49"> </text:span><text:span text:style-name="T49">America</text:span><text:span text:style-name="T49">'</text:span><text:span text:style-name="T49">s</text:span><text:span text:style-name="T49"> </text:span><text:span text:style-name="T49">ten</text:span><text:span text:style-name="T49"> </text:span><text:span text:style-name="T49">largest</text:span><text:span text:style-name="T49"> </text:span><text:span text:style-name="T49">media</text:span><text:span text:style-name="T49"> </text:span><text:span text:style-name="T49">organizations</text:span><text:span text:style-name="T49">.</text:span></text:p>
      <text:p text:style-name="P1"><text:a xlink:type="simple" xlink:href="http://theyrule.net/drupal/content/board-death"><text:span text:style-name="T50">Full</text:span></text:a><text:a xlink:type="simple" xlink:href="http://theyrule.net/drupal/content/board-death"><text:span text:style-name="T50"> </text:span></text:a><text:a xlink:type="simple" xlink:href="http://theyrule.net/drupal/content/board-death"><text:span text:style-name="T50">post</text:span></text:a></text:p>
      <text:h text:style-name="P222" text:outline-level="10"><text:a xlink:type="simple" xlink:href="http://theyrule.net/drupal/content/gapminder"><text:span text:style-name="T44">Gapminder</text:span></text:a></text:h>
      <text:p text:style-name="P1"><text:span text:style-name="T49">Saturday</text:span><text:span text:style-name="T49">, </text:span><text:span text:style-name="T49">August</text:span><text:span text:style-name="T49"> 20, 2005 - 23:00</text:span></text:p>
      <text:p text:style-name="P1"><text:soft-page-break/><text:span text:style-name="T49">"</text:span><text:span text:style-name="T49">CHALLENGE</text:span><text:span text:style-name="T49">: </text:span><text:span text:style-name="T49">Let</text:span><text:span text:style-name="T49">'</text:span><text:span text:style-name="T49">s</text:span><text:span text:style-name="T49"> </text:span><text:span text:style-name="T49">make</text:span><text:span text:style-name="T49"> </text:span><text:span text:style-name="T49">data</text:span><text:span text:style-name="T49"> </text:span><text:span text:style-name="T49">on</text:span><text:span text:style-name="T49"> </text:span><text:span text:style-name="T49">world</text:span><text:span text:style-name="T49"> </text:span><text:span text:style-name="T49">development</text:span><text:span text:style-name="T49"> </text:span><text:span text:style-name="T49">understandable</text:span><text:span text:style-name="T49">, </text:span><text:span text:style-name="T49">enjoyable</text:span><text:span text:style-name="T49"> </text:span><text:span text:style-name="T49">and</text:span><text:span text:style-name="T49"> </text:span><text:span text:style-name="T49">free</text:span><text:span text:style-name="T49">!"</text:span></text:p>
      <text:p text:style-name="P1"><text:a xlink:type="simple" xlink:href="http://www.gapminder.org/"><text:span text:style-name="T50">Gapminder</text:span></text:a><text:a xlink:type="simple" xlink:href="http://www.gapminder.org/"><text:span text:style-name="T50">.</text:span></text:a><text:a xlink:type="simple" xlink:href="http://www.gapminder.org/"><text:span text:style-name="T50">org</text:span></text:a></text:p>
      <text:p text:style-name="P1"><text:a xlink:type="simple" xlink:href="http://theyrule.net/drupal/content/gapminder"><text:span text:style-name="T50">Full</text:span></text:a><text:a xlink:type="simple" xlink:href="http://theyrule.net/drupal/content/gapminder"><text:span text:style-name="T50"> </text:span></text:a><text:a xlink:type="simple" xlink:href="http://theyrule.net/drupal/content/gapminder"><text:span text:style-name="T50">post</text:span></text:a></text:p>
      <text:p text:style-name="P25"/>
      <text:p text:style-name="P25"/>
      <text:h text:style-name="P222" text:outline-level="10">Agriculture</text:h>
      <text:p text:style-name="P22"/>
      <text:p text:style-name="P1">Wild-growing Food (ex: Mulberries)</text:p>
      <text:p text:style-name="P1"/>
      <text:p text:style-name="P1"><text:span text:style-name="T18">IC</text:span><text:span text:style-name="T18">.</text:span><text:span text:style-name="T18">org</text:span><text:span text:style-name="T18"> (</text:span><text:span text:style-name="T18">Intentional</text:span><text:span text:style-name="T18"> </text:span><text:span text:style-name="T18">Communities</text:span><text:span text:style-name="T18">)</text:span></text:p>
      <text:p text:style-name="P1"><text:a xlink:type="simple" xlink:href="http://directory.ic.org/maps/default.xml"><text:span text:style-name="T63">http</text:span></text:a><text:a xlink:type="simple" xlink:href="http://directory.ic.org/maps/default.xml"><text:span text:style-name="T63">://</text:span></text:a><text:a xlink:type="simple" xlink:href="http://directory.ic.org/maps/default.xml"><text:span text:style-name="T63">directory</text:span></text:a><text:a xlink:type="simple" xlink:href="http://directory.ic.org/maps/default.xml"><text:span text:style-name="T63">.</text:span></text:a><text:a xlink:type="simple" xlink:href="http://directory.ic.org/maps/default.xml"><text:span text:style-name="T63">ic</text:span></text:a><text:a xlink:type="simple" xlink:href="http://directory.ic.org/maps/default.xml"><text:span text:style-name="T63">.</text:span></text:a><text:a xlink:type="simple" xlink:href="http://directory.ic.org/maps/default.xml"><text:span text:style-name="T63">org</text:span></text:a><text:a xlink:type="simple" xlink:href="http://directory.ic.org/maps/default.xml"><text:span text:style-name="T63">/</text:span></text:a><text:a xlink:type="simple" xlink:href="http://directory.ic.org/maps/default.xml"><text:span text:style-name="T63">maps</text:span></text:a><text:a xlink:type="simple" xlink:href="http://directory.ic.org/maps/default.xml"><text:span text:style-name="T63">/</text:span></text:a><text:a xlink:type="simple" xlink:href="http://directory.ic.org/maps/default.xml"><text:span text:style-name="T63">default</text:span></text:a><text:a xlink:type="simple" xlink:href="http://directory.ic.org/maps/default.xml"><text:span text:style-name="T63">.</text:span></text:a><text:a xlink:type="simple" xlink:href="http://directory.ic.org/maps/default.xml"><text:span text:style-name="T63">xml</text:span></text:a> is ic.org's XML file used in their map, containing ~2300 datapoints which seems to be only a fraction of IC.org directory. scraping their directory is a next step to get all the contact information and details about each community</text:p>
      <text:p text:style-name="P1"/>
      <text:h text:style-name="P222" text:outline-level="10">Natural Disasters</text:h>
      <text:p text:style-name="P1">Earthquakes, Volcanoes, Fires, etc..</text:p>
      <text:p text:style-name="P1"><text:a xlink:type="simple" xlink:href="http://www.globaldatavault.com/natural-disaster-threat-maps.htm"><text:span text:style-name="T63">http</text:span></text:a><text:a xlink:type="simple" xlink:href="http://www.globaldatavault.com/natural-disaster-threat-maps.htm"><text:span text:style-name="T63">://</text:span></text:a><text:a xlink:type="simple" xlink:href="http://www.globaldatavault.com/natural-disaster-threat-maps.htm"><text:span text:style-name="T63">www</text:span></text:a><text:a xlink:type="simple" xlink:href="http://www.globaldatavault.com/natural-disaster-threat-maps.htm"><text:span text:style-name="T63">.</text:span></text:a><text:a xlink:type="simple" xlink:href="http://www.globaldatavault.com/natural-disaster-threat-maps.htm"><text:span text:style-name="T63">globaldatavault</text:span></text:a><text:a xlink:type="simple" xlink:href="http://www.globaldatavault.com/natural-disaster-threat-maps.htm"><text:span text:style-name="T63">.</text:span></text:a><text:a xlink:type="simple" xlink:href="http://www.globaldatavault.com/natural-disaster-threat-maps.htm"><text:span text:style-name="T63">com</text:span></text:a><text:a xlink:type="simple" xlink:href="http://www.globaldatavault.com/natural-disaster-threat-maps.htm"><text:span text:style-name="T63">/</text:span></text:a><text:a xlink:type="simple" xlink:href="http://www.globaldatavault.com/natural-disaster-threat-maps.htm"><text:span text:style-name="T63">natural</text:span></text:a><text:a xlink:type="simple" xlink:href="http://www.globaldatavault.com/natural-disaster-threat-maps.htm"><text:span text:style-name="T63">-</text:span></text:a><text:a xlink:type="simple" xlink:href="http://www.globaldatavault.com/natural-disaster-threat-maps.htm"><text:span text:style-name="T63">disaster</text:span></text:a><text:a xlink:type="simple" xlink:href="http://www.globaldatavault.com/natural-disaster-threat-maps.htm"><text:span text:style-name="T63">-</text:span></text:a><text:a xlink:type="simple" xlink:href="http://www.globaldatavault.com/natural-disaster-threat-maps.htm"><text:span text:style-name="T63">threat</text:span></text:a><text:a xlink:type="simple" xlink:href="http://www.globaldatavault.com/natural-disaster-threat-maps.htm"><text:span text:style-name="T63">-</text:span></text:a><text:a xlink:type="simple" xlink:href="http://www.globaldatavault.com/natural-disaster-threat-maps.htm"><text:span text:style-name="T63">maps</text:span></text:a><text:a xlink:type="simple" xlink:href="http://www.globaldatavault.com/natural-disaster-threat-maps.htm"><text:span text:style-name="T63">.</text:span></text:a><text:a xlink:type="simple" xlink:href="http://www.globaldatavault.com/natural-disaster-threat-maps.htm"><text:span text:style-name="T63">htm</text:span></text:a></text:p>
      <text:p text:style-name="P1"><text:a xlink:type="simple" xlink:href="http://hisz.rsoe.hu/alertmap/"><text:span text:style-name="T63">http</text:span></text:a><text:a xlink:type="simple" xlink:href="http://hisz.rsoe.hu/alertmap/"><text:span text:style-name="T63">://</text:span></text:a><text:a xlink:type="simple" xlink:href="http://hisz.rsoe.hu/alertmap/"><text:span text:style-name="T63">hisz</text:span></text:a><text:a xlink:type="simple" xlink:href="http://hisz.rsoe.hu/alertmap/"><text:span text:style-name="T63">.</text:span></text:a><text:a xlink:type="simple" xlink:href="http://hisz.rsoe.hu/alertmap/"><text:span text:style-name="T63">rsoe</text:span></text:a><text:a xlink:type="simple" xlink:href="http://hisz.rsoe.hu/alertmap/"><text:span text:style-name="T63">.</text:span></text:a><text:a xlink:type="simple" xlink:href="http://hisz.rsoe.hu/alertmap/"><text:span text:style-name="T63">hu</text:span></text:a><text:a xlink:type="simple" xlink:href="http://hisz.rsoe.hu/alertmap/"><text:span text:style-name="T63">/</text:span></text:a><text:a xlink:type="simple" xlink:href="http://hisz.rsoe.hu/alertmap/"><text:span text:style-name="T63">alertmap</text:span></text:a><text:a xlink:type="simple" xlink:href="http://hisz.rsoe.hu/alertmap/"><text:span text:style-name="T63">/</text:span></text:a></text:p>
      <text:p text:style-name="P10"/>
      <text:h text:style-name="P222" text:outline-level="10">Extreme Temperatures</text:h>
      <text:p text:style-name="P1"><text:tab/>Heating and Cooling Centers</text:p>
      <text:p text:style-name="P1"><text:tab/><text:a xlink:type="simple" xlink:href="http://en.wikipedia.org/wiki/Cooling_center"><text:span text:style-name="T63">http</text:span></text:a><text:a xlink:type="simple" xlink:href="http://en.wikipedia.org/wiki/Cooling_center"><text:span text:style-name="T63">://</text:span></text:a><text:a xlink:type="simple" xlink:href="http://en.wikipedia.org/wiki/Cooling_center"><text:span text:style-name="T63">en</text:span></text:a><text:a xlink:type="simple" xlink:href="http://en.wikipedia.org/wiki/Cooling_center"><text:span text:style-name="T63">.</text:span></text:a><text:a xlink:type="simple" xlink:href="http://en.wikipedia.org/wiki/Cooling_center"><text:span text:style-name="T63">wikipedia</text:span></text:a><text:a xlink:type="simple" xlink:href="http://en.wikipedia.org/wiki/Cooling_center"><text:span text:style-name="T63">.</text:span></text:a><text:a xlink:type="simple" xlink:href="http://en.wikipedia.org/wiki/Cooling_center"><text:span text:style-name="T63">org</text:span></text:a><text:a xlink:type="simple" xlink:href="http://en.wikipedia.org/wiki/Cooling_center"><text:span text:style-name="T63">/</text:span></text:a><text:a xlink:type="simple" xlink:href="http://en.wikipedia.org/wiki/Cooling_center"><text:span text:style-name="T63">wiki</text:span></text:a><text:a xlink:type="simple" xlink:href="http://en.wikipedia.org/wiki/Cooling_center"><text:span text:style-name="T63">/</text:span></text:a><text:a xlink:type="simple" xlink:href="http://en.wikipedia.org/wiki/Cooling_center"><text:span text:style-name="T63">Cooling</text:span></text:a><text:a xlink:type="simple" xlink:href="http://en.wikipedia.org/wiki/Cooling_center"><text:span text:style-name="T63">_</text:span></text:a><text:a xlink:type="simple" xlink:href="http://en.wikipedia.org/wiki/Cooling_center"><text:span text:style-name="T63">center</text:span></text:a></text:p>
      <text:p text:style-name="P1"><text:tab/><text:a xlink:type="simple" xlink:href="http://en.wikipedia.org/wiki/Warming_center"><text:span text:style-name="T63">http</text:span></text:a><text:a xlink:type="simple" xlink:href="http://en.wikipedia.org/wiki/Warming_center"><text:span text:style-name="T63">://</text:span></text:a><text:a xlink:type="simple" xlink:href="http://en.wikipedia.org/wiki/Warming_center"><text:span text:style-name="T63">en</text:span></text:a><text:a xlink:type="simple" xlink:href="http://en.wikipedia.org/wiki/Warming_center"><text:span text:style-name="T63">.</text:span></text:a><text:a xlink:type="simple" xlink:href="http://en.wikipedia.org/wiki/Warming_center"><text:span text:style-name="T63">wikipedia</text:span></text:a><text:a xlink:type="simple" xlink:href="http://en.wikipedia.org/wiki/Warming_center"><text:span text:style-name="T63">.</text:span></text:a><text:a xlink:type="simple" xlink:href="http://en.wikipedia.org/wiki/Warming_center"><text:span text:style-name="T63">org</text:span></text:a><text:a xlink:type="simple" xlink:href="http://en.wikipedia.org/wiki/Warming_center"><text:span text:style-name="T63">/</text:span></text:a><text:a xlink:type="simple" xlink:href="http://en.wikipedia.org/wiki/Warming_center"><text:span text:style-name="T63">wiki</text:span></text:a><text:a xlink:type="simple" xlink:href="http://en.wikipedia.org/wiki/Warming_center"><text:span text:style-name="T63">/</text:span></text:a><text:a xlink:type="simple" xlink:href="http://en.wikipedia.org/wiki/Warming_center"><text:span text:style-name="T63">Warming</text:span></text:a><text:a xlink:type="simple" xlink:href="http://en.wikipedia.org/wiki/Warming_center"><text:span text:style-name="T63">_</text:span></text:a><text:a xlink:type="simple" xlink:href="http://en.wikipedia.org/wiki/Warming_center"><text:span text:style-name="T63">center</text:span></text:a></text:p>
      <text:p text:style-name="P10"/>
      <text:h text:style-name="P222" text:outline-level="10">Earthquakes</text:h>
      <text:p text:style-name="P1">http://www.usgs.gov/</text:p>
      <text:p text:style-name="P45">http://earthquake.usgs.gov/earthquakes/catalogs/index.php</text:p>
      <text:p text:style-name="P1"/>
      <text:h text:style-name="P223" text:outline-level="10">Volcanoes</text:h>
      <text:h text:style-name="P223" text:outline-level="10">Fires</text:h>
      <text:h text:style-name="P223" text:outline-level="10">Floods</text:h>
      <text:h text:style-name="P223" text:outline-level="10"><text:soft-page-break/>Tsunamis</text:h>
      <text:h text:style-name="P222" text:outline-level="10">Storms, Tornadoes, and Hurricanes</text:h>
      <text:p text:style-name="P22"/>
      <text:h text:style-name="P222" text:outline-level="10">Travel</text:h>
      <text:p text:style-name="P1">Airports, Train Stations, Bus Stops, ...</text:p>
      <text:p text:style-name="P1"/>
      <text:h text:style-name="P222" text:outline-level="10">Wildlife</text:h>
      <text:p text:style-name="P1">Animal homes/nests/...</text:p>
      <text:p text:style-name="P1">Animal shelters</text:p>
      <text:p text:style-name="P1">Animal migration routes</text:p>
      <text:p text:style-name="P1"/>
      <text:h text:style-name="P222" text:outline-level="10">Urban Smart / Sensor Grids</text:h>
      <text:p text:style-name="P1"><text:a xlink:type="simple" xlink:href="http://www.scientificamerican.com/article.cfm?id=ratti-smartest-cities-use-people-as-sensors"><text:span text:style-name="T63">http</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www</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scientificamerican</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com</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article</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cfm</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id</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ratti</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smartest</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cities</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use</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people</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as</text:span></text:a><text:a xlink:type="simple" xlink:href="http://www.scientificamerican.com/article.cfm?id=ratti-smartest-cities-use-people-as-sensors"><text:span text:style-name="T63">-</text:span></text:a><text:a xlink:type="simple" xlink:href="http://www.scientificamerican.com/article.cfm?id=ratti-smartest-cities-use-people-as-sensors"><text:span text:style-name="T63">sensors</text:span></text:a></text:p>
      <text:p text:style-name="P10"/>
      <text:h text:style-name="P222" text:outline-level="10">Psychological &amp; Demographics</text:h>
      <text:p text:style-name="P1">ex: tell me about parties in each city around the world or what type of music is loved by any given population</text:p>
      <text:p text:style-name="P1"/>
      <text:h text:style-name="P72" text:outline-level="10">Hardware and AI Classification / Feature Detection</text:h>
      <text:p text:style-name="P1"><text:a xlink:type="simple" xlink:href="http://thenewamerican.com/tech/item/13613-darpa-sponsors-surveillance-technology-to-predict-future-behavior"><text:span text:style-name="T10">http</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thenewamerican</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com</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tech</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item</text:span></text:a><text:a xlink:type="simple" xlink:href="http://thenewamerican.com/tech/item/13613-darpa-sponsors-surveillance-technology-to-predict-future-behavior"><text:span text:style-name="T10">/13613-</text:span></text:a><text:a xlink:type="simple" xlink:href="http://thenewamerican.com/tech/item/13613-darpa-sponsors-surveillance-technology-to-predict-future-behavior"><text:span text:style-name="T10">darpa</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sponsors</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surveillance</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technology</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to</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predict</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future</text:span></text:a><text:a xlink:type="simple" xlink:href="http://thenewamerican.com/tech/item/13613-darpa-sponsors-surveillance-technology-to-predict-future-behavior"><text:span text:style-name="T10">-</text:span></text:a><text:a xlink:type="simple" xlink:href="http://thenewamerican.com/tech/item/13613-darpa-sponsors-surveillance-technology-to-predict-future-behavior"><text:span text:style-name="T10">behavior</text:span></text:a></text:p>
      <text:p text:style-name="P1"><text:a xlink:type="simple" xlink:href="http://www.darpa.mil/NewsEvents/Releases/2011/09/28.aspx"><text:span text:style-name="T10">http</text:span></text:a><text:a xlink:type="simple" xlink:href="http://www.darpa.mil/NewsEvents/Releases/2011/09/28.aspx"><text:span text:style-name="T10">://</text:span></text:a><text:a xlink:type="simple" xlink:href="http://www.darpa.mil/NewsEvents/Releases/2011/09/28.aspx"><text:span text:style-name="T10">www</text:span></text:a><text:a xlink:type="simple" xlink:href="http://www.darpa.mil/NewsEvents/Releases/2011/09/28.aspx"><text:span text:style-name="T10">.</text:span></text:a><text:a xlink:type="simple" xlink:href="http://www.darpa.mil/NewsEvents/Releases/2011/09/28.aspx"><text:span text:style-name="T10">darpa</text:span></text:a><text:a xlink:type="simple" xlink:href="http://www.darpa.mil/NewsEvents/Releases/2011/09/28.aspx"><text:span text:style-name="T10">.</text:span></text:a><text:a xlink:type="simple" xlink:href="http://www.darpa.mil/NewsEvents/Releases/2011/09/28.aspx"><text:span text:style-name="T10">mil</text:span></text:a><text:a xlink:type="simple" xlink:href="http://www.darpa.mil/NewsEvents/Releases/2011/09/28.aspx"><text:span text:style-name="T10">/</text:span></text:a><text:a xlink:type="simple" xlink:href="http://www.darpa.mil/NewsEvents/Releases/2011/09/28.aspx"><text:span text:style-name="T10">NewsEvents</text:span></text:a><text:a xlink:type="simple" xlink:href="http://www.darpa.mil/NewsEvents/Releases/2011/09/28.aspx"><text:span text:style-name="T10">/</text:span></text:a><text:a xlink:type="simple" xlink:href="http://www.darpa.mil/NewsEvents/Releases/2011/09/28.aspx"><text:span text:style-name="T10">Releases</text:span></text:a><text:a xlink:type="simple" xlink:href="http://www.darpa.mil/NewsEvents/Releases/2011/09/28.aspx"><text:span text:style-name="T10">/2011/09/28.</text:span></text:a><text:a xlink:type="simple" xlink:href="http://www.darpa.mil/NewsEvents/Releases/2011/09/28.aspx"><text:span text:style-name="T10">aspx</text:span></text:a></text:p>
      <text:h text:style-name="P73" text:outline-level="10">Resources</text:h>
      <text:p text:style-name="P7"/>
      <text:p text:style-name="P1"><text:span text:style-name="T18">AI</text:span><text:span text:style-name="T18"> </text:span><text:span text:style-name="T18">and</text:span><text:span text:style-name="T18"> </text:span><text:span text:style-name="T18">Simulation</text:span><text:span text:style-name="T18">-</text:span><text:span text:style-name="T18">Based</text:span><text:span text:style-name="T18"> </text:span><text:span text:style-name="T18">Techniques</text:span><text:span text:style-name="T18"> </text:span><text:span text:style-name="T18">for</text:span><text:span text:style-name="T18"> </text:span><text:span text:style-name="T18">the</text:span><text:span text:style-name="T18"> </text:span><text:span text:style-name="T18">Assessment</text:span><text:span text:style-name="T18"> </text:span><text:span text:style-name="T18">of</text:span><text:span text:style-name="T18"> </text:span><text:span text:style-name="T18">Supply</text:span><text:span text:style-name="T18"> </text:span><text:span text:style-name="T18">Chain</text:span><text:span text:style-name="T18"> </text:span><text:span text:style-name="T18">Logistic</text:span><text:span text:style-name="T18"> </text:span><text:span text:style-name="T18">Performance</text:span></text:p>
      <text:p text:style-name="P1"><text:a xlink:type="simple" xlink:href="http://portal.acm.org/citation.cfm?id=786227"><text:span text:style-name="T63">http</text:span></text:a><text:a xlink:type="simple" xlink:href="http://portal.acm.org/citation.cfm?id=786227"><text:span text:style-name="T63">://</text:span></text:a><text:a xlink:type="simple" xlink:href="http://portal.acm.org/citation.cfm?id=786227"><text:span text:style-name="T63">portal</text:span></text:a><text:a xlink:type="simple" xlink:href="http://portal.acm.org/citation.cfm?id=786227"><text:span text:style-name="T63">.</text:span></text:a><text:a xlink:type="simple" xlink:href="http://portal.acm.org/citation.cfm?id=786227"><text:span text:style-name="T63">acm</text:span></text:a><text:a xlink:type="simple" xlink:href="http://portal.acm.org/citation.cfm?id=786227"><text:span text:style-name="T63">.</text:span></text:a><text:a xlink:type="simple" xlink:href="http://portal.acm.org/citation.cfm?id=786227"><text:span text:style-name="T63">org</text:span></text:a><text:a xlink:type="simple" xlink:href="http://portal.acm.org/citation.cfm?id=786227"><text:span text:style-name="T63">/</text:span></text:a><text:a xlink:type="simple" xlink:href="http://portal.acm.org/citation.cfm?id=786227"><text:span text:style-name="T63">citation</text:span></text:a><text:a xlink:type="simple" xlink:href="http://portal.acm.org/citation.cfm?id=786227"><text:span text:style-name="T63">.</text:span></text:a><text:a xlink:type="simple" xlink:href="http://portal.acm.org/citation.cfm?id=786227"><text:span text:style-name="T63">cfm</text:span></text:a><text:a xlink:type="simple" xlink:href="http://portal.acm.org/citation.cfm?id=786227"><text:span text:style-name="T63">?</text:span></text:a><text:a xlink:type="simple" xlink:href="http://portal.acm.org/citation.cfm?id=786227"><text:span text:style-name="T63">id</text:span></text:a><text:a xlink:type="simple" xlink:href="http://portal.acm.org/citation.cfm?id=786227"><text:span text:style-name="T63">=786227</text:span></text:a></text:p>
      <text:p text:style-name="P1"><text:soft-page-break/>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text:span text:style-name="T63">http</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at</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scm</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com</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index</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php</text:span></text:a><text:a xlink:type="simple" xlink:href="http://at-scm.com/index.php/2006/12/04/supply-chain-management/artificial-intelligence-in-supply-chains/"><text:span text:style-name="T63">/2006/12/04/</text:span></text:a><text:a xlink:type="simple" xlink:href="http://at-scm.com/index.php/2006/12/04/supply-chain-management/artificial-intelligence-in-supply-chains/"><text:span text:style-name="T63">supply</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chain</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management</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artificial</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intelligence</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in</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supply</text:span></text:a><text:a xlink:type="simple" xlink:href="http://at-scm.com/index.php/2006/12/04/supply-chain-management/artificial-intelligence-in-supply-chains/"><text:span text:style-name="T63">-</text:span></text:a><text:a xlink:type="simple" xlink:href="http://at-scm.com/index.php/2006/12/04/supply-chain-management/artificial-intelligence-in-supply-chains/"><text:span text:style-name="T63">chains</text:span></text:a><text:a xlink:type="simple" xlink:href="http://at-scm.com/index.php/2006/12/04/supply-chain-management/artificial-intelligence-in-supply-chains/"><text:span text:style-name="T63">/</text:span></text:a></text:p>
      <text:p text:style-name="P1"><text:a xlink:type="simple" xlink:href="http://at-scm.com/index.php/2006/11/13/supply-chain-management/rea-a-semantic-model-for-internet-supply-chain-collaboration/"><text:span text:style-name="T63">http</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at</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scm</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com</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index</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php</text:span></text:a><text:a xlink:type="simple" xlink:href="http://at-scm.com/index.php/2006/11/13/supply-chain-management/rea-a-semantic-model-for-internet-supply-chain-collaboration/"><text:span text:style-name="T63">/2006/11/13/</text:span></text:a><text:a xlink:type="simple" xlink:href="http://at-scm.com/index.php/2006/11/13/supply-chain-management/rea-a-semantic-model-for-internet-supply-chain-collaboration/"><text:span text:style-name="T63">supply</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chain</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management</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rea</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a</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semantic</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model</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for</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internet</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supply</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chain</text:span></text:a><text:a xlink:type="simple" xlink:href="http://at-scm.com/index.php/2006/11/13/supply-chain-management/rea-a-semantic-model-for-internet-supply-chain-collaboration/"><text:span text:style-name="T63">-</text:span></text:a><text:a xlink:type="simple" xlink:href="http://at-scm.com/index.php/2006/11/13/supply-chain-management/rea-a-semantic-model-for-internet-supply-chain-collaboration/"><text:span text:style-name="T63">collaboration</text:span></text:a><text:a xlink:type="simple" xlink:href="http://at-scm.com/index.php/2006/11/13/supply-chain-management/rea-a-semantic-model-for-internet-supply-chain-collaboration/"><text:span text:style-name="T63">/</text:span></text:a></text:p>
      <text:p text:style-name="P1">REA:<text:a xlink:type="simple" xlink:href="http://jeffsutherland.org/oopsla2000/mccarthy/mccarthy.htm"> </text:a><text:a xlink:type="simple" xlink:href="http://jeffsutherland.org/oopsla2000/mccarthy/mccarthy.htm"><text:span text:style-name="T63">http</text:span></text:a><text:a xlink:type="simple" xlink:href="http://jeffsutherland.org/oopsla2000/mccarthy/mccarthy.htm"><text:span text:style-name="T63">://</text:span></text:a><text:a xlink:type="simple" xlink:href="http://jeffsutherland.org/oopsla2000/mccarthy/mccarthy.htm"><text:span text:style-name="T63">jeffsutherland</text:span></text:a><text:a xlink:type="simple" xlink:href="http://jeffsutherland.org/oopsla2000/mccarthy/mccarthy.htm"><text:span text:style-name="T63">.</text:span></text:a><text:a xlink:type="simple" xlink:href="http://jeffsutherland.org/oopsla2000/mccarthy/mccarthy.htm"><text:span text:style-name="T63">org</text:span></text:a><text:a xlink:type="simple" xlink:href="http://jeffsutherland.org/oopsla2000/mccarthy/mccarthy.htm"><text:span text:style-name="T63">/</text:span></text:a><text:a xlink:type="simple" xlink:href="http://jeffsutherland.org/oopsla2000/mccarthy/mccarthy.htm"><text:span text:style-name="T63">oopsla</text:span></text:a><text:a xlink:type="simple" xlink:href="http://jeffsutherland.org/oopsla2000/mccarthy/mccarthy.htm"><text:span text:style-name="T63">2000/</text:span></text:a><text:a xlink:type="simple" xlink:href="http://jeffsutherland.org/oopsla2000/mccarthy/mccarthy.htm"><text:span text:style-name="T63">mccarthy</text:span></text:a><text:a xlink:type="simple" xlink:href="http://jeffsutherland.org/oopsla2000/mccarthy/mccarthy.htm"><text:span text:style-name="T63">/</text:span></text:a><text:a xlink:type="simple" xlink:href="http://jeffsutherland.org/oopsla2000/mccarthy/mccarthy.htm"><text:span text:style-name="T63">mccarthy</text:span></text:a><text:a xlink:type="simple" xlink:href="http://jeffsutherland.org/oopsla2000/mccarthy/mccarthy.htm"><text:span text:style-name="T63">.</text:span></text:a><text:a xlink:type="simple" xlink:href="http://jeffsutherland.org/oopsla2000/mccarthy/mccarthy.htm"><text:span text:style-name="T63">htm</text:span></text:a></text:p>
      <text:p text:style-name="P45"><text:span text:style-name="T59">Remember</text:span><text:span text:style-name="T59"> </text:span><text:span text:style-name="T59">the</text:span><text:span text:style-name="T59"> </text:span><text:span text:style-name="T59">ERP</text:span><text:span text:style-name="T59"> </text:span><text:span text:style-name="T59">information</text:span><text:span text:style-name="T59"> </text:span><text:span text:style-name="T59">flow</text:span><text:span text:style-name="T59">?</text:span></text:p>
      <text:p text:style-name="P45"><text:span text:style-name="T60">PO</text:span><text:span text:style-name="T60">-&gt;</text:span><text:span text:style-name="T60">EDI</text:span><text:span text:style-name="T60">-&gt;</text:span><text:span text:style-name="T60">CO</text:span><text:span text:style-name="T60">-&gt;</text:span><text:span text:style-name="T60">MPS</text:span><text:span text:style-name="T60">-&gt;</text:span><text:span text:style-name="T60">MRP</text:span><text:span text:style-name="T60">-&gt;</text:span><text:span text:style-name="T60">CRP</text:span><text:span text:style-name="T60">-&gt;</text:span><text:span text:style-name="T60">WO</text:span><text:span text:style-name="T60">-&gt;</text:span><text:span text:style-name="T60">PO</text:span><text:span text:style-name="T60">-&gt;</text:span><text:span text:style-name="T60">EDI</text:span><text:span text:style-name="T60">-&gt;</text:span><text:span text:style-name="T60">CO</text:span><text:span text:style-name="T60"> </text:span><text:span text:style-name="T60">etc</text:span><text:span text:style-name="T60">.</text:span></text:p>
      <text:p text:style-name="P45"><text:span text:style-name="T59">The</text:span><text:span text:style-name="T59"> </text:span><text:span text:style-name="T59">REA</text:span><text:span text:style-name="T59"> </text:span><text:span text:style-name="T59">information</text:span><text:span text:style-name="T59"> </text:span><text:span text:style-name="T59">flow</text:span><text:span text:style-name="T59"> </text:span><text:span text:style-name="T59">is</text:span><text:span text:style-name="T59"> </text:span><text:span text:style-name="T59">much</text:span><text:span text:style-name="T59"> </text:span><text:span text:style-name="T59">simpler</text:span><text:span text:style-name="T59">:</text:span></text:p>
      <text:p text:style-name="P45"><text:span text:style-name="T60">Process</text:span><text:span text:style-name="T60">-&gt;</text:span><text:span text:style-name="T60">Stock</text:span><text:span text:style-name="T60"> </text:span><text:span text:style-name="T60">Flow</text:span><text:span text:style-name="T60">-&gt;</text:span><text:span text:style-name="T60">Exchange</text:span><text:span text:style-name="T60">-&gt;</text:span><text:span text:style-name="T60">Stock</text:span><text:span text:style-name="T60"> </text:span><text:span text:style-name="T60">Flow</text:span><text:span text:style-name="T60">-&gt;</text:span><text:span text:style-name="T60">Process</text:span><text:span text:style-name="T60"> </text:span><text:span text:style-name="T60">etc</text:span><text:span text:style-name="T60">. </text:span><text:span text:style-name="T60">across</text:span><text:span text:style-name="T60"> </text:span><text:span text:style-name="T60">multiple</text:span><text:span text:style-name="T60"> </text:span><text:span text:style-name="T60">companies</text:span><text:span text:style-name="T60">.</text:span></text:p>
      <text:p text:style-name="P27"/>
      <text:p text:style-name="P27"/>
      <text:p text:style-name="P1"><text:a xlink:type="simple" xlink:href="http://en.wikipedia.org/wiki/Basic_human_needs"><text:span text:style-name="T63">http</text:span></text:a><text:a xlink:type="simple" xlink:href="http://en.wikipedia.org/wiki/Basic_human_needs"><text:span text:style-name="T63">://</text:span></text:a><text:a xlink:type="simple" xlink:href="http://en.wikipedia.org/wiki/Basic_human_needs"><text:span text:style-name="T63">en</text:span></text:a><text:a xlink:type="simple" xlink:href="http://en.wikipedia.org/wiki/Basic_human_needs"><text:span text:style-name="T63">.</text:span></text:a><text:a xlink:type="simple" xlink:href="http://en.wikipedia.org/wiki/Basic_human_needs"><text:span text:style-name="T63">wikipedia</text:span></text:a><text:a xlink:type="simple" xlink:href="http://en.wikipedia.org/wiki/Basic_human_needs"><text:span text:style-name="T63">.</text:span></text:a><text:a xlink:type="simple" xlink:href="http://en.wikipedia.org/wiki/Basic_human_needs"><text:span text:style-name="T63">org</text:span></text:a><text:a xlink:type="simple" xlink:href="http://en.wikipedia.org/wiki/Basic_human_needs"><text:span text:style-name="T63">/</text:span></text:a><text:a xlink:type="simple" xlink:href="http://en.wikipedia.org/wiki/Basic_human_needs"><text:span text:style-name="T63">wiki</text:span></text:a><text:a xlink:type="simple" xlink:href="http://en.wikipedia.org/wiki/Basic_human_needs"><text:span text:style-name="T63">/</text:span></text:a><text:a xlink:type="simple" xlink:href="http://en.wikipedia.org/wiki/Basic_human_needs"><text:span text:style-name="T63">Basic</text:span></text:a><text:a xlink:type="simple" xlink:href="http://en.wikipedia.org/wiki/Basic_human_needs"><text:span text:style-name="T63">_</text:span></text:a><text:a xlink:type="simple" xlink:href="http://en.wikipedia.org/wiki/Basic_human_needs"><text:span text:style-name="T63">human</text:span></text:a><text:a xlink:type="simple" xlink:href="http://en.wikipedia.org/wiki/Basic_human_needs"><text:span text:style-name="T63">_</text:span></text:a><text:a xlink:type="simple" xlink:href="http://en.wikipedia.org/wiki/Basic_human_needs"><text:span text:style-name="T63">needs</text:span></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text:span text:style-name="T63">http</text:span></text:a><text:a xlink:type="simple" xlink:href="http://en.wikipedia.org/wiki/Murray%27s_psychogenic_needs"><text:span text:style-name="T63">://</text:span></text:a><text:a xlink:type="simple" xlink:href="http://en.wikipedia.org/wiki/Murray%27s_psychogenic_needs"><text:span text:style-name="T63">en</text:span></text:a><text:a xlink:type="simple" xlink:href="http://en.wikipedia.org/wiki/Murray%27s_psychogenic_needs"><text:span text:style-name="T63">.</text:span></text:a><text:a xlink:type="simple" xlink:href="http://en.wikipedia.org/wiki/Murray%27s_psychogenic_needs"><text:span text:style-name="T63">wikipedia</text:span></text:a><text:a xlink:type="simple" xlink:href="http://en.wikipedia.org/wiki/Murray%27s_psychogenic_needs"><text:span text:style-name="T63">.</text:span></text:a><text:a xlink:type="simple" xlink:href="http://en.wikipedia.org/wiki/Murray%27s_psychogenic_needs"><text:span text:style-name="T63">org</text:span></text:a><text:a xlink:type="simple" xlink:href="http://en.wikipedia.org/wiki/Murray%27s_psychogenic_needs"><text:span text:style-name="T63">/</text:span></text:a><text:a xlink:type="simple" xlink:href="http://en.wikipedia.org/wiki/Murray%27s_psychogenic_needs"><text:span text:style-name="T63">wiki</text:span></text:a><text:a xlink:type="simple" xlink:href="http://en.wikipedia.org/wiki/Murray%27s_psychogenic_needs"><text:span text:style-name="T63">/</text:span></text:a><text:a xlink:type="simple" xlink:href="http://en.wikipedia.org/wiki/Murray%27s_psychogenic_needs"><text:span text:style-name="T63">Murray</text:span></text:a><text:a xlink:type="simple" xlink:href="http://en.wikipedia.org/wiki/Murray%27s_psychogenic_needs"><text:span text:style-name="T63">'</text:span></text:a><text:a xlink:type="simple" xlink:href="http://en.wikipedia.org/wiki/Murray%27s_psychogenic_needs"><text:span text:style-name="T63">s</text:span></text:a><text:a xlink:type="simple" xlink:href="http://en.wikipedia.org/wiki/Murray%27s_psychogenic_needs"><text:span text:style-name="T63">_</text:span></text:a><text:a xlink:type="simple" xlink:href="http://en.wikipedia.org/wiki/Murray%27s_psychogenic_needs"><text:span text:style-name="T63">psychogenic</text:span></text:a><text:a xlink:type="simple" xlink:href="http://en.wikipedia.org/wiki/Murray%27s_psychogenic_needs"><text:span text:style-name="T63">_</text:span></text:a><text:a xlink:type="simple" xlink:href="http://en.wikipedia.org/wiki/Murray%27s_psychogenic_needs"><text:span text:style-name="T63">needs</text:span></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text:span text:style-name="T63">http</text:span></text:a><text:a xlink:type="simple" xlink:href="http://en.wikipedia.org/wiki/Standard_of_living"><text:span text:style-name="T63">://</text:span></text:a><text:a xlink:type="simple" xlink:href="http://en.wikipedia.org/wiki/Standard_of_living"><text:span text:style-name="T63">en</text:span></text:a><text:a xlink:type="simple" xlink:href="http://en.wikipedia.org/wiki/Standard_of_living"><text:span text:style-name="T63">.</text:span></text:a><text:a xlink:type="simple" xlink:href="http://en.wikipedia.org/wiki/Standard_of_living"><text:span text:style-name="T63">wikipedia</text:span></text:a><text:a xlink:type="simple" xlink:href="http://en.wikipedia.org/wiki/Standard_of_living"><text:span text:style-name="T63">.</text:span></text:a><text:a xlink:type="simple" xlink:href="http://en.wikipedia.org/wiki/Standard_of_living"><text:span text:style-name="T63">org</text:span></text:a><text:a xlink:type="simple" xlink:href="http://en.wikipedia.org/wiki/Standard_of_living"><text:span text:style-name="T63">/</text:span></text:a><text:a xlink:type="simple" xlink:href="http://en.wikipedia.org/wiki/Standard_of_living"><text:span text:style-name="T63">wiki</text:span></text:a><text:a xlink:type="simple" xlink:href="http://en.wikipedia.org/wiki/Standard_of_living"><text:span text:style-name="T63">/</text:span></text:a><text:a xlink:type="simple" xlink:href="http://en.wikipedia.org/wiki/Standard_of_living"><text:span text:style-name="T63">Standard</text:span></text:a><text:a xlink:type="simple" xlink:href="http://en.wikipedia.org/wiki/Standard_of_living"><text:span text:style-name="T63">_</text:span></text:a><text:a xlink:type="simple" xlink:href="http://en.wikipedia.org/wiki/Standard_of_living"><text:span text:style-name="T63">of</text:span></text:a><text:a xlink:type="simple" xlink:href="http://en.wikipedia.org/wiki/Standard_of_living"><text:span text:style-name="T63">_</text:span></text:a><text:a xlink:type="simple" xlink:href="http://en.wikipedia.org/wiki/Standard_of_living"><text:span text:style-name="T63">living</text:span></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text:span text:style-name="T63">http</text:span></text:a><text:a xlink:type="simple" xlink:href="http://en.wikipedia.org/wiki/Survival_skills"><text:span text:style-name="T63">://</text:span></text:a><text:a xlink:type="simple" xlink:href="http://en.wikipedia.org/wiki/Survival_skills"><text:span text:style-name="T63">en</text:span></text:a><text:a xlink:type="simple" xlink:href="http://en.wikipedia.org/wiki/Survival_skills"><text:span text:style-name="T63">.</text:span></text:a><text:a xlink:type="simple" xlink:href="http://en.wikipedia.org/wiki/Survival_skills"><text:span text:style-name="T63">wikipedia</text:span></text:a><text:a xlink:type="simple" xlink:href="http://en.wikipedia.org/wiki/Survival_skills"><text:span text:style-name="T63">.</text:span></text:a><text:a xlink:type="simple" xlink:href="http://en.wikipedia.org/wiki/Survival_skills"><text:span text:style-name="T63">org</text:span></text:a><text:a xlink:type="simple" xlink:href="http://en.wikipedia.org/wiki/Survival_skills"><text:span text:style-name="T63">/</text:span></text:a><text:a xlink:type="simple" xlink:href="http://en.wikipedia.org/wiki/Survival_skills"><text:span text:style-name="T63">wiki</text:span></text:a><text:a xlink:type="simple" xlink:href="http://en.wikipedia.org/wiki/Survival_skills"><text:span text:style-name="T63">/</text:span></text:a><text:a xlink:type="simple" xlink:href="http://en.wikipedia.org/wiki/Survival_skills"><text:span text:style-name="T63">Survival</text:span></text:a><text:a xlink:type="simple" xlink:href="http://en.wikipedia.org/wiki/Survival_skills"><text:span text:style-name="T63">_</text:span></text:a><text:a xlink:type="simple" xlink:href="http://en.wikipedia.org/wiki/Survival_skills"><text:span text:style-name="T63">skills</text:span></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text:span text:style-name="T63">http</text:span></text:a><text:a xlink:type="simple" xlink:href="http://code.google.com/apis/maps/"><text:span text:style-name="T63">://</text:span></text:a><text:a xlink:type="simple" xlink:href="http://code.google.com/apis/maps/"><text:span text:style-name="T63">code</text:span></text:a><text:a xlink:type="simple" xlink:href="http://code.google.com/apis/maps/"><text:span text:style-name="T63">.</text:span></text:a><text:a xlink:type="simple" xlink:href="http://code.google.com/apis/maps/"><text:span text:style-name="T63">google</text:span></text:a><text:a xlink:type="simple" xlink:href="http://code.google.com/apis/maps/"><text:span text:style-name="T63">.</text:span></text:a><text:a xlink:type="simple" xlink:href="http://code.google.com/apis/maps/"><text:span text:style-name="T63">com</text:span></text:a><text:a xlink:type="simple" xlink:href="http://code.google.com/apis/maps/"><text:span text:style-name="T63">/</text:span></text:a><text:a xlink:type="simple" xlink:href="http://code.google.com/apis/maps/"><text:span text:style-name="T63">apis</text:span></text:a><text:a xlink:type="simple" xlink:href="http://code.google.com/apis/maps/"><text:span text:style-name="T63">/</text:span></text:a><text:a xlink:type="simple" xlink:href="http://code.google.com/apis/maps/"><text:span text:style-name="T63">maps</text:span></text:a><text:a xlink:type="simple" xlink:href="http://code.google.com/apis/maps/"><text:span text:style-name="T63">/</text:span></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text:span text:style-name="T63">http</text:span></text:a><text:a xlink:type="simple" xlink:href="http://googlegeodevelopers.blogspot.com/2010/11/five-great-fusion-tables-maps-examples.html?utm_source=feedburner&amp;utm_medium=feed&amp;utm_campaign=Feed:+GoogleGeoDevelopersBlog+%28Google+Geo+Developers+Blog%29"><text:span text:style-name="T63">://</text:span></text:a><text:a xlink:type="simple" xlink:href="http://googlegeodevelopers.blogspot.com/2010/11/five-great-fusion-tables-maps-examples.html?utm_source=feedburner&amp;utm_medium=feed&amp;utm_campaign=Feed:+GoogleGeoDevelopersBlog+%28Google+Geo+Developers+Blog%29"><text:span text:style-name="T63">googlegeodevelopers</text:span></text:a><text:a xlink:type="simple" xlink:href="http://googlegeodevelopers.blogspot.com/2010/11/five-great-fusion-tables-maps-examples.html?utm_source=feedburner&amp;utm_medium=feed&amp;utm_campaign=Feed:+GoogleGeoDevelopersBlog+%28Google+Geo+Developers+Blog%29"><text:span text:style-name="T63">.</text:span></text:a><text:a xlink:type="simple" xlink:href="http://googlegeodevelopers.blogspot.com/2010/11/five-great-fusion-tables-maps-examples.html?utm_source=feedburner&amp;utm_medium=feed&amp;utm_campaign=Feed:+GoogleGeoDevelopersBlog+%28Google+Geo+Developers+Blog%29"><text:span text:style-name="T63">blogspot</text:span></text:a><text:a xlink:type="simple" xlink:href="http://googlegeodevelopers.blogspot.com/2010/11/five-great-fusion-tables-maps-examples.html?utm_source=feedburner&amp;utm_medium=feed&amp;utm_campaign=Feed:+GoogleGeoDevelopersBlog+%28Google+Geo+Developers+Blog%29"><text:span text:style-name="T63">.</text:span></text:a><text:a xlink:type="simple" xlink:href="http://googlegeodevelopers.blogspot.com/2010/11/five-great-fusion-tables-maps-examples.html?utm_source=feedburner&amp;utm_medium=feed&amp;utm_campaign=Feed:+GoogleGeoDevelopersBlog+%28Google+Geo+Developers+Blog%29"><text:span text:style-name="T63">com</text:span></text:a><text:a xlink:type="simple" xlink:href="http://googlegeodevelopers.blogspot.com/2010/11/five-great-fusion-tables-maps-examples.html?utm_source=feedburner&amp;utm_medium=feed&amp;utm_campaign=Feed:+GoogleGeoDevelopersBlog+%28Google+Geo+Developers+Blog%29"><text:span text:style-name="T63">/2010/11/</text:span></text:a><text:a xlink:type="simple" xlink:href="http://googlegeodevelopers.blogspot.com/2010/11/five-great-fusion-tables-maps-examples.html?utm_source=feedburner&amp;utm_medium=feed&amp;utm_campaign=Feed:+GoogleGeoDevelopersBlog+%28Google+Geo+Developers+Blog%29"><text:span text:style-name="T63">five</text:span></text:a><text:a xlink:type="simple" xlink:href="http://googlegeodevelopers.blogspot.com/2010/11/five-great-fusion-tables-maps-examples.html?utm_source=feedburner&amp;utm_medium=feed&amp;utm_campaign=Feed:+GoogleGeoDevelopersBlog+%28Google+Geo+Developers+Blog%29"><text:span text:style-name="T63">-</text:span></text:a><text:a xlink:type="simple" xlink:href="http://googlegeodevelopers.blogspot.com/2010/11/five-great-fusion-tables-maps-examples.html?utm_source=feedburner&amp;utm_medium=feed&amp;utm_campaign=Feed:+GoogleGeoDevelopersBlog+%28Google+Geo+Developers+Blog%29"><text:span text:style-name="T63">great</text:span></text:a><text:a xlink:type="simple" xlink:href="http://googlegeodevelopers.blogspot.com/2010/11/five-great-fusion-tables-maps-examples.html?utm_source=feedburner&amp;utm_medium=feed&amp;utm_campaign=Feed:+GoogleGeoDevelopersBlog+%28Google+Geo+Developers+Blog%29"><text:span text:style-name="T63">-</text:span></text:a><text:a xlink:type="simple" xlink:href="http://googlegeodevelopers.blogspot.com/2010/11/five-great-fusion-tables-maps-examples.html?utm_source=feedburner&amp;utm_medium=feed&amp;utm_campaign=Feed:+GoogleGeoDevelopersBlog+%28Google+Geo+Developers+Blog%29"><text:span text:style-name="T63">fusion</text:span></text:a><text:a xlink:type="simple" xlink:href="http://googlegeodevelopers.blogspot.com/2010/11/five-great-fusion-tables-maps-examples.html?utm_source=feedburner&amp;utm_medium=feed&amp;utm_campaign=Feed:+GoogleGeoDevelopersBlog+%28Google+Geo+Developers+Blog%29"><text:span text:style-name="T63">-</text:span></text:a><text:a xlink:type="simple" xlink:href="http://googlegeodevelopers.blogspot.com/2010/11/five-great-fusion-tables-maps-examples.html?utm_source=feedburner&amp;utm_medium=feed&amp;utm_campaign=Feed:+GoogleGeoDevelopersBlog+%28Google+Geo+Developers+Blog%29"><text:span text:style-name="T63">tables</text:span></text:a><text:a xlink:type="simple" xlink:href="http://googlegeodevelopers.blogspot.com/2010/11/five-great-fusion-tables-maps-examples.html?utm_source=feedburner&amp;utm_medium=feed&amp;utm_campaign=Feed:+GoogleGeoDevelopersBlog+%28Google+Geo+Developers+Blog%29"><text:span text:style-name="T63">-</text:span></text:a><text:a xlink:type="simple" xlink:href="http://googlegeodevelopers.blogspot.com/2010/11/five-great-fusion-tables-maps-examples.html?utm_source=feedburner&amp;utm_medium=feed&amp;utm_campaign=Feed:+GoogleGeoDevelopersBlog+%28Google+Geo+Developers+Blog%29"><text:span text:style-name="T63">maps</text:span></text:a><text:a xlink:type="simple" xlink:href="http://googlegeodevelopers.blogspot.com/2010/11/five-great-fusion-tables-maps-examples.html?utm_source=feedburner&amp;utm_medium=feed&amp;utm_campaign=Feed:+GoogleGeoDevelopersBlog+%28Google+Geo+Developers+Blog%29"><text:span text:style-name="T63">-</text:span></text:a><text:a xlink:type="simple" xlink:href="http://googlegeodevelopers.blogspot.com/2010/11/five-great-fusion-tables-maps-examples.html?utm_source=feedburner&amp;utm_medium=feed&amp;utm_campaign=Feed:+GoogleGeoDevelopersBlog+%28Google+Geo+Developers+Blog%29"><text:span text:style-name="T63">examples</text:span></text:a><text:a xlink:type="simple" xlink:href="http://googlegeodevelopers.blogspot.com/2010/11/five-great-fusion-tables-maps-examples.html?utm_source=feedburner&amp;utm_medium=feed&amp;utm_campaign=Feed:+GoogleGeoDevelopersBlog+%28Google+Geo+Developers+Blog%29"><text:span text:style-name="T63">.</text:span></text:a><text:a xlink:type="simple" xlink:href="http://googlegeodevelopers.blogspot.com/2010/11/five-great-fusion-tables-maps-examples.html?utm_source=feedburner&amp;utm_medium=feed&amp;utm_campaign=Feed:+GoogleGeoDevelopersBlog+%28Google+Geo+Developers+Blog%29"><text:span text:style-name="T63">html</text:span></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
      <text:p text:style-name="P1"><text:soft-page-break/><text:a xlink:type="simple" xlink:href="http://www.roboearth.org/"><text:span text:style-name="T63">http</text:span></text:a><text:a xlink:type="simple" xlink:href="http://www.roboearth.org/"><text:span text:style-name="T63">://</text:span></text:a><text:a xlink:type="simple" xlink:href="http://www.roboearth.org/"><text:span text:style-name="T63">www</text:span></text:a><text:a xlink:type="simple" xlink:href="http://www.roboearth.org/"><text:span text:style-name="T63">.</text:span></text:a><text:a xlink:type="simple" xlink:href="http://www.roboearth.org/"><text:span text:style-name="T63">roboearth</text:span></text:a><text:a xlink:type="simple" xlink:href="http://www.roboearth.org/"><text:span text:style-name="T63">.</text:span></text:a><text:a xlink:type="simple" xlink:href="http://www.roboearth.org/"><text:span text:style-name="T63">org</text:span></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text:span text:style-name="T63">http</text:span></text:a><text:a xlink:type="simple" xlink:href="http://en.wikipedia.org/wiki/ISO_6709"><text:span text:style-name="T63">://</text:span></text:a><text:a xlink:type="simple" xlink:href="http://en.wikipedia.org/wiki/ISO_6709"><text:span text:style-name="T63">en</text:span></text:a><text:a xlink:type="simple" xlink:href="http://en.wikipedia.org/wiki/ISO_6709"><text:span text:style-name="T63">.</text:span></text:a><text:a xlink:type="simple" xlink:href="http://en.wikipedia.org/wiki/ISO_6709"><text:span text:style-name="T63">wikipedia</text:span></text:a><text:a xlink:type="simple" xlink:href="http://en.wikipedia.org/wiki/ISO_6709"><text:span text:style-name="T63">.</text:span></text:a><text:a xlink:type="simple" xlink:href="http://en.wikipedia.org/wiki/ISO_6709"><text:span text:style-name="T63">org</text:span></text:a><text:a xlink:type="simple" xlink:href="http://en.wikipedia.org/wiki/ISO_6709"><text:span text:style-name="T63">/</text:span></text:a><text:a xlink:type="simple" xlink:href="http://en.wikipedia.org/wiki/ISO_6709"><text:span text:style-name="T63">wiki</text:span></text:a><text:a xlink:type="simple" xlink:href="http://en.wikipedia.org/wiki/ISO_6709"><text:span text:style-name="T63">/</text:span></text:a><text:a xlink:type="simple" xlink:href="http://en.wikipedia.org/wiki/ISO_6709"><text:span text:style-name="T63">ISO</text:span></text:a><text:a xlink:type="simple" xlink:href="http://en.wikipedia.org/wiki/ISO_6709"><text:span text:style-name="T63">_6709</text:span></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text:span text:style-name="T63">http</text:span></text:a><text:a xlink:type="simple" xlink:href="http://www.stratfor.com/"><text:span text:style-name="T63">://</text:span></text:a><text:a xlink:type="simple" xlink:href="http://www.stratfor.com/"><text:span text:style-name="T63">www</text:span></text:a><text:a xlink:type="simple" xlink:href="http://www.stratfor.com/"><text:span text:style-name="T63">.</text:span></text:a><text:a xlink:type="simple" xlink:href="http://www.stratfor.com/"><text:span text:style-name="T63">stratfor</text:span></text:a><text:a xlink:type="simple" xlink:href="http://www.stratfor.com/"><text:span text:style-name="T63">.</text:span></text:a><text:a xlink:type="simple" xlink:href="http://www.stratfor.com/"><text:span text:style-name="T63">com</text:span></text:a><text:a xlink:type="simple" xlink:href="http://www.stratfor.com/"><text:span text:style-name="T63">/</text:span></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72" text:outline-level="10"><text:span text:style-name="T71">List</text:span><text:span text:style-name="T71"> </text:span><text:span text:style-name="T71">of</text:span><text:span text:style-name="T71"> </text:span><text:span text:style-name="T71">Thinking</text:span><text:span text:style-name="T71"> </text:span><text:span text:style-name="T71">Subjects</text:span></text:h>
      <text:p text:style-name="P20"/>
      <text:p text:style-name="P1"><text:span text:style-name="T81">(</text:span><text:span text:style-name="T81">from</text:span><text:span text:style-name="T81">: </text:span><text:span text:style-name="T81">http</text:span><text:span text:style-name="T81">://</text:span><text:span text:style-name="T81">en</text:span><text:span text:style-name="T81">.</text:span><text:span text:style-name="T81">wikipedia</text:span><text:span text:style-name="T81">.</text:span><text:span text:style-name="T81">org</text:span><text:span text:style-name="T81">/</text:span><text:span text:style-name="T81">wiki</text:span><text:span text:style-name="T81">/</text:span><text:span text:style-name="T81">Nootropics</text:span><text:span text:style-name="T81">)</text:span></text:p>
      <text:p text:style-name="P1"><text:a xlink:type="simple" xlink:href="http://en.wikipedia.org/wiki/Abstraction"><text:span text:style-name="T16">Abstract</text:span></text:a><text:a xlink:type="simple" xlink:href="http://en.wikipedia.org/wiki/Abstraction"><text:span text:style-name="T16"> </text:span></text:a><text:a xlink:type="simple" xlink:href="http://en.wikipedia.org/wiki/Abstraction"><text:span text:style-name="T16">thinking</text:span></text:a></text:p>
      <text:p text:style-name="P1"><text:a xlink:type="simple" xlink:href="http://en.wikipedia.org/wiki/Attention"><text:span text:style-name="T83">Attention</text:span></text:a></text:p>
      <text:p text:style-name="P1"><text:a xlink:type="simple" xlink:href="http://en.wikipedia.org/wiki/Attitude_%28psychology%29"><text:span text:style-name="T83">Attitude</text:span></text:a></text:p>
      <text:p text:style-name="P1"><text:a xlink:type="simple" xlink:href="http://en.wikipedia.org/wiki/Brainstorming"><text:span text:style-name="T83">Brainstorming</text:span></text:a></text:p>
      <text:p text:style-name="P1"><text:a xlink:type="simple" xlink:href="http://en.wikipedia.org/wiki/Cognition"><text:span text:style-name="T83">Cognition</text:span></text:a></text:p>
      <text:p text:style-name="P1"><text:a xlink:type="simple" xlink:href="http://en.wikipedia.org/wiki/Cognitive_science"><text:span text:style-name="T83">Cognitive</text:span></text:a><text:a xlink:type="simple" xlink:href="http://en.wikipedia.org/wiki/Cognitive_science"><text:span text:style-name="T83"> </text:span></text:a><text:a xlink:type="simple" xlink:href="http://en.wikipedia.org/wiki/Cognitive_science"><text:span text:style-name="T83">science</text:span></text:a></text:p>
      <text:p text:style-name="P1"><text:a xlink:type="simple" xlink:href="http://en.wikipedia.org/wiki/Creativity"><text:span text:style-name="T83">Creative</text:span></text:a><text:a xlink:type="simple" xlink:href="http://en.wikipedia.org/wiki/Creativity"><text:span text:style-name="T83"> </text:span></text:a><text:a xlink:type="simple" xlink:href="http://en.wikipedia.org/wiki/Creativity"><text:span text:style-name="T83">thinking</text:span></text:a></text:p>
      <text:p text:style-name="P1"><text:a xlink:type="simple" xlink:href="http://en.wikipedia.org/wiki/Critical_thinking"><text:span text:style-name="T83">Critical</text:span></text:a><text:a xlink:type="simple" xlink:href="http://en.wikipedia.org/wiki/Critical_thinking"><text:span text:style-name="T83"> </text:span></text:a><text:a xlink:type="simple" xlink:href="http://en.wikipedia.org/wiki/Critical_thinking"><text:span text:style-name="T83">thinking</text:span></text:a></text:p>
      <text:p text:style-name="P1"><text:a xlink:type="simple" xlink:href="http://en.wikipedia.org/wiki/Curiosity"><text:span text:style-name="T83">Curiosity</text:span></text:a></text:p>
      <text:p text:style-name="P1"><text:a xlink:type="simple" xlink:href="http://en.wikipedia.org/wiki/Decision"><text:span text:style-name="T83">Decision</text:span></text:a></text:p>
      <text:p text:style-name="P1"><text:a xlink:type="simple" xlink:href="http://en.wikipedia.org/wiki/Decision_making"><text:span text:style-name="T83">Decision</text:span></text:a><text:a xlink:type="simple" xlink:href="http://en.wikipedia.org/wiki/Decision_making"><text:span text:style-name="T83"> </text:span></text:a><text:a xlink:type="simple" xlink:href="http://en.wikipedia.org/wiki/Decision_making"><text:span text:style-name="T83">making</text:span></text:a></text:p>
      <text:p text:style-name="P1"><text:a xlink:type="simple" xlink:href="http://en.wikipedia.org/wiki/Eidetic_memory"><text:span text:style-name="T83">Eidetic</text:span></text:a><text:a xlink:type="simple" xlink:href="http://en.wikipedia.org/wiki/Eidetic_memory"><text:span text:style-name="T83"> </text:span></text:a><text:a xlink:type="simple" xlink:href="http://en.wikipedia.org/wiki/Eidetic_memory"><text:span text:style-name="T83">memory</text:span></text:a></text:p>
      <text:p text:style-name="P1"><text:a xlink:type="simple" xlink:href="http://en.wikipedia.org/wiki/Emotion"><text:span text:style-name="T83">Emotions</text:span></text:a><text:span text:style-name="T82"> </text:span><text:span text:style-name="T82">and</text:span><text:a xlink:type="simple" xlink:href="http://en.wikipedia.org/wiki/Feeling"><text:span text:style-name="T82"> </text:span></text:a><text:a xlink:type="simple" xlink:href="http://en.wikipedia.org/wiki/Feeling"><text:span text:style-name="T83">feelings</text:span></text:a></text:p>
      <text:p text:style-name="P1"><text:a xlink:type="simple" xlink:href="http://en.wikipedia.org/wiki/Emotional_intelligence"><text:span text:style-name="T83">Emotional</text:span></text:a><text:a xlink:type="simple" xlink:href="http://en.wikipedia.org/wiki/Emotional_intelligence"><text:span text:style-name="T83"> </text:span></text:a><text:a xlink:type="simple" xlink:href="http://en.wikipedia.org/wiki/Emotional_intelligence"><text:span text:style-name="T83">intelligence</text:span></text:a></text:p>
      <text:p text:style-name="P1"><text:a xlink:type="simple" xlink:href="http://en.wikipedia.org/wiki/Objective_%28goal%29"><text:span text:style-name="T83">Goals</text:span></text:a><text:a xlink:type="simple" xlink:href="http://en.wikipedia.org/wiki/Objective_%28goal%29"><text:span text:style-name="T83"> </text:span></text:a><text:a xlink:type="simple" xlink:href="http://en.wikipedia.org/wiki/Objective_%28goal%29"><text:span text:style-name="T83">and</text:span></text:a><text:a xlink:type="simple" xlink:href="http://en.wikipedia.org/wiki/Objective_%28goal%29"><text:span text:style-name="T83"> </text:span></text:a><text:a xlink:type="simple" xlink:href="http://en.wikipedia.org/wiki/Objective_%28goal%29"><text:span text:style-name="T83">goal</text:span></text:a><text:a xlink:type="simple" xlink:href="http://en.wikipedia.org/wiki/Objective_%28goal%29"><text:span text:style-name="T83"> </text:span></text:a><text:a xlink:type="simple" xlink:href="http://en.wikipedia.org/wiki/Objective_%28goal%29"><text:span text:style-name="T83">setting</text:span></text:a></text:p>
      <text:p text:style-name="P1"><text:a xlink:type="simple" xlink:href="http://en.wikipedia.org/wiki/Idea"><text:span text:style-name="T83">Idea</text:span></text:a></text:p>
      <text:p text:style-name="P1"><text:a xlink:type="simple" xlink:href="http://en.wikipedia.org/wiki/Imagination"><text:span text:style-name="T83">Imagination</text:span></text:a></text:p>
      <text:p text:style-name="P1"><text:a xlink:type="simple" xlink:href="http://en.wikipedia.org/wiki/Intelligence_%28trait%29"><text:span text:style-name="T83">Intelligence</text:span></text:a></text:p>
      <text:p text:style-name="P1"><text:a xlink:type="simple" xlink:href="http://en.wikipedia.org/wiki/Introspection"><text:span text:style-name="T83">Introspection</text:span></text:a></text:p>
      <text:p text:style-name="P1"><text:soft-page-break/><text:a xlink:type="simple" xlink:href="http://en.wikipedia.org/wiki/Lateral_thinking"><text:span text:style-name="T83">Lateral</text:span></text:a><text:a xlink:type="simple" xlink:href="http://en.wikipedia.org/wiki/Lateral_thinking"><text:span text:style-name="T83"> </text:span></text:a><text:a xlink:type="simple" xlink:href="http://en.wikipedia.org/wiki/Lateral_thinking"><text:span text:style-name="T83">thinking</text:span></text:a></text:p>
      <text:p text:style-name="P1"><text:a xlink:type="simple" xlink:href="http://en.wikipedia.org/wiki/Learning"><text:span text:style-name="T83">Learning</text:span></text:a></text:p>
      <text:p text:style-name="P1"><text:a xlink:type="simple" xlink:href="http://en.wikipedia.org/wiki/Memory"><text:span text:style-name="T83">Memory</text:span></text:a></text:p>
      <text:p text:style-name="P1"><text:a xlink:type="simple" xlink:href="http://en.wikipedia.org/wiki/Memory-prediction_framework"><text:span text:style-name="T83">Memory</text:span></text:a><text:a xlink:type="simple" xlink:href="http://en.wikipedia.org/wiki/Memory-prediction_framework"><text:span text:style-name="T83">-</text:span></text:a><text:a xlink:type="simple" xlink:href="http://en.wikipedia.org/wiki/Memory-prediction_framework"><text:span text:style-name="T83">prediction</text:span></text:a><text:a xlink:type="simple" xlink:href="http://en.wikipedia.org/wiki/Memory-prediction_framework"><text:span text:style-name="T83"> </text:span></text:a><text:a xlink:type="simple" xlink:href="http://en.wikipedia.org/wiki/Memory-prediction_framework"><text:span text:style-name="T83">framework</text:span></text:a></text:p>
      <text:p text:style-name="P1"><text:a xlink:type="simple" xlink:href="http://en.wikipedia.org/wiki/Mental_calculation"><text:span text:style-name="T83">Mental</text:span></text:a><text:a xlink:type="simple" xlink:href="http://en.wikipedia.org/wiki/Mental_calculation"><text:span text:style-name="T83"> </text:span></text:a><text:a xlink:type="simple" xlink:href="http://en.wikipedia.org/wiki/Mental_calculation"><text:span text:style-name="T83">calculation</text:span></text:a></text:p>
      <text:p text:style-name="P1"><text:a xlink:type="simple" xlink:href="http://en.wikipedia.org/wiki/Mind%27s_eye"><text:span text:style-name="T83">Mind</text:span></text:a><text:a xlink:type="simple" xlink:href="http://en.wikipedia.org/wiki/Mind%27s_eye"><text:span text:style-name="T83">'</text:span></text:a><text:a xlink:type="simple" xlink:href="http://en.wikipedia.org/wiki/Mind%27s_eye"><text:span text:style-name="T83">s</text:span></text:a><text:a xlink:type="simple" xlink:href="http://en.wikipedia.org/wiki/Mind%27s_eye"><text:span text:style-name="T83"> </text:span></text:a><text:a xlink:type="simple" xlink:href="http://en.wikipedia.org/wiki/Mind%27s_eye"><text:span text:style-name="T83">eye</text:span></text:a></text:p>
      <text:p text:style-name="P1"><text:a xlink:type="simple" xlink:href="http://en.wikipedia.org/wiki/Mindset"><text:span text:style-name="T83">Mindset</text:span></text:a></text:p>
      <text:p text:style-name="P1"><text:a xlink:type="simple" xlink:href="http://en.wikipedia.org/wiki/Mood_%28psychology%29"><text:span text:style-name="T83">Mood</text:span></text:a></text:p>
      <text:p text:style-name="P1"><text:a xlink:type="simple" xlink:href="http://en.wikipedia.org/wiki/Motivation"><text:span text:style-name="T83">Motivation</text:span></text:a></text:p>
      <text:p text:style-name="P1"><text:a xlink:type="simple" xlink:href="http://en.wikipedia.org/wiki/Perception"><text:span text:style-name="T83">Perception</text:span></text:a></text:p>
      <text:p text:style-name="P1"><text:a xlink:type="simple" xlink:href="http://en.wikipedia.org/wiki/Personality_psychology"><text:span text:style-name="T83">Personality</text:span></text:a></text:p>
      <text:p text:style-name="P1"><text:a xlink:type="simple" xlink:href="http://en.wikipedia.org/wiki/Picture_thinking"><text:span text:style-name="T83">Picture</text:span></text:a><text:a xlink:type="simple" xlink:href="http://en.wikipedia.org/wiki/Picture_thinking"><text:span text:style-name="T83"> </text:span></text:a><text:a xlink:type="simple" xlink:href="http://en.wikipedia.org/wiki/Picture_thinking"><text:span text:style-name="T83">thinking</text:span></text:a></text:p>
      <text:p text:style-name="P1"><text:a xlink:type="simple" xlink:href="http://en.wikipedia.org/wiki/Problem_shaping"><text:span text:style-name="T83">Problem</text:span></text:a><text:a xlink:type="simple" xlink:href="http://en.wikipedia.org/wiki/Problem_shaping"><text:span text:style-name="T83"> </text:span></text:a><text:a xlink:type="simple" xlink:href="http://en.wikipedia.org/wiki/Problem_shaping"><text:span text:style-name="T83">shaping</text:span></text:a></text:p>
      <text:p text:style-name="P1"><text:a xlink:type="simple" xlink:href="http://en.wikipedia.org/wiki/Problem_solving"><text:span text:style-name="T83">Problem</text:span></text:a><text:a xlink:type="simple" xlink:href="http://en.wikipedia.org/wiki/Problem_solving"><text:span text:style-name="T83"> </text:span></text:a><text:a xlink:type="simple" xlink:href="http://en.wikipedia.org/wiki/Problem_solving"><text:span text:style-name="T83">solving</text:span></text:a></text:p>
      <text:p text:style-name="P1"><text:a xlink:type="simple" xlink:href="http://en.wikipedia.org/wiki/Reason"><text:span text:style-name="T83">Reason</text:span></text:a></text:p>
      <text:p text:style-name="P1"><text:a xlink:type="simple" xlink:href="http://en.wikipedia.org/wiki/Recollection"><text:span text:style-name="T83">Recollection</text:span></text:a><text:a xlink:type="simple" xlink:href="http://en.wikipedia.org/wiki/Recollection"><text:span text:style-name="T83"> (</text:span></text:a><text:a xlink:type="simple" xlink:href="http://en.wikipedia.org/wiki/Recollection"><text:span text:style-name="T83">recall</text:span></text:a><text:a xlink:type="simple" xlink:href="http://en.wikipedia.org/wiki/Recollection"><text:span text:style-name="T83">)</text:span></text:a></text:p>
      <text:p text:style-name="P1"><text:a xlink:type="simple" xlink:href="http://en.wikipedia.org/wiki/Human_self-reflection"><text:span text:style-name="T83">Self</text:span></text:a><text:a xlink:type="simple" xlink:href="http://en.wikipedia.org/wiki/Human_self-reflection"><text:span text:style-name="T83">-</text:span></text:a><text:a xlink:type="simple" xlink:href="http://en.wikipedia.org/wiki/Human_self-reflection"><text:span text:style-name="T83">reflection</text:span></text:a></text:p>
      <text:p text:style-name="P1"><text:a xlink:type="simple" xlink:href="http://en.wikipedia.org/wiki/Thought"><text:span text:style-name="T83">Thought</text:span></text:a></text:p>
      <text:p text:style-name="P1"><text:a xlink:type="simple" xlink:href="http://en.wikipedia.org/wiki/Visual_thinking"><text:span text:style-name="T83">Visual</text:span></text:a><text:a xlink:type="simple" xlink:href="http://en.wikipedia.org/wiki/Visual_thinking"><text:span text:style-name="T83"> </text:span></text:a><text:a xlink:type="simple" xlink:href="http://en.wikipedia.org/wiki/Visual_thinking"><text:span text:style-name="T83">thinking</text:span></text:a></text:p>
      <text:p text:style-name="P1"><text:span text:style-name="T84">List</text:span><text:span text:style-name="T84"> </text:span><text:span text:style-name="T84">of</text:span><text:span text:style-name="T84"> </text:span><text:span text:style-name="T84">Health</text:span><text:span text:style-name="T84"> </text:span><text:span text:style-name="T84">Subjects</text:span></text:p>
      <text:p text:style-name="P1"><text:span text:style-name="T84">(</text:span><text:span text:style-name="T84">from</text:span><text:a xlink:type="simple" xlink:href="http://en.wikipedia.org/wiki/Nootropics"><text:span text:style-name="T84"> </text:span></text:a><text:a xlink:type="simple" xlink:href="http://en.wikipedia.org/wiki/Nootropics"><text:span text:style-name="T13">http</text:span></text:a><text:a xlink:type="simple" xlink:href="http://en.wikipedia.org/wiki/Nootropics"><text:span text:style-name="T13">://</text:span></text:a><text:a xlink:type="simple" xlink:href="http://en.wikipedia.org/wiki/Nootropics"><text:span text:style-name="T13">en</text:span></text:a><text:a xlink:type="simple" xlink:href="http://en.wikipedia.org/wiki/Nootropics"><text:span text:style-name="T13">.</text:span></text:a><text:a xlink:type="simple" xlink:href="http://en.wikipedia.org/wiki/Nootropics"><text:span text:style-name="T13">wikipedia</text:span></text:a><text:a xlink:type="simple" xlink:href="http://en.wikipedia.org/wiki/Nootropics"><text:span text:style-name="T13">.</text:span></text:a><text:a xlink:type="simple" xlink:href="http://en.wikipedia.org/wiki/Nootropics"><text:span text:style-name="T13">org</text:span></text:a><text:a xlink:type="simple" xlink:href="http://en.wikipedia.org/wiki/Nootropics"><text:span text:style-name="T13">/</text:span></text:a><text:a xlink:type="simple" xlink:href="http://en.wikipedia.org/wiki/Nootropics"><text:span text:style-name="T13">wiki</text:span></text:a><text:a xlink:type="simple" xlink:href="http://en.wikipedia.org/wiki/Nootropics"><text:span text:style-name="T13">/</text:span></text:a><text:a xlink:type="simple" xlink:href="http://en.wikipedia.org/wiki/Nootropics"><text:span text:style-name="T13">Nootropics</text:span></text:a><text:span text:style-name="T84">)</text:span></text:p>
      <text:p text:style-name="P1"><text:a xlink:type="simple" xlink:href="http://en.wikipedia.org/wiki/Anxiety"><text:span text:style-name="T16">Anxiety</text:span></text:a></text:p>
      <text:p text:style-name="P1"><text:a xlink:type="simple" xlink:href="http://en.wikipedia.org/wiki/Cognitive_psychology"><text:span text:style-name="T83">Cognitive</text:span></text:a><text:a xlink:type="simple" xlink:href="http://en.wikipedia.org/wiki/Cognitive_psychology"><text:span text:style-name="T83"> </text:span></text:a><text:a xlink:type="simple" xlink:href="http://en.wikipedia.org/wiki/Cognitive_psychology"><text:span text:style-name="T83">psychology</text:span></text:a></text:p>
      <text:p text:style-name="P1"><text:a xlink:type="simple" xlink:href="http://en.wikipedia.org/wiki/Clinical_depression"><text:span text:style-name="T83">Clinical</text:span></text:a><text:a xlink:type="simple" xlink:href="http://en.wikipedia.org/wiki/Clinical_depression"><text:span text:style-name="T83"> </text:span></text:a><text:a xlink:type="simple" xlink:href="http://en.wikipedia.org/wiki/Clinical_depression"><text:span text:style-name="T83">depression</text:span></text:a></text:p>
      <text:p text:style-name="P1"><text:a xlink:type="simple" xlink:href="http://en.wikipedia.org/wiki/Mental_confusion"><text:span text:style-name="T83">Confusion</text:span></text:a></text:p>
      <text:p text:style-name="P1"><text:a xlink:type="simple" xlink:href="http://en.wikipedia.org/wiki/Cosmetic_pharmacology"><text:span text:style-name="T83">Cosmetic</text:span></text:a><text:a xlink:type="simple" xlink:href="http://en.wikipedia.org/wiki/Cosmetic_pharmacology"><text:span text:style-name="T83"> </text:span></text:a><text:a xlink:type="simple" xlink:href="http://en.wikipedia.org/wiki/Cosmetic_pharmacology"><text:span text:style-name="T83">pharmacology</text:span></text:a></text:p>
      <text:p text:style-name="P1"><text:a xlink:type="simple" xlink:href="http://en.wikipedia.org/wiki/Drug"><text:span text:style-name="T83">Drug</text:span></text:a></text:p>
      <text:p text:style-name="P1"><text:a xlink:type="simple" xlink:href="http://en.wikipedia.org/wiki/Parasympathomimetics"><text:span text:style-name="T83">Parasympathomimetics</text:span></text:a></text:p>
      <text:p text:style-name="P1"><text:a xlink:type="simple" xlink:href="http://en.wikipedia.org/wiki/Prescription_drug"><text:span text:style-name="T83">Prescription</text:span></text:a><text:a xlink:type="simple" xlink:href="http://en.wikipedia.org/wiki/Prescription_drug"><text:span text:style-name="T83"> </text:span></text:a><text:a xlink:type="simple" xlink:href="http://en.wikipedia.org/wiki/Prescription_drug"><text:span text:style-name="T83">drug</text:span></text:a></text:p>
      <text:p text:style-name="P1"><text:a xlink:type="simple" xlink:href="http://en.wikipedia.org/wiki/Prohibition_%28drugs%29"><text:span text:style-name="T83">Prohibition</text:span></text:a><text:a xlink:type="simple" xlink:href="http://en.wikipedia.org/wiki/Prohibition_%28drugs%29"><text:span text:style-name="T83"> (</text:span></text:a><text:a xlink:type="simple" xlink:href="http://en.wikipedia.org/wiki/Prohibition_%28drugs%29"><text:span text:style-name="T83">drugs</text:span></text:a><text:a xlink:type="simple" xlink:href="http://en.wikipedia.org/wiki/Prohibition_%28drugs%29"><text:span text:style-name="T83">)</text:span></text:a></text:p>
      <text:p text:style-name="P1"><text:a xlink:type="simple" xlink:href="http://en.wikipedia.org/wiki/Psychoactive_drug"><text:span text:style-name="T83">Psychoactive</text:span></text:a><text:a xlink:type="simple" xlink:href="http://en.wikipedia.org/wiki/Psychoactive_drug"><text:span text:style-name="T83"> </text:span></text:a><text:a xlink:type="simple" xlink:href="http://en.wikipedia.org/wiki/Psychoactive_drug"><text:span text:style-name="T83">drug</text:span></text:a><text:span text:style-name="T82"> (</text:span><text:span text:style-name="T82">aka</text:span><text:span text:style-name="T82"> </text:span><text:span text:style-name="T82">psychotropic</text:span><text:span text:style-name="T82"> </text:span><text:span text:style-name="T82">drug</text:span><text:span text:style-name="T82">)</text:span></text:p>
      <text:p text:style-name="P1"><text:a xlink:type="simple" xlink:href="http://en.wikipedia.org/wiki/Psychedelic_drug"><text:span text:style-name="T83">Psychedelic</text:span></text:a><text:a xlink:type="simple" xlink:href="http://en.wikipedia.org/wiki/Psychedelic_drug"><text:span text:style-name="T83"> </text:span></text:a><text:a xlink:type="simple" xlink:href="http://en.wikipedia.org/wiki/Psychedelic_drug"><text:span text:style-name="T83">drug</text:span></text:a></text:p>
      <text:p text:style-name="P1"><text:a xlink:type="simple" xlink:href="http://en.wikipedia.org/wiki/Human_enhancement"><text:span text:style-name="T83">Human</text:span></text:a><text:a xlink:type="simple" xlink:href="http://en.wikipedia.org/wiki/Human_enhancement"><text:span text:style-name="T83"> </text:span></text:a><text:a xlink:type="simple" xlink:href="http://en.wikipedia.org/wiki/Human_enhancement"><text:span text:style-name="T83">enhancement</text:span></text:a></text:p>
      <text:p text:style-name="P1"><text:a xlink:type="simple" xlink:href="http://en.wikipedia.org/wiki/Ergogenic_aid"><text:span text:style-name="T83">Ergogenic</text:span></text:a><text:a xlink:type="simple" xlink:href="http://en.wikipedia.org/wiki/Ergogenic_aid"><text:span text:style-name="T83"> </text:span></text:a><text:a xlink:type="simple" xlink:href="http://en.wikipedia.org/wiki/Ergogenic_aid"><text:span text:style-name="T83">aid</text:span></text:a></text:p>
      <text:p text:style-name="P1"><text:a xlink:type="simple" xlink:href="http://en.wikipedia.org/wiki/Life_extension"><text:span text:style-name="T83">Life</text:span></text:a><text:a xlink:type="simple" xlink:href="http://en.wikipedia.org/wiki/Life_extension"><text:span text:style-name="T83"> </text:span></text:a><text:a xlink:type="simple" xlink:href="http://en.wikipedia.org/wiki/Life_extension"><text:span text:style-name="T83">extension</text:span></text:a></text:p>
      <text:p text:style-name="P1"><text:a xlink:type="simple" xlink:href="http://en.wikipedia.org/wiki/Neurodegenerative_disease"><text:span text:style-name="T83">Neurodegenerative</text:span></text:a><text:a xlink:type="simple" xlink:href="http://en.wikipedia.org/wiki/Neurodegenerative_disease"><text:span text:style-name="T83"> </text:span></text:a><text:a xlink:type="simple" xlink:href="http://en.wikipedia.org/wiki/Neurodegenerative_disease"><text:span text:style-name="T83">disease</text:span></text:a></text:p>
      <text:p text:style-name="P1"><text:a xlink:type="simple" xlink:href="http://en.wikipedia.org/wiki/Alzheimer%27s_disease"><text:span text:style-name="T83">Alzheimer</text:span></text:a><text:a xlink:type="simple" xlink:href="http://en.wikipedia.org/wiki/Alzheimer%27s_disease"><text:span text:style-name="T83">'</text:span></text:a><text:a xlink:type="simple" xlink:href="http://en.wikipedia.org/wiki/Alzheimer%27s_disease"><text:span text:style-name="T83">s</text:span></text:a><text:a xlink:type="simple" xlink:href="http://en.wikipedia.org/wiki/Alzheimer%27s_disease"><text:span text:style-name="T83"> </text:span></text:a><text:a xlink:type="simple" xlink:href="http://en.wikipedia.org/wiki/Alzheimer%27s_disease"><text:span text:style-name="T83">disease</text:span></text:a></text:p>
      <text:p text:style-name="P1"><text:soft-page-break/><text:a xlink:type="simple" xlink:href="http://en.wikipedia.org/wiki/Parkinson%27s_disease"><text:span text:style-name="T83">Parkinson</text:span></text:a><text:a xlink:type="simple" xlink:href="http://en.wikipedia.org/wiki/Parkinson%27s_disease"><text:span text:style-name="T83">'</text:span></text:a><text:a xlink:type="simple" xlink:href="http://en.wikipedia.org/wiki/Parkinson%27s_disease"><text:span text:style-name="T83">s</text:span></text:a><text:a xlink:type="simple" xlink:href="http://en.wikipedia.org/wiki/Parkinson%27s_disease"><text:span text:style-name="T83"> </text:span></text:a><text:a xlink:type="simple" xlink:href="http://en.wikipedia.org/wiki/Parkinson%27s_disease"><text:span text:style-name="T83">disease</text:span></text:a></text:p>
      <text:p text:style-name="P1"><text:a xlink:type="simple" xlink:href="http://en.wikipedia.org/wiki/Nutrition"><text:span text:style-name="T83">Nutrition</text:span></text:a></text:p>
      <text:p text:style-name="P1"><text:a xlink:type="simple" xlink:href="http://en.wikipedia.org/wiki/Sleep_disorder"><text:span text:style-name="T83">Sleep</text:span></text:a><text:a xlink:type="simple" xlink:href="http://en.wikipedia.org/wiki/Sleep_disorder"><text:span text:style-name="T83"> </text:span></text:a><text:a xlink:type="simple" xlink:href="http://en.wikipedia.org/wiki/Sleep_disorder"><text:span text:style-name="T83">disorders</text:span></text:a></text:p>
      <text:p text:style-name="P1"><text:a xlink:type="simple" xlink:href="http://en.wikipedia.org/wiki/Stress_%28medicine%29"><text:span text:style-name="T83">Stress</text:span></text:a></text:p>
      <text:p text:style-name="P1"><text:a xlink:type="simple" xlink:href="http://en.wikipedia.org/wiki/Stress_management"><text:span text:style-name="T83">Stress</text:span></text:a><text:a xlink:type="simple" xlink:href="http://en.wikipedia.org/wiki/Stress_management"><text:span text:style-name="T83"> </text:span></text:a><text:a xlink:type="simple" xlink:href="http://en.wikipedia.org/wiki/Stress_management"><text:span text:style-name="T83">management</text:span></text:a><text:span text:style-name="T60"> <text:s/></text:span></text:p>
      <text:p text:style-name="P27"/>
      <text:p text:style-name="P1"><text:span text:style-name="T85">Optimal</text:span><text:span text:style-name="T85"> </text:span><text:span text:style-name="T85">Thinking</text:span><text:span text:style-name="T85"> </text:span><text:span text:style-name="T85">Questions</text:span></text:p>
      <text:p text:style-name="P1"><text:span text:style-name="T82">http</text:span><text:span text:style-name="T82">://</text:span><text:span text:style-name="T82">www</text:span><text:span text:style-name="T82">.</text:span><text:span text:style-name="T82">stevepavlina</text:span><text:span text:style-name="T82">.</text:span><text:span text:style-name="T82">com</text:span><text:span text:style-name="T82">/</text:span><text:span text:style-name="T82">blog</text:span><text:span text:style-name="T82">/2004/10/</text:span><text:span text:style-name="T82">optimal</text:span><text:span text:style-name="T82">-</text:span><text:span text:style-name="T82">thinking</text:span><text:span text:style-name="T82">/</text:span></text:p>
      <text:p text:style-name="P23"/>
      <text:list xml:id="list5220815764711721056" text:style-name="LS69">
        <text:list-item>
          <text:p text:style-name="P124"><text:span text:style-name="T82">What</text:span><text:span text:style-name="T82">’</text:span><text:span text:style-name="T82">s</text:span><text:span text:style-name="T82"> </text:span><text:span text:style-name="T82">the</text:span><text:span text:style-name="T82"> </text:span><text:span text:style-name="T82">best</text:span><text:span text:style-name="T82"> </text:span><text:span text:style-name="T82">use</text:span><text:span text:style-name="T82"> </text:span><text:span text:style-name="T82">of</text:span><text:span text:style-name="T82"> </text:span><text:span text:style-name="T82">my</text:span><text:span text:style-name="T82"> </text:span><text:span text:style-name="T82">time</text:span><text:span text:style-name="T82"> </text:span><text:span text:style-name="T82">right</text:span><text:span text:style-name="T82"> </text:span><text:span text:style-name="T82">now</text:span><text:span text:style-name="T82">?</text:span></text:p>
        </text:list-item>
        <text:list-item>
          <text:p text:style-name="P124"><text:span text:style-name="T82">What</text:span><text:span text:style-name="T82">’</text:span><text:span text:style-name="T82">s</text:span><text:span text:style-name="T82"> </text:span><text:span text:style-name="T82">the</text:span><text:span text:style-name="T82"> </text:span><text:span text:style-name="T82">best</text:span><text:span text:style-name="T82"> </text:span><text:span text:style-name="T82">way</text:span><text:span text:style-name="T82"> </text:span><text:span text:style-name="T82">for</text:span><text:span text:style-name="T82"> </text:span><text:span text:style-name="T82">me</text:span><text:span text:style-name="T82"> </text:span><text:span text:style-name="T82">to</text:span><text:span text:style-name="T82"> </text:span><text:span text:style-name="T82">exercise</text:span><text:span text:style-name="T82"> </text:span><text:span text:style-name="T82">regularly</text:span><text:span text:style-name="T82"> (</text:span><text:span text:style-name="T82">when</text:span><text:span text:style-name="T82">, </text:span><text:span text:style-name="T82">what</text:span><text:span text:style-name="T82">, </text:span><text:span text:style-name="T82">how</text:span><text:span text:style-name="T82">)?</text:span></text:p>
        </text:list-item>
        <text:list-item>
          <text:p text:style-name="P124"><text:span text:style-name="T82">What</text:span><text:span text:style-name="T82">’</text:span><text:span text:style-name="T82">s</text:span><text:span text:style-name="T82"> </text:span><text:span text:style-name="T82">the</text:span><text:span text:style-name="T82"> </text:span><text:span text:style-name="T82">best</text:span><text:span text:style-name="T82"> </text:span><text:span text:style-name="T82">way</text:span><text:span text:style-name="T82"> </text:span><text:span text:style-name="T82">to</text:span><text:span text:style-name="T82"> </text:span><text:span text:style-name="T82">get</text:span><text:span text:style-name="T82"> </text:span><text:span text:style-name="T82">myself</text:span><text:span text:style-name="T82"> </text:span><text:span text:style-name="T82">out</text:span><text:span text:style-name="T82"> </text:span><text:span text:style-name="T82">of</text:span><text:span text:style-name="T82"> </text:span><text:span text:style-name="T82">debt</text:span><text:span text:style-name="T82">?</text:span></text:p>
        </text:list-item>
        <text:list-item>
          <text:p text:style-name="P124"><text:span text:style-name="T82">What</text:span><text:span text:style-name="T82">’</text:span><text:span text:style-name="T82">s</text:span><text:span text:style-name="T82"> </text:span><text:span text:style-name="T82">the</text:span><text:span text:style-name="T82"> </text:span><text:span text:style-name="T82">best</text:span><text:span text:style-name="T82"> </text:span><text:span text:style-name="T82">way</text:span><text:span text:style-name="T82"> </text:span><text:span text:style-name="T82">for</text:span><text:span text:style-name="T82"> </text:span><text:span text:style-name="T82">me</text:span><text:span text:style-name="T82"> </text:span><text:span text:style-name="T82">to</text:span><text:span text:style-name="T82"> </text:span><text:span text:style-name="T82">make</text:span><text:span text:style-name="T82"> </text:span><text:span text:style-name="T82">an</text:span><text:span text:style-name="T82"> </text:span><text:span text:style-name="T82">extra</text:span><text:span text:style-name="T82"> $10,000 </text:span><text:span text:style-name="T82">as</text:span><text:span text:style-name="T82"> </text:span><text:span text:style-name="T82">quickly</text:span><text:span text:style-name="T82"> </text:span><text:span text:style-name="T82">as</text:span><text:span text:style-name="T82"> </text:span><text:span text:style-name="T82">possible</text:span><text:span text:style-name="T82">?</text:span></text:p>
        </text:list-item>
        <text:list-item>
          <text:p text:style-name="P124"><text:span text:style-name="T82">What</text:span><text:span text:style-name="T82">’</text:span><text:span text:style-name="T82">s</text:span><text:span text:style-name="T82"> </text:span><text:span text:style-name="T82">the</text:span><text:span text:style-name="T82"> </text:span><text:span text:style-name="T82">best</text:span><text:span text:style-name="T82"> </text:span><text:span text:style-name="T82">school</text:span><text:span text:style-name="T82"> </text:span><text:span text:style-name="T82">for</text:span><text:span text:style-name="T82"> </text:span><text:span text:style-name="T82">my</text:span><text:span text:style-name="T82"> </text:span><text:span text:style-name="T82">child</text:span><text:span text:style-name="T82"> </text:span><text:span text:style-name="T82">to</text:span><text:span text:style-name="T82"> </text:span><text:span text:style-name="T82">attend</text:span><text:span text:style-name="T82">?</text:span></text:p>
        </text:list-item>
        <text:list-item>
          <text:p text:style-name="P124"><text:span text:style-name="T82">What</text:span><text:span text:style-name="T82">’</text:span><text:span text:style-name="T82">s</text:span><text:span text:style-name="T82"> </text:span><text:span text:style-name="T82">the</text:span><text:span text:style-name="T82"> </text:span><text:span text:style-name="T82">best</text:span><text:span text:style-name="T82"> </text:span><text:span text:style-name="T82">place</text:span><text:span text:style-name="T82"> </text:span><text:span text:style-name="T82">for</text:span><text:span text:style-name="T82"> </text:span><text:span text:style-name="T82">me</text:span><text:span text:style-name="T82"> </text:span><text:span text:style-name="T82">to</text:span><text:span text:style-name="T82"> </text:span><text:span text:style-name="T82">live</text:span><text:span text:style-name="T82">?</text:span></text:p>
        </text:list-item>
        <text:list-item>
          <text:p text:style-name="P124"><text:span text:style-name="T82">What</text:span><text:span text:style-name="T82">’</text:span><text:span text:style-name="T82">s</text:span><text:span text:style-name="T82"> </text:span><text:span text:style-name="T82">the</text:span><text:span text:style-name="T82"> </text:span><text:span text:style-name="T82">best</text:span><text:span text:style-name="T82"> </text:span><text:span text:style-name="T82">way</text:span><text:span text:style-name="T82"> </text:span><text:span text:style-name="T82">to</text:span><text:span text:style-name="T82"> </text:span><text:span text:style-name="T82">reply</text:span><text:span text:style-name="T82"> </text:span><text:span text:style-name="T82">to</text:span><text:span text:style-name="T82"> </text:span><text:span text:style-name="T82">this</text:span><text:span text:style-name="T82"> </text:span><text:span text:style-name="T82">email</text:span><text:span text:style-name="T82">? (</text:span><text:span text:style-name="T82">use</text:span><text:span text:style-name="T82"> </text:span><text:span text:style-name="T82">this</text:span><text:span text:style-name="T82"> </text:span><text:span text:style-name="T82">one</text:span><text:span text:style-name="T82"> </text:span><text:span text:style-name="T82">repeatedly</text:span><text:span text:style-name="T82"> </text:span><text:span text:style-name="T82">to</text:span><text:span text:style-name="T82"> </text:span><text:span text:style-name="T82">purge</text:span><text:span text:style-name="T82"> </text:span><text:span text:style-name="T82">that</text:span><text:span text:style-name="T82"> </text:span><text:span text:style-name="T82">clogged</text:span><text:span text:style-name="T82"> </text:span><text:span text:style-name="T82">inbox</text:span><text:span text:style-name="T82">)</text:span></text:p>
        </text:list-item>
        <text:list-item>
          <text:p text:style-name="P124"><text:span text:style-name="T82">What</text:span><text:span text:style-name="T82">’</text:span><text:span text:style-name="T82">s</text:span><text:span text:style-name="T82"> </text:span><text:span text:style-name="T82">the</text:span><text:span text:style-name="T82"> </text:span><text:span text:style-name="T82">best</text:span><text:span text:style-name="T82"> </text:span><text:span text:style-name="T82">way</text:span><text:span text:style-name="T82"> </text:span><text:span text:style-name="T82">for</text:span><text:span text:style-name="T82"> </text:span><text:span text:style-name="T82">me</text:span><text:span text:style-name="T82"> </text:span><text:span text:style-name="T82">to</text:span><text:span text:style-name="T82"> </text:span><text:span text:style-name="T82">improve</text:span><text:span text:style-name="T82"> </text:span><text:span text:style-name="T82">my</text:span><text:span text:style-name="T82"> </text:span><text:span text:style-name="T82">social</text:span><text:span text:style-name="T82"> </text:span><text:span text:style-name="T82">life</text:span><text:span text:style-name="T82">?</text:span></text:p>
        </text:list-item>
        <text:list-item>
          <text:p text:style-name="P124"><text:span text:style-name="T82">What</text:span><text:span text:style-name="T82">’</text:span><text:span text:style-name="T82">s</text:span><text:span text:style-name="T82"> </text:span><text:span text:style-name="T82">the</text:span><text:span text:style-name="T82"> </text:span><text:span text:style-name="T82">best</text:span><text:span text:style-name="T82"> </text:span><text:span text:style-name="T82">book</text:span><text:span text:style-name="T82"> </text:span><text:span text:style-name="T82">I</text:span><text:span text:style-name="T82"> </text:span><text:span text:style-name="T82">should</text:span><text:span text:style-name="T82"> </text:span><text:span text:style-name="T82">read</text:span><text:span text:style-name="T82"> </text:span><text:span text:style-name="T82">next</text:span><text:span text:style-name="T82">?</text:span></text:p>
        </text:list-item>
      </text:list>
      <text:p text:style-name="P1"><text:span text:style-name="T82">What</text:span><text:span text:style-name="T82">’</text:span><text:span text:style-name="T82">s</text:span><text:span text:style-name="T82"> </text:span><text:span text:style-name="T82">the</text:span><text:a xlink:type="simple" xlink:href="http://www.stevepavlina.com/blog"><text:span text:style-name="T82"> </text:span></text:a><text:a xlink:type="simple" xlink:href="http://www.stevepavlina.com/blog"><text:span text:style-name="T83">best</text:span></text:a><text:a xlink:type="simple" xlink:href="http://www.stevepavlina.com/blog"><text:span text:style-name="T83"> </text:span></text:a><text:a xlink:type="simple" xlink:href="http://www.stevepavlina.com/blog"><text:span text:style-name="T83">new</text:span></text:a><text:a xlink:type="simple" xlink:href="http://www.stevepavlina.com/blog"><text:span text:style-name="T83"> </text:span></text:a><text:a xlink:type="simple" xlink:href="http://www.stevepavlina.com/blog"><text:span text:style-name="T83">blog</text:span></text:a><text:span text:style-name="T82"> </text:span><text:span text:style-name="T82">I</text:span><text:span text:style-name="T82"> </text:span><text:span text:style-name="T82">should</text:span><text:span text:style-name="T82"> </text:span><text:span text:style-name="T82">be</text:span><text:span text:style-name="T82"> </text:span><text:span text:style-name="T82">reading</text:span><text:span text:style-name="T82"> </text:span><text:span text:style-name="T82">regularly</text:span><text:span text:style-name="T82"> </text:span><text:span text:style-name="T82">and</text:span><text:span text:style-name="T82"> </text:span><text:span text:style-name="T82">tell</text:span><text:span text:style-name="T82"> </text:span><text:span text:style-name="T82">everyone</text:span><text:span text:style-name="T82"> </text:span><text:span text:style-name="T82">I</text:span><text:span text:style-name="T82"> </text:span><text:span text:style-name="T82">know</text:span><text:span text:style-name="T82"> </text:span><text:span text:style-name="T82">about</text:span><text:span text:style-name="T82">? </text:span><text:span text:style-name="T60"><text:s/></text:span></text:p>
      <text:p text:style-name="P27"/>
      <text:p text:style-name="P1"><text:span text:style-name="T85">A</text:span><text:span text:style-name="T85"> </text:span><text:span text:style-name="T85">Better</text:span><text:span text:style-name="T85"> </text:span><text:span text:style-name="T85">Life</text:span></text:p>
      <text:p text:style-name="P1"><text:span text:style-name="T82">http</text:span><text:span text:style-name="T82">://</text:span><text:span text:style-name="T82">www</text:span><text:span text:style-name="T82">.</text:span><text:span text:style-name="T82">stevepavlina</text:span><text:span text:style-name="T82">.</text:span><text:span text:style-name="T82">com</text:span><text:span text:style-name="T82">/</text:span><text:span text:style-name="T82">blog</text:span><text:span text:style-name="T82">/2007/08/</text:span><text:span text:style-name="T82">a</text:span><text:span text:style-name="T82">-</text:span><text:span text:style-name="T82">better</text:span><text:span text:style-name="T82">-</text:span><text:span text:style-name="T82">life</text:span><text:span text:style-name="T82">/</text:span></text:p>
      <text:p text:style-name="P23"/>
      <text:list xml:id="list7108581803662148519" text:style-name="LS70">
        <text:list-item>
          <text:p text:style-name="P125"><text:span text:style-name="T82">Your</text:span><text:span text:style-name="T82"> </text:span><text:span text:style-name="T82">financial</text:span><text:span text:style-name="T82"> </text:span><text:span text:style-name="T82">abundance</text:span><text:span text:style-name="T82"> </text:span><text:span text:style-name="T82">is</text:span><text:span text:style-name="T82"> </text:span><text:span text:style-name="T82">increasing</text:span><text:span text:style-name="T82">.</text:span></text:p>
        </text:list-item>
        <text:list-item>
          <text:p text:style-name="P125"><text:span text:style-name="T82">People</text:span><text:span text:style-name="T82"> </text:span><text:span text:style-name="T82">are</text:span><text:span text:style-name="T82"> </text:span><text:span text:style-name="T82">being</text:span><text:span text:style-name="T82"> </text:span><text:span text:style-name="T82">nicer</text:span><text:span text:style-name="T82"> </text:span><text:span text:style-name="T82">to</text:span><text:span text:style-name="T82"> </text:span><text:span text:style-name="T82">you</text:span><text:span text:style-name="T82">.</text:span></text:p>
        </text:list-item>
        <text:list-item>
          <text:p text:style-name="P125"><text:span text:style-name="T82">You</text:span><text:span text:style-name="T82">’</text:span><text:span text:style-name="T82">re</text:span><text:span text:style-name="T82"> </text:span><text:span text:style-name="T82">providing</text:span><text:span text:style-name="T82"> </text:span><text:span text:style-name="T82">more</text:span><text:span text:style-name="T82"> </text:span><text:span text:style-name="T82">value</text:span><text:span text:style-name="T82"> </text:span><text:span text:style-name="T82">to</text:span><text:span text:style-name="T82"> </text:span><text:span text:style-name="T82">others</text:span><text:span text:style-name="T82">.</text:span></text:p>
        </text:list-item>
        <text:list-item>
          <text:p text:style-name="P125"><text:span text:style-name="T82">You</text:span><text:span text:style-name="T82">’</text:span><text:span text:style-name="T82">re</text:span><text:span text:style-name="T82"> </text:span><text:span text:style-name="T82">feeling</text:span><text:span text:style-name="T82"> </text:span><text:span text:style-name="T82">more</text:span><text:span text:style-name="T82"> </text:span><text:span text:style-name="T82">energetic</text:span><text:span text:style-name="T82">, </text:span><text:span text:style-name="T82">alert</text:span><text:span text:style-name="T82">, </text:span><text:span text:style-name="T82">and</text:span><text:span text:style-name="T82"> </text:span><text:span text:style-name="T82">happy</text:span><text:span text:style-name="T82">.</text:span></text:p>
        </text:list-item>
        <text:list-item>
          <text:p text:style-name="P125"><text:span text:style-name="T82">You</text:span><text:span text:style-name="T82">’</text:span><text:span text:style-name="T82">re</text:span><text:span text:style-name="T82"> </text:span><text:span text:style-name="T82">enjoying</text:span><text:span text:style-name="T82"> </text:span><text:span text:style-name="T82">your</text:span><text:span text:style-name="T82"> </text:span><text:span text:style-name="T82">life</text:span><text:span text:style-name="T82"> </text:span><text:span text:style-name="T82">more</text:span><text:span text:style-name="T82">.</text:span></text:p>
        </text:list-item>
        <text:list-item>
          <text:p text:style-name="P125"><text:span text:style-name="T82">You</text:span><text:span text:style-name="T82">’</text:span><text:span text:style-name="T82">re</text:span><text:span text:style-name="T82"> </text:span><text:span text:style-name="T82">thinking</text:span><text:span text:style-name="T82"> </text:span><text:span text:style-name="T82">more</text:span><text:span text:style-name="T82"> </text:span><text:span text:style-name="T82">positively</text:span><text:span text:style-name="T82">.</text:span></text:p>
        </text:list-item>
        <text:list-item>
          <text:p text:style-name="P125"><text:span text:style-name="T82">You</text:span><text:span text:style-name="T82">’</text:span><text:span text:style-name="T82">re</text:span><text:span text:style-name="T82"> </text:span><text:span text:style-name="T82">feeling</text:span><text:span text:style-name="T82"> </text:span><text:span text:style-name="T82">more</text:span><text:span text:style-name="T82"> </text:span><text:span text:style-name="T82">relaxed</text:span><text:span text:style-name="T82">.</text:span></text:p>
        </text:list-item>
        <text:list-item>
          <text:p text:style-name="P125"><text:span text:style-name="T82">You</text:span><text:span text:style-name="T82">’</text:span><text:span text:style-name="T82">re</text:span><text:span text:style-name="T82"> </text:span><text:span text:style-name="T82">getting</text:span><text:span text:style-name="T82"> </text:span><text:span text:style-name="T82">stronger</text:span><text:span text:style-name="T82">.</text:span></text:p>
        </text:list-item>
        <text:list-item>
          <text:p text:style-name="P125"><text:span text:style-name="T82">The</text:span><text:span text:style-name="T82"> </text:span><text:span text:style-name="T82">universe</text:span><text:span text:style-name="T82"> </text:span><text:span text:style-name="T82">is</text:span><text:span text:style-name="T82"> </text:span><text:span text:style-name="T82">conspiring</text:span><text:span text:style-name="T82"> </text:span><text:span text:style-name="T82">to</text:span><text:span text:style-name="T82"> </text:span><text:span text:style-name="T82">bring</text:span><text:span text:style-name="T82"> </text:span><text:span text:style-name="T82">you</text:span><text:span text:style-name="T82"> </text:span><text:span text:style-name="T82">more</text:span><text:span text:style-name="T82"> </text:span><text:span text:style-name="T82">of</text:span><text:span text:style-name="T82"> </text:span><text:span text:style-name="T82">what</text:span><text:span text:style-name="T82"> </text:span><text:span text:style-name="T82">you</text:span><text:span text:style-name="T82"> </text:span><text:span text:style-name="T82">want</text:span><text:span text:style-name="T82">.</text:span></text:p>
        </text:list-item>
      </text:list>
      <text:h text:style-name="P72" text:outline-level="10"><text:soft-page-break/><text:span text:style-name="T71">Plutchik</text:span><text:span text:style-name="T71">'</text:span><text:span text:style-name="T71">s</text:span><text:span text:style-name="T71"> </text:span><text:span text:style-name="T71">Primary</text:span><text:span text:style-name="T71"> </text:span><text:span text:style-name="T71">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72" text:outline-level="10"><text:span text:style-name="T71">Patrick</text:span><text:span text:style-name="T71"> </text:span><text:span text:style-name="T71">Anderson</text:span><text:span text:style-name="T71">'</text:span><text:span text:style-name="T71">s</text:span><text:span text:style-name="T71"> </text:span><text:span text:style-name="T71">Word</text:span><text:span text:style-name="T71"> </text:span><text:span text:style-name="T71">List</text:span></text:h>
      <text:p text:style-name="P1"><text:span text:style-name="T72">agnucius</text:span><text:span text:style-name="T72">@</text:span><text:span text:style-name="T72">gmail</text:span><text:span text:style-name="T72">.</text:span><text:span text:style-name="T72">com</text:span></text:p>
      <text:p text:style-name="P21"/>
      <text:p text:style-name="P1"><text:span text:style-name="T82">Free</text:span><text:span text:style-name="T82">, </text:span><text:span text:style-name="T82">Freedom</text:span><text:span text:style-name="T82">, </text:span><text:span text:style-name="T82">Libre</text:span><text:span text:style-name="T82">, </text:span><text:span text:style-name="T82">Liberty</text:span></text:p>
      <text:p text:style-name="P1"><text:span text:style-name="T82">Commons</text:span><text:span text:style-name="T82">, </text:span><text:span text:style-name="T82">Collective</text:span><text:span text:style-name="T82">, </text:span><text:span text:style-name="T82">Cooperate</text:span></text:p>
      <text:p text:style-name="P1"><text:span text:style-name="T82">Social</text:span><text:span text:style-name="T82">, </text:span><text:span text:style-name="T82">Trust</text:span><text:span text:style-name="T82">, </text:span><text:span text:style-name="T82">Organize</text:span><text:span text:style-name="T82">, </text:span><text:span text:style-name="T82">Group</text:span></text:p>
      <text:p text:style-name="P1"><text:span text:style-name="T82">Fund</text:span><text:span text:style-name="T82">, </text:span><text:span text:style-name="T82">Invest</text:span><text:span text:style-name="T82">, </text:span><text:span text:style-name="T82">Capital</text:span><text:span text:style-name="T82">, </text:span><text:span text:style-name="T82">Finance</text:span><text:span text:style-name="T82">, </text:span><text:span text:style-name="T82">Loan</text:span><text:span text:style-name="T82">, </text:span><text:span text:style-name="T82">Debt</text:span><text:span text:style-name="T82">, </text:span><text:span text:style-name="T82">Bank</text:span><text:span text:style-name="T82">, </text:span><text:span text:style-name="T82">Money</text:span><text:span text:style-name="T82">, </text:span><text:span text:style-name="T82">DeathGrip</text:span><text:span text:style-name="T82"> (</text:span><text:span text:style-name="T82">MortGage</text:span><text:span text:style-name="T82">)</text:span></text:p>
      <text:p text:style-name="P1"><text:span text:style-name="T82">Means</text:span><text:span text:style-name="T82">, </text:span><text:span text:style-name="T82">Source</text:span><text:span text:style-name="T82">, </text:span><text:span text:style-name="T82">Input</text:span></text:p>
      <text:p text:style-name="P1"><text:span text:style-name="T82">Product</text:span><text:span text:style-name="T82">, </text:span><text:span text:style-name="T82">Object</text:span><text:span text:style-name="T82">, </text:span><text:span text:style-name="T82">Output</text:span></text:p>
      <text:p text:style-name="P1"><text:span text:style-name="T82">Service</text:span><text:span text:style-name="T82">, </text:span><text:span text:style-name="T82">Network</text:span><text:span text:style-name="T82">, </text:span><text:span text:style-name="T82">Transport</text:span></text:p>
      <text:p text:style-name="P1"><text:span text:style-name="T82">Tax</text:span><text:span text:style-name="T82">, </text:span><text:span text:style-name="T82">Cost</text:span><text:span text:style-name="T82">, </text:span><text:span text:style-name="T82">Price</text:span></text:p>
      <text:p text:style-name="P1"><text:span text:style-name="T82">Revenue</text:span><text:span text:style-name="T82">, </text:span><text:span text:style-name="T82">Dividends</text:span><text:span text:style-name="T82">, </text:span><text:span text:style-name="T82">Earnings</text:span><text:span text:style-name="T82">, </text:span><text:span text:style-name="T82">Profit</text:span></text:p>
      <text:p text:style-name="P1"><text:span text:style-name="T82">Scarcity</text:span><text:span text:style-name="T82">, </text:span><text:span text:style-name="T82">Abundance</text:span></text:p>
      <text:p text:style-name="P1"><text:span text:style-name="T82">Material</text:span><text:span text:style-name="T82">, </text:span><text:span text:style-name="T82">Immaterial</text:span></text:p>
      <text:p text:style-name="P1"><text:span text:style-name="T82">Copyright</text:span><text:span text:style-name="T82">, </text:span><text:span text:style-name="T82">Patents</text:span><text:span text:style-name="T82">, </text:span><text:span text:style-name="T82">Copyleft</text:span></text:p>
      <text:p text:style-name="P1"><text:span text:style-name="T82">Copy</text:span><text:span text:style-name="T82">, </text:span><text:span text:style-name="T82">Duplicate</text:span><text:span text:style-name="T82">, </text:span><text:span text:style-name="T82">Instantiate</text:span></text:p>
      <text:p text:style-name="P1"><text:span text:style-name="T82">Royalty</text:span><text:span text:style-name="T82">, </text:span><text:span text:style-name="T82">Propriety</text:span><text:span text:style-name="T82">, </text:span><text:span text:style-name="T82">Proprietary</text:span></text:p>
      <text:p text:style-name="P1"><text:span text:style-name="T82">Ownership</text:span><text:span text:style-name="T82">, </text:span><text:span text:style-name="T82">Property</text:span><text:span text:style-name="T82">, </text:span><text:span text:style-name="T82">Private</text:span><text:span text:style-name="T82">, </text:span><text:span text:style-name="T82">Public</text:span><text:span text:style-name="T82">, </text:span><text:span text:style-name="T82">Personal</text:span></text:p>
      <text:p text:style-name="P1"><text:span text:style-name="T82">Money</text:span><text:span text:style-name="T82">, </text:span><text:span text:style-name="T82">Currency</text:span><text:span text:style-name="T82">, </text:span><text:span text:style-name="T82">Cache</text:span><text:span text:style-name="T82">, </text:span><text:span text:style-name="T82">Bank</text:span><text:span text:style-name="T82">, </text:span><text:span text:style-name="T82">Store</text:span><text:span text:style-name="T82">, </text:span><text:span text:style-name="T82">Credit</text:span><text:span text:style-name="T82">, </text:span><text:span text:style-name="T82">Debt</text:span></text:p>
      <text:p text:style-name="P1"><text:soft-page-break/><text:span text:style-name="T82">Govern</text:span><text:span text:style-name="T82">, </text:span><text:span text:style-name="T82">Manage</text:span><text:span text:style-name="T82">, </text:span><text:span text:style-name="T82">Admin</text:span><text:span text:style-name="T82">, </text:span><text:span text:style-name="T82">root</text:span></text:p>
      <text:p text:style-name="P1"><text:span text:style-name="T82">Land</text:span><text:span text:style-name="T82">, </text:span><text:span text:style-name="T82">Capital</text:span><text:span text:style-name="T82">, </text:span><text:span text:style-name="T82">Labor</text:span></text:p>
      <text:p text:style-name="P1"><text:span text:style-name="T82">Rent</text:span><text:span text:style-name="T82">, </text:span><text:span text:style-name="T82">Profit</text:span><text:span text:style-name="T82">, </text:span><text:span text:style-name="T82">Wage</text:span></text:p>
      <text:p text:style-name="P23"/>
      <text:p text:style-name="P1"><text:span text:style-name="T82">“</text:span><text:span text:style-name="T82">Life</text:span><text:span text:style-name="T82"> </text:span><text:span text:style-name="T82">Management</text:span><text:span text:style-name="T82">” </text:span><text:span text:style-name="T82">References</text:span></text:p>
      <text:p text:style-name="P1"><text:a xlink:type="simple" xlink:href="http://www.stevepavlina.com/forums/personal-effectiveness/956-life-management-software.html"><text:span text:style-name="T86">http</text:span></text:a><text:a xlink:type="simple" xlink:href="http://www.stevepavlina.com/forums/personal-effectiveness/956-life-management-software.html"><text:span text:style-name="T86">://</text:span></text:a><text:a xlink:type="simple" xlink:href="http://www.stevepavlina.com/forums/personal-effectiveness/956-life-management-software.html"><text:span text:style-name="T86">www</text:span></text:a><text:a xlink:type="simple" xlink:href="http://www.stevepavlina.com/forums/personal-effectiveness/956-life-management-software.html"><text:span text:style-name="T86">.</text:span></text:a><text:a xlink:type="simple" xlink:href="http://www.stevepavlina.com/forums/personal-effectiveness/956-life-management-software.html"><text:span text:style-name="T86">stevepavlina</text:span></text:a><text:a xlink:type="simple" xlink:href="http://www.stevepavlina.com/forums/personal-effectiveness/956-life-management-software.html"><text:span text:style-name="T86">.</text:span></text:a><text:a xlink:type="simple" xlink:href="http://www.stevepavlina.com/forums/personal-effectiveness/956-life-management-software.html"><text:span text:style-name="T86">com</text:span></text:a><text:a xlink:type="simple" xlink:href="http://www.stevepavlina.com/forums/personal-effectiveness/956-life-management-software.html"><text:span text:style-name="T86">/</text:span></text:a><text:a xlink:type="simple" xlink:href="http://www.stevepavlina.com/forums/personal-effectiveness/956-life-management-software.html"><text:span text:style-name="T86">forums</text:span></text:a><text:a xlink:type="simple" xlink:href="http://www.stevepavlina.com/forums/personal-effectiveness/956-life-management-software.html"><text:span text:style-name="T86">/</text:span></text:a><text:a xlink:type="simple" xlink:href="http://www.stevepavlina.com/forums/personal-effectiveness/956-life-management-software.html"><text:span text:style-name="T86">personal</text:span></text:a><text:a xlink:type="simple" xlink:href="http://www.stevepavlina.com/forums/personal-effectiveness/956-life-management-software.html"><text:span text:style-name="T86">-</text:span></text:a><text:a xlink:type="simple" xlink:href="http://www.stevepavlina.com/forums/personal-effectiveness/956-life-management-software.html"><text:span text:style-name="T86">effectiveness</text:span></text:a><text:a xlink:type="simple" xlink:href="http://www.stevepavlina.com/forums/personal-effectiveness/956-life-management-software.html"><text:span text:style-name="T86">/956-</text:span></text:a><text:a xlink:type="simple" xlink:href="http://www.stevepavlina.com/forums/personal-effectiveness/956-life-management-software.html"><text:span text:style-name="T86">life</text:span></text:a><text:a xlink:type="simple" xlink:href="http://www.stevepavlina.com/forums/personal-effectiveness/956-life-management-software.html"><text:span text:style-name="T86">-</text:span></text:a><text:a xlink:type="simple" xlink:href="http://www.stevepavlina.com/forums/personal-effectiveness/956-life-management-software.html"><text:span text:style-name="T86">management</text:span></text:a><text:a xlink:type="simple" xlink:href="http://www.stevepavlina.com/forums/personal-effectiveness/956-life-management-software.html"><text:span text:style-name="T86">-</text:span></text:a><text:a xlink:type="simple" xlink:href="http://www.stevepavlina.com/forums/personal-effectiveness/956-life-management-software.html"><text:span text:style-name="T86">software</text:span></text:a><text:a xlink:type="simple" xlink:href="http://www.stevepavlina.com/forums/personal-effectiveness/956-life-management-software.html"><text:span text:style-name="T86">.</text:span></text:a><text:a xlink:type="simple" xlink:href="http://www.stevepavlina.com/forums/personal-effectiveness/956-life-management-software.html"><text:span text:style-name="T86">html</text:span></text:a></text:p>
      <text:p text:style-name="P28"/>
      <text:list xml:id="list5041197965076783915" text:style-name="LS71">
        <text:list-item>
          <text:p text:style-name="P126"><text:span text:style-name="T82">http</text:span><text:span text:style-name="T82">://</text:span><text:span text:style-name="T82">gtdportal</text:span><text:span text:style-name="T82">.</text:span><text:span text:style-name="T82">pbwiki</text:span><text:span text:style-name="T82">.</text:span><text:span text:style-name="T82">com</text:span><text:span text:style-name="T82">/</text:span></text:p>
        </text:list-item>
      </text:list>
      <text:p text:style-name="P1"><text:a xlink:type="simple" xlink:href="http://www.mylifeorganized.net/"><text:span text:style-name="T16">http</text:span></text:a><text:a xlink:type="simple" xlink:href="http://www.mylifeorganized.net/"><text:span text:style-name="T16">://</text:span></text:a><text:a xlink:type="simple" xlink:href="http://www.mylifeorganized.net/"><text:span text:style-name="T16">www</text:span></text:a><text:a xlink:type="simple" xlink:href="http://www.mylifeorganized.net/"><text:span text:style-name="T16">.</text:span></text:a><text:a xlink:type="simple" xlink:href="http://www.mylifeorganized.net/"><text:span text:style-name="T16">mylifeorganized</text:span></text:a><text:a xlink:type="simple" xlink:href="http://www.mylifeorganized.net/"><text:span text:style-name="T16">.</text:span></text:a><text:a xlink:type="simple" xlink:href="http://www.mylifeorganized.net/"><text:span text:style-name="T16">net</text:span></text:a><text:a xlink:type="simple" xlink:href="http://www.mylifeorganized.net/"><text:span text:style-name="T16">/</text:span></text:a></text:p>
      <text:p text:style-name="P1"><text:a xlink:type="simple" xlink:href="http://sciral.com/products/index.html"><text:span text:style-name="T16">http</text:span></text:a><text:a xlink:type="simple" xlink:href="http://sciral.com/products/index.html"><text:span text:style-name="T16">://</text:span></text:a><text:a xlink:type="simple" xlink:href="http://sciral.com/products/index.html"><text:span text:style-name="T16">sciral</text:span></text:a><text:a xlink:type="simple" xlink:href="http://sciral.com/products/index.html"><text:span text:style-name="T16">.</text:span></text:a><text:a xlink:type="simple" xlink:href="http://sciral.com/products/index.html"><text:span text:style-name="T16">com</text:span></text:a><text:a xlink:type="simple" xlink:href="http://sciral.com/products/index.html"><text:span text:style-name="T16">/</text:span></text:a><text:a xlink:type="simple" xlink:href="http://sciral.com/products/index.html"><text:span text:style-name="T16">products</text:span></text:a><text:a xlink:type="simple" xlink:href="http://sciral.com/products/index.html"><text:span text:style-name="T16">/</text:span></text:a><text:a xlink:type="simple" xlink:href="http://sciral.com/products/index.html"><text:span text:style-name="T16">index</text:span></text:a><text:a xlink:type="simple" xlink:href="http://sciral.com/products/index.html"><text:span text:style-name="T16">.</text:span></text:a><text:a xlink:type="simple" xlink:href="http://sciral.com/products/index.html"><text:span text:style-name="T16">html</text:span></text:a></text:p>
      <text:p text:style-name="P1"><text:a xlink:type="simple" xlink:href="http://iscrybe.com/main/index.php"><text:span text:style-name="T16">http</text:span></text:a><text:a xlink:type="simple" xlink:href="http://iscrybe.com/main/index.php"><text:span text:style-name="T16">://</text:span></text:a><text:a xlink:type="simple" xlink:href="http://iscrybe.com/main/index.php"><text:span text:style-name="T16">iscrybe</text:span></text:a><text:a xlink:type="simple" xlink:href="http://iscrybe.com/main/index.php"><text:span text:style-name="T16">.</text:span></text:a><text:a xlink:type="simple" xlink:href="http://iscrybe.com/main/index.php"><text:span text:style-name="T16">com</text:span></text:a><text:a xlink:type="simple" xlink:href="http://iscrybe.com/main/index.php"><text:span text:style-name="T16">/</text:span></text:a><text:a xlink:type="simple" xlink:href="http://iscrybe.com/main/index.php"><text:span text:style-name="T16">main</text:span></text:a><text:a xlink:type="simple" xlink:href="http://iscrybe.com/main/index.php"><text:span text:style-name="T16">/</text:span></text:a><text:a xlink:type="simple" xlink:href="http://iscrybe.com/main/index.php"><text:span text:style-name="T16">index</text:span></text:a><text:a xlink:type="simple" xlink:href="http://iscrybe.com/main/index.php"><text:span text:style-name="T16">.</text:span></text:a><text:a xlink:type="simple" xlink:href="http://iscrybe.com/main/index.php"><text:span text:style-name="T16">php</text:span></text:a></text:p>
      <text:p text:style-name="P1"><text:a xlink:type="simple" xlink:href="http://www.trgtd.com.au/"><text:span text:style-name="T86">http</text:span></text:a><text:a xlink:type="simple" xlink:href="http://www.trgtd.com.au/"><text:span text:style-name="T86">://</text:span></text:a><text:a xlink:type="simple" xlink:href="http://www.trgtd.com.au/"><text:span text:style-name="T86">www</text:span></text:a><text:a xlink:type="simple" xlink:href="http://www.trgtd.com.au/"><text:span text:style-name="T86">.</text:span></text:a><text:a xlink:type="simple" xlink:href="http://www.trgtd.com.au/"><text:span text:style-name="T86">trgtd</text:span></text:a><text:a xlink:type="simple" xlink:href="http://www.trgtd.com.au/"><text:span text:style-name="T86">.</text:span></text:a><text:a xlink:type="simple" xlink:href="http://www.trgtd.com.au/"><text:span text:style-name="T86">com</text:span></text:a><text:a xlink:type="simple" xlink:href="http://www.trgtd.com.au/"><text:span text:style-name="T86">.</text:span></text:a><text:a xlink:type="simple" xlink:href="http://www.trgtd.com.au/"><text:span text:style-name="T86">au</text:span></text:a><text:a xlink:type="simple" xlink:href="http://www.trgtd.com.au/"><text:span text:style-name="T86">/</text:span></text:a></text:p>
      <text:p text:style-name="P28"/>
      <text:list xml:id="list5121480888828134252" text:style-name="LS72">
        <text:list-item>
          <text:p text:style-name="P127"><text:span text:style-name="T82">http</text:span><text:span text:style-name="T82">://</text:span><text:span text:style-name="T82">en</text:span><text:span text:style-name="T82">.</text:span><text:span text:style-name="T82">wikipedia</text:span><text:span text:style-name="T82">.</text:span><text:span text:style-name="T82">org</text:span><text:span text:style-name="T82">/</text:span><text:span text:style-name="T82">wiki</text:span><text:span text:style-name="T82">/</text:span><text:span text:style-name="T82">Getting</text:span><text:span text:style-name="T82">_</text:span><text:span text:style-name="T82">Things</text:span><text:span text:style-name="T82">_</text:span><text:span text:style-name="T82">Done</text:span></text:p>
        </text:list-item>
      </text:list>
      <text:p text:style-name="P1"><text:a xlink:type="simple" xlink:href="http://en.wikipedia.org/wiki/Life_hack"><text:span text:style-name="T16">http</text:span></text:a><text:a xlink:type="simple" xlink:href="http://en.wikipedia.org/wiki/Life_hack"><text:span text:style-name="T16">://</text:span></text:a><text:a xlink:type="simple" xlink:href="http://en.wikipedia.org/wiki/Life_hack"><text:span text:style-name="T16">en</text:span></text:a><text:a xlink:type="simple" xlink:href="http://en.wikipedia.org/wiki/Life_hack"><text:span text:style-name="T16">.</text:span></text:a><text:a xlink:type="simple" xlink:href="http://en.wikipedia.org/wiki/Life_hack"><text:span text:style-name="T16">wikipedia</text:span></text:a><text:a xlink:type="simple" xlink:href="http://en.wikipedia.org/wiki/Life_hack"><text:span text:style-name="T16">.</text:span></text:a><text:a xlink:type="simple" xlink:href="http://en.wikipedia.org/wiki/Life_hack"><text:span text:style-name="T16">org</text:span></text:a><text:a xlink:type="simple" xlink:href="http://en.wikipedia.org/wiki/Life_hack"><text:span text:style-name="T16">/</text:span></text:a><text:a xlink:type="simple" xlink:href="http://en.wikipedia.org/wiki/Life_hack"><text:span text:style-name="T16">wiki</text:span></text:a><text:a xlink:type="simple" xlink:href="http://en.wikipedia.org/wiki/Life_hack"><text:span text:style-name="T16">/</text:span></text:a><text:a xlink:type="simple" xlink:href="http://en.wikipedia.org/wiki/Life_hack"><text:span text:style-name="T16">Life</text:span></text:a><text:a xlink:type="simple" xlink:href="http://en.wikipedia.org/wiki/Life_hack"><text:span text:style-name="T16">_</text:span></text:a><text:a xlink:type="simple" xlink:href="http://en.wikipedia.org/wiki/Life_hack"><text:span text:style-name="T16">hack</text:span></text:a></text:p>
      <text:p text:style-name="P16"/>
      <text:list xml:id="list6171479579777429317" text:style-name="LS73">
        <text:list-item>
          <text:p text:style-name="P128"><text:span text:style-name="T82">http</text:span><text:span text:style-name="T82">://</text:span><text:span text:style-name="T82">lifehacker</text:span><text:span text:style-name="T82">.</text:span><text:span text:style-name="T82">com</text:span><text:span text:style-name="T82">/</text:span></text:p>
        </text:list-item>
        <text:list-item>
          <text:p text:style-name="P128"><text:span text:style-name="T82">http</text:span><text:span text:style-name="T82">://</text:span><text:span text:style-name="T82">www</text:span><text:span text:style-name="T82">.</text:span><text:span text:style-name="T82">lifehack</text:span><text:span text:style-name="T82">.</text:span><text:span text:style-name="T82">org</text:span><text:span text:style-name="T82">/</text:span></text:p>
        </text:list-item>
        <text:list-item>
          <text:p text:style-name="P128"><text:span text:style-name="T82">http</text:span><text:span text:style-name="T82">://</text:span><text:span text:style-name="T82">www</text:span><text:span text:style-name="T82">.</text:span><text:span text:style-name="T82">lifehackingmovie</text:span><text:span text:style-name="T82">.</text:span><text:span text:style-name="T82">com</text:span><text:span text:style-name="T82">/</text:span></text:p>
        </text:list-item>
      </text:list>
      <text:p text:style-name="P23"/>
      <text:p text:style-name="P1"><text:span text:style-name="T81">See</text:span><text:span text:style-name="T81">:</text:span></text:p>
      <text:p text:style-name="P1"><text:a xlink:type="simple" xlink:href="http://www.filemaker.com/products/bento/ipad.html"><text:span text:style-name="T87">http</text:span></text:a><text:a xlink:type="simple" xlink:href="http://www.filemaker.com/products/bento/ipad.html"><text:span text:style-name="T87">://</text:span></text:a><text:a xlink:type="simple" xlink:href="http://www.filemaker.com/products/bento/ipad.html"><text:span text:style-name="T87">www</text:span></text:a><text:a xlink:type="simple" xlink:href="http://www.filemaker.com/products/bento/ipad.html"><text:span text:style-name="T87">.</text:span></text:a><text:a xlink:type="simple" xlink:href="http://www.filemaker.com/products/bento/ipad.html"><text:span text:style-name="T87">filemaker</text:span></text:a><text:a xlink:type="simple" xlink:href="http://www.filemaker.com/products/bento/ipad.html"><text:span text:style-name="T87">.</text:span></text:a><text:a xlink:type="simple" xlink:href="http://www.filemaker.com/products/bento/ipad.html"><text:span text:style-name="T87">com</text:span></text:a><text:a xlink:type="simple" xlink:href="http://www.filemaker.com/products/bento/ipad.html"><text:span text:style-name="T87">/</text:span></text:a><text:a xlink:type="simple" xlink:href="http://www.filemaker.com/products/bento/ipad.html"><text:span text:style-name="T87">products</text:span></text:a><text:a xlink:type="simple" xlink:href="http://www.filemaker.com/products/bento/ipad.html"><text:span text:style-name="T87">/</text:span></text:a><text:a xlink:type="simple" xlink:href="http://www.filemaker.com/products/bento/ipad.html"><text:span text:style-name="T87">bento</text:span></text:a><text:a xlink:type="simple" xlink:href="http://www.filemaker.com/products/bento/ipad.html"><text:span text:style-name="T87">/</text:span></text:a><text:a xlink:type="simple" xlink:href="http://www.filemaker.com/products/bento/ipad.html"><text:span text:style-name="T87">ipad</text:span></text:a><text:a xlink:type="simple" xlink:href="http://www.filemaker.com/products/bento/ipad.html"><text:span text:style-name="T87">.</text:span></text:a><text:a xlink:type="simple" xlink:href="http://www.filemaker.com/products/bento/ipad.html"><text:span text:style-name="T87">html</text:span></text:a></text:p>
      <text:p text:style-name="P1"><text:span text:style-name="T81">http</text:span><text:span text:style-name="T81">://</text:span><text:span text:style-name="T81">www</text:span><text:span text:style-name="T81">.</text:span><text:span text:style-name="T81">filemaker</text:span><text:span text:style-name="T81">.</text:span><text:span text:style-name="T81">com</text:span><text:span text:style-name="T81">/</text:span><text:span text:style-name="T81">solutions</text:span></text:p>
      <text:p text:style-name="P1"><text:a xlink:type="simple" xlink:href="http://solutions.filemaker.com/database-templates/index.jsp"><text:span text:style-name="T87">http</text:span></text:a><text:a xlink:type="simple" xlink:href="http://solutions.filemaker.com/database-templates/index.jsp"><text:span text:style-name="T87">://</text:span></text:a><text:a xlink:type="simple" xlink:href="http://solutions.filemaker.com/database-templates/index.jsp"><text:span text:style-name="T87">solutions</text:span></text:a><text:a xlink:type="simple" xlink:href="http://solutions.filemaker.com/database-templates/index.jsp"><text:span text:style-name="T87">.</text:span></text:a><text:a xlink:type="simple" xlink:href="http://solutions.filemaker.com/database-templates/index.jsp"><text:span text:style-name="T87">filemaker</text:span></text:a><text:a xlink:type="simple" xlink:href="http://solutions.filemaker.com/database-templates/index.jsp"><text:span text:style-name="T87">.</text:span></text:a><text:a xlink:type="simple" xlink:href="http://solutions.filemaker.com/database-templates/index.jsp"><text:span text:style-name="T87">com</text:span></text:a><text:a xlink:type="simple" xlink:href="http://solutions.filemaker.com/database-templates/index.jsp"><text:span text:style-name="T87">/</text:span></text:a><text:a xlink:type="simple" xlink:href="http://solutions.filemaker.com/database-templates/index.jsp"><text:span text:style-name="T87">database</text:span></text:a><text:a xlink:type="simple" xlink:href="http://solutions.filemaker.com/database-templates/index.jsp"><text:span text:style-name="T87">-</text:span></text:a><text:a xlink:type="simple" xlink:href="http://solutions.filemaker.com/database-templates/index.jsp"><text:span text:style-name="T87">templates</text:span></text:a><text:a xlink:type="simple" xlink:href="http://solutions.filemaker.com/database-templates/index.jsp"><text:span text:style-name="T87">/</text:span></text:a><text:a xlink:type="simple" xlink:href="http://solutions.filemaker.com/database-templates/index.jsp"><text:span text:style-name="T87">index</text:span></text:a><text:a xlink:type="simple" xlink:href="http://solutions.filemaker.com/database-templates/index.jsp"><text:span text:style-name="T87">.</text:span></text:a><text:a xlink:type="simple" xlink:href="http://solutions.filemaker.com/database-templates/index.jsp"><text:span text:style-name="T87">jsp</text:span></text:a></text:p>
      <text:p text:style-name="P1"><text:a xlink:type="simple" xlink:href="http://www.looptmix.com/"><text:span text:style-name="T87">http</text:span></text:a><text:a xlink:type="simple" xlink:href="http://www.looptmix.com/"><text:span text:style-name="T87">://</text:span></text:a><text:a xlink:type="simple" xlink:href="http://www.looptmix.com/"><text:span text:style-name="T87">www</text:span></text:a><text:a xlink:type="simple" xlink:href="http://www.looptmix.com/"><text:span text:style-name="T87">.</text:span></text:a><text:a xlink:type="simple" xlink:href="http://www.looptmix.com/"><text:span text:style-name="T87">looptmix</text:span></text:a><text:a xlink:type="simple" xlink:href="http://www.looptmix.com/"><text:span text:style-name="T87">.</text:span></text:a><text:a xlink:type="simple" xlink:href="http://www.looptmix.com/"><text:span text:style-name="T87">com</text:span></text:a><text:a xlink:type="simple" xlink:href="http://www.looptmix.com/"><text:span text:style-name="T87">/</text:span></text:a></text:p>
      <text:p text:style-name="P1"><text:a xlink:type="simple" xlink:href="http://www.loopt.com/"><text:span text:style-name="T87">http</text:span></text:a><text:a xlink:type="simple" xlink:href="http://www.loopt.com/"><text:span text:style-name="T87">://</text:span></text:a><text:a xlink:type="simple" xlink:href="http://www.loopt.com/"><text:span text:style-name="T87">www</text:span></text:a><text:a xlink:type="simple" xlink:href="http://www.loopt.com/"><text:span text:style-name="T87">.</text:span></text:a><text:a xlink:type="simple" xlink:href="http://www.loopt.com/"><text:span text:style-name="T87">loopt</text:span></text:a><text:a xlink:type="simple" xlink:href="http://www.loopt.com/"><text:span text:style-name="T87">.</text:span></text:a><text:a xlink:type="simple" xlink:href="http://www.loopt.com/"><text:span text:style-name="T87">com</text:span></text:a><text:a xlink:type="simple" xlink:href="http://www.loopt.com/"><text:span text:style-name="T87">/</text:span></text:a></text:p>
      <text:p text:style-name="P29"/>
      <text:p text:style-name="P1"><text:span text:style-name="T82">TradeVibes</text:span><text:span text:style-name="T82">. <text:s/>(2007-2008). </text:span><text:span text:style-name="T82">Ben</text:span><text:span text:style-name="T82"> </text:span><text:span text:style-name="T82">Goertzel</text:span><text:span text:style-name="T82">. </text:span><text:span text:style-name="T82">In</text:span><text:span text:style-name="T82">: </text:span><text:span text:style-name="T82">TradeVides</text:span><text:span text:style-name="T82">.</text:span><text:span text:style-name="T82">com</text:span><text:span text:style-name="T82"> </text:span><text:span text:style-name="T82">Retrieved</text:span><text:span text:style-name="T82"> </text:span><text:span text:style-name="T82">Dec</text:span><text:span text:style-name="T82"> 2008 </text:span><text:span text:style-name="T82">from</text:span><text:a xlink:type="simple" xlink:href="http://www.tradevibes.com/person/profile/ben-goertzel_1"><text:span text:style-name="T82"> </text:span></text:a><text:a xlink:type="simple" xlink:href="http://www.tradevibes.com/person/profile/ben-goertzel_1"><text:span text:style-name="T16">http</text:span></text:a><text:a xlink:type="simple" xlink:href="http://www.tradevibes.com/person/profile/ben-goertzel_1"><text:span text:style-name="T16">://</text:span></text:a><text:a xlink:type="simple" xlink:href="http://www.tradevibes.com/person/profile/ben-goertzel_1"><text:span text:style-name="T16">www</text:span></text:a><text:a xlink:type="simple" xlink:href="http://www.tradevibes.com/person/profile/ben-goertzel_1"><text:span text:style-name="T16">.</text:span></text:a><text:a xlink:type="simple" xlink:href="http://www.tradevibes.com/person/profile/ben-goertzel_1"><text:span text:style-name="T16">tradevibes</text:span></text:a><text:a xlink:type="simple" xlink:href="http://www.tradevibes.com/person/profile/ben-goertzel_1"><text:span text:style-name="T16">.</text:span></text:a><text:a xlink:type="simple" xlink:href="http://www.tradevibes.com/person/profile/ben-goertzel_1"><text:span text:style-name="T16">com</text:span></text:a><text:a xlink:type="simple" xlink:href="http://www.tradevibes.com/person/profile/ben-goertzel_1"><text:span text:style-name="T16">/</text:span></text:a><text:a xlink:type="simple" xlink:href="http://www.tradevibes.com/person/profile/ben-goertzel_1"><text:span text:style-name="T16">person</text:span></text:a><text:a xlink:type="simple" xlink:href="http://www.tradevibes.com/person/profile/ben-goertzel_1"><text:span text:style-name="T16">/</text:span></text:a><text:a xlink:type="simple" xlink:href="http://www.tradevibes.com/person/profile/ben-goertzel_1"><text:span text:style-name="T16">profile</text:span></text:a><text:a xlink:type="simple" xlink:href="http://www.tradevibes.com/person/profile/ben-goertzel_1"><text:span text:style-name="T16">/</text:span></text:a><text:a xlink:type="simple" xlink:href="http://www.tradevibes.com/person/profile/ben-goertzel_1"><text:span text:style-name="T16">ben</text:span></text:a><text:a xlink:type="simple" xlink:href="http://www.tradevibes.com/person/profile/ben-goertzel_1"><text:span text:style-name="T16">-</text:span></text:a><text:a xlink:type="simple" xlink:href="http://www.tradevibes.com/person/profile/ben-goertzel_1"><text:span text:style-name="T16">goertzel</text:span></text:a><text:a xlink:type="simple" xlink:href="http://www.tradevibes.com/person/profile/ben-goertzel_1"><text:span text:style-name="T16">_1</text:span></text:a></text:p>
      <text:p text:style-name="P1"><text:span text:style-name="T82">Convergence</text:span><text:span text:style-name="T82"> 2008. (2008). </text:span><text:span text:style-name="T82">Convergence</text:span><text:span text:style-name="T82"> 08: </text:span><text:span text:style-name="T82">Speakers</text:span><text:span text:style-name="T82"> : </text:span><text:span text:style-name="T82">Goertzel</text:span><text:span text:style-name="T82">. </text:span><text:span text:style-name="T82">In</text:span><text:span text:style-name="T82"> </text:span><text:span text:style-name="T82">convergence</text:span><text:span text:style-name="T82">08.</text:span><text:span text:style-name="T82">org</text:span><text:span text:style-name="T82"> </text:span><text:span text:style-name="T82">Retrieved</text:span><text:span text:style-name="T82"> </text:span><text:span text:style-name="T82">Dec</text:span><text:span text:style-name="T82"> 2008 </text:span><text:span text:style-name="T82">from</text:span><text:a xlink:type="simple" xlink:href="http://www.convergence08.org/speakers/goertzel/"><text:span text:style-name="T82"> </text:span></text:a><text:a xlink:type="simple" xlink:href="http://www.convergence08.org/speakers/goertzel/"><text:span text:style-name="T16">http</text:span></text:a><text:a xlink:type="simple" xlink:href="http://www.convergence08.org/speakers/goertzel/"><text:span text:style-name="T16">://</text:span></text:a><text:a xlink:type="simple" xlink:href="http://www.convergence08.org/speakers/goertzel/"><text:span text:style-name="T16">www</text:span></text:a><text:a xlink:type="simple" xlink:href="http://www.convergence08.org/speakers/goertzel/"><text:span text:style-name="T16">.</text:span></text:a><text:a xlink:type="simple" xlink:href="http://www.convergence08.org/speakers/goertzel/"><text:span text:style-name="T16">convergence</text:span></text:a><text:a xlink:type="simple" xlink:href="http://www.convergence08.org/speakers/goertzel/"><text:span text:style-name="T16">08.</text:span></text:a><text:a xlink:type="simple" xlink:href="http://www.convergence08.org/speakers/goertzel/"><text:span text:style-name="T16">org</text:span></text:a><text:a xlink:type="simple" xlink:href="http://www.convergence08.org/speakers/goertzel/"><text:span text:style-name="T16">/</text:span></text:a><text:a xlink:type="simple" xlink:href="http://www.convergence08.org/speakers/goertzel/"><text:span text:style-name="T16">speakers</text:span></text:a><text:a xlink:type="simple" xlink:href="http://www.convergence08.org/speakers/goertzel/"><text:span text:style-name="T16">/</text:span></text:a><text:a xlink:type="simple" xlink:href="http://www.convergence08.org/speakers/goertzel/"><text:span text:style-name="T16">goertzel</text:span></text:a><text:a xlink:type="simple" xlink:href="http://www.convergence08.org/speakers/goertzel/"><text:span text:style-name="T16">/</text:span></text:a></text:p>
      <text:p text:style-name="P1"><text:soft-page-break/><text:span text:style-name="T82">Ritter</text:span><text:span text:style-name="T82">, </text:span><text:span text:style-name="T82">S</text:span><text:span text:style-name="T82">. (2007). </text:span><text:span text:style-name="T82">Cognitive</text:span><text:span text:style-name="T82"> </text:span><text:span text:style-name="T82">Tutor</text:span><text:span text:style-name="T82">: </text:span><text:span text:style-name="T82">Applied</text:span><text:span text:style-name="T82"> </text:span><text:span text:style-name="T82">research</text:span><text:span text:style-name="T82"> </text:span><text:span text:style-name="T82">in</text:span><text:span text:style-name="T82"> </text:span><text:span text:style-name="T82">mathematics</text:span><text:span text:style-name="T82"> </text:span><text:span text:style-name="T82">education</text:span><text:span text:style-name="T82">. </text:span><text:span text:style-name="T82">Psychonomic</text:span><text:span text:style-name="T82"> </text:span><text:span text:style-name="T82">Bulletin</text:span><text:span text:style-name="T82"> &amp; </text:span><text:span text:style-name="T82">Review</text:span><text:span text:style-name="T82">, 14 (2), 249-255</text:span></text:p>
      <text:p text:style-name="P1"><text:span text:style-name="T82">http</text:span><text:span text:style-name="T82">://</text:span><text:span text:style-name="T82">espace</text:span><text:span text:style-name="T82">.</text:span><text:span text:style-name="T82">library</text:span><text:span text:style-name="T82">.</text:span><text:span text:style-name="T82">uq</text:span><text:span text:style-name="T82">.</text:span><text:span text:style-name="T82">edu</text:span><text:span text:style-name="T82">.</text:span><text:span text:style-name="T82">au</text:span><text:span text:style-name="T82">/</text:span><text:span text:style-name="T82">view</text:span><text:span text:style-name="T82">/</text:span><text:span text:style-name="T82">UQ</text:span><text:span text:style-name="T82">:57497</text:span></text:p>
      <text:p text:style-name="P1"><text:a xlink:type="simple" xlink:href="http://en.wikipedia.org/wiki/Learning_object"><text:span text:style-name="T83">http</text:span></text:a><text:a xlink:type="simple" xlink:href="http://en.wikipedia.org/wiki/Learning_object"><text:span text:style-name="T83">://</text:span></text:a><text:a xlink:type="simple" xlink:href="http://en.wikipedia.org/wiki/Learning_object"><text:span text:style-name="T83">en</text:span></text:a><text:a xlink:type="simple" xlink:href="http://en.wikipedia.org/wiki/Learning_object"><text:span text:style-name="T83">.</text:span></text:a><text:a xlink:type="simple" xlink:href="http://en.wikipedia.org/wiki/Learning_object"><text:span text:style-name="T83">wikipedia</text:span></text:a><text:a xlink:type="simple" xlink:href="http://en.wikipedia.org/wiki/Learning_object"><text:span text:style-name="T83">.</text:span></text:a><text:a xlink:type="simple" xlink:href="http://en.wikipedia.org/wiki/Learning_object"><text:span text:style-name="T83">org</text:span></text:a><text:a xlink:type="simple" xlink:href="http://en.wikipedia.org/wiki/Learning_object"><text:span text:style-name="T83">/</text:span></text:a><text:a xlink:type="simple" xlink:href="http://en.wikipedia.org/wiki/Learning_object"><text:span text:style-name="T83">wiki</text:span></text:a><text:a xlink:type="simple" xlink:href="http://en.wikipedia.org/wiki/Learning_object"><text:span text:style-name="T83">/</text:span></text:a><text:a xlink:type="simple" xlink:href="http://en.wikipedia.org/wiki/Learning_object"><text:span text:style-name="T83">Learning</text:span></text:a><text:a xlink:type="simple" xlink:href="http://en.wikipedia.org/wiki/Learning_object"><text:span text:style-name="T83">_</text:span></text:a><text:a xlink:type="simple" xlink:href="http://en.wikipedia.org/wiki/Learning_object"><text:span text:style-name="T83">object</text:span></text:a></text:p>
      <text:p text:style-name="P1"><text:a xlink:type="simple" xlink:href="http://en.wikipedia.org/wiki/Intelligent_tutoring_system"><text:span text:style-name="T83">Intelligent</text:span></text:a><text:a xlink:type="simple" xlink:href="http://en.wikipedia.org/wiki/Intelligent_tutoring_system"><text:span text:style-name="T83"> </text:span></text:a><text:a xlink:type="simple" xlink:href="http://en.wikipedia.org/wiki/Intelligent_tutoring_system"><text:span text:style-name="T83">tutoring</text:span></text:a><text:a xlink:type="simple" xlink:href="http://en.wikipedia.org/wiki/Intelligent_tutoring_system"><text:span text:style-name="T83"> </text:span></text:a><text:a xlink:type="simple" xlink:href="http://en.wikipedia.org/wiki/Intelligent_tutoring_system"><text:span text:style-name="T83">system</text:span></text:a><text:a xlink:type="simple" xlink:href="http://en.wikipedia.org/wiki/Intelligent_tutoring_system"><text:span text:style-name="T83"> - </text:span></text:a><text:a xlink:type="simple" xlink:href="http://en.wikipedia.org/wiki/Intelligent_tutoring_system"><text:span text:style-name="T83">Wikipedia</text:span></text:a><text:a xlink:type="simple" xlink:href="http://en.wikipedia.org/wiki/Intelligent_tutoring_system"><text:span text:style-name="T83">, </text:span></text:a><text:a xlink:type="simple" xlink:href="http://en.wikipedia.org/wiki/Intelligent_tutoring_system"><text:span text:style-name="T83">the</text:span></text:a><text:a xlink:type="simple" xlink:href="http://en.wikipedia.org/wiki/Intelligent_tutoring_system"><text:span text:style-name="T83"> </text:span></text:a><text:a xlink:type="simple" xlink:href="http://en.wikipedia.org/wiki/Intelligent_tutoring_system"><text:span text:style-name="T83">free</text:span></text:a><text:a xlink:type="simple" xlink:href="http://en.wikipedia.org/wiki/Intelligent_tutoring_system"><text:span text:style-name="T83"> </text:span></text:a><text:a xlink:type="simple" xlink:href="http://en.wikipedia.org/wiki/Intelligent_tutoring_system"><text:span text:style-name="T83">encyclopedia</text:span></text:a></text:p>
      <text:p text:style-name="P1"><text:a xlink:type="simple" xlink:href="http://en.wikipedia.org/wiki/Cognitive_Tutor"><text:span text:style-name="T83">Cognitive</text:span></text:a><text:a xlink:type="simple" xlink:href="http://en.wikipedia.org/wiki/Cognitive_Tutor"><text:span text:style-name="T83"> </text:span></text:a><text:a xlink:type="simple" xlink:href="http://en.wikipedia.org/wiki/Cognitive_Tutor"><text:span text:style-name="T83">tutor</text:span></text:a><text:a xlink:type="simple" xlink:href="http://en.wikipedia.org/wiki/Cognitive_Tutor"><text:span text:style-name="T83"> - </text:span></text:a><text:a xlink:type="simple" xlink:href="http://en.wikipedia.org/wiki/Cognitive_Tutor"><text:span text:style-name="T83">Wikipedia</text:span></text:a><text:a xlink:type="simple" xlink:href="http://en.wikipedia.org/wiki/Cognitive_Tutor"><text:span text:style-name="T83">, </text:span></text:a><text:a xlink:type="simple" xlink:href="http://en.wikipedia.org/wiki/Cognitive_Tutor"><text:span text:style-name="T83">the</text:span></text:a><text:a xlink:type="simple" xlink:href="http://en.wikipedia.org/wiki/Cognitive_Tutor"><text:span text:style-name="T83"> </text:span></text:a><text:a xlink:type="simple" xlink:href="http://en.wikipedia.org/wiki/Cognitive_Tutor"><text:span text:style-name="T83">free</text:span></text:a><text:a xlink:type="simple" xlink:href="http://en.wikipedia.org/wiki/Cognitive_Tutor"><text:span text:style-name="T83"> </text:span></text:a><text:a xlink:type="simple" xlink:href="http://en.wikipedia.org/wiki/Cognitive_Tutor"><text:span text:style-name="T83">encyclopedia</text:span></text:a></text:p>
      <text:p text:style-name="P1"><text:a xlink:type="simple" xlink:href="http://en.wikipedia.org/wiki/Theory_of_Constraints"><text:span text:style-name="T83">http</text:span></text:a><text:a xlink:type="simple" xlink:href="http://en.wikipedia.org/wiki/Theory_of_Constraints"><text:span text:style-name="T83">://</text:span></text:a><text:a xlink:type="simple" xlink:href="http://en.wikipedia.org/wiki/Theory_of_Constraints"><text:span text:style-name="T83">en</text:span></text:a><text:a xlink:type="simple" xlink:href="http://en.wikipedia.org/wiki/Theory_of_Constraints"><text:span text:style-name="T83">.</text:span></text:a><text:a xlink:type="simple" xlink:href="http://en.wikipedia.org/wiki/Theory_of_Constraints"><text:span text:style-name="T83">wikipedia</text:span></text:a><text:a xlink:type="simple" xlink:href="http://en.wikipedia.org/wiki/Theory_of_Constraints"><text:span text:style-name="T83">.</text:span></text:a><text:a xlink:type="simple" xlink:href="http://en.wikipedia.org/wiki/Theory_of_Constraints"><text:span text:style-name="T83">org</text:span></text:a><text:a xlink:type="simple" xlink:href="http://en.wikipedia.org/wiki/Theory_of_Constraints"><text:span text:style-name="T83">/</text:span></text:a><text:a xlink:type="simple" xlink:href="http://en.wikipedia.org/wiki/Theory_of_Constraints"><text:span text:style-name="T83">wiki</text:span></text:a><text:a xlink:type="simple" xlink:href="http://en.wikipedia.org/wiki/Theory_of_Constraints"><text:span text:style-name="T83">/</text:span></text:a><text:a xlink:type="simple" xlink:href="http://en.wikipedia.org/wiki/Theory_of_Constraints"><text:span text:style-name="T83">Theory</text:span></text:a><text:a xlink:type="simple" xlink:href="http://en.wikipedia.org/wiki/Theory_of_Constraints"><text:span text:style-name="T83">_</text:span></text:a><text:a xlink:type="simple" xlink:href="http://en.wikipedia.org/wiki/Theory_of_Constraints"><text:span text:style-name="T83">of</text:span></text:a><text:a xlink:type="simple" xlink:href="http://en.wikipedia.org/wiki/Theory_of_Constraints"><text:span text:style-name="T83">_</text:span></text:a><text:a xlink:type="simple" xlink:href="http://en.wikipedia.org/wiki/Theory_of_Constraints"><text:span text:style-name="T83">Constraints</text:span></text:a></text:p>
      <text:p text:style-name="P1"><text:a xlink:type="simple" xlink:href="http://en.wikipedia.org/wiki/Role-playing"><text:span text:style-name="T83">http</text:span></text:a><text:a xlink:type="simple" xlink:href="http://en.wikipedia.org/wiki/Role-playing"><text:span text:style-name="T83">://</text:span></text:a><text:a xlink:type="simple" xlink:href="http://en.wikipedia.org/wiki/Role-playing"><text:span text:style-name="T83">en</text:span></text:a><text:a xlink:type="simple" xlink:href="http://en.wikipedia.org/wiki/Role-playing"><text:span text:style-name="T83">.</text:span></text:a><text:a xlink:type="simple" xlink:href="http://en.wikipedia.org/wiki/Role-playing"><text:span text:style-name="T83">wikipedia</text:span></text:a><text:a xlink:type="simple" xlink:href="http://en.wikipedia.org/wiki/Role-playing"><text:span text:style-name="T83">.</text:span></text:a><text:a xlink:type="simple" xlink:href="http://en.wikipedia.org/wiki/Role-playing"><text:span text:style-name="T83">org</text:span></text:a><text:a xlink:type="simple" xlink:href="http://en.wikipedia.org/wiki/Role-playing"><text:span text:style-name="T83">/</text:span></text:a><text:a xlink:type="simple" xlink:href="http://en.wikipedia.org/wiki/Role-playing"><text:span text:style-name="T83">wiki</text:span></text:a><text:a xlink:type="simple" xlink:href="http://en.wikipedia.org/wiki/Role-playing"><text:span text:style-name="T83">/</text:span></text:a><text:a xlink:type="simple" xlink:href="http://en.wikipedia.org/wiki/Role-playing"><text:span text:style-name="T83">Role</text:span></text:a><text:a xlink:type="simple" xlink:href="http://en.wikipedia.org/wiki/Role-playing"><text:span text:style-name="T83">-</text:span></text:a><text:a xlink:type="simple" xlink:href="http://en.wikipedia.org/wiki/Role-playing"><text:span text:style-name="T83">playing</text:span></text:a></text:p>
      <text:p text:style-name="P30"/>
      <text:p text:style-name="P1"><text:span text:style-name="T82">Beating</text:span><text:span text:style-name="T82"> </text:span><text:span text:style-name="T82">the</text:span><text:span text:style-name="T82"> </text:span><text:span text:style-name="T82">Blues</text:span><text:span text:style-name="T82"> (</text:span><text:span text:style-name="T82">NICE</text:span><text:span text:style-name="T82">)</text:span></text:p>
      <text:p text:style-name="P23"/>
      <text:list xml:id="list9191893296158815316" text:style-name="LS74">
        <text:list-item>
          <text:p text:style-name="P129"><text:span text:style-name="T82">http</text:span><text:span text:style-name="T82">://</text:span><text:span text:style-name="T82">www</text:span><text:span text:style-name="T82">.</text:span><text:span text:style-name="T82">beatingtheblues</text:span><text:span text:style-name="T82">.</text:span><text:span text:style-name="T82">co</text:span><text:span text:style-name="T82">.</text:span><text:span text:style-name="T82">uk</text:span><text:span text:style-name="T82">/</text:span><text:span text:style-name="T82">connect</text:span><text:span text:style-name="T82">/</text:span></text:p>
        </text:list-item>
      </text:list>
      <text:p text:style-name="P1"><text:a xlink:type="simple" xlink:href="http://www.ultrasis.com/products/product.jsp?product_id=1"><text:span text:style-name="T16">http</text:span></text:a><text:a xlink:type="simple" xlink:href="http://www.ultrasis.com/products/product.jsp?product_id=1"><text:span text:style-name="T16">://</text:span></text:a><text:a xlink:type="simple" xlink:href="http://www.ultrasis.com/products/product.jsp?product_id=1"><text:span text:style-name="T16">www</text:span></text:a><text:a xlink:type="simple" xlink:href="http://www.ultrasis.com/products/product.jsp?product_id=1"><text:span text:style-name="T16">.</text:span></text:a><text:a xlink:type="simple" xlink:href="http://www.ultrasis.com/products/product.jsp?product_id=1"><text:span text:style-name="T16">ultrasis</text:span></text:a><text:a xlink:type="simple" xlink:href="http://www.ultrasis.com/products/product.jsp?product_id=1"><text:span text:style-name="T16">.</text:span></text:a><text:a xlink:type="simple" xlink:href="http://www.ultrasis.com/products/product.jsp?product_id=1"><text:span text:style-name="T16">com</text:span></text:a><text:a xlink:type="simple" xlink:href="http://www.ultrasis.com/products/product.jsp?product_id=1"><text:span text:style-name="T16">/</text:span></text:a><text:a xlink:type="simple" xlink:href="http://www.ultrasis.com/products/product.jsp?product_id=1"><text:span text:style-name="T16">products</text:span></text:a><text:a xlink:type="simple" xlink:href="http://www.ultrasis.com/products/product.jsp?product_id=1"><text:span text:style-name="T16">/</text:span></text:a><text:a xlink:type="simple" xlink:href="http://www.ultrasis.com/products/product.jsp?product_id=1"><text:span text:style-name="T16">product</text:span></text:a><text:a xlink:type="simple" xlink:href="http://www.ultrasis.com/products/product.jsp?product_id=1"><text:span text:style-name="T16">.</text:span></text:a><text:a xlink:type="simple" xlink:href="http://www.ultrasis.com/products/product.jsp?product_id=1"><text:span text:style-name="T16">jsp</text:span></text:a><text:a xlink:type="simple" xlink:href="http://www.ultrasis.com/products/product.jsp?product_id=1"><text:span text:style-name="T16">?</text:span></text:a><text:a xlink:type="simple" xlink:href="http://www.ultrasis.com/products/product.jsp?product_id=1"><text:span text:style-name="T16">product</text:span></text:a><text:a xlink:type="simple" xlink:href="http://www.ultrasis.com/products/product.jsp?product_id=1"><text:span text:style-name="T16">_</text:span></text:a><text:a xlink:type="simple" xlink:href="http://www.ultrasis.com/products/product.jsp?product_id=1"><text:span text:style-name="T16">id</text:span></text:a><text:a xlink:type="simple" xlink:href="http://www.ultrasis.com/products/product.jsp?product_id=1"><text:span text:style-name="T16">=1</text:span></text:a></text:p>
      <text:p text:style-name="P1"><text:a xlink:type="simple" xlink:href="http://moodgym.anu.edu.au/welcome/faq"><text:span text:style-name="T17">http</text:span></text:a><text:a xlink:type="simple" xlink:href="http://moodgym.anu.edu.au/welcome/faq"><text:span text:style-name="T17">://</text:span></text:a><text:a xlink:type="simple" xlink:href="http://moodgym.anu.edu.au/welcome/faq"><text:span text:style-name="T17">moodgym</text:span></text:a><text:a xlink:type="simple" xlink:href="http://moodgym.anu.edu.au/welcome/faq"><text:span text:style-name="T17">.</text:span></text:a><text:a xlink:type="simple" xlink:href="http://moodgym.anu.edu.au/welcome/faq"><text:span text:style-name="T17">anu</text:span></text:a><text:a xlink:type="simple" xlink:href="http://moodgym.anu.edu.au/welcome/faq"><text:span text:style-name="T17">.</text:span></text:a><text:a xlink:type="simple" xlink:href="http://moodgym.anu.edu.au/welcome/faq"><text:span text:style-name="T17">edu</text:span></text:a><text:a xlink:type="simple" xlink:href="http://moodgym.anu.edu.au/welcome/faq"><text:span text:style-name="T17">.</text:span></text:a><text:a xlink:type="simple" xlink:href="http://moodgym.anu.edu.au/welcome/faq"><text:span text:style-name="T17">au</text:span></text:a><text:a xlink:type="simple" xlink:href="http://moodgym.anu.edu.au/welcome/faq"><text:span text:style-name="T17">/</text:span></text:a><text:a xlink:type="simple" xlink:href="http://moodgym.anu.edu.au/welcome/faq"><text:span text:style-name="T17">welcome</text:span></text:a><text:a xlink:type="simple" xlink:href="http://moodgym.anu.edu.au/welcome/faq"><text:span text:style-name="T17">/</text:span></text:a><text:a xlink:type="simple" xlink:href="http://moodgym.anu.edu.au/welcome/faq"><text:span text:style-name="T17">faq</text:span></text:a></text:p>
      <text:p text:style-name="P1"><text:a xlink:type="simple" xlink:href="http://ecouch.anu.edu.au/welcome"><text:span text:style-name="T17">http</text:span></text:a><text:a xlink:type="simple" xlink:href="http://ecouch.anu.edu.au/welcome"><text:span text:style-name="T17">://</text:span></text:a><text:a xlink:type="simple" xlink:href="http://ecouch.anu.edu.au/welcome"><text:span text:style-name="T17">ecouch</text:span></text:a><text:a xlink:type="simple" xlink:href="http://ecouch.anu.edu.au/welcome"><text:span text:style-name="T17">.</text:span></text:a><text:a xlink:type="simple" xlink:href="http://ecouch.anu.edu.au/welcome"><text:span text:style-name="T17">anu</text:span></text:a><text:a xlink:type="simple" xlink:href="http://ecouch.anu.edu.au/welcome"><text:span text:style-name="T17">.</text:span></text:a><text:a xlink:type="simple" xlink:href="http://ecouch.anu.edu.au/welcome"><text:span text:style-name="T17">edu</text:span></text:a><text:a xlink:type="simple" xlink:href="http://ecouch.anu.edu.au/welcome"><text:span text:style-name="T17">.</text:span></text:a><text:a xlink:type="simple" xlink:href="http://ecouch.anu.edu.au/welcome"><text:span text:style-name="T17">au</text:span></text:a><text:a xlink:type="simple" xlink:href="http://ecouch.anu.edu.au/welcome"><text:span text:style-name="T17">/</text:span></text:a><text:a xlink:type="simple" xlink:href="http://ecouch.anu.edu.au/welcome"><text:span text:style-name="T17">welcome</text:span></text:a></text:p>
      <text:p text:style-name="P17"/>
      <text:h text:style-name="P222" text:outline-level="10">Story Elements</text:h>
      <text:p text:style-name="P1"><text:span text:style-name="T72">http</text:span><text:span text:style-name="T72">://</text:span><text:span text:style-name="T72">tvtropes</text:span><text:span text:style-name="T72">.</text:span><text:span text:style-name="T72">org</text:span><text:span text:style-name="T72">/</text:span></text:p>
      <text:p text:style-name="P21"/>
      <text:p text:style-name="P21"/>
      <text:h text:style-name="P222" text:outline-level="10">Psychogenic Human Needs</text:h>
      <text:p text:style-name="P1"><text:a xlink:type="simple" xlink:href="http://www.ehow.com/info_8299766_motives-pyschology.html"><text:span text:style-name="T67">http</text:span></text:a><text:a xlink:type="simple" xlink:href="http://www.ehow.com/info_8299766_motives-pyschology.html"><text:span text:style-name="T67">://</text:span></text:a><text:a xlink:type="simple" xlink:href="http://www.ehow.com/info_8299766_motives-pyschology.html"><text:span text:style-name="T67">www</text:span></text:a><text:a xlink:type="simple" xlink:href="http://www.ehow.com/info_8299766_motives-pyschology.html"><text:span text:style-name="T67">.</text:span></text:a><text:a xlink:type="simple" xlink:href="http://www.ehow.com/info_8299766_motives-pyschology.html"><text:span text:style-name="T67">ehow</text:span></text:a><text:a xlink:type="simple" xlink:href="http://www.ehow.com/info_8299766_motives-pyschology.html"><text:span text:style-name="T67">.</text:span></text:a><text:a xlink:type="simple" xlink:href="http://www.ehow.com/info_8299766_motives-pyschology.html"><text:span text:style-name="T67">com</text:span></text:a><text:a xlink:type="simple" xlink:href="http://www.ehow.com/info_8299766_motives-pyschology.html"><text:span text:style-name="T67">/</text:span></text:a><text:a xlink:type="simple" xlink:href="http://www.ehow.com/info_8299766_motives-pyschology.html"><text:span text:style-name="T67">info</text:span></text:a><text:a xlink:type="simple" xlink:href="http://www.ehow.com/info_8299766_motives-pyschology.html"><text:span text:style-name="T67">_8299766_</text:span></text:a><text:a xlink:type="simple" xlink:href="http://www.ehow.com/info_8299766_motives-pyschology.html"><text:span text:style-name="T67">motives</text:span></text:a><text:a xlink:type="simple" xlink:href="http://www.ehow.com/info_8299766_motives-pyschology.html"><text:span text:style-name="T67">-</text:span></text:a><text:a xlink:type="simple" xlink:href="http://www.ehow.com/info_8299766_motives-pyschology.html"><text:span text:style-name="T67">pyschology</text:span></text:a><text:a xlink:type="simple" xlink:href="http://www.ehow.com/info_8299766_motives-pyschology.html"><text:span text:style-name="T67">.</text:span></text:a><text:a xlink:type="simple" xlink:href="http://www.ehow.com/info_8299766_motives-pyschology.html"><text:span text:style-name="T67">html</text:span></text:a></text:p>
      <text:p text:style-name="P13"/>
      <text:p text:style-name="P13"/>
      <text:h text:style-name="P224" text:outline-level="10"><text:span text:style-name="T88">Abraham</text:span><text:span text:style-name="T88"> </text:span><text:span text:style-name="T88">Maslow</text:span><text:span text:style-name="T88">'</text:span><text:span text:style-name="T88">s</text:span><text:span text:style-name="T88"> </text:span><text:span text:style-name="T88">Hierarchy</text:span></text:h>
      <text:h text:style-name="P224" text:outline-level="10"><text:span text:style-name="T88">Erich</text:span><text:span text:style-name="T88"> </text:span><text:span text:style-name="T88">Fromm</text:span></text:h>
      <text:h text:style-name="P224" text:outline-level="10"><text:span text:style-name="T61">According</text:span><text:span text:style-name="T61"> </text:span><text:span text:style-name="T61">to</text:span><text:span text:style-name="T61"> </text:span><text:span text:style-name="T61">Fromm</text:span><text:span text:style-name="T61">, </text:span><text:span text:style-name="T61">basic</text:span><text:span text:style-name="T61"> </text:span><text:span text:style-name="T61">needs</text:span><text:span text:style-name="T61"> </text:span><text:span text:style-name="T61">include</text:span><text:span text:style-name="T61"> </text:span><text:span text:style-name="T61">the</text:span><text:span text:style-name="T61"> </text:span><text:span text:style-name="T61">need</text:span><text:span text:style-name="T61"> </text:span><text:span text:style-name="T61">for</text:span><text:span text:style-name="T61"> </text:span><text:span text:style-name="T61">relatedness</text:span><text:span text:style-name="T61">, </text:span><text:span text:style-name="T61">transcendence</text:span><text:span text:style-name="T61">, </text:span><text:span text:style-name="T61">rootedness</text:span><text:span text:style-name="T61">, </text:span><text:span text:style-name="T61">identity</text:span><text:span text:style-name="T61"> </text:span><text:span text:style-name="T61">and</text:span><text:span text:style-name="T61"> </text:span><text:span text:style-name="T61">a</text:span><text:span text:style-name="T61"> </text:span><text:span text:style-name="T61">frame</text:span><text:span text:style-name="T61"> </text:span><text:span text:style-name="T61">of</text:span><text:span text:style-name="T61"> </text:span><text:span text:style-name="T61">orientation</text:span><text:span text:style-name="T61">.</text:span></text:h>
      <text:h text:style-name="P224" text:outline-level="10"><text:span text:style-name="T88">Murray</text:span><text:span text:style-name="T88"> </text:span><text:span text:style-name="T88">Biological</text:span><text:span text:style-name="T88"> </text:span><text:span text:style-name="T88">and</text:span><text:span text:style-name="T88"> </text:span><text:span text:style-name="T88">Psychogenic</text:span><text:span text:style-name="T88"> </text:span><text:span text:style-name="T88">Needs</text:span><text:span text:style-name="T88"> &amp; </text:span><text:span text:style-name="T88">Thematic</text:span><text:span text:style-name="T88"> </text:span><text:span text:style-name="T88">Appreciation</text:span><text:span text:style-name="T88"> </text:span><text:span text:style-name="T88">Test</text:span><text:span text:style-name="T88"> (</text:span><text:span text:style-name="T88">TAT</text:span><text:span text:style-name="T88">)</text:span></text:h>
      <text:list xml:id="list1241937398987395659" text:style-name="LS75">
        <text:list-item>
          <text:list>
            <text:list-item>
              <text:p text:style-name="P160"><text:a xlink:type="simple" xlink:href="http://en.wikipedia.org/wiki/Thematic_Apperception_Test"><text:span text:style-name="T63">http</text:span></text:a><text:a xlink:type="simple" xlink:href="http://en.wikipedia.org/wiki/Thematic_Apperception_Test"><text:span text:style-name="T63">://</text:span></text:a><text:a xlink:type="simple" xlink:href="http://en.wikipedia.org/wiki/Thematic_Apperception_Test"><text:span text:style-name="T63">en</text:span></text:a><text:a xlink:type="simple" xlink:href="http://en.wikipedia.org/wiki/Thematic_Apperception_Test"><text:span text:style-name="T63">.</text:span></text:a><text:a xlink:type="simple" xlink:href="http://en.wikipedia.org/wiki/Thematic_Apperception_Test"><text:span text:style-name="T63">wikipedia</text:span></text:a><text:a xlink:type="simple" xlink:href="http://en.wikipedia.org/wiki/Thematic_Apperception_Test"><text:span text:style-name="T63">.</text:span></text:a><text:a xlink:type="simple" xlink:href="http://en.wikipedia.org/wiki/Thematic_Apperception_Test"><text:span text:style-name="T63">org</text:span></text:a><text:a xlink:type="simple" xlink:href="http://en.wikipedia.org/wiki/Thematic_Apperception_Test"><text:span text:style-name="T63">/</text:span></text:a><text:a xlink:type="simple" xlink:href="http://en.wikipedia.org/wiki/Thematic_Apperception_Test"><text:span text:style-name="T63">wiki</text:span></text:a><text:a xlink:type="simple" xlink:href="http://en.wikipedia.org/wiki/Thematic_Apperception_Test"><text:span text:style-name="T63">/</text:span></text:a><text:a xlink:type="simple" xlink:href="http://en.wikipedia.org/wiki/Thematic_Apperception_Test"><text:span text:style-name="T63">Thematic</text:span></text:a><text:a xlink:type="simple" xlink:href="http://en.wikipedia.org/wiki/Thematic_Apperception_Test"><text:span text:style-name="T63">_</text:span></text:a><text:a xlink:type="simple" xlink:href="http://en.wikipedia.org/wiki/Thematic_Apperception_Test"><text:span text:style-name="T63">Apperception</text:span></text:a><text:a xlink:type="simple" xlink:href="http://en.wikipedia.org/wiki/Thematic_Apperception_Test"><text:span text:style-name="T63">_</text:span></text:a><text:a xlink:type="simple" xlink:href="http://en.wikipedia.org/wiki/Thematic_Apperception_Test"><text:span text:style-name="T63">Test</text:span></text:a></text:p>
            </text:list-item>
            <text:list-item>
              <text:p text:style-name="P160"><text:a xlink:type="simple" xlink:href="http://en.wikipedia.org/wiki/Murray's_psychogenic_needs"><text:span text:style-name="T63">http</text:span></text:a><text:a xlink:type="simple" xlink:href="http://en.wikipedia.org/wiki/Murray's_psychogenic_needs"><text:span text:style-name="T63">://</text:span></text:a><text:a xlink:type="simple" xlink:href="http://en.wikipedia.org/wiki/Murray's_psychogenic_needs"><text:span text:style-name="T63">en</text:span></text:a><text:a xlink:type="simple" xlink:href="http://en.wikipedia.org/wiki/Murray's_psychogenic_needs"><text:span text:style-name="T63">.</text:span></text:a><text:a xlink:type="simple" xlink:href="http://en.wikipedia.org/wiki/Murray's_psychogenic_needs"><text:span text:style-name="T63">wikipedia</text:span></text:a><text:a xlink:type="simple" xlink:href="http://en.wikipedia.org/wiki/Murray's_psychogenic_needs"><text:span text:style-name="T63">.</text:span></text:a><text:a xlink:type="simple" xlink:href="http://en.wikipedia.org/wiki/Murray's_psychogenic_needs"><text:span text:style-name="T63">org</text:span></text:a><text:a xlink:type="simple" xlink:href="http://en.wikipedia.org/wiki/Murray's_psychogenic_needs"><text:span text:style-name="T63">/</text:span></text:a><text:a xlink:type="simple" xlink:href="http://en.wikipedia.org/wiki/Murray's_psychogenic_needs"><text:span text:style-name="T63">wiki</text:span></text:a><text:a xlink:type="simple" xlink:href="http://en.wikipedia.org/wiki/Murray's_psychogenic_needs"><text:span text:style-name="T63">/</text:span></text:a><text:a xlink:type="simple" xlink:href="http://en.wikipedia.org/wiki/Murray's_psychogenic_needs"><text:span text:style-name="T63">Murray</text:span></text:a><text:a xlink:type="simple" xlink:href="http://en.wikipedia.org/wiki/Murray's_psychogenic_needs"><text:span text:style-name="T63">'</text:span></text:a><text:a xlink:type="simple" xlink:href="http://en.wikipedia.org/wiki/Murray's_psychogenic_needs"><text:span text:style-name="T63">s</text:span></text:a><text:a xlink:type="simple" xlink:href="http://en.wikipedia.org/wiki/Murray's_psychogenic_needs"><text:span text:style-name="T63">_</text:span></text:a><text:a xlink:type="simple" xlink:href="http://en.wikipedia.org/wiki/Murray's_psychogenic_needs"><text:span text:style-name="T63">psychogenic</text:span></text:a><text:a xlink:type="simple" xlink:href="http://en.wikipedia.org/wiki/Murray's_psychogenic_needs"><text:span text:style-name="T63">_</text:span></text:a><text:a xlink:type="simple" xlink:href="http://en.wikipedia.org/wiki/Murray's_psychogenic_needs"><text:span text:style-name="T63">needs</text:span></text:a></text:p>
            </text:list-item>
          </text:list>
        </text:list-item>
        <text:list-item>
          <text:p text:style-name="P160"><text:span text:style-name="T89">Ishizuka</text:span><text:span text:style-name="T89">'</text:span><text:span text:style-name="T89">s</text:span><text:span text:style-name="T89"> </text:span><text:span text:style-name="T89">Spheres</text:span></text:p>
          <text:list>
            <text:list-item>
              <text:p text:style-name="P160"><text:soft-page-break/><text:span text:style-name="T60">Examining</text:span><text:span text:style-name="T60"> </text:span><text:span text:style-name="T60">only</text:span><text:span text:style-name="T60"> </text:span><text:span text:style-name="T60">psychological</text:span><text:span text:style-name="T60"> </text:span><text:span text:style-name="T60">needs</text:span><text:span text:style-name="T60"> </text:span><text:span text:style-name="T60">and</text:span><text:span text:style-name="T60"> </text:span><text:span text:style-name="T60">motives</text:span><text:span text:style-name="T60">, </text:span><text:span text:style-name="T60">Ishizuka</text:span><text:span text:style-name="T60"> </text:span><text:span text:style-name="T60">divided</text:span><text:span text:style-name="T60"> </text:span><text:span text:style-name="T60">human</text:span><text:span text:style-name="T60"> </text:span><text:span text:style-name="T60">motives</text:span><text:span text:style-name="T60"> </text:span><text:span text:style-name="T60">into</text:span><text:span text:style-name="T60"> </text:span><text:span text:style-name="T60">three</text:span><text:span text:style-name="T60"> </text:span><text:span text:style-name="T60">spheres</text:span><text:span text:style-name="T60">: </text:span><text:span text:style-name="T60">the</text:span><text:span text:style-name="T60"> </text:span><text:span text:style-name="T60">search</text:span><text:span text:style-name="T60"> </text:span><text:span text:style-name="T60">for</text:span><text:span text:style-name="T60"> </text:span><text:span text:style-name="T60">self</text:span><text:span text:style-name="T60">, </text:span><text:span text:style-name="T60">the</text:span><text:span text:style-name="T60"> </text:span><text:span text:style-name="T60">need</text:span><text:span text:style-name="T60"> </text:span><text:span text:style-name="T60">for</text:span><text:span text:style-name="T60"> </text:span><text:span text:style-name="T60">intimacy</text:span><text:span text:style-name="T60"> </text:span><text:span text:style-name="T60">and</text:span><text:span text:style-name="T60"> </text:span><text:span text:style-name="T60">the</text:span><text:span text:style-name="T60"> </text:span><text:span text:style-name="T60">quest</text:span><text:span text:style-name="T60"> </text:span><text:span text:style-name="T60">for</text:span><text:span text:style-name="T60"> </text:span><text:span text:style-name="T60">achievement</text:span><text:span text:style-name="T60">. </text:span><text:span text:style-name="T60">Recurring</text:span><text:span text:style-name="T60"> </text:span><text:span text:style-name="T60">themes</text:span><text:span text:style-name="T60"> </text:span><text:span text:style-name="T60">of</text:span><text:span text:style-name="T60"> </text:span><text:span text:style-name="T60">the</text:span><text:span text:style-name="T60"> </text:span><text:span text:style-name="T60">need</text:span><text:span text:style-name="T60"> </text:span><text:span text:style-name="T60">for</text:span><text:span text:style-name="T60"> </text:span><text:span text:style-name="T60">interaction</text:span><text:span text:style-name="T60">, </text:span><text:span text:style-name="T60">self</text:span><text:span text:style-name="T60">-</text:span><text:span text:style-name="T60">understanding</text:span><text:span text:style-name="T60"> </text:span><text:span text:style-name="T60">and</text:span><text:span text:style-name="T60"> </text:span><text:span text:style-name="T60">meaningful</text:span><text:span text:style-name="T60"> </text:span><text:span text:style-name="T60">work</text:span><text:span text:style-name="T60"> </text:span><text:span text:style-name="T60">underlie</text:span><text:span text:style-name="T60"> </text:span><text:span text:style-name="T60">the</text:span><text:span text:style-name="T60"> </text:span><text:span text:style-name="T60">work</text:span><text:span text:style-name="T60"> </text:span><text:span text:style-name="T60">of</text:span><text:span text:style-name="T60"> </text:span><text:span text:style-name="T60">psychologists</text:span><text:span text:style-name="T60"> </text:span><text:span text:style-name="T60">in</text:span><text:span text:style-name="T60"> </text:span><text:span text:style-name="T60">understanding</text:span><text:span text:style-name="T60"> </text:span><text:span text:style-name="T60">what</text:span><text:span text:style-name="T60"> </text:span><text:span text:style-name="T60">truly</text:span><text:span text:style-name="T60"> </text:span><text:span text:style-name="T60">motivates</text:span><text:span text:style-name="T60"> </text:span><text:span text:style-name="T60">humans</text:span><text:span text:style-name="T60">.</text:span></text:p>
            </text:list-item>
          </text:list>
        </text:list-item>
        <text:list-item>
          <text:p text:style-name="P160">Neurotics Needs</text:p>
          <text:list>
            <text:list-item>
              <text:p text:style-name="P160"><text:a xlink:type="simple" xlink:href="http://psychology.about.com/od/theoriesofpersonality/a/neuroticneeds.htm"><text:span text:style-name="T63">http</text:span></text:a><text:a xlink:type="simple" xlink:href="http://psychology.about.com/od/theoriesofpersonality/a/neuroticneeds.htm"><text:span text:style-name="T63">://</text:span></text:a><text:a xlink:type="simple" xlink:href="http://psychology.about.com/od/theoriesofpersonality/a/neuroticneeds.htm"><text:span text:style-name="T63">psychology</text:span></text:a><text:a xlink:type="simple" xlink:href="http://psychology.about.com/od/theoriesofpersonality/a/neuroticneeds.htm"><text:span text:style-name="T63">.</text:span></text:a><text:a xlink:type="simple" xlink:href="http://psychology.about.com/od/theoriesofpersonality/a/neuroticneeds.htm"><text:span text:style-name="T63">about</text:span></text:a><text:a xlink:type="simple" xlink:href="http://psychology.about.com/od/theoriesofpersonality/a/neuroticneeds.htm"><text:span text:style-name="T63">.</text:span></text:a><text:a xlink:type="simple" xlink:href="http://psychology.about.com/od/theoriesofpersonality/a/neuroticneeds.htm"><text:span text:style-name="T63">com</text:span></text:a><text:a xlink:type="simple" xlink:href="http://psychology.about.com/od/theoriesofpersonality/a/neuroticneeds.htm"><text:span text:style-name="T63">/</text:span></text:a><text:a xlink:type="simple" xlink:href="http://psychology.about.com/od/theoriesofpersonality/a/neuroticneeds.htm"><text:span text:style-name="T63">od</text:span></text:a><text:a xlink:type="simple" xlink:href="http://psychology.about.com/od/theoriesofpersonality/a/neuroticneeds.htm"><text:span text:style-name="T63">/</text:span></text:a><text:a xlink:type="simple" xlink:href="http://psychology.about.com/od/theoriesofpersonality/a/neuroticneeds.htm"><text:span text:style-name="T63">theoriesofpersonality</text:span></text:a><text:a xlink:type="simple" xlink:href="http://psychology.about.com/od/theoriesofpersonality/a/neuroticneeds.htm"><text:span text:style-name="T63">/</text:span></text:a><text:a xlink:type="simple" xlink:href="http://psychology.about.com/od/theoriesofpersonality/a/neuroticneeds.htm"><text:span text:style-name="T63">a</text:span></text:a><text:a xlink:type="simple" xlink:href="http://psychology.about.com/od/theoriesofpersonality/a/neuroticneeds.htm"><text:span text:style-name="T63">/</text:span></text:a><text:a xlink:type="simple" xlink:href="http://psychology.about.com/od/theoriesofpersonality/a/neuroticneeds.htm"><text:span text:style-name="T63">neuroticneeds</text:span></text:a><text:a xlink:type="simple" xlink:href="http://psychology.about.com/od/theoriesofpersonality/a/neuroticneeds.htm"><text:span text:style-name="T63">.</text:span></text:a><text:a xlink:type="simple" xlink:href="http://psychology.about.com/od/theoriesofpersonality/a/neuroticneeds.htm"><text:span text:style-name="T63">htm</text:span></text:a></text:p>
            </text:list-item>
          </text:list>
        </text:list-item>
      </text:list>
      <text:p text:style-name="P10"/>
      <text:p text:style-name="P10"/>
      <text:h text:style-name="P227" text:outline-level="10"><text:span text:style-name="T7">Murrays</text:span><text:span text:style-name="T7"> </text:span><text:span text:style-name="T7">Psychogenic</text:span><text:span text:style-name="T7"> </text:span><text:span text:style-name="T7">Needs</text:span></text:h>
      <text:p text:style-name="P1"><text:span text:style-name="T60">This</text:span><text:span text:style-name="T60"> </text:span><text:span text:style-name="T60">is</text:span><text:span text:style-name="T60"> </text:span><text:span text:style-name="T60">the</text:span><text:span text:style-name="T60"> </text:span><text:span text:style-name="T60">list</text:span><text:span text:style-name="T60"> </text:span><text:span text:style-name="T60">of</text:span><text:span text:style-name="T60"> </text:span><text:span text:style-name="T60">needs</text:span><text:span text:style-name="T60"> </text:span><text:span text:style-name="T60">identified</text:span><text:span text:style-name="T60"> </text:span><text:span text:style-name="T60">in</text:span><text:span text:style-name="T60"> </text:span><text:span text:style-name="T60">Explorations</text:span><text:span text:style-name="T60"> </text:span><text:span text:style-name="T60">in</text:span><text:span text:style-name="T60"> </text:span><text:span text:style-name="T60">Personality</text:span><text:span text:style-name="T60">, </text:span><text:span text:style-name="T60">edited</text:span><text:span text:style-name="T60"> </text:span><text:span text:style-name="T60">by</text:span><text:a xlink:type="simple" xlink:href="http://en.wikipedia.org/wiki/Henry_A._Murray"><text:span text:style-name="T60"> </text:span></text:a><text:a xlink:type="simple" xlink:href="http://en.wikipedia.org/wiki/Henry_A._Murray"><text:span text:style-name="T90">Henry</text:span></text:a><text:a xlink:type="simple" xlink:href="http://en.wikipedia.org/wiki/Henry_A._Murray"><text:span text:style-name="T90"> </text:span></text:a><text:a xlink:type="simple" xlink:href="http://en.wikipedia.org/wiki/Henry_A._Murray"><text:span text:style-name="T90">A</text:span></text:a><text:a xlink:type="simple" xlink:href="http://en.wikipedia.org/wiki/Henry_A._Murray"><text:span text:style-name="T90">. </text:span></text:a><text:a xlink:type="simple" xlink:href="http://en.wikipedia.org/wiki/Henry_A._Murray"><text:span text:style-name="T90">Murray</text:span></text:a><text:span text:style-name="T60"> </text:span><text:span text:style-name="T60">in</text:span><text:span text:style-name="T60"> 1938.</text:span></text:p>
      <text:p text:style-name="P1"><text:a xlink:type="simple" xlink:href="http://en.wikipedia.org/wiki/Murray's_psychogenic_needs"><text:span text:style-name="T63">http</text:span></text:a><text:a xlink:type="simple" xlink:href="http://en.wikipedia.org/wiki/Murray's_psychogenic_needs"><text:span text:style-name="T63">://</text:span></text:a><text:a xlink:type="simple" xlink:href="http://en.wikipedia.org/wiki/Murray's_psychogenic_needs"><text:span text:style-name="T63">en</text:span></text:a><text:a xlink:type="simple" xlink:href="http://en.wikipedia.org/wiki/Murray's_psychogenic_needs"><text:span text:style-name="T63">.</text:span></text:a><text:a xlink:type="simple" xlink:href="http://en.wikipedia.org/wiki/Murray's_psychogenic_needs"><text:span text:style-name="T63">wikipedia</text:span></text:a><text:a xlink:type="simple" xlink:href="http://en.wikipedia.org/wiki/Murray's_psychogenic_needs"><text:span text:style-name="T63">.</text:span></text:a><text:a xlink:type="simple" xlink:href="http://en.wikipedia.org/wiki/Murray's_psychogenic_needs"><text:span text:style-name="T63">org</text:span></text:a><text:a xlink:type="simple" xlink:href="http://en.wikipedia.org/wiki/Murray's_psychogenic_needs"><text:span text:style-name="T63">/</text:span></text:a><text:a xlink:type="simple" xlink:href="http://en.wikipedia.org/wiki/Murray's_psychogenic_needs"><text:span text:style-name="T63">wiki</text:span></text:a><text:a xlink:type="simple" xlink:href="http://en.wikipedia.org/wiki/Murray's_psychogenic_needs"><text:span text:style-name="T63">/</text:span></text:a><text:a xlink:type="simple" xlink:href="http://en.wikipedia.org/wiki/Murray's_psychogenic_needs"><text:span text:style-name="T63">Murray</text:span></text:a><text:a xlink:type="simple" xlink:href="http://en.wikipedia.org/wiki/Murray's_psychogenic_needs"><text:span text:style-name="T63">'</text:span></text:a><text:a xlink:type="simple" xlink:href="http://en.wikipedia.org/wiki/Murray's_psychogenic_needs"><text:span text:style-name="T63">s</text:span></text:a><text:a xlink:type="simple" xlink:href="http://en.wikipedia.org/wiki/Murray's_psychogenic_needs"><text:span text:style-name="T63">_</text:span></text:a><text:a xlink:type="simple" xlink:href="http://en.wikipedia.org/wiki/Murray's_psychogenic_needs"><text:span text:style-name="T63">psychogenic</text:span></text:a><text:a xlink:type="simple" xlink:href="http://en.wikipedia.org/wiki/Murray's_psychogenic_needs"><text:span text:style-name="T63">_</text:span></text:a><text:a xlink:type="simple" xlink:href="http://en.wikipedia.org/wiki/Murray's_psychogenic_needs"><text:span text:style-name="T63">needs</text:span></text:a></text:p>
      <table:table table:name="Table21" table:style-name="Table21">
        <table:table-column table:style-name="Table21.A" table:number-columns-repeated="2"/>
        <table:table-row>
          <table:table-cell table:style-name="Table21.A1" office:value-type="string">
            <text:p text:style-name="P95">Need</text:p>
          </table:table-cell>
          <table:table-cell table:style-name="Table21.A1" office:value-type="string">
            <text:p text:style-name="P95">Definition</text:p>
          </table:table-cell>
        </table:table-row>
        <table:table-row>
          <table:table-cell table:style-name="Table21.A1" office:value-type="string">
            <text:p text:style-name="P96">Abasement</text:p>
          </table:table-cell>
          <table:table-cell table:style-name="Table21.A1" office:value-type="string">
            <text:p text:style-name="P37"><text:span text:style-name="T5">To</text:span><text:span text:style-name="T5"> </text:span><text:span text:style-name="T5">surrender</text:span><text:span text:style-name="T5"> </text:span><text:span text:style-name="T5">and</text:span><text:span text:style-name="T5"> </text:span><text:span text:style-name="T5">submit</text:span><text:span text:style-name="T5"> </text:span><text:span text:style-name="T5">to</text:span><text:span text:style-name="T5"> </text:span><text:span text:style-name="T5">others</text:span><text:span text:style-name="T5">, </text:span><text:span text:style-name="T5">accept</text:span><text:span text:style-name="T5"> </text:span><text:span text:style-name="T5">blame</text:span><text:span text:style-name="T5"> </text:span><text:span text:style-name="T5">and</text:span><text:span text:style-name="T5"> </text:span><text:span text:style-name="T5">punishment</text:span><text:span text:style-name="T5">. </text:span><text:span text:style-name="T5">To</text:span><text:span text:style-name="T5"> </text:span><text:span text:style-name="T5">enjoy</text:span><text:span text:style-name="T5"> </text:span><text:span text:style-name="T5">pain</text:span><text:span text:style-name="T5"> </text:span><text:span text:style-name="T5">and</text:span><text:span text:style-name="T5"> </text:span><text:span text:style-name="T5">misfortune</text:span><text:span text:style-name="T5">.</text:span></text:p>
          </table:table-cell>
        </table:table-row>
        <table:table-row>
          <table:table-cell table:style-name="Table21.A1" office:value-type="string">
            <text:p text:style-name="P96">Achievement</text:p>
          </table:table-cell>
          <table:table-cell table:style-name="Table21.A1" office:value-type="string">
            <text:p text:style-name="P37"><text:span text:style-name="T5">To</text:span><text:span text:style-name="T5"> </text:span><text:span text:style-name="T5">accomplish</text:span><text:span text:style-name="T5"> </text:span><text:span text:style-name="T5">difficult</text:span><text:span text:style-name="T5"> </text:span><text:span text:style-name="T5">tasks</text:span><text:span text:style-name="T5">, </text:span><text:span text:style-name="T5">overcoming</text:span><text:span text:style-name="T5"> </text:span><text:span text:style-name="T5">obstacles</text:span><text:span text:style-name="T5"> </text:span><text:span text:style-name="T5">and</text:span><text:span text:style-name="T5"> </text:span><text:span text:style-name="T5">becoming</text:span><text:span text:style-name="T5"> </text:span><text:span text:style-name="T5">expert</text:span><text:span text:style-name="T5">.</text:span></text:p>
          </table:table-cell>
        </table:table-row>
        <table:table-row>
          <table:table-cell table:style-name="Table21.A1" office:value-type="string">
            <text:p text:style-name="P96">Affiliation</text:p>
          </table:table-cell>
          <table:table-cell table:style-name="Table21.A1" office:value-type="string">
            <text:p text:style-name="P37"><text:span text:style-name="T5">To</text:span><text:span text:style-name="T5"> </text:span><text:span text:style-name="T5">be</text:span><text:span text:style-name="T5"> </text:span><text:span text:style-name="T5">close</text:span><text:span text:style-name="T5"> </text:span><text:span text:style-name="T5">and</text:span><text:span text:style-name="T5"> </text:span><text:span text:style-name="T5">loyal</text:span><text:span text:style-name="T5"> </text:span><text:span text:style-name="T5">to</text:span><text:span text:style-name="T5"> </text:span><text:span text:style-name="T5">another</text:span><text:span text:style-name="T5"> </text:span><text:span text:style-name="T5">person</text:span><text:span text:style-name="T5">, </text:span><text:span text:style-name="T5">pleasing</text:span><text:span text:style-name="T5"> </text:span><text:span text:style-name="T5">them</text:span><text:span text:style-name="T5"> </text:span><text:span text:style-name="T5">and</text:span><text:span text:style-name="T5"> </text:span><text:span text:style-name="T5">winning</text:span><text:span text:style-name="T5"> </text:span><text:span text:style-name="T5">their</text:span><text:span text:style-name="T5"> </text:span><text:span text:style-name="T5">friendship</text:span><text:span text:style-name="T5"> </text:span><text:span text:style-name="T5">and</text:span><text:span text:style-name="T5"> </text:span><text:span text:style-name="T5">attention</text:span><text:span text:style-name="T5">.</text:span></text:p>
          </table:table-cell>
        </table:table-row>
        <table:table-row>
          <table:table-cell table:style-name="Table21.A1" office:value-type="string">
            <text:p text:style-name="P96">Aggression</text:p>
          </table:table-cell>
          <table:table-cell table:style-name="Table21.A1" office:value-type="string">
            <text:p text:style-name="P37"><text:span text:style-name="T5">To</text:span><text:span text:style-name="T5"> </text:span><text:span text:style-name="T5">forcefully</text:span><text:span text:style-name="T5"> </text:span><text:span text:style-name="T5">overcome</text:span><text:span text:style-name="T5"> </text:span><text:span text:style-name="T5">an</text:span><text:span text:style-name="T5"> </text:span><text:span text:style-name="T5">opponent</text:span><text:span text:style-name="T5">, </text:span><text:span text:style-name="T5">controlling</text:span><text:span text:style-name="T5">, </text:span><text:span text:style-name="T5">taking</text:span><text:span text:style-name="T5"> </text:span><text:span text:style-name="T5">revenge</text:span><text:span text:style-name="T5"> </text:span><text:span text:style-name="T5">or</text:span><text:span text:style-name="T5"> </text:span><text:span text:style-name="T5">punishing</text:span><text:span text:style-name="T5"> </text:span><text:span text:style-name="T5">them</text:span><text:span text:style-name="T5">.</text:span></text:p>
          </table:table-cell>
        </table:table-row>
        <table:table-row>
          <table:table-cell table:style-name="Table21.A1" office:value-type="string">
            <text:p text:style-name="P96">Autonomy</text:p>
          </table:table-cell>
          <table:table-cell table:style-name="Table21.A1" office:value-type="string">
            <text:p text:style-name="P37"><text:span text:style-name="T5">To</text:span><text:span text:style-name="T5"> </text:span><text:span text:style-name="T5">break</text:span><text:span text:style-name="T5"> </text:span><text:span text:style-name="T5">free</text:span><text:span text:style-name="T5"> </text:span><text:span text:style-name="T5">from</text:span><text:span text:style-name="T5"> </text:span><text:span text:style-name="T5">constraints</text:span><text:span text:style-name="T5">, </text:span><text:span text:style-name="T5">resisting</text:span><text:span text:style-name="T5"> </text:span><text:span text:style-name="T5">coercion</text:span><text:span text:style-name="T5"> </text:span><text:span text:style-name="T5">and</text:span><text:span text:style-name="T5"> </text:span><text:span text:style-name="T5">dominating</text:span><text:span text:style-name="T5"> </text:span><text:span text:style-name="T5">authority</text:span><text:span text:style-name="T5">. </text:span><text:span text:style-name="T5">To</text:span><text:span text:style-name="T5"> </text:span><text:span text:style-name="T5">be</text:span><text:span text:style-name="T5"> </text:span><text:span text:style-name="T5">irresponsible</text:span><text:span text:style-name="T5"> </text:span><text:span text:style-name="T5">and</text:span><text:span text:style-name="T5"> </text:span><text:span text:style-name="T5">independent</text:span><text:span text:style-name="T5">.</text:span></text:p>
          </table:table-cell>
        </table:table-row>
        <table:table-row>
          <table:table-cell table:style-name="Table21.A1" office:value-type="string">
            <text:p text:style-name="P96">Counteraction</text:p>
          </table:table-cell>
          <table:table-cell table:style-name="Table21.A1" office:value-type="string">
            <text:p text:style-name="P37"><text:span text:style-name="T5">To</text:span><text:span text:style-name="T5"> </text:span><text:span text:style-name="T5">make</text:span><text:span text:style-name="T5"> </text:span><text:span text:style-name="T5">up</text:span><text:span text:style-name="T5"> </text:span><text:span text:style-name="T5">for</text:span><text:span text:style-name="T5"> </text:span><text:span text:style-name="T5">failure</text:span><text:span text:style-name="T5"> </text:span><text:span text:style-name="T5">by</text:span><text:span text:style-name="T5"> </text:span><text:span text:style-name="T5">trying</text:span><text:span text:style-name="T5"> </text:span><text:span text:style-name="T5">again</text:span><text:span text:style-name="T5">, </text:span><text:span text:style-name="T5">seeking</text:span><text:span text:style-name="T5"> </text:span><text:span text:style-name="T5">pridefully</text:span><text:span text:style-name="T5"> </text:span><text:span text:style-name="T5">to</text:span><text:span text:style-name="T5"> </text:span><text:span text:style-name="T5">overcome</text:span><text:span text:style-name="T5"> </text:span><text:span text:style-name="T5">obstacles</text:span><text:span text:style-name="T5">.</text:span></text:p>
          </table:table-cell>
        </table:table-row>
        <table:table-row>
          <table:table-cell table:style-name="Table21.A1" office:value-type="string">
            <text:p text:style-name="P96">Defendance</text:p>
          </table:table-cell>
          <table:table-cell table:style-name="Table21.A1" office:value-type="string">
            <text:p text:style-name="P37"><text:span text:style-name="T5">To</text:span><text:span text:style-name="T5"> </text:span><text:span text:style-name="T5">defend</text:span><text:span text:style-name="T5"> </text:span><text:span text:style-name="T5">oneself</text:span><text:span text:style-name="T5"> </text:span><text:span text:style-name="T5">against</text:span><text:span text:style-name="T5"> </text:span><text:span text:style-name="T5">attack</text:span><text:span text:style-name="T5"> </text:span><text:span text:style-name="T5">or</text:span><text:span text:style-name="T5"> </text:span><text:span text:style-name="T5">blame</text:span><text:span text:style-name="T5">, </text:span><text:span text:style-name="T5">hiding</text:span><text:span text:style-name="T5"> </text:span><text:span text:style-name="T5">any</text:span><text:span text:style-name="T5"> </text:span><text:span text:style-name="T5">failure</text:span><text:span text:style-name="T5"> </text:span><text:span text:style-name="T5">of</text:span><text:span text:style-name="T5"> </text:span><text:span text:style-name="T5">the</text:span><text:span text:style-name="T5"> </text:span><text:span text:style-name="T5">self</text:span><text:span text:style-name="T5">.</text:span></text:p>
          </table:table-cell>
        </table:table-row>
        <table:table-row>
          <table:table-cell table:style-name="Table21.A1" office:value-type="string">
            <text:p text:style-name="P96">Deference</text:p>
          </table:table-cell>
          <table:table-cell table:style-name="Table21.A1" office:value-type="string">
            <text:p text:style-name="P37"><text:span text:style-name="T5">To</text:span><text:span text:style-name="T5"> </text:span><text:span text:style-name="T5">admire</text:span><text:span text:style-name="T5"> </text:span><text:span text:style-name="T5">a</text:span><text:span text:style-name="T5"> </text:span><text:span text:style-name="T5">superior</text:span><text:span text:style-name="T5"> </text:span><text:span text:style-name="T5">person</text:span><text:span text:style-name="T5">, </text:span><text:span text:style-name="T5">praising</text:span><text:span text:style-name="T5"> </text:span><text:span text:style-name="T5">them</text:span><text:span text:style-name="T5"> </text:span><text:span text:style-name="T5">and</text:span><text:span text:style-name="T5"> </text:span><text:span text:style-name="T5">yielding</text:span><text:span text:style-name="T5"> </text:span><text:span text:style-name="T5">to</text:span><text:span text:style-name="T5"> </text:span><text:span text:style-name="T5">them</text:span><text:span text:style-name="T5"> </text:span><text:span text:style-name="T5">and</text:span><text:span text:style-name="T5"> </text:span><text:span text:style-name="T5">following</text:span><text:span text:style-name="T5"> </text:span><text:span text:style-name="T5">their</text:span><text:span text:style-name="T5"> </text:span><text:span text:style-name="T5">rules</text:span><text:span text:style-name="T5">.</text:span></text:p>
          </table:table-cell>
        </table:table-row>
        <table:table-row>
          <table:table-cell table:style-name="Table21.A1" office:value-type="string">
            <text:p text:style-name="P96">Dominance</text:p>
          </table:table-cell>
          <table:table-cell table:style-name="Table21.A1" office:value-type="string">
            <text:p text:style-name="P37"><text:span text:style-name="T5">To</text:span><text:span text:style-name="T5"> </text:span><text:span text:style-name="T5">control</text:span><text:span text:style-name="T5"> </text:span><text:span text:style-name="T5">one</text:span><text:span text:style-name="T5">'</text:span><text:span text:style-name="T5">s</text:span><text:span text:style-name="T5"> </text:span><text:span text:style-name="T5">environment</text:span><text:span text:style-name="T5">, </text:span><text:span text:style-name="T5">controlling</text:span><text:span text:style-name="T5"> </text:span><text:span text:style-name="T5">other</text:span><text:span text:style-name="T5"> </text:span><text:span text:style-name="T5">people</text:span><text:span text:style-name="T5"> </text:span><text:span text:style-name="T5">through</text:span><text:span text:style-name="T5"> </text:span><text:span text:style-name="T5">command</text:span><text:span text:style-name="T5"> </text:span><text:span text:style-name="T5">or</text:span><text:span text:style-name="T5"> </text:span><text:span text:style-name="T5">subtle</text:span><text:span text:style-name="T5"> </text:span><text:span text:style-name="T5">persuasion</text:span><text:span text:style-name="T5">.</text:span></text:p>
          </table:table-cell>
        </table:table-row>
        <table:table-row>
          <table:table-cell table:style-name="Table21.A1" office:value-type="string">
            <text:p text:style-name="P96">Exhibition</text:p>
          </table:table-cell>
          <table:table-cell table:style-name="Table21.A1" office:value-type="string">
            <text:p text:style-name="P37"><text:span text:style-name="T5">To</text:span><text:span text:style-name="T5"> </text:span><text:span text:style-name="T5">impress</text:span><text:span text:style-name="T5"> </text:span><text:span text:style-name="T5">others</text:span><text:span text:style-name="T5"> </text:span><text:span text:style-name="T5">through</text:span><text:span text:style-name="T5"> </text:span><text:span text:style-name="T5">one</text:span><text:span text:style-name="T5">'</text:span><text:span text:style-name="T5">s</text:span><text:span text:style-name="T5"> </text:span><text:span text:style-name="T5">actions</text:span><text:span text:style-name="T5"> </text:span><text:span text:style-name="T5">and</text:span><text:span text:style-name="T5"> </text:span><text:span text:style-name="T5">words</text:span><text:span text:style-name="T5">, </text:span><text:span text:style-name="T5">even</text:span><text:span text:style-name="T5"> </text:span><text:span text:style-name="T5">if</text:span><text:span text:style-name="T5"> </text:span><text:span text:style-name="T5">these</text:span><text:span text:style-name="T5"> </text:span><text:span text:style-name="T5">are</text:span><text:span text:style-name="T5"> </text:span><text:span text:style-name="T5">shocking</text:span><text:span text:style-name="T5">.</text:span></text:p>
          </table:table-cell>
        </table:table-row>
        <table:table-row>
          <table:table-cell table:style-name="Table21.A1" office:value-type="string">
            <text:p text:style-name="P37"><text:span text:style-name="T5">Harm</text:span><text:span text:style-name="T5"> </text:span><text:span text:style-name="T5">avoidance</text:span></text:p>
          </table:table-cell>
          <table:table-cell table:style-name="Table21.A1" office:value-type="string">
            <text:p text:style-name="P37"><text:span text:style-name="T5">To</text:span><text:span text:style-name="T5"> </text:span><text:span text:style-name="T5">escape</text:span><text:span text:style-name="T5"> </text:span><text:span text:style-name="T5">or</text:span><text:span text:style-name="T5"> </text:span><text:span text:style-name="T5">avoid</text:span><text:span text:style-name="T5"> </text:span><text:span text:style-name="T5">pain</text:span><text:span text:style-name="T5">, </text:span><text:span text:style-name="T5">injury</text:span><text:span text:style-name="T5"> </text:span><text:span text:style-name="T5">and</text:span><text:span text:style-name="T5"> </text:span><text:span text:style-name="T5">death</text:span><text:span text:style-name="T5">.</text:span></text:p>
          </table:table-cell>
        </table:table-row>
        <table:table-row>
          <table:table-cell table:style-name="Table21.A1" office:value-type="string">
            <text:p text:style-name="P96">Infavoidance</text:p>
          </table:table-cell>
          <table:table-cell table:style-name="Table21.A1" office:value-type="string">
            <text:p text:style-name="P37"><text:span text:style-name="T5">To</text:span><text:span text:style-name="T5"> </text:span><text:span text:style-name="T5">avoid</text:span><text:span text:style-name="T5"> </text:span><text:span text:style-name="T5">being</text:span><text:span text:style-name="T5"> </text:span><text:span text:style-name="T5">humiliated</text:span><text:span text:style-name="T5"> </text:span><text:span text:style-name="T5">or</text:span><text:span text:style-name="T5"> </text:span><text:span text:style-name="T5">embarrassed</text:span><text:span text:style-name="T5">.</text:span></text:p>
          </table:table-cell>
        </table:table-row>
        <text:soft-page-break/>
        <table:table-row>
          <table:table-cell table:style-name="Table21.A1" office:value-type="string">
            <text:p text:style-name="P96">Nurturance</text:p>
          </table:table-cell>
          <table:table-cell table:style-name="Table21.A1" office:value-type="string">
            <text:p text:style-name="P37"><text:span text:style-name="T5">To</text:span><text:span text:style-name="T5"> </text:span><text:span text:style-name="T5">help</text:span><text:span text:style-name="T5"> </text:span><text:span text:style-name="T5">the</text:span><text:span text:style-name="T5"> </text:span><text:span text:style-name="T5">helpless</text:span><text:span text:style-name="T5">, </text:span><text:span text:style-name="T5">feeding</text:span><text:span text:style-name="T5"> </text:span><text:span text:style-name="T5">them</text:span><text:span text:style-name="T5"> </text:span><text:span text:style-name="T5">and</text:span><text:span text:style-name="T5"> </text:span><text:span text:style-name="T5">keeping</text:span><text:span text:style-name="T5"> </text:span><text:span text:style-name="T5">them</text:span><text:span text:style-name="T5"> </text:span><text:span text:style-name="T5">from</text:span><text:span text:style-name="T5"> </text:span><text:span text:style-name="T5">danger</text:span><text:span text:style-name="T5">.</text:span></text:p>
          </table:table-cell>
        </table:table-row>
        <table:table-row>
          <table:table-cell table:style-name="Table21.A1" office:value-type="string">
            <text:p text:style-name="P96">Order</text:p>
          </table:table-cell>
          <table:table-cell table:style-name="Table21.A1" office:value-type="string">
            <text:p text:style-name="P37"><text:span text:style-name="T5">To</text:span><text:span text:style-name="T5"> </text:span><text:span text:style-name="T5">make</text:span><text:span text:style-name="T5"> </text:span><text:span text:style-name="T5">things</text:span><text:span text:style-name="T5"> </text:span><text:span text:style-name="T5">clean</text:span><text:span text:style-name="T5">, </text:span><text:span text:style-name="T5">neat</text:span><text:span text:style-name="T5"> </text:span><text:span text:style-name="T5">and</text:span><text:span text:style-name="T5"> </text:span><text:span text:style-name="T5">tidy</text:span><text:span text:style-name="T5">.</text:span></text:p>
          </table:table-cell>
        </table:table-row>
        <table:table-row>
          <table:table-cell table:style-name="Table21.A1" office:value-type="string">
            <text:p text:style-name="P96">Play</text:p>
          </table:table-cell>
          <table:table-cell table:style-name="Table21.A1" office:value-type="string">
            <text:p text:style-name="P37"><text:span text:style-name="T5">To</text:span><text:span text:style-name="T5"> </text:span><text:span text:style-name="T5">have</text:span><text:span text:style-name="T5"> </text:span><text:span text:style-name="T5">fun</text:span><text:span text:style-name="T5">, </text:span><text:span text:style-name="T5">laugh</text:span><text:span text:style-name="T5"> </text:span><text:span text:style-name="T5">and</text:span><text:span text:style-name="T5"> </text:span><text:span text:style-name="T5">relax</text:span><text:span text:style-name="T5">, </text:span><text:span text:style-name="T5">enjoying</text:span><text:span text:style-name="T5"> </text:span><text:span text:style-name="T5">oneself</text:span><text:span text:style-name="T5">.</text:span></text:p>
          </table:table-cell>
        </table:table-row>
        <table:table-row>
          <table:table-cell table:style-name="Table21.A1" office:value-type="string">
            <text:p text:style-name="P96">Rejection</text:p>
          </table:table-cell>
          <table:table-cell table:style-name="Table21.A1" office:value-type="string">
            <text:p text:style-name="P37"><text:span text:style-name="T5">To</text:span><text:span text:style-name="T5"> </text:span><text:span text:style-name="T5">separate</text:span><text:span text:style-name="T5"> </text:span><text:span text:style-name="T5">oneself</text:span><text:span text:style-name="T5"> </text:span><text:span text:style-name="T5">from</text:span><text:span text:style-name="T5"> </text:span><text:span text:style-name="T5">a</text:span><text:span text:style-name="T5"> </text:span><text:span text:style-name="T5">negatively</text:span><text:span text:style-name="T5"> </text:span><text:span text:style-name="T5">viewed</text:span><text:span text:style-name="T5"> </text:span><text:span text:style-name="T5">object</text:span><text:span text:style-name="T5"> </text:span><text:span text:style-name="T5">or</text:span><text:span text:style-name="T5"> </text:span><text:span text:style-name="T5">person</text:span><text:span text:style-name="T5">, </text:span><text:span text:style-name="T5">excluding</text:span><text:span text:style-name="T5"> </text:span><text:span text:style-name="T5">or</text:span><text:span text:style-name="T5"> </text:span><text:span text:style-name="T5">abandoning</text:span><text:span text:style-name="T5"> </text:span><text:span text:style-name="T5">it</text:span><text:span text:style-name="T5">.</text:span></text:p>
          </table:table-cell>
        </table:table-row>
        <table:table-row>
          <table:table-cell table:style-name="Table21.A1" office:value-type="string">
            <text:p text:style-name="P96">Sentience</text:p>
          </table:table-cell>
          <table:table-cell table:style-name="Table21.A1" office:value-type="string">
            <text:p text:style-name="P37"><text:span text:style-name="T5">To</text:span><text:span text:style-name="T5"> </text:span><text:span text:style-name="T5">seek</text:span><text:span text:style-name="T5"> </text:span><text:span text:style-name="T5">out</text:span><text:span text:style-name="T5"> </text:span><text:span text:style-name="T5">and</text:span><text:span text:style-name="T5"> </text:span><text:span text:style-name="T5">enjoy</text:span><text:span text:style-name="T5"> </text:span><text:span text:style-name="T5">sensual</text:span><text:span text:style-name="T5"> </text:span><text:span text:style-name="T5">experiences</text:span><text:span text:style-name="T5">.</text:span></text:p>
          </table:table-cell>
        </table:table-row>
        <table:table-row>
          <table:table-cell table:style-name="Table21.A1" office:value-type="string">
            <text:p text:style-name="P96">Sex</text:p>
          </table:table-cell>
          <table:table-cell table:style-name="Table21.A1" office:value-type="string">
            <text:p text:style-name="P37"><text:span text:style-name="T5">To</text:span><text:span text:style-name="T5"> </text:span><text:span text:style-name="T5">form</text:span><text:span text:style-name="T5"> </text:span><text:span text:style-name="T5">relationships</text:span><text:span text:style-name="T5"> </text:span><text:span text:style-name="T5">that</text:span><text:span text:style-name="T5"> </text:span><text:span text:style-name="T5">lead</text:span><text:span text:style-name="T5"> </text:span><text:span text:style-name="T5">to</text:span><text:span text:style-name="T5"> </text:span><text:span text:style-name="T5">sexual</text:span><text:span text:style-name="T5"> </text:span><text:span text:style-name="T5">intercourse</text:span><text:span text:style-name="T5">.</text:span></text:p>
          </table:table-cell>
        </table:table-row>
        <table:table-row>
          <table:table-cell table:style-name="Table21.A1" office:value-type="string">
            <text:p text:style-name="P96">Succourance</text:p>
          </table:table-cell>
          <table:table-cell table:style-name="Table21.A1" office:value-type="string">
            <text:p text:style-name="P37"><text:span text:style-name="T5">To</text:span><text:span text:style-name="T5"> </text:span><text:span text:style-name="T5">have</text:span><text:span text:style-name="T5"> </text:span><text:span text:style-name="T5">one</text:span><text:span text:style-name="T5">'</text:span><text:span text:style-name="T5">s</text:span><text:span text:style-name="T5"> </text:span><text:span text:style-name="T5">needs</text:span><text:span text:style-name="T5"> </text:span><text:span text:style-name="T5">satisfied</text:span><text:span text:style-name="T5"> </text:span><text:span text:style-name="T5">by</text:span><text:span text:style-name="T5"> </text:span><text:span text:style-name="T5">someone</text:span><text:span text:style-name="T5"> </text:span><text:span text:style-name="T5">or</text:span><text:span text:style-name="T5"> </text:span><text:span text:style-name="T5">something</text:span><text:span text:style-name="T5">. </text:span><text:span text:style-name="T5">Includes</text:span><text:span text:style-name="T5"> </text:span><text:span text:style-name="T5">being</text:span><text:span text:style-name="T5"> </text:span><text:span text:style-name="T5">loved</text:span><text:span text:style-name="T5">, </text:span><text:span text:style-name="T5">nursed</text:span><text:span text:style-name="T5">, </text:span><text:span text:style-name="T5">helped</text:span><text:span text:style-name="T5">, </text:span><text:span text:style-name="T5">forgiven</text:span><text:span text:style-name="T5"> </text:span><text:span text:style-name="T5">and</text:span><text:span text:style-name="T5"> </text:span><text:span text:style-name="T5">consoled</text:span><text:span text:style-name="T5">.</text:span></text:p>
          </table:table-cell>
        </table:table-row>
        <table:table-row>
          <table:table-cell table:style-name="Table21.A1" office:value-type="string">
            <text:p text:style-name="P96">Understanding</text:p>
          </table:table-cell>
          <table:table-cell table:style-name="Table21.A1" office:value-type="string">
            <text:p text:style-name="P37"><text:span text:style-name="T5">To</text:span><text:span text:style-name="T5"> </text:span><text:span text:style-name="T5">be</text:span><text:span text:style-name="T5"> </text:span><text:span text:style-name="T5">curious</text:span><text:span text:style-name="T5">, </text:span><text:span text:style-name="T5">ask</text:span><text:span text:style-name="T5"> </text:span><text:span text:style-name="T5">questions</text:span><text:span text:style-name="T5"> </text:span><text:span text:style-name="T5">and</text:span><text:span text:style-name="T5"> </text:span><text:span text:style-name="T5">find</text:span><text:span text:style-name="T5"> </text:span><text:span text:style-name="T5">answers</text:span><text:span text:style-name="T5">.</text:span></text:p>
          </table:table-cell>
        </table:table-row>
      </table:table>
      <text:p text:style-name="P1"/>
      <text:p text:style-name="P1"/>
      <text:h text:style-name="P231" text:outline-level="10"><text:span text:style-name="T8">1. </text:span><text:span text:style-name="T8">Ambition</text:span><text:span text:style-name="T8"> </text:span><text:span text:style-name="T8">Needs</text:span></text:h>
      <text:p text:style-name="P31"/>
      <text:p text:style-name="P31"/>
      <text:list xml:id="list5353120159069650379" text:style-name="LS76">
        <text:list-item>
          <text:p text:style-name="P200"><text:span text:style-name="T91">Achievement</text:span><text:span text:style-name="T91">:</text:span><text:span text:style-name="T92"> </text:span><text:span text:style-name="T92">Success</text:span><text:span text:style-name="T92">, </text:span><text:span text:style-name="T92">accomplishment</text:span><text:span text:style-name="T92">, </text:span><text:span text:style-name="T92">and</text:span><text:span text:style-name="T92"> </text:span><text:span text:style-name="T92">overcoming</text:span><text:span text:style-name="T92"> </text:span><text:span text:style-name="T92">obstacles</text:span><text:span text:style-name="T92">.</text:span></text:p>
        </text:list-item>
        <text:list-item>
          <text:p text:style-name="P200"><text:span text:style-name="T91">Exhibition</text:span><text:span text:style-name="T91">:</text:span><text:span text:style-name="T92"> </text:span><text:span text:style-name="T92">Shocking</text:span><text:span text:style-name="T92"> </text:span><text:span text:style-name="T92">or</text:span><text:span text:style-name="T92"> </text:span><text:span text:style-name="T92">thrilling</text:span><text:span text:style-name="T92"> </text:span><text:span text:style-name="T92">other</text:span><text:span text:style-name="T92"> </text:span><text:span text:style-name="T92">people</text:span><text:span text:style-name="T92">.</text:span></text:p>
        </text:list-item>
        <text:list-item>
          <text:p text:style-name="P200"><text:span text:style-name="T91">Recognition</text:span><text:span text:style-name="T91">:</text:span><text:span text:style-name="T92"> </text:span><text:span text:style-name="T92">Displaying</text:span><text:span text:style-name="T92"> </text:span><text:span text:style-name="T92">achievements</text:span><text:span text:style-name="T92"> </text:span><text:span text:style-name="T92">and</text:span><text:span text:style-name="T92"> </text:span><text:span text:style-name="T92">gaining</text:span><text:span text:style-name="T92"> </text:span><text:span text:style-name="T92">social</text:span><text:span text:style-name="T92"> </text:span><text:span text:style-name="T92">status</text:span><text:span text:style-name="T92">.</text:span></text:p>
        </text:list-item>
      </text:list>
      <text:h text:style-name="P231" text:outline-level="10"><text:span text:style-name="T8">2. </text:span><text:span text:style-name="T8">Materialistic</text:span><text:span text:style-name="T8"> </text:span><text:span text:style-name="T8">Needs</text:span></text:h>
      <text:p text:style-name="P31"/>
      <text:p text:style-name="P31"/>
      <text:list xml:id="list1331470924772392187" text:style-name="LS77">
        <text:list-item>
          <text:p text:style-name="P201"><text:span text:style-name="T91">Acquisition</text:span><text:span text:style-name="T91">:</text:span><text:span text:style-name="T92"> </text:span><text:span text:style-name="T92">Obtaining</text:span><text:span text:style-name="T92"> </text:span><text:span text:style-name="T92">things</text:span><text:span text:style-name="T92">.</text:span></text:p>
        </text:list-item>
        <text:list-item>
          <text:p text:style-name="P201"><text:span text:style-name="T91">Construction</text:span><text:span text:style-name="T91">:</text:span><text:span text:style-name="T92"> </text:span><text:span text:style-name="T92">Creating</text:span><text:span text:style-name="T92"> </text:span><text:span text:style-name="T92">things</text:span><text:span text:style-name="T92">.</text:span></text:p>
        </text:list-item>
        <text:list-item>
          <text:p text:style-name="P201"><text:span text:style-name="T91">Order</text:span><text:span text:style-name="T91">:</text:span><text:span text:style-name="T92"> </text:span><text:span text:style-name="T92">Making</text:span><text:span text:style-name="T92"> </text:span><text:span text:style-name="T92">things</text:span><text:span text:style-name="T92"> </text:span><text:span text:style-name="T92">neat</text:span><text:span text:style-name="T92"> </text:span><text:span text:style-name="T92">and</text:span><text:span text:style-name="T92"> </text:span><text:span text:style-name="T92">organized</text:span><text:span text:style-name="T92">.</text:span></text:p>
        </text:list-item>
        <text:list-item>
          <text:p text:style-name="P201"><text:span text:style-name="T91">Retention</text:span><text:span text:style-name="T91">:</text:span><text:span text:style-name="T92"> </text:span><text:span text:style-name="T92">Keeping</text:span><text:span text:style-name="T92"> </text:span><text:span text:style-name="T92">things</text:span><text:span text:style-name="T92">.</text:span></text:p>
        </text:list-item>
      </text:list>
      <text:h text:style-name="P231" text:outline-level="10"><text:span text:style-name="T8">3. </text:span><text:span text:style-name="T8">Power</text:span><text:span text:style-name="T8"> </text:span><text:span text:style-name="T8">Needs</text:span></text:h>
      <text:p text:style-name="P31"/>
      <text:p text:style-name="P31"/>
      <text:list xml:id="list5025569115539577104" text:style-name="LS78">
        <text:list-item>
          <text:p text:style-name="P202"><text:span text:style-name="T91">Abasement</text:span><text:span text:style-name="T91">:</text:span><text:span text:style-name="T92"> </text:span><text:span text:style-name="T92">Confessing</text:span><text:span text:style-name="T92"> </text:span><text:span text:style-name="T92">and</text:span><text:span text:style-name="T92"> </text:span><text:span text:style-name="T92">apologizing</text:span><text:span text:style-name="T92">.</text:span></text:p>
        </text:list-item>
        <text:list-item>
          <text:p text:style-name="P202"><text:span text:style-name="T91">Autonomy</text:span><text:span text:style-name="T91">:</text:span><text:span text:style-name="T92"> </text:span><text:span text:style-name="T92">Independence</text:span><text:span text:style-name="T92"> </text:span><text:span text:style-name="T92">and</text:span><text:span text:style-name="T92"> </text:span><text:span text:style-name="T92">resistance</text:span><text:span text:style-name="T92">.</text:span></text:p>
        </text:list-item>
        <text:list-item>
          <text:p text:style-name="P202"><text:span text:style-name="T91">Aggression</text:span><text:span text:style-name="T91">:</text:span><text:span text:style-name="T92"> </text:span><text:span text:style-name="T92">Attacking</text:span><text:span text:style-name="T92"> </text:span><text:span text:style-name="T92">or</text:span><text:span text:style-name="T92"> </text:span><text:span text:style-name="T92">ridiculing</text:span><text:span text:style-name="T92"> </text:span><text:span text:style-name="T92">others</text:span><text:span text:style-name="T92">.</text:span></text:p>
        </text:list-item>
        <text:list-item>
          <text:p text:style-name="P202"><text:span text:style-name="T91">Blame</text:span><text:span text:style-name="T91"> </text:span><text:span text:style-name="T91">Avoidance</text:span><text:span text:style-name="T91">:</text:span><text:span text:style-name="T92"> </text:span><text:span text:style-name="T92">Following</text:span><text:span text:style-name="T92"> </text:span><text:span text:style-name="T92">the</text:span><text:span text:style-name="T92"> </text:span><text:span text:style-name="T92">rules</text:span><text:span text:style-name="T92"> </text:span><text:span text:style-name="T92">and</text:span><text:span text:style-name="T92"> </text:span><text:span text:style-name="T92">avoiding</text:span><text:span text:style-name="T92"> </text:span><text:span text:style-name="T92">blame</text:span><text:span text:style-name="T92">.</text:span></text:p>
        </text:list-item>
        <text:list-item>
          <text:p text:style-name="P202"><text:span text:style-name="T91">Deference</text:span><text:span text:style-name="T91">:</text:span><text:span text:style-name="T92"> </text:span><text:span text:style-name="T92">Obeying</text:span><text:span text:style-name="T92"> </text:span><text:span text:style-name="T92">and</text:span><text:span text:style-name="T92"> </text:span><text:span text:style-name="T92">cooperating</text:span><text:span text:style-name="T92"> </text:span><text:span text:style-name="T92">with</text:span><text:span text:style-name="T92"> </text:span><text:span text:style-name="T92">others</text:span><text:span text:style-name="T92">.</text:span></text:p>
        </text:list-item>
        <text:list-item>
          <text:p text:style-name="P202"><text:span text:style-name="T91">Dominance</text:span><text:span text:style-name="T91">:</text:span><text:span text:style-name="T92"> </text:span><text:span text:style-name="T92">Controlling</text:span><text:span text:style-name="T92"> </text:span><text:span text:style-name="T92">others</text:span><text:span text:style-name="T92">.</text:span></text:p>
        </text:list-item>
      </text:list>
      <text:h text:style-name="P231" text:outline-level="10"><text:soft-page-break/><text:span text:style-name="T8">4. </text:span><text:span text:style-name="T8">Affection</text:span><text:span text:style-name="T8"> </text:span><text:span text:style-name="T8">Needs</text:span></text:h>
      <text:p text:style-name="P31"/>
      <text:p text:style-name="P31"/>
      <text:list xml:id="list2778414452096811858" text:style-name="LS79">
        <text:list-item>
          <text:p text:style-name="P203"><text:span text:style-name="T91">Affiliation</text:span><text:span text:style-name="T91">:</text:span><text:span text:style-name="T92"> </text:span><text:span text:style-name="T92">Spending</text:span><text:span text:style-name="T92"> </text:span><text:span text:style-name="T92">time</text:span><text:span text:style-name="T92"> </text:span><text:span text:style-name="T92">with</text:span><text:span text:style-name="T92"> </text:span><text:span text:style-name="T92">other</text:span><text:span text:style-name="T92"> </text:span><text:span text:style-name="T92">people</text:span><text:span text:style-name="T92">.</text:span></text:p>
        </text:list-item>
        <text:list-item>
          <text:p text:style-name="P203"><text:span text:style-name="T91">Nurturance</text:span><text:span text:style-name="T91">:</text:span><text:span text:style-name="T92"> </text:span><text:span text:style-name="T92">Taking</text:span><text:span text:style-name="T92"> </text:span><text:span text:style-name="T92">care</text:span><text:span text:style-name="T92"> </text:span><text:span text:style-name="T92">of</text:span><text:span text:style-name="T92"> </text:span><text:span text:style-name="T92">another</text:span><text:span text:style-name="T92"> </text:span><text:span text:style-name="T92">person</text:span><text:span text:style-name="T92">.</text:span></text:p>
        </text:list-item>
        <text:list-item>
          <text:p text:style-name="P203"><text:span text:style-name="T91">Play</text:span><text:span text:style-name="T91">:</text:span><text:span text:style-name="T92"> </text:span><text:span text:style-name="T92">Having</text:span><text:span text:style-name="T92"> </text:span><text:span text:style-name="T92">fun</text:span><text:span text:style-name="T92"> </text:span><text:span text:style-name="T92">with</text:span><text:span text:style-name="T92"> </text:span><text:span text:style-name="T92">others</text:span><text:span text:style-name="T92">.</text:span></text:p>
        </text:list-item>
        <text:list-item>
          <text:p text:style-name="P203"><text:span text:style-name="T91">Rejection</text:span><text:span text:style-name="T91">:</text:span><text:span text:style-name="T92"> </text:span><text:span text:style-name="T92">Rejecting</text:span><text:span text:style-name="T92"> </text:span><text:span text:style-name="T92">other</text:span><text:span text:style-name="T92"> </text:span><text:span text:style-name="T92">people</text:span><text:span text:style-name="T92">.</text:span></text:p>
        </text:list-item>
        <text:list-item>
          <text:p text:style-name="P203"><text:span text:style-name="T91">Succorance</text:span><text:span text:style-name="T91">:</text:span><text:span text:style-name="T92"> </text:span><text:span text:style-name="T92">Being</text:span><text:span text:style-name="T92"> </text:span><text:span text:style-name="T92">helped</text:span><text:span text:style-name="T92"> </text:span><text:span text:style-name="T92">or</text:span><text:span text:style-name="T92"> </text:span><text:span text:style-name="T92">protected</text:span><text:span text:style-name="T92"> </text:span><text:span text:style-name="T92">by</text:span><text:span text:style-name="T92"> </text:span><text:span text:style-name="T92">others</text:span><text:span text:style-name="T92">.</text:span></text:p>
        </text:list-item>
      </text:list>
      <text:h text:style-name="P231" text:outline-level="10"><text:span text:style-name="T8">5. </text:span><text:span text:style-name="T8">Information</text:span><text:span text:style-name="T8"> </text:span><text:span text:style-name="T8">Needs</text:span></text:h>
      <text:p text:style-name="P31"/>
      <text:p text:style-name="P31"/>
      <text:list xml:id="list993453979233841113" text:style-name="LS80">
        <text:list-item>
          <text:p text:style-name="P204"><text:span text:style-name="T91">Cognizance</text:span><text:span text:style-name="T91">:</text:span><text:span text:style-name="T92"> </text:span><text:span text:style-name="T92">Seeking</text:span><text:span text:style-name="T92"> </text:span><text:span text:style-name="T92">knowledge</text:span><text:span text:style-name="T92"> </text:span><text:span text:style-name="T92">and</text:span><text:span text:style-name="T92"> </text:span><text:span text:style-name="T92">asking</text:span><text:span text:style-name="T92"> </text:span><text:span text:style-name="T92">questions</text:span><text:span text:style-name="T92">.</text:span></text:p>
        </text:list-item>
        <text:list-item>
          <text:p text:style-name="P204"><text:span text:style-name="T91">Exposition</text:span><text:span text:style-name="T91">:</text:span><text:span text:style-name="T92"> </text:span><text:span text:style-name="T92">Education</text:span><text:span text:style-name="T92"> </text:span><text:span text:style-name="T92">others</text:span><text:span text:style-name="T92">.</text:span></text:p>
        </text:list-item>
      </text:list>
      <text:p text:style-name="P32"/>
      <text:p text:style-name="P32"/>
      <text:h text:style-name="P227" text:outline-level="10"><text:span text:style-name="T9">Maslow</text:span><text:span text:style-name="T9">’</text:span><text:span text:style-name="T9">s</text:span><text:span text:style-name="T9"> </text:span><text:span text:style-name="T9">Hierarchy</text:span><text:span text:style-name="T9"> </text:span><text:span text:style-name="T9">of</text:span><text:span text:style-name="T9"> </text:span><text:span text:style-name="T9">Needs</text:span></text:h>
      <text:p text:style-name="P65"><text:a xlink:type="simple" xlink:href="http://psychology.about.com/od/theoriesofpersonality/a/hierarchyneeds_2.htm"><text:span text:style-name="T63">http</text:span></text:a><text:a xlink:type="simple" xlink:href="http://psychology.about.com/od/theoriesofpersonality/a/hierarchyneeds_2.htm"><text:span text:style-name="T63">://</text:span></text:a><text:a xlink:type="simple" xlink:href="http://psychology.about.com/od/theoriesofpersonality/a/hierarchyneeds_2.htm"><text:span text:style-name="T63">psychology</text:span></text:a><text:a xlink:type="simple" xlink:href="http://psychology.about.com/od/theoriesofpersonality/a/hierarchyneeds_2.htm"><text:span text:style-name="T63">.</text:span></text:a><text:a xlink:type="simple" xlink:href="http://psychology.about.com/od/theoriesofpersonality/a/hierarchyneeds_2.htm"><text:span text:style-name="T63">about</text:span></text:a><text:a xlink:type="simple" xlink:href="http://psychology.about.com/od/theoriesofpersonality/a/hierarchyneeds_2.htm"><text:span text:style-name="T63">.</text:span></text:a><text:a xlink:type="simple" xlink:href="http://psychology.about.com/od/theoriesofpersonality/a/hierarchyneeds_2.htm"><text:span text:style-name="T63">com</text:span></text:a><text:a xlink:type="simple" xlink:href="http://psychology.about.com/od/theoriesofpersonality/a/hierarchyneeds_2.htm"><text:span text:style-name="T63">/</text:span></text:a><text:a xlink:type="simple" xlink:href="http://psychology.about.com/od/theoriesofpersonality/a/hierarchyneeds_2.htm"><text:span text:style-name="T63">od</text:span></text:a><text:a xlink:type="simple" xlink:href="http://psychology.about.com/od/theoriesofpersonality/a/hierarchyneeds_2.htm"><text:span text:style-name="T63">/</text:span></text:a><text:a xlink:type="simple" xlink:href="http://psychology.about.com/od/theoriesofpersonality/a/hierarchyneeds_2.htm"><text:span text:style-name="T63">theoriesofpersonality</text:span></text:a><text:a xlink:type="simple" xlink:href="http://psychology.about.com/od/theoriesofpersonality/a/hierarchyneeds_2.htm"><text:span text:style-name="T63">/</text:span></text:a><text:a xlink:type="simple" xlink:href="http://psychology.about.com/od/theoriesofpersonality/a/hierarchyneeds_2.htm"><text:span text:style-name="T63">a</text:span></text:a><text:a xlink:type="simple" xlink:href="http://psychology.about.com/od/theoriesofpersonality/a/hierarchyneeds_2.htm"><text:span text:style-name="T63">/</text:span></text:a><text:a xlink:type="simple" xlink:href="http://psychology.about.com/od/theoriesofpersonality/a/hierarchyneeds_2.htm"><text:span text:style-name="T63">hierarchyneeds</text:span></text:a><text:a xlink:type="simple" xlink:href="http://psychology.about.com/od/theoriesofpersonality/a/hierarchyneeds_2.htm"><text:span text:style-name="T63">_2.</text:span></text:a><text:a xlink:type="simple" xlink:href="http://psychology.about.com/od/theoriesofpersonality/a/hierarchyneeds_2.htm"><text:span text:style-name="T63">htm</text:span></text:a></text:p>
      <text:p text:style-name="P10"/>
      <text:p text:style-name="P65"><text:span text:style-name="T92">Maslow</text:span><text:span text:style-name="T92"> </text:span><text:span text:style-name="T92">believed</text:span><text:span text:style-name="T92"> </text:span><text:span text:style-name="T92">that</text:span><text:span text:style-name="T92"> </text:span><text:span text:style-name="T92">these</text:span><text:span text:style-name="T92"> </text:span><text:span text:style-name="T92">needs</text:span><text:span text:style-name="T92"> </text:span><text:span text:style-name="T92">are</text:span><text:span text:style-name="T92"> </text:span><text:span text:style-name="T92">similar</text:span><text:span text:style-name="T92"> </text:span><text:span text:style-name="T92">to</text:span><text:span text:style-name="T92"> </text:span><text:span text:style-name="T92">instincts</text:span><text:span text:style-name="T92"> </text:span><text:span text:style-name="T92">and</text:span><text:span text:style-name="T92"> </text:span><text:span text:style-name="T92">play</text:span><text:span text:style-name="T92"> </text:span><text:span text:style-name="T92">a</text:span><text:span text:style-name="T92"> </text:span><text:span text:style-name="T92">major</text:span><text:span text:style-name="T92"> </text:span><text:span text:style-name="T92">role</text:span><text:span text:style-name="T92"> </text:span><text:span text:style-name="T92">in</text:span><text:span text:style-name="T92"> </text:span><text:span text:style-name="T92">motivating</text:span><text:span text:style-name="T92"> </text:span><text:span text:style-name="T92">behavior</text:span><text:span text:style-name="T92">. </text:span><text:span text:style-name="T92">Physiological</text:span><text:span text:style-name="T92">, </text:span><text:span text:style-name="T92">security</text:span><text:span text:style-name="T92">, </text:span><text:span text:style-name="T92">social</text:span><text:span text:style-name="T92">, </text:span><text:span text:style-name="T92">and</text:span><text:span text:style-name="T92"> </text:span><text:span text:style-name="T92">esteem</text:span><text:span text:style-name="T92"> </text:span><text:span text:style-name="T92">needs</text:span><text:span text:style-name="T92"> </text:span><text:span text:style-name="T92">are</text:span><text:span text:style-name="T92"> </text:span><text:span text:style-name="T91">deficiency</text:span><text:span text:style-name="T91"> </text:span><text:span text:style-name="T91">needs</text:span><text:span text:style-name="T92"> (</text:span><text:span text:style-name="T92">also</text:span><text:span text:style-name="T92"> </text:span><text:span text:style-name="T92">known</text:span><text:span text:style-name="T92"> </text:span><text:span text:style-name="T92">as</text:span><text:span text:style-name="T92"> </text:span><text:span text:style-name="T93">D</text:span><text:span text:style-name="T93">-</text:span><text:span text:style-name="T93">needs</text:span><text:span text:style-name="T92">), </text:span><text:span text:style-name="T92">meaning</text:span><text:span text:style-name="T92"> </text:span><text:span text:style-name="T92">that</text:span><text:span text:style-name="T92"> </text:span><text:span text:style-name="T92">these</text:span><text:span text:style-name="T92"> </text:span><text:span text:style-name="T92">needs</text:span><text:span text:style-name="T92"> </text:span><text:span text:style-name="T92">arise</text:span><text:span text:style-name="T92"> </text:span><text:span text:style-name="T92">due</text:span><text:span text:style-name="T92"> </text:span><text:span text:style-name="T92">to</text:span><text:span text:style-name="T92"> </text:span><text:span text:style-name="T92">deprivation</text:span><text:span text:style-name="T92">. </text:span><text:span text:style-name="T92">Satisfying</text:span><text:span text:style-name="T92"> </text:span><text:span text:style-name="T92">these</text:span><text:span text:style-name="T92"> </text:span><text:span text:style-name="T92">lower</text:span><text:span text:style-name="T92">-</text:span><text:span text:style-name="T92">level</text:span><text:span text:style-name="T92"> </text:span><text:span text:style-name="T92">needs</text:span><text:span text:style-name="T92"> </text:span><text:span text:style-name="T92">is</text:span><text:span text:style-name="T92"> </text:span><text:span text:style-name="T92">important</text:span><text:span text:style-name="T92"> </text:span><text:span text:style-name="T92">in</text:span><text:span text:style-name="T92"> </text:span><text:span text:style-name="T92">order</text:span><text:span text:style-name="T92"> </text:span><text:span text:style-name="T92">to</text:span><text:span text:style-name="T92"> </text:span><text:span text:style-name="T92">avoid</text:span><text:span text:style-name="T92"> </text:span><text:span text:style-name="T92">unpleasant</text:span><text:span text:style-name="T92"> </text:span><text:span text:style-name="T92">feelings</text:span><text:span text:style-name="T92"> </text:span><text:span text:style-name="T92">or</text:span><text:span text:style-name="T92"> </text:span><text:span text:style-name="T92">consequences</text:span><text:span text:style-name="T92">.</text:span></text:p>
      <text:p text:style-name="P32"/>
      <text:p text:style-name="P65"><text:span text:style-name="T92">Maslow</text:span><text:span text:style-name="T92"> </text:span><text:span text:style-name="T92">termed</text:span><text:span text:style-name="T92"> </text:span><text:span text:style-name="T92">the</text:span><text:span text:style-name="T92"> </text:span><text:span text:style-name="T92">highest</text:span><text:span text:style-name="T92">-</text:span><text:span text:style-name="T92">level</text:span><text:span text:style-name="T92"> </text:span><text:span text:style-name="T92">of</text:span><text:span text:style-name="T92"> </text:span><text:span text:style-name="T92">the</text:span><text:span text:style-name="T92"> </text:span><text:span text:style-name="T92">pyramid</text:span><text:span text:style-name="T92"> </text:span><text:span text:style-name="T92">as</text:span><text:span text:style-name="T92"> </text:span><text:span text:style-name="T91">growth</text:span><text:span text:style-name="T91"> </text:span><text:span text:style-name="T91">needs</text:span><text:span text:style-name="T92"> (</text:span><text:span text:style-name="T92">also</text:span><text:span text:style-name="T92"> </text:span><text:span text:style-name="T92">known</text:span><text:span text:style-name="T92"> </text:span><text:span text:style-name="T92">as</text:span><text:span text:style-name="T92"> </text:span><text:span text:style-name="T93">being</text:span><text:span text:style-name="T93"> </text:span><text:span text:style-name="T93">needs</text:span><text:span text:style-name="T92"> </text:span><text:span text:style-name="T92">or</text:span><text:span text:style-name="T92"> </text:span><text:span text:style-name="T93">B</text:span><text:span text:style-name="T93">-</text:span><text:span text:style-name="T93">needs</text:span><text:span text:style-name="T92">). </text:span><text:span text:style-name="T92">Growth</text:span><text:span text:style-name="T92"> </text:span><text:span text:style-name="T92">needs</text:span><text:span text:style-name="T92"> </text:span><text:span text:style-name="T92">do</text:span><text:span text:style-name="T92"> </text:span><text:span text:style-name="T92">not</text:span><text:span text:style-name="T92"> </text:span><text:span text:style-name="T92">stem</text:span><text:span text:style-name="T92"> </text:span><text:span text:style-name="T92">from</text:span><text:span text:style-name="T92"> </text:span><text:span text:style-name="T92">a</text:span><text:span text:style-name="T92"> </text:span><text:span text:style-name="T92">lack</text:span><text:span text:style-name="T92"> </text:span><text:span text:style-name="T92">of</text:span><text:span text:style-name="T92"> </text:span><text:span text:style-name="T92">something</text:span><text:span text:style-name="T92">, </text:span><text:span text:style-name="T92">but</text:span><text:span text:style-name="T92"> </text:span><text:span text:style-name="T92">rather</text:span><text:span text:style-name="T92"> </text:span><text:span text:style-name="T92">from</text:span><text:span text:style-name="T92"> </text:span><text:span text:style-name="T92">a</text:span><text:span text:style-name="T92"> </text:span><text:span text:style-name="T92">desire</text:span><text:span text:style-name="T92"> </text:span><text:span text:style-name="T92">to</text:span><text:span text:style-name="T92"> </text:span><text:span text:style-name="T92">grow</text:span><text:span text:style-name="T92"> </text:span><text:span text:style-name="T92">as</text:span><text:span text:style-name="T92"> </text:span><text:span text:style-name="T92">a</text:span><text:span text:style-name="T92"> </text:span><text:span text:style-name="T92">person</text:span><text:span text:style-name="T92">.</text:span></text:p>
      <text:h text:style-name="P231" text:outline-level="10"><text:span text:style-name="T8">Five</text:span><text:span text:style-name="T8"> </text:span><text:span text:style-name="T8">Levels</text:span><text:span text:style-name="T8"> </text:span><text:span text:style-name="T8">of</text:span><text:span text:style-name="T8"> </text:span><text:span text:style-name="T8">the</text:span><text:span text:style-name="T8"> </text:span><text:span text:style-name="T8">Hierarchy</text:span><text:span text:style-name="T8"> </text:span><text:span text:style-name="T8">of</text:span><text:span text:style-name="T8"> </text:span><text:span text:style-name="T8">Needs</text:span></text:h>
      <text:p text:style-name="P65"><text:span text:style-name="T92">There</text:span><text:span text:style-name="T92"> </text:span><text:span text:style-name="T92">are</text:span><text:span text:style-name="T92"> </text:span><text:span text:style-name="T92">five</text:span><text:span text:style-name="T92"> </text:span><text:span text:style-name="T92">different</text:span><text:span text:style-name="T92"> </text:span><text:span text:style-name="T92">levels</text:span><text:span text:style-name="T92"> </text:span><text:span text:style-name="T92">in</text:span><text:span text:style-name="T92"> </text:span><text:span text:style-name="T92">Maslow</text:span><text:span text:style-name="T92">’</text:span><text:span text:style-name="T92">s</text:span><text:span text:style-name="T92"> </text:span><text:span text:style-name="T92">hierarchy</text:span><text:span text:style-name="T92"> </text:span><text:span text:style-name="T92">of</text:span><text:span text:style-name="T92"> </text:span><text:span text:style-name="T92">needs</text:span><text:span text:style-name="T92">:</text:span></text:p>
      <text:p text:style-name="P32"/>
      <text:p text:style-name="P32"/>
      <text:list xml:id="list6950026693499516309" text:style-name="LS81">
        <text:list-item>
          <text:p text:style-name="P205"><text:a xlink:type="simple" xlink:href="http://psychology.about.com/od/theoriesofpersonality/ss/maslows-needs-hierarchy_2.htm"><text:span text:style-name="T94">Physiological</text:span></text:a><text:a xlink:type="simple" xlink:href="http://psychology.about.com/od/theoriesofpersonality/ss/maslows-needs-hierarchy_2.htm"><text:span text:style-name="T94"> </text:span></text:a><text:a xlink:type="simple" xlink:href="http://psychology.about.com/od/theoriesofpersonality/ss/maslows-needs-hierarchy_2.htm"><text:span text:style-name="T94">Needs</text:span></text:a></text:p>
          <text:list>
            <text:list-item>
              <text:p text:style-name="P205"><text:span text:style-name="T92">These</text:span><text:span text:style-name="T92"> </text:span><text:span text:style-name="T92">include</text:span><text:span text:style-name="T92"> </text:span><text:span text:style-name="T92">the</text:span><text:span text:style-name="T92"> </text:span><text:span text:style-name="T92">most</text:span><text:span text:style-name="T92"> </text:span><text:span text:style-name="T92">basic</text:span><text:span text:style-name="T92"> </text:span><text:span text:style-name="T92">needs</text:span><text:span text:style-name="T92"> </text:span><text:span text:style-name="T92">that</text:span><text:span text:style-name="T92"> </text:span><text:span text:style-name="T92">are</text:span><text:span text:style-name="T92"> </text:span><text:span text:style-name="T92">vital</text:span><text:span text:style-name="T92"> </text:span><text:span text:style-name="T92">to</text:span><text:span text:style-name="T92"> </text:span><text:span text:style-name="T92">survival</text:span><text:span text:style-name="T92">, </text:span><text:span text:style-name="T92">such</text:span><text:span text:style-name="T92"> </text:span><text:span text:style-name="T92">as</text:span><text:span text:style-name="T92"> </text:span><text:span text:style-name="T92">the</text:span><text:span text:style-name="T92"> </text:span><text:span text:style-name="T92">need</text:span><text:span text:style-name="T92"> </text:span><text:span text:style-name="T92">for</text:span><text:span text:style-name="T92"> </text:span><text:span text:style-name="T92">water</text:span><text:span text:style-name="T92">, </text:span><text:span text:style-name="T92">air</text:span><text:span text:style-name="T92">, </text:span><text:span text:style-name="T92">food</text:span><text:span text:style-name="T92"> </text:span><text:span text:style-name="T92">and</text:span><text:span text:style-name="T92"> </text:span><text:span text:style-name="T92">sleep</text:span><text:span text:style-name="T92">. </text:span><text:span text:style-name="T92">Maslow</text:span><text:span text:style-name="T92"> </text:span><text:span text:style-name="T92">believed</text:span><text:span text:style-name="T92"> </text:span><text:span text:style-name="T92">that</text:span><text:span text:style-name="T92"> </text:span><text:span text:style-name="T92">these</text:span><text:span text:style-name="T92"> </text:span><text:span text:style-name="T92">needs</text:span><text:span text:style-name="T92"> </text:span><text:span text:style-name="T92">are</text:span><text:span text:style-name="T92"> </text:span><text:span text:style-name="T92">the</text:span><text:span text:style-name="T92"> </text:span><text:span text:style-name="T92">most</text:span><text:span text:style-name="T92"> </text:span><text:span text:style-name="T92">basic</text:span><text:span text:style-name="T92"> </text:span><text:span text:style-name="T92">and</text:span><text:span text:style-name="T92"> </text:span><text:span text:style-name="T92">instinctive</text:span><text:span text:style-name="T92"> </text:span><text:span text:style-name="T92">needs</text:span><text:span text:style-name="T92"> </text:span><text:span text:style-name="T92">in</text:span><text:span text:style-name="T92"> </text:span><text:span text:style-name="T92">the</text:span><text:span text:style-name="T92"> </text:span><text:span text:style-name="T92">hierarchy</text:span><text:span text:style-name="T92"> </text:span><text:span text:style-name="T92">because</text:span><text:span text:style-name="T92"> </text:span><text:span text:style-name="T92">all</text:span><text:span text:style-name="T92"> </text:span><text:span text:style-name="T92">needs</text:span><text:span text:style-name="T92"> </text:span><text:span text:style-name="T92">become</text:span><text:span text:style-name="T92"> </text:span><text:span text:style-name="T92">secondary</text:span><text:span text:style-name="T92"> </text:span><text:span text:style-name="T92">until</text:span><text:span text:style-name="T92"> </text:span><text:span text:style-name="T92">these</text:span><text:span text:style-name="T92"> </text:span><text:span text:style-name="T92">physiological</text:span><text:span text:style-name="T92"> </text:span><text:span text:style-name="T92">needs</text:span><text:span text:style-name="T92"> </text:span><text:span text:style-name="T92">are</text:span><text:span text:style-name="T92"> </text:span><text:span text:style-name="T92">met</text:span><text:span text:style-name="T92">.</text:span></text:p>
            </text:list-item>
            <text:list-item>
              <text:p text:style-name="P205"><text:span text:style-name="T92">Some</text:span><text:span text:style-name="T92"> </text:span><text:span text:style-name="T92">examples</text:span><text:span text:style-name="T92"> </text:span><text:span text:style-name="T92">of</text:span><text:span text:style-name="T92"> </text:span><text:span text:style-name="T92">the</text:span><text:span text:style-name="T92"> </text:span><text:span text:style-name="T92">physiological</text:span><text:span text:style-name="T92"> </text:span><text:span text:style-name="T92">needs</text:span><text:span text:style-name="T92"> </text:span><text:span text:style-name="T92">include</text:span><text:span text:style-name="T92">:</text:span></text:p>
            </text:list-item>
          </text:list>
        </text:list-item>
      </text:list>
      <text:p text:style-name="P32"/>
      <text:p text:style-name="P32"/>
      <text:list xml:id="list3477895033140574137" text:style-name="LS82">
        <text:list-item>
          <text:p text:style-name="P214">Food</text:p>
        </text:list-item>
        <text:list-item>
          <text:p text:style-name="P214">Water</text:p>
        </text:list-item>
        <text:list-item>
          <text:p text:style-name="P214">Breathing</text:p>
        </text:list-item>
        <text:list-item>
          <text:p text:style-name="P214">Homeostatis</text:p>
        </text:list-item>
        <text:list-item>
          <text:p text:style-name="P206"><text:span text:style-name="T92">In</text:span><text:span text:style-name="T92"> </text:span><text:span text:style-name="T92">addition</text:span><text:span text:style-name="T92"> </text:span><text:span text:style-name="T92">to</text:span><text:span text:style-name="T92"> </text:span><text:span text:style-name="T92">the</text:span><text:span text:style-name="T92"> </text:span><text:span text:style-name="T92">basic</text:span><text:span text:style-name="T92"> </text:span><text:span text:style-name="T92">requirements</text:span><text:span text:style-name="T92"> </text:span><text:span text:style-name="T92">of</text:span><text:span text:style-name="T92"> </text:span><text:span text:style-name="T92">nutrition</text:span><text:span text:style-name="T92">, </text:span><text:span text:style-name="T92">air</text:span><text:span text:style-name="T92"> </text:span><text:span text:style-name="T92">and</text:span><text:span text:style-name="T92"> </text:span><text:span text:style-name="T92">temperature</text:span><text:span text:style-name="T92"> </text:span><text:span text:style-name="T92">regulation</text:span><text:span text:style-name="T92">, </text:span><text:span text:style-name="T92">the</text:span><text:span text:style-name="T92"> </text:span><text:span text:style-name="T92">physiological</text:span><text:span text:style-name="T92"> </text:span><text:span text:style-name="T92">needs</text:span><text:span text:style-name="T92"> </text:span><text:span text:style-name="T92">also</text:span><text:span text:style-name="T92"> </text:span><text:span text:style-name="T92">include</text:span><text:span text:style-name="T92"> </text:span><text:span text:style-name="T92">such</text:span><text:span text:style-name="T92"> </text:span><text:span text:style-name="T92">things</text:span><text:span text:style-name="T92"> </text:span><text:span text:style-name="T92">as</text:span><text:span text:style-name="T92"> </text:span><text:span text:style-name="T92">shelter</text:span><text:span text:style-name="T92"> </text:span><text:span text:style-name="T92">and</text:span><text:span text:style-name="T92"> </text:span><text:span text:style-name="T92">clothing</text:span><text:span text:style-name="T92">. </text:span><text:span text:style-name="T92">Sexual</text:span><text:span text:style-name="T92"> </text:span><text:span text:style-name="T92">reproduction</text:span><text:span text:style-name="T92"> </text:span><text:span text:style-name="T92">is</text:span><text:span text:style-name="T92"> </text:span><text:span text:style-name="T92">also</text:span><text:span text:style-name="T92"> </text:span><text:span text:style-name="T92">included</text:span><text:span text:style-name="T92"> </text:span><text:span text:style-name="T92">in</text:span><text:span text:style-name="T92"> </text:span><text:span text:style-name="T92">this</text:span><text:span text:style-name="T92"> </text:span><text:span text:style-name="T92">level</text:span><text:span text:style-name="T92"> </text:span><text:span text:style-name="T92">of</text:span><text:span text:style-name="T92"> </text:span><text:span text:style-name="T92">the</text:span><text:span text:style-name="T92"> </text:span><text:span text:style-name="T92">hierarchy</text:span><text:span text:style-name="T92"> </text:span><text:span text:style-name="T92">of</text:span><text:span text:style-name="T92"> </text:span><text:span text:style-name="T92">needs</text:span><text:span text:style-name="T92"> </text:span><text:span text:style-name="T92">since</text:span><text:span text:style-name="T92"> </text:span><text:span text:style-name="T92">it</text:span><text:span text:style-name="T92"> </text:span><text:span text:style-name="T92">is</text:span><text:span text:style-name="T92"> </text:span><text:span text:style-name="T92">essential</text:span><text:span text:style-name="T92"> </text:span><text:span text:style-name="T92">to</text:span><text:span text:style-name="T92"> </text:span><text:span text:style-name="T92">the</text:span><text:span text:style-name="T92"> </text:span><text:span text:style-name="T92">survival</text:span><text:span text:style-name="T92"> </text:span><text:span text:style-name="T92">and</text:span><text:span text:style-name="T92"> </text:span><text:span text:style-name="T92">propagation</text:span><text:span text:style-name="T92"> </text:span><text:span text:style-name="T92">of</text:span><text:span text:style-name="T92"> </text:span><text:span text:style-name="T92">the</text:span><text:span text:style-name="T92"> </text:span><text:span text:style-name="T92">species</text:span><text:span text:style-name="T92">.</text:span></text:p>
        </text:list-item>
      </text:list>
      <text:p text:style-name="P32"/>
      <text:p text:style-name="P32"><text:soft-page-break/></text:p>
      <text:list xml:id="list4861828200653581004" text:style-name="LS83">
        <text:list-item>
          <text:p text:style-name="P207"><text:a xlink:type="simple" xlink:href="http://psychology.about.com/od/theoriesofpersonality/ss/maslows-needs-hierarchy_3.htm"><text:span text:style-name="T94">Security</text:span></text:a><text:a xlink:type="simple" xlink:href="http://psychology.about.com/od/theoriesofpersonality/ss/maslows-needs-hierarchy_3.htm"><text:span text:style-name="T94"> </text:span></text:a><text:a xlink:type="simple" xlink:href="http://psychology.about.com/od/theoriesofpersonality/ss/maslows-needs-hierarchy_3.htm"><text:span text:style-name="T94">Needs</text:span></text:a></text:p>
          <text:list>
            <text:list-item>
              <text:p text:style-name="P207"><text:span text:style-name="T92">These</text:span><text:span text:style-name="T92"> </text:span><text:span text:style-name="T92">include</text:span><text:span text:style-name="T92"> </text:span><text:span text:style-name="T92">needs</text:span><text:span text:style-name="T92"> </text:span><text:span text:style-name="T92">for</text:span><text:span text:style-name="T92"> </text:span><text:span text:style-name="T92">safety</text:span><text:span text:style-name="T92"> </text:span><text:span text:style-name="T92">and</text:span><text:span text:style-name="T92"> </text:span><text:span text:style-name="T92">security</text:span><text:span text:style-name="T92">. </text:span><text:span text:style-name="T92">Security</text:span><text:span text:style-name="T92"> </text:span><text:span text:style-name="T92">needs</text:span><text:span text:style-name="T92"> </text:span><text:span text:style-name="T92">are</text:span><text:span text:style-name="T92"> </text:span><text:span text:style-name="T92">important</text:span><text:span text:style-name="T92"> </text:span><text:span text:style-name="T92">for</text:span><text:span text:style-name="T92"> </text:span><text:span text:style-name="T92">survival</text:span><text:span text:style-name="T92">, </text:span><text:span text:style-name="T92">but</text:span><text:span text:style-name="T92"> </text:span><text:span text:style-name="T92">they</text:span><text:span text:style-name="T92"> </text:span><text:span text:style-name="T92">are</text:span><text:span text:style-name="T92"> </text:span><text:span text:style-name="T92">not</text:span><text:span text:style-name="T92"> </text:span><text:span text:style-name="T92">as</text:span><text:span text:style-name="T92"> </text:span><text:span text:style-name="T92">demanding</text:span><text:span text:style-name="T92"> </text:span><text:span text:style-name="T92">as</text:span><text:span text:style-name="T92"> </text:span><text:span text:style-name="T92">the</text:span><text:span text:style-name="T92"> </text:span><text:span text:style-name="T92">physiological</text:span><text:span text:style-name="T92"> </text:span><text:span text:style-name="T92">needs</text:span><text:span text:style-name="T92">. </text:span><text:span text:style-name="T92">Examples</text:span><text:span text:style-name="T92"> </text:span><text:span text:style-name="T92">of</text:span><text:span text:style-name="T92"> </text:span><text:span text:style-name="T92">security</text:span><text:span text:style-name="T92"> </text:span><text:span text:style-name="T92">needs</text:span><text:span text:style-name="T92"> </text:span><text:span text:style-name="T92">include</text:span><text:span text:style-name="T92"> </text:span><text:span text:style-name="T92">a</text:span><text:span text:style-name="T92"> </text:span><text:span text:style-name="T92">desire</text:span><text:span text:style-name="T92"> </text:span><text:span text:style-name="T92">for</text:span><text:span text:style-name="T92"> </text:span><text:span text:style-name="T92">steady</text:span><text:span text:style-name="T92"> </text:span><text:span text:style-name="T92">employment</text:span><text:span text:style-name="T92">, </text:span><text:span text:style-name="T92">health</text:span><text:span text:style-name="T92"> </text:span><text:span text:style-name="T92">insurance</text:span><text:span text:style-name="T92">, </text:span><text:span text:style-name="T92">safe</text:span><text:span text:style-name="T92"> </text:span><text:span text:style-name="T92">neighborhoods</text:span><text:span text:style-name="T92"> </text:span><text:span text:style-name="T92">and</text:span><text:span text:style-name="T92"> </text:span><text:span text:style-name="T92">shelter</text:span><text:span text:style-name="T92"> </text:span><text:span text:style-name="T92">from</text:span><text:span text:style-name="T92"> </text:span><text:span text:style-name="T92">the</text:span><text:span text:style-name="T92"> </text:span><text:span text:style-name="T92">environment</text:span><text:span text:style-name="T92">.</text:span></text:p>
              <text:list>
                <text:list-item>
                  <text:p text:style-name="P207"><text:span text:style-name="T92">As</text:span><text:span text:style-name="T92"> </text:span><text:span text:style-name="T92">we</text:span><text:span text:style-name="T92"> </text:span><text:span text:style-name="T92">move</text:span><text:span text:style-name="T92"> </text:span><text:span text:style-name="T92">up</text:span><text:span text:style-name="T92"> </text:span><text:span text:style-name="T92">to</text:span><text:span text:style-name="T92"> </text:span><text:span text:style-name="T92">the</text:span><text:span text:style-name="T92"> </text:span><text:span text:style-name="T92">second</text:span><text:span text:style-name="T92"> </text:span><text:span text:style-name="T92">level</text:span><text:span text:style-name="T92"> </text:span><text:span text:style-name="T92">of</text:span><text:span text:style-name="T92"> </text:span><text:span text:style-name="T92">Maslow</text:span><text:span text:style-name="T92">’</text:span><text:span text:style-name="T92">s</text:span><text:span text:style-name="T92"> </text:span><text:span text:style-name="T92">hierarchy</text:span><text:span text:style-name="T92"> </text:span><text:span text:style-name="T92">of</text:span><text:span text:style-name="T92"> </text:span><text:span text:style-name="T92">needs</text:span><text:span text:style-name="T92">, </text:span><text:span text:style-name="T92">the</text:span><text:span text:style-name="T92"> </text:span><text:span text:style-name="T92">requirements</text:span><text:span text:style-name="T92"> </text:span><text:span text:style-name="T92">start</text:span><text:span text:style-name="T92"> </text:span><text:span text:style-name="T92">to</text:span><text:span text:style-name="T92"> </text:span><text:span text:style-name="T92">become</text:span><text:span text:style-name="T92"> </text:span><text:span text:style-name="T92">a</text:span><text:span text:style-name="T92"> </text:span><text:span text:style-name="T92">bit</text:span><text:span text:style-name="T92"> </text:span><text:span text:style-name="T92">more</text:span><text:span text:style-name="T92"> </text:span><text:span text:style-name="T92">complex</text:span><text:span text:style-name="T92">. </text:span><text:span text:style-name="T92">In</text:span><text:span text:style-name="T92"> </text:span><text:span text:style-name="T92">this</text:span><text:span text:style-name="T92"> </text:span><text:span text:style-name="T92">level</text:span><text:span text:style-name="T92">, </text:span><text:span text:style-name="T92">the</text:span><text:span text:style-name="T92"> </text:span><text:span text:style-name="T92">needs</text:span><text:span text:style-name="T92"> </text:span><text:span text:style-name="T92">for</text:span><text:span text:style-name="T92"> </text:span><text:span text:style-name="T92">security</text:span><text:span text:style-name="T92"> </text:span><text:span text:style-name="T92">and</text:span><text:span text:style-name="T92"> </text:span><text:span text:style-name="T92">safety</text:span><text:span text:style-name="T92"> </text:span><text:span text:style-name="T92">become</text:span><text:span text:style-name="T92"> </text:span><text:span text:style-name="T92">primary</text:span><text:span text:style-name="T92">. </text:span><text:span text:style-name="T92">People</text:span><text:span text:style-name="T92"> </text:span><text:span text:style-name="T92">want</text:span><text:span text:style-name="T92"> </text:span><text:span text:style-name="T92">to</text:span><text:span text:style-name="T92"> </text:span><text:span text:style-name="T92">control</text:span><text:span text:style-name="T92"> </text:span><text:span text:style-name="T92">and</text:span><text:span text:style-name="T92"> </text:span><text:span text:style-name="T92">order</text:span><text:span text:style-name="T92"> </text:span><text:span text:style-name="T92">in</text:span><text:span text:style-name="T92"> </text:span><text:span text:style-name="T92">their</text:span><text:span text:style-name="T92"> </text:span><text:span text:style-name="T92">lives</text:span><text:span text:style-name="T92">, </text:span><text:span text:style-name="T92">so</text:span><text:span text:style-name="T92"> </text:span><text:span text:style-name="T92">this</text:span><text:span text:style-name="T92"> </text:span><text:span text:style-name="T92">need</text:span><text:span text:style-name="T92"> </text:span><text:span text:style-name="T92">for</text:span><text:span text:style-name="T92"> </text:span><text:span text:style-name="T92">safety</text:span><text:span text:style-name="T92"> </text:span><text:span text:style-name="T92">and</text:span><text:span text:style-name="T92"> </text:span><text:span text:style-name="T92">security</text:span><text:span text:style-name="T92"> </text:span><text:span text:style-name="T92">contributes</text:span><text:span text:style-name="T92"> </text:span><text:span text:style-name="T92">largely</text:span><text:span text:style-name="T92"> </text:span><text:span text:style-name="T92">to</text:span><text:span text:style-name="T92"> </text:span><text:span text:style-name="T92">behaviors</text:span><text:span text:style-name="T92">.</text:span></text:p>
                </text:list-item>
              </text:list>
            </text:list-item>
            <text:list-item>
              <text:p text:style-name="P207"><text:span text:style-name="T92">Some</text:span><text:span text:style-name="T92"> </text:span><text:span text:style-name="T92">of</text:span><text:span text:style-name="T92"> </text:span><text:span text:style-name="T92">the</text:span><text:span text:style-name="T92"> </text:span><text:span text:style-name="T92">basic</text:span><text:span text:style-name="T92"> </text:span><text:span text:style-name="T92">security</text:span><text:span text:style-name="T92"> </text:span><text:span text:style-name="T92">and</text:span><text:span text:style-name="T92"> </text:span><text:span text:style-name="T92">safety</text:span><text:span text:style-name="T92"> </text:span><text:span text:style-name="T92">needs</text:span><text:span text:style-name="T92"> </text:span><text:span text:style-name="T92">include</text:span><text:span text:style-name="T92">:</text:span></text:p>
            </text:list-item>
          </text:list>
        </text:list-item>
      </text:list>
      <text:p text:style-name="P32"/>
      <text:p text:style-name="P32"/>
      <text:list xml:id="list7998795666094027221" text:style-name="LS84">
        <text:list-item>
          <text:p text:style-name="P208"><text:span text:style-name="T92">Financial</text:span><text:span text:style-name="T92"> </text:span><text:span text:style-name="T92">security</text:span></text:p>
        </text:list-item>
        <text:list-item>
          <text:p text:style-name="P208"><text:span text:style-name="T92">Heath</text:span><text:span text:style-name="T92"> </text:span><text:span text:style-name="T92">and</text:span><text:span text:style-name="T92"> </text:span><text:span text:style-name="T92">wellness</text:span></text:p>
        </text:list-item>
        <text:list-item>
          <text:p text:style-name="P208"><text:span text:style-name="T92">Safety</text:span><text:span text:style-name="T92"> </text:span><text:span text:style-name="T92">against</text:span><text:span text:style-name="T92"> </text:span><text:span text:style-name="T92">accidents</text:span><text:span text:style-name="T92"> </text:span><text:span text:style-name="T92">and</text:span><text:span text:style-name="T92"> </text:span><text:span text:style-name="T92">injury</text:span></text:p>
        </text:list-item>
        <text:list-item>
          <text:p text:style-name="P208"><text:span text:style-name="T92">Finding</text:span><text:span text:style-name="T92"> </text:span><text:span text:style-name="T92">a</text:span><text:span text:style-name="T92"> </text:span><text:span text:style-name="T92">steady</text:span><text:span text:style-name="T92"> </text:span><text:span text:style-name="T92">job</text:span><text:span text:style-name="T92">, </text:span><text:span text:style-name="T92">obtaining</text:span><text:span text:style-name="T92"> </text:span><text:span text:style-name="T92">health</text:span><text:span text:style-name="T92"> </text:span><text:span text:style-name="T92">insurance</text:span><text:span text:style-name="T92">, </text:span><text:span text:style-name="T92">contributing</text:span><text:span text:style-name="T92"> </text:span><text:span text:style-name="T92">money</text:span><text:span text:style-name="T92"> </text:span><text:span text:style-name="T92">to</text:span><text:span text:style-name="T92"> </text:span><text:span text:style-name="T92">a</text:span><text:span text:style-name="T92"> </text:span><text:span text:style-name="T92">savings</text:span><text:span text:style-name="T92"> </text:span><text:span text:style-name="T92">account</text:span><text:span text:style-name="T92"> </text:span><text:span text:style-name="T92">and</text:span><text:span text:style-name="T92"> </text:span><text:span text:style-name="T92">moving</text:span><text:span text:style-name="T92"> </text:span><text:span text:style-name="T92">into</text:span><text:span text:style-name="T92"> </text:span><text:span text:style-name="T92">a</text:span><text:span text:style-name="T92"> </text:span><text:span text:style-name="T92">safer</text:span><text:span text:style-name="T92"> </text:span><text:span text:style-name="T92">neighborhood</text:span><text:span text:style-name="T92"> </text:span><text:span text:style-name="T92">are</text:span><text:span text:style-name="T92"> </text:span><text:span text:style-name="T92">all</text:span><text:span text:style-name="T92"> </text:span><text:span text:style-name="T92">examples</text:span><text:span text:style-name="T92"> </text:span><text:span text:style-name="T92">of</text:span><text:span text:style-name="T92"> </text:span><text:span text:style-name="T92">actions</text:span><text:span text:style-name="T92"> </text:span><text:span text:style-name="T92">motivated</text:span><text:span text:style-name="T92"> </text:span><text:span text:style-name="T92">by</text:span><text:span text:style-name="T92"> </text:span><text:span text:style-name="T92">the</text:span><text:span text:style-name="T92"> </text:span><text:span text:style-name="T92">security</text:span><text:span text:style-name="T92"> </text:span><text:span text:style-name="T92">and</text:span><text:span text:style-name="T92"> </text:span><text:span text:style-name="T92">safety</text:span><text:span text:style-name="T92"> </text:span><text:span text:style-name="T92">needs</text:span><text:span text:style-name="T92">.</text:span></text:p>
        </text:list-item>
      </text:list>
      <text:p text:style-name="P66"><text:span text:style-name="T92">Together</text:span><text:span text:style-name="T92">, </text:span><text:span text:style-name="T92">the</text:span><text:span text:style-name="T92"> </text:span><text:span text:style-name="T92">safety</text:span><text:span text:style-name="T92"> </text:span><text:span text:style-name="T92">and</text:span><text:span text:style-name="T92"> </text:span><text:span text:style-name="T92">psychological</text:span><text:span text:style-name="T92"> </text:span><text:span text:style-name="T92">levels</text:span><text:span text:style-name="T92"> </text:span><text:span text:style-name="T92">of</text:span><text:span text:style-name="T92"> </text:span><text:span text:style-name="T92">the</text:span><text:span text:style-name="T92"> </text:span><text:span text:style-name="T92">hierarchy</text:span><text:span text:style-name="T92"> </text:span><text:span text:style-name="T92">make</text:span><text:span text:style-name="T92"> </text:span><text:span text:style-name="T92">up</text:span><text:span text:style-name="T92"> </text:span><text:span text:style-name="T92">what</text:span><text:span text:style-name="T92"> </text:span><text:span text:style-name="T92">is</text:span><text:span text:style-name="T92"> </text:span><text:span text:style-name="T92">often</text:span><text:span text:style-name="T92"> </text:span><text:span text:style-name="T92">referred</text:span><text:span text:style-name="T92"> </text:span><text:span text:style-name="T92">to</text:span><text:span text:style-name="T92"> </text:span><text:span text:style-name="T92">as</text:span><text:span text:style-name="T92"> </text:span><text:span text:style-name="T92">the</text:span><text:span text:style-name="T92"> </text:span><text:span text:style-name="T92">basic</text:span><text:span text:style-name="T92"> </text:span><text:span text:style-name="T92">needs</text:span><text:span text:style-name="T92">.</text:span></text:p>
      <text:p text:style-name="P32"/>
      <text:p text:style-name="P32"/>
      <text:list xml:id="list6110630961133550080" text:style-name="LS85">
        <text:list-item>
          <text:p text:style-name="P209"><text:a xlink:type="simple" xlink:href="http://psychology.about.com/od/theoriesofpersonality/ss/maslows-needs-hierarchy_4.htm"><text:span text:style-name="T94">Social</text:span></text:a><text:a xlink:type="simple" xlink:href="http://psychology.about.com/od/theoriesofpersonality/ss/maslows-needs-hierarchy_4.htm"><text:span text:style-name="T94"> </text:span></text:a><text:a xlink:type="simple" xlink:href="http://psychology.about.com/od/theoriesofpersonality/ss/maslows-needs-hierarchy_4.htm"><text:span text:style-name="T94">Needs</text:span></text:a></text:p>
          <text:list>
            <text:list-item>
              <text:p text:style-name="P209"><text:span text:style-name="T92">These</text:span><text:span text:style-name="T92"> </text:span><text:span text:style-name="T92">include</text:span><text:span text:style-name="T92"> </text:span><text:span text:style-name="T92">needs</text:span><text:span text:style-name="T92"> </text:span><text:span text:style-name="T92">for</text:span><text:span text:style-name="T92"> </text:span><text:span text:style-name="T92">belonging</text:span><text:span text:style-name="T92">, </text:span><text:span text:style-name="T92">love</text:span><text:span text:style-name="T92"> </text:span><text:span text:style-name="T92">and</text:span><text:span text:style-name="T92"> </text:span><text:span text:style-name="T92">affection</text:span><text:span text:style-name="T92">. </text:span><text:span text:style-name="T92">Maslow</text:span><text:span text:style-name="T92"> </text:span><text:span text:style-name="T92">considered</text:span><text:span text:style-name="T92"> </text:span><text:span text:style-name="T92">these</text:span><text:span text:style-name="T92"> </text:span><text:span text:style-name="T92">needs</text:span><text:span text:style-name="T92"> </text:span><text:span text:style-name="T92">to</text:span><text:span text:style-name="T92"> </text:span><text:span text:style-name="T92">be</text:span><text:span text:style-name="T92"> </text:span><text:span text:style-name="T92">less</text:span><text:span text:style-name="T92"> </text:span><text:span text:style-name="T92">basic</text:span><text:span text:style-name="T92"> </text:span><text:span text:style-name="T92">than</text:span><text:span text:style-name="T92"> </text:span><text:span text:style-name="T92">physiological</text:span><text:span text:style-name="T92"> </text:span><text:span text:style-name="T92">and</text:span><text:span text:style-name="T92"> </text:span><text:span text:style-name="T92">security</text:span><text:span text:style-name="T92"> </text:span><text:span text:style-name="T92">needs</text:span><text:span text:style-name="T92">. </text:span><text:span text:style-name="T92">Relationships</text:span><text:span text:style-name="T92"> </text:span><text:span text:style-name="T92">such</text:span><text:span text:style-name="T92"> </text:span><text:span text:style-name="T92">as</text:span><text:span text:style-name="T92"> </text:span><text:span text:style-name="T92">friendships</text:span><text:span text:style-name="T92">, </text:span><text:span text:style-name="T92">romantic</text:span><text:span text:style-name="T92"> </text:span><text:span text:style-name="T92">attachments</text:span><text:span text:style-name="T92"> </text:span><text:span text:style-name="T92">and</text:span><text:span text:style-name="T92"> </text:span><text:span text:style-name="T92">families</text:span><text:span text:style-name="T92"> </text:span><text:span text:style-name="T92">help</text:span><text:span text:style-name="T92"> </text:span><text:span text:style-name="T92">fulfill</text:span><text:span text:style-name="T92"> </text:span><text:span text:style-name="T92">this</text:span><text:span text:style-name="T92"> </text:span><text:span text:style-name="T92">need</text:span><text:span text:style-name="T92"> </text:span><text:span text:style-name="T92">for</text:span><text:span text:style-name="T92"> </text:span><text:span text:style-name="T92">companionship</text:span><text:span text:style-name="T92"> </text:span><text:span text:style-name="T92">and</text:span><text:span text:style-name="T92"> </text:span><text:span text:style-name="T92">acceptance</text:span><text:span text:style-name="T92">, </text:span><text:span text:style-name="T92">as</text:span><text:span text:style-name="T92"> </text:span><text:span text:style-name="T92">does</text:span><text:span text:style-name="T92"> </text:span><text:span text:style-name="T92">involvement</text:span><text:span text:style-name="T92"> </text:span><text:span text:style-name="T92">in</text:span><text:span text:style-name="T92"> </text:span><text:span text:style-name="T92">social</text:span><text:span text:style-name="T92">, </text:span><text:span text:style-name="T92">community</text:span><text:span text:style-name="T92"> </text:span><text:span text:style-name="T92">or</text:span><text:span text:style-name="T92"> </text:span><text:span text:style-name="T92">religious</text:span><text:span text:style-name="T92"> </text:span><text:span text:style-name="T92">groups</text:span><text:span text:style-name="T92">.</text:span></text:p>
            </text:list-item>
          </text:list>
        </text:list-item>
        <text:list-item>
          <text:p text:style-name="P209"><text:span text:style-name="T92">Some</text:span><text:span text:style-name="T92"> </text:span><text:span text:style-name="T92">of</text:span><text:span text:style-name="T92"> </text:span><text:span text:style-name="T92">the</text:span><text:span text:style-name="T92"> </text:span><text:span text:style-name="T92">things</text:span><text:span text:style-name="T92"> </text:span><text:span text:style-name="T92">that</text:span><text:span text:style-name="T92"> </text:span><text:span text:style-name="T92">satisfy</text:span><text:span text:style-name="T92"> </text:span><text:span text:style-name="T92">this</text:span><text:span text:style-name="T92"> </text:span><text:span text:style-name="T92">need</text:span><text:span text:style-name="T92"> </text:span><text:span text:style-name="T92">include</text:span><text:span text:style-name="T92">:</text:span></text:p>
        </text:list-item>
      </text:list>
      <text:p text:style-name="P32"/>
      <text:p text:style-name="P32"/>
      <text:list xml:id="list8091346929977913333" text:style-name="LS86">
        <text:list-item>
          <text:p text:style-name="P215">Friendships</text:p>
        </text:list-item>
        <text:list-item>
          <text:p text:style-name="P210"><text:span text:style-name="T92">Romantic</text:span><text:span text:style-name="T92"> </text:span><text:span text:style-name="T92">attachments</text:span></text:p>
        </text:list-item>
        <text:list-item>
          <text:p text:style-name="P215">Family</text:p>
        </text:list-item>
        <text:list-item>
          <text:p text:style-name="P210"><text:span text:style-name="T92">Social</text:span><text:span text:style-name="T92"> </text:span><text:span text:style-name="T92">groups</text:span></text:p>
        </text:list-item>
        <text:list-item>
          <text:p text:style-name="P210"><text:span text:style-name="T92">Community</text:span><text:span text:style-name="T92"> </text:span><text:span text:style-name="T92">groups</text:span></text:p>
        </text:list-item>
        <text:list-item>
          <text:p text:style-name="P210"><text:span text:style-name="T92">Churches</text:span><text:span text:style-name="T92"> </text:span><text:span text:style-name="T92">and</text:span><text:span text:style-name="T92"> </text:span><text:span text:style-name="T92">religious</text:span><text:span text:style-name="T92"> </text:span><text:span text:style-name="T92">organizations</text:span></text:p>
        </text:list-item>
      </text:list>
      <text:p text:style-name="P32"/>
      <text:p text:style-name="P32"/>
      <text:list xml:id="list4475292659427670017" text:style-name="LS87">
        <text:list-item>
          <text:p text:style-name="P211"><text:a xlink:type="simple" xlink:href="http://psychology.about.com/od/theoriesofpersonality/ss/maslows-needs-hierarchy_5.htm"><text:span text:style-name="T94">Esteem</text:span></text:a><text:a xlink:type="simple" xlink:href="http://psychology.about.com/od/theoriesofpersonality/ss/maslows-needs-hierarchy_5.htm"><text:span text:style-name="T94"> </text:span></text:a><text:a xlink:type="simple" xlink:href="http://psychology.about.com/od/theoriesofpersonality/ss/maslows-needs-hierarchy_5.htm"><text:span text:style-name="T94">Needs</text:span></text:a></text:p>
          <text:list>
            <text:list-item>
              <text:p text:style-name="P211"><text:span text:style-name="T92">After</text:span><text:span text:style-name="T92"> </text:span><text:span text:style-name="T92">the</text:span><text:span text:style-name="T92"> </text:span><text:span text:style-name="T92">first</text:span><text:span text:style-name="T92"> </text:span><text:span text:style-name="T92">three</text:span><text:span text:style-name="T92"> </text:span><text:span text:style-name="T92">needs</text:span><text:span text:style-name="T92"> </text:span><text:span text:style-name="T92">have</text:span><text:span text:style-name="T92"> </text:span><text:span text:style-name="T92">been</text:span><text:span text:style-name="T92"> </text:span><text:span text:style-name="T92">satisfied</text:span><text:span text:style-name="T92">, </text:span><text:span text:style-name="T92">esteem</text:span><text:span text:style-name="T92"> </text:span><text:span text:style-name="T92">needs</text:span><text:span text:style-name="T92"> </text:span><text:span text:style-name="T92">becomes</text:span><text:span text:style-name="T92"> </text:span><text:span text:style-name="T92">increasingly</text:span><text:span text:style-name="T92"> </text:span><text:span text:style-name="T92">important</text:span><text:span text:style-name="T92">. </text:span><text:span text:style-name="T92">These</text:span><text:span text:style-name="T92"> </text:span><text:span text:style-name="T92">include</text:span><text:span text:style-name="T92"> </text:span><text:span text:style-name="T92">the</text:span><text:span text:style-name="T92"> </text:span><text:span text:style-name="T92">need</text:span><text:span text:style-name="T92"> </text:span><text:span text:style-name="T92">for</text:span><text:span text:style-name="T92"> </text:span><text:span text:style-name="T92">things</text:span><text:span text:style-name="T92"> </text:span><text:span text:style-name="T92">that</text:span><text:span text:style-name="T92"> </text:span><text:span text:style-name="T92">reflect</text:span><text:span text:style-name="T92"> </text:span><text:span text:style-name="T92">on</text:span><text:span text:style-name="T92"> </text:span><text:span text:style-name="T92">self</text:span><text:span text:style-name="T92">-</text:span><text:span text:style-name="T92">esteem</text:span><text:span text:style-name="T92">, </text:span><text:span text:style-name="T92">personal</text:span><text:span text:style-name="T92"> </text:span><text:span text:style-name="T92">worth</text:span><text:span text:style-name="T92">, </text:span><text:span text:style-name="T92">social</text:span><text:span text:style-name="T92"> </text:span><text:span text:style-name="T92">recognition</text:span><text:span text:style-name="T92"> </text:span><text:span text:style-name="T92">and</text:span><text:span text:style-name="T92"> </text:span><text:span text:style-name="T92">accomplishment</text:span><text:span text:style-name="T92">.</text:span></text:p>
            </text:list-item>
          </text:list>
        </text:list-item>
      </text:list>
      <text:p text:style-name="P65"><text:span text:style-name="T92">In</text:span><text:span text:style-name="T92"> </text:span><text:span text:style-name="T92">addition</text:span><text:span text:style-name="T92"> </text:span><text:span text:style-name="T92">to</text:span><text:span text:style-name="T92"> </text:span><text:span text:style-name="T92">the</text:span><text:span text:style-name="T92"> </text:span><text:span text:style-name="T92">need</text:span><text:span text:style-name="T92"> </text:span><text:span text:style-name="T92">for</text:span><text:span text:style-name="T92"> </text:span><text:span text:style-name="T92">feelings</text:span><text:span text:style-name="T92"> </text:span><text:span text:style-name="T92">of</text:span><text:span text:style-name="T92"> </text:span><text:span text:style-name="T92">accomplishment</text:span><text:span text:style-name="T92"> </text:span><text:span text:style-name="T92">and</text:span><text:span text:style-name="T92"> </text:span><text:span text:style-name="T92">prestige</text:span><text:span text:style-name="T92">, </text:span><text:span text:style-name="T92">the</text:span><text:span text:style-name="T92"> </text:span><text:span text:style-name="T92">esteem</text:span><text:span text:style-name="T92"> </text:span><text:span text:style-name="T92">needs</text:span><text:span text:style-name="T92"> </text:span><text:span text:style-name="T92">include</text:span><text:span text:style-name="T92"> </text:span><text:span text:style-name="T92">such</text:span><text:span text:style-name="T92"> </text:span><text:span text:style-name="T92">things</text:span><text:span text:style-name="T92"> </text:span><text:span text:style-name="T92">as</text:span><text:a xlink:type="simple" xlink:href="http://psychology.about.com/od/sindex/f/what-is-self-esteem.htm"><text:span text:style-name="T92"> </text:span></text:a><text:a xlink:type="simple" xlink:href="http://psychology.about.com/od/sindex/f/what-is-self-esteem.htm"><text:span text:style-name="T95">self</text:span></text:a><text:a xlink:type="simple" xlink:href="http://psychology.about.com/od/sindex/f/what-is-self-esteem.htm"><text:span text:style-name="T95">-</text:span></text:a><text:a xlink:type="simple" xlink:href="http://psychology.about.com/od/sindex/f/what-is-self-esteem.htm"><text:span text:style-name="T95">esteem</text:span></text:a><text:span text:style-name="T92"> </text:span><text:span text:style-name="T92">and</text:span><text:span text:style-name="T92"> </text:span><text:span text:style-name="T92">personal</text:span><text:span text:style-name="T92"> </text:span><text:span text:style-name="T92">worth</text:span><text:span text:style-name="T92">. </text:span><text:span text:style-name="T92">People</text:span><text:span text:style-name="T92"> </text:span><text:span text:style-name="T92">need</text:span><text:span text:style-name="T92"> </text:span><text:span text:style-name="T92">to</text:span><text:span text:style-name="T92"> </text:span><text:span text:style-name="T92">feel</text:span><text:span text:style-name="T92"> </text:span><text:span text:style-name="T92">valued</text:span><text:span text:style-name="T92"> </text:span><text:span text:style-name="T92">and</text:span><text:span text:style-name="T92"> </text:span><text:span text:style-name="T92">by</text:span><text:span text:style-name="T92"> </text:span><text:span text:style-name="T92">others</text:span><text:span text:style-name="T92"> </text:span><text:span text:style-name="T92">as</text:span><text:span text:style-name="T92"> </text:span><text:span text:style-name="T92">well</text:span><text:span text:style-name="T92"> </text:span><text:span text:style-name="T92">as</text:span><text:span text:style-name="T92"> </text:span><text:span text:style-name="T92">having</text:span><text:span text:style-name="T92"> </text:span><text:span text:style-name="T92">a</text:span><text:span text:style-name="T92"> </text:span><text:span text:style-name="T92">sense</text:span><text:span text:style-name="T92"> </text:span><text:span text:style-name="T92">of</text:span><text:span text:style-name="T92"> </text:span><text:span text:style-name="T92">making</text:span><text:span text:style-name="T92"> </text:span><text:span text:style-name="T92">a</text:span><text:span text:style-name="T92"> </text:span><text:span text:style-name="T92">contribution</text:span><text:span text:style-name="T92"> </text:span><text:span text:style-name="T92">to</text:span><text:span text:style-name="T92"> </text:span><text:span text:style-name="T92">the</text:span><text:span text:style-name="T92"> </text:span><text:span text:style-name="T92">world</text:span><text:span text:style-name="T92">. </text:span><text:span text:style-name="T92">Participation</text:span><text:span text:style-name="T92"> </text:span><text:span text:style-name="T92">in</text:span><text:span text:style-name="T92"> </text:span><text:span text:style-name="T92">professional</text:span><text:span text:style-name="T92"> </text:span><text:span text:style-name="T92">activities</text:span><text:span text:style-name="T92">, </text:span><text:span text:style-name="T92">academic</text:span><text:span text:style-name="T92"> </text:span><text:span text:style-name="T92">accomplishments</text:span><text:span text:style-name="T92">, </text:span><text:span text:style-name="T92">athletic</text:span><text:span text:style-name="T92"> </text:span><text:span text:style-name="T92">or</text:span><text:span text:style-name="T92"> </text:span><text:span text:style-name="T92">team</text:span><text:span text:style-name="T92"> </text:span><text:span text:style-name="T92">participation</text:span><text:span text:style-name="T92"> </text:span><text:span text:style-name="T92">and</text:span><text:span text:style-name="T92"> </text:span><text:span text:style-name="T92">personal</text:span><text:span text:style-name="T92"> </text:span><text:span text:style-name="T92">hobbies</text:span><text:span text:style-name="T92"> </text:span><text:span text:style-name="T92">can</text:span><text:span text:style-name="T92"> </text:span><text:span text:style-name="T92">all</text:span><text:span text:style-name="T92"> </text:span><text:span text:style-name="T92">play</text:span><text:span text:style-name="T92"> </text:span><text:span text:style-name="T92">a</text:span><text:span text:style-name="T92"> </text:span><text:span text:style-name="T92">role</text:span><text:span text:style-name="T92"> </text:span><text:span text:style-name="T92">in</text:span><text:span text:style-name="T92"> </text:span><text:span text:style-name="T92">fulfilling</text:span><text:span text:style-name="T92"> </text:span><text:span text:style-name="T92">the</text:span><text:span text:style-name="T92"> </text:span><text:span text:style-name="T92">esteem</text:span><text:span text:style-name="T92"> </text:span><text:span text:style-name="T92">needs</text:span><text:span text:style-name="T92">.</text:span></text:p>
      <text:p text:style-name="P32"/>
      <text:p text:style-name="P32"/>
      <text:p text:style-name="P32"/>
      <text:list xml:id="list7491551253868191047" text:style-name="LS88">
        <text:list-item>
          <text:p text:style-name="P212"><text:a xlink:type="simple" xlink:href="http://psychology.about.com/od/theoriesofpersonality/ss/maslows-needs-hierarchy_6.htm"><text:span text:style-name="T94">Self</text:span></text:a><text:a xlink:type="simple" xlink:href="http://psychology.about.com/od/theoriesofpersonality/ss/maslows-needs-hierarchy_6.htm"><text:span text:style-name="T94">-</text:span></text:a><text:a xlink:type="simple" xlink:href="http://psychology.about.com/od/theoriesofpersonality/ss/maslows-needs-hierarchy_6.htm"><text:span text:style-name="T94">actualizing</text:span></text:a><text:a xlink:type="simple" xlink:href="http://psychology.about.com/od/theoriesofpersonality/ss/maslows-needs-hierarchy_6.htm"><text:span text:style-name="T94"> </text:span></text:a><text:a xlink:type="simple" xlink:href="http://psychology.about.com/od/theoriesofpersonality/ss/maslows-needs-hierarchy_6.htm"><text:span text:style-name="T94">Needs</text:span></text:a></text:p>
          <text:list>
            <text:list-item>
              <text:p text:style-name="P212"><text:span text:style-name="T92">This</text:span><text:span text:style-name="T92"> </text:span><text:span text:style-name="T92">is</text:span><text:span text:style-name="T92"> </text:span><text:span text:style-name="T92">the</text:span><text:span text:style-name="T92"> </text:span><text:span text:style-name="T92">highest</text:span><text:span text:style-name="T92"> </text:span><text:span text:style-name="T92">level</text:span><text:span text:style-name="T92"> </text:span><text:span text:style-name="T92">of</text:span><text:span text:style-name="T92"> </text:span><text:span text:style-name="T92">Maslow</text:span><text:span text:style-name="T92">’</text:span><text:span text:style-name="T92">s</text:span><text:span text:style-name="T92"> </text:span><text:span text:style-name="T92">hierarchy</text:span><text:span text:style-name="T92"> </text:span><text:span text:style-name="T92">of</text:span><text:span text:style-name="T92"> </text:span><text:span text:style-name="T92">needs</text:span><text:span text:style-name="T92">.</text:span><text:a xlink:type="simple" xlink:href="http://psychology.about.com/od/theoriesofpersonality/tp/self-actualized-characteristic.htm"><text:span text:style-name="T92"> </text:span></text:a><text:a xlink:type="simple" xlink:href="http://psychology.about.com/od/theoriesofpersonality/tp/self-actualized-characteristic.htm"><text:span text:style-name="T95">Self</text:span></text:a><text:a xlink:type="simple" xlink:href="http://psychology.about.com/od/theoriesofpersonality/tp/self-actualized-characteristic.htm"><text:span text:style-name="T95">-</text:span></text:a><text:a xlink:type="simple" xlink:href="http://psychology.about.com/od/theoriesofpersonality/tp/self-actualized-characteristic.htm"><text:span text:style-name="T95">actualizing</text:span></text:a><text:span text:style-name="T92"> </text:span><text:span text:style-name="T92">people</text:span><text:span text:style-name="T92"> </text:span><text:span text:style-name="T92">are</text:span><text:span text:style-name="T92"> </text:span><text:span text:style-name="T92">self</text:span><text:span text:style-name="T92">-</text:span><text:span text:style-name="T92">aware</text:span><text:span text:style-name="T92">, </text:span><text:span text:style-name="T92">concerned</text:span><text:span text:style-name="T92"> </text:span><text:span text:style-name="T92">with</text:span><text:span text:style-name="T92"> </text:span><text:span text:style-name="T92">personal</text:span><text:span text:style-name="T92"> </text:span><text:span text:style-name="T92">growth</text:span><text:span text:style-name="T92">, </text:span><text:span text:style-name="T92">less</text:span><text:span text:style-name="T92"> </text:span><text:span text:style-name="T92">concerned</text:span><text:span text:style-name="T92"> </text:span><text:span text:style-name="T92">with</text:span><text:span text:style-name="T92"> </text:span><text:span text:style-name="T92">the</text:span><text:span text:style-name="T92"> </text:span><text:span text:style-name="T92">opinions</text:span><text:span text:style-name="T92"> </text:span><text:span text:style-name="T92">of</text:span><text:span text:style-name="T92"> </text:span><text:span text:style-name="T92">others</text:span><text:span text:style-name="T92"> </text:span><text:span text:style-name="T92">and</text:span><text:span text:style-name="T92"> </text:span><text:span text:style-name="T92">interested</text:span><text:span text:style-name="T92"> </text:span><text:span text:style-name="T92">fulfilling</text:span><text:span text:style-name="T92"> </text:span><text:span text:style-name="T92">their</text:span><text:span text:style-name="T92"> </text:span><text:span text:style-name="T92">potential</text:span><text:span text:style-name="T92">.</text:span></text:p>
            </text:list-item>
          </text:list>
        </text:list-item>
      </text:list>
      <text:p text:style-name="P32"/>
      <text:h text:style-name="P231" text:outline-level="10"><text:bookmark text:name="h.p58b8u7otkcz"/><text:soft-page-break/><text:span text:style-name="T8">Characteristics</text:span><text:span text:style-name="T8"> </text:span><text:span text:style-name="T8">of</text:span><text:span text:style-name="T8"> </text:span><text:span text:style-name="T8">Self</text:span><text:span text:style-name="T8">-</text:span><text:span text:style-name="T8">Actualized</text:span><text:span text:style-name="T8"> </text:span><text:span text:style-name="T8">People</text:span></text:h>
      <text:p text:style-name="P65"><text:span text:style-name="T92">In</text:span><text:span text:style-name="T92"> </text:span><text:span text:style-name="T92">addition</text:span><text:span text:style-name="T92"> </text:span><text:span text:style-name="T92">to</text:span><text:span text:style-name="T92"> </text:span><text:span text:style-name="T92">describing</text:span><text:span text:style-name="T92"> </text:span><text:span text:style-name="T92">what</text:span><text:span text:style-name="T92"> </text:span><text:span text:style-name="T92">is</text:span><text:span text:style-name="T92"> </text:span><text:span text:style-name="T92">meant</text:span><text:span text:style-name="T92"> </text:span><text:span text:style-name="T92">by</text:span><text:span text:style-name="T92"> </text:span><text:span text:style-name="T92">self</text:span><text:span text:style-name="T92">-</text:span><text:span text:style-name="T92">actualization</text:span><text:span text:style-name="T92"> </text:span><text:span text:style-name="T92">in</text:span><text:span text:style-name="T92"> </text:span><text:span text:style-name="T92">his</text:span><text:span text:style-name="T92"> </text:span><text:span text:style-name="T92">theory</text:span><text:span text:style-name="T92">, </text:span><text:span text:style-name="T92">Maslow</text:span><text:span text:style-name="T92"> </text:span><text:span text:style-name="T92">also</text:span><text:span text:style-name="T92"> </text:span><text:span text:style-name="T92">identified</text:span><text:span text:style-name="T92"> </text:span><text:span text:style-name="T92">some</text:span><text:span text:style-name="T92"> </text:span><text:span text:style-name="T92">of</text:span><text:span text:style-name="T92"> </text:span><text:span text:style-name="T92">the</text:span><text:span text:style-name="T92"> </text:span><text:span text:style-name="T92">key</text:span><text:span text:style-name="T92"> </text:span><text:span text:style-name="T92">characteristics</text:span><text:span text:style-name="T92"> </text:span><text:span text:style-name="T92">of</text:span><text:span text:style-name="T92"> </text:span><text:span text:style-name="T92">self</text:span><text:span text:style-name="T92">-</text:span><text:span text:style-name="T92">actualized</text:span><text:span text:style-name="T92"> </text:span><text:span text:style-name="T92">people</text:span><text:span text:style-name="T92">:</text:span></text:p>
      <text:p text:style-name="P32"/>
      <text:p text:style-name="P32"/>
      <text:list xml:id="list2761124539970797809" text:style-name="LS89">
        <text:list-item>
          <text:p text:style-name="P213"><text:span text:style-name="T91">Acceptance</text:span><text:span text:style-name="T91"> </text:span><text:span text:style-name="T91">and</text:span><text:span text:style-name="T91"> </text:span><text:span text:style-name="T91">Realism</text:span><text:span text:style-name="T91">:</text:span><text:span text:style-name="T92"> </text:span><text:span text:style-name="T92">Self</text:span><text:span text:style-name="T92">-</text:span><text:span text:style-name="T92">actualized</text:span><text:span text:style-name="T92"> </text:span><text:span text:style-name="T92">people</text:span><text:span text:style-name="T92"> </text:span><text:span text:style-name="T92">have</text:span><text:span text:style-name="T92"> </text:span><text:span text:style-name="T92">realistic</text:span><text:span text:style-name="T92"> </text:span><text:span text:style-name="T92">perceptions</text:span><text:span text:style-name="T92"> </text:span><text:span text:style-name="T92">of</text:span><text:span text:style-name="T92"> </text:span><text:span text:style-name="T92">themselves</text:span><text:span text:style-name="T92">, </text:span><text:span text:style-name="T92">others</text:span><text:span text:style-name="T92"> </text:span><text:span text:style-name="T92">and</text:span><text:span text:style-name="T92"> </text:span><text:span text:style-name="T92">the</text:span><text:span text:style-name="T92"> </text:span><text:span text:style-name="T92">world</text:span><text:span text:style-name="T92"> </text:span><text:span text:style-name="T92">around</text:span><text:span text:style-name="T92"> </text:span><text:span text:style-name="T92">them</text:span><text:span text:style-name="T92">.</text:span></text:p>
        </text:list-item>
        <text:list-item>
          <text:p text:style-name="P213"><text:span text:style-name="T91">Problem</text:span><text:span text:style-name="T91">-</text:span><text:span text:style-name="T91">centering</text:span><text:span text:style-name="T91">:</text:span><text:span text:style-name="T92"> </text:span><text:span text:style-name="T92">Self</text:span><text:span text:style-name="T92">-</text:span><text:span text:style-name="T92">actualized</text:span><text:span text:style-name="T92"> </text:span><text:span text:style-name="T92">individuals</text:span><text:span text:style-name="T92"> </text:span><text:span text:style-name="T92">are</text:span><text:span text:style-name="T92"> </text:span><text:span text:style-name="T92">concerned</text:span><text:span text:style-name="T92"> </text:span><text:span text:style-name="T92">with</text:span><text:span text:style-name="T92"> </text:span><text:span text:style-name="T92">solving</text:span><text:span text:style-name="T92"> </text:span><text:span text:style-name="T92">problems</text:span><text:span text:style-name="T92"> </text:span><text:span text:style-name="T92">outside</text:span><text:span text:style-name="T92"> </text:span><text:span text:style-name="T92">of</text:span><text:span text:style-name="T92"> </text:span><text:span text:style-name="T92">themselves</text:span><text:span text:style-name="T92">, </text:span><text:span text:style-name="T92">including</text:span><text:span text:style-name="T92"> </text:span><text:span text:style-name="T92">helping</text:span><text:span text:style-name="T92"> </text:span><text:span text:style-name="T92">others</text:span><text:span text:style-name="T92"> </text:span><text:span text:style-name="T92">and</text:span><text:span text:style-name="T92"> </text:span><text:span text:style-name="T92">finding</text:span><text:span text:style-name="T92"> </text:span><text:span text:style-name="T92">solutions</text:span><text:span text:style-name="T92"> </text:span><text:span text:style-name="T92">to</text:span><text:span text:style-name="T92"> </text:span><text:span text:style-name="T92">problems</text:span><text:span text:style-name="T92"> </text:span><text:span text:style-name="T92">in</text:span><text:span text:style-name="T92"> </text:span><text:span text:style-name="T92">the</text:span><text:span text:style-name="T92"> </text:span><text:span text:style-name="T92">external</text:span><text:span text:style-name="T92"> </text:span><text:span text:style-name="T92">world</text:span><text:span text:style-name="T92">. </text:span><text:span text:style-name="T92">These</text:span><text:span text:style-name="T92"> </text:span><text:span text:style-name="T92">people</text:span><text:span text:style-name="T92"> </text:span><text:span text:style-name="T92">are</text:span><text:span text:style-name="T92"> </text:span><text:span text:style-name="T92">often</text:span><text:span text:style-name="T92"> </text:span><text:span text:style-name="T92">motivated</text:span><text:span text:style-name="T92"> </text:span><text:span text:style-name="T92">by</text:span><text:span text:style-name="T92"> </text:span><text:span text:style-name="T92">a</text:span><text:span text:style-name="T92"> </text:span><text:span text:style-name="T92">sense</text:span><text:span text:style-name="T92"> </text:span><text:span text:style-name="T92">of</text:span><text:span text:style-name="T92"> </text:span><text:span text:style-name="T92">personal</text:span><text:span text:style-name="T92"> </text:span><text:span text:style-name="T92">responsibility</text:span><text:span text:style-name="T92"> </text:span><text:span text:style-name="T92">and</text:span><text:span text:style-name="T92"> </text:span><text:span text:style-name="T92">ethics</text:span><text:span text:style-name="T92">.</text:span></text:p>
        </text:list-item>
        <text:list-item>
          <text:p text:style-name="P213"><text:span text:style-name="T91">Spontaneity</text:span><text:span text:style-name="T91">:</text:span><text:span text:style-name="T92"> </text:span><text:span text:style-name="T92">Self</text:span><text:span text:style-name="T92">-</text:span><text:span text:style-name="T92">actualized</text:span><text:span text:style-name="T92"> </text:span><text:span text:style-name="T92">people</text:span><text:span text:style-name="T92"> </text:span><text:span text:style-name="T92">are</text:span><text:span text:style-name="T92"> </text:span><text:span text:style-name="T92">spontaneous</text:span><text:span text:style-name="T92"> </text:span><text:span text:style-name="T92">in</text:span><text:span text:style-name="T92"> </text:span><text:span text:style-name="T92">their</text:span><text:span text:style-name="T92"> </text:span><text:span text:style-name="T92">internal</text:span><text:span text:style-name="T92"> </text:span><text:span text:style-name="T92">thoughts</text:span><text:span text:style-name="T92"> </text:span><text:span text:style-name="T92">and</text:span><text:span text:style-name="T92"> </text:span><text:span text:style-name="T92">outward</text:span><text:span text:style-name="T92"> </text:span><text:span text:style-name="T92">behavior</text:span><text:span text:style-name="T92">. </text:span><text:span text:style-name="T92">While</text:span><text:span text:style-name="T92"> </text:span><text:span text:style-name="T92">they</text:span><text:span text:style-name="T92"> </text:span><text:span text:style-name="T92">can</text:span><text:span text:style-name="T92"> </text:span><text:span text:style-name="T92">conform</text:span><text:span text:style-name="T92"> </text:span><text:span text:style-name="T92">to</text:span><text:span text:style-name="T92"> </text:span><text:span text:style-name="T92">rules</text:span><text:span text:style-name="T92"> </text:span><text:span text:style-name="T92">and</text:span><text:span text:style-name="T92"> </text:span><text:span text:style-name="T92">social</text:span><text:span text:style-name="T92"> </text:span><text:span text:style-name="T92">expectations</text:span><text:span text:style-name="T92">, </text:span><text:span text:style-name="T92">they</text:span><text:span text:style-name="T92"> </text:span><text:span text:style-name="T92">also</text:span><text:span text:style-name="T92"> </text:span><text:span text:style-name="T92">tend</text:span><text:span text:style-name="T92"> </text:span><text:span text:style-name="T92">to</text:span><text:span text:style-name="T92"> </text:span><text:span text:style-name="T92">be</text:span><text:span text:style-name="T92"> </text:span><text:span text:style-name="T92">open</text:span><text:span text:style-name="T92"> </text:span><text:span text:style-name="T92">and</text:span><text:span text:style-name="T92"> </text:span><text:span text:style-name="T92">unconventional</text:span><text:span text:style-name="T92">.</text:span></text:p>
        </text:list-item>
        <text:list-item>
          <text:p text:style-name="P213"><text:span text:style-name="T91">Autonomy</text:span><text:span text:style-name="T91"> </text:span><text:span text:style-name="T91">and</text:span><text:span text:style-name="T91"> </text:span><text:span text:style-name="T91">Solitude</text:span><text:span text:style-name="T91">:</text:span><text:span text:style-name="T92"> </text:span><text:span text:style-name="T92">Another</text:span><text:span text:style-name="T92"> </text:span><text:span text:style-name="T92">characteristics</text:span><text:span text:style-name="T92"> </text:span><text:span text:style-name="T92">of</text:span><text:span text:style-name="T92"> </text:span><text:span text:style-name="T92">self</text:span><text:span text:style-name="T92">-</text:span><text:span text:style-name="T92">actualized</text:span><text:span text:style-name="T92"> </text:span><text:span text:style-name="T92">people</text:span><text:span text:style-name="T92"> </text:span><text:span text:style-name="T92">is</text:span><text:span text:style-name="T92"> </text:span><text:span text:style-name="T92">the</text:span><text:span text:style-name="T92"> </text:span><text:span text:style-name="T92">need</text:span><text:span text:style-name="T92"> </text:span><text:span text:style-name="T92">for</text:span><text:span text:style-name="T92"> </text:span><text:span text:style-name="T92">independence</text:span><text:span text:style-name="T92"> </text:span><text:span text:style-name="T92">and</text:span><text:span text:style-name="T92"> </text:span><text:span text:style-name="T92">privacy</text:span><text:span text:style-name="T92">. </text:span><text:span text:style-name="T92">While</text:span><text:span text:style-name="T92"> </text:span><text:span text:style-name="T92">they</text:span><text:span text:style-name="T92"> </text:span><text:span text:style-name="T92">enjoy</text:span><text:span text:style-name="T92"> </text:span><text:span text:style-name="T92">the</text:span><text:span text:style-name="T92"> </text:span><text:span text:style-name="T92">company</text:span><text:span text:style-name="T92"> </text:span><text:span text:style-name="T92">of</text:span><text:span text:style-name="T92"> </text:span><text:span text:style-name="T92">others</text:span><text:span text:style-name="T92">, </text:span><text:span text:style-name="T92">these</text:span><text:span text:style-name="T92"> </text:span><text:span text:style-name="T92">individuals</text:span><text:span text:style-name="T92"> </text:span><text:span text:style-name="T92">need</text:span><text:span text:style-name="T92"> </text:span><text:span text:style-name="T92">time</text:span><text:span text:style-name="T92"> </text:span><text:span text:style-name="T92">to</text:span><text:span text:style-name="T92"> </text:span><text:span text:style-name="T92">focus</text:span><text:span text:style-name="T92"> </text:span><text:span text:style-name="T92">on</text:span><text:span text:style-name="T92"> </text:span><text:span text:style-name="T92">developing</text:span><text:span text:style-name="T92"> </text:span><text:span text:style-name="T92">their</text:span><text:span text:style-name="T92"> </text:span><text:span text:style-name="T92">own</text:span><text:span text:style-name="T92"> </text:span><text:span text:style-name="T92">individual</text:span><text:span text:style-name="T92"> </text:span><text:span text:style-name="T92">potential</text:span><text:span text:style-name="T92">.</text:span></text:p>
        </text:list-item>
        <text:list-item>
          <text:p text:style-name="P213"><text:span text:style-name="T91">Continued</text:span><text:span text:style-name="T91"> </text:span><text:span text:style-name="T91">Freshness</text:span><text:span text:style-name="T91"> </text:span><text:span text:style-name="T91">of</text:span><text:span text:style-name="T91"> </text:span><text:span text:style-name="T91">Appreciation</text:span><text:span text:style-name="T91">:</text:span><text:span text:style-name="T92"> </text:span><text:span text:style-name="T92">Self</text:span><text:span text:style-name="T92">-</text:span><text:span text:style-name="T92">actualized</text:span><text:span text:style-name="T92"> </text:span><text:span text:style-name="T92">people</text:span><text:span text:style-name="T92"> </text:span><text:span text:style-name="T92">tend</text:span><text:span text:style-name="T92"> </text:span><text:span text:style-name="T92">to</text:span><text:span text:style-name="T92"> </text:span><text:span text:style-name="T92">view</text:span><text:span text:style-name="T92"> </text:span><text:span text:style-name="T92">the</text:span><text:span text:style-name="T92"> </text:span><text:span text:style-name="T92">world</text:span><text:span text:style-name="T92"> </text:span><text:span text:style-name="T92">with</text:span><text:span text:style-name="T92"> </text:span><text:span text:style-name="T92">a</text:span><text:span text:style-name="T92"> </text:span><text:span text:style-name="T92">continual</text:span><text:span text:style-name="T92"> </text:span><text:span text:style-name="T92">sense</text:span><text:span text:style-name="T92"> </text:span><text:span text:style-name="T92">of</text:span><text:span text:style-name="T92"> </text:span><text:span text:style-name="T92">appreciation</text:span><text:span text:style-name="T92">, </text:span><text:span text:style-name="T92">wonder</text:span><text:span text:style-name="T92"> </text:span><text:span text:style-name="T92">and</text:span><text:span text:style-name="T92"> </text:span><text:span text:style-name="T92">awe</text:span><text:span text:style-name="T92">. </text:span><text:span text:style-name="T92">Even</text:span><text:span text:style-name="T92"> </text:span><text:span text:style-name="T92">simple</text:span><text:span text:style-name="T92"> </text:span><text:span text:style-name="T92">experiences</text:span><text:span text:style-name="T92"> </text:span><text:span text:style-name="T92">continue</text:span><text:span text:style-name="T92"> </text:span><text:span text:style-name="T92">to</text:span><text:span text:style-name="T92"> </text:span><text:span text:style-name="T92">be</text:span><text:span text:style-name="T92"> </text:span><text:span text:style-name="T92">a</text:span><text:span text:style-name="T92"> </text:span><text:span text:style-name="T92">source</text:span><text:span text:style-name="T92"> </text:span><text:span text:style-name="T92">of</text:span><text:span text:style-name="T92"> </text:span><text:span text:style-name="T92">inspiration</text:span><text:span text:style-name="T92"> </text:span><text:span text:style-name="T92">and</text:span><text:span text:style-name="T92"> </text:span><text:span text:style-name="T92">pleasure</text:span><text:span text:style-name="T92">.</text:span></text:p>
        </text:list-item>
        <text:list-item>
          <text:p text:style-name="P213"><text:span text:style-name="T91">Peak</text:span><text:span text:style-name="T91"> </text:span><text:span text:style-name="T91">Experiences</text:span><text:span text:style-name="T91">:</text:span><text:span text:style-name="T92"> </text:span><text:span text:style-name="T92">Individuals</text:span><text:span text:style-name="T92"> </text:span><text:span text:style-name="T92">who</text:span><text:span text:style-name="T92"> </text:span><text:span text:style-name="T92">are</text:span><text:span text:style-name="T92"> </text:span><text:span text:style-name="T92">self</text:span><text:span text:style-name="T92">-</text:span><text:span text:style-name="T92">actualized</text:span><text:span text:style-name="T92"> </text:span><text:span text:style-name="T92">often</text:span><text:span text:style-name="T92"> </text:span><text:span text:style-name="T92">have</text:span><text:span text:style-name="T92"> </text:span><text:span text:style-name="T92">what</text:span><text:span text:style-name="T92"> </text:span><text:span text:style-name="T92">Maslow</text:span><text:span text:style-name="T92"> </text:span><text:span text:style-name="T92">termed</text:span><text:span text:style-name="T93">peak</text:span><text:span text:style-name="T93"> </text:span><text:span text:style-name="T93">experiences</text:span><text:span text:style-name="T92">, </text:span><text:span text:style-name="T92">or</text:span><text:span text:style-name="T92"> </text:span><text:span text:style-name="T92">moments</text:span><text:span text:style-name="T92"> </text:span><text:span text:style-name="T92">of</text:span><text:span text:style-name="T92"> </text:span><text:span text:style-name="T92">intense</text:span><text:span text:style-name="T92"> </text:span><text:span text:style-name="T92">joy</text:span><text:span text:style-name="T92">, </text:span><text:span text:style-name="T92">wonder</text:span><text:span text:style-name="T92">, </text:span><text:span text:style-name="T92">awe</text:span><text:span text:style-name="T92"> </text:span><text:span text:style-name="T92">and</text:span><text:span text:style-name="T92"> </text:span><text:span text:style-name="T92">ecstasy</text:span><text:span text:style-name="T92">. </text:span><text:span text:style-name="T92">After</text:span><text:span text:style-name="T92"> </text:span><text:span text:style-name="T92">these</text:span><text:span text:style-name="T92"> </text:span><text:span text:style-name="T92">experiences</text:span><text:span text:style-name="T92">, </text:span><text:span text:style-name="T92">people</text:span><text:span text:style-name="T92"> </text:span><text:span text:style-name="T92">feel</text:span><text:span text:style-name="T92"> </text:span><text:span text:style-name="T92">inspired</text:span><text:span text:style-name="T92">, </text:span><text:span text:style-name="T92">strengthened</text:span><text:span text:style-name="T92">, </text:span><text:span text:style-name="T92">renewed</text:span><text:span text:style-name="T92"> </text:span><text:span text:style-name="T92">or</text:span><text:span text:style-name="T92"> </text:span><text:span text:style-name="T92">transformed</text:span><text:span text:style-name="T92">.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Consolas" svg:font-family="Consolas"/>
    <style:font-face style:name="Georgia" svg:font-family="Georgia"/>
    <style:font-face style:name="OpenSymbol" svg:font-family="OpenSymbol"/>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List51Level1"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List51Level2"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List51Level3"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List51Level4"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List51Level5"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List51Level6"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List51Level7"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List51Level8"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size="10pt" style:text-underline-style="none" fo:background-color="#ffffff" style:font-name-asian="Arial" style:font-size-asian="10pt" style:font-name-complex="Arial"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dc:creator>seh </dc:creator>
    <meta:editing-cycles>6</meta:editing-cycles>
    <dc:date>2013-11-08T00:35:26</dc:date>
    <meta:editing-duration>PT12H3M41S</meta:editing-duration>
    <meta:document-statistic meta:table-count="21" meta:image-count="2" meta:object-count="0" meta:page-count="106" meta:paragraph-count="1822" meta:word-count="11877" meta:character-count="88136" meta:non-whitespace-character-count="78377"/>
  </office:meta>
</office:document-meta>
</file>